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5675.2" calcext:value-type="float">
            <text:p>5675,2</text:p>
          </table:table-cell>
          <table:table-cell table:style-name="ce1" office:value-type="float" office:value="761.6" calcext:value-type="float">
            <text:p>761,6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2656.6" calcext:value-type="float">
            <text:p>2656,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454.8" calcext:value-type="float">
            <text:p>5454,8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4592.4" calcext:value-type="float">
            <text:p>4592,4</text:p>
          </table:table-cell>
          <table:table-cell table:style-name="ce1" office:value-type="float" office:value="4286.5" calcext:value-type="float">
            <text:p>4286,5</text:p>
          </table:table-cell>
          <table:table-cell table:style-name="ce1" office:value-type="float" office:value="440.6" calcext:value-type="float">
            <text:p>440,6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54993.4" calcext:value-type="float">
            <text:p>54993,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2.4" calcext:value-type="float">
            <text:p>1102,4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5093.8" calcext:value-type="float">
            <text:p>5093,8</text:p>
          </table:table-cell>
          <table:table-cell table:style-name="ce1" office:value-type="float" office:value="661.2" calcext:value-type="float">
            <text:p>66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13.1" calcext:value-type="float">
            <text:p>5313,1</text:p>
          </table:table-cell>
          <table:table-cell table:style-name="ce1" office:value-type="float" office:value="5454.8" calcext:value-type="float">
            <text:p>5454,8</text:p>
          </table:table-cell>
          <table:table-cell table:style-name="ce1" office:value-type="float" office:value="6257" calcext:value-type="float">
            <text:p>6257</text:p>
          </table:table-cell>
          <table:table-cell table:style-name="ce1" office:value-type="float" office:value="6641.4" calcext:value-type="float">
            <text:p>6641,4</text:p>
          </table:table-cell>
          <table:table-cell table:style-name="ce1" office:value-type="float" office:value="4953.4" calcext:value-type="float">
            <text:p>4953,4</text:p>
          </table:table-cell>
          <table:table-cell table:style-name="ce1" office:value-type="float" office:value="4086" calcext:value-type="float">
            <text:p>4086</text:p>
          </table:table-cell>
          <table:table-cell table:style-name="ce1" office:value-type="float" office:value="776.5" calcext:value-type="float">
            <text:p>776,5</text:p>
          </table:table-cell>
          <table:table-cell table:style-name="ce1" office:value-type="float" office:value="275.5" calcext:value-type="float">
            <text:p>275,5</text:p>
          </table:table-cell>
          <table:table-cell table:style-name="ce1" office:value-type="float" office:value="58122.6" calcext:value-type="float">
            <text:p>58122,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524" calcext:value-type="float">
            <text:p>1524</text:p>
          </table:table-cell>
          <table:table-cell table:style-name="ce1" office:value-type="float" office:value="237.5" calcext:value-type="float">
            <text:p>23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.3" calcext:value-type="float">
            <text:p>125,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6477.6" calcext:value-type="float">
            <text:p>6477,6</text:p>
          </table:table-cell>
          <table:table-cell table:style-name="ce1" office:value-type="float" office:value="942.2" calcext:value-type="float">
            <text:p>942,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953.6" calcext:value-type="float">
            <text:p>4953,6</text:p>
          </table:table-cell>
          <table:table-cell table:style-name="ce1" office:value-type="float" office:value="5775.6" calcext:value-type="float">
            <text:p>5775,6</text:p>
          </table:table-cell>
          <table:table-cell table:style-name="ce1" office:value-type="float" office:value="2656.6" calcext:value-type="float">
            <text:p>2656,6</text:p>
          </table:table-cell>
          <table:table-cell table:style-name="ce1" office:value-type="float" office:value="6136.6" calcext:value-type="float">
            <text:p>6136,6</text:p>
          </table:table-cell>
          <table:table-cell table:style-name="ce1" office:value-type="float" office:value="5740.3" calcext:value-type="float">
            <text:p>5740,3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280.4" calcext:value-type="float">
            <text:p>280,4</text:p>
          </table:table-cell>
          <table:table-cell table:style-name="ce1" office:value-type="float" office:value="56377.4" calcext:value-type="float">
            <text:p>56377,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262.5" calcext:value-type="float">
            <text:p>262,5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6076.2" calcext:value-type="float">
            <text:p>6076,2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2656.6" calcext:value-type="float">
            <text:p>2656,6</text:p>
          </table:table-cell>
          <table:table-cell table:style-name="ce1" office:value-type="float" office:value="5313.1" calcext:value-type="float">
            <text:p>5313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54.6" calcext:value-type="float">
            <text:p>5354,6</text:p>
          </table:table-cell>
          <table:table-cell table:style-name="ce1" office:value-type="float" office:value="5695.4" calcext:value-type="float">
            <text:p>5695,4</text:p>
          </table:table-cell>
          <table:table-cell table:style-name="ce1" office:value-type="float" office:value="6641.4" calcext:value-type="float">
            <text:p>6641,4</text:p>
          </table:table-cell>
          <table:table-cell table:style-name="ce1" office:value-type="float" office:value="5234.2" calcext:value-type="float">
            <text:p>5234,2</text:p>
          </table:table-cell>
          <table:table-cell table:style-name="ce1" office:value-type="float" office:value="4612.3" calcext:value-type="float">
            <text:p>4612,3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260.4" calcext:value-type="float">
            <text:p>260,4</text:p>
          </table:table-cell>
          <table:table-cell table:style-name="ce1" office:value-type="float" office:value="54612.6" calcext:value-type="float">
            <text:p>54612,6</text:p>
          </table:table-cell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1403.4" calcext:value-type="float">
            <text:p>1403,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5053.8" calcext:value-type="float">
            <text:p>5053,8</text:p>
          </table:table-cell>
          <table:table-cell table:style-name="ce1" office:value-type="float" office:value="741.4" calcext:value-type="float">
            <text:p>741,4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27.6" calcext:value-type="float">
            <text:p>4427,6</text:p>
          </table:table-cell>
          <table:table-cell table:style-name="ce1" office:value-type="float" office:value="5715.4" calcext:value-type="float">
            <text:p>5715,4</text:p>
          </table:table-cell>
          <table:table-cell table:style-name="ce1" office:value-type="float" office:value="6056.4" calcext:value-type="float">
            <text:p>6056,4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5274.4" calcext:value-type="float">
            <text:p>5274,4</text:p>
          </table:table-cell>
          <table:table-cell table:style-name="ce1" office:value-type="float" office:value="5139" calcext:value-type="float">
            <text:p>5139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6156.6" calcext:value-type="float">
            <text:p>56156,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4.2" calcext:value-type="float">
            <text:p>1664,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427.6" calcext:value-type="float">
            <text:p>4427,6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5615.2" calcext:value-type="float">
            <text:p>5615,2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5313.1" calcext:value-type="float">
            <text:p>5313,1</text:p>
          </table:table-cell>
          <table:table-cell table:style-name="ce1" office:value-type="float" office:value="4427.6" calcext:value-type="float">
            <text:p>4427,6</text:p>
          </table:table-cell>
          <table:table-cell table:style-name="ce1" office:value-type="float" office:value="5775.6" calcext:value-type="float">
            <text:p>5775,6</text:p>
          </table:table-cell>
          <table:table-cell table:style-name="ce1" office:value-type="float" office:value="5595.2" calcext:value-type="float">
            <text:p>5595,2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5575.2" calcext:value-type="float">
            <text:p>5575,2</text:p>
          </table:table-cell>
          <table:table-cell table:style-name="ce1" office:value-type="float" office:value="5389.5" calcext:value-type="float">
            <text:p>5389,5</text:p>
          </table:table-cell>
          <table:table-cell table:style-name="ce1" office:value-type="float" office:value="726.3" calcext:value-type="float">
            <text:p>726,3</text:p>
          </table:table-cell>
          <table:table-cell table:style-name="ce1" office:value-type="float" office:value="380.8" calcext:value-type="float">
            <text:p>380,8</text:p>
          </table:table-cell>
          <table:table-cell table:style-name="ce1" office:value-type="float" office:value="55876.2" calcext:value-type="float">
            <text:p>55876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1483.8" calcext:value-type="float">
            <text:p>1483,8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427.6" calcext:value-type="float">
            <text:p>4427,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4953.4" calcext:value-type="float">
            <text:p>4953,4</text:p>
          </table:table-cell>
          <table:table-cell table:style-name="ce1" office:value-type="float" office:value="1002.4" calcext:value-type="float">
            <text:p>1002,4</text:p>
          </table:table-cell>
          <table:table-cell table:style-name="ce1" office:value-type="float" office:value="5313.1" calcext:value-type="float">
            <text:p>5313,1</text:p>
          </table:table-cell>
          <table:table-cell table:style-name="ce1" office:value-type="float" office:value="3320.7" calcext:value-type="float">
            <text:p>332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3.4" calcext:value-type="float">
            <text:p>4913,4</text:p>
          </table:table-cell>
          <table:table-cell table:style-name="ce1" office:value-type="float" office:value="5936" calcext:value-type="float">
            <text:p>5936</text:p>
          </table:table-cell>
          <table:table-cell table:style-name="ce1" office:value-type="float" office:value="2656.6" calcext:value-type="float">
            <text:p>2656,6</text:p>
          </table:table-cell>
          <table:table-cell table:style-name="ce1" office:value-type="float" office:value="5013.4" calcext:value-type="float">
            <text:p>5013,4</text:p>
          </table:table-cell>
          <table:table-cell table:style-name="ce1" office:value-type="float" office:value="5840.8" calcext:value-type="float">
            <text:p>5840,8</text:p>
          </table:table-cell>
          <table:table-cell table:style-name="ce1" office:value-type="float" office:value="851.8" calcext:value-type="float">
            <text:p>851,8</text:p>
          </table:table-cell>
          <table:table-cell table:style-name="ce1" office:value-type="float" office:value="601.3" calcext:value-type="float">
            <text:p>601,3</text:p>
          </table:table-cell>
          <table:table-cell table:style-name="ce1" office:value-type="float" office:value="54853" calcext:value-type="float">
            <text:p>54853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43.6" calcext:value-type="float">
            <text:p>1443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4.1" calcext:value-type="float">
            <text:p>14,1</text:p>
          </table:table-cell>
          <table:table-cell office:value-type="float" office:value="5715.6" calcext:value-type="float">
            <text:p>5715,6</text:p>
          </table:table-cell>
          <table:table-cell office:value-type="float" office:value="440.6" calcext:value-type="float">
            <text:p>44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0.7" calcext:value-type="float">
            <text:p>3320,7</text:p>
          </table:table-cell>
          <table:table-cell office:value-type="float" office:value="4893.2" calcext:value-type="float">
            <text:p>4893,2</text:p>
          </table:table-cell>
          <table:table-cell office:value-type="float" office:value="6056.4" calcext:value-type="float">
            <text:p>6056,4</text:p>
          </table:table-cell>
          <table:table-cell office:value-type="float" office:value="6641.4" calcext:value-type="float">
            <text:p>6641,4</text:p>
          </table:table-cell>
          <table:table-cell office:value-type="float" office:value="5414.8" calcext:value-type="float">
            <text:p>5414,8</text:p>
          </table:table-cell>
          <table:table-cell office:value-type="float" office:value="4437" calcext:value-type="float">
            <text:p>4437</text:p>
          </table:table-cell>
          <table:table-cell office:value-type="float" office:value="801.8" calcext:value-type="float">
            <text:p>801,8</text:p>
          </table:table-cell>
          <table:table-cell office:value-type="float" office:value="400.8" calcext:value-type="float">
            <text:p>400,8</text:p>
          </table:table-cell>
          <table:table-cell office:value-type="float" office:value="56999" calcext:value-type="float">
            <text:p>5699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82.8" calcext:value-type="float">
            <text:p>118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5876" calcext:value-type="float">
            <text:p>5876</text:p>
          </table:table-cell>
          <table:table-cell office:value-type="float" office:value="1082.4" calcext:value-type="float">
            <text:p>1082,4</text:p>
          </table:table-cell>
          <table:table-cell office:value-type="float" office:value="0" calcext:value-type="float">
            <text:p>0</text:p>
          </table:table-cell>
          <table:table-cell office:value-type="float" office:value="3320.7" calcext:value-type="float">
            <text:p>3320,7</text:p>
          </table:table-cell>
          <table:table-cell office:value-type="float" office:value="4427.6" calcext:value-type="float">
            <text:p>4427,6</text:p>
          </table:table-cell>
          <table:table-cell office:value-type="float" office:value="5454.8" calcext:value-type="float">
            <text:p>5454,8</text:p>
          </table:table-cell>
          <table:table-cell office:value-type="float" office:value="5334.4" calcext:value-type="float">
            <text:p>5334,4</text:p>
          </table:table-cell>
          <table:table-cell office:value-type="float" office:value="3320.7" calcext:value-type="float">
            <text:p>3320,7</text:p>
          </table:table-cell>
          <table:table-cell office:value-type="float" office:value="4231.4" calcext:value-type="float">
            <text:p>4231,4</text:p>
          </table:table-cell>
          <table:table-cell office:value-type="float" office:value="5264.3" calcext:value-type="float">
            <text:p>5264,3</text:p>
          </table:table-cell>
          <table:table-cell office:value-type="float" office:value="902" calcext:value-type="float">
            <text:p>902</text:p>
          </table:table-cell>
          <table:table-cell office:value-type="float" office:value="300.5" calcext:value-type="float">
            <text:p>300,5</text:p>
          </table:table-cell>
          <table:table-cell office:value-type="float" office:value="55996.4" calcext:value-type="float">
            <text:p>55996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83.6" calcext:value-type="float">
            <text:p>1483,6</text:p>
          </table:table-cell>
          <table:table-cell office:value-type="float" office:value="170" calcext:value-type="float">
            <text:p>170</text:p>
          </table:table-cell>
          <table:table-cell office:value-type="float" office:value="4427.6" calcext:value-type="float">
            <text:p>4427,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5234.2" calcext:value-type="float">
            <text:p>5234,2</text:p>
          </table:table-cell>
          <table:table-cell office:value-type="float" office:value="801.6" calcext:value-type="float">
            <text:p>801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27.6" calcext:value-type="float">
            <text:p>4427,6</text:p>
          </table:table-cell>
          <table:table-cell office:value-type="float" office:value="5234" calcext:value-type="float">
            <text:p>5234</text:p>
          </table:table-cell>
          <table:table-cell office:value-type="float" office:value="5855.8" calcext:value-type="float">
            <text:p>5855,8</text:p>
          </table:table-cell>
          <table:table-cell office:value-type="float" office:value="2656.6" calcext:value-type="float">
            <text:p>2656,6</text:p>
          </table:table-cell>
          <table:table-cell office:value-type="float" office:value="5094" calcext:value-type="float">
            <text:p>5094</text:p>
          </table:table-cell>
          <table:table-cell office:value-type="float" office:value="5264.3" calcext:value-type="float">
            <text:p>5264,3</text:p>
          </table:table-cell>
          <table:table-cell office:value-type="float" office:value="701.4" calcext:value-type="float">
            <text:p>701,4</text:p>
          </table:table-cell>
          <table:table-cell office:value-type="float" office:value="601.2" calcext:value-type="float">
            <text:p>601,2</text:p>
          </table:table-cell>
          <table:table-cell office:value-type="float" office:value="53509.4" calcext:value-type="float">
            <text:p>53509,4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142.6" calcext:value-type="float">
            <text:p>1142,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5875.8" calcext:value-type="float">
            <text:p>5875,8</text:p>
          </table:table-cell>
          <table:table-cell office:value-type="float" office:value="781.6" calcext:value-type="float">
            <text:p>781,6</text:p>
          </table:table-cell>
          <table:table-cell office:value-type="float" office:value="3320.7" calcext:value-type="float">
            <text:p>3320,7</text:p>
          </table:table-cell>
          <table:table-cell table:number-columns-repeated="2" office:value-type="float" office:value="5313.1" calcext:value-type="float">
            <text:p>5313,1</text:p>
          </table:table-cell>
          <table:table-cell table:number-columns-repeated="2" office:value-type="float" office:value="5515" calcext:value-type="float">
            <text:p>5515</text:p>
          </table:table-cell>
          <table:table-cell office:value-type="float" office:value="6641.4" calcext:value-type="float">
            <text:p>6641,4</text:p>
          </table:table-cell>
          <table:table-cell office:value-type="float" office:value="5234" calcext:value-type="float">
            <text:p>5234</text:p>
          </table:table-cell>
          <table:table-cell office:value-type="float" office:value="5414.5" calcext:value-type="float">
            <text:p>5414,5</text:p>
          </table:table-cell>
          <table:table-cell office:value-type="float" office:value="621.2" calcext:value-type="float">
            <text:p>621,2</text:p>
          </table:table-cell>
          <table:table-cell office:value-type="float" office:value="551" calcext:value-type="float">
            <text:p>551</text:p>
          </table:table-cell>
          <table:table-cell office:value-type="float" office:value="57560.8" calcext:value-type="float">
            <text:p>57560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343.4" calcext:value-type="float">
            <text:p>1343,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5655.4" calcext:value-type="float">
            <text:p>5655,4</text:p>
          </table:table-cell>
          <table:table-cell office:value-type="float" office:value="641.2" calcext:value-type="float">
            <text:p>641,2</text:p>
          </table:table-cell>
          <table:table-cell office:value-type="float" office:value="0" calcext:value-type="float">
            <text:p>0</text:p>
          </table:table-cell>
          <table:table-cell office:value-type="float" office:value="3320.7" calcext:value-type="float">
            <text:p>3320,7</text:p>
          </table:table-cell>
          <table:table-cell office:value-type="float" office:value="4427.6" calcext:value-type="float">
            <text:p>4427,6</text:p>
          </table:table-cell>
          <table:table-cell office:value-type="float" office:value="4432" calcext:value-type="float">
            <text:p>4432</text:p>
          </table:table-cell>
          <table:table-cell office:value-type="float" office:value="5314.4" calcext:value-type="float">
            <text:p>5314,4</text:p>
          </table:table-cell>
          <table:table-cell office:value-type="float" office:value="6641.4" calcext:value-type="float">
            <text:p>6641,4</text:p>
          </table:table-cell>
          <table:table-cell office:value-type="float" office:value="4953.4" calcext:value-type="float">
            <text:p>4953,4</text:p>
          </table:table-cell>
          <table:table-cell office:value-type="float" office:value="5615.5" calcext:value-type="float">
            <text:p>5615,5</text:p>
          </table:table-cell>
          <table:table-cell office:value-type="float" office:value="781.6" calcext:value-type="float">
            <text:p>781,6</text:p>
          </table:table-cell>
          <table:table-cell office:value-type="float" office:value="360.6" calcext:value-type="float">
            <text:p>360,6</text:p>
          </table:table-cell>
          <table:table-cell office:value-type="float" office:value="56377.6" calcext:value-type="float">
            <text:p>56377,6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1443.4" calcext:value-type="float">
            <text:p>1443,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00.6" calcext:value-type="float">
            <text:p>400,6</text:p>
          </table:table-cell>
          <table:table-cell office:value-type="float" office:value="922.2" calcext:value-type="float">
            <text:p>922,2</text:p>
          </table:table-cell>
          <table:table-cell office:value-type="float" office:value="1162.6" calcext:value-type="float">
            <text:p>1162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6297.2" calcext:value-type="float">
            <text:p>6297,2</text:p>
          </table:table-cell>
          <table:table-cell office:value-type="float" office:value="6843.5" calcext:value-type="float">
            <text:p>6843,5</text:p>
          </table:table-cell>
          <table:table-cell office:value-type="float" office:value="0" calcext:value-type="float">
            <text:p>0</text:p>
          </table:table-cell>
          <table:table-cell office:value-type="float" office:value="3320.7" calcext:value-type="float">
            <text:p>3320,7</text:p>
          </table:table-cell>
          <table:table-cell office:value-type="float" office:value="0" calcext:value-type="float">
            <text:p>0</text:p>
          </table:table-cell>
          <table:table-cell office:value-type="float" office:value="24548.2" calcext:value-type="float">
            <text:p>24548,2</text:p>
          </table:table-cell>
          <table:table-cell office:value-type="float" office:value="7260" calcext:value-type="float">
            <text:p>7260</text:p>
          </table:table-cell>
          <table:table-cell office:value-type="float" office:value="13282.8" calcext:value-type="float">
            <text:p>13282,8</text:p>
          </table:table-cell>
          <table:table-cell office:value-type="float" office:value="21599.8" calcext:value-type="float">
            <text:p>21599,8</text:p>
          </table:table-cell>
          <table:table-cell office:value-type="float" office:value="22983.8" calcext:value-type="float">
            <text:p>22983,8</text:p>
          </table:table-cell>
          <table:table-cell office:value-type="float" office:value="10950" calcext:value-type="float">
            <text:p>10950</text:p>
          </table:table-cell>
          <table:table-cell office:value-type="float" office:value="84535.5" calcext:value-type="float">
            <text:p>84535,5</text:p>
          </table:table-cell>
          <table:table-cell office:value-type="float" office:value="80404" calcext:value-type="float">
            <text:p>80404</text:p>
          </table:table-cell>
          <table:table-cell office:value-type="float" office:value="72258.8" calcext:value-type="float">
            <text:p>72258,8</text:p>
          </table:table-cell>
          <table:table-cell office:value-type="float" office:value="7580.8" calcext:value-type="float">
            <text:p>7580,8</text:p>
          </table:table-cell>
          <table:table-cell office:value-type="float" office:value="12013.2" calcext:value-type="float">
            <text:p>12013,2</text:p>
          </table:table-cell>
          <table:table-cell office:value-type="float" office:value="55554.8" calcext:value-type="float">
            <text:p>55554,8</text:p>
          </table:table-cell>
          <table:table-cell office:value-type="float" office:value="6641.4" calcext:value-type="float">
            <text:p>6641,4</text:p>
          </table:table-cell>
          <table:table-cell office:value-type="float" office:value="155012" calcext:value-type="float">
            <text:p>155012</text:p>
          </table:table-cell>
          <table:table-cell office:value-type="float" office:value="132850" calcext:value-type="float">
            <text:p>132850</text:p>
          </table:table-cell>
          <table:table-cell office:value-type="float" office:value="178417.6" calcext:value-type="float">
            <text:p>178417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51824.8" calcext:value-type="float">
            <text:p>51824,8</text:p>
          </table:table-cell>
          <table:table-cell office:value-type="float" office:value="58824.2" calcext:value-type="float">
            <text:p>58824,2</text:p>
          </table:table-cell>
          <table:table-cell office:value-type="float" office:value="4427.6" calcext:value-type="float">
            <text:p>4427,6</text:p>
          </table:table-cell>
          <table:table-cell office:value-type="float" office:value="26565.6" calcext:value-type="float">
            <text:p>26565,6</text:p>
          </table:table-cell>
          <table:table-cell office:value-type="float" office:value="5313.1" calcext:value-type="float">
            <text:p>5313,1</text:p>
          </table:table-cell>
          <table:table-cell office:value-type="float" office:value="238404" calcext:value-type="float">
            <text:p>238404</text:p>
          </table:table-cell>
          <table:table-cell office:value-type="float" office:value="22943.8" calcext:value-type="float">
            <text:p>22943,8</text:p>
          </table:table-cell>
          <table:table-cell office:value-type="float" office:value="26565.6" calcext:value-type="float">
            <text:p>26565,6</text:p>
          </table:table-cell>
          <table:table-cell office:value-type="float" office:value="90572.4" calcext:value-type="float">
            <text:p>90572,4</text:p>
          </table:table-cell>
          <table:table-cell office:value-type="float" office:value="31716.5" calcext:value-type="float">
            <text:p>31716,5</text:p>
          </table:table-cell>
          <table:table-cell office:value-type="float" office:value="27657" calcext:value-type="float">
            <text:p>27657</text:p>
          </table:table-cell>
          <table:table-cell office:value-type="float" office:value="202164" calcext:value-type="float">
            <text:p>202164</text:p>
          </table:table-cell>
          <table:table-cell office:value-type="float" office:value="135778.4" calcext:value-type="float">
            <text:p>135778,4</text:p>
          </table:table-cell>
          <table:table-cell office:value-type="float" office:value="230589.8" calcext:value-type="float">
            <text:p>230589,8</text:p>
          </table:table-cell>
          <table:table-cell office:value-type="float" office:value="23826.4" calcext:value-type="float">
            <text:p>23826,4</text:p>
          </table:table-cell>
          <table:table-cell office:value-type="float" office:value="21580" calcext:value-type="float">
            <text:p>21580</text:p>
          </table:table-cell>
          <table:table-cell office:value-type="float" office:value="103962.8" calcext:value-type="float">
            <text:p>103962,8</text:p>
          </table:table-cell>
          <table:table-cell office:value-type="float" office:value="23909.1" calcext:value-type="float">
            <text:p>23909,1</text:p>
          </table:table-cell>
          <table:table-cell office:value-type="float" office:value="238063.2" calcext:value-type="float">
            <text:p>238063,2</text:p>
          </table:table-cell>
          <table:table-cell office:value-type="float" office:value="242896.8" calcext:value-type="float">
            <text:p>242896,8</text:p>
          </table:table-cell>
          <table:table-cell office:value-type="float" office:value="315040" calcext:value-type="float">
            <text:p>31504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74888.8" calcext:value-type="float">
            <text:p>74888,8</text:p>
          </table:table-cell>
          <table:table-cell office:value-type="float" office:value="66024.2" calcext:value-type="float">
            <text:p>66024,2</text:p>
          </table:table-cell>
          <table:table-cell office:value-type="float" office:value="21536.3" calcext:value-type="float">
            <text:p>21536,3</text:p>
          </table:table-cell>
          <table:table-cell office:value-type="float" office:value="469490.5" calcext:value-type="float">
            <text:p>469490,5</text:p>
          </table:table-cell>
          <table:table-cell office:value-type="float" office:value="26920.3" calcext:value-type="float">
            <text:p>26920,3</text:p>
          </table:table-cell>
          <table:table-cell office:value-type="float" office:value="322900" calcext:value-type="float">
            <text:p>322900</text:p>
          </table:table-cell>
          <table:table-cell office:value-type="float" office:value="35158" calcext:value-type="float">
            <text:p>35158</text:p>
          </table:table-cell>
          <table:table-cell office:value-type="float" office:value="1241511.6" calcext:value-type="float">
            <text:p>1241511,6</text:p>
          </table:table-cell>
          <table:table-cell office:value-type="float" office:value="108884" calcext:value-type="float">
            <text:p>108884</text:p>
          </table:table-cell>
          <table:table-cell office:value-type="float" office:value="89369.2" calcext:value-type="float">
            <text:p>89369,2</text:p>
          </table:table-cell>
          <table:table-cell office:value-type="float" office:value="34776.8" calcext:value-type="float">
            <text:p>34776,8</text:p>
          </table:table-cell>
          <table:table-cell office:value-type="float" office:value="325608" calcext:value-type="float">
            <text:p>325608</text:p>
          </table:table-cell>
          <table:table-cell office:value-type="float" office:value="161669.6" calcext:value-type="float">
            <text:p>161669,6</text:p>
          </table:table-cell>
          <table:table-cell office:value-type="float" office:value="326222" calcext:value-type="float">
            <text:p>326222</text:p>
          </table:table-cell>
          <table:table-cell office:value-type="float" office:value="31046.4" calcext:value-type="float">
            <text:p>31046,4</text:p>
          </table:table-cell>
          <table:table-cell office:value-type="float" office:value="25430.8" calcext:value-type="float">
            <text:p>25430,8</text:p>
          </table:table-cell>
          <table:table-cell office:value-type="float" office:value="142220.8" calcext:value-type="float">
            <text:p>142220,8</text:p>
          </table:table-cell>
          <table:table-cell office:value-type="float" office:value="1003966.5" calcext:value-type="float">
            <text:p>1003966,5</text:p>
          </table:table-cell>
          <table:table-cell office:value-type="float" office:value="301883.2" calcext:value-type="float">
            <text:p>301883,2</text:p>
          </table:table-cell>
          <table:table-cell office:value-type="float" office:value="338765.6" calcext:value-type="float">
            <text:p>338765,6</text:p>
          </table:table-cell>
          <table:table-cell office:value-type="float" office:value="386196.8" calcext:value-type="float">
            <text:p>386196,8</text:p>
          </table:table-cell>
          <table:table-cell table:number-columns-repeated="1002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style-name="ce2" office:value-type="float" office:value="101562.8" calcext:value-type="float">
            <text:p>101562,8</text:p>
          </table:table-cell>
          <table:table-cell table:style-name="ce2" office:value-type="float" office:value="68109.8" calcext:value-type="float">
            <text:p>68109,8</text:p>
          </table:table-cell>
          <table:table-cell table:style-name="ce2" office:value-type="float" office:value="60644.4" calcext:value-type="float">
            <text:p>60644,4</text:p>
          </table:table-cell>
          <table:table-cell table:style-name="ce2" office:value-type="float" office:value="1448560.3" calcext:value-type="float">
            <text:p>1448560,3</text:p>
          </table:table-cell>
          <table:table-cell table:style-name="ce2" office:value-type="float" office:value="16509.4" calcext:value-type="float">
            <text:p>16509,4</text:p>
          </table:table-cell>
          <table:table-cell table:style-name="ce2" office:value-type="float" office:value="369972.8" calcext:value-type="float">
            <text:p>369972,8</text:p>
          </table:table-cell>
          <table:table-cell table:style-name="ce2" office:value-type="float" office:value="37344.2" calcext:value-type="float">
            <text:p>37344,2</text:p>
          </table:table-cell>
          <table:table-cell table:style-name="ce2" office:value-type="float" office:value="695265.2" calcext:value-type="float">
            <text:p>695265,2</text:p>
          </table:table-cell>
          <table:table-cell table:style-name="ce2" office:value-type="float" office:value="96990.4" calcext:value-type="float">
            <text:p>96990,4</text:p>
          </table:table-cell>
          <table:table-cell table:style-name="ce2" office:value-type="float" office:value="100039.2" calcext:value-type="float">
            <text:p>100039,2</text:p>
          </table:table-cell>
          <table:table-cell table:style-name="ce2" office:value-type="float" office:value="35619.4" calcext:value-type="float">
            <text:p>35619,4</text:p>
          </table:table-cell>
          <table:table-cell table:style-name="ce2" office:value-type="float" office:value="344643.2" calcext:value-type="float">
            <text:p>344643,2</text:p>
          </table:table-cell>
          <table:table-cell table:style-name="ce2" office:value-type="float" office:value="172460" calcext:value-type="float">
            <text:p>172460</text:p>
          </table:table-cell>
          <table:table-cell table:style-name="ce2" office:value-type="float" office:value="373420" calcext:value-type="float">
            <text:p>373420</text:p>
          </table:table-cell>
          <table:table-cell table:style-name="ce2" office:value-type="float" office:value="44163" calcext:value-type="float">
            <text:p>44163</text:p>
          </table:table-cell>
          <table:table-cell table:style-name="ce2" office:value-type="float" office:value="26032.2" calcext:value-type="float">
            <text:p>26032,2</text:p>
          </table:table-cell>
          <table:table-cell table:style-name="ce2" office:value-type="float" office:value="145513.6" calcext:value-type="float">
            <text:p>145513,6</text:p>
          </table:table-cell>
          <table:table-cell table:style-name="ce2" office:value-type="float" office:value="551771" calcext:value-type="float">
            <text:p>551771</text:p>
          </table:table-cell>
          <table:table-cell table:style-name="ce2" office:value-type="float" office:value="345380.8" calcext:value-type="float">
            <text:p>345380,8</text:p>
          </table:table-cell>
          <table:table-cell table:style-name="ce2" office:value-type="float" office:value="386398.4" calcext:value-type="float">
            <text:p>386398,4</text:p>
          </table:table-cell>
          <table:table-cell table:style-name="ce2" office:value-type="float" office:value="423561.6" calcext:value-type="float">
            <text:p>423561,6</text:p>
          </table:table-cell>
          <table:table-cell table:style-name="ce2"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style-name="ce2" office:value-type="float" office:value="108262.4" calcext:value-type="float">
            <text:p>108262,4</text:p>
          </table:table-cell>
          <table:table-cell table:style-name="ce2" office:value-type="float" office:value="58082.2" calcext:value-type="float">
            <text:p>58082,2</text:p>
          </table:table-cell>
          <table:table-cell table:style-name="ce2" office:value-type="float" office:value="70777.3" calcext:value-type="float">
            <text:p>70777,3</text:p>
          </table:table-cell>
          <table:table-cell table:style-name="ce2" office:value-type="float" office:value="1521705.9" calcext:value-type="float">
            <text:p>1521705,9</text:p>
          </table:table-cell>
          <table:table-cell table:style-name="ce2" office:value-type="float" office:value="23764.5" calcext:value-type="float">
            <text:p>23764,5</text:p>
          </table:table-cell>
          <table:table-cell table:style-name="ce2" office:value-type="float" office:value="408299.2" calcext:value-type="float">
            <text:p>408299,2</text:p>
          </table:table-cell>
          <table:table-cell table:style-name="ce2" office:value-type="float" office:value="43862.4" calcext:value-type="float">
            <text:p>43862,4</text:p>
          </table:table-cell>
          <table:table-cell table:style-name="ce2" office:value-type="float" office:value="645388.4" calcext:value-type="float">
            <text:p>645388,4</text:p>
          </table:table-cell>
          <table:table-cell table:style-name="ce2" office:value-type="float" office:value="103328.4" calcext:value-type="float">
            <text:p>103328,4</text:p>
          </table:table-cell>
          <table:table-cell table:style-name="ce2" office:value-type="float" office:value="105012.4" calcext:value-type="float">
            <text:p>105012,4</text:p>
          </table:table-cell>
          <table:table-cell table:style-name="ce2" office:value-type="float" office:value="38928.6" calcext:value-type="float">
            <text:p>38928,6</text:p>
          </table:table-cell>
          <table:table-cell table:style-name="ce2" office:value-type="float" office:value="378476.8" calcext:value-type="float">
            <text:p>378476,8</text:p>
          </table:table-cell>
          <table:table-cell table:style-name="ce2" office:value-type="float" office:value="187644" calcext:value-type="float">
            <text:p>187644</text:p>
          </table:table-cell>
          <table:table-cell table:style-name="ce2" office:value-type="float" office:value="420602.5" calcext:value-type="float">
            <text:p>420602,5</text:p>
          </table:table-cell>
          <table:table-cell table:style-name="ce2" office:value-type="float" office:value="39850.8" calcext:value-type="float">
            <text:p>39850,8</text:p>
          </table:table-cell>
          <table:table-cell table:style-name="ce2" office:value-type="float" office:value="29201.2" calcext:value-type="float">
            <text:p>29201,2</text:p>
          </table:table-cell>
          <table:table-cell table:style-name="ce2" office:value-type="float" office:value="150058" calcext:value-type="float">
            <text:p>150058</text:p>
          </table:table-cell>
          <table:table-cell table:style-name="ce2" office:value-type="float" office:value="582758.7" calcext:value-type="float">
            <text:p>582758,7</text:p>
          </table:table-cell>
          <table:table-cell table:style-name="ce2" office:value-type="float" office:value="341873.6" calcext:value-type="float">
            <text:p>341873,6</text:p>
          </table:table-cell>
          <table:table-cell table:style-name="ce2" office:value-type="float" office:value="434953.6" calcext:value-type="float">
            <text:p>434953,6</text:p>
          </table:table-cell>
          <table:table-cell table:style-name="ce2" office:value-type="float" office:value="442332.8" calcext:value-type="float">
            <text:p>442332,8</text:p>
          </table:table-cell>
          <table:table-cell table:style-name="ce2"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2" office:value-type="float" office:value="120135.2" calcext:value-type="float">
            <text:p>120135,2</text:p>
          </table:table-cell>
          <table:table-cell table:style-name="ce2" office:value-type="float" office:value="67107.2" calcext:value-type="float">
            <text:p>67107,2</text:p>
          </table:table-cell>
          <table:table-cell table:style-name="ce2" office:value-type="float" office:value="54358.5" calcext:value-type="float">
            <text:p>54358,5</text:p>
          </table:table-cell>
          <table:table-cell table:style-name="ce2" office:value-type="float" office:value="1601392.2" calcext:value-type="float">
            <text:p>1601392,2</text:p>
          </table:table-cell>
          <table:table-cell table:style-name="ce2" office:value-type="float" office:value="23734.4" calcext:value-type="float">
            <text:p>23734,4</text:p>
          </table:table-cell>
          <table:table-cell table:style-name="ce2" office:value-type="float" office:value="445683.2" calcext:value-type="float">
            <text:p>445683,2</text:p>
          </table:table-cell>
          <table:table-cell table:style-name="ce2" office:value-type="float" office:value="42418.2" calcext:value-type="float">
            <text:p>42418,2</text:p>
          </table:table-cell>
          <table:table-cell table:style-name="ce2" office:value-type="float" office:value="652790.3" calcext:value-type="float">
            <text:p>652790,3</text:p>
          </table:table-cell>
          <table:table-cell table:style-name="ce2" office:value-type="float" office:value="111290.8" calcext:value-type="float">
            <text:p>111290,8</text:p>
          </table:table-cell>
          <table:table-cell table:style-name="ce2" office:value-type="float" office:value="114579.6" calcext:value-type="float">
            <text:p>114579,6</text:p>
          </table:table-cell>
          <table:table-cell table:style-name="ce2" office:value-type="float" office:value="36642" calcext:value-type="float">
            <text:p>36642</text:p>
          </table:table-cell>
          <table:table-cell table:style-name="ce2" office:value-type="float" office:value="413795.2" calcext:value-type="float">
            <text:p>413795,2</text:p>
          </table:table-cell>
          <table:table-cell table:style-name="ce2" office:value-type="float" office:value="206557.6" calcext:value-type="float">
            <text:p>206557,6</text:p>
          </table:table-cell>
          <table:table-cell table:style-name="ce2" office:value-type="float" office:value="441222.5" calcext:value-type="float">
            <text:p>441222,5</text:p>
          </table:table-cell>
          <table:table-cell table:style-name="ce2" office:value-type="float" office:value="37023.2" calcext:value-type="float">
            <text:p>37023,2</text:p>
          </table:table-cell>
          <table:table-cell table:style-name="ce2" office:value-type="float" office:value="29462" calcext:value-type="float">
            <text:p>29462</text:p>
          </table:table-cell>
          <table:table-cell table:style-name="ce2" office:value-type="float" office:value="158466.4" calcext:value-type="float">
            <text:p>158466,4</text:p>
          </table:table-cell>
          <table:table-cell table:style-name="ce2" office:value-type="float" office:value="587473.3" calcext:value-type="float">
            <text:p>587473,3</text:p>
          </table:table-cell>
          <table:table-cell table:style-name="ce2" office:value-type="float" office:value="341813.6" calcext:value-type="float">
            <text:p>341813,6</text:p>
          </table:table-cell>
          <table:table-cell table:style-name="ce2" office:value-type="float" office:value="445966.4" calcext:value-type="float">
            <text:p>445966,4</text:p>
          </table:table-cell>
          <table:table-cell table:style-name="ce2" office:value-type="float" office:value="476228.8" calcext:value-type="float">
            <text:p>476228,8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122923.2" calcext:value-type="float">
            <text:p>122923,2</text:p>
          </table:table-cell>
          <table:table-cell table:style-name="ce2" office:value-type="float" office:value="51102.4" calcext:value-type="float">
            <text:p>51102,4</text:p>
          </table:table-cell>
          <table:table-cell table:style-name="ce2" office:value-type="float" office:value="62083.7" calcext:value-type="float">
            <text:p>62083,7</text:p>
          </table:table-cell>
          <table:table-cell table:style-name="ce2" office:value-type="float" office:value="1681277.7" calcext:value-type="float">
            <text:p>1681277,7</text:p>
          </table:table-cell>
          <table:table-cell table:style-name="ce2" office:value-type="float" office:value="26934.4" calcext:value-type="float">
            <text:p>26934,4</text:p>
          </table:table-cell>
          <table:table-cell table:style-name="ce2" office:value-type="float" office:value="471096" calcext:value-type="float">
            <text:p>471096</text:p>
          </table:table-cell>
          <table:table-cell table:style-name="ce2" office:value-type="float" office:value="43000" calcext:value-type="float">
            <text:p>43000</text:p>
          </table:table-cell>
          <table:table-cell table:style-name="ce2" office:value-type="float" office:value="664337" calcext:value-type="float">
            <text:p>664337</text:p>
          </table:table-cell>
          <table:table-cell table:style-name="ce2" office:value-type="float" office:value="123204" calcext:value-type="float">
            <text:p>123204</text:p>
          </table:table-cell>
          <table:table-cell table:style-name="ce2" office:value-type="float" office:value="110388" calcext:value-type="float">
            <text:p>110388</text:p>
          </table:table-cell>
          <table:table-cell table:style-name="ce2" office:value-type="float" office:value="48234.8" calcext:value-type="float">
            <text:p>48234,8</text:p>
          </table:table-cell>
          <table:table-cell table:style-name="ce2" office:value-type="float" office:value="419390.4" calcext:value-type="float">
            <text:p>419390,4</text:p>
          </table:table-cell>
          <table:table-cell table:style-name="ce2" office:value-type="float" office:value="200258.4" calcext:value-type="float">
            <text:p>200258,4</text:p>
          </table:table-cell>
          <table:table-cell table:style-name="ce2" office:value-type="float" office:value="469801" calcext:value-type="float">
            <text:p>469801</text:p>
          </table:table-cell>
          <table:table-cell table:style-name="ce2" office:value-type="float" office:value="46489.6" calcext:value-type="float">
            <text:p>46489,6</text:p>
          </table:table-cell>
          <table:table-cell table:style-name="ce2" office:value-type="float" office:value="31226.8" calcext:value-type="float">
            <text:p>31226,8</text:p>
          </table:table-cell>
          <table:table-cell table:style-name="ce2" office:value-type="float" office:value="171380" calcext:value-type="float">
            <text:p>171380</text:p>
          </table:table-cell>
          <table:table-cell table:style-name="ce2" office:value-type="float" office:value="640015.2" calcext:value-type="float">
            <text:p>640015,2</text:p>
          </table:table-cell>
          <table:table-cell table:style-name="ce2" office:value-type="float" office:value="378073.6" calcext:value-type="float">
            <text:p>378073,6</text:p>
          </table:table-cell>
          <table:table-cell table:style-name="ce2" office:value-type="float" office:value="485897.6" calcext:value-type="float">
            <text:p>485897,6</text:p>
          </table:table-cell>
          <table:table-cell table:style-name="ce2" office:value-type="float" office:value="497948.8" calcext:value-type="float">
            <text:p>497948,8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135176.8" calcext:value-type="float">
            <text:p>135176,8</text:p>
          </table:table-cell>
          <table:table-cell table:style-name="ce2" office:value-type="float" office:value="50440.8" calcext:value-type="float">
            <text:p>50440,8</text:p>
          </table:table-cell>
          <table:table-cell table:style-name="ce2" office:value-type="float" office:value="59349.6" calcext:value-type="float">
            <text:p>59349,6</text:p>
          </table:table-cell>
          <table:table-cell table:style-name="ce2" office:value-type="float" office:value="1893519" calcext:value-type="float">
            <text:p>1893519</text:p>
          </table:table-cell>
          <table:table-cell table:style-name="ce2" office:value-type="float" office:value="21542.5" calcext:value-type="float">
            <text:p>21542,5</text:p>
          </table:table-cell>
          <table:table-cell table:style-name="ce2" office:value-type="float" office:value="512528" calcext:value-type="float">
            <text:p>512528</text:p>
          </table:table-cell>
          <table:table-cell table:style-name="ce2" office:value-type="float" office:value="47091.4" calcext:value-type="float">
            <text:p>47091,4</text:p>
          </table:table-cell>
          <table:table-cell table:style-name="ce2" office:value-type="float" office:value="693964.7" calcext:value-type="float">
            <text:p>693964,7</text:p>
          </table:table-cell>
          <table:table-cell table:style-name="ce2" office:value-type="float" office:value="126653.6" calcext:value-type="float">
            <text:p>126653,6</text:p>
          </table:table-cell>
          <table:table-cell table:style-name="ce2" office:value-type="float" office:value="125029.2" calcext:value-type="float">
            <text:p>125029,2</text:p>
          </table:table-cell>
          <table:table-cell table:style-name="ce2" office:value-type="float" office:value="39810.8" calcext:value-type="float">
            <text:p>39810,8</text:p>
          </table:table-cell>
          <table:table-cell table:style-name="ce2" office:value-type="float" office:value="460024" calcext:value-type="float">
            <text:p>460024</text:p>
          </table:table-cell>
          <table:table-cell table:style-name="ce2" office:value-type="float" office:value="212272.8" calcext:value-type="float">
            <text:p>212272,8</text:p>
          </table:table-cell>
          <table:table-cell table:style-name="ce2" office:value-type="float" office:value="518398.5" calcext:value-type="float">
            <text:p>518398,5</text:p>
          </table:table-cell>
          <table:table-cell table:style-name="ce2" office:value-type="float" office:value="48916.6" calcext:value-type="float">
            <text:p>48916,6</text:p>
          </table:table-cell>
          <table:table-cell table:style-name="ce2" office:value-type="float" office:value="32390.4" calcext:value-type="float">
            <text:p>32390,4</text:p>
          </table:table-cell>
          <table:table-cell table:style-name="ce2" office:value-type="float" office:value="179718.4" calcext:value-type="float">
            <text:p>179718,4</text:p>
          </table:table-cell>
          <table:table-cell table:style-name="ce2" office:value-type="float" office:value="688525.4" calcext:value-type="float">
            <text:p>688525,4</text:p>
          </table:table-cell>
          <table:table-cell table:style-name="ce2" office:value-type="float" office:value="374646.4" calcext:value-type="float">
            <text:p>374646,4</text:p>
          </table:table-cell>
          <table:table-cell table:style-name="ce2" office:value-type="float" office:value="500776" calcext:value-type="float">
            <text:p>500776</text:p>
          </table:table-cell>
          <table:table-cell table:style-name="ce2" office:value-type="float" office:value="510163.2" calcext:value-type="float">
            <text:p>510163,2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135377.2" calcext:value-type="float">
            <text:p>135377,2</text:p>
          </table:table-cell>
          <table:table-cell table:style-name="ce2" office:value-type="float" office:value="50841.8" calcext:value-type="float">
            <text:p>50841,8</text:p>
          </table:table-cell>
          <table:table-cell table:style-name="ce2" office:value-type="float" office:value="57781.1" calcext:value-type="float">
            <text:p>57781,1</text:p>
          </table:table-cell>
          <table:table-cell table:style-name="ce2" office:value-type="float" office:value="1906962.4" calcext:value-type="float">
            <text:p>1906962,4</text:p>
          </table:table-cell>
          <table:table-cell table:style-name="ce2" office:value-type="float" office:value="30895.3" calcext:value-type="float">
            <text:p>30895,3</text:p>
          </table:table-cell>
          <table:table-cell table:style-name="ce2" office:value-type="float" office:value="496424" calcext:value-type="float">
            <text:p>496424</text:p>
          </table:table-cell>
          <table:table-cell table:style-name="ce2" office:value-type="float" office:value="46630.2" calcext:value-type="float">
            <text:p>46630,2</text:p>
          </table:table-cell>
          <table:table-cell table:style-name="ce2" office:value-type="float" office:value="663658.8" calcext:value-type="float">
            <text:p>663658,8</text:p>
          </table:table-cell>
          <table:table-cell table:style-name="ce2" office:value-type="float" office:value="120094.4" calcext:value-type="float">
            <text:p>120094,4</text:p>
          </table:table-cell>
          <table:table-cell table:style-name="ce2" office:value-type="float" office:value="126512.8" calcext:value-type="float">
            <text:p>126512,8</text:p>
          </table:table-cell>
          <table:table-cell table:style-name="ce2" office:value-type="float" office:value="39931.2" calcext:value-type="float">
            <text:p>39931,2</text:p>
          </table:table-cell>
          <table:table-cell table:style-name="ce2" office:value-type="float" office:value="429156.8" calcext:value-type="float">
            <text:p>429156,8</text:p>
          </table:table-cell>
          <table:table-cell table:style-name="ce2" office:value-type="float" office:value="199938.4" calcext:value-type="float">
            <text:p>199938,4</text:p>
          </table:table-cell>
          <table:table-cell table:style-name="ce2" office:value-type="float" office:value="491946.5" calcext:value-type="float">
            <text:p>491946,5</text:p>
          </table:table-cell>
          <table:table-cell table:style-name="ce2" office:value-type="float" office:value="41956.8" calcext:value-type="float">
            <text:p>41956,8</text:p>
          </table:table-cell>
          <table:table-cell table:style-name="ce2" office:value-type="float" office:value="30264" calcext:value-type="float">
            <text:p>30264</text:p>
          </table:table-cell>
          <table:table-cell table:style-name="ce2" office:value-type="float" office:value="164322.4" calcext:value-type="float">
            <text:p>164322,4</text:p>
          </table:table-cell>
          <table:table-cell table:style-name="ce2" office:value-type="float" office:value="647126.3" calcext:value-type="float">
            <text:p>647126,3</text:p>
          </table:table-cell>
          <table:table-cell table:style-name="ce2" office:value-type="float" office:value="370652.8" calcext:value-type="float">
            <text:p>370652,8</text:p>
          </table:table-cell>
          <table:table-cell table:style-name="ce2" office:value-type="float" office:value="473780.8" calcext:value-type="float">
            <text:p>473780,8</text:p>
          </table:table-cell>
          <table:table-cell table:style-name="ce2" office:value-type="float" office:value="475385.6" calcext:value-type="float">
            <text:p>475385,6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126352" calcext:value-type="float">
            <text:p>126352</text:p>
          </table:table-cell>
          <table:table-cell table:style-name="ce2" office:value-type="float" office:value="42478.6" calcext:value-type="float">
            <text:p>42478,6</text:p>
          </table:table-cell>
          <table:table-cell table:style-name="ce2" office:value-type="float" office:value="55264" calcext:value-type="float">
            <text:p>55264</text:p>
          </table:table-cell>
          <table:table-cell table:style-name="ce2" office:value-type="float" office:value="1787941.8" calcext:value-type="float">
            <text:p>1787941,8</text:p>
          </table:table-cell>
          <table:table-cell table:style-name="ce2" office:value-type="float" office:value="19313.4" calcext:value-type="float">
            <text:p>19313,4</text:p>
          </table:table-cell>
          <table:table-cell table:style-name="ce2" office:value-type="float" office:value="463275.2" calcext:value-type="float">
            <text:p>463275,2</text:p>
          </table:table-cell>
          <table:table-cell table:style-name="ce2" office:value-type="float" office:value="49177.2" calcext:value-type="float">
            <text:p>49177,2</text:p>
          </table:table-cell>
          <table:table-cell table:style-name="ce2" office:value-type="float" office:value="641785.9" calcext:value-type="float">
            <text:p>641785,9</text:p>
          </table:table-cell>
          <table:table-cell table:style-name="ce2" office:value-type="float" office:value="110990" calcext:value-type="float">
            <text:p>110990</text:p>
          </table:table-cell>
          <table:table-cell table:style-name="ce2" office:value-type="float" office:value="111370.8" calcext:value-type="float">
            <text:p>111370,8</text:p>
          </table:table-cell>
          <table:table-cell table:style-name="ce2" office:value-type="float" office:value="36221" calcext:value-type="float">
            <text:p>36221</text:p>
          </table:table-cell>
          <table:table-cell table:style-name="ce2" office:value-type="float" office:value="408118.4" calcext:value-type="float">
            <text:p>408118,4</text:p>
          </table:table-cell>
          <table:table-cell table:style-name="ce2" office:value-type="float" office:value="194282.4" calcext:value-type="float">
            <text:p>194282,4</text:p>
          </table:table-cell>
          <table:table-cell table:style-name="ce2" office:value-type="float" office:value="480286" calcext:value-type="float">
            <text:p>480286</text:p>
          </table:table-cell>
          <table:table-cell table:style-name="ce2" office:value-type="float" office:value="42037.2" calcext:value-type="float">
            <text:p>42037,2</text:p>
          </table:table-cell>
          <table:table-cell table:style-name="ce2" office:value-type="float" office:value="28459.2" calcext:value-type="float">
            <text:p>28459,2</text:p>
          </table:table-cell>
          <table:table-cell table:style-name="ce2" office:value-type="float" office:value="160318.4" calcext:value-type="float">
            <text:p>160318,4</text:p>
          </table:table-cell>
          <table:table-cell table:style-name="ce2" office:value-type="float" office:value="625121.4" calcext:value-type="float">
            <text:p>625121,4</text:p>
          </table:table-cell>
          <table:table-cell table:style-name="ce2" office:value-type="float" office:value="339668.8" calcext:value-type="float">
            <text:p>339668,8</text:p>
          </table:table-cell>
          <table:table-cell table:style-name="ce2" office:value-type="float" office:value="482265.6" calcext:value-type="float">
            <text:p>482265,6</text:p>
          </table:table-cell>
          <table:table-cell table:style-name="ce2" office:value-type="float" office:value="470393.6" calcext:value-type="float">
            <text:p>470393,6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123343.6" calcext:value-type="float">
            <text:p>123343,6</text:p>
          </table:table-cell>
          <table:table-cell table:style-name="ce2" office:value-type="float" office:value="40773.6" calcext:value-type="float">
            <text:p>40773,6</text:p>
          </table:table-cell>
          <table:table-cell table:style-name="ce2" office:value-type="float" office:value="61898.5" calcext:value-type="float">
            <text:p>61898,5</text:p>
          </table:table-cell>
          <table:table-cell table:style-name="ce2" office:value-type="float" office:value="1773336.2" calcext:value-type="float">
            <text:p>1773336,2</text:p>
          </table:table-cell>
          <table:table-cell table:style-name="ce2" office:value-type="float" office:value="22457.5" calcext:value-type="float">
            <text:p>22457,5</text:p>
          </table:table-cell>
          <table:table-cell table:style-name="ce2" office:value-type="float" office:value="463051.2" calcext:value-type="float">
            <text:p>463051,2</text:p>
          </table:table-cell>
          <table:table-cell table:style-name="ce2" office:value-type="float" office:value="45948.2" calcext:value-type="float">
            <text:p>45948,2</text:p>
          </table:table-cell>
          <table:table-cell table:style-name="ce2" office:value-type="float" office:value="723356.7" calcext:value-type="float">
            <text:p>723356,7</text:p>
          </table:table-cell>
          <table:table-cell table:style-name="ce2" office:value-type="float" office:value="112734.4" calcext:value-type="float">
            <text:p>112734,4</text:p>
          </table:table-cell>
          <table:table-cell table:style-name="ce2" office:value-type="float" office:value="109866.4" calcext:value-type="float">
            <text:p>109866,4</text:p>
          </table:table-cell>
          <table:table-cell table:style-name="ce2" office:value-type="float" office:value="35458.6" calcext:value-type="float">
            <text:p>35458,6</text:p>
          </table:table-cell>
          <table:table-cell table:style-name="ce2" office:value-type="float" office:value="417204.8" calcext:value-type="float">
            <text:p>417204,8</text:p>
          </table:table-cell>
          <table:table-cell table:style-name="ce2" office:value-type="float" office:value="191855.2" calcext:value-type="float">
            <text:p>191855,2</text:p>
          </table:table-cell>
          <table:table-cell table:style-name="ce2" office:value-type="float" office:value="479986" calcext:value-type="float">
            <text:p>479986</text:p>
          </table:table-cell>
          <table:table-cell table:style-name="ce2" office:value-type="float" office:value="43722" calcext:value-type="float">
            <text:p>43722</text:p>
          </table:table-cell>
          <table:table-cell table:style-name="ce2" office:value-type="float" office:value="26213" calcext:value-type="float">
            <text:p>26213</text:p>
          </table:table-cell>
          <table:table-cell table:style-name="ce2" office:value-type="float" office:value="158446.4" calcext:value-type="float">
            <text:p>158446,4</text:p>
          </table:table-cell>
          <table:table-cell table:style-name="ce2" office:value-type="float" office:value="636080.8" calcext:value-type="float">
            <text:p>636080,8</text:p>
          </table:table-cell>
          <table:table-cell table:style-name="ce2" office:value-type="float" office:value="340670.4" calcext:value-type="float">
            <text:p>340670,4</text:p>
          </table:table-cell>
          <table:table-cell table:style-name="ce2" office:value-type="float" office:value="458782.4" calcext:value-type="float">
            <text:p>458782,4</text:p>
          </table:table-cell>
          <table:table-cell table:style-name="ce2" office:value-type="float" office:value="461848" calcext:value-type="float">
            <text:p>461848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125008.8" calcext:value-type="float">
            <text:p>125008,8</text:p>
          </table:table-cell>
          <table:table-cell table:style-name="ce2" office:value-type="float" office:value="40512.8" calcext:value-type="float">
            <text:p>40512,8</text:p>
          </table:table-cell>
          <table:table-cell table:style-name="ce2" office:value-type="float" office:value="52112.5" calcext:value-type="float">
            <text:p>52112,5</text:p>
          </table:table-cell>
          <table:table-cell table:style-name="ce2" office:value-type="float" office:value="1716179.3" calcext:value-type="float">
            <text:p>1716179,3</text:p>
          </table:table-cell>
          <table:table-cell table:style-name="ce2" office:value-type="float" office:value="19169.1" calcext:value-type="float">
            <text:p>19169,1</text:p>
          </table:table-cell>
          <table:table-cell table:style-name="ce2" office:value-type="float" office:value="459782.4" calcext:value-type="float">
            <text:p>459782,4</text:p>
          </table:table-cell>
          <table:table-cell table:style-name="ce2" office:value-type="float" office:value="45045.6" calcext:value-type="float">
            <text:p>45045,6</text:p>
          </table:table-cell>
          <table:table-cell table:style-name="ce2" office:value-type="float" office:value="612314.6" calcext:value-type="float">
            <text:p>612314,6</text:p>
          </table:table-cell>
          <table:table-cell table:style-name="ce2" office:value-type="float" office:value="109425.2" calcext:value-type="float">
            <text:p>109425,2</text:p>
          </table:table-cell>
          <table:table-cell table:style-name="ce2" office:value-type="float" office:value="105694.8" calcext:value-type="float">
            <text:p>105694,8</text:p>
          </table:table-cell>
          <table:table-cell table:style-name="ce2" office:value-type="float" office:value="34135" calcext:value-type="float">
            <text:p>34135</text:p>
          </table:table-cell>
          <table:table-cell table:style-name="ce2" office:value-type="float" office:value="403665.6" calcext:value-type="float">
            <text:p>403665,6</text:p>
          </table:table-cell>
          <table:table-cell table:style-name="ce2" office:value-type="float" office:value="194222.4" calcext:value-type="float">
            <text:p>194222,4</text:p>
          </table:table-cell>
          <table:table-cell table:style-name="ce2" office:value-type="float" office:value="461582.5" calcext:value-type="float">
            <text:p>461582,5</text:p>
          </table:table-cell>
          <table:table-cell table:style-name="ce2" office:value-type="float" office:value="43240.8" calcext:value-type="float">
            <text:p>43240,8</text:p>
          </table:table-cell>
          <table:table-cell table:style-name="ce2" office:value-type="float" office:value="28439" calcext:value-type="float">
            <text:p>28439</text:p>
          </table:table-cell>
          <table:table-cell table:style-name="ce2" office:value-type="float" office:value="159857.6" calcext:value-type="float">
            <text:p>159857,6</text:p>
          </table:table-cell>
          <table:table-cell table:style-name="ce2" office:value-type="float" office:value="593090.8" calcext:value-type="float">
            <text:p>593090,8</text:p>
          </table:table-cell>
          <table:table-cell table:style-name="ce2" office:value-type="float" office:value="338787.2" calcext:value-type="float">
            <text:p>338787,2</text:p>
          </table:table-cell>
          <table:table-cell table:style-name="ce2" office:value-type="float" office:value="456132.8" calcext:value-type="float">
            <text:p>456132,8</text:p>
          </table:table-cell>
          <table:table-cell table:style-name="ce2" office:value-type="float" office:value="442996.8" calcext:value-type="float">
            <text:p>442996,8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119192.8" calcext:value-type="float">
            <text:p>119192,8</text:p>
          </table:table-cell>
          <table:table-cell table:style-name="ce2" office:value-type="float" office:value="33052.2" calcext:value-type="float">
            <text:p>33052,2</text:p>
          </table:table-cell>
          <table:table-cell table:style-name="ce2" office:value-type="float" office:value="60713.3" calcext:value-type="float">
            <text:p>60713,3</text:p>
          </table:table-cell>
          <table:table-cell table:style-name="ce2" office:value-type="float" office:value="1666931.3" calcext:value-type="float">
            <text:p>1666931,3</text:p>
          </table:table-cell>
          <table:table-cell table:style-name="ce2" office:value-type="float" office:value="16520.6" calcext:value-type="float">
            <text:p>16520,6</text:p>
          </table:table-cell>
          <table:table-cell table:style-name="ce2" office:value-type="float" office:value="443137.6" calcext:value-type="float">
            <text:p>443137,6</text:p>
          </table:table-cell>
          <table:table-cell table:style-name="ce2" office:value-type="float" office:value="42739.2" calcext:value-type="float">
            <text:p>42739,2</text:p>
          </table:table-cell>
          <table:table-cell table:style-name="ce2" office:value-type="float" office:value="601846.6" calcext:value-type="float">
            <text:p>601846,6</text:p>
          </table:table-cell>
          <table:table-cell table:style-name="ce2" office:value-type="float" office:value="102505.6" calcext:value-type="float">
            <text:p>102505,6</text:p>
          </table:table-cell>
          <table:table-cell table:style-name="ce2" office:value-type="float" office:value="102646.4" calcext:value-type="float">
            <text:p>102646,4</text:p>
          </table:table-cell>
          <table:table-cell table:style-name="ce2" office:value-type="float" office:value="34275.6" calcext:value-type="float">
            <text:p>34275,6</text:p>
          </table:table-cell>
          <table:table-cell table:style-name="ce2" office:value-type="float" office:value="381083.2" calcext:value-type="float">
            <text:p>381083,2</text:p>
          </table:table-cell>
          <table:table-cell table:style-name="ce2" office:value-type="float" office:value="186520.8" calcext:value-type="float">
            <text:p>186520,8</text:p>
          </table:table-cell>
          <table:table-cell table:style-name="ce2" office:value-type="float" office:value="449382" calcext:value-type="float">
            <text:p>449382</text:p>
          </table:table-cell>
          <table:table-cell table:style-name="ce2" office:value-type="float" office:value="40833.8" calcext:value-type="float">
            <text:p>40833,8</text:p>
          </table:table-cell>
          <table:table-cell table:style-name="ce2" office:value-type="float" office:value="27516.4" calcext:value-type="float">
            <text:p>27516,4</text:p>
          </table:table-cell>
          <table:table-cell table:style-name="ce2" office:value-type="float" office:value="151760.8" calcext:value-type="float">
            <text:p>151760,8</text:p>
          </table:table-cell>
          <table:table-cell table:style-name="ce2" office:value-type="float" office:value="577065.4" calcext:value-type="float">
            <text:p>577065,4</text:p>
          </table:table-cell>
          <table:table-cell table:style-name="ce2" office:value-type="float" office:value="316962.4" calcext:value-type="float">
            <text:p>316962,4</text:p>
          </table:table-cell>
          <table:table-cell table:style-name="ce2" office:value-type="float" office:value="423384" calcext:value-type="float">
            <text:p>423384</text:p>
          </table:table-cell>
          <table:table-cell table:style-name="ce2" office:value-type="float" office:value="405851.2" calcext:value-type="float">
            <text:p>405851,2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114900.8" calcext:value-type="float">
            <text:p>114900,8</text:p>
          </table:table-cell>
          <table:table-cell table:style-name="ce2" office:value-type="float" office:value="32350" calcext:value-type="float">
            <text:p>32350</text:p>
          </table:table-cell>
          <table:table-cell table:style-name="ce2" office:value-type="float" office:value="45922.1" calcext:value-type="float">
            <text:p>45922,1</text:p>
          </table:table-cell>
          <table:table-cell table:style-name="ce2" office:value-type="float" office:value="1531962.2" calcext:value-type="float">
            <text:p>1531962,2</text:p>
          </table:table-cell>
          <table:table-cell table:style-name="ce2" office:value-type="float" office:value="18886.9" calcext:value-type="float">
            <text:p>18886,9</text:p>
          </table:table-cell>
          <table:table-cell table:style-name="ce2" office:value-type="float" office:value="424424" calcext:value-type="float">
            <text:p>424424</text:p>
          </table:table-cell>
          <table:table-cell table:style-name="ce2" office:value-type="float" office:value="40492.8" calcext:value-type="float">
            <text:p>40492,8</text:p>
          </table:table-cell>
          <table:table-cell table:style-name="ce2" office:value-type="float" office:value="562694.2" calcext:value-type="float">
            <text:p>562694,2</text:p>
          </table:table-cell>
          <table:table-cell table:style-name="ce2" office:value-type="float" office:value="100881.6" calcext:value-type="float">
            <text:p>100881,6</text:p>
          </table:table-cell>
          <table:table-cell table:style-name="ce2" office:value-type="float" office:value="92417.6" calcext:value-type="float">
            <text:p>92417,6</text:p>
          </table:table-cell>
          <table:table-cell table:style-name="ce2" office:value-type="float" office:value="32851.4" calcext:value-type="float">
            <text:p>32851,4</text:p>
          </table:table-cell>
          <table:table-cell table:style-name="ce2" office:value-type="float" office:value="371016" calcext:value-type="float">
            <text:p>371016</text:p>
          </table:table-cell>
          <table:table-cell table:style-name="ce2" office:value-type="float" office:value="176812" calcext:value-type="float">
            <text:p>176812</text:p>
          </table:table-cell>
          <table:table-cell table:style-name="ce2" office:value-type="float" office:value="432264.5" calcext:value-type="float">
            <text:p>432264,5</text:p>
          </table:table-cell>
          <table:table-cell table:style-name="ce2" office:value-type="float" office:value="37083.4" calcext:value-type="float">
            <text:p>37083,4</text:p>
          </table:table-cell>
          <table:table-cell table:style-name="ce2" office:value-type="float" office:value="25009.4" calcext:value-type="float">
            <text:p>25009,4</text:p>
          </table:table-cell>
          <table:table-cell table:style-name="ce2" office:value-type="float" office:value="149798" calcext:value-type="float">
            <text:p>149798</text:p>
          </table:table-cell>
          <table:table-cell table:style-name="ce2" office:value-type="float" office:value="535658.8" calcext:value-type="float">
            <text:p>535658,8</text:p>
          </table:table-cell>
          <table:table-cell table:style-name="ce2" office:value-type="float" office:value="296608.8" calcext:value-type="float">
            <text:p>296608,8</text:p>
          </table:table-cell>
          <table:table-cell table:style-name="ce2" office:value-type="float" office:value="409201.6" calcext:value-type="float">
            <text:p>409201,6</text:p>
          </table:table-cell>
          <table:table-cell table:style-name="ce2" office:value-type="float" office:value="402344" calcext:value-type="float">
            <text:p>402344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109546" calcext:value-type="float">
            <text:p>109546</text:p>
          </table:table-cell>
          <table:table-cell table:style-name="ce2" office:value-type="float" office:value="34415.8" calcext:value-type="float">
            <text:p>34415,8</text:p>
          </table:table-cell>
          <table:table-cell table:style-name="ce2" office:value-type="float" office:value="40386.3" calcext:value-type="float">
            <text:p>40386,3</text:p>
          </table:table-cell>
          <table:table-cell table:style-name="ce2" office:value-type="float" office:value="1453543.2" calcext:value-type="float">
            <text:p>1453543,2</text:p>
          </table:table-cell>
          <table:table-cell table:style-name="ce2" office:value-type="float" office:value="18834.4" calcext:value-type="float">
            <text:p>18834,4</text:p>
          </table:table-cell>
          <table:table-cell table:style-name="ce2" office:value-type="float" office:value="398854.4" calcext:value-type="float">
            <text:p>398854,4</text:p>
          </table:table-cell>
          <table:table-cell table:style-name="ce2" office:value-type="float" office:value="37945.8" calcext:value-type="float">
            <text:p>37945,8</text:p>
          </table:table-cell>
          <table:table-cell table:style-name="ce2" office:value-type="float" office:value="563820.7" calcext:value-type="float">
            <text:p>563820,7</text:p>
          </table:table-cell>
          <table:table-cell table:style-name="ce2" office:value-type="float" office:value="95928" calcext:value-type="float">
            <text:p>95928</text:p>
          </table:table-cell>
          <table:table-cell table:style-name="ce2" office:value-type="float" office:value="91575.6" calcext:value-type="float">
            <text:p>91575,6</text:p>
          </table:table-cell>
          <table:table-cell table:style-name="ce2" office:value-type="float" office:value="32249.8" calcext:value-type="float">
            <text:p>32249,8</text:p>
          </table:table-cell>
          <table:table-cell table:style-name="ce2" office:value-type="float" office:value="356252.8" calcext:value-type="float">
            <text:p>356252,8</text:p>
          </table:table-cell>
          <table:table-cell table:style-name="ce2" office:value-type="float" office:value="171257.6" calcext:value-type="float">
            <text:p>171257,6</text:p>
          </table:table-cell>
          <table:table-cell table:style-name="ce2" office:value-type="float" office:value="421065.5" calcext:value-type="float">
            <text:p>421065,5</text:p>
          </table:table-cell>
          <table:table-cell table:style-name="ce2" office:value-type="float" office:value="35860" calcext:value-type="float">
            <text:p>35860</text:p>
          </table:table-cell>
          <table:table-cell table:style-name="ce2" office:value-type="float" office:value="23525.2" calcext:value-type="float">
            <text:p>23525,2</text:p>
          </table:table-cell>
          <table:table-cell table:style-name="ce2" office:value-type="float" office:value="135884.4" calcext:value-type="float">
            <text:p>135884,4</text:p>
          </table:table-cell>
          <table:table-cell table:style-name="ce2" office:value-type="float" office:value="507182.8" calcext:value-type="float">
            <text:p>507182,8</text:p>
          </table:table-cell>
          <table:table-cell table:style-name="ce2" office:value-type="float" office:value="287200.8" calcext:value-type="float">
            <text:p>287200,8</text:p>
          </table:table-cell>
          <table:table-cell table:style-name="ce2" office:value-type="float" office:value="407737.6" calcext:value-type="float">
            <text:p>407737,6</text:p>
          </table:table-cell>
          <table:table-cell table:style-name="ce2" office:value-type="float" office:value="388844.8" calcext:value-type="float">
            <text:p>388844,8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107981.2" calcext:value-type="float">
            <text:p>107981,2</text:p>
          </table:table-cell>
          <table:table-cell table:style-name="ce2" office:value-type="float" office:value="30906" calcext:value-type="float">
            <text:p>30906</text:p>
          </table:table-cell>
          <table:table-cell table:style-name="ce2" office:value-type="float" office:value="45996.6" calcext:value-type="float">
            <text:p>45996,6</text:p>
          </table:table-cell>
          <table:table-cell table:style-name="ce2" office:value-type="float" office:value="1422764.9" calcext:value-type="float">
            <text:p>1422764,9</text:p>
          </table:table-cell>
          <table:table-cell table:style-name="ce2" office:value-type="float" office:value="13512.5" calcext:value-type="float">
            <text:p>13512,5</text:p>
          </table:table-cell>
          <table:table-cell table:style-name="ce2" office:value-type="float" office:value="402264" calcext:value-type="float">
            <text:p>402264</text:p>
          </table:table-cell>
          <table:table-cell table:style-name="ce2" office:value-type="float" office:value="39409.8" calcext:value-type="float">
            <text:p>39409,8</text:p>
          </table:table-cell>
          <table:table-cell table:style-name="ce2" office:value-type="float" office:value="550066.8" calcext:value-type="float">
            <text:p>550066,8</text:p>
          </table:table-cell>
          <table:table-cell table:style-name="ce2" office:value-type="float" office:value="93821.6" calcext:value-type="float">
            <text:p>93821,6</text:p>
          </table:table-cell>
          <table:table-cell table:style-name="ce2" office:value-type="float" office:value="91434.8" calcext:value-type="float">
            <text:p>91434,8</text:p>
          </table:table-cell>
          <table:table-cell table:style-name="ce2" office:value-type="float" office:value="32650.8" calcext:value-type="float">
            <text:p>32650,8</text:p>
          </table:table-cell>
          <table:table-cell table:style-name="ce2" office:value-type="float" office:value="346587.2" calcext:value-type="float">
            <text:p>346587,2</text:p>
          </table:table-cell>
          <table:table-cell table:style-name="ce2" office:value-type="float" office:value="175690.4" calcext:value-type="float">
            <text:p>175690,4</text:p>
          </table:table-cell>
          <table:table-cell table:style-name="ce2" office:value-type="float" office:value="422180.5" calcext:value-type="float">
            <text:p>422180,5</text:p>
          </table:table-cell>
          <table:table-cell table:style-name="ce2" office:value-type="float" office:value="36100.6" calcext:value-type="float">
            <text:p>36100,6</text:p>
          </table:table-cell>
          <table:table-cell table:style-name="ce2" office:value-type="float" office:value="23264.4" calcext:value-type="float">
            <text:p>23264,4</text:p>
          </table:table-cell>
          <table:table-cell table:style-name="ce2" office:value-type="float" office:value="137515.6" calcext:value-type="float">
            <text:p>137515,6</text:p>
          </table:table-cell>
          <table:table-cell table:style-name="ce2" office:value-type="float" office:value="498584.2" calcext:value-type="float">
            <text:p>498584,2</text:p>
          </table:table-cell>
          <table:table-cell table:style-name="ce2" office:value-type="float" office:value="285637.6" calcext:value-type="float">
            <text:p>285637,6</text:p>
          </table:table-cell>
          <table:table-cell table:style-name="ce2" office:value-type="float" office:value="397270.4" calcext:value-type="float">
            <text:p>397270,4</text:p>
          </table:table-cell>
          <table:table-cell table:style-name="ce2" office:value-type="float" office:value="397531.2" calcext:value-type="float">
            <text:p>397531,2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108423.2" calcext:value-type="float">
            <text:p>108423,2</text:p>
          </table:table-cell>
          <table:table-cell table:style-name="ce2" office:value-type="float" office:value="31086.6" calcext:value-type="float">
            <text:p>31086,6</text:p>
          </table:table-cell>
          <table:table-cell table:style-name="ce2" office:value-type="float" office:value="45970" calcext:value-type="float">
            <text:p>45970</text:p>
          </table:table-cell>
          <table:table-cell table:style-name="ce2" office:value-type="float" office:value="1435346.5" calcext:value-type="float">
            <text:p>1435346,5</text:p>
          </table:table-cell>
          <table:table-cell table:style-name="ce2" office:value-type="float" office:value="18906.6" calcext:value-type="float">
            <text:p>18906,6</text:p>
          </table:table-cell>
          <table:table-cell table:style-name="ce2" office:value-type="float" office:value="391692.8" calcext:value-type="float">
            <text:p>391692,8</text:p>
          </table:table-cell>
          <table:table-cell table:style-name="ce2" office:value-type="float" office:value="39389.6" calcext:value-type="float">
            <text:p>39389,6</text:p>
          </table:table-cell>
          <table:table-cell table:style-name="ce2" office:value-type="float" office:value="547047.9" calcext:value-type="float">
            <text:p>547047,9</text:p>
          </table:table-cell>
          <table:table-cell table:style-name="ce2" office:value-type="float" office:value="92738.8" calcext:value-type="float">
            <text:p>92738,8</text:p>
          </table:table-cell>
          <table:table-cell table:style-name="ce2" office:value-type="float" office:value="91494.8" calcext:value-type="float">
            <text:p>91494,8</text:p>
          </table:table-cell>
          <table:table-cell table:style-name="ce2" office:value-type="float" office:value="31126.8" calcext:value-type="float">
            <text:p>31126,8</text:p>
          </table:table-cell>
          <table:table-cell table:style-name="ce2" office:value-type="float" office:value="352544" calcext:value-type="float">
            <text:p>352544</text:p>
          </table:table-cell>
          <table:table-cell table:style-name="ce2" office:value-type="float" office:value="178276.8" calcext:value-type="float">
            <text:p>178276,8</text:p>
          </table:table-cell>
          <table:table-cell table:style-name="ce2" office:value-type="float" office:value="428987.5" calcext:value-type="float">
            <text:p>428987,5</text:p>
          </table:table-cell>
          <table:table-cell table:style-name="ce2" office:value-type="float" office:value="38126.4" calcext:value-type="float">
            <text:p>38126,4</text:p>
          </table:table-cell>
          <table:table-cell table:style-name="ce2" office:value-type="float" office:value="22161.4" calcext:value-type="float">
            <text:p>22161,4</text:p>
          </table:table-cell>
          <table:table-cell table:style-name="ce2" office:value-type="float" office:value="135353.6" calcext:value-type="float">
            <text:p>135353,6</text:p>
          </table:table-cell>
          <table:table-cell table:style-name="ce2" office:value-type="float" office:value="506399.2" calcext:value-type="float">
            <text:p>506399,2</text:p>
          </table:table-cell>
          <table:table-cell table:style-name="ce2" office:value-type="float" office:value="286277.6" calcext:value-type="float">
            <text:p>286277,6</text:p>
          </table:table-cell>
          <table:table-cell table:style-name="ce2" office:value-type="float" office:value="418868.8" calcext:value-type="float">
            <text:p>418868,8</text:p>
          </table:table-cell>
          <table:table-cell table:style-name="ce2" office:value-type="float" office:value="398892.8" calcext:value-type="float">
            <text:p>398892,8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109244.4" calcext:value-type="float">
            <text:p>109244,4</text:p>
          </table:table-cell>
          <table:table-cell table:style-name="ce2" office:value-type="float" office:value="32991.8" calcext:value-type="float">
            <text:p>32991,8</text:p>
          </table:table-cell>
          <table:table-cell table:style-name="ce2" office:value-type="float" office:value="45805.1" calcext:value-type="float">
            <text:p>45805,1</text:p>
          </table:table-cell>
          <table:table-cell table:style-name="ce2" office:value-type="float" office:value="1443755" calcext:value-type="float">
            <text:p>1443755</text:p>
          </table:table-cell>
          <table:table-cell table:style-name="ce2" office:value-type="float" office:value="20184.4" calcext:value-type="float">
            <text:p>20184,4</text:p>
          </table:table-cell>
          <table:table-cell table:style-name="ce2" office:value-type="float" office:value="397166.4" calcext:value-type="float">
            <text:p>397166,4</text:p>
          </table:table-cell>
          <table:table-cell table:style-name="ce2" office:value-type="float" office:value="40954.2" calcext:value-type="float">
            <text:p>40954,2</text:p>
          </table:table-cell>
          <table:table-cell table:style-name="ce2" office:value-type="float" office:value="534320.8" calcext:value-type="float">
            <text:p>534320,8</text:p>
          </table:table-cell>
          <table:table-cell table:style-name="ce2" office:value-type="float" office:value="98033.6" calcext:value-type="float">
            <text:p>98033,6</text:p>
          </table:table-cell>
          <table:table-cell table:style-name="ce2" office:value-type="float" office:value="92197.2" calcext:value-type="float">
            <text:p>92197,2</text:p>
          </table:table-cell>
          <table:table-cell table:style-name="ce2" office:value-type="float" office:value="31888.8" calcext:value-type="float">
            <text:p>31888,8</text:p>
          </table:table-cell>
          <table:table-cell table:style-name="ce2" office:value-type="float" office:value="357819.2" calcext:value-type="float">
            <text:p>357819,2</text:p>
          </table:table-cell>
          <table:table-cell table:style-name="ce2" office:value-type="float" office:value="177555.2" calcext:value-type="float">
            <text:p>177555,2</text:p>
          </table:table-cell>
          <table:table-cell table:style-name="ce2" office:value-type="float" office:value="437345.5" calcext:value-type="float">
            <text:p>437345,5</text:p>
          </table:table-cell>
          <table:table-cell table:style-name="ce2" office:value-type="float" office:value="39088.8" calcext:value-type="float">
            <text:p>39088,8</text:p>
          </table:table-cell>
          <table:table-cell table:style-name="ce2" office:value-type="float" office:value="22281.6" calcext:value-type="float">
            <text:p>22281,6</text:p>
          </table:table-cell>
          <table:table-cell table:style-name="ce2" office:value-type="float" office:value="140168.4" calcext:value-type="float">
            <text:p>140168,4</text:p>
          </table:table-cell>
          <table:table-cell table:style-name="ce2" office:value-type="float" office:value="526166.3" calcext:value-type="float">
            <text:p>526166,3</text:p>
          </table:table-cell>
          <table:table-cell table:style-name="ce2" office:value-type="float" office:value="284271.2" calcext:value-type="float">
            <text:p>284271,2</text:p>
          </table:table-cell>
          <table:table-cell table:style-name="ce2" office:value-type="float" office:value="417326.4" calcext:value-type="float">
            <text:p>417326,4</text:p>
          </table:table-cell>
          <table:table-cell table:style-name="ce2" office:value-type="float" office:value="408240" calcext:value-type="float">
            <text:p>40824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110106.8" calcext:value-type="float">
            <text:p>110106,8</text:p>
          </table:table-cell>
          <table:table-cell table:style-name="ce2" office:value-type="float" office:value="32249.8" calcext:value-type="float">
            <text:p>32249,8</text:p>
          </table:table-cell>
          <table:table-cell table:style-name="ce2" office:value-type="float" office:value="45629.6" calcext:value-type="float">
            <text:p>45629,6</text:p>
          </table:table-cell>
          <table:table-cell table:style-name="ce2" office:value-type="float" office:value="1545728.5" calcext:value-type="float">
            <text:p>1545728,5</text:p>
          </table:table-cell>
          <table:table-cell table:style-name="ce2" office:value-type="float" office:value="20107" calcext:value-type="float">
            <text:p>20107</text:p>
          </table:table-cell>
          <table:table-cell table:style-name="ce2" office:value-type="float" office:value="400758.4" calcext:value-type="float">
            <text:p>400758,4</text:p>
          </table:table-cell>
          <table:table-cell table:style-name="ce2" office:value-type="float" office:value="39891.4" calcext:value-type="float">
            <text:p>39891,4</text:p>
          </table:table-cell>
          <table:table-cell table:style-name="ce2" office:value-type="float" office:value="545624.8" calcext:value-type="float">
            <text:p>545624,8</text:p>
          </table:table-cell>
          <table:table-cell table:style-name="ce2" office:value-type="float" office:value="90552.4" calcext:value-type="float">
            <text:p>90552,4</text:p>
          </table:table-cell>
          <table:table-cell table:style-name="ce2" office:value-type="float" office:value="93780.8" calcext:value-type="float">
            <text:p>93780,8</text:p>
          </table:table-cell>
          <table:table-cell table:style-name="ce2" office:value-type="float" office:value="30605" calcext:value-type="float">
            <text:p>30605</text:p>
          </table:table-cell>
          <table:table-cell table:style-name="ce2" office:value-type="float" office:value="349715.2" calcext:value-type="float">
            <text:p>349715,2</text:p>
          </table:table-cell>
          <table:table-cell table:style-name="ce2" office:value-type="float" office:value="171437.6" calcext:value-type="float">
            <text:p>171437,6</text:p>
          </table:table-cell>
          <table:table-cell table:style-name="ce2" office:value-type="float" office:value="419051" calcext:value-type="float">
            <text:p>419051</text:p>
          </table:table-cell>
          <table:table-cell table:style-name="ce2" office:value-type="float" office:value="36702.4" calcext:value-type="float">
            <text:p>36702,4</text:p>
          </table:table-cell>
          <table:table-cell table:style-name="ce2" office:value-type="float" office:value="23806.2" calcext:value-type="float">
            <text:p>23806,2</text:p>
          </table:table-cell>
          <table:table-cell table:style-name="ce2" office:value-type="float" office:value="138216.4" calcext:value-type="float">
            <text:p>138216,4</text:p>
          </table:table-cell>
          <table:table-cell table:style-name="ce2" office:value-type="float" office:value="518735" calcext:value-type="float">
            <text:p>518735</text:p>
          </table:table-cell>
          <table:table-cell table:style-name="ce2" office:value-type="float" office:value="281484.8" calcext:value-type="float">
            <text:p>281484,8</text:p>
          </table:table-cell>
          <table:table-cell table:style-name="ce2" office:value-type="float" office:value="401019.2" calcext:value-type="float">
            <text:p>401019,2</text:p>
          </table:table-cell>
          <table:table-cell table:style-name="ce2" office:value-type="float" office:value="384752" calcext:value-type="float">
            <text:p>384752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105936" calcext:value-type="float">
            <text:p>105936</text:p>
          </table:table-cell>
          <table:table-cell table:style-name="ce2" office:value-type="float" office:value="28479.2" calcext:value-type="float">
            <text:p>28479,2</text:p>
          </table:table-cell>
          <table:table-cell table:style-name="ce2" office:value-type="float" office:value="46225.3" calcext:value-type="float">
            <text:p>46225,3</text:p>
          </table:table-cell>
          <table:table-cell table:style-name="ce2" office:value-type="float" office:value="1446679.1" calcext:value-type="float">
            <text:p>1446679,1</text:p>
          </table:table-cell>
          <table:table-cell table:style-name="ce2" office:value-type="float" office:value="20369.5" calcext:value-type="float">
            <text:p>20369,5</text:p>
          </table:table-cell>
          <table:table-cell table:style-name="ce2" office:value-type="float" office:value="385897.6" calcext:value-type="float">
            <text:p>385897,6</text:p>
          </table:table-cell>
          <table:table-cell table:style-name="ce2" office:value-type="float" office:value="37745.2" calcext:value-type="float">
            <text:p>37745,2</text:p>
          </table:table-cell>
          <table:table-cell table:style-name="ce2" office:value-type="float" office:value="522818.4" calcext:value-type="float">
            <text:p>522818,4</text:p>
          </table:table-cell>
          <table:table-cell table:style-name="ce2" office:value-type="float" office:value="90191.2" calcext:value-type="float">
            <text:p>90191,2</text:p>
          </table:table-cell>
          <table:table-cell table:style-name="ce2" office:value-type="float" office:value="92959.2" calcext:value-type="float">
            <text:p>92959,2</text:p>
          </table:table-cell>
          <table:table-cell table:style-name="ce2" office:value-type="float" office:value="29402" calcext:value-type="float">
            <text:p>29402</text:p>
          </table:table-cell>
          <table:table-cell table:style-name="ce2" office:value-type="float" office:value="341009.6" calcext:value-type="float">
            <text:p>341009,6</text:p>
          </table:table-cell>
          <table:table-cell table:style-name="ce2" office:value-type="float" office:value="171036.8" calcext:value-type="float">
            <text:p>171036,8</text:p>
          </table:table-cell>
          <table:table-cell table:style-name="ce2" office:value-type="float" office:value="411307" calcext:value-type="float">
            <text:p>411307</text:p>
          </table:table-cell>
          <table:table-cell table:style-name="ce2" office:value-type="float" office:value="36882.6" calcext:value-type="float">
            <text:p>36882,6</text:p>
          </table:table-cell>
          <table:table-cell table:style-name="ce2" office:value-type="float" office:value="21920.8" calcext:value-type="float">
            <text:p>21920,8</text:p>
          </table:table-cell>
          <table:table-cell table:style-name="ce2" office:value-type="float" office:value="133991.6" calcext:value-type="float">
            <text:p>133991,6</text:p>
          </table:table-cell>
          <table:table-cell table:style-name="ce2" office:value-type="float" office:value="492888.5" calcext:value-type="float">
            <text:p>492888,5</text:p>
          </table:table-cell>
          <table:table-cell table:style-name="ce2" office:value-type="float" office:value="275328" calcext:value-type="float">
            <text:p>275328</text:p>
          </table:table-cell>
          <table:table-cell table:style-name="ce2" office:value-type="float" office:value="394579.2" calcext:value-type="float">
            <text:p>394579,2</text:p>
          </table:table-cell>
          <table:table-cell table:style-name="ce2" office:value-type="float" office:value="377030.4" calcext:value-type="float">
            <text:p>377030,4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105494.4" calcext:value-type="float">
            <text:p>105494,4</text:p>
          </table:table-cell>
          <table:table-cell table:style-name="ce2" office:value-type="float" office:value="27215.6" calcext:value-type="float">
            <text:p>27215,6</text:p>
          </table:table-cell>
          <table:table-cell table:style-name="ce2" office:value-type="float" office:value="43369.1" calcext:value-type="float">
            <text:p>43369,1</text:p>
          </table:table-cell>
          <table:table-cell table:style-name="ce2" office:value-type="float" office:value="1374304" calcext:value-type="float">
            <text:p>1374304</text:p>
          </table:table-cell>
          <table:table-cell table:style-name="ce2" office:value-type="float" office:value="16243.1" calcext:value-type="float">
            <text:p>16243,1</text:p>
          </table:table-cell>
          <table:table-cell table:style-name="ce2" office:value-type="float" office:value="376510.4" calcext:value-type="float">
            <text:p>376510,4</text:p>
          </table:table-cell>
          <table:table-cell table:style-name="ce2" office:value-type="float" office:value="37645.2" calcext:value-type="float">
            <text:p>37645,2</text:p>
          </table:table-cell>
          <table:table-cell table:style-name="ce2" office:value-type="float" office:value="515719.6" calcext:value-type="float">
            <text:p>515719,6</text:p>
          </table:table-cell>
          <table:table-cell table:style-name="ce2" office:value-type="float" office:value="87965.6" calcext:value-type="float">
            <text:p>87965,6</text:p>
          </table:table-cell>
          <table:table-cell table:style-name="ce2" office:value-type="float" office:value="86420.8" calcext:value-type="float">
            <text:p>86420,8</text:p>
          </table:table-cell>
          <table:table-cell table:style-name="ce2" office:value-type="float" office:value="28459.2" calcext:value-type="float">
            <text:p>28459,2</text:p>
          </table:table-cell>
          <table:table-cell table:style-name="ce2" office:value-type="float" office:value="334452.8" calcext:value-type="float">
            <text:p>334452,8</text:p>
          </table:table-cell>
          <table:table-cell table:style-name="ce2" office:value-type="float" office:value="167627.2" calcext:value-type="float">
            <text:p>167627,2</text:p>
          </table:table-cell>
          <table:table-cell table:style-name="ce2" office:value-type="float" office:value="400747" calcext:value-type="float">
            <text:p>400747</text:p>
          </table:table-cell>
          <table:table-cell table:style-name="ce2" office:value-type="float" office:value="35779.6" calcext:value-type="float">
            <text:p>35779,6</text:p>
          </table:table-cell>
          <table:table-cell table:style-name="ce2" office:value-type="float" office:value="20577" calcext:value-type="float">
            <text:p>20577</text:p>
          </table:table-cell>
          <table:table-cell table:style-name="ce2" office:value-type="float" office:value="133471.6" calcext:value-type="float">
            <text:p>133471,6</text:p>
          </table:table-cell>
          <table:table-cell table:style-name="ce2" office:value-type="float" office:value="504809.7" calcext:value-type="float">
            <text:p>504809,7</text:p>
          </table:table-cell>
          <table:table-cell table:style-name="ce2" office:value-type="float" office:value="271976.8" calcext:value-type="float">
            <text:p>271976,8</text:p>
          </table:table-cell>
          <table:table-cell table:style-name="ce2" office:value-type="float" office:value="385134.4" calcext:value-type="float">
            <text:p>385134,4</text:p>
          </table:table-cell>
          <table:table-cell table:style-name="ce2" office:value-type="float" office:value="384131.2" calcext:value-type="float">
            <text:p>384131,2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99778.4" calcext:value-type="float">
            <text:p>99778,4</text:p>
          </table:table-cell>
          <table:table-cell table:style-name="ce2" office:value-type="float" office:value="29562.2" calcext:value-type="float">
            <text:p>29562,2</text:p>
          </table:table-cell>
          <table:table-cell table:style-name="ce2" office:value-type="float" office:value="43414.2" calcext:value-type="float">
            <text:p>43414,2</text:p>
          </table:table-cell>
          <table:table-cell table:style-name="ce2" office:value-type="float" office:value="1402899.3" calcext:value-type="float">
            <text:p>1402899,3</text:p>
          </table:table-cell>
          <table:table-cell table:style-name="ce2" office:value-type="float" office:value="16937.5" calcext:value-type="float">
            <text:p>16937,5</text:p>
          </table:table-cell>
          <table:table-cell table:style-name="ce2" office:value-type="float" office:value="393216" calcext:value-type="float">
            <text:p>393216</text:p>
          </table:table-cell>
          <table:table-cell table:style-name="ce2" office:value-type="float" office:value="38387.2" calcext:value-type="float">
            <text:p>38387,2</text:p>
          </table:table-cell>
          <table:table-cell table:style-name="ce2" office:value-type="float" office:value="527149.2" calcext:value-type="float">
            <text:p>527149,2</text:p>
          </table:table-cell>
          <table:table-cell table:style-name="ce2" office:value-type="float" office:value="89570" calcext:value-type="float">
            <text:p>89570</text:p>
          </table:table-cell>
          <table:table-cell table:style-name="ce2" office:value-type="float" office:value="87283.2" calcext:value-type="float">
            <text:p>87283,2</text:p>
          </table:table-cell>
          <table:table-cell table:style-name="ce2" office:value-type="float" office:value="28720" calcext:value-type="float">
            <text:p>28720</text:p>
          </table:table-cell>
          <table:table-cell table:style-name="ce2" office:value-type="float" office:value="351120" calcext:value-type="float">
            <text:p>351120</text:p>
          </table:table-cell>
          <table:table-cell table:style-name="ce2" office:value-type="float" office:value="171317.6" calcext:value-type="float">
            <text:p>171317,6</text:p>
          </table:table-cell>
          <table:table-cell table:style-name="ce2" office:value-type="float" office:value="400821.5" calcext:value-type="float">
            <text:p>400821,5</text:p>
          </table:table-cell>
          <table:table-cell table:style-name="ce2" office:value-type="float" office:value="34235.6" calcext:value-type="float">
            <text:p>34235,6</text:p>
          </table:table-cell>
          <table:table-cell table:style-name="ce2" office:value-type="float" office:value="21560" calcext:value-type="float">
            <text:p>21560</text:p>
          </table:table-cell>
          <table:table-cell table:style-name="ce2" office:value-type="float" office:value="137646" calcext:value-type="float">
            <text:p>137646</text:p>
          </table:table-cell>
          <table:table-cell table:style-name="ce2" office:value-type="float" office:value="502677.9" calcext:value-type="float">
            <text:p>502677,9</text:p>
          </table:table-cell>
          <table:table-cell table:style-name="ce2" office:value-type="float" office:value="278656.8" calcext:value-type="float">
            <text:p>278656,8</text:p>
          </table:table-cell>
          <table:table-cell table:style-name="ce2" office:value-type="float" office:value="394220.8" calcext:value-type="float">
            <text:p>394220,8</text:p>
          </table:table-cell>
          <table:table-cell table:style-name="ce2" office:value-type="float" office:value="375788.8" calcext:value-type="float">
            <text:p>375788,8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105434.4" calcext:value-type="float">
            <text:p>105434,4</text:p>
          </table:table-cell>
          <table:table-cell table:style-name="ce2" office:value-type="float" office:value="30725.4" calcext:value-type="float">
            <text:p>30725,4</text:p>
          </table:table-cell>
          <table:table-cell table:style-name="ce2" office:value-type="float" office:value="45900.8" calcext:value-type="float">
            <text:p>45900,8</text:p>
          </table:table-cell>
          <table:table-cell table:style-name="ce2" office:value-type="float" office:value="1419702.7" calcext:value-type="float">
            <text:p>1419702,7</text:p>
          </table:table-cell>
          <table:table-cell table:style-name="ce2" office:value-type="float" office:value="20226.6" calcext:value-type="float">
            <text:p>20226,6</text:p>
          </table:table-cell>
          <table:table-cell table:style-name="ce2" office:value-type="float" office:value="389206.4" calcext:value-type="float">
            <text:p>389206,4</text:p>
          </table:table-cell>
          <table:table-cell table:style-name="ce2" office:value-type="float" office:value="38487.4" calcext:value-type="float">
            <text:p>38487,4</text:p>
          </table:table-cell>
          <table:table-cell table:style-name="ce2" office:value-type="float" office:value="524488.8" calcext:value-type="float">
            <text:p>524488,8</text:p>
          </table:table-cell>
          <table:table-cell table:style-name="ce2" office:value-type="float" office:value="91214.4" calcext:value-type="float">
            <text:p>91214,4</text:p>
          </table:table-cell>
          <table:table-cell table:style-name="ce2" office:value-type="float" office:value="91054" calcext:value-type="float">
            <text:p>91054</text:p>
          </table:table-cell>
          <table:table-cell table:style-name="ce2" office:value-type="float" office:value="27997.8" calcext:value-type="float">
            <text:p>27997,8</text:p>
          </table:table-cell>
          <table:table-cell table:style-name="ce2" office:value-type="float" office:value="332988.8" calcext:value-type="float">
            <text:p>332988,8</text:p>
          </table:table-cell>
          <table:table-cell table:style-name="ce2" office:value-type="float" office:value="164196.8" calcext:value-type="float">
            <text:p>164196,8</text:p>
          </table:table-cell>
          <table:table-cell table:style-name="ce2" office:value-type="float" office:value="399258.5" calcext:value-type="float">
            <text:p>399258,5</text:p>
          </table:table-cell>
          <table:table-cell table:style-name="ce2" office:value-type="float" office:value="36100.6" calcext:value-type="float">
            <text:p>36100,6</text:p>
          </table:table-cell>
          <table:table-cell table:style-name="ce2" office:value-type="float" office:value="19133" calcext:value-type="float">
            <text:p>19133</text:p>
          </table:table-cell>
          <table:table-cell table:style-name="ce2" office:value-type="float" office:value="133222" calcext:value-type="float">
            <text:p>133222</text:p>
          </table:table-cell>
          <table:table-cell table:style-name="ce2" office:value-type="float" office:value="494822.8" calcext:value-type="float">
            <text:p>494822,8</text:p>
          </table:table-cell>
          <table:table-cell table:style-name="ce2" office:value-type="float" office:value="255591.2" calcext:value-type="float">
            <text:p>255591,2</text:p>
          </table:table-cell>
          <table:table-cell table:style-name="ce2" office:value-type="float" office:value="374446.4" calcext:value-type="float">
            <text:p>374446,4</text:p>
          </table:table-cell>
          <table:table-cell table:style-name="ce2" office:value-type="float" office:value="363734.4" calcext:value-type="float">
            <text:p>363734,4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102326" calcext:value-type="float">
            <text:p>102326</text:p>
          </table:table-cell>
          <table:table-cell table:style-name="ce2" office:value-type="float" office:value="28178.4" calcext:value-type="float">
            <text:p>28178,4</text:p>
          </table:table-cell>
          <table:table-cell table:style-name="ce2" office:value-type="float" office:value="38151" calcext:value-type="float">
            <text:p>38151</text:p>
          </table:table-cell>
          <table:table-cell table:style-name="ce2" office:value-type="float" office:value="1361835.3" calcext:value-type="float">
            <text:p>1361835,3</text:p>
          </table:table-cell>
          <table:table-cell table:style-name="ce2" office:value-type="float" office:value="20423.4" calcext:value-type="float">
            <text:p>20423,4</text:p>
          </table:table-cell>
          <table:table-cell table:style-name="ce2" office:value-type="float" office:value="374906.4" calcext:value-type="float">
            <text:p>374906,4</text:p>
          </table:table-cell>
          <table:table-cell table:style-name="ce2" office:value-type="float" office:value="36642" calcext:value-type="float">
            <text:p>36642</text:p>
          </table:table-cell>
          <table:table-cell table:style-name="ce2" office:value-type="float" office:value="507808.4" calcext:value-type="float">
            <text:p>507808,4</text:p>
          </table:table-cell>
          <table:table-cell table:style-name="ce2" office:value-type="float" office:value="90051.2" calcext:value-type="float">
            <text:p>90051,2</text:p>
          </table:table-cell>
          <table:table-cell table:style-name="ce2" office:value-type="float" office:value="86501.4" calcext:value-type="float">
            <text:p>86501,4</text:p>
          </table:table-cell>
          <table:table-cell table:style-name="ce2" office:value-type="float" office:value="28118.2" calcext:value-type="float">
            <text:p>28118,2</text:p>
          </table:table-cell>
          <table:table-cell table:style-name="ce2" office:value-type="float" office:value="329358.4" calcext:value-type="float">
            <text:p>329358,4</text:p>
          </table:table-cell>
          <table:table-cell table:style-name="ce2" office:value-type="float" office:value="165762.4" calcext:value-type="float">
            <text:p>165762,4</text:p>
          </table:table-cell>
          <table:table-cell table:style-name="ce2" office:value-type="float" office:value="389585" calcext:value-type="float">
            <text:p>389585</text:p>
          </table:table-cell>
          <table:table-cell table:style-name="ce2" office:value-type="float" office:value="34776.6" calcext:value-type="float">
            <text:p>34776,6</text:p>
          </table:table-cell>
          <table:table-cell table:style-name="ce2" office:value-type="float" office:value="20075.6" calcext:value-type="float">
            <text:p>20075,6</text:p>
          </table:table-cell>
          <table:table-cell table:style-name="ce2" office:value-type="float" office:value="133221.6" calcext:value-type="float">
            <text:p>133221,6</text:p>
          </table:table-cell>
          <table:table-cell table:style-name="ce2" office:value-type="float" office:value="483245.8" calcext:value-type="float">
            <text:p>483245,8</text:p>
          </table:table-cell>
          <table:table-cell table:style-name="ce2" office:value-type="float" office:value="265601.6" calcext:value-type="float">
            <text:p>265601,6</text:p>
          </table:table-cell>
          <table:table-cell table:style-name="ce2" office:value-type="float" office:value="368326.4" calcext:value-type="float">
            <text:p>368326,4</text:p>
          </table:table-cell>
          <table:table-cell table:style-name="ce2" office:value-type="float" office:value="370412.8" calcext:value-type="float">
            <text:p>370412,8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96228.8" calcext:value-type="float">
            <text:p>96228,8</text:p>
          </table:table-cell>
          <table:table-cell table:style-name="ce2" office:value-type="float" office:value="29000.8" calcext:value-type="float">
            <text:p>29000,8</text:p>
          </table:table-cell>
          <table:table-cell table:style-name="ce2" office:value-type="float" office:value="43317.1" calcext:value-type="float">
            <text:p>43317,1</text:p>
          </table:table-cell>
          <table:table-cell table:style-name="ce2" office:value-type="float" office:value="1363263.5" calcext:value-type="float">
            <text:p>1363263,5</text:p>
          </table:table-cell>
          <table:table-cell table:style-name="ce2" office:value-type="float" office:value="16910.2" calcext:value-type="float">
            <text:p>16910,2</text:p>
          </table:table-cell>
          <table:table-cell table:style-name="ce2" office:value-type="float" office:value="385033.6" calcext:value-type="float">
            <text:p>385033,6</text:p>
          </table:table-cell>
          <table:table-cell table:style-name="ce2" office:value-type="float" office:value="37364.2" calcext:value-type="float">
            <text:p>37364,2</text:p>
          </table:table-cell>
          <table:table-cell table:style-name="ce2" office:value-type="float" office:value="518154.3" calcext:value-type="float">
            <text:p>518154,3</text:p>
          </table:table-cell>
          <table:table-cell table:style-name="ce2" office:value-type="float" office:value="90973.6" calcext:value-type="float">
            <text:p>90973,6</text:p>
          </table:table-cell>
          <table:table-cell table:style-name="ce2" office:value-type="float" office:value="85458" calcext:value-type="float">
            <text:p>85458</text:p>
          </table:table-cell>
          <table:table-cell table:style-name="ce2" office:value-type="float" office:value="27957.8" calcext:value-type="float">
            <text:p>27957,8</text:p>
          </table:table-cell>
          <table:table-cell table:style-name="ce2" office:value-type="float" office:value="330721.6" calcext:value-type="float">
            <text:p>330721,6</text:p>
          </table:table-cell>
          <table:table-cell table:style-name="ce2" office:value-type="float" office:value="163215.2" calcext:value-type="float">
            <text:p>163215,2</text:p>
          </table:table-cell>
          <table:table-cell table:style-name="ce2" office:value-type="float" office:value="389898.5" calcext:value-type="float">
            <text:p>389898,5</text:p>
          </table:table-cell>
          <table:table-cell table:style-name="ce2" office:value-type="float" office:value="35458.6" calcext:value-type="float">
            <text:p>35458,6</text:p>
          </table:table-cell>
          <table:table-cell table:style-name="ce2" office:value-type="float" office:value="19554.4" calcext:value-type="float">
            <text:p>19554,4</text:p>
          </table:table-cell>
          <table:table-cell table:style-name="ce2" office:value-type="float" office:value="132270" calcext:value-type="float">
            <text:p>132270</text:p>
          </table:table-cell>
          <table:table-cell table:style-name="ce2" office:value-type="float" office:value="493749.5" calcext:value-type="float">
            <text:p>493749,5</text:p>
          </table:table-cell>
          <table:table-cell table:style-name="ce2" office:value-type="float" office:value="274504" calcext:value-type="float">
            <text:p>274504</text:p>
          </table:table-cell>
          <table:table-cell table:style-name="ce2" office:value-type="float" office:value="386800" calcext:value-type="float">
            <text:p>386800</text:p>
          </table:table-cell>
          <table:table-cell table:style-name="ce2" office:value-type="float" office:value="367084.8" calcext:value-type="float">
            <text:p>367084,8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100480.4" calcext:value-type="float">
            <text:p>100480,4</text:p>
          </table:table-cell>
          <table:table-cell table:style-name="ce2" office:value-type="float" office:value="27316" calcext:value-type="float">
            <text:p>27316</text:p>
          </table:table-cell>
          <table:table-cell table:style-name="ce2" office:value-type="float" office:value="46230.6" calcext:value-type="float">
            <text:p>46230,6</text:p>
          </table:table-cell>
          <table:table-cell table:style-name="ce2" office:value-type="float" office:value="1423145.2" calcext:value-type="float">
            <text:p>1423145,2</text:p>
          </table:table-cell>
          <table:table-cell table:style-name="ce2" office:value-type="float" office:value="16297.5" calcext:value-type="float">
            <text:p>16297,5</text:p>
          </table:table-cell>
          <table:table-cell table:style-name="ce2" office:value-type="float" office:value="391252" calcext:value-type="float">
            <text:p>391252</text:p>
          </table:table-cell>
          <table:table-cell table:style-name="ce2" office:value-type="float" office:value="38427" calcext:value-type="float">
            <text:p>38427</text:p>
          </table:table-cell>
          <table:table-cell table:style-name="ce2" office:value-type="float" office:value="517445.6" calcext:value-type="float">
            <text:p>517445,6</text:p>
          </table:table-cell>
          <table:table-cell table:style-name="ce2" office:value-type="float" office:value="88186" calcext:value-type="float">
            <text:p>88186</text:p>
          </table:table-cell>
          <table:table-cell table:style-name="ce2" office:value-type="float" office:value="90011.2" calcext:value-type="float">
            <text:p>90011,2</text:p>
          </table:table-cell>
          <table:table-cell table:style-name="ce2" office:value-type="float" office:value="28619.8" calcext:value-type="float">
            <text:p>28619,8</text:p>
          </table:table-cell>
          <table:table-cell table:style-name="ce2" office:value-type="float" office:value="333128" calcext:value-type="float">
            <text:p>333128</text:p>
          </table:table-cell>
          <table:table-cell table:style-name="ce2" office:value-type="float" office:value="170114.4" calcext:value-type="float">
            <text:p>170114,4</text:p>
          </table:table-cell>
          <table:table-cell table:style-name="ce2" office:value-type="float" office:value="393341.5" calcext:value-type="float">
            <text:p>393341,5</text:p>
          </table:table-cell>
          <table:table-cell table:style-name="ce2" office:value-type="float" office:value="35097.8" calcext:value-type="float">
            <text:p>35097,8</text:p>
          </table:table-cell>
          <table:table-cell table:style-name="ce2" office:value-type="float" office:value="20336.4" calcext:value-type="float">
            <text:p>20336,4</text:p>
          </table:table-cell>
          <table:table-cell table:style-name="ce2" office:value-type="float" office:value="129899.2" calcext:value-type="float">
            <text:p>129899,2</text:p>
          </table:table-cell>
          <table:table-cell table:style-name="ce2" office:value-type="float" office:value="487512.5" calcext:value-type="float">
            <text:p>487512,5</text:p>
          </table:table-cell>
          <table:table-cell table:style-name="ce2" office:value-type="float" office:value="267705.6" calcext:value-type="float">
            <text:p>267705,6</text:p>
          </table:table-cell>
          <table:table-cell table:style-name="ce2" office:value-type="float" office:value="378896" calcext:value-type="float">
            <text:p>378896</text:p>
          </table:table-cell>
          <table:table-cell table:style-name="ce2" office:value-type="float" office:value="361728.8" calcext:value-type="float">
            <text:p>361728,8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102706.8" calcext:value-type="float">
            <text:p>102706,8</text:p>
          </table:table-cell>
          <table:table-cell table:style-name="ce2" office:value-type="float" office:value="28178.4" calcext:value-type="float">
            <text:p>28178,4</text:p>
          </table:table-cell>
          <table:table-cell table:style-name="ce2" office:value-type="float" office:value="43569.4" calcext:value-type="float">
            <text:p>43569,4</text:p>
          </table:table-cell>
          <table:table-cell table:style-name="ce2" office:value-type="float" office:value="1356716.6" calcext:value-type="float">
            <text:p>1356716,6</text:p>
          </table:table-cell>
          <table:table-cell table:style-name="ce2" office:value-type="float" office:value="13598.4" calcext:value-type="float">
            <text:p>13598,4</text:p>
          </table:table-cell>
          <table:table-cell table:style-name="ce2" office:value-type="float" office:value="365659.2" calcext:value-type="float">
            <text:p>365659,2</text:p>
          </table:table-cell>
          <table:table-cell table:style-name="ce2" office:value-type="float" office:value="36521.8" calcext:value-type="float">
            <text:p>36521,8</text:p>
          </table:table-cell>
          <table:table-cell table:style-name="ce2" office:value-type="float" office:value="509887.4" calcext:value-type="float">
            <text:p>509887,4</text:p>
          </table:table-cell>
          <table:table-cell table:style-name="ce2" office:value-type="float" office:value="86421.2" calcext:value-type="float">
            <text:p>86421,2</text:p>
          </table:table-cell>
          <table:table-cell table:style-name="ce2" office:value-type="float" office:value="82008.4" calcext:value-type="float">
            <text:p>82008,4</text:p>
          </table:table-cell>
          <table:table-cell table:style-name="ce2" office:value-type="float" office:value="27717.2" calcext:value-type="float">
            <text:p>27717,2</text:p>
          </table:table-cell>
          <table:table-cell table:style-name="ce2" office:value-type="float" office:value="321938.4" calcext:value-type="float">
            <text:p>321938,4</text:p>
          </table:table-cell>
          <table:table-cell table:style-name="ce2" office:value-type="float" office:value="166404" calcext:value-type="float">
            <text:p>166404</text:p>
          </table:table-cell>
          <table:table-cell table:style-name="ce2" office:value-type="float" office:value="379100.5" calcext:value-type="float">
            <text:p>379100,5</text:p>
          </table:table-cell>
          <table:table-cell table:style-name="ce2" office:value-type="float" office:value="34596.4" calcext:value-type="float">
            <text:p>34596,4</text:p>
          </table:table-cell>
          <table:table-cell table:style-name="ce2" office:value-type="float" office:value="18632" calcext:value-type="float">
            <text:p>18632</text:p>
          </table:table-cell>
          <table:table-cell table:style-name="ce2" office:value-type="float" office:value="128247.2" calcext:value-type="float">
            <text:p>128247,2</text:p>
          </table:table-cell>
          <table:table-cell table:style-name="ce2" office:value-type="float" office:value="466344.8" calcext:value-type="float">
            <text:p>466344,8</text:p>
          </table:table-cell>
          <table:table-cell table:style-name="ce2" office:value-type="float" office:value="254930.4" calcext:value-type="float">
            <text:p>254930,4</text:p>
          </table:table-cell>
          <table:table-cell table:style-name="ce2" office:value-type="float" office:value="358620" calcext:value-type="float">
            <text:p>358620</text:p>
          </table:table-cell>
          <table:table-cell table:style-name="ce2" office:value-type="float" office:value="353464.8" calcext:value-type="float">
            <text:p>353464,8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97512" calcext:value-type="float">
            <text:p>97512</text:p>
          </table:table-cell>
          <table:table-cell table:style-name="ce2" office:value-type="float" office:value="40292.2" calcext:value-type="float">
            <text:p>40292,2</text:p>
          </table:table-cell>
          <table:table-cell table:style-name="ce2" office:value-type="float" office:value="40433.2" calcext:value-type="float">
            <text:p>40433,2</text:p>
          </table:table-cell>
          <table:table-cell table:style-name="ce2" office:value-type="float" office:value="1306671" calcext:value-type="float">
            <text:p>1306671</text:p>
          </table:table-cell>
          <table:table-cell table:style-name="ce2" office:value-type="float" office:value="16835.9" calcext:value-type="float">
            <text:p>16835,9</text:p>
          </table:table-cell>
          <table:table-cell table:style-name="ce2" office:value-type="float" office:value="361024" calcext:value-type="float">
            <text:p>361024</text:p>
          </table:table-cell>
          <table:table-cell table:style-name="ce2" office:value-type="float" office:value="34977.4" calcext:value-type="float">
            <text:p>34977,4</text:p>
          </table:table-cell>
          <table:table-cell table:style-name="ce2" office:value-type="float" office:value="496996.9" calcext:value-type="float">
            <text:p>496996,9</text:p>
          </table:table-cell>
          <table:table-cell table:style-name="ce2" office:value-type="float" office:value="81788" calcext:value-type="float">
            <text:p>81788</text:p>
          </table:table-cell>
          <table:table-cell table:style-name="ce2" office:value-type="float" office:value="85298" calcext:value-type="float">
            <text:p>85298</text:p>
          </table:table-cell>
          <table:table-cell table:style-name="ce2" office:value-type="float" office:value="26634" calcext:value-type="float">
            <text:p>26634</text:p>
          </table:table-cell>
          <table:table-cell table:style-name="ce2" office:value-type="float" office:value="314115.2" calcext:value-type="float">
            <text:p>314115,2</text:p>
          </table:table-cell>
          <table:table-cell table:style-name="ce2" office:value-type="float" office:value="154972" calcext:value-type="float">
            <text:p>154972</text:p>
          </table:table-cell>
          <table:table-cell table:style-name="ce2" office:value-type="float" office:value="365737" calcext:value-type="float">
            <text:p>365737</text:p>
          </table:table-cell>
          <table:table-cell table:style-name="ce2" office:value-type="float" office:value="33954.4" calcext:value-type="float">
            <text:p>33954,4</text:p>
          </table:table-cell>
          <table:table-cell table:style-name="ce2" office:value-type="float" office:value="19694.6" calcext:value-type="float">
            <text:p>19694,6</text:p>
          </table:table-cell>
          <table:table-cell table:style-name="ce2" office:value-type="float" office:value="123352" calcext:value-type="float">
            <text:p>123352</text:p>
          </table:table-cell>
          <table:table-cell table:style-name="ce2" office:value-type="float" office:value="451068.4" calcext:value-type="float">
            <text:p>451068,4</text:p>
          </table:table-cell>
          <table:table-cell table:style-name="ce2" office:value-type="float" office:value="258159.2" calcext:value-type="float">
            <text:p>258159,2</text:p>
          </table:table-cell>
          <table:table-cell table:style-name="ce2" office:value-type="float" office:value="356936" calcext:value-type="float">
            <text:p>356936</text:p>
          </table:table-cell>
          <table:table-cell table:style-name="ce2" office:value-type="float" office:value="351982.4" calcext:value-type="float">
            <text:p>351982,4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97010.4" calcext:value-type="float">
            <text:p>97010,4</text:p>
          </table:table-cell>
          <table:table-cell table:style-name="ce2" office:value-type="float" office:value="27737.2" calcext:value-type="float">
            <text:p>27737,2</text:p>
          </table:table-cell>
          <table:table-cell table:style-name="ce2" office:value-type="float" office:value="46193.9" calcext:value-type="float">
            <text:p>46193,9</text:p>
          </table:table-cell>
          <table:table-cell table:style-name="ce2" office:value-type="float" office:value="1271552.2" calcext:value-type="float">
            <text:p>1271552,2</text:p>
          </table:table-cell>
          <table:table-cell table:style-name="ce2" office:value-type="float" office:value="13562.5" calcext:value-type="float">
            <text:p>13562,5</text:p>
          </table:table-cell>
          <table:table-cell table:style-name="ce2" office:value-type="float" office:value="347870.4" calcext:value-type="float">
            <text:p>347870,4</text:p>
          </table:table-cell>
          <table:table-cell table:style-name="ce2" office:value-type="float" office:value="35960.2" calcext:value-type="float">
            <text:p>35960,2</text:p>
          </table:table-cell>
          <table:table-cell table:style-name="ce2" office:value-type="float" office:value="497689.5" calcext:value-type="float">
            <text:p>497689,5</text:p>
          </table:table-cell>
          <table:table-cell table:style-name="ce2" office:value-type="float" office:value="81988.4" calcext:value-type="float">
            <text:p>81988,4</text:p>
          </table:table-cell>
          <table:table-cell table:style-name="ce2" office:value-type="float" office:value="83132.2" calcext:value-type="float">
            <text:p>83132,2</text:p>
          </table:table-cell>
          <table:table-cell table:style-name="ce2" office:value-type="float" office:value="26032.4" calcext:value-type="float">
            <text:p>26032,4</text:p>
          </table:table-cell>
          <table:table-cell table:style-name="ce2" office:value-type="float" office:value="311428" calcext:value-type="float">
            <text:p>311428</text:p>
          </table:table-cell>
          <table:table-cell table:style-name="ce2" office:value-type="float" office:value="161530.8" calcext:value-type="float">
            <text:p>161530,8</text:p>
          </table:table-cell>
          <table:table-cell table:style-name="ce2" office:value-type="float" office:value="365262.5" calcext:value-type="float">
            <text:p>365262,5</text:p>
          </table:table-cell>
          <table:table-cell table:style-name="ce2" office:value-type="float" office:value="32109.4" calcext:value-type="float">
            <text:p>32109,4</text:p>
          </table:table-cell>
          <table:table-cell table:style-name="ce2" office:value-type="float" office:value="18511.2" calcext:value-type="float">
            <text:p>18511,2</text:p>
          </table:table-cell>
          <table:table-cell table:style-name="ce2" office:value-type="float" office:value="126815.2" calcext:value-type="float">
            <text:p>126815,2</text:p>
          </table:table-cell>
          <table:table-cell table:style-name="ce2" office:value-type="float" office:value="462345.6" calcext:value-type="float">
            <text:p>462345,6</text:p>
          </table:table-cell>
          <table:table-cell table:style-name="ce2" office:value-type="float" office:value="248312.8" calcext:value-type="float">
            <text:p>248312,8</text:p>
          </table:table-cell>
          <table:table-cell table:style-name="ce2" office:value-type="float" office:value="355512.8" calcext:value-type="float">
            <text:p>355512,8</text:p>
          </table:table-cell>
          <table:table-cell table:style-name="ce2" office:value-type="float" office:value="339144.8" calcext:value-type="float">
            <text:p>339144,8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93059.6" calcext:value-type="float">
            <text:p>93059,6</text:p>
          </table:table-cell>
          <table:table-cell table:style-name="ce2" office:value-type="float" office:value="27937.8" calcext:value-type="float">
            <text:p>27937,8</text:p>
          </table:table-cell>
          <table:table-cell table:style-name="ce2" office:value-type="float" office:value="40531.7" calcext:value-type="float">
            <text:p>40531,7</text:p>
          </table:table-cell>
          <table:table-cell table:style-name="ce2" office:value-type="float" office:value="1259054.7" calcext:value-type="float">
            <text:p>1259054,7</text:p>
          </table:table-cell>
          <table:table-cell table:style-name="ce2" office:value-type="float" office:value="20252.3" calcext:value-type="float">
            <text:p>20252,3</text:p>
          </table:table-cell>
          <table:table-cell table:style-name="ce2" office:value-type="float" office:value="350960.8" calcext:value-type="float">
            <text:p>350960,8</text:p>
          </table:table-cell>
          <table:table-cell table:style-name="ce2" office:value-type="float" office:value="37725" calcext:value-type="float">
            <text:p>37725</text:p>
          </table:table-cell>
          <table:table-cell table:style-name="ce2" office:value-type="float" office:value="484598.3" calcext:value-type="float">
            <text:p>484598,3</text:p>
          </table:table-cell>
          <table:table-cell table:style-name="ce2" office:value-type="float" office:value="83512.8" calcext:value-type="float">
            <text:p>83512,8</text:p>
          </table:table-cell>
          <table:table-cell table:style-name="ce2" office:value-type="float" office:value="84736.4" calcext:value-type="float">
            <text:p>84736,4</text:p>
          </table:table-cell>
          <table:table-cell table:style-name="ce2" office:value-type="float" office:value="24026.6" calcext:value-type="float">
            <text:p>24026,6</text:p>
          </table:table-cell>
          <table:table-cell table:style-name="ce2" office:value-type="float" office:value="303745.6" calcext:value-type="float">
            <text:p>303745,6</text:p>
          </table:table-cell>
          <table:table-cell table:style-name="ce2" office:value-type="float" office:value="155353.2" calcext:value-type="float">
            <text:p>155353,2</text:p>
          </table:table-cell>
          <table:table-cell table:style-name="ce2" office:value-type="float" office:value="363685" calcext:value-type="float">
            <text:p>363685</text:p>
          </table:table-cell>
          <table:table-cell table:style-name="ce2" office:value-type="float" office:value="34536" calcext:value-type="float">
            <text:p>34536</text:p>
          </table:table-cell>
          <table:table-cell table:style-name="ce2" office:value-type="float" office:value="19313.6" calcext:value-type="float">
            <text:p>19313,6</text:p>
          </table:table-cell>
          <table:table-cell table:style-name="ce2" office:value-type="float" office:value="123051.6" calcext:value-type="float">
            <text:p>123051,6</text:p>
          </table:table-cell>
          <table:table-cell table:style-name="ce2" office:value-type="float" office:value="462888.2" calcext:value-type="float">
            <text:p>462888,2</text:p>
          </table:table-cell>
          <table:table-cell table:style-name="ce2" office:value-type="float" office:value="249616" calcext:value-type="float">
            <text:p>249616</text:p>
          </table:table-cell>
          <table:table-cell table:style-name="ce2" office:value-type="float" office:value="359344" calcext:value-type="float">
            <text:p>359344</text:p>
          </table:table-cell>
          <table:table-cell table:style-name="ce2" office:value-type="float" office:value="331304" calcext:value-type="float">
            <text:p>331304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94824.8" calcext:value-type="float">
            <text:p>94824,8</text:p>
          </table:table-cell>
          <table:table-cell table:style-name="ce2" office:value-type="float" office:value="28158.4" calcext:value-type="float">
            <text:p>28158,4</text:p>
          </table:table-cell>
          <table:table-cell table:style-name="ce2" office:value-type="float" office:value="40774.6" calcext:value-type="float">
            <text:p>40774,6</text:p>
          </table:table-cell>
          <table:table-cell table:style-name="ce2" office:value-type="float" office:value="1241902.2" calcext:value-type="float">
            <text:p>1241902,2</text:p>
          </table:table-cell>
          <table:table-cell table:style-name="ce2" office:value-type="float" office:value="13573.4" calcext:value-type="float">
            <text:p>13573,4</text:p>
          </table:table-cell>
          <table:table-cell table:style-name="ce2" office:value-type="float" office:value="349095.2" calcext:value-type="float">
            <text:p>349095,2</text:p>
          </table:table-cell>
          <table:table-cell table:style-name="ce2" office:value-type="float" office:value="36261" calcext:value-type="float">
            <text:p>36261</text:p>
          </table:table-cell>
          <table:table-cell table:style-name="ce2" office:value-type="float" office:value="492634.5" calcext:value-type="float">
            <text:p>492634,5</text:p>
          </table:table-cell>
          <table:table-cell table:style-name="ce2" office:value-type="float" office:value="82289.2" calcext:value-type="float">
            <text:p>82289,2</text:p>
          </table:table-cell>
          <table:table-cell table:style-name="ce2" office:value-type="float" office:value="81848" calcext:value-type="float">
            <text:p>81848</text:p>
          </table:table-cell>
          <table:table-cell table:style-name="ce2" office:value-type="float" office:value="26473.8" calcext:value-type="float">
            <text:p>26473,8</text:p>
          </table:table-cell>
          <table:table-cell table:style-name="ce2" office:value-type="float" office:value="309342.4" calcext:value-type="float">
            <text:p>309342,4</text:p>
          </table:table-cell>
          <table:table-cell table:style-name="ce2" office:value-type="float" office:value="154168.8" calcext:value-type="float">
            <text:p>154168,8</text:p>
          </table:table-cell>
          <table:table-cell table:style-name="ce2" office:value-type="float" office:value="362733.5" calcext:value-type="float">
            <text:p>362733,5</text:p>
          </table:table-cell>
          <table:table-cell table:style-name="ce2" office:value-type="float" office:value="31788.4" calcext:value-type="float">
            <text:p>31788,4</text:p>
          </table:table-cell>
          <table:table-cell table:style-name="ce2" office:value-type="float" office:value="19113.2" calcext:value-type="float">
            <text:p>19113,2</text:p>
          </table:table-cell>
          <table:table-cell table:style-name="ce2" office:value-type="float" office:value="120679.6" calcext:value-type="float">
            <text:p>120679,6</text:p>
          </table:table-cell>
          <table:table-cell table:style-name="ce2" office:value-type="float" office:value="451859.7" calcext:value-type="float">
            <text:p>451859,7</text:p>
          </table:table-cell>
          <table:table-cell table:style-name="ce2" office:value-type="float" office:value="255112" calcext:value-type="float">
            <text:p>255112</text:p>
          </table:table-cell>
          <table:table-cell table:style-name="ce2" office:value-type="float" office:value="353445.6" calcext:value-type="float">
            <text:p>353445,6</text:p>
          </table:table-cell>
          <table:table-cell table:style-name="ce2" office:value-type="float" office:value="332406.4" calcext:value-type="float">
            <text:p>332406,4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92678.4" calcext:value-type="float">
            <text:p>92678,4</text:p>
          </table:table-cell>
          <table:table-cell table:style-name="ce2" office:value-type="float" office:value="26754.4" calcext:value-type="float">
            <text:p>26754,4</text:p>
          </table:table-cell>
          <table:table-cell table:style-name="ce2" office:value-type="float" office:value="40828.1" calcext:value-type="float">
            <text:p>40828,1</text:p>
          </table:table-cell>
          <table:table-cell table:style-name="ce2" office:value-type="float" office:value="1262371.6" calcext:value-type="float">
            <text:p>1262371,6</text:p>
          </table:table-cell>
          <table:table-cell table:style-name="ce2" office:value-type="float" office:value="16331.3" calcext:value-type="float">
            <text:p>16331,3</text:p>
          </table:table-cell>
          <table:table-cell table:style-name="ce2" office:value-type="float" office:value="347389.6" calcext:value-type="float">
            <text:p>347389,6</text:p>
          </table:table-cell>
          <table:table-cell table:style-name="ce2" office:value-type="float" office:value="34716.6" calcext:value-type="float">
            <text:p>34716,6</text:p>
          </table:table-cell>
          <table:table-cell table:style-name="ce2" office:value-type="float" office:value="477580.2" calcext:value-type="float">
            <text:p>477580,2</text:p>
          </table:table-cell>
          <table:table-cell table:style-name="ce2" office:value-type="float" office:value="78378.4" calcext:value-type="float">
            <text:p>78378,4</text:p>
          </table:table-cell>
          <table:table-cell table:style-name="ce2" office:value-type="float" office:value="83814" calcext:value-type="float">
            <text:p>83814</text:p>
          </table:table-cell>
          <table:table-cell table:style-name="ce2" office:value-type="float" office:value="26092.6" calcext:value-type="float">
            <text:p>26092,6</text:p>
          </table:table-cell>
          <table:table-cell table:style-name="ce2" office:value-type="float" office:value="298231.2" calcext:value-type="float">
            <text:p>298231,2</text:p>
          </table:table-cell>
          <table:table-cell table:style-name="ce2" office:value-type="float" office:value="151142" calcext:value-type="float">
            <text:p>151142</text:p>
          </table:table-cell>
          <table:table-cell table:style-name="ce2" office:value-type="float" office:value="365761.5" calcext:value-type="float">
            <text:p>365761,5</text:p>
          </table:table-cell>
          <table:table-cell table:style-name="ce2" office:value-type="float" office:value="31768.2" calcext:value-type="float">
            <text:p>31768,2</text:p>
          </table:table-cell>
          <table:table-cell table:style-name="ce2" office:value-type="float" office:value="19353.6" calcext:value-type="float">
            <text:p>19353,6</text:p>
          </table:table-cell>
          <table:table-cell table:style-name="ce2" office:value-type="float" office:value="120930.4" calcext:value-type="float">
            <text:p>120930,4</text:p>
          </table:table-cell>
          <table:table-cell table:style-name="ce2" office:value-type="float" office:value="436643.2" calcext:value-type="float">
            <text:p>436643,2</text:p>
          </table:table-cell>
          <table:table-cell table:style-name="ce2" office:value-type="float" office:value="249336" calcext:value-type="float">
            <text:p>249336</text:p>
          </table:table-cell>
          <table:table-cell table:style-name="ce2" office:value-type="float" office:value="329216" calcext:value-type="float">
            <text:p>329216</text:p>
          </table:table-cell>
          <table:table-cell table:style-name="ce2" office:value-type="float" office:value="326028" calcext:value-type="float">
            <text:p>326028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93681.6" calcext:value-type="float">
            <text:p>93681,6</text:p>
          </table:table-cell>
          <table:table-cell table:style-name="ce2" office:value-type="float" office:value="25290.2" calcext:value-type="float">
            <text:p>25290,2</text:p>
          </table:table-cell>
          <table:table-cell table:style-name="ce2" office:value-type="float" office:value="40509.4" calcext:value-type="float">
            <text:p>40509,4</text:p>
          </table:table-cell>
          <table:table-cell table:style-name="ce2" office:value-type="float" office:value="1238878.5" calcext:value-type="float">
            <text:p>1238878,5</text:p>
          </table:table-cell>
          <table:table-cell table:style-name="ce2" office:value-type="float" office:value="16878.9" calcext:value-type="float">
            <text:p>16878,9</text:p>
          </table:table-cell>
          <table:table-cell table:style-name="ce2" office:value-type="float" office:value="349755.2" calcext:value-type="float">
            <text:p>349755,2</text:p>
          </table:table-cell>
          <table:table-cell table:style-name="ce2" office:value-type="float" office:value="35298.2" calcext:value-type="float">
            <text:p>35298,2</text:p>
          </table:table-cell>
          <table:table-cell table:style-name="ce2" office:value-type="float" office:value="476552.3" calcext:value-type="float">
            <text:p>476552,3</text:p>
          </table:table-cell>
          <table:table-cell table:style-name="ce2" office:value-type="float" office:value="82971.6" calcext:value-type="float">
            <text:p>82971,6</text:p>
          </table:table-cell>
          <table:table-cell table:style-name="ce2" office:value-type="float" office:value="81026" calcext:value-type="float">
            <text:p>81026</text:p>
          </table:table-cell>
          <table:table-cell table:style-name="ce2" office:value-type="float" office:value="25892" calcext:value-type="float">
            <text:p>25892</text:p>
          </table:table-cell>
          <table:table-cell table:style-name="ce2" office:value-type="float" office:value="302764.8" calcext:value-type="float">
            <text:p>302764,8</text:p>
          </table:table-cell>
          <table:table-cell table:style-name="ce2" office:value-type="float" office:value="148915.6" calcext:value-type="float">
            <text:p>148915,6</text:p>
          </table:table-cell>
          <table:table-cell table:style-name="ce2" office:value-type="float" office:value="358517" calcext:value-type="float">
            <text:p>358517</text:p>
          </table:table-cell>
          <table:table-cell table:style-name="ce2" office:value-type="float" office:value="33092.4" calcext:value-type="float">
            <text:p>33092,4</text:p>
          </table:table-cell>
          <table:table-cell table:style-name="ce2" office:value-type="float" office:value="17769.2" calcext:value-type="float">
            <text:p>17769,2</text:p>
          </table:table-cell>
          <table:table-cell table:style-name="ce2" office:value-type="float" office:value="122280" calcext:value-type="float">
            <text:p>122280</text:p>
          </table:table-cell>
          <table:table-cell table:style-name="ce2" office:value-type="float" office:value="435961.9" calcext:value-type="float">
            <text:p>435961,9</text:p>
          </table:table-cell>
          <table:table-cell table:style-name="ce2" office:value-type="float" office:value="256333.6" calcext:value-type="float">
            <text:p>256333,6</text:p>
          </table:table-cell>
          <table:table-cell table:style-name="ce2" office:value-type="float" office:value="340228.8" calcext:value-type="float">
            <text:p>340228,8</text:p>
          </table:table-cell>
          <table:table-cell table:style-name="ce2" office:value-type="float" office:value="330681.6" calcext:value-type="float">
            <text:p>330681,6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93240" calcext:value-type="float">
            <text:p>93240</text:p>
          </table:table-cell>
          <table:table-cell table:style-name="ce2" office:value-type="float" office:value="29341.6" calcext:value-type="float">
            <text:p>29341,6</text:p>
          </table:table-cell>
          <table:table-cell table:style-name="ce2" office:value-type="float" office:value="43664.5" calcext:value-type="float">
            <text:p>43664,5</text:p>
          </table:table-cell>
          <table:table-cell table:style-name="ce2" office:value-type="float" office:value="1270857.3" calcext:value-type="float">
            <text:p>1270857,3</text:p>
          </table:table-cell>
          <table:table-cell table:style-name="ce2" office:value-type="float" office:value="13628.1" calcext:value-type="float">
            <text:p>13628,1</text:p>
          </table:table-cell>
          <table:table-cell table:style-name="ce2" office:value-type="float" office:value="353265.6" calcext:value-type="float">
            <text:p>353265,6</text:p>
          </table:table-cell>
          <table:table-cell table:style-name="ce2" office:value-type="float" office:value="37063.2" calcext:value-type="float">
            <text:p>37063,2</text:p>
          </table:table-cell>
          <table:table-cell table:style-name="ce2" office:value-type="float" office:value="491893.5" calcext:value-type="float">
            <text:p>491893,5</text:p>
          </table:table-cell>
          <table:table-cell table:style-name="ce2" office:value-type="float" office:value="81928.4" calcext:value-type="float">
            <text:p>81928,4</text:p>
          </table:table-cell>
          <table:table-cell table:style-name="ce2" office:value-type="float" office:value="82590.6" calcext:value-type="float">
            <text:p>82590,6</text:p>
          </table:table-cell>
          <table:table-cell table:style-name="ce2" office:value-type="float" office:value="25029.4" calcext:value-type="float">
            <text:p>25029,4</text:p>
          </table:table-cell>
          <table:table-cell table:style-name="ce2" office:value-type="float" office:value="312972.8" calcext:value-type="float">
            <text:p>312972,8</text:p>
          </table:table-cell>
          <table:table-cell table:style-name="ce2" office:value-type="float" office:value="157219.2" calcext:value-type="float">
            <text:p>157219,2</text:p>
          </table:table-cell>
          <table:table-cell table:style-name="ce2" office:value-type="float" office:value="367038.5" calcext:value-type="float">
            <text:p>367038,5</text:p>
          </table:table-cell>
          <table:table-cell table:style-name="ce2" office:value-type="float" office:value="31748.6" calcext:value-type="float">
            <text:p>31748,6</text:p>
          </table:table-cell>
          <table:table-cell table:style-name="ce2" office:value-type="float" office:value="18912.4" calcext:value-type="float">
            <text:p>18912,4</text:p>
          </table:table-cell>
          <table:table-cell table:style-name="ce2" office:value-type="float" office:value="122591.2" calcext:value-type="float">
            <text:p>122591,2</text:p>
          </table:table-cell>
          <table:table-cell table:style-name="ce2" office:value-type="float" office:value="459131.5" calcext:value-type="float">
            <text:p>459131,5</text:p>
          </table:table-cell>
          <table:table-cell table:style-name="ce2" office:value-type="float" office:value="258057.6" calcext:value-type="float">
            <text:p>258057,6</text:p>
          </table:table-cell>
          <table:table-cell table:style-name="ce2" office:value-type="float" office:value="348271.2" calcext:value-type="float">
            <text:p>348271,2</text:p>
          </table:table-cell>
          <table:table-cell table:style-name="ce2" office:value-type="float" office:value="334352" calcext:value-type="float">
            <text:p>334352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93822" calcext:value-type="float">
            <text:p>93822</text:p>
          </table:table-cell>
          <table:table-cell table:style-name="ce2" office:value-type="float" office:value="29121" calcext:value-type="float">
            <text:p>29121</text:p>
          </table:table-cell>
          <table:table-cell table:style-name="ce2" office:value-type="float" office:value="37848.1" calcext:value-type="float">
            <text:p>37848,1</text:p>
          </table:table-cell>
          <table:table-cell table:style-name="ce2" office:value-type="float" office:value="1267304.2" calcext:value-type="float">
            <text:p>1267304,2</text:p>
          </table:table-cell>
          <table:table-cell table:style-name="ce2" office:value-type="float" office:value="16220.6" calcext:value-type="float">
            <text:p>16220,6</text:p>
          </table:table-cell>
          <table:table-cell table:style-name="ce2" office:value-type="float" office:value="350656.8" calcext:value-type="float">
            <text:p>350656,8</text:p>
          </table:table-cell>
          <table:table-cell table:style-name="ce2" office:value-type="float" office:value="35478.8" calcext:value-type="float">
            <text:p>35478,8</text:p>
          </table:table-cell>
          <table:table-cell table:style-name="ce2" office:value-type="float" office:value="490539.3" calcext:value-type="float">
            <text:p>490539,3</text:p>
          </table:table-cell>
          <table:table-cell table:style-name="ce2" office:value-type="float" office:value="82329.2" calcext:value-type="float">
            <text:p>82329,2</text:p>
          </table:table-cell>
          <table:table-cell table:style-name="ce2" office:value-type="float" office:value="82269.4" calcext:value-type="float">
            <text:p>82269,4</text:p>
          </table:table-cell>
          <table:table-cell table:style-name="ce2" office:value-type="float" office:value="26954.8" calcext:value-type="float">
            <text:p>26954,8</text:p>
          </table:table-cell>
          <table:table-cell table:style-name="ce2" office:value-type="float" office:value="309201.6" calcext:value-type="float">
            <text:p>309201,6</text:p>
          </table:table-cell>
          <table:table-cell table:style-name="ce2" office:value-type="float" office:value="155493.6" calcext:value-type="float">
            <text:p>155493,6</text:p>
          </table:table-cell>
          <table:table-cell table:style-name="ce2" office:value-type="float" office:value="365811.5" calcext:value-type="float">
            <text:p>365811,5</text:p>
          </table:table-cell>
          <table:table-cell table:style-name="ce2" office:value-type="float" office:value="34556.2" calcext:value-type="float">
            <text:p>34556,2</text:p>
          </table:table-cell>
          <table:table-cell table:style-name="ce2" office:value-type="float" office:value="19875.2" calcext:value-type="float">
            <text:p>19875,2</text:p>
          </table:table-cell>
          <table:table-cell table:style-name="ce2" office:value-type="float" office:value="126825.6" calcext:value-type="float">
            <text:p>126825,6</text:p>
          </table:table-cell>
          <table:table-cell table:style-name="ce2" office:value-type="float" office:value="436389.1" calcext:value-type="float">
            <text:p>436389,1</text:p>
          </table:table-cell>
          <table:table-cell table:style-name="ce2" office:value-type="float" office:value="254309.6" calcext:value-type="float">
            <text:p>254309,6</text:p>
          </table:table-cell>
          <table:table-cell table:style-name="ce2" office:value-type="float" office:value="334934.4" calcext:value-type="float">
            <text:p>334934,4</text:p>
          </table:table-cell>
          <table:table-cell table:style-name="ce2" office:value-type="float" office:value="332908.8" calcext:value-type="float">
            <text:p>332908,8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91074.4" calcext:value-type="float">
            <text:p>91074,4</text:p>
          </table:table-cell>
          <table:table-cell table:style-name="ce2" office:value-type="float" office:value="28579.4" calcext:value-type="float">
            <text:p>28579,4</text:p>
          </table:table-cell>
          <table:table-cell table:style-name="ce2" office:value-type="float" office:value="38438.8" calcext:value-type="float">
            <text:p>38438,8</text:p>
          </table:table-cell>
          <table:table-cell table:style-name="ce2" office:value-type="float" office:value="1297377" calcext:value-type="float">
            <text:p>1297377</text:p>
          </table:table-cell>
          <table:table-cell table:style-name="ce2" office:value-type="float" office:value="17160.2" calcext:value-type="float">
            <text:p>17160,2</text:p>
          </table:table-cell>
          <table:table-cell table:style-name="ce2" office:value-type="float" office:value="340428" calcext:value-type="float">
            <text:p>340428</text:p>
          </table:table-cell>
          <table:table-cell table:style-name="ce2" office:value-type="float" office:value="34997.4" calcext:value-type="float">
            <text:p>34997,4</text:p>
          </table:table-cell>
          <table:table-cell table:style-name="ce2" office:value-type="float" office:value="492757.3" calcext:value-type="float">
            <text:p>492757,3</text:p>
          </table:table-cell>
          <table:table-cell table:style-name="ce2" office:value-type="float" office:value="80183.6" calcext:value-type="float">
            <text:p>80183,6</text:p>
          </table:table-cell>
          <table:table-cell table:style-name="ce2" office:value-type="float" office:value="81487" calcext:value-type="float">
            <text:p>81487</text:p>
          </table:table-cell>
          <table:table-cell table:style-name="ce2" office:value-type="float" office:value="26253" calcext:value-type="float">
            <text:p>26253</text:p>
          </table:table-cell>
          <table:table-cell table:style-name="ce2" office:value-type="float" office:value="301019.2" calcext:value-type="float">
            <text:p>301019,2</text:p>
          </table:table-cell>
          <table:table-cell table:style-name="ce2" office:value-type="float" office:value="160607.2" calcext:value-type="float">
            <text:p>160607,2</text:p>
          </table:table-cell>
          <table:table-cell table:style-name="ce2" office:value-type="float" office:value="355726.5" calcext:value-type="float">
            <text:p>355726,5</text:p>
          </table:table-cell>
          <table:table-cell table:style-name="ce2" office:value-type="float" office:value="33453.2" calcext:value-type="float">
            <text:p>33453,2</text:p>
          </table:table-cell>
          <table:table-cell table:style-name="ce2" office:value-type="float" office:value="20096" calcext:value-type="float">
            <text:p>20096</text:p>
          </table:table-cell>
          <table:table-cell table:style-name="ce2" office:value-type="float" office:value="125113.6" calcext:value-type="float">
            <text:p>125113,6</text:p>
          </table:table-cell>
          <table:table-cell table:style-name="ce2" office:value-type="float" office:value="437680.1" calcext:value-type="float">
            <text:p>437680,1</text:p>
          </table:table-cell>
          <table:table-cell table:style-name="ce2" office:value-type="float" office:value="249857.6" calcext:value-type="float">
            <text:p>249857,6</text:p>
          </table:table-cell>
          <table:table-cell table:style-name="ce2" office:value-type="float" office:value="338804.8" calcext:value-type="float">
            <text:p>338804,8</text:p>
          </table:table-cell>
          <table:table-cell table:style-name="ce2" office:value-type="float" office:value="334514.4" calcext:value-type="float">
            <text:p>334514,4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86.6" calcext:value-type="float">
            <text:p>86,6</text:p>
          </table:table-cell>
          <table:table-cell office:value-type="float" office:value="94222.8" calcext:value-type="float">
            <text:p>94222,8</text:p>
          </table:table-cell>
          <table:table-cell office:value-type="float" office:value="27937.8" calcext:value-type="float">
            <text:p>27937,8</text:p>
          </table:table-cell>
          <table:table-cell office:value-type="float" office:value="40809.4" calcext:value-type="float">
            <text:p>40809,4</text:p>
          </table:table-cell>
          <table:table-cell office:value-type="float" office:value="1241183.6" calcext:value-type="float">
            <text:p>1241183,6</text:p>
          </table:table-cell>
          <table:table-cell office:value-type="float" office:value="20404.7" calcext:value-type="float">
            <text:p>20404,7</text:p>
          </table:table-cell>
          <table:table-cell office:value-type="float" office:value="327996" calcext:value-type="float">
            <text:p>327996</text:p>
          </table:table-cell>
          <table:table-cell office:value-type="float" office:value="33734" calcext:value-type="float">
            <text:p>33734</text:p>
          </table:table-cell>
          <table:table-cell office:value-type="float" office:value="471892.4" calcext:value-type="float">
            <text:p>471892,4</text:p>
          </table:table-cell>
          <table:table-cell office:value-type="float" office:value="83472.8" calcext:value-type="float">
            <text:p>83472,8</text:p>
          </table:table-cell>
          <table:table-cell office:value-type="float" office:value="81006" calcext:value-type="float">
            <text:p>81006</text:p>
          </table:table-cell>
          <table:table-cell office:value-type="float" office:value="25892" calcext:value-type="float">
            <text:p>25892</text:p>
          </table:table-cell>
          <table:table-cell office:value-type="float" office:value="300636.8" calcext:value-type="float">
            <text:p>300636,8</text:p>
          </table:table-cell>
          <table:table-cell office:value-type="float" office:value="155654.4" calcext:value-type="float">
            <text:p>155654,4</text:p>
          </table:table-cell>
          <table:table-cell office:value-type="float" office:value="344077" calcext:value-type="float">
            <text:p>344077</text:p>
          </table:table-cell>
          <table:table-cell office:value-type="float" office:value="31547.6" calcext:value-type="float">
            <text:p>31547,6</text:p>
          </table:table-cell>
          <table:table-cell office:value-type="float" office:value="18390.8" calcext:value-type="float">
            <text:p>18390,8</text:p>
          </table:table-cell>
          <table:table-cell office:value-type="float" office:value="119978.8" calcext:value-type="float">
            <text:p>119978,8</text:p>
          </table:table-cell>
          <table:table-cell office:value-type="float" office:value="425533" calcext:value-type="float">
            <text:p>425533</text:p>
          </table:table-cell>
          <table:table-cell office:value-type="float" office:value="249776" calcext:value-type="float">
            <text:p>249776</text:p>
          </table:table-cell>
          <table:table-cell office:value-type="float" office:value="334352" calcext:value-type="float">
            <text:p>334352</text:p>
          </table:table-cell>
          <table:table-cell office:value-type="float" office:value="313132.8" calcext:value-type="float">
            <text:p>313132,8</text:p>
          </table:table-cell>
          <table:table-cell table:number-columns-repeated="1002"/>
        </table:table-row>
        <table:table-row table:style-name="ro1">
          <table:table-cell table:style-name="Default" office:value-type="float" office:value="88.4" calcext:value-type="float">
            <text:p>88,4</text:p>
          </table:table-cell>
          <table:table-cell office:value-type="float" office:value="88266" calcext:value-type="float">
            <text:p>88266</text:p>
          </table:table-cell>
          <table:table-cell office:value-type="float" office:value="26955" calcext:value-type="float">
            <text:p>26955</text:p>
          </table:table-cell>
          <table:table-cell office:value-type="float" office:value="37861.3" calcext:value-type="float">
            <text:p>37861,3</text:p>
          </table:table-cell>
          <table:table-cell office:value-type="float" office:value="1196584.5" calcext:value-type="float">
            <text:p>1196584,5</text:p>
          </table:table-cell>
          <table:table-cell office:value-type="float" office:value="13521.9" calcext:value-type="float">
            <text:p>13521,9</text:p>
          </table:table-cell>
          <table:table-cell office:value-type="float" office:value="331925.6" calcext:value-type="float">
            <text:p>331925,6</text:p>
          </table:table-cell>
          <table:table-cell office:value-type="float" office:value="33654" calcext:value-type="float">
            <text:p>33654</text:p>
          </table:table-cell>
          <table:table-cell office:value-type="float" office:value="460960.7" calcext:value-type="float">
            <text:p>460960,7</text:p>
          </table:table-cell>
          <table:table-cell office:value-type="float" office:value="79782.8" calcext:value-type="float">
            <text:p>79782,8</text:p>
          </table:table-cell>
          <table:table-cell office:value-type="float" office:value="79181" calcext:value-type="float">
            <text:p>79181</text:p>
          </table:table-cell>
          <table:table-cell office:value-type="float" office:value="23966.6" calcext:value-type="float">
            <text:p>23966,6</text:p>
          </table:table-cell>
          <table:table-cell office:value-type="float" office:value="284712.8" calcext:value-type="float">
            <text:p>284712,8</text:p>
          </table:table-cell>
          <table:table-cell office:value-type="float" office:value="152525.2" calcext:value-type="float">
            <text:p>152525,2</text:p>
          </table:table-cell>
          <table:table-cell office:value-type="float" office:value="342689.5" calcext:value-type="float">
            <text:p>342689,5</text:p>
          </table:table-cell>
          <table:table-cell office:value-type="float" office:value="29863" calcext:value-type="float">
            <text:p>29863</text:p>
          </table:table-cell>
          <table:table-cell office:value-type="float" office:value="19514.2" calcext:value-type="float">
            <text:p>19514,2</text:p>
          </table:table-cell>
          <table:table-cell office:value-type="float" office:value="118728" calcext:value-type="float">
            <text:p>118728</text:p>
          </table:table-cell>
          <table:table-cell office:value-type="float" office:value="414851.1" calcext:value-type="float">
            <text:p>414851,1</text:p>
          </table:table-cell>
          <table:table-cell office:value-type="float" office:value="242697.6" calcext:value-type="float">
            <text:p>242697,6</text:p>
          </table:table-cell>
          <table:table-cell office:value-type="float" office:value="324004.8" calcext:value-type="float">
            <text:p>324004,8</text:p>
          </table:table-cell>
          <table:table-cell office:value-type="float" office:value="313212.8" calcext:value-type="float">
            <text:p>313212,8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8])" office:value-type="float" office:value="5563.6" calcext:value-type="float">
            <text:p>5563,6</text:p>
          </table:table-cell>
          <table:table-cell table:formula="of:=AVERAGE([.C2:.C8])" office:value-type="float" office:value="795.971428571429" calcext:value-type="float">
            <text:p>795,9714285714</text:p>
          </table:table-cell>
          <table:table-cell table:formula="of:=AVERAGE([.D2:.D8])" office:value-type="float" office:value="2561.68571428571" calcext:value-type="float">
            <text:p>2561,6857142857</text:p>
          </table:table-cell>
          <table:table-cell table:formula="of:=AVERAGE([.E2:.E8])" office:value-type="float" office:value="2371.92857142857" calcext:value-type="float">
            <text:p>2371,9285714286</text:p>
          </table:table-cell>
          <table:table-cell table:formula="of:=AVERAGE([.F2:.F8])" office:value-type="float" office:value="2024.04285714286" calcext:value-type="float">
            <text:p>2024,0428571429</text:p>
          </table:table-cell>
          <table:table-cell table:formula="of:=AVERAGE([.G2:.G8])" office:value-type="float" office:value="5374.6" calcext:value-type="float">
            <text:p>5374,6</text:p>
          </table:table-cell>
          <table:table-cell table:formula="of:=AVERAGE([.H2:.H8])" office:value-type="float" office:value="5824.34285714286" calcext:value-type="float">
            <text:p>5824,3428571429</text:p>
          </table:table-cell>
          <table:table-cell table:formula="of:=AVERAGE([.I2:.I8])" office:value-type="float" office:value="4079.72857142857" calcext:value-type="float">
            <text:p>4079,7285714286</text:p>
          </table:table-cell>
          <table:table-cell table:formula="of:=AVERAGE([.J2:.J8])" office:value-type="float" office:value="5254.22857142857" calcext:value-type="float">
            <text:p>5254,2285714286</text:p>
          </table:table-cell>
          <table:table-cell table:formula="of:=AVERAGE([.K2:.K8])" office:value-type="float" office:value="5013.48571428571" calcext:value-type="float">
            <text:p>5013,4857142857</text:p>
          </table:table-cell>
          <table:table-cell table:formula="of:=AVERAGE([.L2:.L8])" office:value-type="float" office:value="677" calcext:value-type="float">
            <text:p>677</text:p>
          </table:table-cell>
          <table:table-cell table:formula="of:=AVERAGE([.M2:.M8])" office:value-type="float" office:value="389.985714285714" calcext:value-type="float">
            <text:p>389,9857142857</text:p>
          </table:table-cell>
          <table:table-cell table:formula="of:=AVERAGE([.N2:.N8])" office:value-type="float" office:value="55855.9714285714" calcext:value-type="float">
            <text:p>55855,9714285714</text:p>
          </table:table-cell>
          <table:table-cell table:formula="of:=AVERAGE([.O2:.O8])" office:value-type="float" office:value="35.9714285714286" calcext:value-type="float">
            <text:p>35,9714285714</text:p>
          </table:table-cell>
          <table:table-cell table:formula="of:=AVERAGE([.P2:.P8])" office:value-type="float" office:value="121.071428571429" calcext:value-type="float">
            <text:p>121,0714285714</text:p>
          </table:table-cell>
          <table:table-cell table:formula="of:=AVERAGE([.Q2:.Q8])" office:value-type="float" office:value="1452.17142857143" calcext:value-type="float">
            <text:p>1452,1714285714</text:p>
          </table:table-cell>
          <table:table-cell table:formula="of:=AVERAGE([.R2:.R8])" office:value-type="float" office:value="192.857142857143" calcext:value-type="float">
            <text:p>192,8571428571</text:p>
          </table:table-cell>
          <table:table-cell table:formula="of:=AVERAGE([.S2:.S8])" office:value-type="float" office:value="2213.8" calcext:value-type="float">
            <text:p>2213,8</text:p>
          </table:table-cell>
          <table:table-cell table:formula="of:=AVERAGE([.T2:.T8])" office:value-type="float" office:value="71.9428571428572" calcext:value-type="float">
            <text:p>71,9428571429</text:p>
          </table:table-cell>
          <table:table-cell table:formula="of:=AVERAGE([.U2:.U8])" office:value-type="float" office:value="6.42857142857143" calcext:value-type="float">
            <text:p>6,4285714286</text:p>
          </table:table-cell>
          <table:table-cell table:formula="of:=AVERAGE([.V2:.V8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8])" office:value-type="float" office:value="1717.36309498021" calcext:value-type="float">
            <text:p>1717,3630949802</text:p>
          </table:table-cell>
          <table:table-cell table:formula="of:=3*STDEV([.C2:.C8])" office:value-type="float" office:value="439.182708480846" calcext:value-type="float">
            <text:p>439,1827084808</text:p>
          </table:table-cell>
          <table:table-cell table:formula="of:=3*STDEV([.D2:.D8])" office:value-type="float" office:value="5800.69798583387" calcext:value-type="float">
            <text:p>5800,6979858339</text:p>
          </table:table-cell>
          <table:table-cell table:formula="of:=3*STDEV([.E2:.E8])" office:value-type="float" office:value="7262.26403068827" calcext:value-type="float">
            <text:p>7262,2640306883</text:p>
          </table:table-cell>
          <table:table-cell table:formula="of:=3*STDEV([.F2:.F8])" office:value-type="float" office:value="7624.86741364821" calcext:value-type="float">
            <text:p>7624,8674136482</text:p>
          </table:table-cell>
          <table:table-cell table:formula="of:=3*STDEV([.G2:.G8])" office:value-type="float" office:value="1010.06645325939" calcext:value-type="float">
            <text:p>1010,0664532594</text:p>
          </table:table-cell>
          <table:table-cell table:formula="of:=3*STDEV([.H2:.H8])" office:value-type="float" office:value="832.088219910777" calcext:value-type="float">
            <text:p>832,0882199108</text:p>
          </table:table-cell>
          <table:table-cell table:formula="of:=3*STDEV([.I2:.I8])" office:value-type="float" office:value="5324.93436498785" calcext:value-type="float">
            <text:p>5324,9343649879</text:p>
          </table:table-cell>
          <table:table-cell table:formula="of:=3*STDEV([.J2:.J8])" office:value-type="float" office:value="1484.38033247163" calcext:value-type="float">
            <text:p>1484,3803324716</text:p>
          </table:table-cell>
          <table:table-cell table:formula="of:=3*STDEV([.K2:.K8])" office:value-type="float" office:value="2092.6788341399" calcext:value-type="float">
            <text:p>2092,6788341399</text:p>
          </table:table-cell>
          <table:table-cell table:formula="of:=3*STDEV([.L2:.L8])" office:value-type="float" office:value="486.644295147904" calcext:value-type="float">
            <text:p>486,6442951479</text:p>
          </table:table-cell>
          <table:table-cell table:formula="of:=3*STDEV([.M2:.M8])" office:value-type="float" office:value="432.479158870278" calcext:value-type="float">
            <text:p>432,4791588703</text:p>
          </table:table-cell>
          <table:table-cell table:formula="of:=3*STDEV([.N2:.N8])" office:value-type="float" office:value="3632.40276558486" calcext:value-type="float">
            <text:p>3632,4027655849</text:p>
          </table:table-cell>
          <table:table-cell table:formula="of:=3*STDEV([.O2:.O8])" office:value-type="float" office:value="53.7791914086799" calcext:value-type="float">
            <text:p>53,7791914087</text:p>
          </table:table-cell>
          <table:table-cell table:formula="of:=3*STDEV([.P2:.P8])" office:value-type="float" office:value="214.900235990032" calcext:value-type="float">
            <text:p>214,90023599</text:p>
          </table:table-cell>
          <table:table-cell table:formula="of:=3*STDEV([.Q2:.Q8])" office:value-type="float" office:value="525.790539500828" calcext:value-type="float">
            <text:p>525,7905395008</text:p>
          </table:table-cell>
          <table:table-cell table:formula="of:=3*STDEV([.R2:.R8])" office:value-type="float" office:value="179.396309087689" calcext:value-type="float">
            <text:p>179,3963090877</text:p>
          </table:table-cell>
          <table:table-cell table:formula="of:=3*STDEV([.S2:.S8])" office:value-type="float" office:value="6358.65639345294" calcext:value-type="float">
            <text:p>6358,656393453</text:p>
          </table:table-cell>
          <table:table-cell table:formula="of:=3*STDEV([.T2:.T8])" office:value-type="float" office:value="158.288773178282" calcext:value-type="float">
            <text:p>158,2887731783</text:p>
          </table:table-cell>
          <table:table-cell table:formula="of:=3*STDEV([.U2:.U8])" office:value-type="float" office:value="33.2200455835242" calcext:value-type="float">
            <text:p>33,2200455835</text:p>
          </table:table-cell>
          <table:table-cell table:formula="of:=3*STDEV([.V2:.V8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style-name="ce3" table:formula="of:=[.B17]-[.B$53]" office:value-type="float" office:value="95999.2" calcext:value-type="float">
            <text:p>95999,2</text:p>
          </table:table-cell>
          <table:table-cell table:style-name="ce3" table:formula="of:=[.C17]-[.C$53]" office:value-type="float" office:value="67313.8285714286" calcext:value-type="float">
            <text:p>67313,8285714286</text:p>
          </table:table-cell>
          <table:table-cell table:style-name="ce3" table:formula="of:=[.D17]-[.D$53]" office:value-type="float" office:value="58082.7142857143" calcext:value-type="float">
            <text:p>58082,7142857143</text:p>
          </table:table-cell>
          <table:table-cell table:style-name="ce3" table:formula="of:=[.E17]-[.E$53]" office:value-type="float" office:value="1446188.37142857" calcext:value-type="float">
            <text:p>1446188,37142857</text:p>
          </table:table-cell>
          <table:table-cell table:style-name="ce3" table:formula="of:=[.F17]-[.F$53]" office:value-type="float" office:value="14485.3571428571" calcext:value-type="float">
            <text:p>14485,3571428571</text:p>
          </table:table-cell>
          <table:table-cell table:style-name="ce3" table:formula="of:=[.G17]-[.G$53]" office:value-type="float" office:value="364598.2" calcext:value-type="float">
            <text:p>364598,2</text:p>
          </table:table-cell>
          <table:table-cell table:style-name="ce3" table:formula="of:=[.H17]-[.H$53]" office:value-type="float" office:value="31519.8571428571" calcext:value-type="float">
            <text:p>31519,8571428571</text:p>
          </table:table-cell>
          <table:table-cell table:style-name="ce3" table:formula="of:=[.I17]-[.I$53]" office:value-type="float" office:value="691185.471428571" calcext:value-type="float">
            <text:p>691185,471428571</text:p>
          </table:table-cell>
          <table:table-cell table:style-name="ce3" table:formula="of:=[.J17]-[.J$53]" office:value-type="float" office:value="91736.1714285714" calcext:value-type="float">
            <text:p>91736,1714285714</text:p>
          </table:table-cell>
          <table:table-cell table:style-name="ce3" table:formula="of:=[.K17]-[.K$53]" office:value-type="float" office:value="95025.7142857143" calcext:value-type="float">
            <text:p>95025,7142857143</text:p>
          </table:table-cell>
          <table:table-cell table:style-name="ce3" table:formula="of:=[.L17]-[.L$53]" office:value-type="float" office:value="34942.4" calcext:value-type="float">
            <text:p>34942,4</text:p>
          </table:table-cell>
          <table:table-cell table:style-name="ce3" table:formula="of:=[.M17]-[.M$53]" office:value-type="float" office:value="344253.214285714" calcext:value-type="float">
            <text:p>344253,214285714</text:p>
          </table:table-cell>
          <table:table-cell table:style-name="ce3" table:formula="of:=[.N17]-[.N$53]" office:value-type="float" office:value="116604.028571429" calcext:value-type="float">
            <text:p>116604,028571429</text:p>
          </table:table-cell>
          <table:table-cell table:style-name="ce3" table:formula="of:=[.O17]-[.O$53]" office:value-type="float" office:value="373384.028571429" calcext:value-type="float">
            <text:p>373384,028571429</text:p>
          </table:table-cell>
          <table:table-cell table:style-name="ce3" table:formula="of:=[.P17]-[.P$53]" office:value-type="float" office:value="44041.9285714286" calcext:value-type="float">
            <text:p>44041,9285714286</text:p>
          </table:table-cell>
          <table:table-cell table:style-name="ce3" table:formula="of:=[.Q17]-[.Q$53]" office:value-type="float" office:value="24580.0285714286" calcext:value-type="float">
            <text:p>24580,0285714286</text:p>
          </table:table-cell>
          <table:table-cell table:style-name="ce3" table:formula="of:=[.R17]-[.R$53]" office:value-type="float" office:value="145320.742857143" calcext:value-type="float">
            <text:p>145320,742857143</text:p>
          </table:table-cell>
          <table:table-cell table:style-name="ce3" table:formula="of:=[.S17]-[.S$53]" office:value-type="float" office:value="549557.2" calcext:value-type="float">
            <text:p>549557,2</text:p>
          </table:table-cell>
          <table:table-cell table:style-name="ce3" table:formula="of:=[.T17]-[.T$53]" office:value-type="float" office:value="345308.857142857" calcext:value-type="float">
            <text:p>345308,857142857</text:p>
          </table:table-cell>
          <table:table-cell table:style-name="ce3" table:formula="of:=[.U17]-[.U$53]" office:value-type="float" office:value="386391.971428571" calcext:value-type="float">
            <text:p>386391,971428571</text:p>
          </table:table-cell>
          <table:table-cell table:style-name="ce3" table:formula="of:=[.V17]-[.V$53]" office:value-type="float" office:value="423561.6" calcext:value-type="float">
            <text:p>423561,6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style-name="ce3" table:formula="of:=[.B18]-[.B$53]" office:value-type="float" office:value="102698.8" calcext:value-type="float">
            <text:p>102698,8</text:p>
          </table:table-cell>
          <table:table-cell table:style-name="ce3" table:formula="of:=[.C18]-[.C$53]" office:value-type="float" office:value="57286.2285714286" calcext:value-type="float">
            <text:p>57286,2285714286</text:p>
          </table:table-cell>
          <table:table-cell table:style-name="ce3" table:formula="of:=[.D18]-[.D$53]" office:value-type="float" office:value="68215.6142857143" calcext:value-type="float">
            <text:p>68215,6142857143</text:p>
          </table:table-cell>
          <table:table-cell table:style-name="ce3" table:formula="of:=[.E18]-[.E$53]" office:value-type="float" office:value="1519333.97142857" calcext:value-type="float">
            <text:p>1519333,97142857</text:p>
          </table:table-cell>
          <table:table-cell table:style-name="ce3" table:formula="of:=[.F18]-[.F$53]" office:value-type="float" office:value="21740.4571428571" calcext:value-type="float">
            <text:p>21740,4571428571</text:p>
          </table:table-cell>
          <table:table-cell table:style-name="ce3" table:formula="of:=[.G18]-[.G$53]" office:value-type="float" office:value="402924.6" calcext:value-type="float">
            <text:p>402924,6</text:p>
          </table:table-cell>
          <table:table-cell table:style-name="ce3" table:formula="of:=[.H18]-[.H$53]" office:value-type="float" office:value="38038.0571428571" calcext:value-type="float">
            <text:p>38038,0571428571</text:p>
          </table:table-cell>
          <table:table-cell table:style-name="ce3" table:formula="of:=[.I18]-[.I$53]" office:value-type="float" office:value="641308.671428572" calcext:value-type="float">
            <text:p>641308,671428572</text:p>
          </table:table-cell>
          <table:table-cell table:style-name="ce3" table:formula="of:=[.J18]-[.J$53]" office:value-type="float" office:value="98074.1714285714" calcext:value-type="float">
            <text:p>98074,1714285714</text:p>
          </table:table-cell>
          <table:table-cell table:style-name="ce3" table:formula="of:=[.K18]-[.K$53]" office:value-type="float" office:value="99998.9142857143" calcext:value-type="float">
            <text:p>99998,9142857143</text:p>
          </table:table-cell>
          <table:table-cell table:style-name="ce3" table:formula="of:=[.L18]-[.L$53]" office:value-type="float" office:value="38251.6" calcext:value-type="float">
            <text:p>38251,6</text:p>
          </table:table-cell>
          <table:table-cell table:style-name="ce3" table:formula="of:=[.M18]-[.M$53]" office:value-type="float" office:value="378086.814285714" calcext:value-type="float">
            <text:p>378086,814285714</text:p>
          </table:table-cell>
          <table:table-cell table:style-name="ce3" table:formula="of:=[.N18]-[.N$53]" office:value-type="float" office:value="131788.028571429" calcext:value-type="float">
            <text:p>131788,028571429</text:p>
          </table:table-cell>
          <table:table-cell table:style-name="ce3" table:formula="of:=[.O18]-[.O$53]" office:value-type="float" office:value="420566.528571429" calcext:value-type="float">
            <text:p>420566,528571429</text:p>
          </table:table-cell>
          <table:table-cell table:style-name="ce3" table:formula="of:=[.P18]-[.P$53]" office:value-type="float" office:value="39729.7285714286" calcext:value-type="float">
            <text:p>39729,7285714286</text:p>
          </table:table-cell>
          <table:table-cell table:style-name="ce3" table:formula="of:=[.Q18]-[.Q$53]" office:value-type="float" office:value="27749.0285714286" calcext:value-type="float">
            <text:p>27749,0285714286</text:p>
          </table:table-cell>
          <table:table-cell table:style-name="ce3" table:formula="of:=[.R18]-[.R$53]" office:value-type="float" office:value="149865.142857143" calcext:value-type="float">
            <text:p>149865,142857143</text:p>
          </table:table-cell>
          <table:table-cell table:style-name="ce3" table:formula="of:=[.S18]-[.S$53]" office:value-type="float" office:value="580544.9" calcext:value-type="float">
            <text:p>580544,9</text:p>
          </table:table-cell>
          <table:table-cell table:style-name="ce3" table:formula="of:=[.T18]-[.T$53]" office:value-type="float" office:value="341801.657142857" calcext:value-type="float">
            <text:p>341801,657142857</text:p>
          </table:table-cell>
          <table:table-cell table:style-name="ce3" table:formula="of:=[.U18]-[.U$53]" office:value-type="float" office:value="434947.171428571" calcext:value-type="float">
            <text:p>434947,171428571</text:p>
          </table:table-cell>
          <table:table-cell table:style-name="ce3" table:formula="of:=[.V18]-[.V$53]" office:value-type="float" office:value="442332.8" calcext:value-type="float">
            <text:p>442332,8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[.B19]-[.B$53]" office:value-type="float" office:value="114571.6" calcext:value-type="float">
            <text:p>114571,6</text:p>
          </table:table-cell>
          <table:table-cell table:style-name="ce3" table:formula="of:=[.C19]-[.C$53]" office:value-type="float" office:value="66311.2285714286" calcext:value-type="float">
            <text:p>66311,2285714286</text:p>
          </table:table-cell>
          <table:table-cell table:style-name="ce3" table:formula="of:=[.D19]-[.D$53]" office:value-type="float" office:value="51796.8142857143" calcext:value-type="float">
            <text:p>51796,8142857143</text:p>
          </table:table-cell>
          <table:table-cell table:style-name="ce3" table:formula="of:=[.E19]-[.E$53]" office:value-type="float" office:value="1599020.27142857" calcext:value-type="float">
            <text:p>1599020,27142857</text:p>
          </table:table-cell>
          <table:table-cell table:style-name="ce3" table:formula="of:=[.F19]-[.F$53]" office:value-type="float" office:value="21710.3571428571" calcext:value-type="float">
            <text:p>21710,3571428571</text:p>
          </table:table-cell>
          <table:table-cell table:style-name="ce3" table:formula="of:=[.G19]-[.G$53]" office:value-type="float" office:value="440308.6" calcext:value-type="float">
            <text:p>440308,6</text:p>
          </table:table-cell>
          <table:table-cell table:style-name="ce3" table:formula="of:=[.H19]-[.H$53]" office:value-type="float" office:value="36593.8571428571" calcext:value-type="float">
            <text:p>36593,8571428571</text:p>
          </table:table-cell>
          <table:table-cell table:style-name="ce3" table:formula="of:=[.I19]-[.I$53]" office:value-type="float" office:value="648710.571428572" calcext:value-type="float">
            <text:p>648710,571428572</text:p>
          </table:table-cell>
          <table:table-cell table:style-name="ce3" table:formula="of:=[.J19]-[.J$53]" office:value-type="float" office:value="106036.571428571" calcext:value-type="float">
            <text:p>106036,571428571</text:p>
          </table:table-cell>
          <table:table-cell table:style-name="ce3" table:formula="of:=[.K19]-[.K$53]" office:value-type="float" office:value="109566.114285714" calcext:value-type="float">
            <text:p>109566,114285714</text:p>
          </table:table-cell>
          <table:table-cell table:style-name="ce3" table:formula="of:=[.L19]-[.L$53]" office:value-type="float" office:value="35965" calcext:value-type="float">
            <text:p>35965</text:p>
          </table:table-cell>
          <table:table-cell table:style-name="ce3" table:formula="of:=[.M19]-[.M$53]" office:value-type="float" office:value="413405.214285714" calcext:value-type="float">
            <text:p>413405,214285714</text:p>
          </table:table-cell>
          <table:table-cell table:style-name="ce3" table:formula="of:=[.N19]-[.N$53]" office:value-type="float" office:value="150701.628571429" calcext:value-type="float">
            <text:p>150701,628571429</text:p>
          </table:table-cell>
          <table:table-cell table:style-name="ce3" table:formula="of:=[.O19]-[.O$53]" office:value-type="float" office:value="441186.528571429" calcext:value-type="float">
            <text:p>441186,528571429</text:p>
          </table:table-cell>
          <table:table-cell table:style-name="ce3" table:formula="of:=[.P19]-[.P$53]" office:value-type="float" office:value="36902.1285714286" calcext:value-type="float">
            <text:p>36902,1285714286</text:p>
          </table:table-cell>
          <table:table-cell table:style-name="ce3" table:formula="of:=[.Q19]-[.Q$53]" office:value-type="float" office:value="28009.8285714286" calcext:value-type="float">
            <text:p>28009,8285714286</text:p>
          </table:table-cell>
          <table:table-cell table:style-name="ce3" table:formula="of:=[.R19]-[.R$53]" office:value-type="float" office:value="158273.542857143" calcext:value-type="float">
            <text:p>158273,542857143</text:p>
          </table:table-cell>
          <table:table-cell table:style-name="ce3" table:formula="of:=[.S19]-[.S$53]" office:value-type="float" office:value="585259.5" calcext:value-type="float">
            <text:p>585259,5</text:p>
          </table:table-cell>
          <table:table-cell table:style-name="ce3" table:formula="of:=[.T19]-[.T$53]" office:value-type="float" office:value="341741.657142857" calcext:value-type="float">
            <text:p>341741,657142857</text:p>
          </table:table-cell>
          <table:table-cell table:style-name="ce3" table:formula="of:=[.U19]-[.U$53]" office:value-type="float" office:value="445959.971428571" calcext:value-type="float">
            <text:p>445959,971428571</text:p>
          </table:table-cell>
          <table:table-cell table:style-name="ce3" table:formula="of:=[.V19]-[.V$53]" office:value-type="float" office:value="476228.8" calcext:value-type="float">
            <text:p>476228,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20]-[.B$53]" office:value-type="float" office:value="117359.6" calcext:value-type="float">
            <text:p>117359,6</text:p>
          </table:table-cell>
          <table:table-cell table:style-name="ce3" table:formula="of:=[.C20]-[.C$53]" office:value-type="float" office:value="50306.4285714286" calcext:value-type="float">
            <text:p>50306,4285714286</text:p>
          </table:table-cell>
          <table:table-cell table:style-name="ce3" table:formula="of:=[.D20]-[.D$53]" office:value-type="float" office:value="59522.0142857143" calcext:value-type="float">
            <text:p>59522,0142857143</text:p>
          </table:table-cell>
          <table:table-cell table:style-name="ce3" table:formula="of:=[.E20]-[.E$53]" office:value-type="float" office:value="1678905.77142857" calcext:value-type="float">
            <text:p>1678905,77142857</text:p>
          </table:table-cell>
          <table:table-cell table:style-name="ce3" table:formula="of:=[.F20]-[.F$53]" office:value-type="float" office:value="24910.3571428571" calcext:value-type="float">
            <text:p>24910,3571428571</text:p>
          </table:table-cell>
          <table:table-cell table:style-name="ce3" table:formula="of:=[.G20]-[.G$53]" office:value-type="float" office:value="465721.4" calcext:value-type="float">
            <text:p>465721,4</text:p>
          </table:table-cell>
          <table:table-cell table:style-name="ce3" table:formula="of:=[.H20]-[.H$53]" office:value-type="float" office:value="37175.6571428571" calcext:value-type="float">
            <text:p>37175,6571428571</text:p>
          </table:table-cell>
          <table:table-cell table:style-name="ce3" table:formula="of:=[.I20]-[.I$53]" office:value-type="float" office:value="660257.271428571" calcext:value-type="float">
            <text:p>660257,271428571</text:p>
          </table:table-cell>
          <table:table-cell table:style-name="ce3" table:formula="of:=[.J20]-[.J$53]" office:value-type="float" office:value="117949.771428571" calcext:value-type="float">
            <text:p>117949,771428571</text:p>
          </table:table-cell>
          <table:table-cell table:style-name="ce3" table:formula="of:=[.K20]-[.K$53]" office:value-type="float" office:value="105374.514285714" calcext:value-type="float">
            <text:p>105374,514285714</text:p>
          </table:table-cell>
          <table:table-cell table:style-name="ce3" table:formula="of:=[.L20]-[.L$53]" office:value-type="float" office:value="47557.8" calcext:value-type="float">
            <text:p>47557,8</text:p>
          </table:table-cell>
          <table:table-cell table:style-name="ce3" table:formula="of:=[.M20]-[.M$53]" office:value-type="float" office:value="419000.414285714" calcext:value-type="float">
            <text:p>419000,414285714</text:p>
          </table:table-cell>
          <table:table-cell table:style-name="ce3" table:formula="of:=[.N20]-[.N$53]" office:value-type="float" office:value="144402.428571429" calcext:value-type="float">
            <text:p>144402,428571429</text:p>
          </table:table-cell>
          <table:table-cell table:style-name="ce3" table:formula="of:=[.O20]-[.O$53]" office:value-type="float" office:value="469765.028571429" calcext:value-type="float">
            <text:p>469765,028571429</text:p>
          </table:table-cell>
          <table:table-cell table:style-name="ce3" table:formula="of:=[.P20]-[.P$53]" office:value-type="float" office:value="46368.5285714286" calcext:value-type="float">
            <text:p>46368,5285714286</text:p>
          </table:table-cell>
          <table:table-cell table:style-name="ce3" table:formula="of:=[.Q20]-[.Q$53]" office:value-type="float" office:value="29774.6285714286" calcext:value-type="float">
            <text:p>29774,6285714286</text:p>
          </table:table-cell>
          <table:table-cell table:style-name="ce3" table:formula="of:=[.R20]-[.R$53]" office:value-type="float" office:value="171187.142857143" calcext:value-type="float">
            <text:p>171187,142857143</text:p>
          </table:table-cell>
          <table:table-cell table:style-name="ce3" table:formula="of:=[.S20]-[.S$53]" office:value-type="float" office:value="637801.4" calcext:value-type="float">
            <text:p>637801,4</text:p>
          </table:table-cell>
          <table:table-cell table:style-name="ce3" table:formula="of:=[.T20]-[.T$53]" office:value-type="float" office:value="378001.657142857" calcext:value-type="float">
            <text:p>378001,657142857</text:p>
          </table:table-cell>
          <table:table-cell table:style-name="ce3" table:formula="of:=[.U20]-[.U$53]" office:value-type="float" office:value="485891.171428571" calcext:value-type="float">
            <text:p>485891,171428571</text:p>
          </table:table-cell>
          <table:table-cell table:style-name="ce3" table:formula="of:=[.V20]-[.V$53]" office:value-type="float" office:value="497948.8" calcext:value-type="float">
            <text:p>497948,8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53]" office:value-type="float" office:value="129613.2" calcext:value-type="float">
            <text:p>129613,2</text:p>
          </table:table-cell>
          <table:table-cell table:style-name="ce3" table:formula="of:=[.C21]-[.C$53]" office:value-type="float" office:value="49644.8285714286" calcext:value-type="float">
            <text:p>49644,8285714286</text:p>
          </table:table-cell>
          <table:table-cell table:style-name="ce3" table:formula="of:=[.D21]-[.D$53]" office:value-type="float" office:value="56787.9142857143" calcext:value-type="float">
            <text:p>56787,9142857143</text:p>
          </table:table-cell>
          <table:table-cell table:style-name="ce3" table:formula="of:=[.E21]-[.E$53]" office:value-type="float" office:value="1891147.07142857" calcext:value-type="float">
            <text:p>1891147,07142857</text:p>
          </table:table-cell>
          <table:table-cell table:style-name="ce3" table:formula="of:=[.F21]-[.F$53]" office:value-type="float" office:value="19518.4571428571" calcext:value-type="float">
            <text:p>19518,4571428571</text:p>
          </table:table-cell>
          <table:table-cell table:style-name="ce3" table:formula="of:=[.G21]-[.G$53]" office:value-type="float" office:value="507153.4" calcext:value-type="float">
            <text:p>507153,4</text:p>
          </table:table-cell>
          <table:table-cell table:style-name="ce3" table:formula="of:=[.H21]-[.H$53]" office:value-type="float" office:value="41267.0571428571" calcext:value-type="float">
            <text:p>41267,0571428571</text:p>
          </table:table-cell>
          <table:table-cell table:style-name="ce3" table:formula="of:=[.I21]-[.I$53]" office:value-type="float" office:value="689884.971428571" calcext:value-type="float">
            <text:p>689884,971428571</text:p>
          </table:table-cell>
          <table:table-cell table:style-name="ce3" table:formula="of:=[.J21]-[.J$53]" office:value-type="float" office:value="121399.371428571" calcext:value-type="float">
            <text:p>121399,371428571</text:p>
          </table:table-cell>
          <table:table-cell table:style-name="ce3" table:formula="of:=[.K21]-[.K$53]" office:value-type="float" office:value="120015.714285714" calcext:value-type="float">
            <text:p>120015,714285714</text:p>
          </table:table-cell>
          <table:table-cell table:style-name="ce3" table:formula="of:=[.L21]-[.L$53]" office:value-type="float" office:value="39133.8" calcext:value-type="float">
            <text:p>39133,8</text:p>
          </table:table-cell>
          <table:table-cell table:style-name="ce3" table:formula="of:=[.M21]-[.M$53]" office:value-type="float" office:value="459634.014285714" calcext:value-type="float">
            <text:p>459634,014285714</text:p>
          </table:table-cell>
          <table:table-cell table:style-name="ce3" table:formula="of:=[.N21]-[.N$53]" office:value-type="float" office:value="156416.828571429" calcext:value-type="float">
            <text:p>156416,828571429</text:p>
          </table:table-cell>
          <table:table-cell table:style-name="ce3" table:formula="of:=[.O21]-[.O$53]" office:value-type="float" office:value="518362.528571429" calcext:value-type="float">
            <text:p>518362,528571429</text:p>
          </table:table-cell>
          <table:table-cell table:style-name="ce3" table:formula="of:=[.P21]-[.P$53]" office:value-type="float" office:value="48795.5285714286" calcext:value-type="float">
            <text:p>48795,5285714286</text:p>
          </table:table-cell>
          <table:table-cell table:style-name="ce3" table:formula="of:=[.Q21]-[.Q$53]" office:value-type="float" office:value="30938.2285714286" calcext:value-type="float">
            <text:p>30938,2285714286</text:p>
          </table:table-cell>
          <table:table-cell table:style-name="ce3" table:formula="of:=[.R21]-[.R$53]" office:value-type="float" office:value="179525.542857143" calcext:value-type="float">
            <text:p>179525,542857143</text:p>
          </table:table-cell>
          <table:table-cell table:style-name="ce3" table:formula="of:=[.S21]-[.S$53]" office:value-type="float" office:value="686311.6" calcext:value-type="float">
            <text:p>686311,6</text:p>
          </table:table-cell>
          <table:table-cell table:style-name="ce3" table:formula="of:=[.T21]-[.T$53]" office:value-type="float" office:value="374574.457142857" calcext:value-type="float">
            <text:p>374574,457142857</text:p>
          </table:table-cell>
          <table:table-cell table:style-name="ce3" table:formula="of:=[.U21]-[.U$53]" office:value-type="float" office:value="500769.571428571" calcext:value-type="float">
            <text:p>500769,571428571</text:p>
          </table:table-cell>
          <table:table-cell table:style-name="ce3" table:formula="of:=[.V21]-[.V$53]" office:value-type="float" office:value="510163.2" calcext:value-type="float">
            <text:p>510163,2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53]" office:value-type="float" office:value="129813.6" calcext:value-type="float">
            <text:p>129813,6</text:p>
          </table:table-cell>
          <table:table-cell table:style-name="ce3" table:formula="of:=[.C22]-[.C$53]" office:value-type="float" office:value="50045.8285714286" calcext:value-type="float">
            <text:p>50045,8285714286</text:p>
          </table:table-cell>
          <table:table-cell table:style-name="ce3" table:formula="of:=[.D22]-[.D$53]" office:value-type="float" office:value="55219.4142857143" calcext:value-type="float">
            <text:p>55219,4142857143</text:p>
          </table:table-cell>
          <table:table-cell table:style-name="ce3" table:formula="of:=[.E22]-[.E$53]" office:value-type="float" office:value="1904590.47142857" calcext:value-type="float">
            <text:p>1904590,47142857</text:p>
          </table:table-cell>
          <table:table-cell table:style-name="ce3" table:formula="of:=[.F22]-[.F$53]" office:value-type="float" office:value="28871.2571428571" calcext:value-type="float">
            <text:p>28871,2571428571</text:p>
          </table:table-cell>
          <table:table-cell table:style-name="ce3" table:formula="of:=[.G22]-[.G$53]" office:value-type="float" office:value="491049.4" calcext:value-type="float">
            <text:p>491049,4</text:p>
          </table:table-cell>
          <table:table-cell table:style-name="ce3" table:formula="of:=[.H22]-[.H$53]" office:value-type="float" office:value="40805.8571428571" calcext:value-type="float">
            <text:p>40805,8571428571</text:p>
          </table:table-cell>
          <table:table-cell table:style-name="ce3" table:formula="of:=[.I22]-[.I$53]" office:value-type="float" office:value="659579.071428572" calcext:value-type="float">
            <text:p>659579,071428572</text:p>
          </table:table-cell>
          <table:table-cell table:style-name="ce3" table:formula="of:=[.J22]-[.J$53]" office:value-type="float" office:value="114840.171428571" calcext:value-type="float">
            <text:p>114840,171428571</text:p>
          </table:table-cell>
          <table:table-cell table:style-name="ce3" table:formula="of:=[.K22]-[.K$53]" office:value-type="float" office:value="121499.314285714" calcext:value-type="float">
            <text:p>121499,314285714</text:p>
          </table:table-cell>
          <table:table-cell table:style-name="ce3" table:formula="of:=[.L22]-[.L$53]" office:value-type="float" office:value="39254.2" calcext:value-type="float">
            <text:p>39254,2</text:p>
          </table:table-cell>
          <table:table-cell table:style-name="ce3" table:formula="of:=[.M22]-[.M$53]" office:value-type="float" office:value="428766.814285714" calcext:value-type="float">
            <text:p>428766,814285714</text:p>
          </table:table-cell>
          <table:table-cell table:style-name="ce3" table:formula="of:=[.N22]-[.N$53]" office:value-type="float" office:value="144082.428571429" calcext:value-type="float">
            <text:p>144082,428571429</text:p>
          </table:table-cell>
          <table:table-cell table:style-name="ce3" table:formula="of:=[.O22]-[.O$53]" office:value-type="float" office:value="491910.528571429" calcext:value-type="float">
            <text:p>491910,528571429</text:p>
          </table:table-cell>
          <table:table-cell table:style-name="ce3" table:formula="of:=[.P22]-[.P$53]" office:value-type="float" office:value="41835.7285714286" calcext:value-type="float">
            <text:p>41835,7285714286</text:p>
          </table:table-cell>
          <table:table-cell table:style-name="ce3" table:formula="of:=[.Q22]-[.Q$53]" office:value-type="float" office:value="28811.8285714286" calcext:value-type="float">
            <text:p>28811,8285714286</text:p>
          </table:table-cell>
          <table:table-cell table:style-name="ce3" table:formula="of:=[.R22]-[.R$53]" office:value-type="float" office:value="164129.542857143" calcext:value-type="float">
            <text:p>164129,542857143</text:p>
          </table:table-cell>
          <table:table-cell table:style-name="ce3" table:formula="of:=[.S22]-[.S$53]" office:value-type="float" office:value="644912.5" calcext:value-type="float">
            <text:p>644912,5</text:p>
          </table:table-cell>
          <table:table-cell table:style-name="ce3" table:formula="of:=[.T22]-[.T$53]" office:value-type="float" office:value="370580.857142857" calcext:value-type="float">
            <text:p>370580,857142857</text:p>
          </table:table-cell>
          <table:table-cell table:style-name="ce3" table:formula="of:=[.U22]-[.U$53]" office:value-type="float" office:value="473774.371428571" calcext:value-type="float">
            <text:p>473774,371428571</text:p>
          </table:table-cell>
          <table:table-cell table:style-name="ce3" table:formula="of:=[.V22]-[.V$53]" office:value-type="float" office:value="475385.6" calcext:value-type="float">
            <text:p>475385,6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53]" office:value-type="float" office:value="120788.4" calcext:value-type="float">
            <text:p>120788,4</text:p>
          </table:table-cell>
          <table:table-cell table:style-name="ce3" table:formula="of:=[.C23]-[.C$53]" office:value-type="float" office:value="41682.6285714286" calcext:value-type="float">
            <text:p>41682,6285714286</text:p>
          </table:table-cell>
          <table:table-cell table:style-name="ce3" table:formula="of:=[.D23]-[.D$53]" office:value-type="float" office:value="52702.3142857143" calcext:value-type="float">
            <text:p>52702,3142857143</text:p>
          </table:table-cell>
          <table:table-cell table:style-name="ce3" table:formula="of:=[.E23]-[.E$53]" office:value-type="float" office:value="1785569.87142857" calcext:value-type="float">
            <text:p>1785569,87142857</text:p>
          </table:table-cell>
          <table:table-cell table:style-name="ce3" table:formula="of:=[.F23]-[.F$53]" office:value-type="float" office:value="17289.3571428571" calcext:value-type="float">
            <text:p>17289,3571428571</text:p>
          </table:table-cell>
          <table:table-cell table:style-name="ce3" table:formula="of:=[.G23]-[.G$53]" office:value-type="float" office:value="457900.6" calcext:value-type="float">
            <text:p>457900,6</text:p>
          </table:table-cell>
          <table:table-cell table:style-name="ce3" table:formula="of:=[.H23]-[.H$53]" office:value-type="float" office:value="43352.8571428571" calcext:value-type="float">
            <text:p>43352,8571428571</text:p>
          </table:table-cell>
          <table:table-cell table:style-name="ce3" table:formula="of:=[.I23]-[.I$53]" office:value-type="float" office:value="637706.171428571" calcext:value-type="float">
            <text:p>637706,171428571</text:p>
          </table:table-cell>
          <table:table-cell table:style-name="ce3" table:formula="of:=[.J23]-[.J$53]" office:value-type="float" office:value="105735.771428571" calcext:value-type="float">
            <text:p>105735,771428571</text:p>
          </table:table-cell>
          <table:table-cell table:style-name="ce3" table:formula="of:=[.K23]-[.K$53]" office:value-type="float" office:value="106357.314285714" calcext:value-type="float">
            <text:p>106357,314285714</text:p>
          </table:table-cell>
          <table:table-cell table:style-name="ce3" table:formula="of:=[.L23]-[.L$53]" office:value-type="float" office:value="35544" calcext:value-type="float">
            <text:p>35544</text:p>
          </table:table-cell>
          <table:table-cell table:style-name="ce3" table:formula="of:=[.M23]-[.M$53]" office:value-type="float" office:value="407728.414285714" calcext:value-type="float">
            <text:p>407728,414285714</text:p>
          </table:table-cell>
          <table:table-cell table:style-name="ce3" table:formula="of:=[.N23]-[.N$53]" office:value-type="float" office:value="138426.428571429" calcext:value-type="float">
            <text:p>138426,428571429</text:p>
          </table:table-cell>
          <table:table-cell table:style-name="ce3" table:formula="of:=[.O23]-[.O$53]" office:value-type="float" office:value="480250.028571429" calcext:value-type="float">
            <text:p>480250,028571429</text:p>
          </table:table-cell>
          <table:table-cell table:style-name="ce3" table:formula="of:=[.P23]-[.P$53]" office:value-type="float" office:value="41916.1285714286" calcext:value-type="float">
            <text:p>41916,1285714286</text:p>
          </table:table-cell>
          <table:table-cell table:style-name="ce3" table:formula="of:=[.Q23]-[.Q$53]" office:value-type="float" office:value="27007.0285714286" calcext:value-type="float">
            <text:p>27007,0285714286</text:p>
          </table:table-cell>
          <table:table-cell table:style-name="ce3" table:formula="of:=[.R23]-[.R$53]" office:value-type="float" office:value="160125.542857143" calcext:value-type="float">
            <text:p>160125,542857143</text:p>
          </table:table-cell>
          <table:table-cell table:style-name="ce3" table:formula="of:=[.S23]-[.S$53]" office:value-type="float" office:value="622907.6" calcext:value-type="float">
            <text:p>622907,6</text:p>
          </table:table-cell>
          <table:table-cell table:style-name="ce3" table:formula="of:=[.T23]-[.T$53]" office:value-type="float" office:value="339596.857142857" calcext:value-type="float">
            <text:p>339596,857142857</text:p>
          </table:table-cell>
          <table:table-cell table:style-name="ce3" table:formula="of:=[.U23]-[.U$53]" office:value-type="float" office:value="482259.171428571" calcext:value-type="float">
            <text:p>482259,171428571</text:p>
          </table:table-cell>
          <table:table-cell table:style-name="ce3" table:formula="of:=[.V23]-[.V$53]" office:value-type="float" office:value="470393.6" calcext:value-type="float">
            <text:p>470393,6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53]" office:value-type="float" office:value="117780" calcext:value-type="float">
            <text:p>117780</text:p>
          </table:table-cell>
          <table:table-cell table:style-name="ce3" table:formula="of:=[.C24]-[.C$53]" office:value-type="float" office:value="39977.6285714286" calcext:value-type="float">
            <text:p>39977,6285714286</text:p>
          </table:table-cell>
          <table:table-cell table:style-name="ce3" table:formula="of:=[.D24]-[.D$53]" office:value-type="float" office:value="59336.8142857143" calcext:value-type="float">
            <text:p>59336,8142857143</text:p>
          </table:table-cell>
          <table:table-cell table:style-name="ce3" table:formula="of:=[.E24]-[.E$53]" office:value-type="float" office:value="1770964.27142857" calcext:value-type="float">
            <text:p>1770964,27142857</text:p>
          </table:table-cell>
          <table:table-cell table:style-name="ce3" table:formula="of:=[.F24]-[.F$53]" office:value-type="float" office:value="20433.4571428571" calcext:value-type="float">
            <text:p>20433,4571428571</text:p>
          </table:table-cell>
          <table:table-cell table:style-name="ce3" table:formula="of:=[.G24]-[.G$53]" office:value-type="float" office:value="457676.6" calcext:value-type="float">
            <text:p>457676,6</text:p>
          </table:table-cell>
          <table:table-cell table:style-name="ce3" table:formula="of:=[.H24]-[.H$53]" office:value-type="float" office:value="40123.8571428571" calcext:value-type="float">
            <text:p>40123,8571428571</text:p>
          </table:table-cell>
          <table:table-cell table:style-name="ce3" table:formula="of:=[.I24]-[.I$53]" office:value-type="float" office:value="719276.971428571" calcext:value-type="float">
            <text:p>719276,971428571</text:p>
          </table:table-cell>
          <table:table-cell table:style-name="ce3" table:formula="of:=[.J24]-[.J$53]" office:value-type="float" office:value="107480.171428571" calcext:value-type="float">
            <text:p>107480,171428571</text:p>
          </table:table-cell>
          <table:table-cell table:style-name="ce3" table:formula="of:=[.K24]-[.K$53]" office:value-type="float" office:value="104852.914285714" calcext:value-type="float">
            <text:p>104852,914285714</text:p>
          </table:table-cell>
          <table:table-cell table:style-name="ce3" table:formula="of:=[.L24]-[.L$53]" office:value-type="float" office:value="34781.6" calcext:value-type="float">
            <text:p>34781,6</text:p>
          </table:table-cell>
          <table:table-cell table:style-name="ce3" table:formula="of:=[.M24]-[.M$53]" office:value-type="float" office:value="416814.814285714" calcext:value-type="float">
            <text:p>416814,814285714</text:p>
          </table:table-cell>
          <table:table-cell table:style-name="ce3" table:formula="of:=[.N24]-[.N$53]" office:value-type="float" office:value="135999.228571429" calcext:value-type="float">
            <text:p>135999,228571429</text:p>
          </table:table-cell>
          <table:table-cell table:style-name="ce3" table:formula="of:=[.O24]-[.O$53]" office:value-type="float" office:value="479950.028571429" calcext:value-type="float">
            <text:p>479950,028571429</text:p>
          </table:table-cell>
          <table:table-cell table:style-name="ce3" table:formula="of:=[.P24]-[.P$53]" office:value-type="float" office:value="43600.9285714286" calcext:value-type="float">
            <text:p>43600,9285714286</text:p>
          </table:table-cell>
          <table:table-cell table:style-name="ce3" table:formula="of:=[.Q24]-[.Q$53]" office:value-type="float" office:value="24760.8285714286" calcext:value-type="float">
            <text:p>24760,8285714286</text:p>
          </table:table-cell>
          <table:table-cell table:style-name="ce3" table:formula="of:=[.R24]-[.R$53]" office:value-type="float" office:value="158253.542857143" calcext:value-type="float">
            <text:p>158253,542857143</text:p>
          </table:table-cell>
          <table:table-cell table:style-name="ce3" table:formula="of:=[.S24]-[.S$53]" office:value-type="float" office:value="633867" calcext:value-type="float">
            <text:p>633867</text:p>
          </table:table-cell>
          <table:table-cell table:style-name="ce3" table:formula="of:=[.T24]-[.T$53]" office:value-type="float" office:value="340598.457142857" calcext:value-type="float">
            <text:p>340598,457142857</text:p>
          </table:table-cell>
          <table:table-cell table:style-name="ce3" table:formula="of:=[.U24]-[.U$53]" office:value-type="float" office:value="458775.971428571" calcext:value-type="float">
            <text:p>458775,971428571</text:p>
          </table:table-cell>
          <table:table-cell table:style-name="ce3" table:formula="of:=[.V24]-[.V$53]" office:value-type="float" office:value="461848" calcext:value-type="float">
            <text:p>461848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53]" office:value-type="float" office:value="119445.2" calcext:value-type="float">
            <text:p>119445,2</text:p>
          </table:table-cell>
          <table:table-cell table:style-name="ce3" table:formula="of:=[.C25]-[.C$53]" office:value-type="float" office:value="39716.8285714286" calcext:value-type="float">
            <text:p>39716,8285714286</text:p>
          </table:table-cell>
          <table:table-cell table:style-name="ce3" table:formula="of:=[.D25]-[.D$53]" office:value-type="float" office:value="49550.8142857143" calcext:value-type="float">
            <text:p>49550,8142857143</text:p>
          </table:table-cell>
          <table:table-cell table:style-name="ce3" table:formula="of:=[.E25]-[.E$53]" office:value-type="float" office:value="1713807.37142857" calcext:value-type="float">
            <text:p>1713807,37142857</text:p>
          </table:table-cell>
          <table:table-cell table:style-name="ce3" table:formula="of:=[.F25]-[.F$53]" office:value-type="float" office:value="17145.0571428571" calcext:value-type="float">
            <text:p>17145,0571428571</text:p>
          </table:table-cell>
          <table:table-cell table:style-name="ce3" table:formula="of:=[.G25]-[.G$53]" office:value-type="float" office:value="454407.8" calcext:value-type="float">
            <text:p>454407,8</text:p>
          </table:table-cell>
          <table:table-cell table:style-name="ce3" table:formula="of:=[.H25]-[.H$53]" office:value-type="float" office:value="39221.2571428571" calcext:value-type="float">
            <text:p>39221,2571428571</text:p>
          </table:table-cell>
          <table:table-cell table:style-name="ce3" table:formula="of:=[.I25]-[.I$53]" office:value-type="float" office:value="608234.871428571" calcext:value-type="float">
            <text:p>608234,871428571</text:p>
          </table:table-cell>
          <table:table-cell table:style-name="ce3" table:formula="of:=[.J25]-[.J$53]" office:value-type="float" office:value="104170.971428571" calcext:value-type="float">
            <text:p>104170,971428571</text:p>
          </table:table-cell>
          <table:table-cell table:style-name="ce3" table:formula="of:=[.K25]-[.K$53]" office:value-type="float" office:value="100681.314285714" calcext:value-type="float">
            <text:p>100681,314285714</text:p>
          </table:table-cell>
          <table:table-cell table:style-name="ce3" table:formula="of:=[.L25]-[.L$53]" office:value-type="float" office:value="33458" calcext:value-type="float">
            <text:p>33458</text:p>
          </table:table-cell>
          <table:table-cell table:style-name="ce3" table:formula="of:=[.M25]-[.M$53]" office:value-type="float" office:value="403275.614285714" calcext:value-type="float">
            <text:p>403275,614285714</text:p>
          </table:table-cell>
          <table:table-cell table:style-name="ce3" table:formula="of:=[.N25]-[.N$53]" office:value-type="float" office:value="138366.428571429" calcext:value-type="float">
            <text:p>138366,428571429</text:p>
          </table:table-cell>
          <table:table-cell table:style-name="ce3" table:formula="of:=[.O25]-[.O$53]" office:value-type="float" office:value="461546.528571429" calcext:value-type="float">
            <text:p>461546,528571429</text:p>
          </table:table-cell>
          <table:table-cell table:style-name="ce3" table:formula="of:=[.P25]-[.P$53]" office:value-type="float" office:value="43119.7285714286" calcext:value-type="float">
            <text:p>43119,7285714286</text:p>
          </table:table-cell>
          <table:table-cell table:style-name="ce3" table:formula="of:=[.Q25]-[.Q$53]" office:value-type="float" office:value="26986.8285714286" calcext:value-type="float">
            <text:p>26986,8285714286</text:p>
          </table:table-cell>
          <table:table-cell table:style-name="ce3" table:formula="of:=[.R25]-[.R$53]" office:value-type="float" office:value="159664.742857143" calcext:value-type="float">
            <text:p>159664,742857143</text:p>
          </table:table-cell>
          <table:table-cell table:style-name="ce3" table:formula="of:=[.S25]-[.S$53]" office:value-type="float" office:value="590877" calcext:value-type="float">
            <text:p>590877</text:p>
          </table:table-cell>
          <table:table-cell table:style-name="ce3" table:formula="of:=[.T25]-[.T$53]" office:value-type="float" office:value="338715.257142857" calcext:value-type="float">
            <text:p>338715,257142857</text:p>
          </table:table-cell>
          <table:table-cell table:style-name="ce3" table:formula="of:=[.U25]-[.U$53]" office:value-type="float" office:value="456126.371428571" calcext:value-type="float">
            <text:p>456126,371428571</text:p>
          </table:table-cell>
          <table:table-cell table:style-name="ce3" table:formula="of:=[.V25]-[.V$53]" office:value-type="float" office:value="442996.8" calcext:value-type="float">
            <text:p>442996,8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53]" office:value-type="float" office:value="113629.2" calcext:value-type="float">
            <text:p>113629,2</text:p>
          </table:table-cell>
          <table:table-cell table:style-name="ce3" table:formula="of:=[.C26]-[.C$53]" office:value-type="float" office:value="32256.2285714286" calcext:value-type="float">
            <text:p>32256,2285714286</text:p>
          </table:table-cell>
          <table:table-cell table:style-name="ce3" table:formula="of:=[.D26]-[.D$53]" office:value-type="float" office:value="58151.6142857143" calcext:value-type="float">
            <text:p>58151,6142857143</text:p>
          </table:table-cell>
          <table:table-cell table:style-name="ce3" table:formula="of:=[.E26]-[.E$53]" office:value-type="float" office:value="1664559.37142857" calcext:value-type="float">
            <text:p>1664559,37142857</text:p>
          </table:table-cell>
          <table:table-cell table:style-name="ce3" table:formula="of:=[.F26]-[.F$53]" office:value-type="float" office:value="14496.5571428571" calcext:value-type="float">
            <text:p>14496,5571428571</text:p>
          </table:table-cell>
          <table:table-cell table:style-name="ce3" table:formula="of:=[.G26]-[.G$53]" office:value-type="float" office:value="437763" calcext:value-type="float">
            <text:p>437763</text:p>
          </table:table-cell>
          <table:table-cell table:style-name="ce3" table:formula="of:=[.H26]-[.H$53]" office:value-type="float" office:value="36914.8571428571" calcext:value-type="float">
            <text:p>36914,8571428571</text:p>
          </table:table-cell>
          <table:table-cell table:style-name="ce3" table:formula="of:=[.I26]-[.I$53]" office:value-type="float" office:value="597766.871428571" calcext:value-type="float">
            <text:p>597766,871428571</text:p>
          </table:table-cell>
          <table:table-cell table:style-name="ce3" table:formula="of:=[.J26]-[.J$53]" office:value-type="float" office:value="97251.3714285714" calcext:value-type="float">
            <text:p>97251,3714285714</text:p>
          </table:table-cell>
          <table:table-cell table:style-name="ce3" table:formula="of:=[.K26]-[.K$53]" office:value-type="float" office:value="97632.9142857143" calcext:value-type="float">
            <text:p>97632,9142857143</text:p>
          </table:table-cell>
          <table:table-cell table:style-name="ce3" table:formula="of:=[.L26]-[.L$53]" office:value-type="float" office:value="33598.6" calcext:value-type="float">
            <text:p>33598,6</text:p>
          </table:table-cell>
          <table:table-cell table:style-name="ce3" table:formula="of:=[.M26]-[.M$53]" office:value-type="float" office:value="380693.214285714" calcext:value-type="float">
            <text:p>380693,214285714</text:p>
          </table:table-cell>
          <table:table-cell table:style-name="ce3" table:formula="of:=[.N26]-[.N$53]" office:value-type="float" office:value="130664.828571429" calcext:value-type="float">
            <text:p>130664,828571429</text:p>
          </table:table-cell>
          <table:table-cell table:style-name="ce3" table:formula="of:=[.O26]-[.O$53]" office:value-type="float" office:value="449346.028571429" calcext:value-type="float">
            <text:p>449346,028571429</text:p>
          </table:table-cell>
          <table:table-cell table:style-name="ce3" table:formula="of:=[.P26]-[.P$53]" office:value-type="float" office:value="40712.7285714286" calcext:value-type="float">
            <text:p>40712,7285714286</text:p>
          </table:table-cell>
          <table:table-cell table:style-name="ce3" table:formula="of:=[.Q26]-[.Q$53]" office:value-type="float" office:value="26064.2285714286" calcext:value-type="float">
            <text:p>26064,2285714286</text:p>
          </table:table-cell>
          <table:table-cell table:style-name="ce3" table:formula="of:=[.R26]-[.R$53]" office:value-type="float" office:value="151567.942857143" calcext:value-type="float">
            <text:p>151567,942857143</text:p>
          </table:table-cell>
          <table:table-cell table:style-name="ce3" table:formula="of:=[.S26]-[.S$53]" office:value-type="float" office:value="574851.6" calcext:value-type="float">
            <text:p>574851,6</text:p>
          </table:table-cell>
          <table:table-cell table:style-name="ce3" table:formula="of:=[.T26]-[.T$53]" office:value-type="float" office:value="316890.457142857" calcext:value-type="float">
            <text:p>316890,457142857</text:p>
          </table:table-cell>
          <table:table-cell table:style-name="ce3" table:formula="of:=[.U26]-[.U$53]" office:value-type="float" office:value="423377.571428571" calcext:value-type="float">
            <text:p>423377,571428571</text:p>
          </table:table-cell>
          <table:table-cell table:style-name="ce3" table:formula="of:=[.V26]-[.V$53]" office:value-type="float" office:value="405851.2" calcext:value-type="float">
            <text:p>405851,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53]" office:value-type="float" office:value="109337.2" calcext:value-type="float">
            <text:p>109337,2</text:p>
          </table:table-cell>
          <table:table-cell table:style-name="ce3" table:formula="of:=[.C27]-[.C$53]" office:value-type="float" office:value="31554.0285714286" calcext:value-type="float">
            <text:p>31554,0285714286</text:p>
          </table:table-cell>
          <table:table-cell table:style-name="ce3" table:formula="of:=[.D27]-[.D$53]" office:value-type="float" office:value="43360.4142857143" calcext:value-type="float">
            <text:p>43360,4142857143</text:p>
          </table:table-cell>
          <table:table-cell table:style-name="ce3" table:formula="of:=[.E27]-[.E$53]" office:value-type="float" office:value="1529590.27142857" calcext:value-type="float">
            <text:p>1529590,27142857</text:p>
          </table:table-cell>
          <table:table-cell table:style-name="ce3" table:formula="of:=[.F27]-[.F$53]" office:value-type="float" office:value="16862.8571428571" calcext:value-type="float">
            <text:p>16862,8571428571</text:p>
          </table:table-cell>
          <table:table-cell table:style-name="ce3" table:formula="of:=[.G27]-[.G$53]" office:value-type="float" office:value="419049.4" calcext:value-type="float">
            <text:p>419049,4</text:p>
          </table:table-cell>
          <table:table-cell table:style-name="ce3" table:formula="of:=[.H27]-[.H$53]" office:value-type="float" office:value="34668.4571428571" calcext:value-type="float">
            <text:p>34668,4571428571</text:p>
          </table:table-cell>
          <table:table-cell table:style-name="ce3" table:formula="of:=[.I27]-[.I$53]" office:value-type="float" office:value="558614.471428571" calcext:value-type="float">
            <text:p>558614,471428571</text:p>
          </table:table-cell>
          <table:table-cell table:style-name="ce3" table:formula="of:=[.J27]-[.J$53]" office:value-type="float" office:value="95627.3714285714" calcext:value-type="float">
            <text:p>95627,3714285714</text:p>
          </table:table-cell>
          <table:table-cell table:style-name="ce3" table:formula="of:=[.K27]-[.K$53]" office:value-type="float" office:value="87404.1142857143" calcext:value-type="float">
            <text:p>87404,1142857143</text:p>
          </table:table-cell>
          <table:table-cell table:style-name="ce3" table:formula="of:=[.L27]-[.L$53]" office:value-type="float" office:value="32174.4" calcext:value-type="float">
            <text:p>32174,4</text:p>
          </table:table-cell>
          <table:table-cell table:style-name="ce3" table:formula="of:=[.M27]-[.M$53]" office:value-type="float" office:value="370626.014285714" calcext:value-type="float">
            <text:p>370626,014285714</text:p>
          </table:table-cell>
          <table:table-cell table:style-name="ce3" table:formula="of:=[.N27]-[.N$53]" office:value-type="float" office:value="120956.028571429" calcext:value-type="float">
            <text:p>120956,028571429</text:p>
          </table:table-cell>
          <table:table-cell table:style-name="ce3" table:formula="of:=[.O27]-[.O$53]" office:value-type="float" office:value="432228.528571429" calcext:value-type="float">
            <text:p>432228,528571429</text:p>
          </table:table-cell>
          <table:table-cell table:style-name="ce3" table:formula="of:=[.P27]-[.P$53]" office:value-type="float" office:value="36962.3285714286" calcext:value-type="float">
            <text:p>36962,3285714286</text:p>
          </table:table-cell>
          <table:table-cell table:style-name="ce3" table:formula="of:=[.Q27]-[.Q$53]" office:value-type="float" office:value="23557.2285714286" calcext:value-type="float">
            <text:p>23557,2285714286</text:p>
          </table:table-cell>
          <table:table-cell table:style-name="ce3" table:formula="of:=[.R27]-[.R$53]" office:value-type="float" office:value="149605.142857143" calcext:value-type="float">
            <text:p>149605,142857143</text:p>
          </table:table-cell>
          <table:table-cell table:style-name="ce3" table:formula="of:=[.S27]-[.S$53]" office:value-type="float" office:value="533445" calcext:value-type="float">
            <text:p>533445</text:p>
          </table:table-cell>
          <table:table-cell table:style-name="ce3" table:formula="of:=[.T27]-[.T$53]" office:value-type="float" office:value="296536.857142857" calcext:value-type="float">
            <text:p>296536,857142857</text:p>
          </table:table-cell>
          <table:table-cell table:style-name="ce3" table:formula="of:=[.U27]-[.U$53]" office:value-type="float" office:value="409195.171428571" calcext:value-type="float">
            <text:p>409195,171428571</text:p>
          </table:table-cell>
          <table:table-cell table:style-name="ce3" table:formula="of:=[.V27]-[.V$53]" office:value-type="float" office:value="402344" calcext:value-type="float">
            <text:p>402344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53]" office:value-type="float" office:value="103982.4" calcext:value-type="float">
            <text:p>103982,4</text:p>
          </table:table-cell>
          <table:table-cell table:style-name="ce3" table:formula="of:=[.C28]-[.C$53]" office:value-type="float" office:value="33619.8285714286" calcext:value-type="float">
            <text:p>33619,8285714286</text:p>
          </table:table-cell>
          <table:table-cell table:style-name="ce3" table:formula="of:=[.D28]-[.D$53]" office:value-type="float" office:value="37824.6142857143" calcext:value-type="float">
            <text:p>37824,6142857143</text:p>
          </table:table-cell>
          <table:table-cell table:style-name="ce3" table:formula="of:=[.E28]-[.E$53]" office:value-type="float" office:value="1451171.27142857" calcext:value-type="float">
            <text:p>1451171,27142857</text:p>
          </table:table-cell>
          <table:table-cell table:style-name="ce3" table:formula="of:=[.F28]-[.F$53]" office:value-type="float" office:value="16810.3571428571" calcext:value-type="float">
            <text:p>16810,3571428571</text:p>
          </table:table-cell>
          <table:table-cell table:style-name="ce3" table:formula="of:=[.G28]-[.G$53]" office:value-type="float" office:value="393479.8" calcext:value-type="float">
            <text:p>393479,8</text:p>
          </table:table-cell>
          <table:table-cell table:style-name="ce3" table:formula="of:=[.H28]-[.H$53]" office:value-type="float" office:value="32121.4571428571" calcext:value-type="float">
            <text:p>32121,4571428571</text:p>
          </table:table-cell>
          <table:table-cell table:style-name="ce3" table:formula="of:=[.I28]-[.I$53]" office:value-type="float" office:value="559740.971428571" calcext:value-type="float">
            <text:p>559740,971428571</text:p>
          </table:table-cell>
          <table:table-cell table:style-name="ce3" table:formula="of:=[.J28]-[.J$53]" office:value-type="float" office:value="90673.7714285714" calcext:value-type="float">
            <text:p>90673,7714285714</text:p>
          </table:table-cell>
          <table:table-cell table:style-name="ce3" table:formula="of:=[.K28]-[.K$53]" office:value-type="float" office:value="86562.1142857143" calcext:value-type="float">
            <text:p>86562,1142857143</text:p>
          </table:table-cell>
          <table:table-cell table:style-name="ce3" table:formula="of:=[.L28]-[.L$53]" office:value-type="float" office:value="31572.8" calcext:value-type="float">
            <text:p>31572,8</text:p>
          </table:table-cell>
          <table:table-cell table:style-name="ce3" table:formula="of:=[.M28]-[.M$53]" office:value-type="float" office:value="355862.814285714" calcext:value-type="float">
            <text:p>355862,814285714</text:p>
          </table:table-cell>
          <table:table-cell table:style-name="ce3" table:formula="of:=[.N28]-[.N$53]" office:value-type="float" office:value="115401.628571429" calcext:value-type="float">
            <text:p>115401,628571429</text:p>
          </table:table-cell>
          <table:table-cell table:style-name="ce3" table:formula="of:=[.O28]-[.O$53]" office:value-type="float" office:value="421029.528571429" calcext:value-type="float">
            <text:p>421029,528571429</text:p>
          </table:table-cell>
          <table:table-cell table:style-name="ce3" table:formula="of:=[.P28]-[.P$53]" office:value-type="float" office:value="35738.9285714286" calcext:value-type="float">
            <text:p>35738,9285714286</text:p>
          </table:table-cell>
          <table:table-cell table:style-name="ce3" table:formula="of:=[.Q28]-[.Q$53]" office:value-type="float" office:value="22073.0285714286" calcext:value-type="float">
            <text:p>22073,0285714286</text:p>
          </table:table-cell>
          <table:table-cell table:style-name="ce3" table:formula="of:=[.R28]-[.R$53]" office:value-type="float" office:value="135691.542857143" calcext:value-type="float">
            <text:p>135691,542857143</text:p>
          </table:table-cell>
          <table:table-cell table:style-name="ce3" table:formula="of:=[.S28]-[.S$53]" office:value-type="float" office:value="504969" calcext:value-type="float">
            <text:p>504969</text:p>
          </table:table-cell>
          <table:table-cell table:style-name="ce3" table:formula="of:=[.T28]-[.T$53]" office:value-type="float" office:value="287128.857142857" calcext:value-type="float">
            <text:p>287128,857142857</text:p>
          </table:table-cell>
          <table:table-cell table:style-name="ce3" table:formula="of:=[.U28]-[.U$53]" office:value-type="float" office:value="407731.171428571" calcext:value-type="float">
            <text:p>407731,171428571</text:p>
          </table:table-cell>
          <table:table-cell table:style-name="ce3" table:formula="of:=[.V28]-[.V$53]" office:value-type="float" office:value="388844.8" calcext:value-type="float">
            <text:p>388844,8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53]" office:value-type="float" office:value="102417.6" calcext:value-type="float">
            <text:p>102417,6</text:p>
          </table:table-cell>
          <table:table-cell table:style-name="ce3" table:formula="of:=[.C29]-[.C$53]" office:value-type="float" office:value="30110.0285714286" calcext:value-type="float">
            <text:p>30110,0285714286</text:p>
          </table:table-cell>
          <table:table-cell table:style-name="ce3" table:formula="of:=[.D29]-[.D$53]" office:value-type="float" office:value="43434.9142857143" calcext:value-type="float">
            <text:p>43434,9142857143</text:p>
          </table:table-cell>
          <table:table-cell table:style-name="ce3" table:formula="of:=[.E29]-[.E$53]" office:value-type="float" office:value="1420392.97142857" calcext:value-type="float">
            <text:p>1420392,97142857</text:p>
          </table:table-cell>
          <table:table-cell table:style-name="ce3" table:formula="of:=[.F29]-[.F$53]" office:value-type="float" office:value="11488.4571428571" calcext:value-type="float">
            <text:p>11488,4571428571</text:p>
          </table:table-cell>
          <table:table-cell table:style-name="ce3" table:formula="of:=[.G29]-[.G$53]" office:value-type="float" office:value="396889.4" calcext:value-type="float">
            <text:p>396889,4</text:p>
          </table:table-cell>
          <table:table-cell table:style-name="ce3" table:formula="of:=[.H29]-[.H$53]" office:value-type="float" office:value="33585.4571428571" calcext:value-type="float">
            <text:p>33585,4571428571</text:p>
          </table:table-cell>
          <table:table-cell table:style-name="ce3" table:formula="of:=[.I29]-[.I$53]" office:value-type="float" office:value="545987.071428571" calcext:value-type="float">
            <text:p>545987,071428571</text:p>
          </table:table-cell>
          <table:table-cell table:style-name="ce3" table:formula="of:=[.J29]-[.J$53]" office:value-type="float" office:value="88567.3714285714" calcext:value-type="float">
            <text:p>88567,3714285714</text:p>
          </table:table-cell>
          <table:table-cell table:style-name="ce3" table:formula="of:=[.K29]-[.K$53]" office:value-type="float" office:value="86421.3142857143" calcext:value-type="float">
            <text:p>86421,3142857143</text:p>
          </table:table-cell>
          <table:table-cell table:style-name="ce3" table:formula="of:=[.L29]-[.L$53]" office:value-type="float" office:value="31973.8" calcext:value-type="float">
            <text:p>31973,8</text:p>
          </table:table-cell>
          <table:table-cell table:style-name="ce3" table:formula="of:=[.M29]-[.M$53]" office:value-type="float" office:value="346197.214285714" calcext:value-type="float">
            <text:p>346197,214285714</text:p>
          </table:table-cell>
          <table:table-cell table:style-name="ce3" table:formula="of:=[.N29]-[.N$53]" office:value-type="float" office:value="119834.428571429" calcext:value-type="float">
            <text:p>119834,428571429</text:p>
          </table:table-cell>
          <table:table-cell table:style-name="ce3" table:formula="of:=[.O29]-[.O$53]" office:value-type="float" office:value="422144.528571429" calcext:value-type="float">
            <text:p>422144,528571429</text:p>
          </table:table-cell>
          <table:table-cell table:style-name="ce3" table:formula="of:=[.P29]-[.P$53]" office:value-type="float" office:value="35979.5285714286" calcext:value-type="float">
            <text:p>35979,5285714286</text:p>
          </table:table-cell>
          <table:table-cell table:style-name="ce3" table:formula="of:=[.Q29]-[.Q$53]" office:value-type="float" office:value="21812.2285714286" calcext:value-type="float">
            <text:p>21812,2285714286</text:p>
          </table:table-cell>
          <table:table-cell table:style-name="ce3" table:formula="of:=[.R29]-[.R$53]" office:value-type="float" office:value="137322.742857143" calcext:value-type="float">
            <text:p>137322,742857143</text:p>
          </table:table-cell>
          <table:table-cell table:style-name="ce3" table:formula="of:=[.S29]-[.S$53]" office:value-type="float" office:value="496370.4" calcext:value-type="float">
            <text:p>496370,4</text:p>
          </table:table-cell>
          <table:table-cell table:style-name="ce3" table:formula="of:=[.T29]-[.T$53]" office:value-type="float" office:value="285565.657142857" calcext:value-type="float">
            <text:p>285565,657142857</text:p>
          </table:table-cell>
          <table:table-cell table:style-name="ce3" table:formula="of:=[.U29]-[.U$53]" office:value-type="float" office:value="397263.971428571" calcext:value-type="float">
            <text:p>397263,971428571</text:p>
          </table:table-cell>
          <table:table-cell table:style-name="ce3" table:formula="of:=[.V29]-[.V$53]" office:value-type="float" office:value="397531.2" calcext:value-type="float">
            <text:p>397531,2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53]" office:value-type="float" office:value="102859.6" calcext:value-type="float">
            <text:p>102859,6</text:p>
          </table:table-cell>
          <table:table-cell table:style-name="ce3" table:formula="of:=[.C30]-[.C$53]" office:value-type="float" office:value="30290.6285714286" calcext:value-type="float">
            <text:p>30290,6285714286</text:p>
          </table:table-cell>
          <table:table-cell table:style-name="ce3" table:formula="of:=[.D30]-[.D$53]" office:value-type="float" office:value="43408.3142857143" calcext:value-type="float">
            <text:p>43408,3142857143</text:p>
          </table:table-cell>
          <table:table-cell table:style-name="ce3" table:formula="of:=[.E30]-[.E$53]" office:value-type="float" office:value="1432974.57142857" calcext:value-type="float">
            <text:p>1432974,57142857</text:p>
          </table:table-cell>
          <table:table-cell table:style-name="ce3" table:formula="of:=[.F30]-[.F$53]" office:value-type="float" office:value="16882.5571428571" calcext:value-type="float">
            <text:p>16882,5571428571</text:p>
          </table:table-cell>
          <table:table-cell table:style-name="ce3" table:formula="of:=[.G30]-[.G$53]" office:value-type="float" office:value="386318.2" calcext:value-type="float">
            <text:p>386318,2</text:p>
          </table:table-cell>
          <table:table-cell table:style-name="ce3" table:formula="of:=[.H30]-[.H$53]" office:value-type="float" office:value="33565.2571428571" calcext:value-type="float">
            <text:p>33565,2571428571</text:p>
          </table:table-cell>
          <table:table-cell table:style-name="ce3" table:formula="of:=[.I30]-[.I$53]" office:value-type="float" office:value="542968.171428571" calcext:value-type="float">
            <text:p>542968,171428571</text:p>
          </table:table-cell>
          <table:table-cell table:style-name="ce3" table:formula="of:=[.J30]-[.J$53]" office:value-type="float" office:value="87484.5714285714" calcext:value-type="float">
            <text:p>87484,5714285714</text:p>
          </table:table-cell>
          <table:table-cell table:style-name="ce3" table:formula="of:=[.K30]-[.K$53]" office:value-type="float" office:value="86481.3142857143" calcext:value-type="float">
            <text:p>86481,3142857143</text:p>
          </table:table-cell>
          <table:table-cell table:style-name="ce3" table:formula="of:=[.L30]-[.L$53]" office:value-type="float" office:value="30449.8" calcext:value-type="float">
            <text:p>30449,8</text:p>
          </table:table-cell>
          <table:table-cell table:style-name="ce3" table:formula="of:=[.M30]-[.M$53]" office:value-type="float" office:value="352154.014285714" calcext:value-type="float">
            <text:p>352154,014285714</text:p>
          </table:table-cell>
          <table:table-cell table:style-name="ce3" table:formula="of:=[.N30]-[.N$53]" office:value-type="float" office:value="122420.828571429" calcext:value-type="float">
            <text:p>122420,828571429</text:p>
          </table:table-cell>
          <table:table-cell table:style-name="ce3" table:formula="of:=[.O30]-[.O$53]" office:value-type="float" office:value="428951.528571429" calcext:value-type="float">
            <text:p>428951,528571429</text:p>
          </table:table-cell>
          <table:table-cell table:style-name="ce3" table:formula="of:=[.P30]-[.P$53]" office:value-type="float" office:value="38005.3285714286" calcext:value-type="float">
            <text:p>38005,3285714286</text:p>
          </table:table-cell>
          <table:table-cell table:style-name="ce3" table:formula="of:=[.Q30]-[.Q$53]" office:value-type="float" office:value="20709.2285714286" calcext:value-type="float">
            <text:p>20709,2285714286</text:p>
          </table:table-cell>
          <table:table-cell table:style-name="ce3" table:formula="of:=[.R30]-[.R$53]" office:value-type="float" office:value="135160.742857143" calcext:value-type="float">
            <text:p>135160,742857143</text:p>
          </table:table-cell>
          <table:table-cell table:style-name="ce3" table:formula="of:=[.S30]-[.S$53]" office:value-type="float" office:value="504185.4" calcext:value-type="float">
            <text:p>504185,4</text:p>
          </table:table-cell>
          <table:table-cell table:style-name="ce3" table:formula="of:=[.T30]-[.T$53]" office:value-type="float" office:value="286205.657142857" calcext:value-type="float">
            <text:p>286205,657142857</text:p>
          </table:table-cell>
          <table:table-cell table:style-name="ce3" table:formula="of:=[.U30]-[.U$53]" office:value-type="float" office:value="418862.371428571" calcext:value-type="float">
            <text:p>418862,371428571</text:p>
          </table:table-cell>
          <table:table-cell table:style-name="ce3" table:formula="of:=[.V30]-[.V$53]" office:value-type="float" office:value="398892.8" calcext:value-type="float">
            <text:p>398892,8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53]" office:value-type="float" office:value="103680.8" calcext:value-type="float">
            <text:p>103680,8</text:p>
          </table:table-cell>
          <table:table-cell table:style-name="ce3" table:formula="of:=[.C31]-[.C$53]" office:value-type="float" office:value="32195.8285714286" calcext:value-type="float">
            <text:p>32195,8285714286</text:p>
          </table:table-cell>
          <table:table-cell table:style-name="ce3" table:formula="of:=[.D31]-[.D$53]" office:value-type="float" office:value="43243.4142857143" calcext:value-type="float">
            <text:p>43243,4142857143</text:p>
          </table:table-cell>
          <table:table-cell table:style-name="ce3" table:formula="of:=[.E31]-[.E$53]" office:value-type="float" office:value="1441383.07142857" calcext:value-type="float">
            <text:p>1441383,07142857</text:p>
          </table:table-cell>
          <table:table-cell table:style-name="ce3" table:formula="of:=[.F31]-[.F$53]" office:value-type="float" office:value="18160.3571428571" calcext:value-type="float">
            <text:p>18160,3571428571</text:p>
          </table:table-cell>
          <table:table-cell table:style-name="ce3" table:formula="of:=[.G31]-[.G$53]" office:value-type="float" office:value="391791.8" calcext:value-type="float">
            <text:p>391791,8</text:p>
          </table:table-cell>
          <table:table-cell table:style-name="ce3" table:formula="of:=[.H31]-[.H$53]" office:value-type="float" office:value="35129.8571428571" calcext:value-type="float">
            <text:p>35129,8571428571</text:p>
          </table:table-cell>
          <table:table-cell table:style-name="ce3" table:formula="of:=[.I31]-[.I$53]" office:value-type="float" office:value="530241.071428572" calcext:value-type="float">
            <text:p>530241,071428572</text:p>
          </table:table-cell>
          <table:table-cell table:style-name="ce3" table:formula="of:=[.J31]-[.J$53]" office:value-type="float" office:value="92779.3714285714" calcext:value-type="float">
            <text:p>92779,3714285714</text:p>
          </table:table-cell>
          <table:table-cell table:style-name="ce3" table:formula="of:=[.K31]-[.K$53]" office:value-type="float" office:value="87183.7142857143" calcext:value-type="float">
            <text:p>87183,7142857143</text:p>
          </table:table-cell>
          <table:table-cell table:style-name="ce3" table:formula="of:=[.L31]-[.L$53]" office:value-type="float" office:value="31211.8" calcext:value-type="float">
            <text:p>31211,8</text:p>
          </table:table-cell>
          <table:table-cell table:style-name="ce3" table:formula="of:=[.M31]-[.M$53]" office:value-type="float" office:value="357429.214285714" calcext:value-type="float">
            <text:p>357429,214285714</text:p>
          </table:table-cell>
          <table:table-cell table:style-name="ce3" table:formula="of:=[.N31]-[.N$53]" office:value-type="float" office:value="121699.228571429" calcext:value-type="float">
            <text:p>121699,228571429</text:p>
          </table:table-cell>
          <table:table-cell table:style-name="ce3" table:formula="of:=[.O31]-[.O$53]" office:value-type="float" office:value="437309.528571429" calcext:value-type="float">
            <text:p>437309,528571429</text:p>
          </table:table-cell>
          <table:table-cell table:style-name="ce3" table:formula="of:=[.P31]-[.P$53]" office:value-type="float" office:value="38967.7285714286" calcext:value-type="float">
            <text:p>38967,7285714286</text:p>
          </table:table-cell>
          <table:table-cell table:style-name="ce3" table:formula="of:=[.Q31]-[.Q$53]" office:value-type="float" office:value="20829.4285714286" calcext:value-type="float">
            <text:p>20829,4285714286</text:p>
          </table:table-cell>
          <table:table-cell table:style-name="ce3" table:formula="of:=[.R31]-[.R$53]" office:value-type="float" office:value="139975.542857143" calcext:value-type="float">
            <text:p>139975,542857143</text:p>
          </table:table-cell>
          <table:table-cell table:style-name="ce3" table:formula="of:=[.S31]-[.S$53]" office:value-type="float" office:value="523952.5" calcext:value-type="float">
            <text:p>523952,5</text:p>
          </table:table-cell>
          <table:table-cell table:style-name="ce3" table:formula="of:=[.T31]-[.T$53]" office:value-type="float" office:value="284199.257142857" calcext:value-type="float">
            <text:p>284199,257142857</text:p>
          </table:table-cell>
          <table:table-cell table:style-name="ce3" table:formula="of:=[.U31]-[.U$53]" office:value-type="float" office:value="417319.971428571" calcext:value-type="float">
            <text:p>417319,971428571</text:p>
          </table:table-cell>
          <table:table-cell table:style-name="ce3" table:formula="of:=[.V31]-[.V$53]" office:value-type="float" office:value="408240" calcext:value-type="float">
            <text:p>40824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53]" office:value-type="float" office:value="104543.2" calcext:value-type="float">
            <text:p>104543,2</text:p>
          </table:table-cell>
          <table:table-cell table:style-name="ce3" table:formula="of:=[.C32]-[.C$53]" office:value-type="float" office:value="31453.8285714286" calcext:value-type="float">
            <text:p>31453,8285714286</text:p>
          </table:table-cell>
          <table:table-cell table:style-name="ce3" table:formula="of:=[.D32]-[.D$53]" office:value-type="float" office:value="43067.9142857143" calcext:value-type="float">
            <text:p>43067,9142857143</text:p>
          </table:table-cell>
          <table:table-cell table:style-name="ce3" table:formula="of:=[.E32]-[.E$53]" office:value-type="float" office:value="1543356.57142857" calcext:value-type="float">
            <text:p>1543356,57142857</text:p>
          </table:table-cell>
          <table:table-cell table:style-name="ce3" table:formula="of:=[.F32]-[.F$53]" office:value-type="float" office:value="18082.9571428571" calcext:value-type="float">
            <text:p>18082,9571428571</text:p>
          </table:table-cell>
          <table:table-cell table:style-name="ce3" table:formula="of:=[.G32]-[.G$53]" office:value-type="float" office:value="395383.8" calcext:value-type="float">
            <text:p>395383,8</text:p>
          </table:table-cell>
          <table:table-cell table:style-name="ce3" table:formula="of:=[.H32]-[.H$53]" office:value-type="float" office:value="34067.0571428571" calcext:value-type="float">
            <text:p>34067,0571428571</text:p>
          </table:table-cell>
          <table:table-cell table:style-name="ce3" table:formula="of:=[.I32]-[.I$53]" office:value-type="float" office:value="541545.071428572" calcext:value-type="float">
            <text:p>541545,071428572</text:p>
          </table:table-cell>
          <table:table-cell table:style-name="ce3" table:formula="of:=[.J32]-[.J$53]" office:value-type="float" office:value="85298.1714285714" calcext:value-type="float">
            <text:p>85298,1714285714</text:p>
          </table:table-cell>
          <table:table-cell table:style-name="ce3" table:formula="of:=[.K32]-[.K$53]" office:value-type="float" office:value="88767.3142857143" calcext:value-type="float">
            <text:p>88767,3142857143</text:p>
          </table:table-cell>
          <table:table-cell table:style-name="ce3" table:formula="of:=[.L32]-[.L$53]" office:value-type="float" office:value="29928" calcext:value-type="float">
            <text:p>29928</text:p>
          </table:table-cell>
          <table:table-cell table:style-name="ce3" table:formula="of:=[.M32]-[.M$53]" office:value-type="float" office:value="349325.214285714" calcext:value-type="float">
            <text:p>349325,214285714</text:p>
          </table:table-cell>
          <table:table-cell table:style-name="ce3" table:formula="of:=[.N32]-[.N$53]" office:value-type="float" office:value="115581.628571429" calcext:value-type="float">
            <text:p>115581,628571429</text:p>
          </table:table-cell>
          <table:table-cell table:style-name="ce3" table:formula="of:=[.O32]-[.O$53]" office:value-type="float" office:value="419015.028571429" calcext:value-type="float">
            <text:p>419015,028571429</text:p>
          </table:table-cell>
          <table:table-cell table:style-name="ce3" table:formula="of:=[.P32]-[.P$53]" office:value-type="float" office:value="36581.3285714286" calcext:value-type="float">
            <text:p>36581,3285714286</text:p>
          </table:table-cell>
          <table:table-cell table:style-name="ce3" table:formula="of:=[.Q32]-[.Q$53]" office:value-type="float" office:value="22354.0285714286" calcext:value-type="float">
            <text:p>22354,0285714286</text:p>
          </table:table-cell>
          <table:table-cell table:style-name="ce3" table:formula="of:=[.R32]-[.R$53]" office:value-type="float" office:value="138023.542857143" calcext:value-type="float">
            <text:p>138023,542857143</text:p>
          </table:table-cell>
          <table:table-cell table:style-name="ce3" table:formula="of:=[.S32]-[.S$53]" office:value-type="float" office:value="516521.2" calcext:value-type="float">
            <text:p>516521,2</text:p>
          </table:table-cell>
          <table:table-cell table:style-name="ce3" table:formula="of:=[.T32]-[.T$53]" office:value-type="float" office:value="281412.857142857" calcext:value-type="float">
            <text:p>281412,857142857</text:p>
          </table:table-cell>
          <table:table-cell table:style-name="ce3" table:formula="of:=[.U32]-[.U$53]" office:value-type="float" office:value="401012.771428571" calcext:value-type="float">
            <text:p>401012,771428571</text:p>
          </table:table-cell>
          <table:table-cell table:style-name="ce3" table:formula="of:=[.V32]-[.V$53]" office:value-type="float" office:value="384752" calcext:value-type="float">
            <text:p>384752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53]" office:value-type="float" office:value="100372.4" calcext:value-type="float">
            <text:p>100372,4</text:p>
          </table:table-cell>
          <table:table-cell table:style-name="ce3" table:formula="of:=[.C33]-[.C$53]" office:value-type="float" office:value="27683.2285714286" calcext:value-type="float">
            <text:p>27683,2285714286</text:p>
          </table:table-cell>
          <table:table-cell table:style-name="ce3" table:formula="of:=[.D33]-[.D$53]" office:value-type="float" office:value="43663.6142857143" calcext:value-type="float">
            <text:p>43663,6142857143</text:p>
          </table:table-cell>
          <table:table-cell table:style-name="ce3" table:formula="of:=[.E33]-[.E$53]" office:value-type="float" office:value="1444307.17142857" calcext:value-type="float">
            <text:p>1444307,17142857</text:p>
          </table:table-cell>
          <table:table-cell table:style-name="ce3" table:formula="of:=[.F33]-[.F$53]" office:value-type="float" office:value="18345.4571428571" calcext:value-type="float">
            <text:p>18345,4571428571</text:p>
          </table:table-cell>
          <table:table-cell table:style-name="ce3" table:formula="of:=[.G33]-[.G$53]" office:value-type="float" office:value="380523" calcext:value-type="float">
            <text:p>380523</text:p>
          </table:table-cell>
          <table:table-cell table:style-name="ce3" table:formula="of:=[.H33]-[.H$53]" office:value-type="float" office:value="31920.8571428571" calcext:value-type="float">
            <text:p>31920,8571428571</text:p>
          </table:table-cell>
          <table:table-cell table:style-name="ce3" table:formula="of:=[.I33]-[.I$53]" office:value-type="float" office:value="518738.671428571" calcext:value-type="float">
            <text:p>518738,671428571</text:p>
          </table:table-cell>
          <table:table-cell table:style-name="ce3" table:formula="of:=[.J33]-[.J$53]" office:value-type="float" office:value="84936.9714285714" calcext:value-type="float">
            <text:p>84936,9714285714</text:p>
          </table:table-cell>
          <table:table-cell table:style-name="ce3" table:formula="of:=[.K33]-[.K$53]" office:value-type="float" office:value="87945.7142857143" calcext:value-type="float">
            <text:p>87945,7142857143</text:p>
          </table:table-cell>
          <table:table-cell table:style-name="ce3" table:formula="of:=[.L33]-[.L$53]" office:value-type="float" office:value="28725" calcext:value-type="float">
            <text:p>28725</text:p>
          </table:table-cell>
          <table:table-cell table:style-name="ce3" table:formula="of:=[.M33]-[.M$53]" office:value-type="float" office:value="340619.614285714" calcext:value-type="float">
            <text:p>340619,614285714</text:p>
          </table:table-cell>
          <table:table-cell table:style-name="ce3" table:formula="of:=[.N33]-[.N$53]" office:value-type="float" office:value="115180.828571429" calcext:value-type="float">
            <text:p>115180,828571429</text:p>
          </table:table-cell>
          <table:table-cell table:style-name="ce3" table:formula="of:=[.O33]-[.O$53]" office:value-type="float" office:value="411271.028571429" calcext:value-type="float">
            <text:p>411271,028571429</text:p>
          </table:table-cell>
          <table:table-cell table:style-name="ce3" table:formula="of:=[.P33]-[.P$53]" office:value-type="float" office:value="36761.5285714286" calcext:value-type="float">
            <text:p>36761,5285714286</text:p>
          </table:table-cell>
          <table:table-cell table:style-name="ce3" table:formula="of:=[.Q33]-[.Q$53]" office:value-type="float" office:value="20468.6285714286" calcext:value-type="float">
            <text:p>20468,6285714286</text:p>
          </table:table-cell>
          <table:table-cell table:style-name="ce3" table:formula="of:=[.R33]-[.R$53]" office:value-type="float" office:value="133798.742857143" calcext:value-type="float">
            <text:p>133798,742857143</text:p>
          </table:table-cell>
          <table:table-cell table:style-name="ce3" table:formula="of:=[.S33]-[.S$53]" office:value-type="float" office:value="490674.7" calcext:value-type="float">
            <text:p>490674,7</text:p>
          </table:table-cell>
          <table:table-cell table:style-name="ce3" table:formula="of:=[.T33]-[.T$53]" office:value-type="float" office:value="275256.057142857" calcext:value-type="float">
            <text:p>275256,057142857</text:p>
          </table:table-cell>
          <table:table-cell table:style-name="ce3" table:formula="of:=[.U33]-[.U$53]" office:value-type="float" office:value="394572.771428571" calcext:value-type="float">
            <text:p>394572,771428571</text:p>
          </table:table-cell>
          <table:table-cell table:style-name="ce3" table:formula="of:=[.V33]-[.V$53]" office:value-type="float" office:value="377030.4" calcext:value-type="float">
            <text:p>377030,4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53]" office:value-type="float" office:value="99930.8" calcext:value-type="float">
            <text:p>99930,8</text:p>
          </table:table-cell>
          <table:table-cell table:style-name="ce3" table:formula="of:=[.C34]-[.C$53]" office:value-type="float" office:value="26419.6285714286" calcext:value-type="float">
            <text:p>26419,6285714286</text:p>
          </table:table-cell>
          <table:table-cell table:style-name="ce3" table:formula="of:=[.D34]-[.D$53]" office:value-type="float" office:value="40807.4142857143" calcext:value-type="float">
            <text:p>40807,4142857143</text:p>
          </table:table-cell>
          <table:table-cell table:style-name="ce3" table:formula="of:=[.E34]-[.E$53]" office:value-type="float" office:value="1371932.07142857" calcext:value-type="float">
            <text:p>1371932,07142857</text:p>
          </table:table-cell>
          <table:table-cell table:style-name="ce3" table:formula="of:=[.F34]-[.F$53]" office:value-type="float" office:value="14219.0571428571" calcext:value-type="float">
            <text:p>14219,0571428571</text:p>
          </table:table-cell>
          <table:table-cell table:style-name="ce3" table:formula="of:=[.G34]-[.G$53]" office:value-type="float" office:value="371135.8" calcext:value-type="float">
            <text:p>371135,8</text:p>
          </table:table-cell>
          <table:table-cell table:style-name="ce3" table:formula="of:=[.H34]-[.H$53]" office:value-type="float" office:value="31820.8571428571" calcext:value-type="float">
            <text:p>31820,8571428571</text:p>
          </table:table-cell>
          <table:table-cell table:style-name="ce3" table:formula="of:=[.I34]-[.I$53]" office:value-type="float" office:value="511639.871428571" calcext:value-type="float">
            <text:p>511639,871428571</text:p>
          </table:table-cell>
          <table:table-cell table:style-name="ce3" table:formula="of:=[.J34]-[.J$53]" office:value-type="float" office:value="82711.3714285714" calcext:value-type="float">
            <text:p>82711,3714285714</text:p>
          </table:table-cell>
          <table:table-cell table:style-name="ce3" table:formula="of:=[.K34]-[.K$53]" office:value-type="float" office:value="81407.3142857143" calcext:value-type="float">
            <text:p>81407,3142857143</text:p>
          </table:table-cell>
          <table:table-cell table:style-name="ce3" table:formula="of:=[.L34]-[.L$53]" office:value-type="float" office:value="27782.2" calcext:value-type="float">
            <text:p>27782,2</text:p>
          </table:table-cell>
          <table:table-cell table:style-name="ce3" table:formula="of:=[.M34]-[.M$53]" office:value-type="float" office:value="334062.814285714" calcext:value-type="float">
            <text:p>334062,814285714</text:p>
          </table:table-cell>
          <table:table-cell table:style-name="ce3" table:formula="of:=[.N34]-[.N$53]" office:value-type="float" office:value="111771.228571429" calcext:value-type="float">
            <text:p>111771,228571429</text:p>
          </table:table-cell>
          <table:table-cell table:style-name="ce3" table:formula="of:=[.O34]-[.O$53]" office:value-type="float" office:value="400711.028571429" calcext:value-type="float">
            <text:p>400711,028571429</text:p>
          </table:table-cell>
          <table:table-cell table:style-name="ce3" table:formula="of:=[.P34]-[.P$53]" office:value-type="float" office:value="35658.5285714286" calcext:value-type="float">
            <text:p>35658,5285714286</text:p>
          </table:table-cell>
          <table:table-cell table:style-name="ce3" table:formula="of:=[.Q34]-[.Q$53]" office:value-type="float" office:value="19124.8285714286" calcext:value-type="float">
            <text:p>19124,8285714286</text:p>
          </table:table-cell>
          <table:table-cell table:style-name="ce3" table:formula="of:=[.R34]-[.R$53]" office:value-type="float" office:value="133278.742857143" calcext:value-type="float">
            <text:p>133278,742857143</text:p>
          </table:table-cell>
          <table:table-cell table:style-name="ce3" table:formula="of:=[.S34]-[.S$53]" office:value-type="float" office:value="502595.9" calcext:value-type="float">
            <text:p>502595,9</text:p>
          </table:table-cell>
          <table:table-cell table:style-name="ce3" table:formula="of:=[.T34]-[.T$53]" office:value-type="float" office:value="271904.857142857" calcext:value-type="float">
            <text:p>271904,857142857</text:p>
          </table:table-cell>
          <table:table-cell table:style-name="ce3" table:formula="of:=[.U34]-[.U$53]" office:value-type="float" office:value="385127.971428571" calcext:value-type="float">
            <text:p>385127,971428571</text:p>
          </table:table-cell>
          <table:table-cell table:style-name="ce3" table:formula="of:=[.V34]-[.V$53]" office:value-type="float" office:value="384131.2" calcext:value-type="float">
            <text:p>384131,2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53]" office:value-type="float" office:value="94214.8" calcext:value-type="float">
            <text:p>94214,8</text:p>
          </table:table-cell>
          <table:table-cell table:style-name="ce3" table:formula="of:=[.C35]-[.C$53]" office:value-type="float" office:value="28766.2285714286" calcext:value-type="float">
            <text:p>28766,2285714286</text:p>
          </table:table-cell>
          <table:table-cell table:style-name="ce3" table:formula="of:=[.D35]-[.D$53]" office:value-type="float" office:value="40852.5142857143" calcext:value-type="float">
            <text:p>40852,5142857143</text:p>
          </table:table-cell>
          <table:table-cell table:style-name="ce3" table:formula="of:=[.E35]-[.E$53]" office:value-type="float" office:value="1400527.37142857" calcext:value-type="float">
            <text:p>1400527,37142857</text:p>
          </table:table-cell>
          <table:table-cell table:style-name="ce3" table:formula="of:=[.F35]-[.F$53]" office:value-type="float" office:value="14913.4571428571" calcext:value-type="float">
            <text:p>14913,4571428571</text:p>
          </table:table-cell>
          <table:table-cell table:style-name="ce3" table:formula="of:=[.G35]-[.G$53]" office:value-type="float" office:value="387841.4" calcext:value-type="float">
            <text:p>387841,4</text:p>
          </table:table-cell>
          <table:table-cell table:style-name="ce3" table:formula="of:=[.H35]-[.H$53]" office:value-type="float" office:value="32562.8571428571" calcext:value-type="float">
            <text:p>32562,8571428571</text:p>
          </table:table-cell>
          <table:table-cell table:style-name="ce3" table:formula="of:=[.I35]-[.I$53]" office:value-type="float" office:value="523069.471428571" calcext:value-type="float">
            <text:p>523069,471428571</text:p>
          </table:table-cell>
          <table:table-cell table:style-name="ce3" table:formula="of:=[.J35]-[.J$53]" office:value-type="float" office:value="84315.7714285714" calcext:value-type="float">
            <text:p>84315,7714285714</text:p>
          </table:table-cell>
          <table:table-cell table:style-name="ce3" table:formula="of:=[.K35]-[.K$53]" office:value-type="float" office:value="82269.7142857143" calcext:value-type="float">
            <text:p>82269,7142857143</text:p>
          </table:table-cell>
          <table:table-cell table:style-name="ce3" table:formula="of:=[.L35]-[.L$53]" office:value-type="float" office:value="28043" calcext:value-type="float">
            <text:p>28043</text:p>
          </table:table-cell>
          <table:table-cell table:style-name="ce3" table:formula="of:=[.M35]-[.M$53]" office:value-type="float" office:value="350730.014285714" calcext:value-type="float">
            <text:p>350730,014285714</text:p>
          </table:table-cell>
          <table:table-cell table:style-name="ce3" table:formula="of:=[.N35]-[.N$53]" office:value-type="float" office:value="115461.628571429" calcext:value-type="float">
            <text:p>115461,628571429</text:p>
          </table:table-cell>
          <table:table-cell table:style-name="ce3" table:formula="of:=[.O35]-[.O$53]" office:value-type="float" office:value="400785.528571429" calcext:value-type="float">
            <text:p>400785,528571429</text:p>
          </table:table-cell>
          <table:table-cell table:style-name="ce3" table:formula="of:=[.P35]-[.P$53]" office:value-type="float" office:value="34114.5285714286" calcext:value-type="float">
            <text:p>34114,5285714286</text:p>
          </table:table-cell>
          <table:table-cell table:style-name="ce3" table:formula="of:=[.Q35]-[.Q$53]" office:value-type="float" office:value="20107.8285714286" calcext:value-type="float">
            <text:p>20107,8285714286</text:p>
          </table:table-cell>
          <table:table-cell table:style-name="ce3" table:formula="of:=[.R35]-[.R$53]" office:value-type="float" office:value="137453.142857143" calcext:value-type="float">
            <text:p>137453,142857143</text:p>
          </table:table-cell>
          <table:table-cell table:style-name="ce3" table:formula="of:=[.S35]-[.S$53]" office:value-type="float" office:value="500464.1" calcext:value-type="float">
            <text:p>500464,1</text:p>
          </table:table-cell>
          <table:table-cell table:style-name="ce3" table:formula="of:=[.T35]-[.T$53]" office:value-type="float" office:value="278584.857142857" calcext:value-type="float">
            <text:p>278584,857142857</text:p>
          </table:table-cell>
          <table:table-cell table:style-name="ce3" table:formula="of:=[.U35]-[.U$53]" office:value-type="float" office:value="394214.371428571" calcext:value-type="float">
            <text:p>394214,371428571</text:p>
          </table:table-cell>
          <table:table-cell table:style-name="ce3" table:formula="of:=[.V35]-[.V$53]" office:value-type="float" office:value="375788.8" calcext:value-type="float">
            <text:p>375788,8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53]" office:value-type="float" office:value="99870.8" calcext:value-type="float">
            <text:p>99870,8</text:p>
          </table:table-cell>
          <table:table-cell table:style-name="ce3" table:formula="of:=[.C36]-[.C$53]" office:value-type="float" office:value="29929.4285714286" calcext:value-type="float">
            <text:p>29929,4285714286</text:p>
          </table:table-cell>
          <table:table-cell table:style-name="ce3" table:formula="of:=[.D36]-[.D$53]" office:value-type="float" office:value="43339.1142857143" calcext:value-type="float">
            <text:p>43339,1142857143</text:p>
          </table:table-cell>
          <table:table-cell table:style-name="ce3" table:formula="of:=[.E36]-[.E$53]" office:value-type="float" office:value="1417330.77142857" calcext:value-type="float">
            <text:p>1417330,77142857</text:p>
          </table:table-cell>
          <table:table-cell table:style-name="ce3" table:formula="of:=[.F36]-[.F$53]" office:value-type="float" office:value="18202.5571428571" calcext:value-type="float">
            <text:p>18202,5571428571</text:p>
          </table:table-cell>
          <table:table-cell table:style-name="ce3" table:formula="of:=[.G36]-[.G$53]" office:value-type="float" office:value="383831.8" calcext:value-type="float">
            <text:p>383831,8</text:p>
          </table:table-cell>
          <table:table-cell table:style-name="ce3" table:formula="of:=[.H36]-[.H$53]" office:value-type="float" office:value="32663.0571428571" calcext:value-type="float">
            <text:p>32663,0571428571</text:p>
          </table:table-cell>
          <table:table-cell table:style-name="ce3" table:formula="of:=[.I36]-[.I$53]" office:value-type="float" office:value="520409.071428572" calcext:value-type="float">
            <text:p>520409,071428572</text:p>
          </table:table-cell>
          <table:table-cell table:style-name="ce3" table:formula="of:=[.J36]-[.J$53]" office:value-type="float" office:value="85960.1714285714" calcext:value-type="float">
            <text:p>85960,1714285714</text:p>
          </table:table-cell>
          <table:table-cell table:style-name="ce3" table:formula="of:=[.K36]-[.K$53]" office:value-type="float" office:value="86040.5142857143" calcext:value-type="float">
            <text:p>86040,5142857143</text:p>
          </table:table-cell>
          <table:table-cell table:style-name="ce3" table:formula="of:=[.L36]-[.L$53]" office:value-type="float" office:value="27320.8" calcext:value-type="float">
            <text:p>27320,8</text:p>
          </table:table-cell>
          <table:table-cell table:style-name="ce3" table:formula="of:=[.M36]-[.M$53]" office:value-type="float" office:value="332598.814285714" calcext:value-type="float">
            <text:p>332598,814285714</text:p>
          </table:table-cell>
          <table:table-cell table:style-name="ce3" table:formula="of:=[.N36]-[.N$53]" office:value-type="float" office:value="108340.828571429" calcext:value-type="float">
            <text:p>108340,828571429</text:p>
          </table:table-cell>
          <table:table-cell table:style-name="ce3" table:formula="of:=[.O36]-[.O$53]" office:value-type="float" office:value="399222.528571429" calcext:value-type="float">
            <text:p>399222,528571429</text:p>
          </table:table-cell>
          <table:table-cell table:style-name="ce3" table:formula="of:=[.P36]-[.P$53]" office:value-type="float" office:value="35979.5285714286" calcext:value-type="float">
            <text:p>35979,5285714286</text:p>
          </table:table-cell>
          <table:table-cell table:style-name="ce3" table:formula="of:=[.Q36]-[.Q$53]" office:value-type="float" office:value="17680.8285714286" calcext:value-type="float">
            <text:p>17680,8285714286</text:p>
          </table:table-cell>
          <table:table-cell table:style-name="ce3" table:formula="of:=[.R36]-[.R$53]" office:value-type="float" office:value="133029.142857143" calcext:value-type="float">
            <text:p>133029,142857143</text:p>
          </table:table-cell>
          <table:table-cell table:style-name="ce3" table:formula="of:=[.S36]-[.S$53]" office:value-type="float" office:value="492609" calcext:value-type="float">
            <text:p>492609</text:p>
          </table:table-cell>
          <table:table-cell table:style-name="ce3" table:formula="of:=[.T36]-[.T$53]" office:value-type="float" office:value="255519.257142857" calcext:value-type="float">
            <text:p>255519,257142857</text:p>
          </table:table-cell>
          <table:table-cell table:style-name="ce3" table:formula="of:=[.U36]-[.U$53]" office:value-type="float" office:value="374439.971428571" calcext:value-type="float">
            <text:p>374439,971428571</text:p>
          </table:table-cell>
          <table:table-cell table:style-name="ce3" table:formula="of:=[.V36]-[.V$53]" office:value-type="float" office:value="363734.4" calcext:value-type="float">
            <text:p>363734,4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53]" office:value-type="float" office:value="96762.4" calcext:value-type="float">
            <text:p>96762,4</text:p>
          </table:table-cell>
          <table:table-cell table:style-name="ce3" table:formula="of:=[.C37]-[.C$53]" office:value-type="float" office:value="27382.4285714286" calcext:value-type="float">
            <text:p>27382,4285714286</text:p>
          </table:table-cell>
          <table:table-cell table:style-name="ce3" table:formula="of:=[.D37]-[.D$53]" office:value-type="float" office:value="35589.3142857143" calcext:value-type="float">
            <text:p>35589,3142857143</text:p>
          </table:table-cell>
          <table:table-cell table:style-name="ce3" table:formula="of:=[.E37]-[.E$53]" office:value-type="float" office:value="1359463.37142857" calcext:value-type="float">
            <text:p>1359463,37142857</text:p>
          </table:table-cell>
          <table:table-cell table:style-name="ce3" table:formula="of:=[.F37]-[.F$53]" office:value-type="float" office:value="18399.3571428571" calcext:value-type="float">
            <text:p>18399,3571428571</text:p>
          </table:table-cell>
          <table:table-cell table:style-name="ce3" table:formula="of:=[.G37]-[.G$53]" office:value-type="float" office:value="369531.8" calcext:value-type="float">
            <text:p>369531,8</text:p>
          </table:table-cell>
          <table:table-cell table:style-name="ce3" table:formula="of:=[.H37]-[.H$53]" office:value-type="float" office:value="30817.6571428571" calcext:value-type="float">
            <text:p>30817,6571428571</text:p>
          </table:table-cell>
          <table:table-cell table:style-name="ce3" table:formula="of:=[.I37]-[.I$53]" office:value-type="float" office:value="503728.671428572" calcext:value-type="float">
            <text:p>503728,671428572</text:p>
          </table:table-cell>
          <table:table-cell table:style-name="ce3" table:formula="of:=[.J37]-[.J$53]" office:value-type="float" office:value="84796.9714285714" calcext:value-type="float">
            <text:p>84796,9714285714</text:p>
          </table:table-cell>
          <table:table-cell table:style-name="ce3" table:formula="of:=[.K37]-[.K$53]" office:value-type="float" office:value="81487.9142857143" calcext:value-type="float">
            <text:p>81487,9142857143</text:p>
          </table:table-cell>
          <table:table-cell table:style-name="ce3" table:formula="of:=[.L37]-[.L$53]" office:value-type="float" office:value="27441.2" calcext:value-type="float">
            <text:p>27441,2</text:p>
          </table:table-cell>
          <table:table-cell table:style-name="ce3" table:formula="of:=[.M37]-[.M$53]" office:value-type="float" office:value="328968.414285714" calcext:value-type="float">
            <text:p>328968,414285714</text:p>
          </table:table-cell>
          <table:table-cell table:style-name="ce3" table:formula="of:=[.N37]-[.N$53]" office:value-type="float" office:value="109906.428571429" calcext:value-type="float">
            <text:p>109906,428571429</text:p>
          </table:table-cell>
          <table:table-cell table:style-name="ce3" table:formula="of:=[.O37]-[.O$53]" office:value-type="float" office:value="389549.028571429" calcext:value-type="float">
            <text:p>389549,028571429</text:p>
          </table:table-cell>
          <table:table-cell table:style-name="ce3" table:formula="of:=[.P37]-[.P$53]" office:value-type="float" office:value="34655.5285714286" calcext:value-type="float">
            <text:p>34655,5285714286</text:p>
          </table:table-cell>
          <table:table-cell table:style-name="ce3" table:formula="of:=[.Q37]-[.Q$53]" office:value-type="float" office:value="18623.4285714286" calcext:value-type="float">
            <text:p>18623,4285714286</text:p>
          </table:table-cell>
          <table:table-cell table:style-name="ce3" table:formula="of:=[.R37]-[.R$53]" office:value-type="float" office:value="133028.742857143" calcext:value-type="float">
            <text:p>133028,742857143</text:p>
          </table:table-cell>
          <table:table-cell table:style-name="ce3" table:formula="of:=[.S37]-[.S$53]" office:value-type="float" office:value="481032" calcext:value-type="float">
            <text:p>481032</text:p>
          </table:table-cell>
          <table:table-cell table:style-name="ce3" table:formula="of:=[.T37]-[.T$53]" office:value-type="float" office:value="265529.657142857" calcext:value-type="float">
            <text:p>265529,657142857</text:p>
          </table:table-cell>
          <table:table-cell table:style-name="ce3" table:formula="of:=[.U37]-[.U$53]" office:value-type="float" office:value="368319.971428571" calcext:value-type="float">
            <text:p>368319,971428571</text:p>
          </table:table-cell>
          <table:table-cell table:style-name="ce3" table:formula="of:=[.V37]-[.V$53]" office:value-type="float" office:value="370412.8" calcext:value-type="float">
            <text:p>370412,8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53]" office:value-type="float" office:value="90665.2" calcext:value-type="float">
            <text:p>90665,2</text:p>
          </table:table-cell>
          <table:table-cell table:style-name="ce3" table:formula="of:=[.C38]-[.C$53]" office:value-type="float" office:value="28204.8285714286" calcext:value-type="float">
            <text:p>28204,8285714286</text:p>
          </table:table-cell>
          <table:table-cell table:style-name="ce3" table:formula="of:=[.D38]-[.D$53]" office:value-type="float" office:value="40755.4142857143" calcext:value-type="float">
            <text:p>40755,4142857143</text:p>
          </table:table-cell>
          <table:table-cell table:style-name="ce3" table:formula="of:=[.E38]-[.E$53]" office:value-type="float" office:value="1360891.57142857" calcext:value-type="float">
            <text:p>1360891,57142857</text:p>
          </table:table-cell>
          <table:table-cell table:style-name="ce3" table:formula="of:=[.F38]-[.F$53]" office:value-type="float" office:value="14886.1571428571" calcext:value-type="float">
            <text:p>14886,1571428571</text:p>
          </table:table-cell>
          <table:table-cell table:style-name="ce3" table:formula="of:=[.G38]-[.G$53]" office:value-type="float" office:value="379659" calcext:value-type="float">
            <text:p>379659</text:p>
          </table:table-cell>
          <table:table-cell table:style-name="ce3" table:formula="of:=[.H38]-[.H$53]" office:value-type="float" office:value="31539.8571428571" calcext:value-type="float">
            <text:p>31539,8571428571</text:p>
          </table:table-cell>
          <table:table-cell table:style-name="ce3" table:formula="of:=[.I38]-[.I$53]" office:value-type="float" office:value="514074.571428571" calcext:value-type="float">
            <text:p>514074,571428571</text:p>
          </table:table-cell>
          <table:table-cell table:style-name="ce3" table:formula="of:=[.J38]-[.J$53]" office:value-type="float" office:value="85719.3714285714" calcext:value-type="float">
            <text:p>85719,3714285714</text:p>
          </table:table-cell>
          <table:table-cell table:style-name="ce3" table:formula="of:=[.K38]-[.K$53]" office:value-type="float" office:value="80444.5142857143" calcext:value-type="float">
            <text:p>80444,5142857143</text:p>
          </table:table-cell>
          <table:table-cell table:style-name="ce3" table:formula="of:=[.L38]-[.L$53]" office:value-type="float" office:value="27280.8" calcext:value-type="float">
            <text:p>27280,8</text:p>
          </table:table-cell>
          <table:table-cell table:style-name="ce3" table:formula="of:=[.M38]-[.M$53]" office:value-type="float" office:value="330331.614285714" calcext:value-type="float">
            <text:p>330331,614285714</text:p>
          </table:table-cell>
          <table:table-cell table:style-name="ce3" table:formula="of:=[.N38]-[.N$53]" office:value-type="float" office:value="107359.228571429" calcext:value-type="float">
            <text:p>107359,228571429</text:p>
          </table:table-cell>
          <table:table-cell table:style-name="ce3" table:formula="of:=[.O38]-[.O$53]" office:value-type="float" office:value="389862.528571429" calcext:value-type="float">
            <text:p>389862,528571429</text:p>
          </table:table-cell>
          <table:table-cell table:style-name="ce3" table:formula="of:=[.P38]-[.P$53]" office:value-type="float" office:value="35337.5285714286" calcext:value-type="float">
            <text:p>35337,5285714286</text:p>
          </table:table-cell>
          <table:table-cell table:style-name="ce3" table:formula="of:=[.Q38]-[.Q$53]" office:value-type="float" office:value="18102.2285714286" calcext:value-type="float">
            <text:p>18102,2285714286</text:p>
          </table:table-cell>
          <table:table-cell table:style-name="ce3" table:formula="of:=[.R38]-[.R$53]" office:value-type="float" office:value="132077.142857143" calcext:value-type="float">
            <text:p>132077,142857143</text:p>
          </table:table-cell>
          <table:table-cell table:style-name="ce3" table:formula="of:=[.S38]-[.S$53]" office:value-type="float" office:value="491535.7" calcext:value-type="float">
            <text:p>491535,7</text:p>
          </table:table-cell>
          <table:table-cell table:style-name="ce3" table:formula="of:=[.T38]-[.T$53]" office:value-type="float" office:value="274432.057142857" calcext:value-type="float">
            <text:p>274432,057142857</text:p>
          </table:table-cell>
          <table:table-cell table:style-name="ce3" table:formula="of:=[.U38]-[.U$53]" office:value-type="float" office:value="386793.571428571" calcext:value-type="float">
            <text:p>386793,571428571</text:p>
          </table:table-cell>
          <table:table-cell table:style-name="ce3" table:formula="of:=[.V38]-[.V$53]" office:value-type="float" office:value="367084.8" calcext:value-type="float">
            <text:p>367084,8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53]" office:value-type="float" office:value="94916.8" calcext:value-type="float">
            <text:p>94916,8</text:p>
          </table:table-cell>
          <table:table-cell table:style-name="ce3" table:formula="of:=[.C39]-[.C$53]" office:value-type="float" office:value="26520.0285714286" calcext:value-type="float">
            <text:p>26520,0285714286</text:p>
          </table:table-cell>
          <table:table-cell table:style-name="ce3" table:formula="of:=[.D39]-[.D$53]" office:value-type="float" office:value="43668.9142857143" calcext:value-type="float">
            <text:p>43668,9142857143</text:p>
          </table:table-cell>
          <table:table-cell table:style-name="ce3" table:formula="of:=[.E39]-[.E$53]" office:value-type="float" office:value="1420773.27142857" calcext:value-type="float">
            <text:p>1420773,27142857</text:p>
          </table:table-cell>
          <table:table-cell table:style-name="ce3" table:formula="of:=[.F39]-[.F$53]" office:value-type="float" office:value="14273.4571428571" calcext:value-type="float">
            <text:p>14273,4571428571</text:p>
          </table:table-cell>
          <table:table-cell table:style-name="ce3" table:formula="of:=[.G39]-[.G$53]" office:value-type="float" office:value="385877.4" calcext:value-type="float">
            <text:p>385877,4</text:p>
          </table:table-cell>
          <table:table-cell table:style-name="ce3" table:formula="of:=[.H39]-[.H$53]" office:value-type="float" office:value="32602.6571428571" calcext:value-type="float">
            <text:p>32602,6571428571</text:p>
          </table:table-cell>
          <table:table-cell table:style-name="ce3" table:formula="of:=[.I39]-[.I$53]" office:value-type="float" office:value="513365.871428571" calcext:value-type="float">
            <text:p>513365,871428571</text:p>
          </table:table-cell>
          <table:table-cell table:style-name="ce3" table:formula="of:=[.J39]-[.J$53]" office:value-type="float" office:value="82931.7714285714" calcext:value-type="float">
            <text:p>82931,7714285714</text:p>
          </table:table-cell>
          <table:table-cell table:style-name="ce3" table:formula="of:=[.K39]-[.K$53]" office:value-type="float" office:value="84997.7142857143" calcext:value-type="float">
            <text:p>84997,7142857143</text:p>
          </table:table-cell>
          <table:table-cell table:style-name="ce3" table:formula="of:=[.L39]-[.L$53]" office:value-type="float" office:value="27942.8" calcext:value-type="float">
            <text:p>27942,8</text:p>
          </table:table-cell>
          <table:table-cell table:style-name="ce3" table:formula="of:=[.M39]-[.M$53]" office:value-type="float" office:value="332738.014285714" calcext:value-type="float">
            <text:p>332738,014285714</text:p>
          </table:table-cell>
          <table:table-cell table:style-name="ce3" table:formula="of:=[.N39]-[.N$53]" office:value-type="float" office:value="114258.428571429" calcext:value-type="float">
            <text:p>114258,428571429</text:p>
          </table:table-cell>
          <table:table-cell table:style-name="ce3" table:formula="of:=[.O39]-[.O$53]" office:value-type="float" office:value="393305.528571429" calcext:value-type="float">
            <text:p>393305,528571429</text:p>
          </table:table-cell>
          <table:table-cell table:style-name="ce3" table:formula="of:=[.P39]-[.P$53]" office:value-type="float" office:value="34976.7285714286" calcext:value-type="float">
            <text:p>34976,7285714286</text:p>
          </table:table-cell>
          <table:table-cell table:style-name="ce3" table:formula="of:=[.Q39]-[.Q$53]" office:value-type="float" office:value="18884.2285714286" calcext:value-type="float">
            <text:p>18884,2285714286</text:p>
          </table:table-cell>
          <table:table-cell table:style-name="ce3" table:formula="of:=[.R39]-[.R$53]" office:value-type="float" office:value="129706.342857143" calcext:value-type="float">
            <text:p>129706,342857143</text:p>
          </table:table-cell>
          <table:table-cell table:style-name="ce3" table:formula="of:=[.S39]-[.S$53]" office:value-type="float" office:value="485298.7" calcext:value-type="float">
            <text:p>485298,7</text:p>
          </table:table-cell>
          <table:table-cell table:style-name="ce3" table:formula="of:=[.T39]-[.T$53]" office:value-type="float" office:value="267633.657142857" calcext:value-type="float">
            <text:p>267633,657142857</text:p>
          </table:table-cell>
          <table:table-cell table:style-name="ce3" table:formula="of:=[.U39]-[.U$53]" office:value-type="float" office:value="378889.571428571" calcext:value-type="float">
            <text:p>378889,571428571</text:p>
          </table:table-cell>
          <table:table-cell table:style-name="ce3" table:formula="of:=[.V39]-[.V$53]" office:value-type="float" office:value="361728.8" calcext:value-type="float">
            <text:p>361728,8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53]" office:value-type="float" office:value="97143.2" calcext:value-type="float">
            <text:p>97143,2</text:p>
          </table:table-cell>
          <table:table-cell table:style-name="ce3" table:formula="of:=[.C40]-[.C$53]" office:value-type="float" office:value="27382.4285714286" calcext:value-type="float">
            <text:p>27382,4285714286</text:p>
          </table:table-cell>
          <table:table-cell table:style-name="ce3" table:formula="of:=[.D40]-[.D$53]" office:value-type="float" office:value="41007.7142857143" calcext:value-type="float">
            <text:p>41007,7142857143</text:p>
          </table:table-cell>
          <table:table-cell table:style-name="ce3" table:formula="of:=[.E40]-[.E$53]" office:value-type="float" office:value="1354344.67142857" calcext:value-type="float">
            <text:p>1354344,67142857</text:p>
          </table:table-cell>
          <table:table-cell table:style-name="ce3" table:formula="of:=[.F40]-[.F$53]" office:value-type="float" office:value="11574.3571428571" calcext:value-type="float">
            <text:p>11574,3571428571</text:p>
          </table:table-cell>
          <table:table-cell table:style-name="ce3" table:formula="of:=[.G40]-[.G$53]" office:value-type="float" office:value="360284.6" calcext:value-type="float">
            <text:p>360284,6</text:p>
          </table:table-cell>
          <table:table-cell table:style-name="ce3" table:formula="of:=[.H40]-[.H$53]" office:value-type="float" office:value="30697.4571428571" calcext:value-type="float">
            <text:p>30697,4571428571</text:p>
          </table:table-cell>
          <table:table-cell table:style-name="ce3" table:formula="of:=[.I40]-[.I$53]" office:value-type="float" office:value="505807.671428572" calcext:value-type="float">
            <text:p>505807,671428572</text:p>
          </table:table-cell>
          <table:table-cell table:style-name="ce3" table:formula="of:=[.J40]-[.J$53]" office:value-type="float" office:value="81166.9714285714" calcext:value-type="float">
            <text:p>81166,9714285714</text:p>
          </table:table-cell>
          <table:table-cell table:style-name="ce3" table:formula="of:=[.K40]-[.K$53]" office:value-type="float" office:value="76994.9142857143" calcext:value-type="float">
            <text:p>76994,9142857143</text:p>
          </table:table-cell>
          <table:table-cell table:style-name="ce3" table:formula="of:=[.L40]-[.L$53]" office:value-type="float" office:value="27040.2" calcext:value-type="float">
            <text:p>27040,2</text:p>
          </table:table-cell>
          <table:table-cell table:style-name="ce3" table:formula="of:=[.M40]-[.M$53]" office:value-type="float" office:value="321548.414285714" calcext:value-type="float">
            <text:p>321548,414285714</text:p>
          </table:table-cell>
          <table:table-cell table:style-name="ce3" table:formula="of:=[.N40]-[.N$53]" office:value-type="float" office:value="110548.028571429" calcext:value-type="float">
            <text:p>110548,028571429</text:p>
          </table:table-cell>
          <table:table-cell table:style-name="ce3" table:formula="of:=[.O40]-[.O$53]" office:value-type="float" office:value="379064.528571429" calcext:value-type="float">
            <text:p>379064,528571429</text:p>
          </table:table-cell>
          <table:table-cell table:style-name="ce3" table:formula="of:=[.P40]-[.P$53]" office:value-type="float" office:value="34475.3285714286" calcext:value-type="float">
            <text:p>34475,3285714286</text:p>
          </table:table-cell>
          <table:table-cell table:style-name="ce3" table:formula="of:=[.Q40]-[.Q$53]" office:value-type="float" office:value="17179.8285714286" calcext:value-type="float">
            <text:p>17179,8285714286</text:p>
          </table:table-cell>
          <table:table-cell table:style-name="ce3" table:formula="of:=[.R40]-[.R$53]" office:value-type="float" office:value="128054.342857143" calcext:value-type="float">
            <text:p>128054,342857143</text:p>
          </table:table-cell>
          <table:table-cell table:style-name="ce3" table:formula="of:=[.S40]-[.S$53]" office:value-type="float" office:value="464131" calcext:value-type="float">
            <text:p>464131</text:p>
          </table:table-cell>
          <table:table-cell table:style-name="ce3" table:formula="of:=[.T40]-[.T$53]" office:value-type="float" office:value="254858.457142857" calcext:value-type="float">
            <text:p>254858,457142857</text:p>
          </table:table-cell>
          <table:table-cell table:style-name="ce3" table:formula="of:=[.U40]-[.U$53]" office:value-type="float" office:value="358613.571428571" calcext:value-type="float">
            <text:p>358613,571428571</text:p>
          </table:table-cell>
          <table:table-cell table:style-name="ce3" table:formula="of:=[.V40]-[.V$53]" office:value-type="float" office:value="353464.8" calcext:value-type="float">
            <text:p>353464,8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53]" office:value-type="float" office:value="91948.4" calcext:value-type="float">
            <text:p>91948,4</text:p>
          </table:table-cell>
          <table:table-cell table:style-name="ce3" table:formula="of:=[.C41]-[.C$53]" office:value-type="float" office:value="39496.2285714286" calcext:value-type="float">
            <text:p>39496,2285714286</text:p>
          </table:table-cell>
          <table:table-cell table:style-name="ce3" table:formula="of:=[.D41]-[.D$53]" office:value-type="float" office:value="37871.5142857143" calcext:value-type="float">
            <text:p>37871,5142857143</text:p>
          </table:table-cell>
          <table:table-cell table:style-name="ce3" table:formula="of:=[.E41]-[.E$53]" office:value-type="float" office:value="1304299.07142857" calcext:value-type="float">
            <text:p>1304299,07142857</text:p>
          </table:table-cell>
          <table:table-cell table:style-name="ce3" table:formula="of:=[.F41]-[.F$53]" office:value-type="float" office:value="14811.8571428571" calcext:value-type="float">
            <text:p>14811,8571428571</text:p>
          </table:table-cell>
          <table:table-cell table:style-name="ce3" table:formula="of:=[.G41]-[.G$53]" office:value-type="float" office:value="355649.4" calcext:value-type="float">
            <text:p>355649,4</text:p>
          </table:table-cell>
          <table:table-cell table:style-name="ce3" table:formula="of:=[.H41]-[.H$53]" office:value-type="float" office:value="29153.0571428571" calcext:value-type="float">
            <text:p>29153,0571428571</text:p>
          </table:table-cell>
          <table:table-cell table:style-name="ce3" table:formula="of:=[.I41]-[.I$53]" office:value-type="float" office:value="492917.171428571" calcext:value-type="float">
            <text:p>492917,171428571</text:p>
          </table:table-cell>
          <table:table-cell table:style-name="ce3" table:formula="of:=[.J41]-[.J$53]" office:value-type="float" office:value="76533.7714285714" calcext:value-type="float">
            <text:p>76533,7714285714</text:p>
          </table:table-cell>
          <table:table-cell table:style-name="ce3" table:formula="of:=[.K41]-[.K$53]" office:value-type="float" office:value="80284.5142857143" calcext:value-type="float">
            <text:p>80284,5142857143</text:p>
          </table:table-cell>
          <table:table-cell table:style-name="ce3" table:formula="of:=[.L41]-[.L$53]" office:value-type="float" office:value="25957" calcext:value-type="float">
            <text:p>25957</text:p>
          </table:table-cell>
          <table:table-cell table:style-name="ce3" table:formula="of:=[.M41]-[.M$53]" office:value-type="float" office:value="313725.214285714" calcext:value-type="float">
            <text:p>313725,214285714</text:p>
          </table:table-cell>
          <table:table-cell table:style-name="ce3" table:formula="of:=[.N41]-[.N$53]" office:value-type="float" office:value="99116.0285714286" calcext:value-type="float">
            <text:p>99116,0285714286</text:p>
          </table:table-cell>
          <table:table-cell table:style-name="ce3" table:formula="of:=[.O41]-[.O$53]" office:value-type="float" office:value="365701.028571429" calcext:value-type="float">
            <text:p>365701,028571429</text:p>
          </table:table-cell>
          <table:table-cell table:style-name="ce3" table:formula="of:=[.P41]-[.P$53]" office:value-type="float" office:value="33833.3285714286" calcext:value-type="float">
            <text:p>33833,3285714286</text:p>
          </table:table-cell>
          <table:table-cell table:style-name="ce3" table:formula="of:=[.Q41]-[.Q$53]" office:value-type="float" office:value="18242.4285714286" calcext:value-type="float">
            <text:p>18242,4285714286</text:p>
          </table:table-cell>
          <table:table-cell table:style-name="ce3" table:formula="of:=[.R41]-[.R$53]" office:value-type="float" office:value="123159.142857143" calcext:value-type="float">
            <text:p>123159,142857143</text:p>
          </table:table-cell>
          <table:table-cell table:style-name="ce3" table:formula="of:=[.S41]-[.S$53]" office:value-type="float" office:value="448854.6" calcext:value-type="float">
            <text:p>448854,6</text:p>
          </table:table-cell>
          <table:table-cell table:style-name="ce3" table:formula="of:=[.T41]-[.T$53]" office:value-type="float" office:value="258087.257142857" calcext:value-type="float">
            <text:p>258087,257142857</text:p>
          </table:table-cell>
          <table:table-cell table:style-name="ce3" table:formula="of:=[.U41]-[.U$53]" office:value-type="float" office:value="356929.571428571" calcext:value-type="float">
            <text:p>356929,571428571</text:p>
          </table:table-cell>
          <table:table-cell table:style-name="ce3" table:formula="of:=[.V41]-[.V$53]" office:value-type="float" office:value="351982.4" calcext:value-type="float">
            <text:p>351982,4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53]" office:value-type="float" office:value="91446.8" calcext:value-type="float">
            <text:p>91446,8</text:p>
          </table:table-cell>
          <table:table-cell table:style-name="ce3" table:formula="of:=[.C42]-[.C$53]" office:value-type="float" office:value="26941.2285714286" calcext:value-type="float">
            <text:p>26941,2285714286</text:p>
          </table:table-cell>
          <table:table-cell table:style-name="ce3" table:formula="of:=[.D42]-[.D$53]" office:value-type="float" office:value="43632.2142857143" calcext:value-type="float">
            <text:p>43632,2142857143</text:p>
          </table:table-cell>
          <table:table-cell table:style-name="ce3" table:formula="of:=[.E42]-[.E$53]" office:value-type="float" office:value="1269180.27142857" calcext:value-type="float">
            <text:p>1269180,27142857</text:p>
          </table:table-cell>
          <table:table-cell table:style-name="ce3" table:formula="of:=[.F42]-[.F$53]" office:value-type="float" office:value="11538.4571428571" calcext:value-type="float">
            <text:p>11538,4571428571</text:p>
          </table:table-cell>
          <table:table-cell table:style-name="ce3" table:formula="of:=[.G42]-[.G$53]" office:value-type="float" office:value="342495.8" calcext:value-type="float">
            <text:p>342495,8</text:p>
          </table:table-cell>
          <table:table-cell table:style-name="ce3" table:formula="of:=[.H42]-[.H$53]" office:value-type="float" office:value="30135.8571428571" calcext:value-type="float">
            <text:p>30135,8571428571</text:p>
          </table:table-cell>
          <table:table-cell table:style-name="ce3" table:formula="of:=[.I42]-[.I$53]" office:value-type="float" office:value="493609.771428571" calcext:value-type="float">
            <text:p>493609,771428571</text:p>
          </table:table-cell>
          <table:table-cell table:style-name="ce3" table:formula="of:=[.J42]-[.J$53]" office:value-type="float" office:value="76734.1714285714" calcext:value-type="float">
            <text:p>76734,1714285714</text:p>
          </table:table-cell>
          <table:table-cell table:style-name="ce3" table:formula="of:=[.K42]-[.K$53]" office:value-type="float" office:value="78118.7142857143" calcext:value-type="float">
            <text:p>78118,7142857143</text:p>
          </table:table-cell>
          <table:table-cell table:style-name="ce3" table:formula="of:=[.L42]-[.L$53]" office:value-type="float" office:value="25355.4" calcext:value-type="float">
            <text:p>25355,4</text:p>
          </table:table-cell>
          <table:table-cell table:style-name="ce3" table:formula="of:=[.M42]-[.M$53]" office:value-type="float" office:value="311038.014285714" calcext:value-type="float">
            <text:p>311038,014285714</text:p>
          </table:table-cell>
          <table:table-cell table:style-name="ce3" table:formula="of:=[.N42]-[.N$53]" office:value-type="float" office:value="105674.828571429" calcext:value-type="float">
            <text:p>105674,828571429</text:p>
          </table:table-cell>
          <table:table-cell table:style-name="ce3" table:formula="of:=[.O42]-[.O$53]" office:value-type="float" office:value="365226.528571429" calcext:value-type="float">
            <text:p>365226,528571429</text:p>
          </table:table-cell>
          <table:table-cell table:style-name="ce3" table:formula="of:=[.P42]-[.P$53]" office:value-type="float" office:value="31988.3285714286" calcext:value-type="float">
            <text:p>31988,3285714286</text:p>
          </table:table-cell>
          <table:table-cell table:style-name="ce3" table:formula="of:=[.Q42]-[.Q$53]" office:value-type="float" office:value="17059.0285714286" calcext:value-type="float">
            <text:p>17059,0285714286</text:p>
          </table:table-cell>
          <table:table-cell table:style-name="ce3" table:formula="of:=[.R42]-[.R$53]" office:value-type="float" office:value="126622.342857143" calcext:value-type="float">
            <text:p>126622,342857143</text:p>
          </table:table-cell>
          <table:table-cell table:style-name="ce3" table:formula="of:=[.S42]-[.S$53]" office:value-type="float" office:value="460131.8" calcext:value-type="float">
            <text:p>460131,8</text:p>
          </table:table-cell>
          <table:table-cell table:style-name="ce3" table:formula="of:=[.T42]-[.T$53]" office:value-type="float" office:value="248240.857142857" calcext:value-type="float">
            <text:p>248240,857142857</text:p>
          </table:table-cell>
          <table:table-cell table:style-name="ce3" table:formula="of:=[.U42]-[.U$53]" office:value-type="float" office:value="355506.371428571" calcext:value-type="float">
            <text:p>355506,371428571</text:p>
          </table:table-cell>
          <table:table-cell table:style-name="ce3" table:formula="of:=[.V42]-[.V$53]" office:value-type="float" office:value="339144.8" calcext:value-type="float">
            <text:p>339144,8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53]" office:value-type="float" office:value="87496" calcext:value-type="float">
            <text:p>87496</text:p>
          </table:table-cell>
          <table:table-cell table:style-name="ce3" table:formula="of:=[.C43]-[.C$53]" office:value-type="float" office:value="27141.8285714286" calcext:value-type="float">
            <text:p>27141,8285714286</text:p>
          </table:table-cell>
          <table:table-cell table:style-name="ce3" table:formula="of:=[.D43]-[.D$53]" office:value-type="float" office:value="37970.0142857143" calcext:value-type="float">
            <text:p>37970,0142857143</text:p>
          </table:table-cell>
          <table:table-cell table:style-name="ce3" table:formula="of:=[.E43]-[.E$53]" office:value-type="float" office:value="1256682.77142857" calcext:value-type="float">
            <text:p>1256682,77142857</text:p>
          </table:table-cell>
          <table:table-cell table:style-name="ce3" table:formula="of:=[.F43]-[.F$53]" office:value-type="float" office:value="18228.2571428571" calcext:value-type="float">
            <text:p>18228,2571428571</text:p>
          </table:table-cell>
          <table:table-cell table:style-name="ce3" table:formula="of:=[.G43]-[.G$53]" office:value-type="float" office:value="345586.2" calcext:value-type="float">
            <text:p>345586,2</text:p>
          </table:table-cell>
          <table:table-cell table:style-name="ce3" table:formula="of:=[.H43]-[.H$53]" office:value-type="float" office:value="31900.6571428571" calcext:value-type="float">
            <text:p>31900,6571428571</text:p>
          </table:table-cell>
          <table:table-cell table:style-name="ce3" table:formula="of:=[.I43]-[.I$53]" office:value-type="float" office:value="480518.571428571" calcext:value-type="float">
            <text:p>480518,571428571</text:p>
          </table:table-cell>
          <table:table-cell table:style-name="ce3" table:formula="of:=[.J43]-[.J$53]" office:value-type="float" office:value="78258.5714285714" calcext:value-type="float">
            <text:p>78258,5714285714</text:p>
          </table:table-cell>
          <table:table-cell table:style-name="ce3" table:formula="of:=[.K43]-[.K$53]" office:value-type="float" office:value="79722.9142857143" calcext:value-type="float">
            <text:p>79722,9142857143</text:p>
          </table:table-cell>
          <table:table-cell table:style-name="ce3" table:formula="of:=[.L43]-[.L$53]" office:value-type="float" office:value="23349.6" calcext:value-type="float">
            <text:p>23349,6</text:p>
          </table:table-cell>
          <table:table-cell table:style-name="ce3" table:formula="of:=[.M43]-[.M$53]" office:value-type="float" office:value="303355.614285714" calcext:value-type="float">
            <text:p>303355,614285714</text:p>
          </table:table-cell>
          <table:table-cell table:style-name="ce3" table:formula="of:=[.N43]-[.N$53]" office:value-type="float" office:value="99497.2285714286" calcext:value-type="float">
            <text:p>99497,2285714286</text:p>
          </table:table-cell>
          <table:table-cell table:style-name="ce3" table:formula="of:=[.O43]-[.O$53]" office:value-type="float" office:value="363649.028571429" calcext:value-type="float">
            <text:p>363649,028571429</text:p>
          </table:table-cell>
          <table:table-cell table:style-name="ce3" table:formula="of:=[.P43]-[.P$53]" office:value-type="float" office:value="34414.9285714286" calcext:value-type="float">
            <text:p>34414,9285714286</text:p>
          </table:table-cell>
          <table:table-cell table:style-name="ce3" table:formula="of:=[.Q43]-[.Q$53]" office:value-type="float" office:value="17861.4285714286" calcext:value-type="float">
            <text:p>17861,4285714286</text:p>
          </table:table-cell>
          <table:table-cell table:style-name="ce3" table:formula="of:=[.R43]-[.R$53]" office:value-type="float" office:value="122858.742857143" calcext:value-type="float">
            <text:p>122858,742857143</text:p>
          </table:table-cell>
          <table:table-cell table:style-name="ce3" table:formula="of:=[.S43]-[.S$53]" office:value-type="float" office:value="460674.4" calcext:value-type="float">
            <text:p>460674,4</text:p>
          </table:table-cell>
          <table:table-cell table:style-name="ce3" table:formula="of:=[.T43]-[.T$53]" office:value-type="float" office:value="249544.057142857" calcext:value-type="float">
            <text:p>249544,057142857</text:p>
          </table:table-cell>
          <table:table-cell table:style-name="ce3" table:formula="of:=[.U43]-[.U$53]" office:value-type="float" office:value="359337.571428571" calcext:value-type="float">
            <text:p>359337,571428571</text:p>
          </table:table-cell>
          <table:table-cell table:style-name="ce3" table:formula="of:=[.V43]-[.V$53]" office:value-type="float" office:value="331304" calcext:value-type="float">
            <text:p>33130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53]" office:value-type="float" office:value="89261.2" calcext:value-type="float">
            <text:p>89261,2</text:p>
          </table:table-cell>
          <table:table-cell table:style-name="ce3" table:formula="of:=[.C44]-[.C$53]" office:value-type="float" office:value="27362.4285714286" calcext:value-type="float">
            <text:p>27362,4285714286</text:p>
          </table:table-cell>
          <table:table-cell table:style-name="ce3" table:formula="of:=[.D44]-[.D$53]" office:value-type="float" office:value="38212.9142857143" calcext:value-type="float">
            <text:p>38212,9142857143</text:p>
          </table:table-cell>
          <table:table-cell table:style-name="ce3" table:formula="of:=[.E44]-[.E$53]" office:value-type="float" office:value="1239530.27142857" calcext:value-type="float">
            <text:p>1239530,27142857</text:p>
          </table:table-cell>
          <table:table-cell table:style-name="ce3" table:formula="of:=[.F44]-[.F$53]" office:value-type="float" office:value="11549.3571428571" calcext:value-type="float">
            <text:p>11549,3571428571</text:p>
          </table:table-cell>
          <table:table-cell table:style-name="ce3" table:formula="of:=[.G44]-[.G$53]" office:value-type="float" office:value="343720.6" calcext:value-type="float">
            <text:p>343720,6</text:p>
          </table:table-cell>
          <table:table-cell table:style-name="ce3" table:formula="of:=[.H44]-[.H$53]" office:value-type="float" office:value="30436.6571428571" calcext:value-type="float">
            <text:p>30436,6571428571</text:p>
          </table:table-cell>
          <table:table-cell table:style-name="ce3" table:formula="of:=[.I44]-[.I$53]" office:value-type="float" office:value="488554.771428571" calcext:value-type="float">
            <text:p>488554,771428571</text:p>
          </table:table-cell>
          <table:table-cell table:style-name="ce3" table:formula="of:=[.J44]-[.J$53]" office:value-type="float" office:value="77034.9714285714" calcext:value-type="float">
            <text:p>77034,9714285714</text:p>
          </table:table-cell>
          <table:table-cell table:style-name="ce3" table:formula="of:=[.K44]-[.K$53]" office:value-type="float" office:value="76834.5142857143" calcext:value-type="float">
            <text:p>76834,5142857143</text:p>
          </table:table-cell>
          <table:table-cell table:style-name="ce3" table:formula="of:=[.L44]-[.L$53]" office:value-type="float" office:value="25796.8" calcext:value-type="float">
            <text:p>25796,8</text:p>
          </table:table-cell>
          <table:table-cell table:style-name="ce3" table:formula="of:=[.M44]-[.M$53]" office:value-type="float" office:value="308952.414285714" calcext:value-type="float">
            <text:p>308952,414285714</text:p>
          </table:table-cell>
          <table:table-cell table:style-name="ce3" table:formula="of:=[.N44]-[.N$53]" office:value-type="float" office:value="98312.8285714285" calcext:value-type="float">
            <text:p>98312,8285714285</text:p>
          </table:table-cell>
          <table:table-cell table:style-name="ce3" table:formula="of:=[.O44]-[.O$53]" office:value-type="float" office:value="362697.528571429" calcext:value-type="float">
            <text:p>362697,528571429</text:p>
          </table:table-cell>
          <table:table-cell table:style-name="ce3" table:formula="of:=[.P44]-[.P$53]" office:value-type="float" office:value="31667.3285714286" calcext:value-type="float">
            <text:p>31667,3285714286</text:p>
          </table:table-cell>
          <table:table-cell table:style-name="ce3" table:formula="of:=[.Q44]-[.Q$53]" office:value-type="float" office:value="17661.0285714286" calcext:value-type="float">
            <text:p>17661,0285714286</text:p>
          </table:table-cell>
          <table:table-cell table:style-name="ce3" table:formula="of:=[.R44]-[.R$53]" office:value-type="float" office:value="120486.742857143" calcext:value-type="float">
            <text:p>120486,742857143</text:p>
          </table:table-cell>
          <table:table-cell table:style-name="ce3" table:formula="of:=[.S44]-[.S$53]" office:value-type="float" office:value="449645.9" calcext:value-type="float">
            <text:p>449645,9</text:p>
          </table:table-cell>
          <table:table-cell table:style-name="ce3" table:formula="of:=[.T44]-[.T$53]" office:value-type="float" office:value="255040.057142857" calcext:value-type="float">
            <text:p>255040,057142857</text:p>
          </table:table-cell>
          <table:table-cell table:style-name="ce3" table:formula="of:=[.U44]-[.U$53]" office:value-type="float" office:value="353439.171428571" calcext:value-type="float">
            <text:p>353439,171428571</text:p>
          </table:table-cell>
          <table:table-cell table:style-name="ce3" table:formula="of:=[.V44]-[.V$53]" office:value-type="float" office:value="332406.4" calcext:value-type="float">
            <text:p>332406,4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53]" office:value-type="float" office:value="87114.8" calcext:value-type="float">
            <text:p>87114,8</text:p>
          </table:table-cell>
          <table:table-cell table:style-name="ce3" table:formula="of:=[.C45]-[.C$53]" office:value-type="float" office:value="25958.4285714286" calcext:value-type="float">
            <text:p>25958,4285714286</text:p>
          </table:table-cell>
          <table:table-cell table:style-name="ce3" table:formula="of:=[.D45]-[.D$53]" office:value-type="float" office:value="38266.4142857143" calcext:value-type="float">
            <text:p>38266,4142857143</text:p>
          </table:table-cell>
          <table:table-cell table:style-name="ce3" table:formula="of:=[.E45]-[.E$53]" office:value-type="float" office:value="1259999.67142857" calcext:value-type="float">
            <text:p>1259999,67142857</text:p>
          </table:table-cell>
          <table:table-cell table:style-name="ce3" table:formula="of:=[.F45]-[.F$53]" office:value-type="float" office:value="14307.2571428571" calcext:value-type="float">
            <text:p>14307,2571428571</text:p>
          </table:table-cell>
          <table:table-cell table:style-name="ce3" table:formula="of:=[.G45]-[.G$53]" office:value-type="float" office:value="342015" calcext:value-type="float">
            <text:p>342015</text:p>
          </table:table-cell>
          <table:table-cell table:style-name="ce3" table:formula="of:=[.H45]-[.H$53]" office:value-type="float" office:value="28892.2571428571" calcext:value-type="float">
            <text:p>28892,2571428571</text:p>
          </table:table-cell>
          <table:table-cell table:style-name="ce3" table:formula="of:=[.I45]-[.I$53]" office:value-type="float" office:value="473500.471428571" calcext:value-type="float">
            <text:p>473500,471428571</text:p>
          </table:table-cell>
          <table:table-cell table:style-name="ce3" table:formula="of:=[.J45]-[.J$53]" office:value-type="float" office:value="73124.1714285714" calcext:value-type="float">
            <text:p>73124,1714285714</text:p>
          </table:table-cell>
          <table:table-cell table:style-name="ce3" table:formula="of:=[.K45]-[.K$53]" office:value-type="float" office:value="78800.5142857143" calcext:value-type="float">
            <text:p>78800,5142857143</text:p>
          </table:table-cell>
          <table:table-cell table:style-name="ce3" table:formula="of:=[.L45]-[.L$53]" office:value-type="float" office:value="25415.6" calcext:value-type="float">
            <text:p>25415,6</text:p>
          </table:table-cell>
          <table:table-cell table:style-name="ce3" table:formula="of:=[.M45]-[.M$53]" office:value-type="float" office:value="297841.214285714" calcext:value-type="float">
            <text:p>297841,214285714</text:p>
          </table:table-cell>
          <table:table-cell table:style-name="ce3" table:formula="of:=[.N45]-[.N$53]" office:value-type="float" office:value="95286.0285714286" calcext:value-type="float">
            <text:p>95286,0285714286</text:p>
          </table:table-cell>
          <table:table-cell table:style-name="ce3" table:formula="of:=[.O45]-[.O$53]" office:value-type="float" office:value="365725.528571429" calcext:value-type="float">
            <text:p>365725,528571429</text:p>
          </table:table-cell>
          <table:table-cell table:style-name="ce3" table:formula="of:=[.P45]-[.P$53]" office:value-type="float" office:value="31647.1285714286" calcext:value-type="float">
            <text:p>31647,1285714286</text:p>
          </table:table-cell>
          <table:table-cell table:style-name="ce3" table:formula="of:=[.Q45]-[.Q$53]" office:value-type="float" office:value="17901.4285714286" calcext:value-type="float">
            <text:p>17901,4285714286</text:p>
          </table:table-cell>
          <table:table-cell table:style-name="ce3" table:formula="of:=[.R45]-[.R$53]" office:value-type="float" office:value="120737.542857143" calcext:value-type="float">
            <text:p>120737,542857143</text:p>
          </table:table-cell>
          <table:table-cell table:style-name="ce3" table:formula="of:=[.S45]-[.S$53]" office:value-type="float" office:value="434429.4" calcext:value-type="float">
            <text:p>434429,4</text:p>
          </table:table-cell>
          <table:table-cell table:style-name="ce3" table:formula="of:=[.T45]-[.T$53]" office:value-type="float" office:value="249264.057142857" calcext:value-type="float">
            <text:p>249264,057142857</text:p>
          </table:table-cell>
          <table:table-cell table:style-name="ce3" table:formula="of:=[.U45]-[.U$53]" office:value-type="float" office:value="329209.571428571" calcext:value-type="float">
            <text:p>329209,571428571</text:p>
          </table:table-cell>
          <table:table-cell table:style-name="ce3" table:formula="of:=[.V45]-[.V$53]" office:value-type="float" office:value="326028" calcext:value-type="float">
            <text:p>326028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53]" office:value-type="float" office:value="88118" calcext:value-type="float">
            <text:p>88118</text:p>
          </table:table-cell>
          <table:table-cell table:style-name="ce3" table:formula="of:=[.C46]-[.C$53]" office:value-type="float" office:value="24494.2285714286" calcext:value-type="float">
            <text:p>24494,2285714286</text:p>
          </table:table-cell>
          <table:table-cell table:style-name="ce3" table:formula="of:=[.D46]-[.D$53]" office:value-type="float" office:value="37947.7142857143" calcext:value-type="float">
            <text:p>37947,7142857143</text:p>
          </table:table-cell>
          <table:table-cell table:style-name="ce3" table:formula="of:=[.E46]-[.E$53]" office:value-type="float" office:value="1236506.57142857" calcext:value-type="float">
            <text:p>1236506,57142857</text:p>
          </table:table-cell>
          <table:table-cell table:style-name="ce3" table:formula="of:=[.F46]-[.F$53]" office:value-type="float" office:value="14854.8571428571" calcext:value-type="float">
            <text:p>14854,8571428571</text:p>
          </table:table-cell>
          <table:table-cell table:style-name="ce3" table:formula="of:=[.G46]-[.G$53]" office:value-type="float" office:value="344380.6" calcext:value-type="float">
            <text:p>344380,6</text:p>
          </table:table-cell>
          <table:table-cell table:style-name="ce3" table:formula="of:=[.H46]-[.H$53]" office:value-type="float" office:value="29473.8571428571" calcext:value-type="float">
            <text:p>29473,8571428571</text:p>
          </table:table-cell>
          <table:table-cell table:style-name="ce3" table:formula="of:=[.I46]-[.I$53]" office:value-type="float" office:value="472472.571428571" calcext:value-type="float">
            <text:p>472472,571428571</text:p>
          </table:table-cell>
          <table:table-cell table:style-name="ce3" table:formula="of:=[.J46]-[.J$53]" office:value-type="float" office:value="77717.3714285714" calcext:value-type="float">
            <text:p>77717,3714285714</text:p>
          </table:table-cell>
          <table:table-cell table:style-name="ce3" table:formula="of:=[.K46]-[.K$53]" office:value-type="float" office:value="76012.5142857143" calcext:value-type="float">
            <text:p>76012,5142857143</text:p>
          </table:table-cell>
          <table:table-cell table:style-name="ce3" table:formula="of:=[.L46]-[.L$53]" office:value-type="float" office:value="25215" calcext:value-type="float">
            <text:p>25215</text:p>
          </table:table-cell>
          <table:table-cell table:style-name="ce3" table:formula="of:=[.M46]-[.M$53]" office:value-type="float" office:value="302374.814285714" calcext:value-type="float">
            <text:p>302374,814285714</text:p>
          </table:table-cell>
          <table:table-cell table:style-name="ce3" table:formula="of:=[.N46]-[.N$53]" office:value-type="float" office:value="93059.6285714286" calcext:value-type="float">
            <text:p>93059,6285714286</text:p>
          </table:table-cell>
          <table:table-cell table:style-name="ce3" table:formula="of:=[.O46]-[.O$53]" office:value-type="float" office:value="358481.028571429" calcext:value-type="float">
            <text:p>358481,028571429</text:p>
          </table:table-cell>
          <table:table-cell table:style-name="ce3" table:formula="of:=[.P46]-[.P$53]" office:value-type="float" office:value="32971.3285714286" calcext:value-type="float">
            <text:p>32971,3285714286</text:p>
          </table:table-cell>
          <table:table-cell table:style-name="ce3" table:formula="of:=[.Q46]-[.Q$53]" office:value-type="float" office:value="16317.0285714286" calcext:value-type="float">
            <text:p>16317,0285714286</text:p>
          </table:table-cell>
          <table:table-cell table:style-name="ce3" table:formula="of:=[.R46]-[.R$53]" office:value-type="float" office:value="122087.142857143" calcext:value-type="float">
            <text:p>122087,142857143</text:p>
          </table:table-cell>
          <table:table-cell table:style-name="ce3" table:formula="of:=[.S46]-[.S$53]" office:value-type="float" office:value="433748.1" calcext:value-type="float">
            <text:p>433748,1</text:p>
          </table:table-cell>
          <table:table-cell table:style-name="ce3" table:formula="of:=[.T46]-[.T$53]" office:value-type="float" office:value="256261.657142857" calcext:value-type="float">
            <text:p>256261,657142857</text:p>
          </table:table-cell>
          <table:table-cell table:style-name="ce3" table:formula="of:=[.U46]-[.U$53]" office:value-type="float" office:value="340222.371428571" calcext:value-type="float">
            <text:p>340222,371428571</text:p>
          </table:table-cell>
          <table:table-cell table:style-name="ce3" table:formula="of:=[.V46]-[.V$53]" office:value-type="float" office:value="330681.6" calcext:value-type="float">
            <text:p>330681,6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53]" office:value-type="float" office:value="87676.4" calcext:value-type="float">
            <text:p>87676,4</text:p>
          </table:table-cell>
          <table:table-cell table:style-name="ce3" table:formula="of:=[.C47]-[.C$53]" office:value-type="float" office:value="28545.6285714286" calcext:value-type="float">
            <text:p>28545,6285714286</text:p>
          </table:table-cell>
          <table:table-cell table:style-name="ce3" table:formula="of:=[.D47]-[.D$53]" office:value-type="float" office:value="41102.8142857143" calcext:value-type="float">
            <text:p>41102,8142857143</text:p>
          </table:table-cell>
          <table:table-cell table:style-name="ce3" table:formula="of:=[.E47]-[.E$53]" office:value-type="float" office:value="1268485.37142857" calcext:value-type="float">
            <text:p>1268485,37142857</text:p>
          </table:table-cell>
          <table:table-cell table:style-name="ce3" table:formula="of:=[.F47]-[.F$53]" office:value-type="float" office:value="11604.0571428571" calcext:value-type="float">
            <text:p>11604,0571428571</text:p>
          </table:table-cell>
          <table:table-cell table:style-name="ce3" table:formula="of:=[.G47]-[.G$53]" office:value-type="float" office:value="347891" calcext:value-type="float">
            <text:p>347891</text:p>
          </table:table-cell>
          <table:table-cell table:style-name="ce3" table:formula="of:=[.H47]-[.H$53]" office:value-type="float" office:value="31238.8571428571" calcext:value-type="float">
            <text:p>31238,8571428571</text:p>
          </table:table-cell>
          <table:table-cell table:style-name="ce3" table:formula="of:=[.I47]-[.I$53]" office:value-type="float" office:value="487813.771428572" calcext:value-type="float">
            <text:p>487813,771428572</text:p>
          </table:table-cell>
          <table:table-cell table:style-name="ce3" table:formula="of:=[.J47]-[.J$53]" office:value-type="float" office:value="76674.1714285714" calcext:value-type="float">
            <text:p>76674,1714285714</text:p>
          </table:table-cell>
          <table:table-cell table:style-name="ce3" table:formula="of:=[.K47]-[.K$53]" office:value-type="float" office:value="77577.1142857143" calcext:value-type="float">
            <text:p>77577,1142857143</text:p>
          </table:table-cell>
          <table:table-cell table:style-name="ce3" table:formula="of:=[.L47]-[.L$53]" office:value-type="float" office:value="24352.4" calcext:value-type="float">
            <text:p>24352,4</text:p>
          </table:table-cell>
          <table:table-cell table:style-name="ce3" table:formula="of:=[.M47]-[.M$53]" office:value-type="float" office:value="312582.814285714" calcext:value-type="float">
            <text:p>312582,814285714</text:p>
          </table:table-cell>
          <table:table-cell table:style-name="ce3" table:formula="of:=[.N47]-[.N$53]" office:value-type="float" office:value="101363.228571429" calcext:value-type="float">
            <text:p>101363,228571429</text:p>
          </table:table-cell>
          <table:table-cell table:style-name="ce3" table:formula="of:=[.O47]-[.O$53]" office:value-type="float" office:value="367002.528571429" calcext:value-type="float">
            <text:p>367002,528571429</text:p>
          </table:table-cell>
          <table:table-cell table:style-name="ce3" table:formula="of:=[.P47]-[.P$53]" office:value-type="float" office:value="31627.5285714286" calcext:value-type="float">
            <text:p>31627,5285714286</text:p>
          </table:table-cell>
          <table:table-cell table:style-name="ce3" table:formula="of:=[.Q47]-[.Q$53]" office:value-type="float" office:value="17460.2285714286" calcext:value-type="float">
            <text:p>17460,2285714286</text:p>
          </table:table-cell>
          <table:table-cell table:style-name="ce3" table:formula="of:=[.R47]-[.R$53]" office:value-type="float" office:value="122398.342857143" calcext:value-type="float">
            <text:p>122398,342857143</text:p>
          </table:table-cell>
          <table:table-cell table:style-name="ce3" table:formula="of:=[.S47]-[.S$53]" office:value-type="float" office:value="456917.7" calcext:value-type="float">
            <text:p>456917,7</text:p>
          </table:table-cell>
          <table:table-cell table:style-name="ce3" table:formula="of:=[.T47]-[.T$53]" office:value-type="float" office:value="257985.657142857" calcext:value-type="float">
            <text:p>257985,657142857</text:p>
          </table:table-cell>
          <table:table-cell table:style-name="ce3" table:formula="of:=[.U47]-[.U$53]" office:value-type="float" office:value="348264.771428571" calcext:value-type="float">
            <text:p>348264,771428571</text:p>
          </table:table-cell>
          <table:table-cell table:style-name="ce3" table:formula="of:=[.V47]-[.V$53]" office:value-type="float" office:value="334352" calcext:value-type="float">
            <text:p>334352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53]" office:value-type="float" office:value="88258.4" calcext:value-type="float">
            <text:p>88258,4</text:p>
          </table:table-cell>
          <table:table-cell table:style-name="ce3" table:formula="of:=[.C48]-[.C$53]" office:value-type="float" office:value="28325.0285714286" calcext:value-type="float">
            <text:p>28325,0285714286</text:p>
          </table:table-cell>
          <table:table-cell table:style-name="ce3" table:formula="of:=[.D48]-[.D$53]" office:value-type="float" office:value="35286.4142857143" calcext:value-type="float">
            <text:p>35286,4142857143</text:p>
          </table:table-cell>
          <table:table-cell table:style-name="ce3" table:formula="of:=[.E48]-[.E$53]" office:value-type="float" office:value="1264932.27142857" calcext:value-type="float">
            <text:p>1264932,27142857</text:p>
          </table:table-cell>
          <table:table-cell table:style-name="ce3" table:formula="of:=[.F48]-[.F$53]" office:value-type="float" office:value="14196.5571428571" calcext:value-type="float">
            <text:p>14196,5571428571</text:p>
          </table:table-cell>
          <table:table-cell table:style-name="ce3" table:formula="of:=[.G48]-[.G$53]" office:value-type="float" office:value="345282.2" calcext:value-type="float">
            <text:p>345282,2</text:p>
          </table:table-cell>
          <table:table-cell table:style-name="ce3" table:formula="of:=[.H48]-[.H$53]" office:value-type="float" office:value="29654.4571428571" calcext:value-type="float">
            <text:p>29654,4571428571</text:p>
          </table:table-cell>
          <table:table-cell table:style-name="ce3" table:formula="of:=[.I48]-[.I$53]" office:value-type="float" office:value="486459.571428571" calcext:value-type="float">
            <text:p>486459,571428571</text:p>
          </table:table-cell>
          <table:table-cell table:style-name="ce3" table:formula="of:=[.J48]-[.J$53]" office:value-type="float" office:value="77074.9714285714" calcext:value-type="float">
            <text:p>77074,9714285714</text:p>
          </table:table-cell>
          <table:table-cell table:style-name="ce3" table:formula="of:=[.K48]-[.K$53]" office:value-type="float" office:value="77255.9142857143" calcext:value-type="float">
            <text:p>77255,9142857143</text:p>
          </table:table-cell>
          <table:table-cell table:style-name="ce3" table:formula="of:=[.L48]-[.L$53]" office:value-type="float" office:value="26277.8" calcext:value-type="float">
            <text:p>26277,8</text:p>
          </table:table-cell>
          <table:table-cell table:style-name="ce3" table:formula="of:=[.M48]-[.M$53]" office:value-type="float" office:value="308811.614285714" calcext:value-type="float">
            <text:p>308811,614285714</text:p>
          </table:table-cell>
          <table:table-cell table:style-name="ce3" table:formula="of:=[.N48]-[.N$53]" office:value-type="float" office:value="99637.6285714286" calcext:value-type="float">
            <text:p>99637,6285714286</text:p>
          </table:table-cell>
          <table:table-cell table:style-name="ce3" table:formula="of:=[.O48]-[.O$53]" office:value-type="float" office:value="365775.528571429" calcext:value-type="float">
            <text:p>365775,528571429</text:p>
          </table:table-cell>
          <table:table-cell table:style-name="ce3" table:formula="of:=[.P48]-[.P$53]" office:value-type="float" office:value="34435.1285714286" calcext:value-type="float">
            <text:p>34435,1285714286</text:p>
          </table:table-cell>
          <table:table-cell table:style-name="ce3" table:formula="of:=[.Q48]-[.Q$53]" office:value-type="float" office:value="18423.0285714286" calcext:value-type="float">
            <text:p>18423,0285714286</text:p>
          </table:table-cell>
          <table:table-cell table:style-name="ce3" table:formula="of:=[.R48]-[.R$53]" office:value-type="float" office:value="126632.742857143" calcext:value-type="float">
            <text:p>126632,742857143</text:p>
          </table:table-cell>
          <table:table-cell table:style-name="ce3" table:formula="of:=[.S48]-[.S$53]" office:value-type="float" office:value="434175.3" calcext:value-type="float">
            <text:p>434175,3</text:p>
          </table:table-cell>
          <table:table-cell table:style-name="ce3" table:formula="of:=[.T48]-[.T$53]" office:value-type="float" office:value="254237.657142857" calcext:value-type="float">
            <text:p>254237,657142857</text:p>
          </table:table-cell>
          <table:table-cell table:style-name="ce3" table:formula="of:=[.U48]-[.U$53]" office:value-type="float" office:value="334927.971428571" calcext:value-type="float">
            <text:p>334927,971428571</text:p>
          </table:table-cell>
          <table:table-cell table:style-name="ce3" table:formula="of:=[.V48]-[.V$53]" office:value-type="float" office:value="332908.8" calcext:value-type="float">
            <text:p>332908,8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53]" office:value-type="float" office:value="85510.8" calcext:value-type="float">
            <text:p>85510,8</text:p>
          </table:table-cell>
          <table:table-cell table:style-name="ce3" table:formula="of:=[.C49]-[.C$53]" office:value-type="float" office:value="27783.4285714286" calcext:value-type="float">
            <text:p>27783,4285714286</text:p>
          </table:table-cell>
          <table:table-cell table:style-name="ce3" table:formula="of:=[.D49]-[.D$53]" office:value-type="float" office:value="35877.1142857143" calcext:value-type="float">
            <text:p>35877,1142857143</text:p>
          </table:table-cell>
          <table:table-cell table:style-name="ce3" table:formula="of:=[.E49]-[.E$53]" office:value-type="float" office:value="1295005.07142857" calcext:value-type="float">
            <text:p>1295005,07142857</text:p>
          </table:table-cell>
          <table:table-cell table:style-name="ce3" table:formula="of:=[.F49]-[.F$53]" office:value-type="float" office:value="15136.1571428571" calcext:value-type="float">
            <text:p>15136,1571428571</text:p>
          </table:table-cell>
          <table:table-cell table:style-name="ce3" table:formula="of:=[.G49]-[.G$53]" office:value-type="float" office:value="335053.4" calcext:value-type="float">
            <text:p>335053,4</text:p>
          </table:table-cell>
          <table:table-cell table:style-name="ce3" table:formula="of:=[.H49]-[.H$53]" office:value-type="float" office:value="29173.0571428571" calcext:value-type="float">
            <text:p>29173,0571428571</text:p>
          </table:table-cell>
          <table:table-cell table:style-name="ce3" table:formula="of:=[.I49]-[.I$53]" office:value-type="float" office:value="488677.571428571" calcext:value-type="float">
            <text:p>488677,571428571</text:p>
          </table:table-cell>
          <table:table-cell table:style-name="ce3" table:formula="of:=[.J49]-[.J$53]" office:value-type="float" office:value="74929.3714285714" calcext:value-type="float">
            <text:p>74929,3714285714</text:p>
          </table:table-cell>
          <table:table-cell table:style-name="ce3" table:formula="of:=[.K49]-[.K$53]" office:value-type="float" office:value="76473.5142857143" calcext:value-type="float">
            <text:p>76473,5142857143</text:p>
          </table:table-cell>
          <table:table-cell table:style-name="ce3" table:formula="of:=[.L49]-[.L$53]" office:value-type="float" office:value="25576" calcext:value-type="float">
            <text:p>25576</text:p>
          </table:table-cell>
          <table:table-cell table:style-name="ce3" table:formula="of:=[.M49]-[.M$53]" office:value-type="float" office:value="300629.214285714" calcext:value-type="float">
            <text:p>300629,214285714</text:p>
          </table:table-cell>
          <table:table-cell table:style-name="ce3" table:formula="of:=[.N49]-[.N$53]" office:value-type="float" office:value="104751.228571429" calcext:value-type="float">
            <text:p>104751,228571429</text:p>
          </table:table-cell>
          <table:table-cell table:style-name="ce3" table:formula="of:=[.O49]-[.O$53]" office:value-type="float" office:value="355690.528571429" calcext:value-type="float">
            <text:p>355690,528571429</text:p>
          </table:table-cell>
          <table:table-cell table:style-name="ce3" table:formula="of:=[.P49]-[.P$53]" office:value-type="float" office:value="33332.1285714286" calcext:value-type="float">
            <text:p>33332,1285714286</text:p>
          </table:table-cell>
          <table:table-cell table:style-name="ce3" table:formula="of:=[.Q49]-[.Q$53]" office:value-type="float" office:value="18643.8285714286" calcext:value-type="float">
            <text:p>18643,8285714286</text:p>
          </table:table-cell>
          <table:table-cell table:style-name="ce3" table:formula="of:=[.R49]-[.R$53]" office:value-type="float" office:value="124920.742857143" calcext:value-type="float">
            <text:p>124920,742857143</text:p>
          </table:table-cell>
          <table:table-cell table:style-name="ce3" table:formula="of:=[.S49]-[.S$53]" office:value-type="float" office:value="435466.3" calcext:value-type="float">
            <text:p>435466,3</text:p>
          </table:table-cell>
          <table:table-cell table:style-name="ce3" table:formula="of:=[.T49]-[.T$53]" office:value-type="float" office:value="249785.657142857" calcext:value-type="float">
            <text:p>249785,657142857</text:p>
          </table:table-cell>
          <table:table-cell table:style-name="ce3" table:formula="of:=[.U49]-[.U$53]" office:value-type="float" office:value="338798.371428571" calcext:value-type="float">
            <text:p>338798,371428571</text:p>
          </table:table-cell>
          <table:table-cell table:style-name="ce3" table:formula="of:=[.V49]-[.V$53]" office:value-type="float" office:value="334514.4" calcext:value-type="float">
            <text:p>334514,4</text:p>
          </table:table-cell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style-name="ce3" table:formula="of:=IF([.B57]&gt;[.B$54];[.B57];na)" office:value-type="float" office:value="95999.2" calcext:value-type="float">
            <text:p>95999,2</text:p>
          </table:table-cell>
          <table:table-cell table:style-name="ce3" table:formula="of:=IF([.C57]&gt;[.C$54];[.C57];na)" office:value-type="float" office:value="67313.8285714286" calcext:value-type="float">
            <text:p>67313,8285714286</text:p>
          </table:table-cell>
          <table:table-cell table:style-name="ce3" table:formula="of:=IF([.D57]&gt;[.D$54];[.D57];na)" office:value-type="float" office:value="58082.7142857143" calcext:value-type="float">
            <text:p>58082,7142857143</text:p>
          </table:table-cell>
          <table:table-cell table:style-name="ce3" table:formula="of:=IF([.E57]&gt;[.E$54];[.E57];na)" office:value-type="float" office:value="1446188.37142857" calcext:value-type="float">
            <text:p>1446188,37142857</text:p>
          </table:table-cell>
          <table:table-cell table:style-name="ce3" table:formula="of:=IF([.F57]&gt;[.F$54];[.F57];na)" office:value-type="float" office:value="14485.3571428571" calcext:value-type="float">
            <text:p>14485,3571428571</text:p>
          </table:table-cell>
          <table:table-cell table:style-name="ce3" table:formula="of:=IF([.G57]&gt;[.G$54];[.G57];na)" office:value-type="float" office:value="364598.2" calcext:value-type="float">
            <text:p>364598,2</text:p>
          </table:table-cell>
          <table:table-cell table:style-name="ce3" table:formula="of:=IF([.H57]&gt;[.H$54];[.H57];na)" office:value-type="float" office:value="31519.8571428571" calcext:value-type="float">
            <text:p>31519,8571428571</text:p>
          </table:table-cell>
          <table:table-cell table:style-name="ce3" table:formula="of:=IF([.I57]&gt;[.I$54];[.I57];na)" office:value-type="float" office:value="691185.471428571" calcext:value-type="float">
            <text:p>691185,471428571</text:p>
          </table:table-cell>
          <table:table-cell table:style-name="ce3" table:formula="of:=IF([.J57]&gt;[.J$54];[.J57];na)" office:value-type="float" office:value="91736.1714285714" calcext:value-type="float">
            <text:p>91736,1714285714</text:p>
          </table:table-cell>
          <table:table-cell table:style-name="ce3" table:formula="of:=IF([.K57]&gt;[.K$54];[.K57];na)" office:value-type="float" office:value="95025.7142857143" calcext:value-type="float">
            <text:p>95025,7142857143</text:p>
          </table:table-cell>
          <table:table-cell table:style-name="ce3" table:formula="of:=IF([.L57]&gt;[.L$54];[.L57];na)" office:value-type="float" office:value="34942.4" calcext:value-type="float">
            <text:p>34942,4</text:p>
          </table:table-cell>
          <table:table-cell table:style-name="ce3" table:formula="of:=IF([.M57]&gt;[.M$54];[.M57];na)" office:value-type="float" office:value="344253.214285714" calcext:value-type="float">
            <text:p>344253,214285714</text:p>
          </table:table-cell>
          <table:table-cell table:style-name="ce3" table:formula="of:=IF([.N57]&gt;[.N$54];[.N57];na)" office:value-type="float" office:value="116604.028571429" calcext:value-type="float">
            <text:p>116604,028571429</text:p>
          </table:table-cell>
          <table:table-cell table:style-name="ce3" table:formula="of:=IF([.O57]&gt;[.O$54];[.O57];na)" office:value-type="float" office:value="373384.028571429" calcext:value-type="float">
            <text:p>373384,028571429</text:p>
          </table:table-cell>
          <table:table-cell table:style-name="ce3" table:formula="of:=IF([.P57]&gt;[.P$54];[.P57];na)" office:value-type="float" office:value="44041.9285714286" calcext:value-type="float">
            <text:p>44041,9285714286</text:p>
          </table:table-cell>
          <table:table-cell table:style-name="ce3" table:formula="of:=IF([.Q57]&gt;[.Q$54];[.Q57];na)" office:value-type="float" office:value="24580.0285714286" calcext:value-type="float">
            <text:p>24580,0285714286</text:p>
          </table:table-cell>
          <table:table-cell table:style-name="ce3" table:formula="of:=IF([.R57]&gt;[.R$54];[.R57];na)" office:value-type="float" office:value="145320.742857143" calcext:value-type="float">
            <text:p>145320,742857143</text:p>
          </table:table-cell>
          <table:table-cell table:style-name="ce3" table:formula="of:=IF([.S57]&gt;[.S$54];[.S57];na)" office:value-type="float" office:value="549557.2" calcext:value-type="float">
            <text:p>549557,2</text:p>
          </table:table-cell>
          <table:table-cell table:style-name="ce3" table:formula="of:=IF([.T57]&gt;[.T$54];[.T57];na)" office:value-type="float" office:value="345308.857142857" calcext:value-type="float">
            <text:p>345308,857142857</text:p>
          </table:table-cell>
          <table:table-cell table:style-name="ce3" table:formula="of:=IF([.U57]&gt;[.U$54];[.U57];na)" office:value-type="float" office:value="386391.971428571" calcext:value-type="float">
            <text:p>386391,971428571</text:p>
          </table:table-cell>
          <table:table-cell table:style-name="ce3" table:formula="of:=IF([.V57]&gt;[.V$54];[.V57];na)" office:value-type="float" office:value="423561.6" calcext:value-type="float">
            <text:p>423561,6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style-name="ce3" table:formula="of:=IF([.B58]&gt;[.B$54];[.B58];na)" office:value-type="float" office:value="102698.8" calcext:value-type="float">
            <text:p>102698,8</text:p>
          </table:table-cell>
          <table:table-cell table:style-name="ce3" table:formula="of:=IF([.C58]&gt;[.C$54];[.C58];na)" office:value-type="float" office:value="57286.2285714286" calcext:value-type="float">
            <text:p>57286,2285714286</text:p>
          </table:table-cell>
          <table:table-cell table:style-name="ce3" table:formula="of:=IF([.D58]&gt;[.D$54];[.D58];na)" office:value-type="float" office:value="68215.6142857143" calcext:value-type="float">
            <text:p>68215,6142857143</text:p>
          </table:table-cell>
          <table:table-cell table:style-name="ce3" table:formula="of:=IF([.E58]&gt;[.E$54];[.E58];na)" office:value-type="float" office:value="1519333.97142857" calcext:value-type="float">
            <text:p>1519333,97142857</text:p>
          </table:table-cell>
          <table:table-cell table:style-name="ce3" table:formula="of:=IF([.F58]&gt;[.F$54];[.F58];na)" office:value-type="float" office:value="21740.4571428571" calcext:value-type="float">
            <text:p>21740,4571428571</text:p>
          </table:table-cell>
          <table:table-cell table:style-name="ce3" table:formula="of:=IF([.G58]&gt;[.G$54];[.G58];na)" office:value-type="float" office:value="402924.6" calcext:value-type="float">
            <text:p>402924,6</text:p>
          </table:table-cell>
          <table:table-cell table:style-name="ce3" table:formula="of:=IF([.H58]&gt;[.H$54];[.H58];na)" office:value-type="float" office:value="38038.0571428571" calcext:value-type="float">
            <text:p>38038,0571428571</text:p>
          </table:table-cell>
          <table:table-cell table:style-name="ce3" table:formula="of:=IF([.I58]&gt;[.I$54];[.I58];na)" office:value-type="float" office:value="641308.671428572" calcext:value-type="float">
            <text:p>641308,671428572</text:p>
          </table:table-cell>
          <table:table-cell table:style-name="ce3" table:formula="of:=IF([.J58]&gt;[.J$54];[.J58];na)" office:value-type="float" office:value="98074.1714285714" calcext:value-type="float">
            <text:p>98074,1714285714</text:p>
          </table:table-cell>
          <table:table-cell table:style-name="ce3" table:formula="of:=IF([.K58]&gt;[.K$54];[.K58];na)" office:value-type="float" office:value="99998.9142857143" calcext:value-type="float">
            <text:p>99998,9142857143</text:p>
          </table:table-cell>
          <table:table-cell table:style-name="ce3" table:formula="of:=IF([.L58]&gt;[.L$54];[.L58];na)" office:value-type="float" office:value="38251.6" calcext:value-type="float">
            <text:p>38251,6</text:p>
          </table:table-cell>
          <table:table-cell table:style-name="ce3" table:formula="of:=IF([.M58]&gt;[.M$54];[.M58];na)" office:value-type="float" office:value="378086.814285714" calcext:value-type="float">
            <text:p>378086,814285714</text:p>
          </table:table-cell>
          <table:table-cell table:style-name="ce3" table:formula="of:=IF([.N58]&gt;[.N$54];[.N58];na)" office:value-type="float" office:value="131788.028571429" calcext:value-type="float">
            <text:p>131788,028571429</text:p>
          </table:table-cell>
          <table:table-cell table:style-name="ce3" table:formula="of:=IF([.O58]&gt;[.O$54];[.O58];na)" office:value-type="float" office:value="420566.528571429" calcext:value-type="float">
            <text:p>420566,528571429</text:p>
          </table:table-cell>
          <table:table-cell table:style-name="ce3" table:formula="of:=IF([.P58]&gt;[.P$54];[.P58];na)" office:value-type="float" office:value="39729.7285714286" calcext:value-type="float">
            <text:p>39729,7285714286</text:p>
          </table:table-cell>
          <table:table-cell table:style-name="ce3" table:formula="of:=IF([.Q58]&gt;[.Q$54];[.Q58];na)" office:value-type="float" office:value="27749.0285714286" calcext:value-type="float">
            <text:p>27749,0285714286</text:p>
          </table:table-cell>
          <table:table-cell table:style-name="ce3" table:formula="of:=IF([.R58]&gt;[.R$54];[.R58];na)" office:value-type="float" office:value="149865.142857143" calcext:value-type="float">
            <text:p>149865,142857143</text:p>
          </table:table-cell>
          <table:table-cell table:style-name="ce3" table:formula="of:=IF([.S58]&gt;[.S$54];[.S58];na)" office:value-type="float" office:value="580544.9" calcext:value-type="float">
            <text:p>580544,9</text:p>
          </table:table-cell>
          <table:table-cell table:style-name="ce3" table:formula="of:=IF([.T58]&gt;[.T$54];[.T58];na)" office:value-type="float" office:value="341801.657142857" calcext:value-type="float">
            <text:p>341801,657142857</text:p>
          </table:table-cell>
          <table:table-cell table:style-name="ce3" table:formula="of:=IF([.U58]&gt;[.U$54];[.U58];na)" office:value-type="float" office:value="434947.171428571" calcext:value-type="float">
            <text:p>434947,171428571</text:p>
          </table:table-cell>
          <table:table-cell table:style-name="ce3" table:formula="of:=IF([.V58]&gt;[.V$54];[.V58];na)" office:value-type="float" office:value="442332.8" calcext:value-type="float">
            <text:p>442332,8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IF([.B59]&gt;[.B$54];[.B59];na)" office:value-type="float" office:value="114571.6" calcext:value-type="float">
            <text:p>114571,6</text:p>
          </table:table-cell>
          <table:table-cell table:style-name="ce3" table:formula="of:=IF([.C59]&gt;[.C$54];[.C59];na)" office:value-type="float" office:value="66311.2285714286" calcext:value-type="float">
            <text:p>66311,2285714286</text:p>
          </table:table-cell>
          <table:table-cell table:style-name="ce3" table:formula="of:=IF([.D59]&gt;[.D$54];[.D59];na)" office:value-type="float" office:value="51796.8142857143" calcext:value-type="float">
            <text:p>51796,8142857143</text:p>
          </table:table-cell>
          <table:table-cell table:style-name="ce3" table:formula="of:=IF([.E59]&gt;[.E$54];[.E59];na)" office:value-type="float" office:value="1599020.27142857" calcext:value-type="float">
            <text:p>1599020,27142857</text:p>
          </table:table-cell>
          <table:table-cell table:style-name="ce3" table:formula="of:=IF([.F59]&gt;[.F$54];[.F59];na)" office:value-type="float" office:value="21710.3571428571" calcext:value-type="float">
            <text:p>21710,3571428571</text:p>
          </table:table-cell>
          <table:table-cell table:style-name="ce3" table:formula="of:=IF([.G59]&gt;[.G$54];[.G59];na)" office:value-type="float" office:value="440308.6" calcext:value-type="float">
            <text:p>440308,6</text:p>
          </table:table-cell>
          <table:table-cell table:style-name="ce3" table:formula="of:=IF([.H59]&gt;[.H$54];[.H59];na)" office:value-type="float" office:value="36593.8571428571" calcext:value-type="float">
            <text:p>36593,8571428571</text:p>
          </table:table-cell>
          <table:table-cell table:style-name="ce3" table:formula="of:=IF([.I59]&gt;[.I$54];[.I59];na)" office:value-type="float" office:value="648710.571428572" calcext:value-type="float">
            <text:p>648710,571428572</text:p>
          </table:table-cell>
          <table:table-cell table:style-name="ce3" table:formula="of:=IF([.J59]&gt;[.J$54];[.J59];na)" office:value-type="float" office:value="106036.571428571" calcext:value-type="float">
            <text:p>106036,571428571</text:p>
          </table:table-cell>
          <table:table-cell table:style-name="ce3" table:formula="of:=IF([.K59]&gt;[.K$54];[.K59];na)" office:value-type="float" office:value="109566.114285714" calcext:value-type="float">
            <text:p>109566,114285714</text:p>
          </table:table-cell>
          <table:table-cell table:style-name="ce3" table:formula="of:=IF([.L59]&gt;[.L$54];[.L59];na)" office:value-type="float" office:value="35965" calcext:value-type="float">
            <text:p>35965</text:p>
          </table:table-cell>
          <table:table-cell table:style-name="ce3" table:formula="of:=IF([.M59]&gt;[.M$54];[.M59];na)" office:value-type="float" office:value="413405.214285714" calcext:value-type="float">
            <text:p>413405,214285714</text:p>
          </table:table-cell>
          <table:table-cell table:style-name="ce3" table:formula="of:=IF([.N59]&gt;[.N$54];[.N59];na)" office:value-type="float" office:value="150701.628571429" calcext:value-type="float">
            <text:p>150701,628571429</text:p>
          </table:table-cell>
          <table:table-cell table:style-name="ce3" table:formula="of:=IF([.O59]&gt;[.O$54];[.O59];na)" office:value-type="float" office:value="441186.528571429" calcext:value-type="float">
            <text:p>441186,528571429</text:p>
          </table:table-cell>
          <table:table-cell table:style-name="ce3" table:formula="of:=IF([.P59]&gt;[.P$54];[.P59];na)" office:value-type="float" office:value="36902.1285714286" calcext:value-type="float">
            <text:p>36902,1285714286</text:p>
          </table:table-cell>
          <table:table-cell table:style-name="ce3" table:formula="of:=IF([.Q59]&gt;[.Q$54];[.Q59];na)" office:value-type="float" office:value="28009.8285714286" calcext:value-type="float">
            <text:p>28009,8285714286</text:p>
          </table:table-cell>
          <table:table-cell table:style-name="ce3" table:formula="of:=IF([.R59]&gt;[.R$54];[.R59];na)" office:value-type="float" office:value="158273.542857143" calcext:value-type="float">
            <text:p>158273,542857143</text:p>
          </table:table-cell>
          <table:table-cell table:style-name="ce3" table:formula="of:=IF([.S59]&gt;[.S$54];[.S59];na)" office:value-type="float" office:value="585259.5" calcext:value-type="float">
            <text:p>585259,5</text:p>
          </table:table-cell>
          <table:table-cell table:style-name="ce3" table:formula="of:=IF([.T59]&gt;[.T$54];[.T59];na)" office:value-type="float" office:value="341741.657142857" calcext:value-type="float">
            <text:p>341741,657142857</text:p>
          </table:table-cell>
          <table:table-cell table:style-name="ce3" table:formula="of:=IF([.U59]&gt;[.U$54];[.U59];na)" office:value-type="float" office:value="445959.971428571" calcext:value-type="float">
            <text:p>445959,971428571</text:p>
          </table:table-cell>
          <table:table-cell table:style-name="ce3" table:formula="of:=IF([.V59]&gt;[.V$54];[.V59];na)" office:value-type="float" office:value="476228.8" calcext:value-type="float">
            <text:p>476228,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([.B60]&gt;[.B$54];[.B60];na)" office:value-type="float" office:value="117359.6" calcext:value-type="float">
            <text:p>117359,6</text:p>
          </table:table-cell>
          <table:table-cell table:style-name="ce3" table:formula="of:=IF([.C60]&gt;[.C$54];[.C60];na)" office:value-type="float" office:value="50306.4285714286" calcext:value-type="float">
            <text:p>50306,4285714286</text:p>
          </table:table-cell>
          <table:table-cell table:style-name="ce3" table:formula="of:=IF([.D60]&gt;[.D$54];[.D60];na)" office:value-type="float" office:value="59522.0142857143" calcext:value-type="float">
            <text:p>59522,0142857143</text:p>
          </table:table-cell>
          <table:table-cell table:style-name="ce3" table:formula="of:=IF([.E60]&gt;[.E$54];[.E60];na)" office:value-type="float" office:value="1678905.77142857" calcext:value-type="float">
            <text:p>1678905,77142857</text:p>
          </table:table-cell>
          <table:table-cell table:style-name="ce3" table:formula="of:=IF([.F60]&gt;[.F$54];[.F60];na)" office:value-type="float" office:value="24910.3571428571" calcext:value-type="float">
            <text:p>24910,3571428571</text:p>
          </table:table-cell>
          <table:table-cell table:style-name="ce3" table:formula="of:=IF([.G60]&gt;[.G$54];[.G60];na)" office:value-type="float" office:value="465721.4" calcext:value-type="float">
            <text:p>465721,4</text:p>
          </table:table-cell>
          <table:table-cell table:style-name="ce3" table:formula="of:=IF([.H60]&gt;[.H$54];[.H60];na)" office:value-type="float" office:value="37175.6571428571" calcext:value-type="float">
            <text:p>37175,6571428571</text:p>
          </table:table-cell>
          <table:table-cell table:style-name="ce3" table:formula="of:=IF([.I60]&gt;[.I$54];[.I60];na)" office:value-type="float" office:value="660257.271428571" calcext:value-type="float">
            <text:p>660257,271428571</text:p>
          </table:table-cell>
          <table:table-cell table:style-name="ce3" table:formula="of:=IF([.J60]&gt;[.J$54];[.J60];na)" office:value-type="float" office:value="117949.771428571" calcext:value-type="float">
            <text:p>117949,771428571</text:p>
          </table:table-cell>
          <table:table-cell table:style-name="ce3" table:formula="of:=IF([.K60]&gt;[.K$54];[.K60];na)" office:value-type="float" office:value="105374.514285714" calcext:value-type="float">
            <text:p>105374,514285714</text:p>
          </table:table-cell>
          <table:table-cell table:style-name="ce3" table:formula="of:=IF([.L60]&gt;[.L$54];[.L60];na)" office:value-type="float" office:value="47557.8" calcext:value-type="float">
            <text:p>47557,8</text:p>
          </table:table-cell>
          <table:table-cell table:style-name="ce3" table:formula="of:=IF([.M60]&gt;[.M$54];[.M60];na)" office:value-type="float" office:value="419000.414285714" calcext:value-type="float">
            <text:p>419000,414285714</text:p>
          </table:table-cell>
          <table:table-cell table:style-name="ce3" table:formula="of:=IF([.N60]&gt;[.N$54];[.N60];na)" office:value-type="float" office:value="144402.428571429" calcext:value-type="float">
            <text:p>144402,428571429</text:p>
          </table:table-cell>
          <table:table-cell table:style-name="ce3" table:formula="of:=IF([.O60]&gt;[.O$54];[.O60];na)" office:value-type="float" office:value="469765.028571429" calcext:value-type="float">
            <text:p>469765,028571429</text:p>
          </table:table-cell>
          <table:table-cell table:style-name="ce3" table:formula="of:=IF([.P60]&gt;[.P$54];[.P60];na)" office:value-type="float" office:value="46368.5285714286" calcext:value-type="float">
            <text:p>46368,5285714286</text:p>
          </table:table-cell>
          <table:table-cell table:style-name="ce3" table:formula="of:=IF([.Q60]&gt;[.Q$54];[.Q60];na)" office:value-type="float" office:value="29774.6285714286" calcext:value-type="float">
            <text:p>29774,6285714286</text:p>
          </table:table-cell>
          <table:table-cell table:style-name="ce3" table:formula="of:=IF([.R60]&gt;[.R$54];[.R60];na)" office:value-type="float" office:value="171187.142857143" calcext:value-type="float">
            <text:p>171187,142857143</text:p>
          </table:table-cell>
          <table:table-cell table:style-name="ce3" table:formula="of:=IF([.S60]&gt;[.S$54];[.S60];na)" office:value-type="float" office:value="637801.4" calcext:value-type="float">
            <text:p>637801,4</text:p>
          </table:table-cell>
          <table:table-cell table:style-name="ce3" table:formula="of:=IF([.T60]&gt;[.T$54];[.T60];na)" office:value-type="float" office:value="378001.657142857" calcext:value-type="float">
            <text:p>378001,657142857</text:p>
          </table:table-cell>
          <table:table-cell table:style-name="ce3" table:formula="of:=IF([.U60]&gt;[.U$54];[.U60];na)" office:value-type="float" office:value="485891.171428571" calcext:value-type="float">
            <text:p>485891,171428571</text:p>
          </table:table-cell>
          <table:table-cell table:style-name="ce3" table:formula="of:=IF([.V60]&gt;[.V$54];[.V60];na)" office:value-type="float" office:value="497948.8" calcext:value-type="float">
            <text:p>497948,8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61]&gt;[.B$54];[.B61];na)" office:value-type="float" office:value="129613.2" calcext:value-type="float">
            <text:p>129613,2</text:p>
          </table:table-cell>
          <table:table-cell table:style-name="ce3" table:formula="of:=IF([.C61]&gt;[.C$54];[.C61];na)" office:value-type="float" office:value="49644.8285714286" calcext:value-type="float">
            <text:p>49644,8285714286</text:p>
          </table:table-cell>
          <table:table-cell table:style-name="ce3" table:formula="of:=IF([.D61]&gt;[.D$54];[.D61];na)" office:value-type="float" office:value="56787.9142857143" calcext:value-type="float">
            <text:p>56787,9142857143</text:p>
          </table:table-cell>
          <table:table-cell table:style-name="ce3" table:formula="of:=IF([.E61]&gt;[.E$54];[.E61];na)" office:value-type="float" office:value="1891147.07142857" calcext:value-type="float">
            <text:p>1891147,07142857</text:p>
          </table:table-cell>
          <table:table-cell table:style-name="ce3" table:formula="of:=IF([.F61]&gt;[.F$54];[.F61];na)" office:value-type="float" office:value="19518.4571428571" calcext:value-type="float">
            <text:p>19518,4571428571</text:p>
          </table:table-cell>
          <table:table-cell table:style-name="ce3" table:formula="of:=IF([.G61]&gt;[.G$54];[.G61];na)" office:value-type="float" office:value="507153.4" calcext:value-type="float">
            <text:p>507153,4</text:p>
          </table:table-cell>
          <table:table-cell table:style-name="ce3" table:formula="of:=IF([.H61]&gt;[.H$54];[.H61];na)" office:value-type="float" office:value="41267.0571428571" calcext:value-type="float">
            <text:p>41267,0571428571</text:p>
          </table:table-cell>
          <table:table-cell table:style-name="ce3" table:formula="of:=IF([.I61]&gt;[.I$54];[.I61];na)" office:value-type="float" office:value="689884.971428571" calcext:value-type="float">
            <text:p>689884,971428571</text:p>
          </table:table-cell>
          <table:table-cell table:style-name="ce3" table:formula="of:=IF([.J61]&gt;[.J$54];[.J61];na)" office:value-type="float" office:value="121399.371428571" calcext:value-type="float">
            <text:p>121399,371428571</text:p>
          </table:table-cell>
          <table:table-cell table:style-name="ce3" table:formula="of:=IF([.K61]&gt;[.K$54];[.K61];na)" office:value-type="float" office:value="120015.714285714" calcext:value-type="float">
            <text:p>120015,714285714</text:p>
          </table:table-cell>
          <table:table-cell table:style-name="ce3" table:formula="of:=IF([.L61]&gt;[.L$54];[.L61];na)" office:value-type="float" office:value="39133.8" calcext:value-type="float">
            <text:p>39133,8</text:p>
          </table:table-cell>
          <table:table-cell table:style-name="ce3" table:formula="of:=IF([.M61]&gt;[.M$54];[.M61];na)" office:value-type="float" office:value="459634.014285714" calcext:value-type="float">
            <text:p>459634,014285714</text:p>
          </table:table-cell>
          <table:table-cell table:style-name="ce3" table:formula="of:=IF([.N61]&gt;[.N$54];[.N61];na)" office:value-type="float" office:value="156416.828571429" calcext:value-type="float">
            <text:p>156416,828571429</text:p>
          </table:table-cell>
          <table:table-cell table:style-name="ce3" table:formula="of:=IF([.O61]&gt;[.O$54];[.O61];na)" office:value-type="float" office:value="518362.528571429" calcext:value-type="float">
            <text:p>518362,528571429</text:p>
          </table:table-cell>
          <table:table-cell table:style-name="ce3" table:formula="of:=IF([.P61]&gt;[.P$54];[.P61];na)" office:value-type="float" office:value="48795.5285714286" calcext:value-type="float">
            <text:p>48795,5285714286</text:p>
          </table:table-cell>
          <table:table-cell table:style-name="ce3" table:formula="of:=IF([.Q61]&gt;[.Q$54];[.Q61];na)" office:value-type="float" office:value="30938.2285714286" calcext:value-type="float">
            <text:p>30938,2285714286</text:p>
          </table:table-cell>
          <table:table-cell table:style-name="ce3" table:formula="of:=IF([.R61]&gt;[.R$54];[.R61];na)" office:value-type="float" office:value="179525.542857143" calcext:value-type="float">
            <text:p>179525,542857143</text:p>
          </table:table-cell>
          <table:table-cell table:style-name="ce3" table:formula="of:=IF([.S61]&gt;[.S$54];[.S61];na)" office:value-type="float" office:value="686311.6" calcext:value-type="float">
            <text:p>686311,6</text:p>
          </table:table-cell>
          <table:table-cell table:style-name="ce3" table:formula="of:=IF([.T61]&gt;[.T$54];[.T61];na)" office:value-type="float" office:value="374574.457142857" calcext:value-type="float">
            <text:p>374574,457142857</text:p>
          </table:table-cell>
          <table:table-cell table:style-name="ce3" table:formula="of:=IF([.U61]&gt;[.U$54];[.U61];na)" office:value-type="float" office:value="500769.571428571" calcext:value-type="float">
            <text:p>500769,571428571</text:p>
          </table:table-cell>
          <table:table-cell table:style-name="ce3" table:formula="of:=IF([.V61]&gt;[.V$54];[.V61];na)" office:value-type="float" office:value="510163.2" calcext:value-type="float">
            <text:p>510163,2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62]&gt;[.B$54];[.B62];na)" office:value-type="float" office:value="129813.6" calcext:value-type="float">
            <text:p>129813,6</text:p>
          </table:table-cell>
          <table:table-cell table:style-name="ce3" table:formula="of:=IF([.C62]&gt;[.C$54];[.C62];na)" office:value-type="float" office:value="50045.8285714286" calcext:value-type="float">
            <text:p>50045,8285714286</text:p>
          </table:table-cell>
          <table:table-cell table:style-name="ce3" table:formula="of:=IF([.D62]&gt;[.D$54];[.D62];na)" office:value-type="float" office:value="55219.4142857143" calcext:value-type="float">
            <text:p>55219,4142857143</text:p>
          </table:table-cell>
          <table:table-cell table:style-name="ce3" table:formula="of:=IF([.E62]&gt;[.E$54];[.E62];na)" office:value-type="float" office:value="1904590.47142857" calcext:value-type="float">
            <text:p>1904590,47142857</text:p>
          </table:table-cell>
          <table:table-cell table:style-name="ce3" table:formula="of:=IF([.F62]&gt;[.F$54];[.F62];na)" office:value-type="float" office:value="28871.2571428571" calcext:value-type="float">
            <text:p>28871,2571428571</text:p>
          </table:table-cell>
          <table:table-cell table:style-name="ce3" table:formula="of:=IF([.G62]&gt;[.G$54];[.G62];na)" office:value-type="float" office:value="491049.4" calcext:value-type="float">
            <text:p>491049,4</text:p>
          </table:table-cell>
          <table:table-cell table:style-name="ce3" table:formula="of:=IF([.H62]&gt;[.H$54];[.H62];na)" office:value-type="float" office:value="40805.8571428571" calcext:value-type="float">
            <text:p>40805,8571428571</text:p>
          </table:table-cell>
          <table:table-cell table:style-name="ce3" table:formula="of:=IF([.I62]&gt;[.I$54];[.I62];na)" office:value-type="float" office:value="659579.071428572" calcext:value-type="float">
            <text:p>659579,071428572</text:p>
          </table:table-cell>
          <table:table-cell table:style-name="ce3" table:formula="of:=IF([.J62]&gt;[.J$54];[.J62];na)" office:value-type="float" office:value="114840.171428571" calcext:value-type="float">
            <text:p>114840,171428571</text:p>
          </table:table-cell>
          <table:table-cell table:style-name="ce3" table:formula="of:=IF([.K62]&gt;[.K$54];[.K62];na)" office:value-type="float" office:value="121499.314285714" calcext:value-type="float">
            <text:p>121499,314285714</text:p>
          </table:table-cell>
          <table:table-cell table:style-name="ce3" table:formula="of:=IF([.L62]&gt;[.L$54];[.L62];na)" office:value-type="float" office:value="39254.2" calcext:value-type="float">
            <text:p>39254,2</text:p>
          </table:table-cell>
          <table:table-cell table:style-name="ce3" table:formula="of:=IF([.M62]&gt;[.M$54];[.M62];na)" office:value-type="float" office:value="428766.814285714" calcext:value-type="float">
            <text:p>428766,814285714</text:p>
          </table:table-cell>
          <table:table-cell table:style-name="ce3" table:formula="of:=IF([.N62]&gt;[.N$54];[.N62];na)" office:value-type="float" office:value="144082.428571429" calcext:value-type="float">
            <text:p>144082,428571429</text:p>
          </table:table-cell>
          <table:table-cell table:style-name="ce3" table:formula="of:=IF([.O62]&gt;[.O$54];[.O62];na)" office:value-type="float" office:value="491910.528571429" calcext:value-type="float">
            <text:p>491910,528571429</text:p>
          </table:table-cell>
          <table:table-cell table:style-name="ce3" table:formula="of:=IF([.P62]&gt;[.P$54];[.P62];na)" office:value-type="float" office:value="41835.7285714286" calcext:value-type="float">
            <text:p>41835,7285714286</text:p>
          </table:table-cell>
          <table:table-cell table:style-name="ce3" table:formula="of:=IF([.Q62]&gt;[.Q$54];[.Q62];na)" office:value-type="float" office:value="28811.8285714286" calcext:value-type="float">
            <text:p>28811,8285714286</text:p>
          </table:table-cell>
          <table:table-cell table:style-name="ce3" table:formula="of:=IF([.R62]&gt;[.R$54];[.R62];na)" office:value-type="float" office:value="164129.542857143" calcext:value-type="float">
            <text:p>164129,542857143</text:p>
          </table:table-cell>
          <table:table-cell table:style-name="ce3" table:formula="of:=IF([.S62]&gt;[.S$54];[.S62];na)" office:value-type="float" office:value="644912.5" calcext:value-type="float">
            <text:p>644912,5</text:p>
          </table:table-cell>
          <table:table-cell table:style-name="ce3" table:formula="of:=IF([.T62]&gt;[.T$54];[.T62];na)" office:value-type="float" office:value="370580.857142857" calcext:value-type="float">
            <text:p>370580,857142857</text:p>
          </table:table-cell>
          <table:table-cell table:style-name="ce3" table:formula="of:=IF([.U62]&gt;[.U$54];[.U62];na)" office:value-type="float" office:value="473774.371428571" calcext:value-type="float">
            <text:p>473774,371428571</text:p>
          </table:table-cell>
          <table:table-cell table:style-name="ce3" table:formula="of:=IF([.V62]&gt;[.V$54];[.V62];na)" office:value-type="float" office:value="475385.6" calcext:value-type="float">
            <text:p>475385,6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63]&gt;[.B$54];[.B63];na)" office:value-type="float" office:value="120788.4" calcext:value-type="float">
            <text:p>120788,4</text:p>
          </table:table-cell>
          <table:table-cell table:style-name="ce3" table:formula="of:=IF([.C63]&gt;[.C$54];[.C63];na)" office:value-type="float" office:value="41682.6285714286" calcext:value-type="float">
            <text:p>41682,6285714286</text:p>
          </table:table-cell>
          <table:table-cell table:style-name="ce3" table:formula="of:=IF([.D63]&gt;[.D$54];[.D63];na)" office:value-type="float" office:value="52702.3142857143" calcext:value-type="float">
            <text:p>52702,3142857143</text:p>
          </table:table-cell>
          <table:table-cell table:style-name="ce3" table:formula="of:=IF([.E63]&gt;[.E$54];[.E63];na)" office:value-type="float" office:value="1785569.87142857" calcext:value-type="float">
            <text:p>1785569,87142857</text:p>
          </table:table-cell>
          <table:table-cell table:style-name="ce3" table:formula="of:=IF([.F63]&gt;[.F$54];[.F63];na)" office:value-type="float" office:value="17289.3571428571" calcext:value-type="float">
            <text:p>17289,3571428571</text:p>
          </table:table-cell>
          <table:table-cell table:style-name="ce3" table:formula="of:=IF([.G63]&gt;[.G$54];[.G63];na)" office:value-type="float" office:value="457900.6" calcext:value-type="float">
            <text:p>457900,6</text:p>
          </table:table-cell>
          <table:table-cell table:style-name="ce3" table:formula="of:=IF([.H63]&gt;[.H$54];[.H63];na)" office:value-type="float" office:value="43352.8571428571" calcext:value-type="float">
            <text:p>43352,8571428571</text:p>
          </table:table-cell>
          <table:table-cell table:style-name="ce3" table:formula="of:=IF([.I63]&gt;[.I$54];[.I63];na)" office:value-type="float" office:value="637706.171428571" calcext:value-type="float">
            <text:p>637706,171428571</text:p>
          </table:table-cell>
          <table:table-cell table:style-name="ce3" table:formula="of:=IF([.J63]&gt;[.J$54];[.J63];na)" office:value-type="float" office:value="105735.771428571" calcext:value-type="float">
            <text:p>105735,771428571</text:p>
          </table:table-cell>
          <table:table-cell table:style-name="ce3" table:formula="of:=IF([.K63]&gt;[.K$54];[.K63];na)" office:value-type="float" office:value="106357.314285714" calcext:value-type="float">
            <text:p>106357,314285714</text:p>
          </table:table-cell>
          <table:table-cell table:style-name="ce3" table:formula="of:=IF([.L63]&gt;[.L$54];[.L63];na)" office:value-type="float" office:value="35544" calcext:value-type="float">
            <text:p>35544</text:p>
          </table:table-cell>
          <table:table-cell table:style-name="ce3" table:formula="of:=IF([.M63]&gt;[.M$54];[.M63];na)" office:value-type="float" office:value="407728.414285714" calcext:value-type="float">
            <text:p>407728,414285714</text:p>
          </table:table-cell>
          <table:table-cell table:style-name="ce3" table:formula="of:=IF([.N63]&gt;[.N$54];[.N63];na)" office:value-type="float" office:value="138426.428571429" calcext:value-type="float">
            <text:p>138426,428571429</text:p>
          </table:table-cell>
          <table:table-cell table:style-name="ce3" table:formula="of:=IF([.O63]&gt;[.O$54];[.O63];na)" office:value-type="float" office:value="480250.028571429" calcext:value-type="float">
            <text:p>480250,028571429</text:p>
          </table:table-cell>
          <table:table-cell table:style-name="ce3" table:formula="of:=IF([.P63]&gt;[.P$54];[.P63];na)" office:value-type="float" office:value="41916.1285714286" calcext:value-type="float">
            <text:p>41916,1285714286</text:p>
          </table:table-cell>
          <table:table-cell table:style-name="ce3" table:formula="of:=IF([.Q63]&gt;[.Q$54];[.Q63];na)" office:value-type="float" office:value="27007.0285714286" calcext:value-type="float">
            <text:p>27007,0285714286</text:p>
          </table:table-cell>
          <table:table-cell table:style-name="ce3" table:formula="of:=IF([.R63]&gt;[.R$54];[.R63];na)" office:value-type="float" office:value="160125.542857143" calcext:value-type="float">
            <text:p>160125,542857143</text:p>
          </table:table-cell>
          <table:table-cell table:style-name="ce3" table:formula="of:=IF([.S63]&gt;[.S$54];[.S63];na)" office:value-type="float" office:value="622907.6" calcext:value-type="float">
            <text:p>622907,6</text:p>
          </table:table-cell>
          <table:table-cell table:style-name="ce3" table:formula="of:=IF([.T63]&gt;[.T$54];[.T63];na)" office:value-type="float" office:value="339596.857142857" calcext:value-type="float">
            <text:p>339596,857142857</text:p>
          </table:table-cell>
          <table:table-cell table:style-name="ce3" table:formula="of:=IF([.U63]&gt;[.U$54];[.U63];na)" office:value-type="float" office:value="482259.171428571" calcext:value-type="float">
            <text:p>482259,171428571</text:p>
          </table:table-cell>
          <table:table-cell table:style-name="ce3" table:formula="of:=IF([.V63]&gt;[.V$54];[.V63];na)" office:value-type="float" office:value="470393.6" calcext:value-type="float">
            <text:p>470393,6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64]&gt;[.B$54];[.B64];na)" office:value-type="float" office:value="117780" calcext:value-type="float">
            <text:p>117780</text:p>
          </table:table-cell>
          <table:table-cell table:style-name="ce3" table:formula="of:=IF([.C64]&gt;[.C$54];[.C64];na)" office:value-type="float" office:value="39977.6285714286" calcext:value-type="float">
            <text:p>39977,6285714286</text:p>
          </table:table-cell>
          <table:table-cell table:style-name="ce3" table:formula="of:=IF([.D64]&gt;[.D$54];[.D64];na)" office:value-type="float" office:value="59336.8142857143" calcext:value-type="float">
            <text:p>59336,8142857143</text:p>
          </table:table-cell>
          <table:table-cell table:style-name="ce3" table:formula="of:=IF([.E64]&gt;[.E$54];[.E64];na)" office:value-type="float" office:value="1770964.27142857" calcext:value-type="float">
            <text:p>1770964,27142857</text:p>
          </table:table-cell>
          <table:table-cell table:style-name="ce3" table:formula="of:=IF([.F64]&gt;[.F$54];[.F64];na)" office:value-type="float" office:value="20433.4571428571" calcext:value-type="float">
            <text:p>20433,4571428571</text:p>
          </table:table-cell>
          <table:table-cell table:style-name="ce3" table:formula="of:=IF([.G64]&gt;[.G$54];[.G64];na)" office:value-type="float" office:value="457676.6" calcext:value-type="float">
            <text:p>457676,6</text:p>
          </table:table-cell>
          <table:table-cell table:style-name="ce3" table:formula="of:=IF([.H64]&gt;[.H$54];[.H64];na)" office:value-type="float" office:value="40123.8571428571" calcext:value-type="float">
            <text:p>40123,8571428571</text:p>
          </table:table-cell>
          <table:table-cell table:style-name="ce3" table:formula="of:=IF([.I64]&gt;[.I$54];[.I64];na)" office:value-type="float" office:value="719276.971428571" calcext:value-type="float">
            <text:p>719276,971428571</text:p>
          </table:table-cell>
          <table:table-cell table:style-name="ce3" table:formula="of:=IF([.J64]&gt;[.J$54];[.J64];na)" office:value-type="float" office:value="107480.171428571" calcext:value-type="float">
            <text:p>107480,171428571</text:p>
          </table:table-cell>
          <table:table-cell table:style-name="ce3" table:formula="of:=IF([.K64]&gt;[.K$54];[.K64];na)" office:value-type="float" office:value="104852.914285714" calcext:value-type="float">
            <text:p>104852,914285714</text:p>
          </table:table-cell>
          <table:table-cell table:style-name="ce3" table:formula="of:=IF([.L64]&gt;[.L$54];[.L64];na)" office:value-type="float" office:value="34781.6" calcext:value-type="float">
            <text:p>34781,6</text:p>
          </table:table-cell>
          <table:table-cell table:style-name="ce3" table:formula="of:=IF([.M64]&gt;[.M$54];[.M64];na)" office:value-type="float" office:value="416814.814285714" calcext:value-type="float">
            <text:p>416814,814285714</text:p>
          </table:table-cell>
          <table:table-cell table:style-name="ce3" table:formula="of:=IF([.N64]&gt;[.N$54];[.N64];na)" office:value-type="float" office:value="135999.228571429" calcext:value-type="float">
            <text:p>135999,228571429</text:p>
          </table:table-cell>
          <table:table-cell table:style-name="ce3" table:formula="of:=IF([.O64]&gt;[.O$54];[.O64];na)" office:value-type="float" office:value="479950.028571429" calcext:value-type="float">
            <text:p>479950,028571429</text:p>
          </table:table-cell>
          <table:table-cell table:style-name="ce3" table:formula="of:=IF([.P64]&gt;[.P$54];[.P64];na)" office:value-type="float" office:value="43600.9285714286" calcext:value-type="float">
            <text:p>43600,9285714286</text:p>
          </table:table-cell>
          <table:table-cell table:style-name="ce3" table:formula="of:=IF([.Q64]&gt;[.Q$54];[.Q64];na)" office:value-type="float" office:value="24760.8285714286" calcext:value-type="float">
            <text:p>24760,8285714286</text:p>
          </table:table-cell>
          <table:table-cell table:style-name="ce3" table:formula="of:=IF([.R64]&gt;[.R$54];[.R64];na)" office:value-type="float" office:value="158253.542857143" calcext:value-type="float">
            <text:p>158253,542857143</text:p>
          </table:table-cell>
          <table:table-cell table:style-name="ce3" table:formula="of:=IF([.S64]&gt;[.S$54];[.S64];na)" office:value-type="float" office:value="633867" calcext:value-type="float">
            <text:p>633867</text:p>
          </table:table-cell>
          <table:table-cell table:style-name="ce3" table:formula="of:=IF([.T64]&gt;[.T$54];[.T64];na)" office:value-type="float" office:value="340598.457142857" calcext:value-type="float">
            <text:p>340598,457142857</text:p>
          </table:table-cell>
          <table:table-cell table:style-name="ce3" table:formula="of:=IF([.U64]&gt;[.U$54];[.U64];na)" office:value-type="float" office:value="458775.971428571" calcext:value-type="float">
            <text:p>458775,971428571</text:p>
          </table:table-cell>
          <table:table-cell table:style-name="ce3" table:formula="of:=IF([.V64]&gt;[.V$54];[.V64];na)" office:value-type="float" office:value="461848" calcext:value-type="float">
            <text:p>461848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65]&gt;[.B$54];[.B65];na)" office:value-type="float" office:value="119445.2" calcext:value-type="float">
            <text:p>119445,2</text:p>
          </table:table-cell>
          <table:table-cell table:style-name="ce3" table:formula="of:=IF([.C65]&gt;[.C$54];[.C65];na)" office:value-type="float" office:value="39716.8285714286" calcext:value-type="float">
            <text:p>39716,8285714286</text:p>
          </table:table-cell>
          <table:table-cell table:style-name="ce3" table:formula="of:=IF([.D65]&gt;[.D$54];[.D65];na)" office:value-type="float" office:value="49550.8142857143" calcext:value-type="float">
            <text:p>49550,8142857143</text:p>
          </table:table-cell>
          <table:table-cell table:style-name="ce3" table:formula="of:=IF([.E65]&gt;[.E$54];[.E65];na)" office:value-type="float" office:value="1713807.37142857" calcext:value-type="float">
            <text:p>1713807,37142857</text:p>
          </table:table-cell>
          <table:table-cell table:style-name="ce3" table:formula="of:=IF([.F65]&gt;[.F$54];[.F65];na)" office:value-type="float" office:value="17145.0571428571" calcext:value-type="float">
            <text:p>17145,0571428571</text:p>
          </table:table-cell>
          <table:table-cell table:style-name="ce3" table:formula="of:=IF([.G65]&gt;[.G$54];[.G65];na)" office:value-type="float" office:value="454407.8" calcext:value-type="float">
            <text:p>454407,8</text:p>
          </table:table-cell>
          <table:table-cell table:style-name="ce3" table:formula="of:=IF([.H65]&gt;[.H$54];[.H65];na)" office:value-type="float" office:value="39221.2571428571" calcext:value-type="float">
            <text:p>39221,2571428571</text:p>
          </table:table-cell>
          <table:table-cell table:style-name="ce3" table:formula="of:=IF([.I65]&gt;[.I$54];[.I65];na)" office:value-type="float" office:value="608234.871428571" calcext:value-type="float">
            <text:p>608234,871428571</text:p>
          </table:table-cell>
          <table:table-cell table:style-name="ce3" table:formula="of:=IF([.J65]&gt;[.J$54];[.J65];na)" office:value-type="float" office:value="104170.971428571" calcext:value-type="float">
            <text:p>104170,971428571</text:p>
          </table:table-cell>
          <table:table-cell table:style-name="ce3" table:formula="of:=IF([.K65]&gt;[.K$54];[.K65];na)" office:value-type="float" office:value="100681.314285714" calcext:value-type="float">
            <text:p>100681,314285714</text:p>
          </table:table-cell>
          <table:table-cell table:style-name="ce3" table:formula="of:=IF([.L65]&gt;[.L$54];[.L65];na)" office:value-type="float" office:value="33458" calcext:value-type="float">
            <text:p>33458</text:p>
          </table:table-cell>
          <table:table-cell table:style-name="ce3" table:formula="of:=IF([.M65]&gt;[.M$54];[.M65];na)" office:value-type="float" office:value="403275.614285714" calcext:value-type="float">
            <text:p>403275,614285714</text:p>
          </table:table-cell>
          <table:table-cell table:style-name="ce3" table:formula="of:=IF([.N65]&gt;[.N$54];[.N65];na)" office:value-type="float" office:value="138366.428571429" calcext:value-type="float">
            <text:p>138366,428571429</text:p>
          </table:table-cell>
          <table:table-cell table:style-name="ce3" table:formula="of:=IF([.O65]&gt;[.O$54];[.O65];na)" office:value-type="float" office:value="461546.528571429" calcext:value-type="float">
            <text:p>461546,528571429</text:p>
          </table:table-cell>
          <table:table-cell table:style-name="ce3" table:formula="of:=IF([.P65]&gt;[.P$54];[.P65];na)" office:value-type="float" office:value="43119.7285714286" calcext:value-type="float">
            <text:p>43119,7285714286</text:p>
          </table:table-cell>
          <table:table-cell table:style-name="ce3" table:formula="of:=IF([.Q65]&gt;[.Q$54];[.Q65];na)" office:value-type="float" office:value="26986.8285714286" calcext:value-type="float">
            <text:p>26986,8285714286</text:p>
          </table:table-cell>
          <table:table-cell table:style-name="ce3" table:formula="of:=IF([.R65]&gt;[.R$54];[.R65];na)" office:value-type="float" office:value="159664.742857143" calcext:value-type="float">
            <text:p>159664,742857143</text:p>
          </table:table-cell>
          <table:table-cell table:style-name="ce3" table:formula="of:=IF([.S65]&gt;[.S$54];[.S65];na)" office:value-type="float" office:value="590877" calcext:value-type="float">
            <text:p>590877</text:p>
          </table:table-cell>
          <table:table-cell table:style-name="ce3" table:formula="of:=IF([.T65]&gt;[.T$54];[.T65];na)" office:value-type="float" office:value="338715.257142857" calcext:value-type="float">
            <text:p>338715,257142857</text:p>
          </table:table-cell>
          <table:table-cell table:style-name="ce3" table:formula="of:=IF([.U65]&gt;[.U$54];[.U65];na)" office:value-type="float" office:value="456126.371428571" calcext:value-type="float">
            <text:p>456126,371428571</text:p>
          </table:table-cell>
          <table:table-cell table:style-name="ce3" table:formula="of:=IF([.V65]&gt;[.V$54];[.V65];na)" office:value-type="float" office:value="442996.8" calcext:value-type="float">
            <text:p>442996,8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66]&gt;[.B$54];[.B66];na)" office:value-type="float" office:value="113629.2" calcext:value-type="float">
            <text:p>113629,2</text:p>
          </table:table-cell>
          <table:table-cell table:style-name="ce3" table:formula="of:=IF([.C66]&gt;[.C$54];[.C66];na)" office:value-type="float" office:value="32256.2285714286" calcext:value-type="float">
            <text:p>32256,2285714286</text:p>
          </table:table-cell>
          <table:table-cell table:style-name="ce3" table:formula="of:=IF([.D66]&gt;[.D$54];[.D66];na)" office:value-type="float" office:value="58151.6142857143" calcext:value-type="float">
            <text:p>58151,6142857143</text:p>
          </table:table-cell>
          <table:table-cell table:style-name="ce3" table:formula="of:=IF([.E66]&gt;[.E$54];[.E66];na)" office:value-type="float" office:value="1664559.37142857" calcext:value-type="float">
            <text:p>1664559,37142857</text:p>
          </table:table-cell>
          <table:table-cell table:style-name="ce3" table:formula="of:=IF([.F66]&gt;[.F$54];[.F66];na)" office:value-type="float" office:value="14496.5571428571" calcext:value-type="float">
            <text:p>14496,5571428571</text:p>
          </table:table-cell>
          <table:table-cell table:style-name="ce3" table:formula="of:=IF([.G66]&gt;[.G$54];[.G66];na)" office:value-type="float" office:value="437763" calcext:value-type="float">
            <text:p>437763</text:p>
          </table:table-cell>
          <table:table-cell table:style-name="ce3" table:formula="of:=IF([.H66]&gt;[.H$54];[.H66];na)" office:value-type="float" office:value="36914.8571428571" calcext:value-type="float">
            <text:p>36914,8571428571</text:p>
          </table:table-cell>
          <table:table-cell table:style-name="ce3" table:formula="of:=IF([.I66]&gt;[.I$54];[.I66];na)" office:value-type="float" office:value="597766.871428571" calcext:value-type="float">
            <text:p>597766,871428571</text:p>
          </table:table-cell>
          <table:table-cell table:style-name="ce3" table:formula="of:=IF([.J66]&gt;[.J$54];[.J66];na)" office:value-type="float" office:value="97251.3714285714" calcext:value-type="float">
            <text:p>97251,3714285714</text:p>
          </table:table-cell>
          <table:table-cell table:style-name="ce3" table:formula="of:=IF([.K66]&gt;[.K$54];[.K66];na)" office:value-type="float" office:value="97632.9142857143" calcext:value-type="float">
            <text:p>97632,9142857143</text:p>
          </table:table-cell>
          <table:table-cell table:style-name="ce3" table:formula="of:=IF([.L66]&gt;[.L$54];[.L66];na)" office:value-type="float" office:value="33598.6" calcext:value-type="float">
            <text:p>33598,6</text:p>
          </table:table-cell>
          <table:table-cell table:style-name="ce3" table:formula="of:=IF([.M66]&gt;[.M$54];[.M66];na)" office:value-type="float" office:value="380693.214285714" calcext:value-type="float">
            <text:p>380693,214285714</text:p>
          </table:table-cell>
          <table:table-cell table:style-name="ce3" table:formula="of:=IF([.N66]&gt;[.N$54];[.N66];na)" office:value-type="float" office:value="130664.828571429" calcext:value-type="float">
            <text:p>130664,828571429</text:p>
          </table:table-cell>
          <table:table-cell table:style-name="ce3" table:formula="of:=IF([.O66]&gt;[.O$54];[.O66];na)" office:value-type="float" office:value="449346.028571429" calcext:value-type="float">
            <text:p>449346,028571429</text:p>
          </table:table-cell>
          <table:table-cell table:style-name="ce3" table:formula="of:=IF([.P66]&gt;[.P$54];[.P66];na)" office:value-type="float" office:value="40712.7285714286" calcext:value-type="float">
            <text:p>40712,7285714286</text:p>
          </table:table-cell>
          <table:table-cell table:style-name="ce3" table:formula="of:=IF([.Q66]&gt;[.Q$54];[.Q66];na)" office:value-type="float" office:value="26064.2285714286" calcext:value-type="float">
            <text:p>26064,2285714286</text:p>
          </table:table-cell>
          <table:table-cell table:style-name="ce3" table:formula="of:=IF([.R66]&gt;[.R$54];[.R66];na)" office:value-type="float" office:value="151567.942857143" calcext:value-type="float">
            <text:p>151567,942857143</text:p>
          </table:table-cell>
          <table:table-cell table:style-name="ce3" table:formula="of:=IF([.S66]&gt;[.S$54];[.S66];na)" office:value-type="float" office:value="574851.6" calcext:value-type="float">
            <text:p>574851,6</text:p>
          </table:table-cell>
          <table:table-cell table:style-name="ce3" table:formula="of:=IF([.T66]&gt;[.T$54];[.T66];na)" office:value-type="float" office:value="316890.457142857" calcext:value-type="float">
            <text:p>316890,457142857</text:p>
          </table:table-cell>
          <table:table-cell table:style-name="ce3" table:formula="of:=IF([.U66]&gt;[.U$54];[.U66];na)" office:value-type="float" office:value="423377.571428571" calcext:value-type="float">
            <text:p>423377,571428571</text:p>
          </table:table-cell>
          <table:table-cell table:style-name="ce3" table:formula="of:=IF([.V66]&gt;[.V$54];[.V66];na)" office:value-type="float" office:value="405851.2" calcext:value-type="float">
            <text:p>405851,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67]&gt;[.B$54];[.B67];na)" office:value-type="float" office:value="109337.2" calcext:value-type="float">
            <text:p>109337,2</text:p>
          </table:table-cell>
          <table:table-cell table:style-name="ce3" table:formula="of:=IF([.C67]&gt;[.C$54];[.C67];na)" office:value-type="float" office:value="31554.0285714286" calcext:value-type="float">
            <text:p>31554,0285714286</text:p>
          </table:table-cell>
          <table:table-cell table:style-name="ce3" table:formula="of:=IF([.D67]&gt;[.D$54];[.D67];na)" office:value-type="float" office:value="43360.4142857143" calcext:value-type="float">
            <text:p>43360,4142857143</text:p>
          </table:table-cell>
          <table:table-cell table:style-name="ce3" table:formula="of:=IF([.E67]&gt;[.E$54];[.E67];na)" office:value-type="float" office:value="1529590.27142857" calcext:value-type="float">
            <text:p>1529590,27142857</text:p>
          </table:table-cell>
          <table:table-cell table:style-name="ce3" table:formula="of:=IF([.F67]&gt;[.F$54];[.F67];na)" office:value-type="float" office:value="16862.8571428571" calcext:value-type="float">
            <text:p>16862,8571428571</text:p>
          </table:table-cell>
          <table:table-cell table:style-name="ce3" table:formula="of:=IF([.G67]&gt;[.G$54];[.G67];na)" office:value-type="float" office:value="419049.4" calcext:value-type="float">
            <text:p>419049,4</text:p>
          </table:table-cell>
          <table:table-cell table:style-name="ce3" table:formula="of:=IF([.H67]&gt;[.H$54];[.H67];na)" office:value-type="float" office:value="34668.4571428571" calcext:value-type="float">
            <text:p>34668,4571428571</text:p>
          </table:table-cell>
          <table:table-cell table:style-name="ce3" table:formula="of:=IF([.I67]&gt;[.I$54];[.I67];na)" office:value-type="float" office:value="558614.471428571" calcext:value-type="float">
            <text:p>558614,471428571</text:p>
          </table:table-cell>
          <table:table-cell table:style-name="ce3" table:formula="of:=IF([.J67]&gt;[.J$54];[.J67];na)" office:value-type="float" office:value="95627.3714285714" calcext:value-type="float">
            <text:p>95627,3714285714</text:p>
          </table:table-cell>
          <table:table-cell table:style-name="ce3" table:formula="of:=IF([.K67]&gt;[.K$54];[.K67];na)" office:value-type="float" office:value="87404.1142857143" calcext:value-type="float">
            <text:p>87404,1142857143</text:p>
          </table:table-cell>
          <table:table-cell table:style-name="ce3" table:formula="of:=IF([.L67]&gt;[.L$54];[.L67];na)" office:value-type="float" office:value="32174.4" calcext:value-type="float">
            <text:p>32174,4</text:p>
          </table:table-cell>
          <table:table-cell table:style-name="ce3" table:formula="of:=IF([.M67]&gt;[.M$54];[.M67];na)" office:value-type="float" office:value="370626.014285714" calcext:value-type="float">
            <text:p>370626,014285714</text:p>
          </table:table-cell>
          <table:table-cell table:style-name="ce3" table:formula="of:=IF([.N67]&gt;[.N$54];[.N67];na)" office:value-type="float" office:value="120956.028571429" calcext:value-type="float">
            <text:p>120956,028571429</text:p>
          </table:table-cell>
          <table:table-cell table:style-name="ce3" table:formula="of:=IF([.O67]&gt;[.O$54];[.O67];na)" office:value-type="float" office:value="432228.528571429" calcext:value-type="float">
            <text:p>432228,528571429</text:p>
          </table:table-cell>
          <table:table-cell table:style-name="ce3" table:formula="of:=IF([.P67]&gt;[.P$54];[.P67];na)" office:value-type="float" office:value="36962.3285714286" calcext:value-type="float">
            <text:p>36962,3285714286</text:p>
          </table:table-cell>
          <table:table-cell table:style-name="ce3" table:formula="of:=IF([.Q67]&gt;[.Q$54];[.Q67];na)" office:value-type="float" office:value="23557.2285714286" calcext:value-type="float">
            <text:p>23557,2285714286</text:p>
          </table:table-cell>
          <table:table-cell table:style-name="ce3" table:formula="of:=IF([.R67]&gt;[.R$54];[.R67];na)" office:value-type="float" office:value="149605.142857143" calcext:value-type="float">
            <text:p>149605,142857143</text:p>
          </table:table-cell>
          <table:table-cell table:style-name="ce3" table:formula="of:=IF([.S67]&gt;[.S$54];[.S67];na)" office:value-type="float" office:value="533445" calcext:value-type="float">
            <text:p>533445</text:p>
          </table:table-cell>
          <table:table-cell table:style-name="ce3" table:formula="of:=IF([.T67]&gt;[.T$54];[.T67];na)" office:value-type="float" office:value="296536.857142857" calcext:value-type="float">
            <text:p>296536,857142857</text:p>
          </table:table-cell>
          <table:table-cell table:style-name="ce3" table:formula="of:=IF([.U67]&gt;[.U$54];[.U67];na)" office:value-type="float" office:value="409195.171428571" calcext:value-type="float">
            <text:p>409195,171428571</text:p>
          </table:table-cell>
          <table:table-cell table:style-name="ce3" table:formula="of:=IF([.V67]&gt;[.V$54];[.V67];na)" office:value-type="float" office:value="402344" calcext:value-type="float">
            <text:p>402344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68]&gt;[.B$54];[.B68];na)" office:value-type="float" office:value="103982.4" calcext:value-type="float">
            <text:p>103982,4</text:p>
          </table:table-cell>
          <table:table-cell table:style-name="ce3" table:formula="of:=IF([.C68]&gt;[.C$54];[.C68];na)" office:value-type="float" office:value="33619.8285714286" calcext:value-type="float">
            <text:p>33619,8285714286</text:p>
          </table:table-cell>
          <table:table-cell table:style-name="ce3" table:formula="of:=IF([.D68]&gt;[.D$54];[.D68];na)" office:value-type="float" office:value="37824.6142857143" calcext:value-type="float">
            <text:p>37824,6142857143</text:p>
          </table:table-cell>
          <table:table-cell table:style-name="ce3" table:formula="of:=IF([.E68]&gt;[.E$54];[.E68];na)" office:value-type="float" office:value="1451171.27142857" calcext:value-type="float">
            <text:p>1451171,27142857</text:p>
          </table:table-cell>
          <table:table-cell table:style-name="ce3" table:formula="of:=IF([.F68]&gt;[.F$54];[.F68];na)" office:value-type="float" office:value="16810.3571428571" calcext:value-type="float">
            <text:p>16810,3571428571</text:p>
          </table:table-cell>
          <table:table-cell table:style-name="ce3" table:formula="of:=IF([.G68]&gt;[.G$54];[.G68];na)" office:value-type="float" office:value="393479.8" calcext:value-type="float">
            <text:p>393479,8</text:p>
          </table:table-cell>
          <table:table-cell table:style-name="ce3" table:formula="of:=IF([.H68]&gt;[.H$54];[.H68];na)" office:value-type="float" office:value="32121.4571428571" calcext:value-type="float">
            <text:p>32121,4571428571</text:p>
          </table:table-cell>
          <table:table-cell table:style-name="ce3" table:formula="of:=IF([.I68]&gt;[.I$54];[.I68];na)" office:value-type="float" office:value="559740.971428571" calcext:value-type="float">
            <text:p>559740,971428571</text:p>
          </table:table-cell>
          <table:table-cell table:style-name="ce3" table:formula="of:=IF([.J68]&gt;[.J$54];[.J68];na)" office:value-type="float" office:value="90673.7714285714" calcext:value-type="float">
            <text:p>90673,7714285714</text:p>
          </table:table-cell>
          <table:table-cell table:style-name="ce3" table:formula="of:=IF([.K68]&gt;[.K$54];[.K68];na)" office:value-type="float" office:value="86562.1142857143" calcext:value-type="float">
            <text:p>86562,1142857143</text:p>
          </table:table-cell>
          <table:table-cell table:style-name="ce3" table:formula="of:=IF([.L68]&gt;[.L$54];[.L68];na)" office:value-type="float" office:value="31572.8" calcext:value-type="float">
            <text:p>31572,8</text:p>
          </table:table-cell>
          <table:table-cell table:style-name="ce3" table:formula="of:=IF([.M68]&gt;[.M$54];[.M68];na)" office:value-type="float" office:value="355862.814285714" calcext:value-type="float">
            <text:p>355862,814285714</text:p>
          </table:table-cell>
          <table:table-cell table:style-name="ce3" table:formula="of:=IF([.N68]&gt;[.N$54];[.N68];na)" office:value-type="float" office:value="115401.628571429" calcext:value-type="float">
            <text:p>115401,628571429</text:p>
          </table:table-cell>
          <table:table-cell table:style-name="ce3" table:formula="of:=IF([.O68]&gt;[.O$54];[.O68];na)" office:value-type="float" office:value="421029.528571429" calcext:value-type="float">
            <text:p>421029,528571429</text:p>
          </table:table-cell>
          <table:table-cell table:style-name="ce3" table:formula="of:=IF([.P68]&gt;[.P$54];[.P68];na)" office:value-type="float" office:value="35738.9285714286" calcext:value-type="float">
            <text:p>35738,9285714286</text:p>
          </table:table-cell>
          <table:table-cell table:style-name="ce3" table:formula="of:=IF([.Q68]&gt;[.Q$54];[.Q68];na)" office:value-type="float" office:value="22073.0285714286" calcext:value-type="float">
            <text:p>22073,0285714286</text:p>
          </table:table-cell>
          <table:table-cell table:style-name="ce3" table:formula="of:=IF([.R68]&gt;[.R$54];[.R68];na)" office:value-type="float" office:value="135691.542857143" calcext:value-type="float">
            <text:p>135691,542857143</text:p>
          </table:table-cell>
          <table:table-cell table:style-name="ce3" table:formula="of:=IF([.S68]&gt;[.S$54];[.S68];na)" office:value-type="float" office:value="504969" calcext:value-type="float">
            <text:p>504969</text:p>
          </table:table-cell>
          <table:table-cell table:style-name="ce3" table:formula="of:=IF([.T68]&gt;[.T$54];[.T68];na)" office:value-type="float" office:value="287128.857142857" calcext:value-type="float">
            <text:p>287128,857142857</text:p>
          </table:table-cell>
          <table:table-cell table:style-name="ce3" table:formula="of:=IF([.U68]&gt;[.U$54];[.U68];na)" office:value-type="float" office:value="407731.171428571" calcext:value-type="float">
            <text:p>407731,171428571</text:p>
          </table:table-cell>
          <table:table-cell table:style-name="ce3" table:formula="of:=IF([.V68]&gt;[.V$54];[.V68];na)" office:value-type="float" office:value="388844.8" calcext:value-type="float">
            <text:p>388844,8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69]&gt;[.B$54];[.B69];na)" office:value-type="float" office:value="102417.6" calcext:value-type="float">
            <text:p>102417,6</text:p>
          </table:table-cell>
          <table:table-cell table:style-name="ce3" table:formula="of:=IF([.C69]&gt;[.C$54];[.C69];na)" office:value-type="float" office:value="30110.0285714286" calcext:value-type="float">
            <text:p>30110,0285714286</text:p>
          </table:table-cell>
          <table:table-cell table:style-name="ce3" table:formula="of:=IF([.D69]&gt;[.D$54];[.D69];na)" office:value-type="float" office:value="43434.9142857143" calcext:value-type="float">
            <text:p>43434,9142857143</text:p>
          </table:table-cell>
          <table:table-cell table:style-name="ce3" table:formula="of:=IF([.E69]&gt;[.E$54];[.E69];na)" office:value-type="float" office:value="1420392.97142857" calcext:value-type="float">
            <text:p>1420392,97142857</text:p>
          </table:table-cell>
          <table:table-cell table:style-name="ce3" table:formula="of:=IF([.F69]&gt;[.F$54];[.F69];na)" office:value-type="float" office:value="11488.4571428571" calcext:value-type="float">
            <text:p>11488,4571428571</text:p>
          </table:table-cell>
          <table:table-cell table:style-name="ce3" table:formula="of:=IF([.G69]&gt;[.G$54];[.G69];na)" office:value-type="float" office:value="396889.4" calcext:value-type="float">
            <text:p>396889,4</text:p>
          </table:table-cell>
          <table:table-cell table:style-name="ce3" table:formula="of:=IF([.H69]&gt;[.H$54];[.H69];na)" office:value-type="float" office:value="33585.4571428571" calcext:value-type="float">
            <text:p>33585,4571428571</text:p>
          </table:table-cell>
          <table:table-cell table:style-name="ce3" table:formula="of:=IF([.I69]&gt;[.I$54];[.I69];na)" office:value-type="float" office:value="545987.071428571" calcext:value-type="float">
            <text:p>545987,071428571</text:p>
          </table:table-cell>
          <table:table-cell table:style-name="ce3" table:formula="of:=IF([.J69]&gt;[.J$54];[.J69];na)" office:value-type="float" office:value="88567.3714285714" calcext:value-type="float">
            <text:p>88567,3714285714</text:p>
          </table:table-cell>
          <table:table-cell table:style-name="ce3" table:formula="of:=IF([.K69]&gt;[.K$54];[.K69];na)" office:value-type="float" office:value="86421.3142857143" calcext:value-type="float">
            <text:p>86421,3142857143</text:p>
          </table:table-cell>
          <table:table-cell table:style-name="ce3" table:formula="of:=IF([.L69]&gt;[.L$54];[.L69];na)" office:value-type="float" office:value="31973.8" calcext:value-type="float">
            <text:p>31973,8</text:p>
          </table:table-cell>
          <table:table-cell table:style-name="ce3" table:formula="of:=IF([.M69]&gt;[.M$54];[.M69];na)" office:value-type="float" office:value="346197.214285714" calcext:value-type="float">
            <text:p>346197,214285714</text:p>
          </table:table-cell>
          <table:table-cell table:style-name="ce3" table:formula="of:=IF([.N69]&gt;[.N$54];[.N69];na)" office:value-type="float" office:value="119834.428571429" calcext:value-type="float">
            <text:p>119834,428571429</text:p>
          </table:table-cell>
          <table:table-cell table:style-name="ce3" table:formula="of:=IF([.O69]&gt;[.O$54];[.O69];na)" office:value-type="float" office:value="422144.528571429" calcext:value-type="float">
            <text:p>422144,528571429</text:p>
          </table:table-cell>
          <table:table-cell table:style-name="ce3" table:formula="of:=IF([.P69]&gt;[.P$54];[.P69];na)" office:value-type="float" office:value="35979.5285714286" calcext:value-type="float">
            <text:p>35979,5285714286</text:p>
          </table:table-cell>
          <table:table-cell table:style-name="ce3" table:formula="of:=IF([.Q69]&gt;[.Q$54];[.Q69];na)" office:value-type="float" office:value="21812.2285714286" calcext:value-type="float">
            <text:p>21812,2285714286</text:p>
          </table:table-cell>
          <table:table-cell table:style-name="ce3" table:formula="of:=IF([.R69]&gt;[.R$54];[.R69];na)" office:value-type="float" office:value="137322.742857143" calcext:value-type="float">
            <text:p>137322,742857143</text:p>
          </table:table-cell>
          <table:table-cell table:style-name="ce3" table:formula="of:=IF([.S69]&gt;[.S$54];[.S69];na)" office:value-type="float" office:value="496370.4" calcext:value-type="float">
            <text:p>496370,4</text:p>
          </table:table-cell>
          <table:table-cell table:style-name="ce3" table:formula="of:=IF([.T69]&gt;[.T$54];[.T69];na)" office:value-type="float" office:value="285565.657142857" calcext:value-type="float">
            <text:p>285565,657142857</text:p>
          </table:table-cell>
          <table:table-cell table:style-name="ce3" table:formula="of:=IF([.U69]&gt;[.U$54];[.U69];na)" office:value-type="float" office:value="397263.971428571" calcext:value-type="float">
            <text:p>397263,971428571</text:p>
          </table:table-cell>
          <table:table-cell table:style-name="ce3" table:formula="of:=IF([.V69]&gt;[.V$54];[.V69];na)" office:value-type="float" office:value="397531.2" calcext:value-type="float">
            <text:p>397531,2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70]&gt;[.B$54];[.B70];na)" office:value-type="float" office:value="102859.6" calcext:value-type="float">
            <text:p>102859,6</text:p>
          </table:table-cell>
          <table:table-cell table:style-name="ce3" table:formula="of:=IF([.C70]&gt;[.C$54];[.C70];na)" office:value-type="float" office:value="30290.6285714286" calcext:value-type="float">
            <text:p>30290,6285714286</text:p>
          </table:table-cell>
          <table:table-cell table:style-name="ce3" table:formula="of:=IF([.D70]&gt;[.D$54];[.D70];na)" office:value-type="float" office:value="43408.3142857143" calcext:value-type="float">
            <text:p>43408,3142857143</text:p>
          </table:table-cell>
          <table:table-cell table:style-name="ce3" table:formula="of:=IF([.E70]&gt;[.E$54];[.E70];na)" office:value-type="float" office:value="1432974.57142857" calcext:value-type="float">
            <text:p>1432974,57142857</text:p>
          </table:table-cell>
          <table:table-cell table:style-name="ce3" table:formula="of:=IF([.F70]&gt;[.F$54];[.F70];na)" office:value-type="float" office:value="16882.5571428571" calcext:value-type="float">
            <text:p>16882,5571428571</text:p>
          </table:table-cell>
          <table:table-cell table:style-name="ce3" table:formula="of:=IF([.G70]&gt;[.G$54];[.G70];na)" office:value-type="float" office:value="386318.2" calcext:value-type="float">
            <text:p>386318,2</text:p>
          </table:table-cell>
          <table:table-cell table:style-name="ce3" table:formula="of:=IF([.H70]&gt;[.H$54];[.H70];na)" office:value-type="float" office:value="33565.2571428571" calcext:value-type="float">
            <text:p>33565,2571428571</text:p>
          </table:table-cell>
          <table:table-cell table:style-name="ce3" table:formula="of:=IF([.I70]&gt;[.I$54];[.I70];na)" office:value-type="float" office:value="542968.171428571" calcext:value-type="float">
            <text:p>542968,171428571</text:p>
          </table:table-cell>
          <table:table-cell table:style-name="ce3" table:formula="of:=IF([.J70]&gt;[.J$54];[.J70];na)" office:value-type="float" office:value="87484.5714285714" calcext:value-type="float">
            <text:p>87484,5714285714</text:p>
          </table:table-cell>
          <table:table-cell table:style-name="ce3" table:formula="of:=IF([.K70]&gt;[.K$54];[.K70];na)" office:value-type="float" office:value="86481.3142857143" calcext:value-type="float">
            <text:p>86481,3142857143</text:p>
          </table:table-cell>
          <table:table-cell table:style-name="ce3" table:formula="of:=IF([.L70]&gt;[.L$54];[.L70];na)" office:value-type="float" office:value="30449.8" calcext:value-type="float">
            <text:p>30449,8</text:p>
          </table:table-cell>
          <table:table-cell table:style-name="ce3" table:formula="of:=IF([.M70]&gt;[.M$54];[.M70];na)" office:value-type="float" office:value="352154.014285714" calcext:value-type="float">
            <text:p>352154,014285714</text:p>
          </table:table-cell>
          <table:table-cell table:style-name="ce3" table:formula="of:=IF([.N70]&gt;[.N$54];[.N70];na)" office:value-type="float" office:value="122420.828571429" calcext:value-type="float">
            <text:p>122420,828571429</text:p>
          </table:table-cell>
          <table:table-cell table:style-name="ce3" table:formula="of:=IF([.O70]&gt;[.O$54];[.O70];na)" office:value-type="float" office:value="428951.528571429" calcext:value-type="float">
            <text:p>428951,528571429</text:p>
          </table:table-cell>
          <table:table-cell table:style-name="ce3" table:formula="of:=IF([.P70]&gt;[.P$54];[.P70];na)" office:value-type="float" office:value="38005.3285714286" calcext:value-type="float">
            <text:p>38005,3285714286</text:p>
          </table:table-cell>
          <table:table-cell table:style-name="ce3" table:formula="of:=IF([.Q70]&gt;[.Q$54];[.Q70];na)" office:value-type="float" office:value="20709.2285714286" calcext:value-type="float">
            <text:p>20709,2285714286</text:p>
          </table:table-cell>
          <table:table-cell table:style-name="ce3" table:formula="of:=IF([.R70]&gt;[.R$54];[.R70];na)" office:value-type="float" office:value="135160.742857143" calcext:value-type="float">
            <text:p>135160,742857143</text:p>
          </table:table-cell>
          <table:table-cell table:style-name="ce3" table:formula="of:=IF([.S70]&gt;[.S$54];[.S70];na)" office:value-type="float" office:value="504185.4" calcext:value-type="float">
            <text:p>504185,4</text:p>
          </table:table-cell>
          <table:table-cell table:style-name="ce3" table:formula="of:=IF([.T70]&gt;[.T$54];[.T70];na)" office:value-type="float" office:value="286205.657142857" calcext:value-type="float">
            <text:p>286205,657142857</text:p>
          </table:table-cell>
          <table:table-cell table:style-name="ce3" table:formula="of:=IF([.U70]&gt;[.U$54];[.U70];na)" office:value-type="float" office:value="418862.371428571" calcext:value-type="float">
            <text:p>418862,371428571</text:p>
          </table:table-cell>
          <table:table-cell table:style-name="ce3" table:formula="of:=IF([.V70]&gt;[.V$54];[.V70];na)" office:value-type="float" office:value="398892.8" calcext:value-type="float">
            <text:p>398892,8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71]&gt;[.B$54];[.B71];na)" office:value-type="float" office:value="103680.8" calcext:value-type="float">
            <text:p>103680,8</text:p>
          </table:table-cell>
          <table:table-cell table:style-name="ce3" table:formula="of:=IF([.C71]&gt;[.C$54];[.C71];na)" office:value-type="float" office:value="32195.8285714286" calcext:value-type="float">
            <text:p>32195,8285714286</text:p>
          </table:table-cell>
          <table:table-cell table:style-name="ce3" table:formula="of:=IF([.D71]&gt;[.D$54];[.D71];na)" office:value-type="float" office:value="43243.4142857143" calcext:value-type="float">
            <text:p>43243,4142857143</text:p>
          </table:table-cell>
          <table:table-cell table:style-name="ce3" table:formula="of:=IF([.E71]&gt;[.E$54];[.E71];na)" office:value-type="float" office:value="1441383.07142857" calcext:value-type="float">
            <text:p>1441383,07142857</text:p>
          </table:table-cell>
          <table:table-cell table:style-name="ce3" table:formula="of:=IF([.F71]&gt;[.F$54];[.F71];na)" office:value-type="float" office:value="18160.3571428571" calcext:value-type="float">
            <text:p>18160,3571428571</text:p>
          </table:table-cell>
          <table:table-cell table:style-name="ce3" table:formula="of:=IF([.G71]&gt;[.G$54];[.G71];na)" office:value-type="float" office:value="391791.8" calcext:value-type="float">
            <text:p>391791,8</text:p>
          </table:table-cell>
          <table:table-cell table:style-name="ce3" table:formula="of:=IF([.H71]&gt;[.H$54];[.H71];na)" office:value-type="float" office:value="35129.8571428571" calcext:value-type="float">
            <text:p>35129,8571428571</text:p>
          </table:table-cell>
          <table:table-cell table:style-name="ce3" table:formula="of:=IF([.I71]&gt;[.I$54];[.I71];na)" office:value-type="float" office:value="530241.071428572" calcext:value-type="float">
            <text:p>530241,071428572</text:p>
          </table:table-cell>
          <table:table-cell table:style-name="ce3" table:formula="of:=IF([.J71]&gt;[.J$54];[.J71];na)" office:value-type="float" office:value="92779.3714285714" calcext:value-type="float">
            <text:p>92779,3714285714</text:p>
          </table:table-cell>
          <table:table-cell table:style-name="ce3" table:formula="of:=IF([.K71]&gt;[.K$54];[.K71];na)" office:value-type="float" office:value="87183.7142857143" calcext:value-type="float">
            <text:p>87183,7142857143</text:p>
          </table:table-cell>
          <table:table-cell table:style-name="ce3" table:formula="of:=IF([.L71]&gt;[.L$54];[.L71];na)" office:value-type="float" office:value="31211.8" calcext:value-type="float">
            <text:p>31211,8</text:p>
          </table:table-cell>
          <table:table-cell table:style-name="ce3" table:formula="of:=IF([.M71]&gt;[.M$54];[.M71];na)" office:value-type="float" office:value="357429.214285714" calcext:value-type="float">
            <text:p>357429,214285714</text:p>
          </table:table-cell>
          <table:table-cell table:style-name="ce3" table:formula="of:=IF([.N71]&gt;[.N$54];[.N71];na)" office:value-type="float" office:value="121699.228571429" calcext:value-type="float">
            <text:p>121699,228571429</text:p>
          </table:table-cell>
          <table:table-cell table:style-name="ce3" table:formula="of:=IF([.O71]&gt;[.O$54];[.O71];na)" office:value-type="float" office:value="437309.528571429" calcext:value-type="float">
            <text:p>437309,528571429</text:p>
          </table:table-cell>
          <table:table-cell table:style-name="ce3" table:formula="of:=IF([.P71]&gt;[.P$54];[.P71];na)" office:value-type="float" office:value="38967.7285714286" calcext:value-type="float">
            <text:p>38967,7285714286</text:p>
          </table:table-cell>
          <table:table-cell table:style-name="ce3" table:formula="of:=IF([.Q71]&gt;[.Q$54];[.Q71];na)" office:value-type="float" office:value="20829.4285714286" calcext:value-type="float">
            <text:p>20829,4285714286</text:p>
          </table:table-cell>
          <table:table-cell table:style-name="ce3" table:formula="of:=IF([.R71]&gt;[.R$54];[.R71];na)" office:value-type="float" office:value="139975.542857143" calcext:value-type="float">
            <text:p>139975,542857143</text:p>
          </table:table-cell>
          <table:table-cell table:style-name="ce3" table:formula="of:=IF([.S71]&gt;[.S$54];[.S71];na)" office:value-type="float" office:value="523952.5" calcext:value-type="float">
            <text:p>523952,5</text:p>
          </table:table-cell>
          <table:table-cell table:style-name="ce3" table:formula="of:=IF([.T71]&gt;[.T$54];[.T71];na)" office:value-type="float" office:value="284199.257142857" calcext:value-type="float">
            <text:p>284199,257142857</text:p>
          </table:table-cell>
          <table:table-cell table:style-name="ce3" table:formula="of:=IF([.U71]&gt;[.U$54];[.U71];na)" office:value-type="float" office:value="417319.971428571" calcext:value-type="float">
            <text:p>417319,971428571</text:p>
          </table:table-cell>
          <table:table-cell table:style-name="ce3" table:formula="of:=IF([.V71]&gt;[.V$54];[.V71];na)" office:value-type="float" office:value="408240" calcext:value-type="float">
            <text:p>40824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72]&gt;[.B$54];[.B72];na)" office:value-type="float" office:value="104543.2" calcext:value-type="float">
            <text:p>104543,2</text:p>
          </table:table-cell>
          <table:table-cell table:style-name="ce3" table:formula="of:=IF([.C72]&gt;[.C$54];[.C72];na)" office:value-type="float" office:value="31453.8285714286" calcext:value-type="float">
            <text:p>31453,8285714286</text:p>
          </table:table-cell>
          <table:table-cell table:style-name="ce3" table:formula="of:=IF([.D72]&gt;[.D$54];[.D72];na)" office:value-type="float" office:value="43067.9142857143" calcext:value-type="float">
            <text:p>43067,9142857143</text:p>
          </table:table-cell>
          <table:table-cell table:style-name="ce3" table:formula="of:=IF([.E72]&gt;[.E$54];[.E72];na)" office:value-type="float" office:value="1543356.57142857" calcext:value-type="float">
            <text:p>1543356,57142857</text:p>
          </table:table-cell>
          <table:table-cell table:style-name="ce3" table:formula="of:=IF([.F72]&gt;[.F$54];[.F72];na)" office:value-type="float" office:value="18082.9571428571" calcext:value-type="float">
            <text:p>18082,9571428571</text:p>
          </table:table-cell>
          <table:table-cell table:style-name="ce3" table:formula="of:=IF([.G72]&gt;[.G$54];[.G72];na)" office:value-type="float" office:value="395383.8" calcext:value-type="float">
            <text:p>395383,8</text:p>
          </table:table-cell>
          <table:table-cell table:style-name="ce3" table:formula="of:=IF([.H72]&gt;[.H$54];[.H72];na)" office:value-type="float" office:value="34067.0571428571" calcext:value-type="float">
            <text:p>34067,0571428571</text:p>
          </table:table-cell>
          <table:table-cell table:style-name="ce3" table:formula="of:=IF([.I72]&gt;[.I$54];[.I72];na)" office:value-type="float" office:value="541545.071428572" calcext:value-type="float">
            <text:p>541545,071428572</text:p>
          </table:table-cell>
          <table:table-cell table:style-name="ce3" table:formula="of:=IF([.J72]&gt;[.J$54];[.J72];na)" office:value-type="float" office:value="85298.1714285714" calcext:value-type="float">
            <text:p>85298,1714285714</text:p>
          </table:table-cell>
          <table:table-cell table:style-name="ce3" table:formula="of:=IF([.K72]&gt;[.K$54];[.K72];na)" office:value-type="float" office:value="88767.3142857143" calcext:value-type="float">
            <text:p>88767,3142857143</text:p>
          </table:table-cell>
          <table:table-cell table:style-name="ce3" table:formula="of:=IF([.L72]&gt;[.L$54];[.L72];na)" office:value-type="float" office:value="29928" calcext:value-type="float">
            <text:p>29928</text:p>
          </table:table-cell>
          <table:table-cell table:style-name="ce3" table:formula="of:=IF([.M72]&gt;[.M$54];[.M72];na)" office:value-type="float" office:value="349325.214285714" calcext:value-type="float">
            <text:p>349325,214285714</text:p>
          </table:table-cell>
          <table:table-cell table:style-name="ce3" table:formula="of:=IF([.N72]&gt;[.N$54];[.N72];na)" office:value-type="float" office:value="115581.628571429" calcext:value-type="float">
            <text:p>115581,628571429</text:p>
          </table:table-cell>
          <table:table-cell table:style-name="ce3" table:formula="of:=IF([.O72]&gt;[.O$54];[.O72];na)" office:value-type="float" office:value="419015.028571429" calcext:value-type="float">
            <text:p>419015,028571429</text:p>
          </table:table-cell>
          <table:table-cell table:style-name="ce3" table:formula="of:=IF([.P72]&gt;[.P$54];[.P72];na)" office:value-type="float" office:value="36581.3285714286" calcext:value-type="float">
            <text:p>36581,3285714286</text:p>
          </table:table-cell>
          <table:table-cell table:style-name="ce3" table:formula="of:=IF([.Q72]&gt;[.Q$54];[.Q72];na)" office:value-type="float" office:value="22354.0285714286" calcext:value-type="float">
            <text:p>22354,0285714286</text:p>
          </table:table-cell>
          <table:table-cell table:style-name="ce3" table:formula="of:=IF([.R72]&gt;[.R$54];[.R72];na)" office:value-type="float" office:value="138023.542857143" calcext:value-type="float">
            <text:p>138023,542857143</text:p>
          </table:table-cell>
          <table:table-cell table:style-name="ce3" table:formula="of:=IF([.S72]&gt;[.S$54];[.S72];na)" office:value-type="float" office:value="516521.2" calcext:value-type="float">
            <text:p>516521,2</text:p>
          </table:table-cell>
          <table:table-cell table:style-name="ce3" table:formula="of:=IF([.T72]&gt;[.T$54];[.T72];na)" office:value-type="float" office:value="281412.857142857" calcext:value-type="float">
            <text:p>281412,857142857</text:p>
          </table:table-cell>
          <table:table-cell table:style-name="ce3" table:formula="of:=IF([.U72]&gt;[.U$54];[.U72];na)" office:value-type="float" office:value="401012.771428571" calcext:value-type="float">
            <text:p>401012,771428571</text:p>
          </table:table-cell>
          <table:table-cell table:style-name="ce3" table:formula="of:=IF([.V72]&gt;[.V$54];[.V72];na)" office:value-type="float" office:value="384752" calcext:value-type="float">
            <text:p>384752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73]&gt;[.B$54];[.B73];na)" office:value-type="float" office:value="100372.4" calcext:value-type="float">
            <text:p>100372,4</text:p>
          </table:table-cell>
          <table:table-cell table:style-name="ce3" table:formula="of:=IF([.C73]&gt;[.C$54];[.C73];na)" office:value-type="float" office:value="27683.2285714286" calcext:value-type="float">
            <text:p>27683,2285714286</text:p>
          </table:table-cell>
          <table:table-cell table:style-name="ce3" table:formula="of:=IF([.D73]&gt;[.D$54];[.D73];na)" office:value-type="float" office:value="43663.6142857143" calcext:value-type="float">
            <text:p>43663,6142857143</text:p>
          </table:table-cell>
          <table:table-cell table:style-name="ce3" table:formula="of:=IF([.E73]&gt;[.E$54];[.E73];na)" office:value-type="float" office:value="1444307.17142857" calcext:value-type="float">
            <text:p>1444307,17142857</text:p>
          </table:table-cell>
          <table:table-cell table:style-name="ce3" table:formula="of:=IF([.F73]&gt;[.F$54];[.F73];na)" office:value-type="float" office:value="18345.4571428571" calcext:value-type="float">
            <text:p>18345,4571428571</text:p>
          </table:table-cell>
          <table:table-cell table:style-name="ce3" table:formula="of:=IF([.G73]&gt;[.G$54];[.G73];na)" office:value-type="float" office:value="380523" calcext:value-type="float">
            <text:p>380523</text:p>
          </table:table-cell>
          <table:table-cell table:style-name="ce3" table:formula="of:=IF([.H73]&gt;[.H$54];[.H73];na)" office:value-type="float" office:value="31920.8571428571" calcext:value-type="float">
            <text:p>31920,8571428571</text:p>
          </table:table-cell>
          <table:table-cell table:style-name="ce3" table:formula="of:=IF([.I73]&gt;[.I$54];[.I73];na)" office:value-type="float" office:value="518738.671428571" calcext:value-type="float">
            <text:p>518738,671428571</text:p>
          </table:table-cell>
          <table:table-cell table:style-name="ce3" table:formula="of:=IF([.J73]&gt;[.J$54];[.J73];na)" office:value-type="float" office:value="84936.9714285714" calcext:value-type="float">
            <text:p>84936,9714285714</text:p>
          </table:table-cell>
          <table:table-cell table:style-name="ce3" table:formula="of:=IF([.K73]&gt;[.K$54];[.K73];na)" office:value-type="float" office:value="87945.7142857143" calcext:value-type="float">
            <text:p>87945,7142857143</text:p>
          </table:table-cell>
          <table:table-cell table:style-name="ce3" table:formula="of:=IF([.L73]&gt;[.L$54];[.L73];na)" office:value-type="float" office:value="28725" calcext:value-type="float">
            <text:p>28725</text:p>
          </table:table-cell>
          <table:table-cell table:style-name="ce3" table:formula="of:=IF([.M73]&gt;[.M$54];[.M73];na)" office:value-type="float" office:value="340619.614285714" calcext:value-type="float">
            <text:p>340619,614285714</text:p>
          </table:table-cell>
          <table:table-cell table:style-name="ce3" table:formula="of:=IF([.N73]&gt;[.N$54];[.N73];na)" office:value-type="float" office:value="115180.828571429" calcext:value-type="float">
            <text:p>115180,828571429</text:p>
          </table:table-cell>
          <table:table-cell table:style-name="ce3" table:formula="of:=IF([.O73]&gt;[.O$54];[.O73];na)" office:value-type="float" office:value="411271.028571429" calcext:value-type="float">
            <text:p>411271,028571429</text:p>
          </table:table-cell>
          <table:table-cell table:style-name="ce3" table:formula="of:=IF([.P73]&gt;[.P$54];[.P73];na)" office:value-type="float" office:value="36761.5285714286" calcext:value-type="float">
            <text:p>36761,5285714286</text:p>
          </table:table-cell>
          <table:table-cell table:style-name="ce3" table:formula="of:=IF([.Q73]&gt;[.Q$54];[.Q73];na)" office:value-type="float" office:value="20468.6285714286" calcext:value-type="float">
            <text:p>20468,6285714286</text:p>
          </table:table-cell>
          <table:table-cell table:style-name="ce3" table:formula="of:=IF([.R73]&gt;[.R$54];[.R73];na)" office:value-type="float" office:value="133798.742857143" calcext:value-type="float">
            <text:p>133798,742857143</text:p>
          </table:table-cell>
          <table:table-cell table:style-name="ce3" table:formula="of:=IF([.S73]&gt;[.S$54];[.S73];na)" office:value-type="float" office:value="490674.7" calcext:value-type="float">
            <text:p>490674,7</text:p>
          </table:table-cell>
          <table:table-cell table:style-name="ce3" table:formula="of:=IF([.T73]&gt;[.T$54];[.T73];na)" office:value-type="float" office:value="275256.057142857" calcext:value-type="float">
            <text:p>275256,057142857</text:p>
          </table:table-cell>
          <table:table-cell table:style-name="ce3" table:formula="of:=IF([.U73]&gt;[.U$54];[.U73];na)" office:value-type="float" office:value="394572.771428571" calcext:value-type="float">
            <text:p>394572,771428571</text:p>
          </table:table-cell>
          <table:table-cell table:style-name="ce3" table:formula="of:=IF([.V73]&gt;[.V$54];[.V73];na)" office:value-type="float" office:value="377030.4" calcext:value-type="float">
            <text:p>377030,4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74]&gt;[.B$54];[.B74];na)" office:value-type="float" office:value="99930.8" calcext:value-type="float">
            <text:p>99930,8</text:p>
          </table:table-cell>
          <table:table-cell table:style-name="ce3" table:formula="of:=IF([.C74]&gt;[.C$54];[.C74];na)" office:value-type="float" office:value="26419.6285714286" calcext:value-type="float">
            <text:p>26419,6285714286</text:p>
          </table:table-cell>
          <table:table-cell table:style-name="ce3" table:formula="of:=IF([.D74]&gt;[.D$54];[.D74];na)" office:value-type="float" office:value="40807.4142857143" calcext:value-type="float">
            <text:p>40807,4142857143</text:p>
          </table:table-cell>
          <table:table-cell table:style-name="ce3" table:formula="of:=IF([.E74]&gt;[.E$54];[.E74];na)" office:value-type="float" office:value="1371932.07142857" calcext:value-type="float">
            <text:p>1371932,07142857</text:p>
          </table:table-cell>
          <table:table-cell table:style-name="ce3" table:formula="of:=IF([.F74]&gt;[.F$54];[.F74];na)" office:value-type="float" office:value="14219.0571428571" calcext:value-type="float">
            <text:p>14219,0571428571</text:p>
          </table:table-cell>
          <table:table-cell table:style-name="ce3" table:formula="of:=IF([.G74]&gt;[.G$54];[.G74];na)" office:value-type="float" office:value="371135.8" calcext:value-type="float">
            <text:p>371135,8</text:p>
          </table:table-cell>
          <table:table-cell table:style-name="ce3" table:formula="of:=IF([.H74]&gt;[.H$54];[.H74];na)" office:value-type="float" office:value="31820.8571428571" calcext:value-type="float">
            <text:p>31820,8571428571</text:p>
          </table:table-cell>
          <table:table-cell table:style-name="ce3" table:formula="of:=IF([.I74]&gt;[.I$54];[.I74];na)" office:value-type="float" office:value="511639.871428571" calcext:value-type="float">
            <text:p>511639,871428571</text:p>
          </table:table-cell>
          <table:table-cell table:style-name="ce3" table:formula="of:=IF([.J74]&gt;[.J$54];[.J74];na)" office:value-type="float" office:value="82711.3714285714" calcext:value-type="float">
            <text:p>82711,3714285714</text:p>
          </table:table-cell>
          <table:table-cell table:style-name="ce3" table:formula="of:=IF([.K74]&gt;[.K$54];[.K74];na)" office:value-type="float" office:value="81407.3142857143" calcext:value-type="float">
            <text:p>81407,3142857143</text:p>
          </table:table-cell>
          <table:table-cell table:style-name="ce3" table:formula="of:=IF([.L74]&gt;[.L$54];[.L74];na)" office:value-type="float" office:value="27782.2" calcext:value-type="float">
            <text:p>27782,2</text:p>
          </table:table-cell>
          <table:table-cell table:style-name="ce3" table:formula="of:=IF([.M74]&gt;[.M$54];[.M74];na)" office:value-type="float" office:value="334062.814285714" calcext:value-type="float">
            <text:p>334062,814285714</text:p>
          </table:table-cell>
          <table:table-cell table:style-name="ce3" table:formula="of:=IF([.N74]&gt;[.N$54];[.N74];na)" office:value-type="float" office:value="111771.228571429" calcext:value-type="float">
            <text:p>111771,228571429</text:p>
          </table:table-cell>
          <table:table-cell table:style-name="ce3" table:formula="of:=IF([.O74]&gt;[.O$54];[.O74];na)" office:value-type="float" office:value="400711.028571429" calcext:value-type="float">
            <text:p>400711,028571429</text:p>
          </table:table-cell>
          <table:table-cell table:style-name="ce3" table:formula="of:=IF([.P74]&gt;[.P$54];[.P74];na)" office:value-type="float" office:value="35658.5285714286" calcext:value-type="float">
            <text:p>35658,5285714286</text:p>
          </table:table-cell>
          <table:table-cell table:style-name="ce3" table:formula="of:=IF([.Q74]&gt;[.Q$54];[.Q74];na)" office:value-type="float" office:value="19124.8285714286" calcext:value-type="float">
            <text:p>19124,8285714286</text:p>
          </table:table-cell>
          <table:table-cell table:style-name="ce3" table:formula="of:=IF([.R74]&gt;[.R$54];[.R74];na)" office:value-type="float" office:value="133278.742857143" calcext:value-type="float">
            <text:p>133278,742857143</text:p>
          </table:table-cell>
          <table:table-cell table:style-name="ce3" table:formula="of:=IF([.S74]&gt;[.S$54];[.S74];na)" office:value-type="float" office:value="502595.9" calcext:value-type="float">
            <text:p>502595,9</text:p>
          </table:table-cell>
          <table:table-cell table:style-name="ce3" table:formula="of:=IF([.T74]&gt;[.T$54];[.T74];na)" office:value-type="float" office:value="271904.857142857" calcext:value-type="float">
            <text:p>271904,857142857</text:p>
          </table:table-cell>
          <table:table-cell table:style-name="ce3" table:formula="of:=IF([.U74]&gt;[.U$54];[.U74];na)" office:value-type="float" office:value="385127.971428571" calcext:value-type="float">
            <text:p>385127,971428571</text:p>
          </table:table-cell>
          <table:table-cell table:style-name="ce3" table:formula="of:=IF([.V74]&gt;[.V$54];[.V74];na)" office:value-type="float" office:value="384131.2" calcext:value-type="float">
            <text:p>384131,2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75]&gt;[.B$54];[.B75];na)" office:value-type="float" office:value="94214.8" calcext:value-type="float">
            <text:p>94214,8</text:p>
          </table:table-cell>
          <table:table-cell table:style-name="ce3" table:formula="of:=IF([.C75]&gt;[.C$54];[.C75];na)" office:value-type="float" office:value="28766.2285714286" calcext:value-type="float">
            <text:p>28766,2285714286</text:p>
          </table:table-cell>
          <table:table-cell table:style-name="ce3" table:formula="of:=IF([.D75]&gt;[.D$54];[.D75];na)" office:value-type="float" office:value="40852.5142857143" calcext:value-type="float">
            <text:p>40852,5142857143</text:p>
          </table:table-cell>
          <table:table-cell table:style-name="ce3" table:formula="of:=IF([.E75]&gt;[.E$54];[.E75];na)" office:value-type="float" office:value="1400527.37142857" calcext:value-type="float">
            <text:p>1400527,37142857</text:p>
          </table:table-cell>
          <table:table-cell table:style-name="ce3" table:formula="of:=IF([.F75]&gt;[.F$54];[.F75];na)" office:value-type="float" office:value="14913.4571428571" calcext:value-type="float">
            <text:p>14913,4571428571</text:p>
          </table:table-cell>
          <table:table-cell table:style-name="ce3" table:formula="of:=IF([.G75]&gt;[.G$54];[.G75];na)" office:value-type="float" office:value="387841.4" calcext:value-type="float">
            <text:p>387841,4</text:p>
          </table:table-cell>
          <table:table-cell table:style-name="ce3" table:formula="of:=IF([.H75]&gt;[.H$54];[.H75];na)" office:value-type="float" office:value="32562.8571428571" calcext:value-type="float">
            <text:p>32562,8571428571</text:p>
          </table:table-cell>
          <table:table-cell table:style-name="ce3" table:formula="of:=IF([.I75]&gt;[.I$54];[.I75];na)" office:value-type="float" office:value="523069.471428571" calcext:value-type="float">
            <text:p>523069,471428571</text:p>
          </table:table-cell>
          <table:table-cell table:style-name="ce3" table:formula="of:=IF([.J75]&gt;[.J$54];[.J75];na)" office:value-type="float" office:value="84315.7714285714" calcext:value-type="float">
            <text:p>84315,7714285714</text:p>
          </table:table-cell>
          <table:table-cell table:style-name="ce3" table:formula="of:=IF([.K75]&gt;[.K$54];[.K75];na)" office:value-type="float" office:value="82269.7142857143" calcext:value-type="float">
            <text:p>82269,7142857143</text:p>
          </table:table-cell>
          <table:table-cell table:style-name="ce3" table:formula="of:=IF([.L75]&gt;[.L$54];[.L75];na)" office:value-type="float" office:value="28043" calcext:value-type="float">
            <text:p>28043</text:p>
          </table:table-cell>
          <table:table-cell table:style-name="ce3" table:formula="of:=IF([.M75]&gt;[.M$54];[.M75];na)" office:value-type="float" office:value="350730.014285714" calcext:value-type="float">
            <text:p>350730,014285714</text:p>
          </table:table-cell>
          <table:table-cell table:style-name="ce3" table:formula="of:=IF([.N75]&gt;[.N$54];[.N75];na)" office:value-type="float" office:value="115461.628571429" calcext:value-type="float">
            <text:p>115461,628571429</text:p>
          </table:table-cell>
          <table:table-cell table:style-name="ce3" table:formula="of:=IF([.O75]&gt;[.O$54];[.O75];na)" office:value-type="float" office:value="400785.528571429" calcext:value-type="float">
            <text:p>400785,528571429</text:p>
          </table:table-cell>
          <table:table-cell table:style-name="ce3" table:formula="of:=IF([.P75]&gt;[.P$54];[.P75];na)" office:value-type="float" office:value="34114.5285714286" calcext:value-type="float">
            <text:p>34114,5285714286</text:p>
          </table:table-cell>
          <table:table-cell table:style-name="ce3" table:formula="of:=IF([.Q75]&gt;[.Q$54];[.Q75];na)" office:value-type="float" office:value="20107.8285714286" calcext:value-type="float">
            <text:p>20107,8285714286</text:p>
          </table:table-cell>
          <table:table-cell table:style-name="ce3" table:formula="of:=IF([.R75]&gt;[.R$54];[.R75];na)" office:value-type="float" office:value="137453.142857143" calcext:value-type="float">
            <text:p>137453,142857143</text:p>
          </table:table-cell>
          <table:table-cell table:style-name="ce3" table:formula="of:=IF([.S75]&gt;[.S$54];[.S75];na)" office:value-type="float" office:value="500464.1" calcext:value-type="float">
            <text:p>500464,1</text:p>
          </table:table-cell>
          <table:table-cell table:style-name="ce3" table:formula="of:=IF([.T75]&gt;[.T$54];[.T75];na)" office:value-type="float" office:value="278584.857142857" calcext:value-type="float">
            <text:p>278584,857142857</text:p>
          </table:table-cell>
          <table:table-cell table:style-name="ce3" table:formula="of:=IF([.U75]&gt;[.U$54];[.U75];na)" office:value-type="float" office:value="394214.371428571" calcext:value-type="float">
            <text:p>394214,371428571</text:p>
          </table:table-cell>
          <table:table-cell table:style-name="ce3" table:formula="of:=IF([.V75]&gt;[.V$54];[.V75];na)" office:value-type="float" office:value="375788.8" calcext:value-type="float">
            <text:p>375788,8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76]&gt;[.B$54];[.B76];na)" office:value-type="float" office:value="99870.8" calcext:value-type="float">
            <text:p>99870,8</text:p>
          </table:table-cell>
          <table:table-cell table:style-name="ce3" table:formula="of:=IF([.C76]&gt;[.C$54];[.C76];na)" office:value-type="float" office:value="29929.4285714286" calcext:value-type="float">
            <text:p>29929,4285714286</text:p>
          </table:table-cell>
          <table:table-cell table:style-name="ce3" table:formula="of:=IF([.D76]&gt;[.D$54];[.D76];na)" office:value-type="float" office:value="43339.1142857143" calcext:value-type="float">
            <text:p>43339,1142857143</text:p>
          </table:table-cell>
          <table:table-cell table:style-name="ce3" table:formula="of:=IF([.E76]&gt;[.E$54];[.E76];na)" office:value-type="float" office:value="1417330.77142857" calcext:value-type="float">
            <text:p>1417330,77142857</text:p>
          </table:table-cell>
          <table:table-cell table:style-name="ce3" table:formula="of:=IF([.F76]&gt;[.F$54];[.F76];na)" office:value-type="float" office:value="18202.5571428571" calcext:value-type="float">
            <text:p>18202,5571428571</text:p>
          </table:table-cell>
          <table:table-cell table:style-name="ce3" table:formula="of:=IF([.G76]&gt;[.G$54];[.G76];na)" office:value-type="float" office:value="383831.8" calcext:value-type="float">
            <text:p>383831,8</text:p>
          </table:table-cell>
          <table:table-cell table:style-name="ce3" table:formula="of:=IF([.H76]&gt;[.H$54];[.H76];na)" office:value-type="float" office:value="32663.0571428571" calcext:value-type="float">
            <text:p>32663,0571428571</text:p>
          </table:table-cell>
          <table:table-cell table:style-name="ce3" table:formula="of:=IF([.I76]&gt;[.I$54];[.I76];na)" office:value-type="float" office:value="520409.071428572" calcext:value-type="float">
            <text:p>520409,071428572</text:p>
          </table:table-cell>
          <table:table-cell table:style-name="ce3" table:formula="of:=IF([.J76]&gt;[.J$54];[.J76];na)" office:value-type="float" office:value="85960.1714285714" calcext:value-type="float">
            <text:p>85960,1714285714</text:p>
          </table:table-cell>
          <table:table-cell table:style-name="ce3" table:formula="of:=IF([.K76]&gt;[.K$54];[.K76];na)" office:value-type="float" office:value="86040.5142857143" calcext:value-type="float">
            <text:p>86040,5142857143</text:p>
          </table:table-cell>
          <table:table-cell table:style-name="ce3" table:formula="of:=IF([.L76]&gt;[.L$54];[.L76];na)" office:value-type="float" office:value="27320.8" calcext:value-type="float">
            <text:p>27320,8</text:p>
          </table:table-cell>
          <table:table-cell table:style-name="ce3" table:formula="of:=IF([.M76]&gt;[.M$54];[.M76];na)" office:value-type="float" office:value="332598.814285714" calcext:value-type="float">
            <text:p>332598,814285714</text:p>
          </table:table-cell>
          <table:table-cell table:style-name="ce3" table:formula="of:=IF([.N76]&gt;[.N$54];[.N76];na)" office:value-type="float" office:value="108340.828571429" calcext:value-type="float">
            <text:p>108340,828571429</text:p>
          </table:table-cell>
          <table:table-cell table:style-name="ce3" table:formula="of:=IF([.O76]&gt;[.O$54];[.O76];na)" office:value-type="float" office:value="399222.528571429" calcext:value-type="float">
            <text:p>399222,528571429</text:p>
          </table:table-cell>
          <table:table-cell table:style-name="ce3" table:formula="of:=IF([.P76]&gt;[.P$54];[.P76];na)" office:value-type="float" office:value="35979.5285714286" calcext:value-type="float">
            <text:p>35979,5285714286</text:p>
          </table:table-cell>
          <table:table-cell table:style-name="ce3" table:formula="of:=IF([.Q76]&gt;[.Q$54];[.Q76];na)" office:value-type="float" office:value="17680.8285714286" calcext:value-type="float">
            <text:p>17680,8285714286</text:p>
          </table:table-cell>
          <table:table-cell table:style-name="ce3" table:formula="of:=IF([.R76]&gt;[.R$54];[.R76];na)" office:value-type="float" office:value="133029.142857143" calcext:value-type="float">
            <text:p>133029,142857143</text:p>
          </table:table-cell>
          <table:table-cell table:style-name="ce3" table:formula="of:=IF([.S76]&gt;[.S$54];[.S76];na)" office:value-type="float" office:value="492609" calcext:value-type="float">
            <text:p>492609</text:p>
          </table:table-cell>
          <table:table-cell table:style-name="ce3" table:formula="of:=IF([.T76]&gt;[.T$54];[.T76];na)" office:value-type="float" office:value="255519.257142857" calcext:value-type="float">
            <text:p>255519,257142857</text:p>
          </table:table-cell>
          <table:table-cell table:style-name="ce3" table:formula="of:=IF([.U76]&gt;[.U$54];[.U76];na)" office:value-type="float" office:value="374439.971428571" calcext:value-type="float">
            <text:p>374439,971428571</text:p>
          </table:table-cell>
          <table:table-cell table:style-name="ce3" table:formula="of:=IF([.V76]&gt;[.V$54];[.V76];na)" office:value-type="float" office:value="363734.4" calcext:value-type="float">
            <text:p>363734,4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77]&gt;[.B$54];[.B77];na)" office:value-type="float" office:value="96762.4" calcext:value-type="float">
            <text:p>96762,4</text:p>
          </table:table-cell>
          <table:table-cell table:style-name="ce3" table:formula="of:=IF([.C77]&gt;[.C$54];[.C77];na)" office:value-type="float" office:value="27382.4285714286" calcext:value-type="float">
            <text:p>27382,4285714286</text:p>
          </table:table-cell>
          <table:table-cell table:style-name="ce3" table:formula="of:=IF([.D77]&gt;[.D$54];[.D77];na)" office:value-type="float" office:value="35589.3142857143" calcext:value-type="float">
            <text:p>35589,3142857143</text:p>
          </table:table-cell>
          <table:table-cell table:style-name="ce3" table:formula="of:=IF([.E77]&gt;[.E$54];[.E77];na)" office:value-type="float" office:value="1359463.37142857" calcext:value-type="float">
            <text:p>1359463,37142857</text:p>
          </table:table-cell>
          <table:table-cell table:style-name="ce3" table:formula="of:=IF([.F77]&gt;[.F$54];[.F77];na)" office:value-type="float" office:value="18399.3571428571" calcext:value-type="float">
            <text:p>18399,3571428571</text:p>
          </table:table-cell>
          <table:table-cell table:style-name="ce3" table:formula="of:=IF([.G77]&gt;[.G$54];[.G77];na)" office:value-type="float" office:value="369531.8" calcext:value-type="float">
            <text:p>369531,8</text:p>
          </table:table-cell>
          <table:table-cell table:style-name="ce3" table:formula="of:=IF([.H77]&gt;[.H$54];[.H77];na)" office:value-type="float" office:value="30817.6571428571" calcext:value-type="float">
            <text:p>30817,6571428571</text:p>
          </table:table-cell>
          <table:table-cell table:style-name="ce3" table:formula="of:=IF([.I77]&gt;[.I$54];[.I77];na)" office:value-type="float" office:value="503728.671428572" calcext:value-type="float">
            <text:p>503728,671428572</text:p>
          </table:table-cell>
          <table:table-cell table:style-name="ce3" table:formula="of:=IF([.J77]&gt;[.J$54];[.J77];na)" office:value-type="float" office:value="84796.9714285714" calcext:value-type="float">
            <text:p>84796,9714285714</text:p>
          </table:table-cell>
          <table:table-cell table:style-name="ce3" table:formula="of:=IF([.K77]&gt;[.K$54];[.K77];na)" office:value-type="float" office:value="81487.9142857143" calcext:value-type="float">
            <text:p>81487,9142857143</text:p>
          </table:table-cell>
          <table:table-cell table:style-name="ce3" table:formula="of:=IF([.L77]&gt;[.L$54];[.L77];na)" office:value-type="float" office:value="27441.2" calcext:value-type="float">
            <text:p>27441,2</text:p>
          </table:table-cell>
          <table:table-cell table:style-name="ce3" table:formula="of:=IF([.M77]&gt;[.M$54];[.M77];na)" office:value-type="float" office:value="328968.414285714" calcext:value-type="float">
            <text:p>328968,414285714</text:p>
          </table:table-cell>
          <table:table-cell table:style-name="ce3" table:formula="of:=IF([.N77]&gt;[.N$54];[.N77];na)" office:value-type="float" office:value="109906.428571429" calcext:value-type="float">
            <text:p>109906,428571429</text:p>
          </table:table-cell>
          <table:table-cell table:style-name="ce3" table:formula="of:=IF([.O77]&gt;[.O$54];[.O77];na)" office:value-type="float" office:value="389549.028571429" calcext:value-type="float">
            <text:p>389549,028571429</text:p>
          </table:table-cell>
          <table:table-cell table:style-name="ce3" table:formula="of:=IF([.P77]&gt;[.P$54];[.P77];na)" office:value-type="float" office:value="34655.5285714286" calcext:value-type="float">
            <text:p>34655,5285714286</text:p>
          </table:table-cell>
          <table:table-cell table:style-name="ce3" table:formula="of:=IF([.Q77]&gt;[.Q$54];[.Q77];na)" office:value-type="float" office:value="18623.4285714286" calcext:value-type="float">
            <text:p>18623,4285714286</text:p>
          </table:table-cell>
          <table:table-cell table:style-name="ce3" table:formula="of:=IF([.R77]&gt;[.R$54];[.R77];na)" office:value-type="float" office:value="133028.742857143" calcext:value-type="float">
            <text:p>133028,742857143</text:p>
          </table:table-cell>
          <table:table-cell table:style-name="ce3" table:formula="of:=IF([.S77]&gt;[.S$54];[.S77];na)" office:value-type="float" office:value="481032" calcext:value-type="float">
            <text:p>481032</text:p>
          </table:table-cell>
          <table:table-cell table:style-name="ce3" table:formula="of:=IF([.T77]&gt;[.T$54];[.T77];na)" office:value-type="float" office:value="265529.657142857" calcext:value-type="float">
            <text:p>265529,657142857</text:p>
          </table:table-cell>
          <table:table-cell table:style-name="ce3" table:formula="of:=IF([.U77]&gt;[.U$54];[.U77];na)" office:value-type="float" office:value="368319.971428571" calcext:value-type="float">
            <text:p>368319,971428571</text:p>
          </table:table-cell>
          <table:table-cell table:style-name="ce3" table:formula="of:=IF([.V77]&gt;[.V$54];[.V77];na)" office:value-type="float" office:value="370412.8" calcext:value-type="float">
            <text:p>370412,8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78]&gt;[.B$54];[.B78];na)" office:value-type="float" office:value="90665.2" calcext:value-type="float">
            <text:p>90665,2</text:p>
          </table:table-cell>
          <table:table-cell table:style-name="ce3" table:formula="of:=IF([.C78]&gt;[.C$54];[.C78];na)" office:value-type="float" office:value="28204.8285714286" calcext:value-type="float">
            <text:p>28204,8285714286</text:p>
          </table:table-cell>
          <table:table-cell table:style-name="ce3" table:formula="of:=IF([.D78]&gt;[.D$54];[.D78];na)" office:value-type="float" office:value="40755.4142857143" calcext:value-type="float">
            <text:p>40755,4142857143</text:p>
          </table:table-cell>
          <table:table-cell table:style-name="ce3" table:formula="of:=IF([.E78]&gt;[.E$54];[.E78];na)" office:value-type="float" office:value="1360891.57142857" calcext:value-type="float">
            <text:p>1360891,57142857</text:p>
          </table:table-cell>
          <table:table-cell table:style-name="ce3" table:formula="of:=IF([.F78]&gt;[.F$54];[.F78];na)" office:value-type="float" office:value="14886.1571428571" calcext:value-type="float">
            <text:p>14886,1571428571</text:p>
          </table:table-cell>
          <table:table-cell table:style-name="ce3" table:formula="of:=IF([.G78]&gt;[.G$54];[.G78];na)" office:value-type="float" office:value="379659" calcext:value-type="float">
            <text:p>379659</text:p>
          </table:table-cell>
          <table:table-cell table:style-name="ce3" table:formula="of:=IF([.H78]&gt;[.H$54];[.H78];na)" office:value-type="float" office:value="31539.8571428571" calcext:value-type="float">
            <text:p>31539,8571428571</text:p>
          </table:table-cell>
          <table:table-cell table:style-name="ce3" table:formula="of:=IF([.I78]&gt;[.I$54];[.I78];na)" office:value-type="float" office:value="514074.571428571" calcext:value-type="float">
            <text:p>514074,571428571</text:p>
          </table:table-cell>
          <table:table-cell table:style-name="ce3" table:formula="of:=IF([.J78]&gt;[.J$54];[.J78];na)" office:value-type="float" office:value="85719.3714285714" calcext:value-type="float">
            <text:p>85719,3714285714</text:p>
          </table:table-cell>
          <table:table-cell table:style-name="ce3" table:formula="of:=IF([.K78]&gt;[.K$54];[.K78];na)" office:value-type="float" office:value="80444.5142857143" calcext:value-type="float">
            <text:p>80444,5142857143</text:p>
          </table:table-cell>
          <table:table-cell table:style-name="ce3" table:formula="of:=IF([.L78]&gt;[.L$54];[.L78];na)" office:value-type="float" office:value="27280.8" calcext:value-type="float">
            <text:p>27280,8</text:p>
          </table:table-cell>
          <table:table-cell table:style-name="ce3" table:formula="of:=IF([.M78]&gt;[.M$54];[.M78];na)" office:value-type="float" office:value="330331.614285714" calcext:value-type="float">
            <text:p>330331,614285714</text:p>
          </table:table-cell>
          <table:table-cell table:style-name="ce3" table:formula="of:=IF([.N78]&gt;[.N$54];[.N78];na)" office:value-type="float" office:value="107359.228571429" calcext:value-type="float">
            <text:p>107359,228571429</text:p>
          </table:table-cell>
          <table:table-cell table:style-name="ce3" table:formula="of:=IF([.O78]&gt;[.O$54];[.O78];na)" office:value-type="float" office:value="389862.528571429" calcext:value-type="float">
            <text:p>389862,528571429</text:p>
          </table:table-cell>
          <table:table-cell table:style-name="ce3" table:formula="of:=IF([.P78]&gt;[.P$54];[.P78];na)" office:value-type="float" office:value="35337.5285714286" calcext:value-type="float">
            <text:p>35337,5285714286</text:p>
          </table:table-cell>
          <table:table-cell table:style-name="ce3" table:formula="of:=IF([.Q78]&gt;[.Q$54];[.Q78];na)" office:value-type="float" office:value="18102.2285714286" calcext:value-type="float">
            <text:p>18102,2285714286</text:p>
          </table:table-cell>
          <table:table-cell table:style-name="ce3" table:formula="of:=IF([.R78]&gt;[.R$54];[.R78];na)" office:value-type="float" office:value="132077.142857143" calcext:value-type="float">
            <text:p>132077,142857143</text:p>
          </table:table-cell>
          <table:table-cell table:style-name="ce3" table:formula="of:=IF([.S78]&gt;[.S$54];[.S78];na)" office:value-type="float" office:value="491535.7" calcext:value-type="float">
            <text:p>491535,7</text:p>
          </table:table-cell>
          <table:table-cell table:style-name="ce3" table:formula="of:=IF([.T78]&gt;[.T$54];[.T78];na)" office:value-type="float" office:value="274432.057142857" calcext:value-type="float">
            <text:p>274432,057142857</text:p>
          </table:table-cell>
          <table:table-cell table:style-name="ce3" table:formula="of:=IF([.U78]&gt;[.U$54];[.U78];na)" office:value-type="float" office:value="386793.571428571" calcext:value-type="float">
            <text:p>386793,571428571</text:p>
          </table:table-cell>
          <table:table-cell table:style-name="ce3" table:formula="of:=IF([.V78]&gt;[.V$54];[.V78];na)" office:value-type="float" office:value="367084.8" calcext:value-type="float">
            <text:p>367084,8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79]&gt;[.B$54];[.B79];na)" office:value-type="float" office:value="94916.8" calcext:value-type="float">
            <text:p>94916,8</text:p>
          </table:table-cell>
          <table:table-cell table:style-name="ce3" table:formula="of:=IF([.C79]&gt;[.C$54];[.C79];na)" office:value-type="float" office:value="26520.0285714286" calcext:value-type="float">
            <text:p>26520,0285714286</text:p>
          </table:table-cell>
          <table:table-cell table:style-name="ce3" table:formula="of:=IF([.D79]&gt;[.D$54];[.D79];na)" office:value-type="float" office:value="43668.9142857143" calcext:value-type="float">
            <text:p>43668,9142857143</text:p>
          </table:table-cell>
          <table:table-cell table:style-name="ce3" table:formula="of:=IF([.E79]&gt;[.E$54];[.E79];na)" office:value-type="float" office:value="1420773.27142857" calcext:value-type="float">
            <text:p>1420773,27142857</text:p>
          </table:table-cell>
          <table:table-cell table:style-name="ce3" table:formula="of:=IF([.F79]&gt;[.F$54];[.F79];na)" office:value-type="float" office:value="14273.4571428571" calcext:value-type="float">
            <text:p>14273,4571428571</text:p>
          </table:table-cell>
          <table:table-cell table:style-name="ce3" table:formula="of:=IF([.G79]&gt;[.G$54];[.G79];na)" office:value-type="float" office:value="385877.4" calcext:value-type="float">
            <text:p>385877,4</text:p>
          </table:table-cell>
          <table:table-cell table:style-name="ce3" table:formula="of:=IF([.H79]&gt;[.H$54];[.H79];na)" office:value-type="float" office:value="32602.6571428571" calcext:value-type="float">
            <text:p>32602,6571428571</text:p>
          </table:table-cell>
          <table:table-cell table:style-name="ce3" table:formula="of:=IF([.I79]&gt;[.I$54];[.I79];na)" office:value-type="float" office:value="513365.871428571" calcext:value-type="float">
            <text:p>513365,871428571</text:p>
          </table:table-cell>
          <table:table-cell table:style-name="ce3" table:formula="of:=IF([.J79]&gt;[.J$54];[.J79];na)" office:value-type="float" office:value="82931.7714285714" calcext:value-type="float">
            <text:p>82931,7714285714</text:p>
          </table:table-cell>
          <table:table-cell table:style-name="ce3" table:formula="of:=IF([.K79]&gt;[.K$54];[.K79];na)" office:value-type="float" office:value="84997.7142857143" calcext:value-type="float">
            <text:p>84997,7142857143</text:p>
          </table:table-cell>
          <table:table-cell table:style-name="ce3" table:formula="of:=IF([.L79]&gt;[.L$54];[.L79];na)" office:value-type="float" office:value="27942.8" calcext:value-type="float">
            <text:p>27942,8</text:p>
          </table:table-cell>
          <table:table-cell table:style-name="ce3" table:formula="of:=IF([.M79]&gt;[.M$54];[.M79];na)" office:value-type="float" office:value="332738.014285714" calcext:value-type="float">
            <text:p>332738,014285714</text:p>
          </table:table-cell>
          <table:table-cell table:style-name="ce3" table:formula="of:=IF([.N79]&gt;[.N$54];[.N79];na)" office:value-type="float" office:value="114258.428571429" calcext:value-type="float">
            <text:p>114258,428571429</text:p>
          </table:table-cell>
          <table:table-cell table:style-name="ce3" table:formula="of:=IF([.O79]&gt;[.O$54];[.O79];na)" office:value-type="float" office:value="393305.528571429" calcext:value-type="float">
            <text:p>393305,528571429</text:p>
          </table:table-cell>
          <table:table-cell table:style-name="ce3" table:formula="of:=IF([.P79]&gt;[.P$54];[.P79];na)" office:value-type="float" office:value="34976.7285714286" calcext:value-type="float">
            <text:p>34976,7285714286</text:p>
          </table:table-cell>
          <table:table-cell table:style-name="ce3" table:formula="of:=IF([.Q79]&gt;[.Q$54];[.Q79];na)" office:value-type="float" office:value="18884.2285714286" calcext:value-type="float">
            <text:p>18884,2285714286</text:p>
          </table:table-cell>
          <table:table-cell table:style-name="ce3" table:formula="of:=IF([.R79]&gt;[.R$54];[.R79];na)" office:value-type="float" office:value="129706.342857143" calcext:value-type="float">
            <text:p>129706,342857143</text:p>
          </table:table-cell>
          <table:table-cell table:style-name="ce3" table:formula="of:=IF([.S79]&gt;[.S$54];[.S79];na)" office:value-type="float" office:value="485298.7" calcext:value-type="float">
            <text:p>485298,7</text:p>
          </table:table-cell>
          <table:table-cell table:style-name="ce3" table:formula="of:=IF([.T79]&gt;[.T$54];[.T79];na)" office:value-type="float" office:value="267633.657142857" calcext:value-type="float">
            <text:p>267633,657142857</text:p>
          </table:table-cell>
          <table:table-cell table:style-name="ce3" table:formula="of:=IF([.U79]&gt;[.U$54];[.U79];na)" office:value-type="float" office:value="378889.571428571" calcext:value-type="float">
            <text:p>378889,571428571</text:p>
          </table:table-cell>
          <table:table-cell table:style-name="ce3" table:formula="of:=IF([.V79]&gt;[.V$54];[.V79];na)" office:value-type="float" office:value="361728.8" calcext:value-type="float">
            <text:p>361728,8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80]&gt;[.B$54];[.B80];na)" office:value-type="float" office:value="97143.2" calcext:value-type="float">
            <text:p>97143,2</text:p>
          </table:table-cell>
          <table:table-cell table:style-name="ce3" table:formula="of:=IF([.C80]&gt;[.C$54];[.C80];na)" office:value-type="float" office:value="27382.4285714286" calcext:value-type="float">
            <text:p>27382,4285714286</text:p>
          </table:table-cell>
          <table:table-cell table:style-name="ce3" table:formula="of:=IF([.D80]&gt;[.D$54];[.D80];na)" office:value-type="float" office:value="41007.7142857143" calcext:value-type="float">
            <text:p>41007,7142857143</text:p>
          </table:table-cell>
          <table:table-cell table:style-name="ce3" table:formula="of:=IF([.E80]&gt;[.E$54];[.E80];na)" office:value-type="float" office:value="1354344.67142857" calcext:value-type="float">
            <text:p>1354344,67142857</text:p>
          </table:table-cell>
          <table:table-cell table:style-name="ce3" table:formula="of:=IF([.F80]&gt;[.F$54];[.F80];na)" office:value-type="float" office:value="11574.3571428571" calcext:value-type="float">
            <text:p>11574,3571428571</text:p>
          </table:table-cell>
          <table:table-cell table:style-name="ce3" table:formula="of:=IF([.G80]&gt;[.G$54];[.G80];na)" office:value-type="float" office:value="360284.6" calcext:value-type="float">
            <text:p>360284,6</text:p>
          </table:table-cell>
          <table:table-cell table:style-name="ce3" table:formula="of:=IF([.H80]&gt;[.H$54];[.H80];na)" office:value-type="float" office:value="30697.4571428571" calcext:value-type="float">
            <text:p>30697,4571428571</text:p>
          </table:table-cell>
          <table:table-cell table:style-name="ce3" table:formula="of:=IF([.I80]&gt;[.I$54];[.I80];na)" office:value-type="float" office:value="505807.671428572" calcext:value-type="float">
            <text:p>505807,671428572</text:p>
          </table:table-cell>
          <table:table-cell table:style-name="ce3" table:formula="of:=IF([.J80]&gt;[.J$54];[.J80];na)" office:value-type="float" office:value="81166.9714285714" calcext:value-type="float">
            <text:p>81166,9714285714</text:p>
          </table:table-cell>
          <table:table-cell table:style-name="ce3" table:formula="of:=IF([.K80]&gt;[.K$54];[.K80];na)" office:value-type="float" office:value="76994.9142857143" calcext:value-type="float">
            <text:p>76994,9142857143</text:p>
          </table:table-cell>
          <table:table-cell table:style-name="ce3" table:formula="of:=IF([.L80]&gt;[.L$54];[.L80];na)" office:value-type="float" office:value="27040.2" calcext:value-type="float">
            <text:p>27040,2</text:p>
          </table:table-cell>
          <table:table-cell table:style-name="ce3" table:formula="of:=IF([.M80]&gt;[.M$54];[.M80];na)" office:value-type="float" office:value="321548.414285714" calcext:value-type="float">
            <text:p>321548,414285714</text:p>
          </table:table-cell>
          <table:table-cell table:style-name="ce3" table:formula="of:=IF([.N80]&gt;[.N$54];[.N80];na)" office:value-type="float" office:value="110548.028571429" calcext:value-type="float">
            <text:p>110548,028571429</text:p>
          </table:table-cell>
          <table:table-cell table:style-name="ce3" table:formula="of:=IF([.O80]&gt;[.O$54];[.O80];na)" office:value-type="float" office:value="379064.528571429" calcext:value-type="float">
            <text:p>379064,528571429</text:p>
          </table:table-cell>
          <table:table-cell table:style-name="ce3" table:formula="of:=IF([.P80]&gt;[.P$54];[.P80];na)" office:value-type="float" office:value="34475.3285714286" calcext:value-type="float">
            <text:p>34475,3285714286</text:p>
          </table:table-cell>
          <table:table-cell table:style-name="ce3" table:formula="of:=IF([.Q80]&gt;[.Q$54];[.Q80];na)" office:value-type="float" office:value="17179.8285714286" calcext:value-type="float">
            <text:p>17179,8285714286</text:p>
          </table:table-cell>
          <table:table-cell table:style-name="ce3" table:formula="of:=IF([.R80]&gt;[.R$54];[.R80];na)" office:value-type="float" office:value="128054.342857143" calcext:value-type="float">
            <text:p>128054,342857143</text:p>
          </table:table-cell>
          <table:table-cell table:style-name="ce3" table:formula="of:=IF([.S80]&gt;[.S$54];[.S80];na)" office:value-type="float" office:value="464131" calcext:value-type="float">
            <text:p>464131</text:p>
          </table:table-cell>
          <table:table-cell table:style-name="ce3" table:formula="of:=IF([.T80]&gt;[.T$54];[.T80];na)" office:value-type="float" office:value="254858.457142857" calcext:value-type="float">
            <text:p>254858,457142857</text:p>
          </table:table-cell>
          <table:table-cell table:style-name="ce3" table:formula="of:=IF([.U80]&gt;[.U$54];[.U80];na)" office:value-type="float" office:value="358613.571428571" calcext:value-type="float">
            <text:p>358613,571428571</text:p>
          </table:table-cell>
          <table:table-cell table:style-name="ce3" table:formula="of:=IF([.V80]&gt;[.V$54];[.V80];na)" office:value-type="float" office:value="353464.8" calcext:value-type="float">
            <text:p>353464,8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81]&gt;[.B$54];[.B81];na)" office:value-type="float" office:value="91948.4" calcext:value-type="float">
            <text:p>91948,4</text:p>
          </table:table-cell>
          <table:table-cell table:style-name="ce3" table:formula="of:=IF([.C81]&gt;[.C$54];[.C81];na)" office:value-type="float" office:value="39496.2285714286" calcext:value-type="float">
            <text:p>39496,2285714286</text:p>
          </table:table-cell>
          <table:table-cell table:style-name="ce3" table:formula="of:=IF([.D81]&gt;[.D$54];[.D81];na)" office:value-type="float" office:value="37871.5142857143" calcext:value-type="float">
            <text:p>37871,5142857143</text:p>
          </table:table-cell>
          <table:table-cell table:style-name="ce3" table:formula="of:=IF([.E81]&gt;[.E$54];[.E81];na)" office:value-type="float" office:value="1304299.07142857" calcext:value-type="float">
            <text:p>1304299,07142857</text:p>
          </table:table-cell>
          <table:table-cell table:style-name="ce3" table:formula="of:=IF([.F81]&gt;[.F$54];[.F81];na)" office:value-type="float" office:value="14811.8571428571" calcext:value-type="float">
            <text:p>14811,8571428571</text:p>
          </table:table-cell>
          <table:table-cell table:style-name="ce3" table:formula="of:=IF([.G81]&gt;[.G$54];[.G81];na)" office:value-type="float" office:value="355649.4" calcext:value-type="float">
            <text:p>355649,4</text:p>
          </table:table-cell>
          <table:table-cell table:style-name="ce3" table:formula="of:=IF([.H81]&gt;[.H$54];[.H81];na)" office:value-type="float" office:value="29153.0571428571" calcext:value-type="float">
            <text:p>29153,0571428571</text:p>
          </table:table-cell>
          <table:table-cell table:style-name="ce3" table:formula="of:=IF([.I81]&gt;[.I$54];[.I81];na)" office:value-type="float" office:value="492917.171428571" calcext:value-type="float">
            <text:p>492917,171428571</text:p>
          </table:table-cell>
          <table:table-cell table:style-name="ce3" table:formula="of:=IF([.J81]&gt;[.J$54];[.J81];na)" office:value-type="float" office:value="76533.7714285714" calcext:value-type="float">
            <text:p>76533,7714285714</text:p>
          </table:table-cell>
          <table:table-cell table:style-name="ce3" table:formula="of:=IF([.K81]&gt;[.K$54];[.K81];na)" office:value-type="float" office:value="80284.5142857143" calcext:value-type="float">
            <text:p>80284,5142857143</text:p>
          </table:table-cell>
          <table:table-cell table:style-name="ce3" table:formula="of:=IF([.L81]&gt;[.L$54];[.L81];na)" office:value-type="float" office:value="25957" calcext:value-type="float">
            <text:p>25957</text:p>
          </table:table-cell>
          <table:table-cell table:style-name="ce3" table:formula="of:=IF([.M81]&gt;[.M$54];[.M81];na)" office:value-type="float" office:value="313725.214285714" calcext:value-type="float">
            <text:p>313725,214285714</text:p>
          </table:table-cell>
          <table:table-cell table:style-name="ce3" table:formula="of:=IF([.N81]&gt;[.N$54];[.N81];na)" office:value-type="float" office:value="99116.0285714286" calcext:value-type="float">
            <text:p>99116,0285714286</text:p>
          </table:table-cell>
          <table:table-cell table:style-name="ce3" table:formula="of:=IF([.O81]&gt;[.O$54];[.O81];na)" office:value-type="float" office:value="365701.028571429" calcext:value-type="float">
            <text:p>365701,028571429</text:p>
          </table:table-cell>
          <table:table-cell table:style-name="ce3" table:formula="of:=IF([.P81]&gt;[.P$54];[.P81];na)" office:value-type="float" office:value="33833.3285714286" calcext:value-type="float">
            <text:p>33833,3285714286</text:p>
          </table:table-cell>
          <table:table-cell table:style-name="ce3" table:formula="of:=IF([.Q81]&gt;[.Q$54];[.Q81];na)" office:value-type="float" office:value="18242.4285714286" calcext:value-type="float">
            <text:p>18242,4285714286</text:p>
          </table:table-cell>
          <table:table-cell table:style-name="ce3" table:formula="of:=IF([.R81]&gt;[.R$54];[.R81];na)" office:value-type="float" office:value="123159.142857143" calcext:value-type="float">
            <text:p>123159,142857143</text:p>
          </table:table-cell>
          <table:table-cell table:style-name="ce3" table:formula="of:=IF([.S81]&gt;[.S$54];[.S81];na)" office:value-type="float" office:value="448854.6" calcext:value-type="float">
            <text:p>448854,6</text:p>
          </table:table-cell>
          <table:table-cell table:style-name="ce3" table:formula="of:=IF([.T81]&gt;[.T$54];[.T81];na)" office:value-type="float" office:value="258087.257142857" calcext:value-type="float">
            <text:p>258087,257142857</text:p>
          </table:table-cell>
          <table:table-cell table:style-name="ce3" table:formula="of:=IF([.U81]&gt;[.U$54];[.U81];na)" office:value-type="float" office:value="356929.571428571" calcext:value-type="float">
            <text:p>356929,571428571</text:p>
          </table:table-cell>
          <table:table-cell table:style-name="ce3" table:formula="of:=IF([.V81]&gt;[.V$54];[.V81];na)" office:value-type="float" office:value="351982.4" calcext:value-type="float">
            <text:p>351982,4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82]&gt;[.B$54];[.B82];na)" office:value-type="float" office:value="91446.8" calcext:value-type="float">
            <text:p>91446,8</text:p>
          </table:table-cell>
          <table:table-cell table:style-name="ce3" table:formula="of:=IF([.C82]&gt;[.C$54];[.C82];na)" office:value-type="float" office:value="26941.2285714286" calcext:value-type="float">
            <text:p>26941,2285714286</text:p>
          </table:table-cell>
          <table:table-cell table:style-name="ce3" table:formula="of:=IF([.D82]&gt;[.D$54];[.D82];na)" office:value-type="float" office:value="43632.2142857143" calcext:value-type="float">
            <text:p>43632,2142857143</text:p>
          </table:table-cell>
          <table:table-cell table:style-name="ce3" table:formula="of:=IF([.E82]&gt;[.E$54];[.E82];na)" office:value-type="float" office:value="1269180.27142857" calcext:value-type="float">
            <text:p>1269180,27142857</text:p>
          </table:table-cell>
          <table:table-cell table:style-name="ce3" table:formula="of:=IF([.F82]&gt;[.F$54];[.F82];na)" office:value-type="float" office:value="11538.4571428571" calcext:value-type="float">
            <text:p>11538,4571428571</text:p>
          </table:table-cell>
          <table:table-cell table:style-name="ce3" table:formula="of:=IF([.G82]&gt;[.G$54];[.G82];na)" office:value-type="float" office:value="342495.8" calcext:value-type="float">
            <text:p>342495,8</text:p>
          </table:table-cell>
          <table:table-cell table:style-name="ce3" table:formula="of:=IF([.H82]&gt;[.H$54];[.H82];na)" office:value-type="float" office:value="30135.8571428571" calcext:value-type="float">
            <text:p>30135,8571428571</text:p>
          </table:table-cell>
          <table:table-cell table:style-name="ce3" table:formula="of:=IF([.I82]&gt;[.I$54];[.I82];na)" office:value-type="float" office:value="493609.771428571" calcext:value-type="float">
            <text:p>493609,771428571</text:p>
          </table:table-cell>
          <table:table-cell table:style-name="ce3" table:formula="of:=IF([.J82]&gt;[.J$54];[.J82];na)" office:value-type="float" office:value="76734.1714285714" calcext:value-type="float">
            <text:p>76734,1714285714</text:p>
          </table:table-cell>
          <table:table-cell table:style-name="ce3" table:formula="of:=IF([.K82]&gt;[.K$54];[.K82];na)" office:value-type="float" office:value="78118.7142857143" calcext:value-type="float">
            <text:p>78118,7142857143</text:p>
          </table:table-cell>
          <table:table-cell table:style-name="ce3" table:formula="of:=IF([.L82]&gt;[.L$54];[.L82];na)" office:value-type="float" office:value="25355.4" calcext:value-type="float">
            <text:p>25355,4</text:p>
          </table:table-cell>
          <table:table-cell table:style-name="ce3" table:formula="of:=IF([.M82]&gt;[.M$54];[.M82];na)" office:value-type="float" office:value="311038.014285714" calcext:value-type="float">
            <text:p>311038,014285714</text:p>
          </table:table-cell>
          <table:table-cell table:style-name="ce3" table:formula="of:=IF([.N82]&gt;[.N$54];[.N82];na)" office:value-type="float" office:value="105674.828571429" calcext:value-type="float">
            <text:p>105674,828571429</text:p>
          </table:table-cell>
          <table:table-cell table:style-name="ce3" table:formula="of:=IF([.O82]&gt;[.O$54];[.O82];na)" office:value-type="float" office:value="365226.528571429" calcext:value-type="float">
            <text:p>365226,528571429</text:p>
          </table:table-cell>
          <table:table-cell table:style-name="ce3" table:formula="of:=IF([.P82]&gt;[.P$54];[.P82];na)" office:value-type="float" office:value="31988.3285714286" calcext:value-type="float">
            <text:p>31988,3285714286</text:p>
          </table:table-cell>
          <table:table-cell table:style-name="ce3" table:formula="of:=IF([.Q82]&gt;[.Q$54];[.Q82];na)" office:value-type="float" office:value="17059.0285714286" calcext:value-type="float">
            <text:p>17059,0285714286</text:p>
          </table:table-cell>
          <table:table-cell table:style-name="ce3" table:formula="of:=IF([.R82]&gt;[.R$54];[.R82];na)" office:value-type="float" office:value="126622.342857143" calcext:value-type="float">
            <text:p>126622,342857143</text:p>
          </table:table-cell>
          <table:table-cell table:style-name="ce3" table:formula="of:=IF([.S82]&gt;[.S$54];[.S82];na)" office:value-type="float" office:value="460131.8" calcext:value-type="float">
            <text:p>460131,8</text:p>
          </table:table-cell>
          <table:table-cell table:style-name="ce3" table:formula="of:=IF([.T82]&gt;[.T$54];[.T82];na)" office:value-type="float" office:value="248240.857142857" calcext:value-type="float">
            <text:p>248240,857142857</text:p>
          </table:table-cell>
          <table:table-cell table:style-name="ce3" table:formula="of:=IF([.U82]&gt;[.U$54];[.U82];na)" office:value-type="float" office:value="355506.371428571" calcext:value-type="float">
            <text:p>355506,371428571</text:p>
          </table:table-cell>
          <table:table-cell table:style-name="ce3" table:formula="of:=IF([.V82]&gt;[.V$54];[.V82];na)" office:value-type="float" office:value="339144.8" calcext:value-type="float">
            <text:p>339144,8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83]&gt;[.B$54];[.B83];na)" office:value-type="float" office:value="87496" calcext:value-type="float">
            <text:p>87496</text:p>
          </table:table-cell>
          <table:table-cell table:style-name="ce3" table:formula="of:=IF([.C83]&gt;[.C$54];[.C83];na)" office:value-type="float" office:value="27141.8285714286" calcext:value-type="float">
            <text:p>27141,8285714286</text:p>
          </table:table-cell>
          <table:table-cell table:style-name="ce3" table:formula="of:=IF([.D83]&gt;[.D$54];[.D83];na)" office:value-type="float" office:value="37970.0142857143" calcext:value-type="float">
            <text:p>37970,0142857143</text:p>
          </table:table-cell>
          <table:table-cell table:style-name="ce3" table:formula="of:=IF([.E83]&gt;[.E$54];[.E83];na)" office:value-type="float" office:value="1256682.77142857" calcext:value-type="float">
            <text:p>1256682,77142857</text:p>
          </table:table-cell>
          <table:table-cell table:style-name="ce3" table:formula="of:=IF([.F83]&gt;[.F$54];[.F83];na)" office:value-type="float" office:value="18228.2571428571" calcext:value-type="float">
            <text:p>18228,2571428571</text:p>
          </table:table-cell>
          <table:table-cell table:style-name="ce3" table:formula="of:=IF([.G83]&gt;[.G$54];[.G83];na)" office:value-type="float" office:value="345586.2" calcext:value-type="float">
            <text:p>345586,2</text:p>
          </table:table-cell>
          <table:table-cell table:style-name="ce3" table:formula="of:=IF([.H83]&gt;[.H$54];[.H83];na)" office:value-type="float" office:value="31900.6571428571" calcext:value-type="float">
            <text:p>31900,6571428571</text:p>
          </table:table-cell>
          <table:table-cell table:style-name="ce3" table:formula="of:=IF([.I83]&gt;[.I$54];[.I83];na)" office:value-type="float" office:value="480518.571428571" calcext:value-type="float">
            <text:p>480518,571428571</text:p>
          </table:table-cell>
          <table:table-cell table:style-name="ce3" table:formula="of:=IF([.J83]&gt;[.J$54];[.J83];na)" office:value-type="float" office:value="78258.5714285714" calcext:value-type="float">
            <text:p>78258,5714285714</text:p>
          </table:table-cell>
          <table:table-cell table:style-name="ce3" table:formula="of:=IF([.K83]&gt;[.K$54];[.K83];na)" office:value-type="float" office:value="79722.9142857143" calcext:value-type="float">
            <text:p>79722,9142857143</text:p>
          </table:table-cell>
          <table:table-cell table:style-name="ce3" table:formula="of:=IF([.L83]&gt;[.L$54];[.L83];na)" office:value-type="float" office:value="23349.6" calcext:value-type="float">
            <text:p>23349,6</text:p>
          </table:table-cell>
          <table:table-cell table:style-name="ce3" table:formula="of:=IF([.M83]&gt;[.M$54];[.M83];na)" office:value-type="float" office:value="303355.614285714" calcext:value-type="float">
            <text:p>303355,614285714</text:p>
          </table:table-cell>
          <table:table-cell table:style-name="ce3" table:formula="of:=IF([.N83]&gt;[.N$54];[.N83];na)" office:value-type="float" office:value="99497.2285714286" calcext:value-type="float">
            <text:p>99497,2285714286</text:p>
          </table:table-cell>
          <table:table-cell table:style-name="ce3" table:formula="of:=IF([.O83]&gt;[.O$54];[.O83];na)" office:value-type="float" office:value="363649.028571429" calcext:value-type="float">
            <text:p>363649,028571429</text:p>
          </table:table-cell>
          <table:table-cell table:style-name="ce3" table:formula="of:=IF([.P83]&gt;[.P$54];[.P83];na)" office:value-type="float" office:value="34414.9285714286" calcext:value-type="float">
            <text:p>34414,9285714286</text:p>
          </table:table-cell>
          <table:table-cell table:style-name="ce3" table:formula="of:=IF([.Q83]&gt;[.Q$54];[.Q83];na)" office:value-type="float" office:value="17861.4285714286" calcext:value-type="float">
            <text:p>17861,4285714286</text:p>
          </table:table-cell>
          <table:table-cell table:style-name="ce3" table:formula="of:=IF([.R83]&gt;[.R$54];[.R83];na)" office:value-type="float" office:value="122858.742857143" calcext:value-type="float">
            <text:p>122858,742857143</text:p>
          </table:table-cell>
          <table:table-cell table:style-name="ce3" table:formula="of:=IF([.S83]&gt;[.S$54];[.S83];na)" office:value-type="float" office:value="460674.4" calcext:value-type="float">
            <text:p>460674,4</text:p>
          </table:table-cell>
          <table:table-cell table:style-name="ce3" table:formula="of:=IF([.T83]&gt;[.T$54];[.T83];na)" office:value-type="float" office:value="249544.057142857" calcext:value-type="float">
            <text:p>249544,057142857</text:p>
          </table:table-cell>
          <table:table-cell table:style-name="ce3" table:formula="of:=IF([.U83]&gt;[.U$54];[.U83];na)" office:value-type="float" office:value="359337.571428571" calcext:value-type="float">
            <text:p>359337,571428571</text:p>
          </table:table-cell>
          <table:table-cell table:style-name="ce3" table:formula="of:=IF([.V83]&gt;[.V$54];[.V83];na)" office:value-type="float" office:value="331304" calcext:value-type="float">
            <text:p>33130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84]&gt;[.B$54];[.B84];na)" office:value-type="float" office:value="89261.2" calcext:value-type="float">
            <text:p>89261,2</text:p>
          </table:table-cell>
          <table:table-cell table:style-name="ce3" table:formula="of:=IF([.C84]&gt;[.C$54];[.C84];na)" office:value-type="float" office:value="27362.4285714286" calcext:value-type="float">
            <text:p>27362,4285714286</text:p>
          </table:table-cell>
          <table:table-cell table:style-name="ce3" table:formula="of:=IF([.D84]&gt;[.D$54];[.D84];na)" office:value-type="float" office:value="38212.9142857143" calcext:value-type="float">
            <text:p>38212,9142857143</text:p>
          </table:table-cell>
          <table:table-cell table:style-name="ce3" table:formula="of:=IF([.E84]&gt;[.E$54];[.E84];na)" office:value-type="float" office:value="1239530.27142857" calcext:value-type="float">
            <text:p>1239530,27142857</text:p>
          </table:table-cell>
          <table:table-cell table:style-name="ce3" table:formula="of:=IF([.F84]&gt;[.F$54];[.F84];na)" office:value-type="float" office:value="11549.3571428571" calcext:value-type="float">
            <text:p>11549,3571428571</text:p>
          </table:table-cell>
          <table:table-cell table:style-name="ce3" table:formula="of:=IF([.G84]&gt;[.G$54];[.G84];na)" office:value-type="float" office:value="343720.6" calcext:value-type="float">
            <text:p>343720,6</text:p>
          </table:table-cell>
          <table:table-cell table:style-name="ce3" table:formula="of:=IF([.H84]&gt;[.H$54];[.H84];na)" office:value-type="float" office:value="30436.6571428571" calcext:value-type="float">
            <text:p>30436,6571428571</text:p>
          </table:table-cell>
          <table:table-cell table:style-name="ce3" table:formula="of:=IF([.I84]&gt;[.I$54];[.I84];na)" office:value-type="float" office:value="488554.771428571" calcext:value-type="float">
            <text:p>488554,771428571</text:p>
          </table:table-cell>
          <table:table-cell table:style-name="ce3" table:formula="of:=IF([.J84]&gt;[.J$54];[.J84];na)" office:value-type="float" office:value="77034.9714285714" calcext:value-type="float">
            <text:p>77034,9714285714</text:p>
          </table:table-cell>
          <table:table-cell table:style-name="ce3" table:formula="of:=IF([.K84]&gt;[.K$54];[.K84];na)" office:value-type="float" office:value="76834.5142857143" calcext:value-type="float">
            <text:p>76834,5142857143</text:p>
          </table:table-cell>
          <table:table-cell table:style-name="ce3" table:formula="of:=IF([.L84]&gt;[.L$54];[.L84];na)" office:value-type="float" office:value="25796.8" calcext:value-type="float">
            <text:p>25796,8</text:p>
          </table:table-cell>
          <table:table-cell table:style-name="ce3" table:formula="of:=IF([.M84]&gt;[.M$54];[.M84];na)" office:value-type="float" office:value="308952.414285714" calcext:value-type="float">
            <text:p>308952,414285714</text:p>
          </table:table-cell>
          <table:table-cell table:style-name="ce3" table:formula="of:=IF([.N84]&gt;[.N$54];[.N84];na)" office:value-type="float" office:value="98312.8285714285" calcext:value-type="float">
            <text:p>98312,8285714285</text:p>
          </table:table-cell>
          <table:table-cell table:style-name="ce3" table:formula="of:=IF([.O84]&gt;[.O$54];[.O84];na)" office:value-type="float" office:value="362697.528571429" calcext:value-type="float">
            <text:p>362697,528571429</text:p>
          </table:table-cell>
          <table:table-cell table:style-name="ce3" table:formula="of:=IF([.P84]&gt;[.P$54];[.P84];na)" office:value-type="float" office:value="31667.3285714286" calcext:value-type="float">
            <text:p>31667,3285714286</text:p>
          </table:table-cell>
          <table:table-cell table:style-name="ce3" table:formula="of:=IF([.Q84]&gt;[.Q$54];[.Q84];na)" office:value-type="float" office:value="17661.0285714286" calcext:value-type="float">
            <text:p>17661,0285714286</text:p>
          </table:table-cell>
          <table:table-cell table:style-name="ce3" table:formula="of:=IF([.R84]&gt;[.R$54];[.R84];na)" office:value-type="float" office:value="120486.742857143" calcext:value-type="float">
            <text:p>120486,742857143</text:p>
          </table:table-cell>
          <table:table-cell table:style-name="ce3" table:formula="of:=IF([.S84]&gt;[.S$54];[.S84];na)" office:value-type="float" office:value="449645.9" calcext:value-type="float">
            <text:p>449645,9</text:p>
          </table:table-cell>
          <table:table-cell table:style-name="ce3" table:formula="of:=IF([.T84]&gt;[.T$54];[.T84];na)" office:value-type="float" office:value="255040.057142857" calcext:value-type="float">
            <text:p>255040,057142857</text:p>
          </table:table-cell>
          <table:table-cell table:style-name="ce3" table:formula="of:=IF([.U84]&gt;[.U$54];[.U84];na)" office:value-type="float" office:value="353439.171428571" calcext:value-type="float">
            <text:p>353439,171428571</text:p>
          </table:table-cell>
          <table:table-cell table:style-name="ce3" table:formula="of:=IF([.V84]&gt;[.V$54];[.V84];na)" office:value-type="float" office:value="332406.4" calcext:value-type="float">
            <text:p>332406,4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85]&gt;[.B$54];[.B85];na)" office:value-type="float" office:value="87114.8" calcext:value-type="float">
            <text:p>87114,8</text:p>
          </table:table-cell>
          <table:table-cell table:style-name="ce3" table:formula="of:=IF([.C85]&gt;[.C$54];[.C85];na)" office:value-type="float" office:value="25958.4285714286" calcext:value-type="float">
            <text:p>25958,4285714286</text:p>
          </table:table-cell>
          <table:table-cell table:style-name="ce3" table:formula="of:=IF([.D85]&gt;[.D$54];[.D85];na)" office:value-type="float" office:value="38266.4142857143" calcext:value-type="float">
            <text:p>38266,4142857143</text:p>
          </table:table-cell>
          <table:table-cell table:style-name="ce3" table:formula="of:=IF([.E85]&gt;[.E$54];[.E85];na)" office:value-type="float" office:value="1259999.67142857" calcext:value-type="float">
            <text:p>1259999,67142857</text:p>
          </table:table-cell>
          <table:table-cell table:style-name="ce3" table:formula="of:=IF([.F85]&gt;[.F$54];[.F85];na)" office:value-type="float" office:value="14307.2571428571" calcext:value-type="float">
            <text:p>14307,2571428571</text:p>
          </table:table-cell>
          <table:table-cell table:style-name="ce3" table:formula="of:=IF([.G85]&gt;[.G$54];[.G85];na)" office:value-type="float" office:value="342015" calcext:value-type="float">
            <text:p>342015</text:p>
          </table:table-cell>
          <table:table-cell table:style-name="ce3" table:formula="of:=IF([.H85]&gt;[.H$54];[.H85];na)" office:value-type="float" office:value="28892.2571428571" calcext:value-type="float">
            <text:p>28892,2571428571</text:p>
          </table:table-cell>
          <table:table-cell table:style-name="ce3" table:formula="of:=IF([.I85]&gt;[.I$54];[.I85];na)" office:value-type="float" office:value="473500.471428571" calcext:value-type="float">
            <text:p>473500,471428571</text:p>
          </table:table-cell>
          <table:table-cell table:style-name="ce3" table:formula="of:=IF([.J85]&gt;[.J$54];[.J85];na)" office:value-type="float" office:value="73124.1714285714" calcext:value-type="float">
            <text:p>73124,1714285714</text:p>
          </table:table-cell>
          <table:table-cell table:style-name="ce3" table:formula="of:=IF([.K85]&gt;[.K$54];[.K85];na)" office:value-type="float" office:value="78800.5142857143" calcext:value-type="float">
            <text:p>78800,5142857143</text:p>
          </table:table-cell>
          <table:table-cell table:style-name="ce3" table:formula="of:=IF([.L85]&gt;[.L$54];[.L85];na)" office:value-type="float" office:value="25415.6" calcext:value-type="float">
            <text:p>25415,6</text:p>
          </table:table-cell>
          <table:table-cell table:style-name="ce3" table:formula="of:=IF([.M85]&gt;[.M$54];[.M85];na)" office:value-type="float" office:value="297841.214285714" calcext:value-type="float">
            <text:p>297841,214285714</text:p>
          </table:table-cell>
          <table:table-cell table:style-name="ce3" table:formula="of:=IF([.N85]&gt;[.N$54];[.N85];na)" office:value-type="float" office:value="95286.0285714286" calcext:value-type="float">
            <text:p>95286,0285714286</text:p>
          </table:table-cell>
          <table:table-cell table:style-name="ce3" table:formula="of:=IF([.O85]&gt;[.O$54];[.O85];na)" office:value-type="float" office:value="365725.528571429" calcext:value-type="float">
            <text:p>365725,528571429</text:p>
          </table:table-cell>
          <table:table-cell table:style-name="ce3" table:formula="of:=IF([.P85]&gt;[.P$54];[.P85];na)" office:value-type="float" office:value="31647.1285714286" calcext:value-type="float">
            <text:p>31647,1285714286</text:p>
          </table:table-cell>
          <table:table-cell table:style-name="ce3" table:formula="of:=IF([.Q85]&gt;[.Q$54];[.Q85];na)" office:value-type="float" office:value="17901.4285714286" calcext:value-type="float">
            <text:p>17901,4285714286</text:p>
          </table:table-cell>
          <table:table-cell table:style-name="ce3" table:formula="of:=IF([.R85]&gt;[.R$54];[.R85];na)" office:value-type="float" office:value="120737.542857143" calcext:value-type="float">
            <text:p>120737,542857143</text:p>
          </table:table-cell>
          <table:table-cell table:style-name="ce3" table:formula="of:=IF([.S85]&gt;[.S$54];[.S85];na)" office:value-type="float" office:value="434429.4" calcext:value-type="float">
            <text:p>434429,4</text:p>
          </table:table-cell>
          <table:table-cell table:style-name="ce3" table:formula="of:=IF([.T85]&gt;[.T$54];[.T85];na)" office:value-type="float" office:value="249264.057142857" calcext:value-type="float">
            <text:p>249264,057142857</text:p>
          </table:table-cell>
          <table:table-cell table:style-name="ce3" table:formula="of:=IF([.U85]&gt;[.U$54];[.U85];na)" office:value-type="float" office:value="329209.571428571" calcext:value-type="float">
            <text:p>329209,571428571</text:p>
          </table:table-cell>
          <table:table-cell table:style-name="ce3" table:formula="of:=IF([.V85]&gt;[.V$54];[.V85];na)" office:value-type="float" office:value="326028" calcext:value-type="float">
            <text:p>326028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86]&gt;[.B$54];[.B86];na)" office:value-type="float" office:value="88118" calcext:value-type="float">
            <text:p>88118</text:p>
          </table:table-cell>
          <table:table-cell table:style-name="ce3" table:formula="of:=IF([.C86]&gt;[.C$54];[.C86];na)" office:value-type="float" office:value="24494.2285714286" calcext:value-type="float">
            <text:p>24494,2285714286</text:p>
          </table:table-cell>
          <table:table-cell table:style-name="ce3" table:formula="of:=IF([.D86]&gt;[.D$54];[.D86];na)" office:value-type="float" office:value="37947.7142857143" calcext:value-type="float">
            <text:p>37947,7142857143</text:p>
          </table:table-cell>
          <table:table-cell table:style-name="ce3" table:formula="of:=IF([.E86]&gt;[.E$54];[.E86];na)" office:value-type="float" office:value="1236506.57142857" calcext:value-type="float">
            <text:p>1236506,57142857</text:p>
          </table:table-cell>
          <table:table-cell table:style-name="ce3" table:formula="of:=IF([.F86]&gt;[.F$54];[.F86];na)" office:value-type="float" office:value="14854.8571428571" calcext:value-type="float">
            <text:p>14854,8571428571</text:p>
          </table:table-cell>
          <table:table-cell table:style-name="ce3" table:formula="of:=IF([.G86]&gt;[.G$54];[.G86];na)" office:value-type="float" office:value="344380.6" calcext:value-type="float">
            <text:p>344380,6</text:p>
          </table:table-cell>
          <table:table-cell table:style-name="ce3" table:formula="of:=IF([.H86]&gt;[.H$54];[.H86];na)" office:value-type="float" office:value="29473.8571428571" calcext:value-type="float">
            <text:p>29473,8571428571</text:p>
          </table:table-cell>
          <table:table-cell table:style-name="ce3" table:formula="of:=IF([.I86]&gt;[.I$54];[.I86];na)" office:value-type="float" office:value="472472.571428571" calcext:value-type="float">
            <text:p>472472,571428571</text:p>
          </table:table-cell>
          <table:table-cell table:style-name="ce3" table:formula="of:=IF([.J86]&gt;[.J$54];[.J86];na)" office:value-type="float" office:value="77717.3714285714" calcext:value-type="float">
            <text:p>77717,3714285714</text:p>
          </table:table-cell>
          <table:table-cell table:style-name="ce3" table:formula="of:=IF([.K86]&gt;[.K$54];[.K86];na)" office:value-type="float" office:value="76012.5142857143" calcext:value-type="float">
            <text:p>76012,5142857143</text:p>
          </table:table-cell>
          <table:table-cell table:style-name="ce3" table:formula="of:=IF([.L86]&gt;[.L$54];[.L86];na)" office:value-type="float" office:value="25215" calcext:value-type="float">
            <text:p>25215</text:p>
          </table:table-cell>
          <table:table-cell table:style-name="ce3" table:formula="of:=IF([.M86]&gt;[.M$54];[.M86];na)" office:value-type="float" office:value="302374.814285714" calcext:value-type="float">
            <text:p>302374,814285714</text:p>
          </table:table-cell>
          <table:table-cell table:style-name="ce3" table:formula="of:=IF([.N86]&gt;[.N$54];[.N86];na)" office:value-type="float" office:value="93059.6285714286" calcext:value-type="float">
            <text:p>93059,6285714286</text:p>
          </table:table-cell>
          <table:table-cell table:style-name="ce3" table:formula="of:=IF([.O86]&gt;[.O$54];[.O86];na)" office:value-type="float" office:value="358481.028571429" calcext:value-type="float">
            <text:p>358481,028571429</text:p>
          </table:table-cell>
          <table:table-cell table:style-name="ce3" table:formula="of:=IF([.P86]&gt;[.P$54];[.P86];na)" office:value-type="float" office:value="32971.3285714286" calcext:value-type="float">
            <text:p>32971,3285714286</text:p>
          </table:table-cell>
          <table:table-cell table:style-name="ce3" table:formula="of:=IF([.Q86]&gt;[.Q$54];[.Q86];na)" office:value-type="float" office:value="16317.0285714286" calcext:value-type="float">
            <text:p>16317,0285714286</text:p>
          </table:table-cell>
          <table:table-cell table:style-name="ce3" table:formula="of:=IF([.R86]&gt;[.R$54];[.R86];na)" office:value-type="float" office:value="122087.142857143" calcext:value-type="float">
            <text:p>122087,142857143</text:p>
          </table:table-cell>
          <table:table-cell table:style-name="ce3" table:formula="of:=IF([.S86]&gt;[.S$54];[.S86];na)" office:value-type="float" office:value="433748.1" calcext:value-type="float">
            <text:p>433748,1</text:p>
          </table:table-cell>
          <table:table-cell table:style-name="ce3" table:formula="of:=IF([.T86]&gt;[.T$54];[.T86];na)" office:value-type="float" office:value="256261.657142857" calcext:value-type="float">
            <text:p>256261,657142857</text:p>
          </table:table-cell>
          <table:table-cell table:style-name="ce3" table:formula="of:=IF([.U86]&gt;[.U$54];[.U86];na)" office:value-type="float" office:value="340222.371428571" calcext:value-type="float">
            <text:p>340222,371428571</text:p>
          </table:table-cell>
          <table:table-cell table:style-name="ce3" table:formula="of:=IF([.V86]&gt;[.V$54];[.V86];na)" office:value-type="float" office:value="330681.6" calcext:value-type="float">
            <text:p>330681,6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87]&gt;[.B$54];[.B87];na)" office:value-type="float" office:value="87676.4" calcext:value-type="float">
            <text:p>87676,4</text:p>
          </table:table-cell>
          <table:table-cell table:style-name="ce3" table:formula="of:=IF([.C87]&gt;[.C$54];[.C87];na)" office:value-type="float" office:value="28545.6285714286" calcext:value-type="float">
            <text:p>28545,6285714286</text:p>
          </table:table-cell>
          <table:table-cell table:style-name="ce3" table:formula="of:=IF([.D87]&gt;[.D$54];[.D87];na)" office:value-type="float" office:value="41102.8142857143" calcext:value-type="float">
            <text:p>41102,8142857143</text:p>
          </table:table-cell>
          <table:table-cell table:style-name="ce3" table:formula="of:=IF([.E87]&gt;[.E$54];[.E87];na)" office:value-type="float" office:value="1268485.37142857" calcext:value-type="float">
            <text:p>1268485,37142857</text:p>
          </table:table-cell>
          <table:table-cell table:style-name="ce3" table:formula="of:=IF([.F87]&gt;[.F$54];[.F87];na)" office:value-type="float" office:value="11604.0571428571" calcext:value-type="float">
            <text:p>11604,0571428571</text:p>
          </table:table-cell>
          <table:table-cell table:style-name="ce3" table:formula="of:=IF([.G87]&gt;[.G$54];[.G87];na)" office:value-type="float" office:value="347891" calcext:value-type="float">
            <text:p>347891</text:p>
          </table:table-cell>
          <table:table-cell table:style-name="ce3" table:formula="of:=IF([.H87]&gt;[.H$54];[.H87];na)" office:value-type="float" office:value="31238.8571428571" calcext:value-type="float">
            <text:p>31238,8571428571</text:p>
          </table:table-cell>
          <table:table-cell table:style-name="ce3" table:formula="of:=IF([.I87]&gt;[.I$54];[.I87];na)" office:value-type="float" office:value="487813.771428572" calcext:value-type="float">
            <text:p>487813,771428572</text:p>
          </table:table-cell>
          <table:table-cell table:style-name="ce3" table:formula="of:=IF([.J87]&gt;[.J$54];[.J87];na)" office:value-type="float" office:value="76674.1714285714" calcext:value-type="float">
            <text:p>76674,1714285714</text:p>
          </table:table-cell>
          <table:table-cell table:style-name="ce3" table:formula="of:=IF([.K87]&gt;[.K$54];[.K87];na)" office:value-type="float" office:value="77577.1142857143" calcext:value-type="float">
            <text:p>77577,1142857143</text:p>
          </table:table-cell>
          <table:table-cell table:style-name="ce3" table:formula="of:=IF([.L87]&gt;[.L$54];[.L87];na)" office:value-type="float" office:value="24352.4" calcext:value-type="float">
            <text:p>24352,4</text:p>
          </table:table-cell>
          <table:table-cell table:style-name="ce3" table:formula="of:=IF([.M87]&gt;[.M$54];[.M87];na)" office:value-type="float" office:value="312582.814285714" calcext:value-type="float">
            <text:p>312582,814285714</text:p>
          </table:table-cell>
          <table:table-cell table:style-name="ce3" table:formula="of:=IF([.N87]&gt;[.N$54];[.N87];na)" office:value-type="float" office:value="101363.228571429" calcext:value-type="float">
            <text:p>101363,228571429</text:p>
          </table:table-cell>
          <table:table-cell table:style-name="ce3" table:formula="of:=IF([.O87]&gt;[.O$54];[.O87];na)" office:value-type="float" office:value="367002.528571429" calcext:value-type="float">
            <text:p>367002,528571429</text:p>
          </table:table-cell>
          <table:table-cell table:style-name="ce3" table:formula="of:=IF([.P87]&gt;[.P$54];[.P87];na)" office:value-type="float" office:value="31627.5285714286" calcext:value-type="float">
            <text:p>31627,5285714286</text:p>
          </table:table-cell>
          <table:table-cell table:style-name="ce3" table:formula="of:=IF([.Q87]&gt;[.Q$54];[.Q87];na)" office:value-type="float" office:value="17460.2285714286" calcext:value-type="float">
            <text:p>17460,2285714286</text:p>
          </table:table-cell>
          <table:table-cell table:style-name="ce3" table:formula="of:=IF([.R87]&gt;[.R$54];[.R87];na)" office:value-type="float" office:value="122398.342857143" calcext:value-type="float">
            <text:p>122398,342857143</text:p>
          </table:table-cell>
          <table:table-cell table:style-name="ce3" table:formula="of:=IF([.S87]&gt;[.S$54];[.S87];na)" office:value-type="float" office:value="456917.7" calcext:value-type="float">
            <text:p>456917,7</text:p>
          </table:table-cell>
          <table:table-cell table:style-name="ce3" table:formula="of:=IF([.T87]&gt;[.T$54];[.T87];na)" office:value-type="float" office:value="257985.657142857" calcext:value-type="float">
            <text:p>257985,657142857</text:p>
          </table:table-cell>
          <table:table-cell table:style-name="ce3" table:formula="of:=IF([.U87]&gt;[.U$54];[.U87];na)" office:value-type="float" office:value="348264.771428571" calcext:value-type="float">
            <text:p>348264,771428571</text:p>
          </table:table-cell>
          <table:table-cell table:style-name="ce3" table:formula="of:=IF([.V87]&gt;[.V$54];[.V87];na)" office:value-type="float" office:value="334352" calcext:value-type="float">
            <text:p>334352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88]&gt;[.B$54];[.B88];na)" office:value-type="float" office:value="88258.4" calcext:value-type="float">
            <text:p>88258,4</text:p>
          </table:table-cell>
          <table:table-cell table:style-name="ce3" table:formula="of:=IF([.C88]&gt;[.C$54];[.C88];na)" office:value-type="float" office:value="28325.0285714286" calcext:value-type="float">
            <text:p>28325,0285714286</text:p>
          </table:table-cell>
          <table:table-cell table:style-name="ce3" table:formula="of:=IF([.D88]&gt;[.D$54];[.D88];na)" office:value-type="float" office:value="35286.4142857143" calcext:value-type="float">
            <text:p>35286,4142857143</text:p>
          </table:table-cell>
          <table:table-cell table:style-name="ce3" table:formula="of:=IF([.E88]&gt;[.E$54];[.E88];na)" office:value-type="float" office:value="1264932.27142857" calcext:value-type="float">
            <text:p>1264932,27142857</text:p>
          </table:table-cell>
          <table:table-cell table:style-name="ce3" table:formula="of:=IF([.F88]&gt;[.F$54];[.F88];na)" office:value-type="float" office:value="14196.5571428571" calcext:value-type="float">
            <text:p>14196,5571428571</text:p>
          </table:table-cell>
          <table:table-cell table:style-name="ce3" table:formula="of:=IF([.G88]&gt;[.G$54];[.G88];na)" office:value-type="float" office:value="345282.2" calcext:value-type="float">
            <text:p>345282,2</text:p>
          </table:table-cell>
          <table:table-cell table:style-name="ce3" table:formula="of:=IF([.H88]&gt;[.H$54];[.H88];na)" office:value-type="float" office:value="29654.4571428571" calcext:value-type="float">
            <text:p>29654,4571428571</text:p>
          </table:table-cell>
          <table:table-cell table:style-name="ce3" table:formula="of:=IF([.I88]&gt;[.I$54];[.I88];na)" office:value-type="float" office:value="486459.571428571" calcext:value-type="float">
            <text:p>486459,571428571</text:p>
          </table:table-cell>
          <table:table-cell table:style-name="ce3" table:formula="of:=IF([.J88]&gt;[.J$54];[.J88];na)" office:value-type="float" office:value="77074.9714285714" calcext:value-type="float">
            <text:p>77074,9714285714</text:p>
          </table:table-cell>
          <table:table-cell table:style-name="ce3" table:formula="of:=IF([.K88]&gt;[.K$54];[.K88];na)" office:value-type="float" office:value="77255.9142857143" calcext:value-type="float">
            <text:p>77255,9142857143</text:p>
          </table:table-cell>
          <table:table-cell table:style-name="ce3" table:formula="of:=IF([.L88]&gt;[.L$54];[.L88];na)" office:value-type="float" office:value="26277.8" calcext:value-type="float">
            <text:p>26277,8</text:p>
          </table:table-cell>
          <table:table-cell table:style-name="ce3" table:formula="of:=IF([.M88]&gt;[.M$54];[.M88];na)" office:value-type="float" office:value="308811.614285714" calcext:value-type="float">
            <text:p>308811,614285714</text:p>
          </table:table-cell>
          <table:table-cell table:style-name="ce3" table:formula="of:=IF([.N88]&gt;[.N$54];[.N88];na)" office:value-type="float" office:value="99637.6285714286" calcext:value-type="float">
            <text:p>99637,6285714286</text:p>
          </table:table-cell>
          <table:table-cell table:style-name="ce3" table:formula="of:=IF([.O88]&gt;[.O$54];[.O88];na)" office:value-type="float" office:value="365775.528571429" calcext:value-type="float">
            <text:p>365775,528571429</text:p>
          </table:table-cell>
          <table:table-cell table:style-name="ce3" table:formula="of:=IF([.P88]&gt;[.P$54];[.P88];na)" office:value-type="float" office:value="34435.1285714286" calcext:value-type="float">
            <text:p>34435,1285714286</text:p>
          </table:table-cell>
          <table:table-cell table:style-name="ce3" table:formula="of:=IF([.Q88]&gt;[.Q$54];[.Q88];na)" office:value-type="float" office:value="18423.0285714286" calcext:value-type="float">
            <text:p>18423,0285714286</text:p>
          </table:table-cell>
          <table:table-cell table:style-name="ce3" table:formula="of:=IF([.R88]&gt;[.R$54];[.R88];na)" office:value-type="float" office:value="126632.742857143" calcext:value-type="float">
            <text:p>126632,742857143</text:p>
          </table:table-cell>
          <table:table-cell table:style-name="ce3" table:formula="of:=IF([.S88]&gt;[.S$54];[.S88];na)" office:value-type="float" office:value="434175.3" calcext:value-type="float">
            <text:p>434175,3</text:p>
          </table:table-cell>
          <table:table-cell table:style-name="ce3" table:formula="of:=IF([.T88]&gt;[.T$54];[.T88];na)" office:value-type="float" office:value="254237.657142857" calcext:value-type="float">
            <text:p>254237,657142857</text:p>
          </table:table-cell>
          <table:table-cell table:style-name="ce3" table:formula="of:=IF([.U88]&gt;[.U$54];[.U88];na)" office:value-type="float" office:value="334927.971428571" calcext:value-type="float">
            <text:p>334927,971428571</text:p>
          </table:table-cell>
          <table:table-cell table:style-name="ce3" table:formula="of:=IF([.V88]&gt;[.V$54];[.V88];na)" office:value-type="float" office:value="332908.8" calcext:value-type="float">
            <text:p>332908,8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89]&gt;[.B$54];[.B89];na)" office:value-type="float" office:value="85510.8" calcext:value-type="float">
            <text:p>85510,8</text:p>
          </table:table-cell>
          <table:table-cell table:style-name="ce3" table:formula="of:=IF([.C89]&gt;[.C$54];[.C89];na)" office:value-type="float" office:value="27783.4285714286" calcext:value-type="float">
            <text:p>27783,4285714286</text:p>
          </table:table-cell>
          <table:table-cell table:style-name="ce3" table:formula="of:=IF([.D89]&gt;[.D$54];[.D89];na)" office:value-type="float" office:value="35877.1142857143" calcext:value-type="float">
            <text:p>35877,1142857143</text:p>
          </table:table-cell>
          <table:table-cell table:style-name="ce3" table:formula="of:=IF([.E89]&gt;[.E$54];[.E89];na)" office:value-type="float" office:value="1295005.07142857" calcext:value-type="float">
            <text:p>1295005,07142857</text:p>
          </table:table-cell>
          <table:table-cell table:style-name="ce3" table:formula="of:=IF([.F89]&gt;[.F$54];[.F89];na)" office:value-type="float" office:value="15136.1571428571" calcext:value-type="float">
            <text:p>15136,1571428571</text:p>
          </table:table-cell>
          <table:table-cell table:style-name="ce3" table:formula="of:=IF([.G89]&gt;[.G$54];[.G89];na)" office:value-type="float" office:value="335053.4" calcext:value-type="float">
            <text:p>335053,4</text:p>
          </table:table-cell>
          <table:table-cell table:style-name="ce3" table:formula="of:=IF([.H89]&gt;[.H$54];[.H89];na)" office:value-type="float" office:value="29173.0571428571" calcext:value-type="float">
            <text:p>29173,0571428571</text:p>
          </table:table-cell>
          <table:table-cell table:style-name="ce3" table:formula="of:=IF([.I89]&gt;[.I$54];[.I89];na)" office:value-type="float" office:value="488677.571428571" calcext:value-type="float">
            <text:p>488677,571428571</text:p>
          </table:table-cell>
          <table:table-cell table:style-name="ce3" table:formula="of:=IF([.J89]&gt;[.J$54];[.J89];na)" office:value-type="float" office:value="74929.3714285714" calcext:value-type="float">
            <text:p>74929,3714285714</text:p>
          </table:table-cell>
          <table:table-cell table:style-name="ce3" table:formula="of:=IF([.K89]&gt;[.K$54];[.K89];na)" office:value-type="float" office:value="76473.5142857143" calcext:value-type="float">
            <text:p>76473,5142857143</text:p>
          </table:table-cell>
          <table:table-cell table:style-name="ce3" table:formula="of:=IF([.L89]&gt;[.L$54];[.L89];na)" office:value-type="float" office:value="25576" calcext:value-type="float">
            <text:p>25576</text:p>
          </table:table-cell>
          <table:table-cell table:style-name="ce3" table:formula="of:=IF([.M89]&gt;[.M$54];[.M89];na)" office:value-type="float" office:value="300629.214285714" calcext:value-type="float">
            <text:p>300629,214285714</text:p>
          </table:table-cell>
          <table:table-cell table:style-name="ce3" table:formula="of:=IF([.N89]&gt;[.N$54];[.N89];na)" office:value-type="float" office:value="104751.228571429" calcext:value-type="float">
            <text:p>104751,228571429</text:p>
          </table:table-cell>
          <table:table-cell table:style-name="ce3" table:formula="of:=IF([.O89]&gt;[.O$54];[.O89];na)" office:value-type="float" office:value="355690.528571429" calcext:value-type="float">
            <text:p>355690,528571429</text:p>
          </table:table-cell>
          <table:table-cell table:style-name="ce3" table:formula="of:=IF([.P89]&gt;[.P$54];[.P89];na)" office:value-type="float" office:value="33332.1285714286" calcext:value-type="float">
            <text:p>33332,1285714286</text:p>
          </table:table-cell>
          <table:table-cell table:style-name="ce3" table:formula="of:=IF([.Q89]&gt;[.Q$54];[.Q89];na)" office:value-type="float" office:value="18643.8285714286" calcext:value-type="float">
            <text:p>18643,8285714286</text:p>
          </table:table-cell>
          <table:table-cell table:style-name="ce3" table:formula="of:=IF([.R89]&gt;[.R$54];[.R89];na)" office:value-type="float" office:value="124920.742857143" calcext:value-type="float">
            <text:p>124920,742857143</text:p>
          </table:table-cell>
          <table:table-cell table:style-name="ce3" table:formula="of:=IF([.S89]&gt;[.S$54];[.S89];na)" office:value-type="float" office:value="435466.3" calcext:value-type="float">
            <text:p>435466,3</text:p>
          </table:table-cell>
          <table:table-cell table:style-name="ce3" table:formula="of:=IF([.T89]&gt;[.T$54];[.T89];na)" office:value-type="float" office:value="249785.657142857" calcext:value-type="float">
            <text:p>249785,657142857</text:p>
          </table:table-cell>
          <table:table-cell table:style-name="ce3" table:formula="of:=IF([.U89]&gt;[.U$54];[.U89];na)" office:value-type="float" office:value="338798.371428571" calcext:value-type="float">
            <text:p>338798,371428571</text:p>
          </table:table-cell>
          <table:table-cell table:style-name="ce3" table:formula="of:=IF([.V89]&gt;[.V$54];[.V89];na)" office:value-type="float" office:value="334514.4" calcext:value-type="float">
            <text:p>334514,4</text:p>
          </table:table-cell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style-name="ce3" table:formula="of:=[.B92]/[.$E92]" office:value-type="float" office:value="0.0663808407650037" calcext:value-type="float">
            <text:p>0,0663808408</text:p>
          </table:table-cell>
          <table:table-cell table:style-name="ce3" table:formula="of:=[.C92]/[.$E92]" office:value-type="float" office:value="0.0465456851274048" calcext:value-type="float">
            <text:p>0,0465456851</text:p>
          </table:table-cell>
          <table:table-cell table:style-name="ce3" table:formula="of:=[.D92]/[.$E92]" office:value-type="float" office:value="0.0401626201905766" calcext:value-type="float">
            <text:p>0,0401626202</text:p>
          </table:table-cell>
          <table:table-cell table:style-name="ce3" table:formula="of:=[.E92]/[.$E92]" office:value-type="float" office:value="1" calcext:value-type="float">
            <text:p>1</text:p>
          </table:table-cell>
          <table:table-cell table:style-name="ce3" table:formula="of:=[.F92]/[.$E92]" office:value-type="float" office:value="0.0100162312386375" calcext:value-type="float">
            <text:p>0,0100162312</text:p>
          </table:table-cell>
          <table:table-cell table:style-name="ce3" table:formula="of:=[.G92]/[.$E92]" office:value-type="float" office:value="0.252109757762637" calcext:value-type="float">
            <text:p>0,2521097578</text:p>
          </table:table-cell>
          <table:table-cell table:style-name="ce3" table:formula="of:=[.H92]/[.$E92]" office:value-type="float" office:value="0.0217951255628762" calcext:value-type="float">
            <text:p>0,0217951256</text:p>
          </table:table-cell>
          <table:table-cell table:style-name="ce3" table:formula="of:=[.I92]/[.$E92]" office:value-type="float" office:value="0.477935990278919" calcext:value-type="float">
            <text:p>0,4779359903</text:p>
          </table:table-cell>
          <table:table-cell table:style-name="ce3" table:formula="of:=[.J92]/[.$E92]" office:value-type="float" office:value="0.0634330722338424" calcext:value-type="float">
            <text:p>0,0634330722</text:p>
          </table:table-cell>
          <table:table-cell table:style-name="ce3" table:formula="of:=[.K92]/[.$E92]" office:value-type="float" office:value="0.0657077018202312" calcext:value-type="float">
            <text:p>0,0657077018</text:p>
          </table:table-cell>
          <table:table-cell table:style-name="ce3" table:formula="of:=[.L92]/[.$E92]" office:value-type="float" office:value="0.0241617210387906" calcext:value-type="float">
            <text:p>0,024161721</text:p>
          </table:table-cell>
          <table:table-cell table:style-name="ce3" table:formula="of:=[.M92]/[.$E92]" office:value-type="float" office:value="0.238041752434819" calcext:value-type="float">
            <text:p>0,2380417524</text:p>
          </table:table-cell>
          <table:table-cell table:style-name="ce3" table:formula="of:=[.N92]/[.$E92]" office:value-type="float" office:value="0.0806285203747317" calcext:value-type="float">
            <text:p>0,0806285204</text:p>
          </table:table-cell>
          <table:table-cell table:style-name="ce3" table:formula="of:=[.O92]/[.$E92]" office:value-type="float" office:value="0.258184919715952" calcext:value-type="float">
            <text:p>0,2581849197</text:p>
          </table:table-cell>
          <table:table-cell table:style-name="ce3" table:formula="of:=[.P92]/[.$E92]" office:value-type="float" office:value="0.0304537980262717" calcext:value-type="float">
            <text:p>0,030453798</text:p>
          </table:table-cell>
          <table:table-cell table:style-name="ce3" table:formula="of:=[.Q92]/[.$E92]" office:value-type="float" office:value="0.0169964224972629" calcext:value-type="float">
            <text:p>0,0169964225</text:p>
          </table:table-cell>
          <table:table-cell table:style-name="ce3" table:formula="of:=[.R92]/[.$E92]" office:value-type="float" office:value="0.100485348747198" calcext:value-type="float">
            <text:p>0,1004853487</text:p>
          </table:table-cell>
          <table:table-cell table:style-name="ce3" table:formula="of:=[.S92]/[.$E92]" office:value-type="float" office:value="0.380003885287182" calcext:value-type="float">
            <text:p>0,3800038853</text:p>
          </table:table-cell>
          <table:table-cell table:style-name="ce3" table:formula="of:=[.T92]/[.$E92]" office:value-type="float" office:value="0.238771700813605" calcext:value-type="float">
            <text:p>0,2387717008</text:p>
          </table:table-cell>
          <table:table-cell table:style-name="ce3" table:formula="of:=[.U92]/[.$E92]" office:value-type="float" office:value="0.267179559082532" calcext:value-type="float">
            <text:p>0,2671795591</text:p>
          </table:table-cell>
          <table:table-cell table:style-name="ce3" table:formula="of:=[.V92]/[.$E92]" office:value-type="float" office:value="0.292881348217174" calcext:value-type="float">
            <text:p>0,2928813482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style-name="ce3" table:formula="of:=[.B93]/[.$E93]" office:value-type="float" office:value="0.0675946183862632" calcext:value-type="float">
            <text:p>0,0675946184</text:p>
          </table:table-cell>
          <table:table-cell table:style-name="ce3" table:formula="of:=[.C93]/[.$E93]" office:value-type="float" office:value="0.0377048296481942" calcext:value-type="float">
            <text:p>0,0377048296</text:p>
          </table:table-cell>
          <table:table-cell table:style-name="ce3" table:formula="of:=[.D93]/[.$E93]" office:value-type="float" office:value="0.0448983670269505" calcext:value-type="float">
            <text:p>0,044898367</text:p>
          </table:table-cell>
          <table:table-cell table:style-name="ce3" table:formula="of:=[.E93]/[.$E93]" office:value-type="float" office:value="1" calcext:value-type="float">
            <text:p>1</text:p>
          </table:table-cell>
          <table:table-cell table:style-name="ce3" table:formula="of:=[.F93]/[.$E93]" office:value-type="float" office:value="0.0143092022897477" calcext:value-type="float">
            <text:p>0,0143092023</text:p>
          </table:table-cell>
          <table:table-cell table:style-name="ce3" table:formula="of:=[.G93]/[.$E93]" office:value-type="float" office:value="0.265198177344212" calcext:value-type="float">
            <text:p>0,2651981773</text:p>
          </table:table-cell>
          <table:table-cell table:style-name="ce3" table:formula="of:=[.H93]/[.$E93]" office:value-type="float" office:value="0.0250360077890521" calcext:value-type="float">
            <text:p>0,0250360078</text:p>
          </table:table-cell>
          <table:table-cell table:style-name="ce3" table:formula="of:=[.I93]/[.$E93]" office:value-type="float" office:value="0.42209855337176" calcext:value-type="float">
            <text:p>0,4220985534</text:p>
          </table:table-cell>
          <table:table-cell table:style-name="ce3" table:formula="of:=[.J93]/[.$E93]" office:value-type="float" office:value="0.0645507658440337" calcext:value-type="float">
            <text:p>0,0645507658</text:p>
          </table:table-cell>
          <table:table-cell table:style-name="ce3" table:formula="of:=[.K93]/[.$E93]" office:value-type="float" office:value="0.0658175991363434" calcext:value-type="float">
            <text:p>0,0658175991</text:p>
          </table:table-cell>
          <table:table-cell table:style-name="ce3" table:formula="of:=[.L93]/[.$E93]" office:value-type="float" office:value="0.0251765580967254" calcext:value-type="float">
            <text:p>0,0251765581</text:p>
          </table:table-cell>
          <table:table-cell table:style-name="ce3" table:formula="of:=[.M93]/[.$E93]" office:value-type="float" office:value="0.248850365617912" calcext:value-type="float">
            <text:p>0,2488503656</text:p>
          </table:table-cell>
          <table:table-cell table:style-name="ce3" table:formula="of:=[.N93]/[.$E93]" office:value-type="float" office:value="0.0867406581105491" calcext:value-type="float">
            <text:p>0,0867406581</text:p>
          </table:table-cell>
          <table:table-cell table:style-name="ce3" table:formula="of:=[.O93]/[.$E93]" office:value-type="float" office:value="0.276809797240291" calcext:value-type="float">
            <text:p>0,2768097972</text:p>
          </table:table-cell>
          <table:table-cell table:style-name="ce3" table:formula="of:=[.P93]/[.$E93]" office:value-type="float" office:value="0.0261494373972776" calcext:value-type="float">
            <text:p>0,0261494374</text:p>
          </table:table-cell>
          <table:table-cell table:style-name="ce3" table:formula="of:=[.Q93]/[.$E93]" office:value-type="float" office:value="0.0182639426836071" calcext:value-type="float">
            <text:p>0,0182639427</text:p>
          </table:table-cell>
          <table:table-cell table:style-name="ce3" table:formula="of:=[.R93]/[.$E93]" office:value-type="float" office:value="0.0986387099053873" calcext:value-type="float">
            <text:p>0,0986387099</text:p>
          </table:table-cell>
          <table:table-cell table:style-name="ce3" table:formula="of:=[.S93]/[.$E93]" office:value-type="float" office:value="0.382104863655577" calcext:value-type="float">
            <text:p>0,3821048637</text:p>
          </table:table-cell>
          <table:table-cell table:style-name="ce3" table:formula="of:=[.T93]/[.$E93]" office:value-type="float" office:value="0.224968087050324" calcext:value-type="float">
            <text:p>0,2249680871</text:p>
          </table:table-cell>
          <table:table-cell table:style-name="ce3" table:formula="of:=[.U93]/[.$E93]" office:value-type="float" office:value="0.286274893873141" calcext:value-type="float">
            <text:p>0,2862748939</text:p>
          </table:table-cell>
          <table:table-cell table:style-name="ce3" table:formula="of:=[.V93]/[.$E93]" office:value-type="float" office:value="0.291135990057598" calcext:value-type="float">
            <text:p>0,2911359901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[.B94]/[.$E94]" office:value-type="float" office:value="0.0716511241584456" calcext:value-type="float">
            <text:p>0,0716511242</text:p>
          </table:table-cell>
          <table:table-cell table:style-name="ce3" table:formula="of:=[.C94]/[.$E94]" office:value-type="float" office:value="0.0414699111426435" calcext:value-type="float">
            <text:p>0,0414699111</text:p>
          </table:table-cell>
          <table:table-cell table:style-name="ce3" table:formula="of:=[.D94]/[.$E94]" office:value-type="float" office:value="0.0323928440503376" calcext:value-type="float">
            <text:p>0,0323928441</text:p>
          </table:table-cell>
          <table:table-cell table:style-name="ce3" table:formula="of:=[.E94]/[.$E94]" office:value-type="float" office:value="1" calcext:value-type="float">
            <text:p>1</text:p>
          </table:table-cell>
          <table:table-cell table:style-name="ce3" table:formula="of:=[.F94]/[.$E94]" office:value-type="float" office:value="0.013577286999283" calcext:value-type="float">
            <text:p>0,013577287</text:p>
          </table:table-cell>
          <table:table-cell table:style-name="ce3" table:formula="of:=[.G94]/[.$E94]" office:value-type="float" office:value="0.275361487197799" calcext:value-type="float">
            <text:p>0,2753614872</text:p>
          </table:table-cell>
          <table:table-cell table:style-name="ce3" table:formula="of:=[.H94]/[.$E94]" office:value-type="float" office:value="0.0228851740010551" calcext:value-type="float">
            <text:p>0,022885174</text:p>
          </table:table-cell>
          <table:table-cell table:style-name="ce3" table:formula="of:=[.I94]/[.$E94]" office:value-type="float" office:value="0.405692524991575" calcext:value-type="float">
            <text:p>0,405692525</text:p>
          </table:table-cell>
          <table:table-cell table:style-name="ce3" table:formula="of:=[.J94]/[.$E94]" office:value-type="float" office:value="0.0663134628892715" calcext:value-type="float">
            <text:p>0,0663134629</text:p>
          </table:table-cell>
          <table:table-cell table:style-name="ce3" table:formula="of:=[.K94]/[.$E94]" office:value-type="float" office:value="0.0685207787815144" calcext:value-type="float">
            <text:p>0,0685207788</text:p>
          </table:table-cell>
          <table:table-cell table:style-name="ce3" table:formula="of:=[.L94]/[.$E94]" office:value-type="float" office:value="0.0224918974716116" calcext:value-type="float">
            <text:p>0,0224918975</text:p>
          </table:table-cell>
          <table:table-cell table:style-name="ce3" table:formula="of:=[.M94]/[.$E94]" office:value-type="float" office:value="0.258536568718029" calcext:value-type="float">
            <text:p>0,2585365687</text:p>
          </table:table-cell>
          <table:table-cell table:style-name="ce3" table:formula="of:=[.N94]/[.$E94]" office:value-type="float" office:value="0.0942462276833996" calcext:value-type="float">
            <text:p>0,0942462277</text:p>
          </table:table-cell>
          <table:table-cell table:style-name="ce3" table:formula="of:=[.O94]/[.$E94]" office:value-type="float" office:value="0.275910528749752" calcext:value-type="float">
            <text:p>0,2759105287</text:p>
          </table:table-cell>
          <table:table-cell table:style-name="ce3" table:formula="of:=[.P94]/[.$E94]" office:value-type="float" office:value="0.0230779616936689" calcext:value-type="float">
            <text:p>0,0230779617</text:p>
          </table:table-cell>
          <table:table-cell table:style-name="ce3" table:formula="of:=[.Q94]/[.$E94]" office:value-type="float" office:value="0.0175168689677739" calcext:value-type="float">
            <text:p>0,017516869</text:p>
          </table:table-cell>
          <table:table-cell table:style-name="ce3" table:formula="of:=[.R94]/[.$E94]" office:value-type="float" office:value="0.0989815737080935" calcext:value-type="float">
            <text:p>0,0989815737</text:p>
          </table:table-cell>
          <table:table-cell table:style-name="ce3" table:formula="of:=[.S94]/[.$E94]" office:value-type="float" office:value="0.366011307334538" calcext:value-type="float">
            <text:p>0,3660113073</text:p>
          </table:table-cell>
          <table:table-cell table:style-name="ce3" table:formula="of:=[.T94]/[.$E94]" office:value-type="float" office:value="0.213719402592403" calcext:value-type="float">
            <text:p>0,2137194026</text:p>
          </table:table-cell>
          <table:table-cell table:style-name="ce3" table:formula="of:=[.U94]/[.$E94]" office:value-type="float" office:value="0.278895758482254" calcext:value-type="float">
            <text:p>0,2788957585</text:p>
          </table:table-cell>
          <table:table-cell table:style-name="ce3" table:formula="of:=[.V94]/[.$E94]" office:value-type="float" office:value="0.297825367513656" calcext:value-type="float">
            <text:p>0,2978253675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95]/[.$E95]" office:value-type="float" office:value="0.0699024340717701" calcext:value-type="float">
            <text:p>0,0699024341</text:p>
          </table:table-cell>
          <table:table-cell table:style-name="ce3" table:formula="of:=[.C95]/[.$E95]" office:value-type="float" office:value="0.0299638189513299" calcext:value-type="float">
            <text:p>0,029963819</text:p>
          </table:table-cell>
          <table:table-cell table:style-name="ce3" table:formula="of:=[.D95]/[.$E95]" office:value-type="float" office:value="0.0354528617976382" calcext:value-type="float">
            <text:p>0,0354528618</text:p>
          </table:table-cell>
          <table:table-cell table:style-name="ce3" table:formula="of:=[.E95]/[.$E95]" office:value-type="float" office:value="1" calcext:value-type="float">
            <text:p>1</text:p>
          </table:table-cell>
          <table:table-cell table:style-name="ce3" table:formula="of:=[.F95]/[.$E95]" office:value-type="float" office:value="0.0148372574368251" calcext:value-type="float">
            <text:p>0,0148372574</text:p>
          </table:table-cell>
          <table:table-cell table:style-name="ce3" table:formula="of:=[.G95]/[.$E95]" office:value-type="float" office:value="0.277395794287919" calcext:value-type="float">
            <text:p>0,2773957943</text:p>
          </table:table-cell>
          <table:table-cell table:style-name="ce3" table:formula="of:=[.H95]/[.$E95]" office:value-type="float" office:value="0.0221427895332235" calcext:value-type="float">
            <text:p>0,0221427895</text:p>
          </table:table-cell>
          <table:table-cell table:style-name="ce3" table:formula="of:=[.I95]/[.$E95]" office:value-type="float" office:value="0.393266425468752" calcext:value-type="float">
            <text:p>0,3932664255</text:p>
          </table:table-cell>
          <table:table-cell table:style-name="ce3" table:formula="of:=[.J95]/[.$E95]" office:value-type="float" office:value="0.0702539555440379" calcext:value-type="float">
            <text:p>0,0702539555</text:p>
          </table:table-cell>
          <table:table-cell table:style-name="ce3" table:formula="of:=[.K95]/[.$E95]" office:value-type="float" office:value="0.0627638049013625" calcext:value-type="float">
            <text:p>0,0627638049</text:p>
          </table:table-cell>
          <table:table-cell table:style-name="ce3" table:formula="of:=[.L95]/[.$E95]" office:value-type="float" office:value="0.0283266641936273" calcext:value-type="float">
            <text:p>0,0283266642</text:p>
          </table:table-cell>
          <table:table-cell table:style-name="ce3" table:formula="of:=[.M95]/[.$E95]" office:value-type="float" office:value="0.249567558475417" calcext:value-type="float">
            <text:p>0,2495675585</text:p>
          </table:table-cell>
          <table:table-cell table:style-name="ce3" table:formula="of:=[.N95]/[.$E95]" office:value-type="float" office:value="0.0860098470258741" calcext:value-type="float">
            <text:p>0,086009847</text:p>
          </table:table-cell>
          <table:table-cell table:style-name="ce3" table:formula="of:=[.O95]/[.$E95]" office:value-type="float" office:value="0.279804284770376" calcext:value-type="float">
            <text:p>0,2798042848</text:p>
          </table:table-cell>
          <table:table-cell table:style-name="ce3" table:formula="of:=[.P95]/[.$E95]" office:value-type="float" office:value="0.0276183031594286" calcext:value-type="float">
            <text:p>0,0276183032</text:p>
          </table:table-cell>
          <table:table-cell table:style-name="ce3" table:formula="of:=[.Q95]/[.$E95]" office:value-type="float" office:value="0.0177345441764093" calcext:value-type="float">
            <text:p>0,0177345442</text:p>
          </table:table-cell>
          <table:table-cell table:style-name="ce3" table:formula="of:=[.R95]/[.$E95]" office:value-type="float" office:value="0.101963520389522" calcext:value-type="float">
            <text:p>0,1019635204</text:p>
          </table:table-cell>
          <table:table-cell table:style-name="ce3" table:formula="of:=[.S95]/[.$E95]" office:value-type="float" office:value="0.379891123643764" calcext:value-type="float">
            <text:p>0,3798911236</text:p>
          </table:table-cell>
          <table:table-cell table:style-name="ce3" table:formula="of:=[.T95]/[.$E95]" office:value-type="float" office:value="0.225147631019946" calcext:value-type="float">
            <text:p>0,225147631</text:p>
          </table:table-cell>
          <table:table-cell table:style-name="ce3" table:formula="of:=[.U95]/[.$E95]" office:value-type="float" office:value="0.289409435417647" calcext:value-type="float">
            <text:p>0,2894094354</text:p>
          </table:table-cell>
          <table:table-cell table:style-name="ce3" table:formula="of:=[.V95]/[.$E95]" office:value-type="float" office:value="0.29659127300295" calcext:value-type="float">
            <text:p>0,296591273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96]/[.$E96]" office:value-type="float" office:value="0.0685368166009903" calcext:value-type="float">
            <text:p>0,0685368166</text:p>
          </table:table-cell>
          <table:table-cell table:style-name="ce3" table:formula="of:=[.C96]/[.$E96]" office:value-type="float" office:value="0.0262511728048347" calcext:value-type="float">
            <text:p>0,0262511728</text:p>
          </table:table-cell>
          <table:table-cell table:style-name="ce3" table:formula="of:=[.D96]/[.$E96]" office:value-type="float" office:value="0.0300282908419263" calcext:value-type="float">
            <text:p>0,0300282908</text:p>
          </table:table-cell>
          <table:table-cell table:style-name="ce3" table:formula="of:=[.E96]/[.$E96]" office:value-type="float" office:value="1" calcext:value-type="float">
            <text:p>1</text:p>
          </table:table-cell>
          <table:table-cell table:style-name="ce3" table:formula="of:=[.F96]/[.$E96]" office:value-type="float" office:value="0.0103209620434824" calcext:value-type="float">
            <text:p>0,010320962</text:p>
          </table:table-cell>
          <table:table-cell table:style-name="ce3" table:formula="of:=[.G96]/[.$E96]" office:value-type="float" office:value="0.26817237414375" calcext:value-type="float">
            <text:p>0,2681723741</text:p>
          </table:table-cell>
          <table:table-cell table:style-name="ce3" table:formula="of:=[.H96]/[.$E96]" office:value-type="float" office:value="0.0218211781443756" calcext:value-type="float">
            <text:p>0,0218211781</text:p>
          </table:table-cell>
          <table:table-cell table:style-name="ce3" table:formula="of:=[.I96]/[.$E96]" office:value-type="float" office:value="0.364797102166905" calcext:value-type="float">
            <text:p>0,3647971022</text:p>
          </table:table-cell>
          <table:table-cell table:style-name="ce3" table:formula="of:=[.J96]/[.$E96]" office:value-type="float" office:value="0.0641935115796501" calcext:value-type="float">
            <text:p>0,0641935116</text:p>
          </table:table-cell>
          <table:table-cell table:style-name="ce3" table:formula="of:=[.K96]/[.$E96]" office:value-type="float" office:value="0.0634618619032387" calcext:value-type="float">
            <text:p>0,0634618619</text:p>
          </table:table-cell>
          <table:table-cell table:style-name="ce3" table:formula="of:=[.L96]/[.$E96]" office:value-type="float" office:value="0.0206931552766218" calcext:value-type="float">
            <text:p>0,0206931553</text:p>
          </table:table-cell>
          <table:table-cell table:style-name="ce3" table:formula="of:=[.M96]/[.$E96]" office:value-type="float" office:value="0.243045092171762" calcext:value-type="float">
            <text:p>0,2430450922</text:p>
          </table:table-cell>
          <table:table-cell table:style-name="ce3" table:formula="of:=[.N96]/[.$E96]" office:value-type="float" office:value="0.0827100287093332" calcext:value-type="float">
            <text:p>0,0827100287</text:p>
          </table:table-cell>
          <table:table-cell table:style-name="ce3" table:formula="of:=[.O96]/[.$E96]" office:value-type="float" office:value="0.274099532713687" calcext:value-type="float">
            <text:p>0,2740995327</text:p>
          </table:table-cell>
          <table:table-cell table:style-name="ce3" table:formula="of:=[.P96]/[.$E96]" office:value-type="float" office:value="0.0258020802869491" calcext:value-type="float">
            <text:p>0,0258020803</text:p>
          </table:table-cell>
          <table:table-cell table:style-name="ce3" table:formula="of:=[.Q96]/[.$E96]" office:value-type="float" office:value="0.0163595042600562" calcext:value-type="float">
            <text:p>0,0163595043</text:p>
          </table:table-cell>
          <table:table-cell table:style-name="ce3" table:formula="of:=[.R96]/[.$E96]" office:value-type="float" office:value="0.0949294455039551" calcext:value-type="float">
            <text:p>0,0949294455</text:p>
          </table:table-cell>
          <table:table-cell table:style-name="ce3" table:formula="of:=[.S96]/[.$E96]" office:value-type="float" office:value="0.362907576237083" calcext:value-type="float">
            <text:p>0,3629075762</text:p>
          </table:table-cell>
          <table:table-cell table:style-name="ce3" table:formula="of:=[.T96]/[.$E96]" office:value-type="float" office:value="0.198067333208466" calcext:value-type="float">
            <text:p>0,1980673332</text:p>
          </table:table-cell>
          <table:table-cell table:style-name="ce3" table:formula="of:=[.U96]/[.$E96]" office:value-type="float" office:value="0.264796735798179" calcext:value-type="float">
            <text:p>0,2647967358</text:p>
          </table:table-cell>
          <table:table-cell table:style-name="ce3" table:formula="of:=[.V96]/[.$E96]" office:value-type="float" office:value="0.269763894996608" calcext:value-type="float">
            <text:p>0,269763895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97]/[.$E97]" office:value-type="float" office:value="0.068158274415093" calcext:value-type="float">
            <text:p>0,0681582744</text:p>
          </table:table-cell>
          <table:table-cell table:style-name="ce3" table:formula="of:=[.C97]/[.$E97]" office:value-type="float" office:value="0.026276424943936" calcext:value-type="float">
            <text:p>0,0262764249</text:p>
          </table:table-cell>
          <table:table-cell table:style-name="ce3" table:formula="of:=[.D97]/[.$E97]" office:value-type="float" office:value="0.0289928019246552" calcext:value-type="float">
            <text:p>0,0289928019</text:p>
          </table:table-cell>
          <table:table-cell table:style-name="ce3" table:formula="of:=[.E97]/[.$E97]" office:value-type="float" office:value="1" calcext:value-type="float">
            <text:p>1</text:p>
          </table:table-cell>
          <table:table-cell table:style-name="ce3" table:formula="of:=[.F97]/[.$E97]" office:value-type="float" office:value="0.0151587743275864" calcext:value-type="float">
            <text:p>0,0151587743</text:p>
          </table:table-cell>
          <table:table-cell table:style-name="ce3" table:formula="of:=[.G97]/[.$E97]" office:value-type="float" office:value="0.257824139817144" calcext:value-type="float">
            <text:p>0,2578241398</text:p>
          </table:table-cell>
          <table:table-cell table:style-name="ce3" table:formula="of:=[.H97]/[.$E97]" office:value-type="float" office:value="0.0214250033038599" calcext:value-type="float">
            <text:p>0,0214250033</text:p>
          </table:table-cell>
          <table:table-cell table:style-name="ce3" table:formula="of:=[.I97]/[.$E97]" office:value-type="float" office:value="0.346310181282091" calcext:value-type="float">
            <text:p>0,3463101813</text:p>
          </table:table-cell>
          <table:table-cell table:style-name="ce3" table:formula="of:=[.J97]/[.$E97]" office:value-type="float" office:value="0.0602965168372567" calcext:value-type="float">
            <text:p>0,0602965168</text:p>
          </table:table-cell>
          <table:table-cell table:style-name="ce3" table:formula="of:=[.K97]/[.$E97]" office:value-type="float" office:value="0.0637928815188189" calcext:value-type="float">
            <text:p>0,0637928815</text:p>
          </table:table-cell>
          <table:table-cell table:style-name="ce3" table:formula="of:=[.L97]/[.$E97]" office:value-type="float" office:value="0.0206103099794239" calcext:value-type="float">
            <text:p>0,02061031</text:p>
          </table:table-cell>
          <table:table-cell table:style-name="ce3" table:formula="of:=[.M97]/[.$E97]" office:value-type="float" office:value="0.225122839118328" calcext:value-type="float">
            <text:p>0,2251228391</text:p>
          </table:table-cell>
          <table:table-cell table:style-name="ce3" table:formula="of:=[.N97]/[.$E97]" office:value-type="float" office:value="0.0756500836966579" calcext:value-type="float">
            <text:p>0,0756500837</text:p>
          </table:table-cell>
          <table:table-cell table:style-name="ce3" table:formula="of:=[.O97]/[.$E97]" office:value-type="float" office:value="0.258276273010262" calcext:value-type="float">
            <text:p>0,258276273</text:p>
          </table:table-cell>
          <table:table-cell table:style-name="ce3" table:formula="of:=[.P97]/[.$E97]" office:value-type="float" office:value="0.0219657344710167" calcext:value-type="float">
            <text:p>0,0219657345</text:p>
          </table:table-cell>
          <table:table-cell table:style-name="ce3" table:formula="of:=[.Q97]/[.$E97]" office:value-type="float" office:value="0.0151275715192557" calcext:value-type="float">
            <text:p>0,0151275715</text:p>
          </table:table-cell>
          <table:table-cell table:style-name="ce3" table:formula="of:=[.R97]/[.$E97]" office:value-type="float" office:value="0.0861757660343825" calcext:value-type="float">
            <text:p>0,086175766</text:p>
          </table:table-cell>
          <table:table-cell table:style-name="ce3" table:formula="of:=[.S97]/[.$E97]" office:value-type="float" office:value="0.338609538204962" calcext:value-type="float">
            <text:p>0,3386095382</text:p>
          </table:table-cell>
          <table:table-cell table:style-name="ce3" table:formula="of:=[.T97]/[.$E97]" office:value-type="float" office:value="0.194572462008012" calcext:value-type="float">
            <text:p>0,194572462</text:p>
          </table:table-cell>
          <table:table-cell table:style-name="ce3" table:formula="of:=[.U97]/[.$E97]" office:value-type="float" office:value="0.248753933475898" calcext:value-type="float">
            <text:p>0,2487539335</text:p>
          </table:table-cell>
          <table:table-cell table:style-name="ce3" table:formula="of:=[.V97]/[.$E97]" office:value-type="float" office:value="0.249599904615415" calcext:value-type="float">
            <text:p>0,2495999046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98]/[.$E98]" office:value-type="float" office:value="0.0676469747461417" calcext:value-type="float">
            <text:p>0,0676469747</text:p>
          </table:table-cell>
          <table:table-cell table:style-name="ce3" table:formula="of:=[.C98]/[.$E98]" office:value-type="float" office:value="0.0233441598888985" calcext:value-type="float">
            <text:p>0,0233441599</text:p>
          </table:table-cell>
          <table:table-cell table:style-name="ce3" table:formula="of:=[.D98]/[.$E98]" office:value-type="float" office:value="0.029515682992315" calcext:value-type="float">
            <text:p>0,029515683</text:p>
          </table:table-cell>
          <table:table-cell table:style-name="ce3" table:formula="of:=[.E98]/[.$E98]" office:value-type="float" office:value="1" calcext:value-type="float">
            <text:p>1</text:p>
          </table:table-cell>
          <table:table-cell table:style-name="ce3" table:formula="of:=[.F98]/[.$E98]" office:value-type="float" office:value="0.00968282306926726" calcext:value-type="float">
            <text:p>0,0096828231</text:p>
          </table:table-cell>
          <table:table-cell table:style-name="ce3" table:formula="of:=[.G98]/[.$E98]" office:value-type="float" office:value="0.256445075226124" calcext:value-type="float">
            <text:p>0,2564450752</text:p>
          </table:table-cell>
          <table:table-cell table:style-name="ce3" table:formula="of:=[.H98]/[.$E98]" office:value-type="float" office:value="0.0242795635368623" calcext:value-type="float">
            <text:p>0,0242795635</text:p>
          </table:table-cell>
          <table:table-cell table:style-name="ce3" table:formula="of:=[.I98]/[.$E98]" office:value-type="float" office:value="0.357144338976982" calcext:value-type="float">
            <text:p>0,357144339</text:p>
          </table:table-cell>
          <table:table-cell table:style-name="ce3" table:formula="of:=[.J98]/[.$E98]" office:value-type="float" office:value="0.0592168209827465" calcext:value-type="float">
            <text:p>0,059216821</text:p>
          </table:table-cell>
          <table:table-cell table:style-name="ce3" table:formula="of:=[.K98]/[.$E98]" office:value-type="float" office:value="0.059564913133655" calcext:value-type="float">
            <text:p>0,0595649131</text:p>
          </table:table-cell>
          <table:table-cell table:style-name="ce3" table:formula="of:=[.L98]/[.$E98]" office:value-type="float" office:value="0.0199062498582385" calcext:value-type="float">
            <text:p>0,0199062499</text:p>
          </table:table-cell>
          <table:table-cell table:style-name="ce3" table:formula="of:=[.M98]/[.$E98]" office:value-type="float" office:value="0.228346378828349" calcext:value-type="float">
            <text:p>0,2283463788</text:p>
          </table:table-cell>
          <table:table-cell table:style-name="ce3" table:formula="of:=[.N98]/[.$E98]" office:value-type="float" office:value="0.0775250696074293" calcext:value-type="float">
            <text:p>0,0775250696</text:p>
          </table:table-cell>
          <table:table-cell table:style-name="ce3" table:formula="of:=[.O98]/[.$E98]" office:value-type="float" office:value="0.268961767476059" calcext:value-type="float">
            <text:p>0,2689617675</text:p>
          </table:table-cell>
          <table:table-cell table:style-name="ce3" table:formula="of:=[.P98]/[.$E98]" office:value-type="float" office:value="0.0234749304645765" calcext:value-type="float">
            <text:p>0,0234749305</text:p>
          </table:table-cell>
          <table:table-cell table:style-name="ce3" table:formula="of:=[.Q98]/[.$E98]" office:value-type="float" office:value="0.015125159201875" calcext:value-type="float">
            <text:p>0,0151251592</text:p>
          </table:table-cell>
          <table:table-cell table:style-name="ce3" table:formula="of:=[.R98]/[.$E98]" office:value-type="float" office:value="0.0896775564033415" calcext:value-type="float">
            <text:p>0,0896775564</text:p>
          </table:table-cell>
          <table:table-cell table:style-name="ce3" table:formula="of:=[.S98]/[.$E98]" office:value-type="float" office:value="0.348856468720338" calcext:value-type="float">
            <text:p>0,3488564687</text:p>
          </table:table-cell>
          <table:table-cell table:style-name="ce3" table:formula="of:=[.T98]/[.$E98]" office:value-type="float" office:value="0.190189621015031" calcext:value-type="float">
            <text:p>0,190189621</text:p>
          </table:table-cell>
          <table:table-cell table:style-name="ce3" table:formula="of:=[.U98]/[.$E98]" office:value-type="float" office:value="0.270086978474123" calcext:value-type="float">
            <text:p>0,2700869785</text:p>
          </table:table-cell>
          <table:table-cell table:style-name="ce3" table:formula="of:=[.V98]/[.$E98]" office:value-type="float" office:value="0.263441721058865" calcext:value-type="float">
            <text:p>0,2634417211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99]/[.$E99]" office:value-type="float" office:value="0.0665061412588472" calcext:value-type="float">
            <text:p>0,0665061413</text:p>
          </table:table-cell>
          <table:table-cell table:style-name="ce3" table:formula="of:=[.C99]/[.$E99]" office:value-type="float" office:value="0.0225739328660652" calcext:value-type="float">
            <text:p>0,0225739329</text:p>
          </table:table-cell>
          <table:table-cell table:style-name="ce3" table:formula="of:=[.D99]/[.$E99]" office:value-type="float" office:value="0.0335053706294422" calcext:value-type="float">
            <text:p>0,0335053706</text:p>
          </table:table-cell>
          <table:table-cell table:style-name="ce3" table:formula="of:=[.E99]/[.$E99]" office:value-type="float" office:value="1" calcext:value-type="float">
            <text:p>1</text:p>
          </table:table-cell>
          <table:table-cell table:style-name="ce3" table:formula="of:=[.F99]/[.$E99]" office:value-type="float" office:value="0.0115380403052255" calcext:value-type="float">
            <text:p>0,0115380403</text:p>
          </table:table-cell>
          <table:table-cell table:style-name="ce3" table:formula="of:=[.G99]/[.$E99]" office:value-type="float" office:value="0.258433559267014" calcext:value-type="float">
            <text:p>0,2584335593</text:p>
          </table:table-cell>
          <table:table-cell table:style-name="ce3" table:formula="of:=[.H99]/[.$E99]" office:value-type="float" office:value="0.0226565028951661" calcext:value-type="float">
            <text:p>0,0226565029</text:p>
          </table:table-cell>
          <table:table-cell table:style-name="ce3" table:formula="of:=[.I99]/[.$E99]" office:value-type="float" office:value="0.406149905468368" calcext:value-type="float">
            <text:p>0,4061499055</text:p>
          </table:table-cell>
          <table:table-cell table:style-name="ce3" table:formula="of:=[.J99]/[.$E99]" office:value-type="float" office:value="0.0606901975170121" calcext:value-type="float">
            <text:p>0,0606901975</text:p>
          </table:table-cell>
          <table:table-cell table:style-name="ce3" table:formula="of:=[.K99]/[.$E99]" office:value-type="float" office:value="0.0592066796475421" calcext:value-type="float">
            <text:p>0,0592066796</text:p>
          </table:table-cell>
          <table:table-cell table:style-name="ce3" table:formula="of:=[.L99]/[.$E99]" office:value-type="float" office:value="0.0196399219121134" calcext:value-type="float">
            <text:p>0,0196399219</text:p>
          </table:table-cell>
          <table:table-cell table:style-name="ce3" table:formula="of:=[.M99]/[.$E99]" office:value-type="float" office:value="0.235360374576888" calcext:value-type="float">
            <text:p>0,2353603746</text:p>
          </table:table-cell>
          <table:table-cell table:style-name="ce3" table:formula="of:=[.N99]/[.$E99]" office:value-type="float" office:value="0.0767938861136499" calcext:value-type="float">
            <text:p>0,0767938861</text:p>
          </table:table-cell>
          <table:table-cell table:style-name="ce3" table:formula="of:=[.O99]/[.$E99]" office:value-type="float" office:value="0.271010565438607" calcext:value-type="float">
            <text:p>0,2710105654</text:p>
          </table:table-cell>
          <table:table-cell table:style-name="ce3" table:formula="of:=[.P99]/[.$E99]" office:value-type="float" office:value="0.0246198804091385" calcext:value-type="float">
            <text:p>0,0246198804</text:p>
          </table:table-cell>
          <table:table-cell table:style-name="ce3" table:formula="of:=[.Q99]/[.$E99]" office:value-type="float" office:value="0.0139815517291351" calcext:value-type="float">
            <text:p>0,0139815517</text:p>
          </table:table-cell>
          <table:table-cell table:style-name="ce3" table:formula="of:=[.R99]/[.$E99]" office:value-type="float" office:value="0.0893600991337254" calcext:value-type="float">
            <text:p>0,0893600991</text:p>
          </table:table-cell>
          <table:table-cell table:style-name="ce3" table:formula="of:=[.S99]/[.$E99]" office:value-type="float" office:value="0.357921958238425" calcext:value-type="float">
            <text:p>0,3579219582</text:p>
          </table:table-cell>
          <table:table-cell table:style-name="ce3" table:formula="of:=[.T99]/[.$E99]" office:value-type="float" office:value="0.192323731561286" calcext:value-type="float">
            <text:p>0,1923237316</text:p>
          </table:table-cell>
          <table:table-cell table:style-name="ce3" table:formula="of:=[.U99]/[.$E99]" office:value-type="float" office:value="0.259054334878531" calcext:value-type="float">
            <text:p>0,2590543349</text:p>
          </table:table-cell>
          <table:table-cell table:style-name="ce3" table:formula="of:=[.V99]/[.$E99]" office:value-type="float" office:value="0.260788999219868" calcext:value-type="float">
            <text:p>0,2607889992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100]/[.$E100]" office:value-type="float" office:value="0.0696958141220005" calcext:value-type="float">
            <text:p>0,0696958141</text:p>
          </table:table-cell>
          <table:table-cell table:style-name="ce3" table:formula="of:=[.C100]/[.$E100]" office:value-type="float" office:value="0.0231746164904881" calcext:value-type="float">
            <text:p>0,0231746165</text:p>
          </table:table-cell>
          <table:table-cell table:style-name="ce3" table:formula="of:=[.D100]/[.$E100]" office:value-type="float" office:value="0.0289127092763117" calcext:value-type="float">
            <text:p>0,0289127093</text:p>
          </table:table-cell>
          <table:table-cell table:style-name="ce3" table:formula="of:=[.E100]/[.$E100]" office:value-type="float" office:value="1" calcext:value-type="float">
            <text:p>1</text:p>
          </table:table-cell>
          <table:table-cell table:style-name="ce3" table:formula="of:=[.F100]/[.$E100]" office:value-type="float" office:value="0.0100040748036727" calcext:value-type="float">
            <text:p>0,0100040748</text:p>
          </table:table-cell>
          <table:table-cell table:style-name="ce3" table:formula="of:=[.G100]/[.$E100]" office:value-type="float" office:value="0.265145201015923" calcext:value-type="float">
            <text:p>0,265145201</text:p>
          </table:table-cell>
          <table:table-cell table:style-name="ce3" table:formula="of:=[.H100]/[.$E100]" office:value-type="float" office:value="0.0228854524707544" calcext:value-type="float">
            <text:p>0,0228854525</text:p>
          </table:table-cell>
          <table:table-cell table:style-name="ce3" table:formula="of:=[.I100]/[.$E100]" office:value-type="float" office:value="0.354902704684697" calcext:value-type="float">
            <text:p>0,3549027047</text:p>
          </table:table-cell>
          <table:table-cell table:style-name="ce3" table:formula="of:=[.J100]/[.$E100]" office:value-type="float" office:value="0.0607833605837149" calcext:value-type="float">
            <text:p>0,0607833606</text:p>
          </table:table-cell>
          <table:table-cell table:style-name="ce3" table:formula="of:=[.K100]/[.$E100]" office:value-type="float" office:value="0.0587471590822893" calcext:value-type="float">
            <text:p>0,0587471591</text:p>
          </table:table-cell>
          <table:table-cell table:style-name="ce3" table:formula="of:=[.L100]/[.$E100]" office:value-type="float" office:value="0.0195226141267618" calcext:value-type="float">
            <text:p>0,0195226141</text:p>
          </table:table-cell>
          <table:table-cell table:style-name="ce3" table:formula="of:=[.M100]/[.$E100]" office:value-type="float" office:value="0.235309767602153" calcext:value-type="float">
            <text:p>0,2353097676</text:p>
          </table:table-cell>
          <table:table-cell table:style-name="ce3" table:formula="of:=[.N100]/[.$E100]" office:value-type="float" office:value="0.0807362781128027" calcext:value-type="float">
            <text:p>0,0807362781</text:p>
          </table:table-cell>
          <table:table-cell table:style-name="ce3" table:formula="of:=[.O100]/[.$E100]" office:value-type="float" office:value="0.269310621640458" calcext:value-type="float">
            <text:p>0,2693106216</text:p>
          </table:table-cell>
          <table:table-cell table:style-name="ce3" table:formula="of:=[.P100]/[.$E100]" office:value-type="float" office:value="0.025160195533227" calcext:value-type="float">
            <text:p>0,0251601955</text:p>
          </table:table-cell>
          <table:table-cell table:style-name="ce3" table:formula="of:=[.Q100]/[.$E100]" office:value-type="float" office:value="0.0157467105237932" calcext:value-type="float">
            <text:p>0,0157467105</text:p>
          </table:table-cell>
          <table:table-cell table:style-name="ce3" table:formula="of:=[.R100]/[.$E100]" office:value-type="float" office:value="0.0931637624618523" calcext:value-type="float">
            <text:p>0,0931637625</text:p>
          </table:table-cell>
          <table:table-cell table:style-name="ce3" table:formula="of:=[.S100]/[.$E100]" office:value-type="float" office:value="0.344774453565026" calcext:value-type="float">
            <text:p>0,3447744536</text:p>
          </table:table-cell>
          <table:table-cell table:style-name="ce3" table:formula="of:=[.T100]/[.$E100]" office:value-type="float" office:value="0.197639047882327" calcext:value-type="float">
            <text:p>0,1976390479</text:p>
          </table:table-cell>
          <table:table-cell table:style-name="ce3" table:formula="of:=[.U100]/[.$E100]" office:value-type="float" office:value="0.266147980824916" calcext:value-type="float">
            <text:p>0,2661479808</text:p>
          </table:table-cell>
          <table:table-cell table:style-name="ce3" table:formula="of:=[.V100]/[.$E100]" office:value-type="float" office:value="0.258486926468716" calcext:value-type="float">
            <text:p>0,2584869265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101]/[.$E101]" office:value-type="float" office:value="0.0682638312278884" calcext:value-type="float">
            <text:p>0,0682638312</text:p>
          </table:table-cell>
          <table:table-cell table:style-name="ce3" table:formula="of:=[.C101]/[.$E101]" office:value-type="float" office:value="0.0193782385447419" calcext:value-type="float">
            <text:p>0,0193782385</text:p>
          </table:table-cell>
          <table:table-cell table:style-name="ce3" table:formula="of:=[.D101]/[.$E101]" office:value-type="float" office:value="0.0349351397636282" calcext:value-type="float">
            <text:p>0,0349351398</text:p>
          </table:table-cell>
          <table:table-cell table:style-name="ce3" table:formula="of:=[.E101]/[.$E101]" office:value-type="float" office:value="1" calcext:value-type="float">
            <text:p>1</text:p>
          </table:table-cell>
          <table:table-cell table:style-name="ce3" table:formula="of:=[.F101]/[.$E101]" office:value-type="float" office:value="0.00870894567756739" calcext:value-type="float">
            <text:p>0,0087089457</text:p>
          </table:table-cell>
          <table:table-cell table:style-name="ce3" table:formula="of:=[.G101]/[.$E101]" office:value-type="float" office:value="0.262990318948071" calcext:value-type="float">
            <text:p>0,2629903189</text:p>
          </table:table-cell>
          <table:table-cell table:style-name="ce3" table:formula="of:=[.H101]/[.$E101]" office:value-type="float" office:value="0.0221769543198545" calcext:value-type="float">
            <text:p>0,0221769543</text:p>
          </table:table-cell>
          <table:table-cell table:style-name="ce3" table:formula="of:=[.I101]/[.$E101]" office:value-type="float" office:value="0.359114178616261" calcext:value-type="float">
            <text:p>0,3591141786</text:p>
          </table:table-cell>
          <table:table-cell table:style-name="ce3" table:formula="of:=[.J101]/[.$E101]" office:value-type="float" office:value="0.0584246937044412" calcext:value-type="float">
            <text:p>0,0584246937</text:p>
          </table:table-cell>
          <table:table-cell table:style-name="ce3" table:formula="of:=[.K101]/[.$E101]" office:value-type="float" office:value="0.0586539092336028" calcext:value-type="float">
            <text:p>0,0586539092</text:p>
          </table:table-cell>
          <table:table-cell table:style-name="ce3" table:formula="of:=[.L101]/[.$E101]" office:value-type="float" office:value="0.0201846810493547" calcext:value-type="float">
            <text:p>0,020184681</text:p>
          </table:table-cell>
          <table:table-cell table:style-name="ce3" table:formula="of:=[.M101]/[.$E101]" office:value-type="float" office:value="0.228705098069883" calcext:value-type="float">
            <text:p>0,2287050981</text:p>
          </table:table-cell>
          <table:table-cell table:style-name="ce3" table:formula="of:=[.N101]/[.$E101]" office:value-type="float" office:value="0.0784981484074601" calcext:value-type="float">
            <text:p>0,0784981484</text:p>
          </table:table-cell>
          <table:table-cell table:style-name="ce3" table:formula="of:=[.O101]/[.$E101]" office:value-type="float" office:value="0.269948934405258" calcext:value-type="float">
            <text:p>0,2699489344</text:p>
          </table:table-cell>
          <table:table-cell table:style-name="ce3" table:formula="of:=[.P101]/[.$E101]" office:value-type="float" office:value="0.0244585619895839" calcext:value-type="float">
            <text:p>0,024458562</text:p>
          </table:table-cell>
          <table:table-cell table:style-name="ce3" table:formula="of:=[.Q101]/[.$E101]" office:value-type="float" office:value="0.0156583351839589" calcext:value-type="float">
            <text:p>0,0156583352</text:p>
          </table:table-cell>
          <table:table-cell table:style-name="ce3" table:formula="of:=[.R101]/[.$E101]" office:value-type="float" office:value="0.0910558947062747" calcext:value-type="float">
            <text:p>0,0910558947</text:p>
          </table:table-cell>
          <table:table-cell table:style-name="ce3" table:formula="of:=[.S101]/[.$E101]" office:value-type="float" office:value="0.345347609623949" calcext:value-type="float">
            <text:p>0,3453476096</text:p>
          </table:table-cell>
          <table:table-cell table:style-name="ce3" table:formula="of:=[.T101]/[.$E101]" office:value-type="float" office:value="0.190374980059073" calcext:value-type="float">
            <text:p>0,1903749801</text:p>
          </table:table-cell>
          <table:table-cell table:style-name="ce3" table:formula="of:=[.U101]/[.$E101]" office:value-type="float" office:value="0.254348134825144" calcext:value-type="float">
            <text:p>0,2543481348</text:p>
          </table:table-cell>
          <table:table-cell table:style-name="ce3" table:formula="of:=[.V101]/[.$E101]" office:value-type="float" office:value="0.243818999169544" calcext:value-type="float">
            <text:p>0,243818999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102]/[.$E102]" office:value-type="float" office:value="0.071481364678061" calcext:value-type="float">
            <text:p>0,0714813647</text:p>
          </table:table-cell>
          <table:table-cell table:style-name="ce3" table:formula="of:=[.C102]/[.$E102]" office:value-type="float" office:value="0.020629072478317" calcext:value-type="float">
            <text:p>0,0206290725</text:p>
          </table:table-cell>
          <table:table-cell table:style-name="ce3" table:formula="of:=[.D102]/[.$E102]" office:value-type="float" office:value="0.028347731477932" calcext:value-type="float">
            <text:p>0,0283477315</text:p>
          </table:table-cell>
          <table:table-cell table:style-name="ce3" table:formula="of:=[.E102]/[.$E102]" office:value-type="float" office:value="1" calcext:value-type="float">
            <text:p>1</text:p>
          </table:table-cell>
          <table:table-cell table:style-name="ce3" table:formula="of:=[.F102]/[.$E102]" office:value-type="float" office:value="0.0110244275593542" calcext:value-type="float">
            <text:p>0,0110244276</text:p>
          </table:table-cell>
          <table:table-cell table:style-name="ce3" table:formula="of:=[.G102]/[.$E102]" office:value-type="float" office:value="0.27396186274683" calcext:value-type="float">
            <text:p>0,2739618627</text:p>
          </table:table-cell>
          <table:table-cell table:style-name="ce3" table:formula="of:=[.H102]/[.$E102]" office:value-type="float" office:value="0.0226651919735854" calcext:value-type="float">
            <text:p>0,022665192</text:p>
          </table:table-cell>
          <table:table-cell table:style-name="ce3" table:formula="of:=[.I102]/[.$E102]" office:value-type="float" office:value="0.365205298348851" calcext:value-type="float">
            <text:p>0,3652052983</text:p>
          </table:table-cell>
          <table:table-cell table:style-name="ce3" table:formula="of:=[.J102]/[.$E102]" office:value-type="float" office:value="0.0625182921301268" calcext:value-type="float">
            <text:p>0,0625182921</text:p>
          </table:table-cell>
          <table:table-cell table:style-name="ce3" table:formula="of:=[.K102]/[.$E102]" office:value-type="float" office:value="0.0571421745537664" calcext:value-type="float">
            <text:p>0,0571421746</text:p>
          </table:table-cell>
          <table:table-cell table:style-name="ce3" table:formula="of:=[.L102]/[.$E102]" office:value-type="float" office:value="0.0210346526131802" calcext:value-type="float">
            <text:p>0,0210346526</text:p>
          </table:table-cell>
          <table:table-cell table:style-name="ce3" table:formula="of:=[.M102]/[.$E102]" office:value-type="float" office:value="0.242304113205143" calcext:value-type="float">
            <text:p>0,2423041132</text:p>
          </table:table-cell>
          <table:table-cell table:style-name="ce3" table:formula="of:=[.N102]/[.$E102]" office:value-type="float" office:value="0.0790774044728075" calcext:value-type="float">
            <text:p>0,0790774045</text:p>
          </table:table-cell>
          <table:table-cell table:style-name="ce3" table:formula="of:=[.O102]/[.$E102]" office:value-type="float" office:value="0.282577979636171" calcext:value-type="float">
            <text:p>0,2825779796</text:p>
          </table:table-cell>
          <table:table-cell table:style-name="ce3" table:formula="of:=[.P102]/[.$E102]" office:value-type="float" office:value="0.0241648559498926" calcext:value-type="float">
            <text:p>0,0241648559</text:p>
          </table:table-cell>
          <table:table-cell table:style-name="ce3" table:formula="of:=[.Q102]/[.$E102]" office:value-type="float" office:value="0.0154010057539312" calcext:value-type="float">
            <text:p>0,0154010058</text:p>
          </table:table-cell>
          <table:table-cell table:style-name="ce3" table:formula="of:=[.R102]/[.$E102]" office:value-type="float" office:value="0.0978073315786836" calcext:value-type="float">
            <text:p>0,0978073316</text:p>
          </table:table-cell>
          <table:table-cell table:style-name="ce3" table:formula="of:=[.S102]/[.$E102]" office:value-type="float" office:value="0.34875025682648" calcext:value-type="float">
            <text:p>0,3487502568</text:p>
          </table:table-cell>
          <table:table-cell table:style-name="ce3" table:formula="of:=[.T102]/[.$E102]" office:value-type="float" office:value="0.193866856165282" calcext:value-type="float">
            <text:p>0,1938668562</text:p>
          </table:table-cell>
          <table:table-cell table:style-name="ce3" table:formula="of:=[.U102]/[.$E102]" office:value-type="float" office:value="0.267519465226724" calcext:value-type="float">
            <text:p>0,2675194652</text:p>
          </table:table-cell>
          <table:table-cell table:style-name="ce3" table:formula="of:=[.V102]/[.$E102]" office:value-type="float" office:value="0.263040375919904" calcext:value-type="float">
            <text:p>0,2630403759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103]/[.$E103]" office:value-type="float" office:value="0.0716541197081699" calcext:value-type="float">
            <text:p>0,0716541197</text:p>
          </table:table-cell>
          <table:table-cell table:style-name="ce3" table:formula="of:=[.C103]/[.$E103]" office:value-type="float" office:value="0.0231673746809585" calcext:value-type="float">
            <text:p>0,0231673747</text:p>
          </table:table-cell>
          <table:table-cell table:style-name="ce3" table:formula="of:=[.D103]/[.$E103]" office:value-type="float" office:value="0.0260648863648456" calcext:value-type="float">
            <text:p>0,0260648864</text:p>
          </table:table-cell>
          <table:table-cell table:style-name="ce3" table:formula="of:=[.E103]/[.$E103]" office:value-type="float" office:value="1" calcext:value-type="float">
            <text:p>1</text:p>
          </table:table-cell>
          <table:table-cell table:style-name="ce3" table:formula="of:=[.F103]/[.$E103]" office:value-type="float" office:value="0.0115839925126884" calcext:value-type="float">
            <text:p>0,0115839925</text:p>
          </table:table-cell>
          <table:table-cell table:style-name="ce3" table:formula="of:=[.G103]/[.$E103]" office:value-type="float" office:value="0.271146354497942" calcext:value-type="float">
            <text:p>0,2711463545</text:p>
          </table:table-cell>
          <table:table-cell table:style-name="ce3" table:formula="of:=[.H103]/[.$E103]" office:value-type="float" office:value="0.0221348491217277" calcext:value-type="float">
            <text:p>0,0221348491</text:p>
          </table:table-cell>
          <table:table-cell table:style-name="ce3" table:formula="of:=[.I103]/[.$E103]" office:value-type="float" office:value="0.385716684480356" calcext:value-type="float">
            <text:p>0,3857166845</text:p>
          </table:table-cell>
          <table:table-cell table:style-name="ce3" table:formula="of:=[.J103]/[.$E103]" office:value-type="float" office:value="0.0624831632308361" calcext:value-type="float">
            <text:p>0,0624831632</text:p>
          </table:table-cell>
          <table:table-cell table:style-name="ce3" table:formula="of:=[.K103]/[.$E103]" office:value-type="float" office:value="0.0596498263092683" calcext:value-type="float">
            <text:p>0,0596498263</text:p>
          </table:table-cell>
          <table:table-cell table:style-name="ce3" table:formula="of:=[.L103]/[.$E103]" office:value-type="float" office:value="0.0217567702872996" calcext:value-type="float">
            <text:p>0,0217567703</text:p>
          </table:table-cell>
          <table:table-cell table:style-name="ce3" table:formula="of:=[.M103]/[.$E103]" office:value-type="float" office:value="0.245224544677896" calcext:value-type="float">
            <text:p>0,2452245447</text:p>
          </table:table-cell>
          <table:table-cell table:style-name="ce3" table:formula="of:=[.N103]/[.$E103]" office:value-type="float" office:value="0.0795230934097973" calcext:value-type="float">
            <text:p>0,0795230934</text:p>
          </table:table-cell>
          <table:table-cell table:style-name="ce3" table:formula="of:=[.O103]/[.$E103]" office:value-type="float" office:value="0.290130832149782" calcext:value-type="float">
            <text:p>0,2901308321</text:p>
          </table:table-cell>
          <table:table-cell table:style-name="ce3" table:formula="of:=[.P103]/[.$E103]" office:value-type="float" office:value="0.0246276433906015" calcext:value-type="float">
            <text:p>0,0246276434</text:p>
          </table:table-cell>
          <table:table-cell table:style-name="ce3" table:formula="of:=[.Q103]/[.$E103]" office:value-type="float" office:value="0.0152104916945464" calcext:value-type="float">
            <text:p>0,0152104917</text:p>
          </table:table-cell>
          <table:table-cell table:style-name="ce3" table:formula="of:=[.R103]/[.$E103]" office:value-type="float" office:value="0.0935048436588498" calcext:value-type="float">
            <text:p>0,0935048437</text:p>
          </table:table-cell>
          <table:table-cell table:style-name="ce3" table:formula="of:=[.S103]/[.$E103]" office:value-type="float" office:value="0.34797339910326" calcext:value-type="float">
            <text:p>0,3479733991</text:p>
          </table:table-cell>
          <table:table-cell table:style-name="ce3" table:formula="of:=[.T103]/[.$E103]" office:value-type="float" office:value="0.19786007537222" calcext:value-type="float">
            <text:p>0,1978600754</text:p>
          </table:table-cell>
          <table:table-cell table:style-name="ce3" table:formula="of:=[.U103]/[.$E103]" office:value-type="float" office:value="0.280966953698849" calcext:value-type="float">
            <text:p>0,2809669537</text:p>
          </table:table-cell>
          <table:table-cell table:style-name="ce3" table:formula="of:=[.V103]/[.$E103]" office:value-type="float" office:value="0.267952382779195" calcext:value-type="float">
            <text:p>0,2679523828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104]/[.$E104]" office:value-type="float" office:value="0.0721051160208098" calcext:value-type="float">
            <text:p>0,072105116</text:p>
          </table:table-cell>
          <table:table-cell table:style-name="ce3" table:formula="of:=[.C104]/[.$E104]" office:value-type="float" office:value="0.0211983790240423" calcext:value-type="float">
            <text:p>0,021198379</text:p>
          </table:table-cell>
          <table:table-cell table:style-name="ce3" table:formula="of:=[.D104]/[.$E104]" office:value-type="float" office:value="0.03057950522103" calcext:value-type="float">
            <text:p>0,0305795052</text:p>
          </table:table-cell>
          <table:table-cell table:style-name="ce3" table:formula="of:=[.E104]/[.$E104]" office:value-type="float" office:value="1" calcext:value-type="float">
            <text:p>1</text:p>
          </table:table-cell>
          <table:table-cell table:style-name="ce3" table:formula="of:=[.F104]/[.$E104]" office:value-type="float" office:value="0.00808822443784873" calcext:value-type="float">
            <text:p>0,0080882244</text:p>
          </table:table-cell>
          <table:table-cell table:style-name="ce3" table:formula="of:=[.G104]/[.$E104]" office:value-type="float" office:value="0.279422250027628" calcext:value-type="float">
            <text:p>0,27942225</text:p>
          </table:table-cell>
          <table:table-cell table:style-name="ce3" table:formula="of:=[.H104]/[.$E104]" office:value-type="float" office:value="0.0236451868028313" calcext:value-type="float">
            <text:p>0,0236451868</text:p>
          </table:table-cell>
          <table:table-cell table:style-name="ce3" table:formula="of:=[.I104]/[.$E104]" office:value-type="float" office:value="0.384391560935028" calcext:value-type="float">
            <text:p>0,3843915609</text:p>
          </table:table-cell>
          <table:table-cell table:style-name="ce3" table:formula="of:=[.J104]/[.$E104]" office:value-type="float" office:value="0.0623541324197726" calcext:value-type="float">
            <text:p>0,0623541324</text:p>
          </table:table-cell>
          <table:table-cell table:style-name="ce3" table:formula="of:=[.K104]/[.$E104]" office:value-type="float" office:value="0.0608432426969808" calcext:value-type="float">
            <text:p>0,0608432427</text:p>
          </table:table-cell>
          <table:table-cell table:style-name="ce3" table:formula="of:=[.L104]/[.$E104]" office:value-type="float" office:value="0.0225105309890699" calcext:value-type="float">
            <text:p>0,022510531</text:p>
          </table:table-cell>
          <table:table-cell table:style-name="ce3" table:formula="of:=[.M104]/[.$E104]" office:value-type="float" office:value="0.243733404240605" calcext:value-type="float">
            <text:p>0,2437334042</text:p>
          </table:table-cell>
          <table:table-cell table:style-name="ce3" table:formula="of:=[.N104]/[.$E104]" office:value-type="float" office:value="0.084367094868756" calcext:value-type="float">
            <text:p>0,0843670949</text:p>
          </table:table-cell>
          <table:table-cell table:style-name="ce3" table:formula="of:=[.O104]/[.$E104]" office:value-type="float" office:value="0.297202631287913" calcext:value-type="float">
            <text:p>0,2972026313</text:p>
          </table:table-cell>
          <table:table-cell table:style-name="ce3" table:formula="of:=[.P104]/[.$E104]" office:value-type="float" office:value="0.025330686151764" calcext:value-type="float">
            <text:p>0,0253306862</text:p>
          </table:table-cell>
          <table:table-cell table:style-name="ce3" table:formula="of:=[.Q104]/[.$E104]" office:value-type="float" office:value="0.0153564745885012" calcext:value-type="float">
            <text:p>0,0153564746</text:p>
          </table:table-cell>
          <table:table-cell table:style-name="ce3" table:formula="of:=[.R104]/[.$E104]" office:value-type="float" office:value="0.0966794018411887" calcext:value-type="float">
            <text:p>0,0966794018</text:p>
          </table:table-cell>
          <table:table-cell table:style-name="ce3" table:formula="of:=[.S104]/[.$E104]" office:value-type="float" office:value="0.349459910028118" calcext:value-type="float">
            <text:p>0,34945991</text:p>
          </table:table-cell>
          <table:table-cell table:style-name="ce3" table:formula="of:=[.T104]/[.$E104]" office:value-type="float" office:value="0.201046937634201" calcext:value-type="float">
            <text:p>0,2010469376</text:p>
          </table:table-cell>
          <table:table-cell table:style-name="ce3" table:formula="of:=[.U104]/[.$E104]" office:value-type="float" office:value="0.279685959744661" calcext:value-type="float">
            <text:p>0,2796859597</text:p>
          </table:table-cell>
          <table:table-cell table:style-name="ce3" table:formula="of:=[.V104]/[.$E104]" office:value-type="float" office:value="0.279874096814334" calcext:value-type="float">
            <text:p>0,2798740968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105]/[.$E105]" office:value-type="float" office:value="0.0717804782100609" calcext:value-type="float">
            <text:p>0,0717804782</text:p>
          </table:table-cell>
          <table:table-cell table:style-name="ce3" table:formula="of:=[.C105]/[.$E105]" office:value-type="float" office:value="0.0211382875700516" calcext:value-type="float">
            <text:p>0,0211382876</text:p>
          </table:table-cell>
          <table:table-cell table:style-name="ce3" table:formula="of:=[.D105]/[.$E105]" office:value-type="float" office:value="0.0302924526025883" calcext:value-type="float">
            <text:p>0,0302924526</text:p>
          </table:table-cell>
          <table:table-cell table:style-name="ce3" table:formula="of:=[.E105]/[.$E105]" office:value-type="float" office:value="1" calcext:value-type="float">
            <text:p>1</text:p>
          </table:table-cell>
          <table:table-cell table:style-name="ce3" table:formula="of:=[.F105]/[.$E105]" office:value-type="float" office:value="0.0117814771311863" calcext:value-type="float">
            <text:p>0,0117814771</text:p>
          </table:table-cell>
          <table:table-cell table:style-name="ce3" table:formula="of:=[.G105]/[.$E105]" office:value-type="float" office:value="0.269591804141276" calcext:value-type="float">
            <text:p>0,2695918041</text:p>
          </table:table-cell>
          <table:table-cell table:style-name="ce3" table:formula="of:=[.H105]/[.$E105]" office:value-type="float" office:value="0.0234234841371923" calcext:value-type="float">
            <text:p>0,0234234841</text:p>
          </table:table-cell>
          <table:table-cell table:style-name="ce3" table:formula="of:=[.I105]/[.$E105]" office:value-type="float" office:value="0.378909844078581" calcext:value-type="float">
            <text:p>0,3789098441</text:p>
          </table:table-cell>
          <table:table-cell table:style-name="ce3" table:formula="of:=[.J105]/[.$E105]" office:value-type="float" office:value="0.061051028519896" calcext:value-type="float">
            <text:p>0,0610510285</text:p>
          </table:table-cell>
          <table:table-cell table:style-name="ce3" table:formula="of:=[.K105]/[.$E105]" office:value-type="float" office:value="0.0603509064361824" calcext:value-type="float">
            <text:p>0,0603509064</text:p>
          </table:table-cell>
          <table:table-cell table:style-name="ce3" table:formula="of:=[.L105]/[.$E105]" office:value-type="float" office:value="0.0212493652065603" calcext:value-type="float">
            <text:p>0,0212493652</text:p>
          </table:table-cell>
          <table:table-cell table:style-name="ce3" table:formula="of:=[.M105]/[.$E105]" office:value-type="float" office:value="0.245750358245815" calcext:value-type="float">
            <text:p>0,2457503582</text:p>
          </table:table-cell>
          <table:table-cell table:style-name="ce3" table:formula="of:=[.N105]/[.$E105]" office:value-type="float" office:value="0.0854312637588425" calcext:value-type="float">
            <text:p>0,0854312638</text:p>
          </table:table-cell>
          <table:table-cell table:style-name="ce3" table:formula="of:=[.O105]/[.$E105]" office:value-type="float" office:value="0.299343433668746" calcext:value-type="float">
            <text:p>0,2993434337</text:p>
          </table:table-cell>
          <table:table-cell table:style-name="ce3" table:formula="of:=[.P105]/[.$E105]" office:value-type="float" office:value="0.0265219839410968" calcext:value-type="float">
            <text:p>0,0265219839</text:p>
          </table:table-cell>
          <table:table-cell table:style-name="ce3" table:formula="of:=[.Q105]/[.$E105]" office:value-type="float" office:value="0.0144519163035691" calcext:value-type="float">
            <text:p>0,0144519163</text:p>
          </table:table-cell>
          <table:table-cell table:style-name="ce3" table:formula="of:=[.R105]/[.$E105]" office:value-type="float" office:value="0.0943218013438979" calcext:value-type="float">
            <text:p>0,0943218013</text:p>
          </table:table-cell>
          <table:table-cell table:style-name="ce3" table:formula="of:=[.S105]/[.$E105]" office:value-type="float" office:value="0.351845322347461" calcext:value-type="float">
            <text:p>0,3518453223</text:p>
          </table:table-cell>
          <table:table-cell table:style-name="ce3" table:formula="of:=[.T105]/[.$E105]" office:value-type="float" office:value="0.199728357257262" calcext:value-type="float">
            <text:p>0,1997283573</text:p>
          </table:table-cell>
          <table:table-cell table:style-name="ce3" table:formula="of:=[.U105]/[.$E105]" office:value-type="float" office:value="0.292302724542415" calcext:value-type="float">
            <text:p>0,2923027245</text:p>
          </table:table-cell>
          <table:table-cell table:style-name="ce3" table:formula="of:=[.V105]/[.$E105]" office:value-type="float" office:value="0.278366977302558" calcext:value-type="float">
            <text:p>0,278366977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106]/[.$E106]" office:value-type="float" office:value="0.0719314678069868" calcext:value-type="float">
            <text:p>0,0719314678</text:p>
          </table:table-cell>
          <table:table-cell table:style-name="ce3" table:formula="of:=[.C106]/[.$E106]" office:value-type="float" office:value="0.0223367605805991" calcext:value-type="float">
            <text:p>0,0223367606</text:p>
          </table:table-cell>
          <table:table-cell table:style-name="ce3" table:formula="of:=[.D106]/[.$E106]" office:value-type="float" office:value="0.0300013335406078" calcext:value-type="float">
            <text:p>0,0300013335</text:p>
          </table:table-cell>
          <table:table-cell table:style-name="ce3" table:formula="of:=[.E106]/[.$E106]" office:value-type="float" office:value="1" calcext:value-type="float">
            <text:p>1</text:p>
          </table:table-cell>
          <table:table-cell table:style-name="ce3" table:formula="of:=[.F106]/[.$E106]" office:value-type="float" office:value="0.012599257964684" calcext:value-type="float">
            <text:p>0,012599258</text:p>
          </table:table-cell>
          <table:table-cell table:style-name="ce3" table:formula="of:=[.G106]/[.$E106]" office:value-type="float" office:value="0.271816568243507" calcext:value-type="float">
            <text:p>0,2718165682</text:p>
          </table:table-cell>
          <table:table-cell table:style-name="ce3" table:formula="of:=[.H106]/[.$E106]" office:value-type="float" office:value="0.0243723253305865" calcext:value-type="float">
            <text:p>0,0243723253</text:p>
          </table:table-cell>
          <table:table-cell table:style-name="ce3" table:formula="of:=[.I106]/[.$E106]" office:value-type="float" office:value="0.367869639889029" calcext:value-type="float">
            <text:p>0,3678696399</text:p>
          </table:table-cell>
          <table:table-cell table:style-name="ce3" table:formula="of:=[.J106]/[.$E106]" office:value-type="float" office:value="0.064368295470972" calcext:value-type="float">
            <text:p>0,0643682955</text:p>
          </table:table-cell>
          <table:table-cell table:style-name="ce3" table:formula="of:=[.K106]/[.$E106]" office:value-type="float" office:value="0.0604861511237991" calcext:value-type="float">
            <text:p>0,0604861511</text:p>
          </table:table-cell>
          <table:table-cell table:style-name="ce3" table:formula="of:=[.L106]/[.$E106]" office:value-type="float" office:value="0.0216540631138852" calcext:value-type="float">
            <text:p>0,0216540631</text:p>
          </table:table-cell>
          <table:table-cell table:style-name="ce3" table:formula="of:=[.M106]/[.$E106]" office:value-type="float" office:value="0.247976559022205" calcext:value-type="float">
            <text:p>0,247976559</text:p>
          </table:table-cell>
          <table:table-cell table:style-name="ce3" table:formula="of:=[.N106]/[.$E106]" office:value-type="float" office:value="0.0844322588379029" calcext:value-type="float">
            <text:p>0,0844322588</text:p>
          </table:table-cell>
          <table:table-cell table:style-name="ce3" table:formula="of:=[.O106]/[.$E106]" office:value-type="float" office:value="0.303395771214384" calcext:value-type="float">
            <text:p>0,3033957712</text:p>
          </table:table-cell>
          <table:table-cell table:style-name="ce3" table:formula="of:=[.P106]/[.$E106]" office:value-type="float" office:value="0.0270349564552657" calcext:value-type="float">
            <text:p>0,0270349565</text:p>
          </table:table-cell>
          <table:table-cell table:style-name="ce3" table:formula="of:=[.Q106]/[.$E106]" office:value-type="float" office:value="0.0144510012531119" calcext:value-type="float">
            <text:p>0,0144510013</text:p>
          </table:table-cell>
          <table:table-cell table:style-name="ce3" table:formula="of:=[.R106]/[.$E106]" office:value-type="float" office:value="0.0971119653281424" calcext:value-type="float">
            <text:p>0,0971119653</text:p>
          </table:table-cell>
          <table:table-cell table:style-name="ce3" table:formula="of:=[.S106]/[.$E106]" office:value-type="float" office:value="0.363506766789418" calcext:value-type="float">
            <text:p>0,3635067668</text:p>
          </table:table-cell>
          <table:table-cell table:style-name="ce3" table:formula="of:=[.T106]/[.$E106]" office:value-type="float" office:value="0.197171218932927" calcext:value-type="float">
            <text:p>0,1971712189</text:p>
          </table:table-cell>
          <table:table-cell table:style-name="ce3" table:formula="of:=[.U106]/[.$E106]" office:value-type="float" office:value="0.28952745436018" calcext:value-type="float">
            <text:p>0,2895274544</text:p>
          </table:table-cell>
          <table:table-cell table:style-name="ce3" table:formula="of:=[.V106]/[.$E106]" office:value-type="float" office:value="0.283227969089014" calcext:value-type="float">
            <text:p>0,2832279691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107]/[.$E107]" office:value-type="float" office:value="0.0677375545841827" calcext:value-type="float">
            <text:p>0,0677375546</text:p>
          </table:table-cell>
          <table:table-cell table:style-name="ce3" table:formula="of:=[.C107]/[.$E107]" office:value-type="float" office:value="0.0203801436127713" calcext:value-type="float">
            <text:p>0,0203801436</text:p>
          </table:table-cell>
          <table:table-cell table:style-name="ce3" table:formula="of:=[.D107]/[.$E107]" office:value-type="float" office:value="0.0279053558218562" calcext:value-type="float">
            <text:p>0,0279053558</text:p>
          </table:table-cell>
          <table:table-cell table:style-name="ce3" table:formula="of:=[.E107]/[.$E107]" office:value-type="float" office:value="1" calcext:value-type="float">
            <text:p>1</text:p>
          </table:table-cell>
          <table:table-cell table:style-name="ce3" table:formula="of:=[.F107]/[.$E107]" office:value-type="float" office:value="0.0117166424646244" calcext:value-type="float">
            <text:p>0,0117166425</text:p>
          </table:table-cell>
          <table:table-cell table:style-name="ce3" table:formula="of:=[.G107]/[.$E107]" office:value-type="float" office:value="0.256184349954866" calcext:value-type="float">
            <text:p>0,25618435</text:p>
          </table:table-cell>
          <table:table-cell table:style-name="ce3" table:formula="of:=[.H107]/[.$E107]" office:value-type="float" office:value="0.0220733547733067" calcext:value-type="float">
            <text:p>0,0220733548</text:p>
          </table:table-cell>
          <table:table-cell table:style-name="ce3" table:formula="of:=[.I107]/[.$E107]" office:value-type="float" office:value="0.350887851488074" calcext:value-type="float">
            <text:p>0,3508878515</text:p>
          </table:table-cell>
          <table:table-cell table:style-name="ce3" table:formula="of:=[.J107]/[.$E107]" office:value-type="float" office:value="0.0552679614080479" calcext:value-type="float">
            <text:p>0,0552679614</text:p>
          </table:table-cell>
          <table:table-cell table:style-name="ce3" table:formula="of:=[.K107]/[.$E107]" office:value-type="float" office:value="0.0575157523083269" calcext:value-type="float">
            <text:p>0,0575157523</text:p>
          </table:table-cell>
          <table:table-cell table:style-name="ce3" table:formula="of:=[.L107]/[.$E107]" office:value-type="float" office:value="0.0193915006771882" calcext:value-type="float">
            <text:p>0,0193915007</text:p>
          </table:table-cell>
          <table:table-cell table:style-name="ce3" table:formula="of:=[.M107]/[.$E107]" office:value-type="float" office:value="0.226341223248474" calcext:value-type="float">
            <text:p>0,2263412232</text:p>
          </table:table-cell>
          <table:table-cell table:style-name="ce3" table:formula="of:=[.N107]/[.$E107]" office:value-type="float" office:value="0.0748897764205216" calcext:value-type="float">
            <text:p>0,0748897764</text:p>
          </table:table-cell>
          <table:table-cell table:style-name="ce3" table:formula="of:=[.O107]/[.$E107]" office:value-type="float" office:value="0.271495930576547" calcext:value-type="float">
            <text:p>0,2714959306</text:p>
          </table:table-cell>
          <table:table-cell table:style-name="ce3" table:formula="of:=[.P107]/[.$E107]" office:value-type="float" office:value="0.0237024478002306" calcext:value-type="float">
            <text:p>0,0237024478</text:p>
          </table:table-cell>
          <table:table-cell table:style-name="ce3" table:formula="of:=[.Q107]/[.$E107]" office:value-type="float" office:value="0.0144840336868732" calcext:value-type="float">
            <text:p>0,0144840337</text:p>
          </table:table-cell>
          <table:table-cell table:style-name="ce3" table:formula="of:=[.R107]/[.$E107]" office:value-type="float" office:value="0.0894307546372026" calcext:value-type="float">
            <text:p>0,0894307546</text:p>
          </table:table-cell>
          <table:table-cell table:style-name="ce3" table:formula="of:=[.S107]/[.$E107]" office:value-type="float" office:value="0.334673924070505" calcext:value-type="float">
            <text:p>0,3346739241</text:p>
          </table:table-cell>
          <table:table-cell table:style-name="ce3" table:formula="of:=[.T107]/[.$E107]" office:value-type="float" office:value="0.182338198671985" calcext:value-type="float">
            <text:p>0,1823381987</text:p>
          </table:table-cell>
          <table:table-cell table:style-name="ce3" table:formula="of:=[.U107]/[.$E107]" office:value-type="float" office:value="0.259831576741455" calcext:value-type="float">
            <text:p>0,2598315767</text:p>
          </table:table-cell>
          <table:table-cell table:style-name="ce3" table:formula="of:=[.V107]/[.$E107]" office:value-type="float" office:value="0.249295598387781" calcext:value-type="float">
            <text:p>0,2492955984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108]/[.$E108]" office:value-type="float" office:value="0.0694951891021362" calcext:value-type="float">
            <text:p>0,0694951891</text:p>
          </table:table-cell>
          <table:table-cell table:style-name="ce3" table:formula="of:=[.C108]/[.$E108]" office:value-type="float" office:value="0.0191671336396169" calcext:value-type="float">
            <text:p>0,0191671336</text:p>
          </table:table-cell>
          <table:table-cell table:style-name="ce3" table:formula="of:=[.D108]/[.$E108]" office:value-type="float" office:value="0.0302315291023075" calcext:value-type="float">
            <text:p>0,0302315291</text:p>
          </table:table-cell>
          <table:table-cell table:style-name="ce3" table:formula="of:=[.E108]/[.$E108]" office:value-type="float" office:value="1" calcext:value-type="float">
            <text:p>1</text:p>
          </table:table-cell>
          <table:table-cell table:style-name="ce3" table:formula="of:=[.F108]/[.$E108]" office:value-type="float" office:value="0.0127019082268432" calcext:value-type="float">
            <text:p>0,0127019082</text:p>
          </table:table-cell>
          <table:table-cell table:style-name="ce3" table:formula="of:=[.G108]/[.$E108]" office:value-type="float" office:value="0.263464038348313" calcext:value-type="float">
            <text:p>0,2634640383</text:p>
          </table:table-cell>
          <table:table-cell table:style-name="ce3" table:formula="of:=[.H108]/[.$E108]" office:value-type="float" office:value="0.022101155331995" calcext:value-type="float">
            <text:p>0,0221011553</text:p>
          </table:table-cell>
          <table:table-cell table:style-name="ce3" table:formula="of:=[.I108]/[.$E108]" office:value-type="float" office:value="0.359160905443324" calcext:value-type="float">
            <text:p>0,3591609054</text:p>
          </table:table-cell>
          <table:table-cell table:style-name="ce3" table:formula="of:=[.J108]/[.$E108]" office:value-type="float" office:value="0.0588081075195104" calcext:value-type="float">
            <text:p>0,0588081075</text:p>
          </table:table-cell>
          <table:table-cell table:style-name="ce3" table:formula="of:=[.K108]/[.$E108]" office:value-type="float" office:value="0.0608912813184516" calcext:value-type="float">
            <text:p>0,0608912813</text:p>
          </table:table-cell>
          <table:table-cell table:style-name="ce3" table:formula="of:=[.L108]/[.$E108]" office:value-type="float" office:value="0.0198884285616251" calcext:value-type="float">
            <text:p>0,0198884286</text:p>
          </table:table-cell>
          <table:table-cell table:style-name="ce3" table:formula="of:=[.M108]/[.$E108]" office:value-type="float" office:value="0.235835991833237" calcext:value-type="float">
            <text:p>0,2358359918</text:p>
          </table:table-cell>
          <table:table-cell table:style-name="ce3" table:formula="of:=[.N108]/[.$E108]" office:value-type="float" office:value="0.0797481525051922" calcext:value-type="float">
            <text:p>0,0797481525</text:p>
          </table:table-cell>
          <table:table-cell table:style-name="ce3" table:formula="of:=[.O108]/[.$E108]" office:value-type="float" office:value="0.28475315826663" calcext:value-type="float">
            <text:p>0,2847531583</text:p>
          </table:table-cell>
          <table:table-cell table:style-name="ce3" table:formula="of:=[.P108]/[.$E108]" office:value-type="float" office:value="0.025452707913281" calcext:value-type="float">
            <text:p>0,0254527079</text:p>
          </table:table-cell>
          <table:table-cell table:style-name="ce3" table:formula="of:=[.Q108]/[.$E108]" office:value-type="float" office:value="0.0141719358432479" calcext:value-type="float">
            <text:p>0,0141719358</text:p>
          </table:table-cell>
          <table:table-cell table:style-name="ce3" table:formula="of:=[.R108]/[.$E108]" office:value-type="float" office:value="0.092638702835493" calcext:value-type="float">
            <text:p>0,0926387028</text:p>
          </table:table-cell>
          <table:table-cell table:style-name="ce3" table:formula="of:=[.S108]/[.$E108]" office:value-type="float" office:value="0.339730155542101" calcext:value-type="float">
            <text:p>0,3397301555</text:p>
          </table:table-cell>
          <table:table-cell table:style-name="ce3" table:formula="of:=[.T108]/[.$E108]" office:value-type="float" office:value="0.190579997515764" calcext:value-type="float">
            <text:p>0,1905799975</text:p>
          </table:table-cell>
          <table:table-cell table:style-name="ce3" table:formula="of:=[.U108]/[.$E108]" office:value-type="float" office:value="0.273191727656034" calcext:value-type="float">
            <text:p>0,2731917277</text:p>
          </table:table-cell>
          <table:table-cell table:style-name="ce3" table:formula="of:=[.V108]/[.$E108]" office:value-type="float" office:value="0.261045854689676" calcext:value-type="float">
            <text:p>0,2610458547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109]/[.$E109]" office:value-type="float" office:value="0.0728394663854921" calcext:value-type="float">
            <text:p>0,0728394664</text:p>
          </table:table-cell>
          <table:table-cell table:style-name="ce3" table:formula="of:=[.C109]/[.$E109]" office:value-type="float" office:value="0.0192572424842567" calcext:value-type="float">
            <text:p>0,0192572425</text:p>
          </table:table-cell>
          <table:table-cell table:style-name="ce3" table:formula="of:=[.D109]/[.$E109]" office:value-type="float" office:value="0.0297444859957404" calcext:value-type="float">
            <text:p>0,029744486</text:p>
          </table:table-cell>
          <table:table-cell table:style-name="ce3" table:formula="of:=[.E109]/[.$E109]" office:value-type="float" office:value="1" calcext:value-type="float">
            <text:p>1</text:p>
          </table:table-cell>
          <table:table-cell table:style-name="ce3" table:formula="of:=[.F109]/[.$E109]" office:value-type="float" office:value="0.0103642574140359" calcext:value-type="float">
            <text:p>0,0103642574</text:p>
          </table:table-cell>
          <table:table-cell table:style-name="ce3" table:formula="of:=[.G109]/[.$E109]" office:value-type="float" office:value="0.270520536496783" calcext:value-type="float">
            <text:p>0,2705205365</text:p>
          </table:table-cell>
          <table:table-cell table:style-name="ce3" table:formula="of:=[.H109]/[.$E109]" office:value-type="float" office:value="0.0231941929236501" calcext:value-type="float">
            <text:p>0,0231941929</text:p>
          </table:table-cell>
          <table:table-cell table:style-name="ce3" table:formula="of:=[.I109]/[.$E109]" office:value-type="float" office:value="0.372933822369069" calcext:value-type="float">
            <text:p>0,3729338224</text:p>
          </table:table-cell>
          <table:table-cell table:style-name="ce3" table:formula="of:=[.J109]/[.$E109]" office:value-type="float" office:value="0.0602882410515015" calcext:value-type="float">
            <text:p>0,0602882411</text:p>
          </table:table-cell>
          <table:table-cell table:style-name="ce3" table:formula="of:=[.K109]/[.$E109]" office:value-type="float" office:value="0.0593377150232709" calcext:value-type="float">
            <text:p>0,059337715</text:p>
          </table:table-cell>
          <table:table-cell table:style-name="ce3" table:formula="of:=[.L109]/[.$E109]" office:value-type="float" office:value="0.0202504195204583" calcext:value-type="float">
            <text:p>0,0202504195</text:p>
          </table:table-cell>
          <table:table-cell table:style-name="ce3" table:formula="of:=[.M109]/[.$E109]" office:value-type="float" office:value="0.243498071983885" calcext:value-type="float">
            <text:p>0,243498072</text:p>
          </table:table-cell>
          <table:table-cell table:style-name="ce3" table:formula="of:=[.N109]/[.$E109]" office:value-type="float" office:value="0.0814699436649534" calcext:value-type="float">
            <text:p>0,0814699437</text:p>
          </table:table-cell>
          <table:table-cell table:style-name="ce3" table:formula="of:=[.O109]/[.$E109]" office:value-type="float" office:value="0.292077892861105" calcext:value-type="float">
            <text:p>0,2920778929</text:p>
          </table:table-cell>
          <table:table-cell table:style-name="ce3" table:formula="of:=[.P109]/[.$E109]" office:value-type="float" office:value="0.0259914680282223" calcext:value-type="float">
            <text:p>0,025991468</text:p>
          </table:table-cell>
          <table:table-cell table:style-name="ce3" table:formula="of:=[.Q109]/[.$E109]" office:value-type="float" office:value="0.0139400696067366" calcext:value-type="float">
            <text:p>0,0139400696</text:p>
          </table:table-cell>
          <table:table-cell table:style-name="ce3" table:formula="of:=[.R109]/[.$E109]" office:value-type="float" office:value="0.0971467506538876" calcext:value-type="float">
            <text:p>0,0971467507</text:p>
          </table:table-cell>
          <table:table-cell table:style-name="ce3" table:formula="of:=[.S109]/[.$E109]" office:value-type="float" office:value="0.366341680077976" calcext:value-type="float">
            <text:p>0,3663416801</text:p>
          </table:table-cell>
          <table:table-cell table:style-name="ce3" table:formula="of:=[.T109]/[.$E109]" office:value-type="float" office:value="0.198191195326258" calcext:value-type="float">
            <text:p>0,1981911953</text:p>
          </table:table-cell>
          <table:table-cell table:style-name="ce3" table:formula="of:=[.U109]/[.$E109]" office:value-type="float" office:value="0.280719417126493" calcext:value-type="float">
            <text:p>0,2807194171</text:p>
          </table:table-cell>
          <table:table-cell table:style-name="ce3" table:formula="of:=[.V109]/[.$E109]" office:value-type="float" office:value="0.279992871367174" calcext:value-type="float">
            <text:p>0,2799928714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110]/[.$E110]" office:value-type="float" office:value="0.0672709451611064" calcext:value-type="float">
            <text:p>0,0672709452</text:p>
          </table:table-cell>
          <table:table-cell table:style-name="ce3" table:formula="of:=[.C110]/[.$E110]" office:value-type="float" office:value="0.0205395689925619" calcext:value-type="float">
            <text:p>0,020539569</text:p>
          </table:table-cell>
          <table:table-cell table:style-name="ce3" table:formula="of:=[.D110]/[.$E110]" office:value-type="float" office:value="0.0291693794202992" calcext:value-type="float">
            <text:p>0,0291693794</text:p>
          </table:table-cell>
          <table:table-cell table:style-name="ce3" table:formula="of:=[.E110]/[.$E110]" office:value-type="float" office:value="1" calcext:value-type="float">
            <text:p>1</text:p>
          </table:table-cell>
          <table:table-cell table:style-name="ce3" table:formula="of:=[.F110]/[.$E110]" office:value-type="float" office:value="0.0106484581787538" calcext:value-type="float">
            <text:p>0,0106484582</text:p>
          </table:table-cell>
          <table:table-cell table:style-name="ce3" table:formula="of:=[.G110]/[.$E110]" office:value-type="float" office:value="0.27692525538033" calcext:value-type="float">
            <text:p>0,2769252554</text:p>
          </table:table-cell>
          <table:table-cell table:style-name="ce3" table:formula="of:=[.H110]/[.$E110]" office:value-type="float" office:value="0.0232504253805781" calcext:value-type="float">
            <text:p>0,0232504254</text:p>
          </table:table-cell>
          <table:table-cell table:style-name="ce3" table:formula="of:=[.I110]/[.$E110]" office:value-type="float" office:value="0.373480363254185" calcext:value-type="float">
            <text:p>0,3734803633</text:p>
          </table:table-cell>
          <table:table-cell table:style-name="ce3" table:formula="of:=[.J110]/[.$E110]" office:value-type="float" office:value="0.0602028729667506" calcext:value-type="float">
            <text:p>0,060202873</text:p>
          </table:table-cell>
          <table:table-cell table:style-name="ce3" table:formula="of:=[.K110]/[.$E110]" office:value-type="float" office:value="0.0587419538982642" calcext:value-type="float">
            <text:p>0,0587419539</text:p>
          </table:table-cell>
          <table:table-cell table:style-name="ce3" table:formula="of:=[.L110]/[.$E110]" office:value-type="float" office:value="0.0200231716795335" calcext:value-type="float">
            <text:p>0,0200231717</text:p>
          </table:table-cell>
          <table:table-cell table:style-name="ce3" table:formula="of:=[.M110]/[.$E110]" office:value-type="float" office:value="0.250427104418503" calcext:value-type="float">
            <text:p>0,2504271044</text:p>
          </table:table-cell>
          <table:table-cell table:style-name="ce3" table:formula="of:=[.N110]/[.$E110]" office:value-type="float" office:value="0.0824415366146361" calcext:value-type="float">
            <text:p>0,0824415366</text:p>
          </table:table-cell>
          <table:table-cell table:style-name="ce3" table:formula="of:=[.O110]/[.$E110]" office:value-type="float" office:value="0.28616757997569" calcext:value-type="float">
            <text:p>0,28616758</text:p>
          </table:table-cell>
          <table:table-cell table:style-name="ce3" table:formula="of:=[.P110]/[.$E110]" office:value-type="float" office:value="0.0243583447688216" calcext:value-type="float">
            <text:p>0,0243583448</text:p>
          </table:table-cell>
          <table:table-cell table:style-name="ce3" table:formula="of:=[.Q110]/[.$E110]" office:value-type="float" office:value="0.0143573263769334" calcext:value-type="float">
            <text:p>0,0143573264</text:p>
          </table:table-cell>
          <table:table-cell table:style-name="ce3" table:formula="of:=[.R110]/[.$E110]" office:value-type="float" office:value="0.0981438461405702" calcext:value-type="float">
            <text:p>0,0981438461</text:p>
          </table:table-cell>
          <table:table-cell table:style-name="ce3" table:formula="of:=[.S110]/[.$E110]" office:value-type="float" office:value="0.357339749447035" calcext:value-type="float">
            <text:p>0,3573397494</text:p>
          </table:table-cell>
          <table:table-cell table:style-name="ce3" table:formula="of:=[.T110]/[.$E110]" office:value-type="float" office:value="0.198914253891871" calcext:value-type="float">
            <text:p>0,1989142539</text:p>
          </table:table-cell>
          <table:table-cell table:style-name="ce3" table:formula="of:=[.U110]/[.$E110]" office:value-type="float" office:value="0.281475663718349" calcext:value-type="float">
            <text:p>0,2814756637</text:p>
          </table:table-cell>
          <table:table-cell table:style-name="ce3" table:formula="of:=[.V110]/[.$E110]" office:value-type="float" office:value="0.26831949711678" calcext:value-type="float">
            <text:p>0,268319497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111]/[.$E111]" office:value-type="float" office:value="0.0704640031905447" calcext:value-type="float">
            <text:p>0,0704640032</text:p>
          </table:table-cell>
          <table:table-cell table:style-name="ce3" table:formula="of:=[.C111]/[.$E111]" office:value-type="float" office:value="0.0211167563526909" calcext:value-type="float">
            <text:p>0,0211167564</text:p>
          </table:table-cell>
          <table:table-cell table:style-name="ce3" table:formula="of:=[.D111]/[.$E111]" office:value-type="float" office:value="0.0305779816252994" calcext:value-type="float">
            <text:p>0,0305779816</text:p>
          </table:table-cell>
          <table:table-cell table:style-name="ce3" table:formula="of:=[.E111]/[.$E111]" office:value-type="float" office:value="1" calcext:value-type="float">
            <text:p>1</text:p>
          </table:table-cell>
          <table:table-cell table:style-name="ce3" table:formula="of:=[.F111]/[.$E111]" office:value-type="float" office:value="0.0128428433995758" calcext:value-type="float">
            <text:p>0,0128428434</text:p>
          </table:table-cell>
          <table:table-cell table:style-name="ce3" table:formula="of:=[.G111]/[.$E111]" office:value-type="float" office:value="0.270813142378278" calcext:value-type="float">
            <text:p>0,2708131424</text:p>
          </table:table-cell>
          <table:table-cell table:style-name="ce3" table:formula="of:=[.H111]/[.$E111]" office:value-type="float" office:value="0.0230454723775841" calcext:value-type="float">
            <text:p>0,0230454724</text:p>
          </table:table-cell>
          <table:table-cell table:style-name="ce3" table:formula="of:=[.I111]/[.$E111]" office:value-type="float" office:value="0.367175455383668" calcext:value-type="float">
            <text:p>0,3671754554</text:p>
          </table:table-cell>
          <table:table-cell table:style-name="ce3" table:formula="of:=[.J111]/[.$E111]" office:value-type="float" office:value="0.0606493368812769" calcext:value-type="float">
            <text:p>0,0606493369</text:p>
          </table:table-cell>
          <table:table-cell table:style-name="ce3" table:formula="of:=[.K111]/[.$E111]" office:value-type="float" office:value="0.0607060229130504" calcext:value-type="float">
            <text:p>0,0607060229</text:p>
          </table:table-cell>
          <table:table-cell table:style-name="ce3" table:formula="of:=[.L111]/[.$E111]" office:value-type="float" office:value="0.01927623427837" calcext:value-type="float">
            <text:p>0,0192762343</text:p>
          </table:table-cell>
          <table:table-cell table:style-name="ce3" table:formula="of:=[.M111]/[.$E111]" office:value-type="float" office:value="0.234665627100213" calcext:value-type="float">
            <text:p>0,2346656271</text:p>
          </table:table-cell>
          <table:table-cell table:style-name="ce3" table:formula="of:=[.N111]/[.$E111]" office:value-type="float" office:value="0.0764400454399424" calcext:value-type="float">
            <text:p>0,0764400454</text:p>
          </table:table-cell>
          <table:table-cell table:style-name="ce3" table:formula="of:=[.O111]/[.$E111]" office:value-type="float" office:value="0.281672095617482" calcext:value-type="float">
            <text:p>0,2816720956</text:p>
          </table:table-cell>
          <table:table-cell table:style-name="ce3" table:formula="of:=[.P111]/[.$E111]" office:value-type="float" office:value="0.0253854141155517" calcext:value-type="float">
            <text:p>0,0253854141</text:p>
          </table:table-cell>
          <table:table-cell table:style-name="ce3" table:formula="of:=[.Q111]/[.$E111]" office:value-type="float" office:value="0.0124747369688499" calcext:value-type="float">
            <text:p>0,012474737</text:p>
          </table:table-cell>
          <table:table-cell table:style-name="ce3" table:formula="of:=[.R111]/[.$E111]" office:value-type="float" office:value="0.0938589251985679" calcext:value-type="float">
            <text:p>0,0938589252</text:p>
          </table:table-cell>
          <table:table-cell table:style-name="ce3" table:formula="of:=[.S111]/[.$E111]" office:value-type="float" office:value="0.347561070379841" calcext:value-type="float">
            <text:p>0,3475610704</text:p>
          </table:table-cell>
          <table:table-cell table:style-name="ce3" table:formula="of:=[.T111]/[.$E111]" office:value-type="float" office:value="0.180282021877865" calcext:value-type="float">
            <text:p>0,1802820219</text:p>
          </table:table-cell>
          <table:table-cell table:style-name="ce3" table:formula="of:=[.U111]/[.$E111]" office:value-type="float" office:value="0.26418672265978" calcext:value-type="float">
            <text:p>0,2641867227</text:p>
          </table:table-cell>
          <table:table-cell table:style-name="ce3" table:formula="of:=[.V111]/[.$E111]" office:value-type="float" office:value="0.256633389560421" calcext:value-type="float">
            <text:p>0,2566333896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112]/[.$E112]" office:value-type="float" office:value="0.071176908502006" calcext:value-type="float">
            <text:p>0,0711769085</text:p>
          </table:table-cell>
          <table:table-cell table:style-name="ce3" table:formula="of:=[.C112]/[.$E112]" office:value-type="float" office:value="0.0201420863164957" calcext:value-type="float">
            <text:p>0,0201420863</text:p>
          </table:table-cell>
          <table:table-cell table:style-name="ce3" table:formula="of:=[.D112]/[.$E112]" office:value-type="float" office:value="0.0261789431283579" calcext:value-type="float">
            <text:p>0,0261789431</text:p>
          </table:table-cell>
          <table:table-cell table:style-name="ce3" table:formula="of:=[.E112]/[.$E112]" office:value-type="float" office:value="1" calcext:value-type="float">
            <text:p>1</text:p>
          </table:table-cell>
          <table:table-cell table:style-name="ce3" table:formula="of:=[.F112]/[.$E112]" office:value-type="float" office:value="0.0135342794293328" calcext:value-type="float">
            <text:p>0,0135342794</text:p>
          </table:table-cell>
          <table:table-cell table:style-name="ce3" table:formula="of:=[.G112]/[.$E112]" office:value-type="float" office:value="0.271821814229304" calcext:value-type="float">
            <text:p>0,2718218142</text:p>
          </table:table-cell>
          <table:table-cell table:style-name="ce3" table:formula="of:=[.H112]/[.$E112]" office:value-type="float" office:value="0.0226689867417854" calcext:value-type="float">
            <text:p>0,0226689867</text:p>
          </table:table-cell>
          <table:table-cell table:style-name="ce3" table:formula="of:=[.I112]/[.$E112]" office:value-type="float" office:value="0.370534934603818" calcext:value-type="float">
            <text:p>0,3705349346</text:p>
          </table:table-cell>
          <table:table-cell table:style-name="ce3" table:formula="of:=[.J112]/[.$E112]" office:value-type="float" office:value="0.0623753263314949" calcext:value-type="float">
            <text:p>0,0623753263</text:p>
          </table:table-cell>
          <table:table-cell table:style-name="ce3" table:formula="of:=[.K112]/[.$E112]" office:value-type="float" office:value="0.0599412356362967" calcext:value-type="float">
            <text:p>0,0599412356</text:p>
          </table:table-cell>
          <table:table-cell table:style-name="ce3" table:formula="of:=[.L112]/[.$E112]" office:value-type="float" office:value="0.0201853176604264" calcext:value-type="float">
            <text:p>0,0201853177</text:p>
          </table:table-cell>
          <table:table-cell table:style-name="ce3" table:formula="of:=[.M112]/[.$E112]" office:value-type="float" office:value="0.24198402193067" calcext:value-type="float">
            <text:p>0,2419840219</text:p>
          </table:table-cell>
          <table:table-cell table:style-name="ce3" table:formula="of:=[.N112]/[.$E112]" office:value-type="float" office:value="0.0808454504044012" calcext:value-type="float">
            <text:p>0,0808454504</text:p>
          </table:table-cell>
          <table:table-cell table:style-name="ce3" table:formula="of:=[.O112]/[.$E112]" office:value-type="float" office:value="0.286546174585106" calcext:value-type="float">
            <text:p>0,2865461746</text:p>
          </table:table-cell>
          <table:table-cell table:style-name="ce3" table:formula="of:=[.P112]/[.$E112]" office:value-type="float" office:value="0.0254920649572274" calcext:value-type="float">
            <text:p>0,025492065</text:p>
          </table:table-cell>
          <table:table-cell table:style-name="ce3" table:formula="of:=[.Q112]/[.$E112]" office:value-type="float" office:value="0.0136991028686992" calcext:value-type="float">
            <text:p>0,0136991029</text:p>
          </table:table-cell>
          <table:table-cell table:style-name="ce3" table:formula="of:=[.R112]/[.$E112]" office:value-type="float" office:value="0.0978538632617602" calcext:value-type="float">
            <text:p>0,0978538633</text:p>
          </table:table-cell>
          <table:table-cell table:style-name="ce3" table:formula="of:=[.S112]/[.$E112]" office:value-type="float" office:value="0.353839617976993" calcext:value-type="float">
            <text:p>0,353839618</text:p>
          </table:table-cell>
          <table:table-cell table:style-name="ce3" table:formula="of:=[.T112]/[.$E112]" office:value-type="float" office:value="0.195319464079293" calcext:value-type="float">
            <text:p>0,1953194641</text:p>
          </table:table-cell>
          <table:table-cell table:style-name="ce3" table:formula="of:=[.U112]/[.$E112]" office:value-type="float" office:value="0.270930412079825" calcext:value-type="float">
            <text:p>0,2709304121</text:p>
          </table:table-cell>
          <table:table-cell table:style-name="ce3" table:formula="of:=[.V112]/[.$E112]" office:value-type="float" office:value="0.272469864054342" calcext:value-type="float">
            <text:p>0,2724698641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113]/[.$E113]" office:value-type="float" office:value="0.0666219130924779" calcext:value-type="float">
            <text:p>0,0666219131</text:p>
          </table:table-cell>
          <table:table-cell table:style-name="ce3" table:formula="of:=[.C113]/[.$E113]" office:value-type="float" office:value="0.0207252577380732" calcext:value-type="float">
            <text:p>0,0207252577</text:p>
          </table:table-cell>
          <table:table-cell table:style-name="ce3" table:formula="of:=[.D113]/[.$E113]" office:value-type="float" office:value="0.0299475837321353" calcext:value-type="float">
            <text:p>0,0299475837</text:p>
          </table:table-cell>
          <table:table-cell table:style-name="ce3" table:formula="of:=[.E113]/[.$E113]" office:value-type="float" office:value="1" calcext:value-type="float">
            <text:p>1</text:p>
          </table:table-cell>
          <table:table-cell table:style-name="ce3" table:formula="of:=[.F113]/[.$E113]" office:value-type="float" office:value="0.0109385328378738" calcext:value-type="float">
            <text:p>0,0109385328</text:p>
          </table:table-cell>
          <table:table-cell table:style-name="ce3" table:formula="of:=[.G113]/[.$E113]" office:value-type="float" office:value="0.278978140485843" calcext:value-type="float">
            <text:p>0,2789781405</text:p>
          </table:table-cell>
          <table:table-cell table:style-name="ce3" table:formula="of:=[.H113]/[.$E113]" office:value-type="float" office:value="0.0231758780824462" calcext:value-type="float">
            <text:p>0,0231758781</text:p>
          </table:table-cell>
          <table:table-cell table:style-name="ce3" table:formula="of:=[.I113]/[.$E113]" office:value-type="float" office:value="0.377748368952665" calcext:value-type="float">
            <text:p>0,377748369</text:p>
          </table:table-cell>
          <table:table-cell table:style-name="ce3" table:formula="of:=[.J113]/[.$E113]" office:value-type="float" office:value="0.0629876569362459" calcext:value-type="float">
            <text:p>0,0629876569</text:p>
          </table:table-cell>
          <table:table-cell table:style-name="ce3" table:formula="of:=[.K113]/[.$E113]" office:value-type="float" office:value="0.0591116265061948" calcext:value-type="float">
            <text:p>0,0591116265</text:p>
          </table:table-cell>
          <table:table-cell table:style-name="ce3" table:formula="of:=[.L113]/[.$E113]" office:value-type="float" office:value="0.0200462700870154" calcext:value-type="float">
            <text:p>0,0200462701</text:p>
          </table:table-cell>
          <table:table-cell table:style-name="ce3" table:formula="of:=[.M113]/[.$E113]" office:value-type="float" office:value="0.242731765866515" calcext:value-type="float">
            <text:p>0,2427317659</text:p>
          </table:table-cell>
          <table:table-cell table:style-name="ce3" table:formula="of:=[.N113]/[.$E113]" office:value-type="float" office:value="0.0788888922713587" calcext:value-type="float">
            <text:p>0,0788888923</text:p>
          </table:table-cell>
          <table:table-cell table:style-name="ce3" table:formula="of:=[.O113]/[.$E113]" office:value-type="float" office:value="0.286475819790828" calcext:value-type="float">
            <text:p>0,2864758198</text:p>
          </table:table-cell>
          <table:table-cell table:style-name="ce3" table:formula="of:=[.P113]/[.$E113]" office:value-type="float" office:value="0.0259664541344272" calcext:value-type="float">
            <text:p>0,0259664541</text:p>
          </table:table-cell>
          <table:table-cell table:style-name="ce3" table:formula="of:=[.Q113]/[.$E113]" office:value-type="float" office:value="0.013301741998759" calcext:value-type="float">
            <text:p>0,013301742</text:p>
          </table:table-cell>
          <table:table-cell table:style-name="ce3" table:formula="of:=[.R113]/[.$E113]" office:value-type="float" office:value="0.0970519221590132" calcext:value-type="float">
            <text:p>0,0970519222</text:p>
          </table:table-cell>
          <table:table-cell table:style-name="ce3" table:formula="of:=[.S113]/[.$E113]" office:value-type="float" office:value="0.361186526773782" calcext:value-type="float">
            <text:p>0,3611865268</text:p>
          </table:table-cell>
          <table:table-cell table:style-name="ce3" table:formula="of:=[.T113]/[.$E113]" office:value-type="float" office:value="0.201656078194956" calcext:value-type="float">
            <text:p>0,2016560782</text:p>
          </table:table-cell>
          <table:table-cell table:style-name="ce3" table:formula="of:=[.U113]/[.$E113]" office:value-type="float" office:value="0.284220712031115" calcext:value-type="float">
            <text:p>0,284220712</text:p>
          </table:table-cell>
          <table:table-cell table:style-name="ce3" table:formula="of:=[.V113]/[.$E113]" office:value-type="float" office:value="0.269738462421851" calcext:value-type="float">
            <text:p>0,2697384624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114]/[.$E114]" office:value-type="float" office:value="0.0668064369655281" calcext:value-type="float">
            <text:p>0,066806437</text:p>
          </table:table-cell>
          <table:table-cell table:style-name="ce3" table:formula="of:=[.C114]/[.$E114]" office:value-type="float" office:value="0.0186659117993985" calcext:value-type="float">
            <text:p>0,0186659118</text:p>
          </table:table-cell>
          <table:table-cell table:style-name="ce3" table:formula="of:=[.D114]/[.$E114]" office:value-type="float" office:value="0.0307360190143538" calcext:value-type="float">
            <text:p>0,030736019</text:p>
          </table:table-cell>
          <table:table-cell table:style-name="ce3" table:formula="of:=[.E114]/[.$E114]" office:value-type="float" office:value="1" calcext:value-type="float">
            <text:p>1</text:p>
          </table:table-cell>
          <table:table-cell table:style-name="ce3" table:formula="of:=[.F114]/[.$E114]" office:value-type="float" office:value="0.0100462596178385" calcext:value-type="float">
            <text:p>0,0100462596</text:p>
          </table:table-cell>
          <table:table-cell table:style-name="ce3" table:formula="of:=[.G114]/[.$E114]" office:value-type="float" office:value="0.27159674788364" calcext:value-type="float">
            <text:p>0,2715967479</text:p>
          </table:table-cell>
          <table:table-cell table:style-name="ce3" table:formula="of:=[.H114]/[.$E114]" office:value-type="float" office:value="0.0229471216826" calcext:value-type="float">
            <text:p>0,0229471217</text:p>
          </table:table-cell>
          <table:table-cell table:style-name="ce3" table:formula="of:=[.I114]/[.$E114]" office:value-type="float" office:value="0.361328497482493" calcext:value-type="float">
            <text:p>0,3613284975</text:p>
          </table:table-cell>
          <table:table-cell table:style-name="ce3" table:formula="of:=[.J114]/[.$E114]" office:value-type="float" office:value="0.0583708696498664" calcext:value-type="float">
            <text:p>0,0583708696</text:p>
          </table:table-cell>
          <table:table-cell table:style-name="ce3" table:formula="of:=[.K114]/[.$E114]" office:value-type="float" office:value="0.0598249671464118" calcext:value-type="float">
            <text:p>0,0598249671</text:p>
          </table:table-cell>
          <table:table-cell table:style-name="ce3" table:formula="of:=[.L114]/[.$E114]" office:value-type="float" office:value="0.0196673181864576" calcext:value-type="float">
            <text:p>0,0196673182</text:p>
          </table:table-cell>
          <table:table-cell table:style-name="ce3" table:formula="of:=[.M114]/[.$E114]" office:value-type="float" office:value="0.234195012657544" calcext:value-type="float">
            <text:p>0,2341950127</text:p>
          </table:table-cell>
          <table:table-cell table:style-name="ce3" table:formula="of:=[.N114]/[.$E114]" office:value-type="float" office:value="0.0804198888514724" calcext:value-type="float">
            <text:p>0,0804198889</text:p>
          </table:table-cell>
          <table:table-cell table:style-name="ce3" table:formula="of:=[.O114]/[.$E114]" office:value-type="float" office:value="0.276824977271683" calcext:value-type="float">
            <text:p>0,2768249773</text:p>
          </table:table-cell>
          <table:table-cell table:style-name="ce3" table:formula="of:=[.P114]/[.$E114]" office:value-type="float" office:value="0.0246180930306071" calcext:value-type="float">
            <text:p>0,024618093</text:p>
          </table:table-cell>
          <table:table-cell table:style-name="ce3" table:formula="of:=[.Q114]/[.$E114]" office:value-type="float" office:value="0.0132915145232432" calcext:value-type="float">
            <text:p>0,0132915145</text:p>
          </table:table-cell>
          <table:table-cell table:style-name="ce3" table:formula="of:=[.R114]/[.$E114]" office:value-type="float" office:value="0.0912927808155657" calcext:value-type="float">
            <text:p>0,0912927808</text:p>
          </table:table-cell>
          <table:table-cell table:style-name="ce3" table:formula="of:=[.S114]/[.$E114]" office:value-type="float" office:value="0.341573641452332" calcext:value-type="float">
            <text:p>0,3415736415</text:p>
          </table:table-cell>
          <table:table-cell table:style-name="ce3" table:formula="of:=[.T114]/[.$E114]" office:value-type="float" office:value="0.188371827176728" calcext:value-type="float">
            <text:p>0,1883718272</text:p>
          </table:table-cell>
          <table:table-cell table:style-name="ce3" table:formula="of:=[.U114]/[.$E114]" office:value-type="float" office:value="0.266678420158906" calcext:value-type="float">
            <text:p>0,2666784202</text:p>
          </table:table-cell>
          <table:table-cell table:style-name="ce3" table:formula="of:=[.V114]/[.$E114]" office:value-type="float" office:value="0.254599947278207" calcext:value-type="float">
            <text:p>0,2545999473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115]/[.$E115]" office:value-type="float" office:value="0.0717270884209503" calcext:value-type="float">
            <text:p>0,0717270884</text:p>
          </table:table-cell>
          <table:table-cell table:style-name="ce3" table:formula="of:=[.C115]/[.$E115]" office:value-type="float" office:value="0.0202182126522825" calcext:value-type="float">
            <text:p>0,0202182127</text:p>
          </table:table-cell>
          <table:table-cell table:style-name="ce3" table:formula="of:=[.D115]/[.$E115]" office:value-type="float" office:value="0.030278639663018" calcext:value-type="float">
            <text:p>0,0302786397</text:p>
          </table:table-cell>
          <table:table-cell table:style-name="ce3" table:formula="of:=[.E115]/[.$E115]" office:value-type="float" office:value="1" calcext:value-type="float">
            <text:p>1</text:p>
          </table:table-cell>
          <table:table-cell table:style-name="ce3" table:formula="of:=[.F115]/[.$E115]" office:value-type="float" office:value="0.00854609420115223" calcext:value-type="float">
            <text:p>0,0085460942</text:p>
          </table:table-cell>
          <table:table-cell table:style-name="ce3" table:formula="of:=[.G115]/[.$E115]" office:value-type="float" office:value="0.266021351581034" calcext:value-type="float">
            <text:p>0,2660213516</text:p>
          </table:table-cell>
          <table:table-cell table:style-name="ce3" table:formula="of:=[.H115]/[.$E115]" office:value-type="float" office:value="0.0226659120019111" calcext:value-type="float">
            <text:p>0,022665912</text:p>
          </table:table-cell>
          <table:table-cell table:style-name="ce3" table:formula="of:=[.I115]/[.$E115]" office:value-type="float" office:value="0.373470418645382" calcext:value-type="float">
            <text:p>0,3734704186</text:p>
          </table:table-cell>
          <table:table-cell table:style-name="ce3" table:formula="of:=[.J115]/[.$E115]" office:value-type="float" office:value="0.0599308087083593" calcext:value-type="float">
            <text:p>0,0599308087</text:p>
          </table:table-cell>
          <table:table-cell table:style-name="ce3" table:formula="of:=[.K115]/[.$E115]" office:value-type="float" office:value="0.056850309902648" calcext:value-type="float">
            <text:p>0,0568503099</text:p>
          </table:table-cell>
          <table:table-cell table:style-name="ce3" table:formula="of:=[.L115]/[.$E115]" office:value-type="float" office:value="0.019965523230861" calcext:value-type="float">
            <text:p>0,0199655232</text:p>
          </table:table-cell>
          <table:table-cell table:style-name="ce3" table:formula="of:=[.M115]/[.$E115]" office:value-type="float" office:value="0.23741992793204" calcext:value-type="float">
            <text:p>0,2374199279</text:p>
          </table:table-cell>
          <table:table-cell table:style-name="ce3" table:formula="of:=[.N115]/[.$E115]" office:value-type="float" office:value="0.0816247377078848" calcext:value-type="float">
            <text:p>0,0816247377</text:p>
          </table:table-cell>
          <table:table-cell table:style-name="ce3" table:formula="of:=[.O115]/[.$E115]" office:value-type="float" office:value="0.279887783788147" calcext:value-type="float">
            <text:p>0,2798877838</text:p>
          </table:table-cell>
          <table:table-cell table:style-name="ce3" table:formula="of:=[.P115]/[.$E115]" office:value-type="float" office:value="0.0254553580773968" calcext:value-type="float">
            <text:p>0,0254553581</text:p>
          </table:table-cell>
          <table:table-cell table:style-name="ce3" table:formula="of:=[.Q115]/[.$E115]" office:value-type="float" office:value="0.0126849752015543" calcext:value-type="float">
            <text:p>0,0126849752</text:p>
          </table:table-cell>
          <table:table-cell table:style-name="ce3" table:formula="of:=[.R115]/[.$E115]" office:value-type="float" office:value="0.0945507783643216" calcext:value-type="float">
            <text:p>0,0945507784</text:p>
          </table:table-cell>
          <table:table-cell table:style-name="ce3" table:formula="of:=[.S115]/[.$E115]" office:value-type="float" office:value="0.342697844788972" calcext:value-type="float">
            <text:p>0,3426978448</text:p>
          </table:table-cell>
          <table:table-cell table:style-name="ce3" table:formula="of:=[.T115]/[.$E115]" office:value-type="float" office:value="0.188178432358752" calcext:value-type="float">
            <text:p>0,1881784324</text:p>
          </table:table-cell>
          <table:table-cell table:style-name="ce3" table:formula="of:=[.U115]/[.$E115]" office:value-type="float" office:value="0.264787523437666" calcext:value-type="float">
            <text:p>0,2647875234</text:p>
          </table:table-cell>
          <table:table-cell table:style-name="ce3" table:formula="of:=[.V115]/[.$E115]" office:value-type="float" office:value="0.260985853495597" calcext:value-type="float">
            <text:p>0,2609858535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116]/[.$E116]" office:value-type="float" office:value="0.0704964083883697" calcext:value-type="float">
            <text:p>0,0704964084</text:p>
          </table:table-cell>
          <table:table-cell table:style-name="ce3" table:formula="of:=[.C116]/[.$E116]" office:value-type="float" office:value="0.0302815737867307" calcext:value-type="float">
            <text:p>0,0302815738</text:p>
          </table:table-cell>
          <table:table-cell table:style-name="ce3" table:formula="of:=[.D116]/[.$E116]" office:value-type="float" office:value="0.0290359129399934" calcext:value-type="float">
            <text:p>0,0290359129</text:p>
          </table:table-cell>
          <table:table-cell table:style-name="ce3" table:formula="of:=[.E116]/[.$E116]" office:value-type="float" office:value="1" calcext:value-type="float">
            <text:p>1</text:p>
          </table:table-cell>
          <table:table-cell table:style-name="ce3" table:formula="of:=[.F116]/[.$E116]" office:value-type="float" office:value="0.011356181620703" calcext:value-type="float">
            <text:p>0,0113561816</text:p>
          </table:table-cell>
          <table:table-cell table:style-name="ce3" table:formula="of:=[.G116]/[.$E116]" office:value-type="float" office:value="0.272674732191954" calcext:value-type="float">
            <text:p>0,2726747322</text:p>
          </table:table-cell>
          <table:table-cell table:style-name="ce3" table:formula="of:=[.H116]/[.$E116]" office:value-type="float" office:value="0.0223515126104678" calcext:value-type="float">
            <text:p>0,0223515126</text:p>
          </table:table-cell>
          <table:table-cell table:style-name="ce3" table:formula="of:=[.I116]/[.$E116]" office:value-type="float" office:value="0.377917290770352" calcext:value-type="float">
            <text:p>0,3779172908</text:p>
          </table:table-cell>
          <table:table-cell table:style-name="ce3" table:formula="of:=[.J116]/[.$E116]" office:value-type="float" office:value="0.0586780847315529" calcext:value-type="float">
            <text:p>0,0586780847</text:p>
          </table:table-cell>
          <table:table-cell table:style-name="ce3" table:formula="of:=[.K116]/[.$E116]" office:value-type="float" office:value="0.061553761744061" calcext:value-type="float">
            <text:p>0,0615537617</text:p>
          </table:table-cell>
          <table:table-cell table:style-name="ce3" table:formula="of:=[.L116]/[.$E116]" office:value-type="float" office:value="0.0199011105417486" calcext:value-type="float">
            <text:p>0,0199011105</text:p>
          </table:table-cell>
          <table:table-cell table:style-name="ce3" table:formula="of:=[.M116]/[.$E116]" office:value-type="float" office:value="0.240531655015362" calcext:value-type="float">
            <text:p>0,240531655</text:p>
          </table:table-cell>
          <table:table-cell table:style-name="ce3" table:formula="of:=[.N116]/[.$E116]" office:value-type="float" office:value="0.0759917957028589" calcext:value-type="float">
            <text:p>0,0759917957</text:p>
          </table:table-cell>
          <table:table-cell table:style-name="ce3" table:formula="of:=[.O116]/[.$E116]" office:value-type="float" office:value="0.280381268822712" calcext:value-type="float">
            <text:p>0,2803812688</text:p>
          </table:table-cell>
          <table:table-cell table:style-name="ce3" table:formula="of:=[.P116]/[.$E116]" office:value-type="float" office:value="0.025939854832812" calcext:value-type="float">
            <text:p>0,0259398548</text:p>
          </table:table-cell>
          <table:table-cell table:style-name="ce3" table:formula="of:=[.Q116]/[.$E116]" office:value-type="float" office:value="0.0139863846958413" calcext:value-type="float">
            <text:p>0,0139863847</text:p>
          </table:table-cell>
          <table:table-cell table:style-name="ce3" table:formula="of:=[.R116]/[.$E116]" office:value-type="float" office:value="0.0944255390155643" calcext:value-type="float">
            <text:p>0,094425539</text:p>
          </table:table-cell>
          <table:table-cell table:style-name="ce3" table:formula="of:=[.S116]/[.$E116]" office:value-type="float" office:value="0.344134723264335" calcext:value-type="float">
            <text:p>0,3441347233</text:p>
          </table:table-cell>
          <table:table-cell table:style-name="ce3" table:formula="of:=[.T116]/[.$E116]" office:value-type="float" office:value="0.197874293401267" calcext:value-type="float">
            <text:p>0,1978742934</text:p>
          </table:table-cell>
          <table:table-cell table:style-name="ce3" table:formula="of:=[.U116]/[.$E116]" office:value-type="float" office:value="0.273656233640981" calcext:value-type="float">
            <text:p>0,2736562336</text:p>
          </table:table-cell>
          <table:table-cell table:style-name="ce3" table:formula="of:=[.V116]/[.$E116]" office:value-type="float" office:value="0.26986326043649" calcext:value-type="float">
            <text:p>0,2698632604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117]/[.$E117]" office:value-type="float" office:value="0.072051860605325" calcext:value-type="float">
            <text:p>0,0720518606</text:p>
          </table:table-cell>
          <table:table-cell table:style-name="ce3" table:formula="of:=[.C117]/[.$E117]" office:value-type="float" office:value="0.0212272670619942" calcext:value-type="float">
            <text:p>0,0212272671</text:p>
          </table:table-cell>
          <table:table-cell table:style-name="ce3" table:formula="of:=[.D117]/[.$E117]" office:value-type="float" office:value="0.0343782638825629" calcext:value-type="float">
            <text:p>0,0343782639</text:p>
          </table:table-cell>
          <table:table-cell table:style-name="ce3" table:formula="of:=[.E117]/[.$E117]" office:value-type="float" office:value="1" calcext:value-type="float">
            <text:p>1</text:p>
          </table:table-cell>
          <table:table-cell table:style-name="ce3" table:formula="of:=[.F117]/[.$E117]" office:value-type="float" office:value="0.0090912673342059" calcext:value-type="float">
            <text:p>0,0090912673</text:p>
          </table:table-cell>
          <table:table-cell table:style-name="ce3" table:formula="of:=[.G117]/[.$E117]" office:value-type="float" office:value="0.269855912284621" calcext:value-type="float">
            <text:p>0,2698559123</text:p>
          </table:table-cell>
          <table:table-cell table:style-name="ce3" table:formula="of:=[.H117]/[.$E117]" office:value-type="float" office:value="0.0237443472934989" calcext:value-type="float">
            <text:p>0,0237443473</text:p>
          </table:table-cell>
          <table:table-cell table:style-name="ce3" table:formula="of:=[.I117]/[.$E117]" office:value-type="float" office:value="0.388920142032283" calcext:value-type="float">
            <text:p>0,388920142</text:p>
          </table:table-cell>
          <table:table-cell table:style-name="ce3" table:formula="of:=[.J117]/[.$E117]" office:value-type="float" office:value="0.0604596314298209" calcext:value-type="float">
            <text:p>0,0604596314</text:p>
          </table:table-cell>
          <table:table-cell table:style-name="ce3" table:formula="of:=[.K117]/[.$E117]" office:value-type="float" office:value="0.0615505267803958" calcext:value-type="float">
            <text:p>0,0615505268</text:p>
          </table:table-cell>
          <table:table-cell table:style-name="ce3" table:formula="of:=[.L117]/[.$E117]" office:value-type="float" office:value="0.0199777766569443" calcext:value-type="float">
            <text:p>0,0199777767</text:p>
          </table:table-cell>
          <table:table-cell table:style-name="ce3" table:formula="of:=[.M117]/[.$E117]" office:value-type="float" office:value="0.245070004070907" calcext:value-type="float">
            <text:p>0,2450700041</text:p>
          </table:table-cell>
          <table:table-cell table:style-name="ce3" table:formula="of:=[.N117]/[.$E117]" office:value-type="float" office:value="0.0832622685290266" calcext:value-type="float">
            <text:p>0,0832622685</text:p>
          </table:table-cell>
          <table:table-cell table:style-name="ce3" table:formula="of:=[.O117]/[.$E117]" office:value-type="float" office:value="0.287765683719882" calcext:value-type="float">
            <text:p>0,2877656837</text:p>
          </table:table-cell>
          <table:table-cell table:style-name="ce3" table:formula="of:=[.P117]/[.$E117]" office:value-type="float" office:value="0.0252039283083269" calcext:value-type="float">
            <text:p>0,0252039283</text:p>
          </table:table-cell>
          <table:table-cell table:style-name="ce3" table:formula="of:=[.Q117]/[.$E117]" office:value-type="float" office:value="0.0134409815181158" calcext:value-type="float">
            <text:p>0,0134409815</text:p>
          </table:table-cell>
          <table:table-cell table:style-name="ce3" table:formula="of:=[.R117]/[.$E117]" office:value-type="float" office:value="0.0997670273542927" calcext:value-type="float">
            <text:p>0,0997670274</text:p>
          </table:table-cell>
          <table:table-cell table:style-name="ce3" table:formula="of:=[.S117]/[.$E117]" office:value-type="float" office:value="0.36254250901811" calcext:value-type="float">
            <text:p>0,362542509</text:p>
          </table:table-cell>
          <table:table-cell table:style-name="ce3" table:formula="of:=[.T117]/[.$E117]" office:value-type="float" office:value="0.195591487459414" calcext:value-type="float">
            <text:p>0,1955914875</text:p>
          </table:table-cell>
          <table:table-cell table:style-name="ce3" table:formula="of:=[.U117]/[.$E117]" office:value-type="float" office:value="0.280107073385579" calcext:value-type="float">
            <text:p>0,2801070734</text:p>
          </table:table-cell>
          <table:table-cell table:style-name="ce3" table:formula="of:=[.V117]/[.$E117]" office:value-type="float" office:value="0.267215625419597" calcext:value-type="float">
            <text:p>0,2672156254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118]/[.$E118]" office:value-type="float" office:value="0.069624571920037" calcext:value-type="float">
            <text:p>0,0696245719</text:p>
          </table:table-cell>
          <table:table-cell table:style-name="ce3" table:formula="of:=[.C118]/[.$E118]" office:value-type="float" office:value="0.0215979952845015" calcext:value-type="float">
            <text:p>0,0215979953</text:p>
          </table:table-cell>
          <table:table-cell table:style-name="ce3" table:formula="of:=[.D118]/[.$E118]" office:value-type="float" office:value="0.0302144782668985" calcext:value-type="float">
            <text:p>0,0302144783</text:p>
          </table:table-cell>
          <table:table-cell table:style-name="ce3" table:formula="of:=[.E118]/[.$E118]" office:value-type="float" office:value="1" calcext:value-type="float">
            <text:p>1</text:p>
          </table:table-cell>
          <table:table-cell table:style-name="ce3" table:formula="of:=[.F118]/[.$E118]" office:value-type="float" office:value="0.0145050585217585" calcext:value-type="float">
            <text:p>0,0145050585</text:p>
          </table:table-cell>
          <table:table-cell table:style-name="ce3" table:formula="of:=[.G118]/[.$E118]" office:value-type="float" office:value="0.274998756931429" calcext:value-type="float">
            <text:p>0,2749987569</text:p>
          </table:table-cell>
          <table:table-cell table:style-name="ce3" table:formula="of:=[.H118]/[.$E118]" office:value-type="float" office:value="0.0253848129919002" calcext:value-type="float">
            <text:p>0,025384813</text:p>
          </table:table-cell>
          <table:table-cell table:style-name="ce3" table:formula="of:=[.I118]/[.$E118]" office:value-type="float" office:value="0.382370620775144" calcext:value-type="float">
            <text:p>0,3823706208</text:p>
          </table:table-cell>
          <table:table-cell table:style-name="ce3" table:formula="of:=[.J118]/[.$E118]" office:value-type="float" office:value="0.0622739272056771" calcext:value-type="float">
            <text:p>0,0622739272</text:p>
          </table:table-cell>
          <table:table-cell table:style-name="ce3" table:formula="of:=[.K118]/[.$E118]" office:value-type="float" office:value="0.0634391718405488" calcext:value-type="float">
            <text:p>0,0634391718</text:p>
          </table:table-cell>
          <table:table-cell table:style-name="ce3" table:formula="of:=[.L118]/[.$E118]" office:value-type="float" office:value="0.0185803454386954" calcext:value-type="float">
            <text:p>0,0185803454</text:p>
          </table:table-cell>
          <table:table-cell table:style-name="ce3" table:formula="of:=[.M118]/[.$E118]" office:value-type="float" office:value="0.241393946971093" calcext:value-type="float">
            <text:p>0,241393947</text:p>
          </table:table-cell>
          <table:table-cell table:style-name="ce3" table:formula="of:=[.N118]/[.$E118]" office:value-type="float" office:value="0.0791744987944111" calcext:value-type="float">
            <text:p>0,0791744988</text:p>
          </table:table-cell>
          <table:table-cell table:style-name="ce3" table:formula="of:=[.O118]/[.$E118]" office:value-type="float" office:value="0.289372176367183" calcext:value-type="float">
            <text:p>0,2893721764</text:p>
          </table:table-cell>
          <table:table-cell table:style-name="ce3" table:formula="of:=[.P118]/[.$E118]" office:value-type="float" office:value="0.0273855338466257" calcext:value-type="float">
            <text:p>0,0273855338</text:p>
          </table:table-cell>
          <table:table-cell table:style-name="ce3" table:formula="of:=[.Q118]/[.$E118]" office:value-type="float" office:value="0.0142131562376112" calcext:value-type="float">
            <text:p>0,0142131562</text:p>
          </table:table-cell>
          <table:table-cell table:style-name="ce3" table:formula="of:=[.R118]/[.$E118]" office:value-type="float" office:value="0.0977643249755701" calcext:value-type="float">
            <text:p>0,097764325</text:p>
          </table:table-cell>
          <table:table-cell table:style-name="ce3" table:formula="of:=[.S118]/[.$E118]" office:value-type="float" office:value="0.366579705295327" calcext:value-type="float">
            <text:p>0,3665797053</text:p>
          </table:table-cell>
          <table:table-cell table:style-name="ce3" table:formula="of:=[.T118]/[.$E118]" office:value-type="float" office:value="0.198573627980258" calcext:value-type="float">
            <text:p>0,198573628</text:p>
          </table:table-cell>
          <table:table-cell table:style-name="ce3" table:formula="of:=[.U118]/[.$E118]" office:value-type="float" office:value="0.285941352581832" calcext:value-type="float">
            <text:p>0,2859413526</text:p>
          </table:table-cell>
          <table:table-cell table:style-name="ce3" table:formula="of:=[.V118]/[.$E118]" office:value-type="float" office:value="0.263633756690545" calcext:value-type="float">
            <text:p>0,2636337567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119]/[.$E119]" office:value-type="float" office:value="0.0720121178622976" calcext:value-type="float">
            <text:p>0,0720121179</text:p>
          </table:table-cell>
          <table:table-cell table:style-name="ce3" table:formula="of:=[.C119]/[.$E119]" office:value-type="float" office:value="0.022074836897604" calcext:value-type="float">
            <text:p>0,0220748369</text:p>
          </table:table-cell>
          <table:table-cell table:style-name="ce3" table:formula="of:=[.D119]/[.$E119]" office:value-type="float" office:value="0.030828544624145" calcext:value-type="float">
            <text:p>0,0308285446</text:p>
          </table:table-cell>
          <table:table-cell table:style-name="ce3" table:formula="of:=[.E119]/[.$E119]" office:value-type="float" office:value="1" calcext:value-type="float">
            <text:p>1</text:p>
          </table:table-cell>
          <table:table-cell table:style-name="ce3" table:formula="of:=[.F119]/[.$E119]" office:value-type="float" office:value="0.00931752729971362" calcext:value-type="float">
            <text:p>0,0093175273</text:p>
          </table:table-cell>
          <table:table-cell table:style-name="ce3" table:formula="of:=[.G119]/[.$E119]" office:value-type="float" office:value="0.277299076854217" calcext:value-type="float">
            <text:p>0,2772990769</text:p>
          </table:table-cell>
          <table:table-cell table:style-name="ce3" table:formula="of:=[.H119]/[.$E119]" office:value-type="float" office:value="0.0245549930037437" calcext:value-type="float">
            <text:p>0,024554993</text:p>
          </table:table-cell>
          <table:table-cell table:style-name="ce3" table:formula="of:=[.I119]/[.$E119]" office:value-type="float" office:value="0.394145090837924" calcext:value-type="float">
            <text:p>0,3941450908</text:p>
          </table:table-cell>
          <table:table-cell table:style-name="ce3" table:formula="of:=[.J119]/[.$E119]" office:value-type="float" office:value="0.0621485196483244" calcext:value-type="float">
            <text:p>0,0621485196</text:p>
          </table:table-cell>
          <table:table-cell table:style-name="ce3" table:formula="of:=[.K119]/[.$E119]" office:value-type="float" office:value="0.0619867994003581" calcext:value-type="float">
            <text:p>0,0619867994</text:p>
          </table:table-cell>
          <table:table-cell table:style-name="ce3" table:formula="of:=[.L119]/[.$E119]" office:value-type="float" office:value="0.0208117547385663" calcext:value-type="float">
            <text:p>0,0208117547</text:p>
          </table:table-cell>
          <table:table-cell table:style-name="ce3" table:formula="of:=[.M119]/[.$E119]" office:value-type="float" office:value="0.249249591887452" calcext:value-type="float">
            <text:p>0,2492495919</text:p>
          </table:table-cell>
          <table:table-cell table:style-name="ce3" table:formula="of:=[.N119]/[.$E119]" office:value-type="float" office:value="0.079314584595116" calcext:value-type="float">
            <text:p>0,0793145846</text:p>
          </table:table-cell>
          <table:table-cell table:style-name="ce3" table:formula="of:=[.O119]/[.$E119]" office:value-type="float" office:value="0.292608851055663" calcext:value-type="float">
            <text:p>0,2926088511</text:p>
          </table:table-cell>
          <table:table-cell table:style-name="ce3" table:formula="of:=[.P119]/[.$E119]" office:value-type="float" office:value="0.0255478460682785" calcext:value-type="float">
            <text:p>0,0255478461</text:p>
          </table:table-cell>
          <table:table-cell table:style-name="ce3" table:formula="of:=[.Q119]/[.$E119]" office:value-type="float" office:value="0.014248162371278" calcext:value-type="float">
            <text:p>0,0142481624</text:p>
          </table:table-cell>
          <table:table-cell table:style-name="ce3" table:formula="of:=[.R119]/[.$E119]" office:value-type="float" office:value="0.097203550114416" calcext:value-type="float">
            <text:p>0,0972035501</text:p>
          </table:table-cell>
          <table:table-cell table:style-name="ce3" table:formula="of:=[.S119]/[.$E119]" office:value-type="float" office:value="0.362755077761658" calcext:value-type="float">
            <text:p>0,3627550778</text:p>
          </table:table-cell>
          <table:table-cell table:style-name="ce3" table:formula="of:=[.T119]/[.$E119]" office:value-type="float" office:value="0.205755408336192" calcext:value-type="float">
            <text:p>0,2057554083</text:p>
          </table:table-cell>
          <table:table-cell table:style-name="ce3" table:formula="of:=[.U119]/[.$E119]" office:value-type="float" office:value="0.285139604554578" calcext:value-type="float">
            <text:p>0,2851396046</text:p>
          </table:table-cell>
          <table:table-cell table:style-name="ce3" table:formula="of:=[.V119]/[.$E119]" office:value-type="float" office:value="0.268171264278119" calcext:value-type="float">
            <text:p>0,2681712643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120]/[.$E120]" office:value-type="float" office:value="0.0691387481881089" calcext:value-type="float">
            <text:p>0,0691387482</text:p>
          </table:table-cell>
          <table:table-cell table:style-name="ce3" table:formula="of:=[.C120]/[.$E120]" office:value-type="float" office:value="0.0206019328100278" calcext:value-type="float">
            <text:p>0,0206019328</text:p>
          </table:table-cell>
          <table:table-cell table:style-name="ce3" table:formula="of:=[.D120]/[.$E120]" office:value-type="float" office:value="0.0303701779876881" calcext:value-type="float">
            <text:p>0,030370178</text:p>
          </table:table-cell>
          <table:table-cell table:style-name="ce3" table:formula="of:=[.E120]/[.$E120]" office:value-type="float" office:value="1" calcext:value-type="float">
            <text:p>1</text:p>
          </table:table-cell>
          <table:table-cell table:style-name="ce3" table:formula="of:=[.F120]/[.$E120]" office:value-type="float" office:value="0.0113549689474409" calcext:value-type="float">
            <text:p>0,0113549689</text:p>
          </table:table-cell>
          <table:table-cell table:style-name="ce3" table:formula="of:=[.G120]/[.$E120]" office:value-type="float" office:value="0.271440546974292" calcext:value-type="float">
            <text:p>0,271440547</text:p>
          </table:table-cell>
          <table:table-cell table:style-name="ce3" table:formula="of:=[.H120]/[.$E120]" office:value-type="float" office:value="0.022930368791366" calcext:value-type="float">
            <text:p>0,0229303688</text:p>
          </table:table-cell>
          <table:table-cell table:style-name="ce3" table:formula="of:=[.I120]/[.$E120]" office:value-type="float" office:value="0.375794122939511" calcext:value-type="float">
            <text:p>0,3757941229</text:p>
          </table:table-cell>
          <table:table-cell table:style-name="ce3" table:formula="of:=[.J120]/[.$E120]" office:value-type="float" office:value="0.0580350718232047" calcext:value-type="float">
            <text:p>0,0580350718</text:p>
          </table:table-cell>
          <table:table-cell table:style-name="ce3" table:formula="of:=[.K120]/[.$E120]" office:value-type="float" office:value="0.0625401070115925" calcext:value-type="float">
            <text:p>0,062540107</text:p>
          </table:table-cell>
          <table:table-cell table:style-name="ce3" table:formula="of:=[.L120]/[.$E120]" office:value-type="float" office:value="0.0201711163711528" calcext:value-type="float">
            <text:p>0,0201711164</text:p>
          </table:table-cell>
          <table:table-cell table:style-name="ce3" table:formula="of:=[.M120]/[.$E120]" office:value-type="float" office:value="0.236381977741332" calcext:value-type="float">
            <text:p>0,2363819777</text:p>
          </table:table-cell>
          <table:table-cell table:style-name="ce3" table:formula="of:=[.N120]/[.$E120]" office:value-type="float" office:value="0.0756238519200521" calcext:value-type="float">
            <text:p>0,0756238519</text:p>
          </table:table-cell>
          <table:table-cell table:style-name="ce3" table:formula="of:=[.O120]/[.$E120]" office:value-type="float" office:value="0.290258431700044" calcext:value-type="float">
            <text:p>0,2902584317</text:p>
          </table:table-cell>
          <table:table-cell table:style-name="ce3" table:formula="of:=[.P120]/[.$E120]" office:value-type="float" office:value="0.025116775257209" calcext:value-type="float">
            <text:p>0,0251167753</text:p>
          </table:table-cell>
          <table:table-cell table:style-name="ce3" table:formula="of:=[.Q120]/[.$E120]" office:value-type="float" office:value="0.0142074866980974" calcext:value-type="float">
            <text:p>0,0142074867</text:p>
          </table:table-cell>
          <table:table-cell table:style-name="ce3" table:formula="of:=[.R120]/[.$E120]" office:value-type="float" office:value="0.0958234716999983" calcext:value-type="float">
            <text:p>0,0958234717</text:p>
          </table:table-cell>
          <table:table-cell table:style-name="ce3" table:formula="of:=[.S120]/[.$E120]" office:value-type="float" office:value="0.344785328005244" calcext:value-type="float">
            <text:p>0,344785328</text:p>
          </table:table-cell>
          <table:table-cell table:style-name="ce3" table:formula="of:=[.T120]/[.$E120]" office:value-type="float" office:value="0.19782866836802" calcext:value-type="float">
            <text:p>0,1978286684</text:p>
          </table:table-cell>
          <table:table-cell table:style-name="ce3" table:formula="of:=[.U120]/[.$E120]" office:value-type="float" office:value="0.261277505775313" calcext:value-type="float">
            <text:p>0,2612775058</text:p>
          </table:table-cell>
          <table:table-cell table:style-name="ce3" table:formula="of:=[.V120]/[.$E120]" office:value-type="float" office:value="0.258752448427509" calcext:value-type="float">
            <text:p>0,2587524484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121]/[.$E121]" office:value-type="float" office:value="0.0712636730253643" calcext:value-type="float">
            <text:p>0,071263673</text:p>
          </table:table-cell>
          <table:table-cell table:style-name="ce3" table:formula="of:=[.C121]/[.$E121]" office:value-type="float" office:value="0.0198092182746184" calcext:value-type="float">
            <text:p>0,0198092183</text:p>
          </table:table-cell>
          <table:table-cell table:style-name="ce3" table:formula="of:=[.D121]/[.$E121]" office:value-type="float" office:value="0.030689456216858" calcext:value-type="float">
            <text:p>0,0306894562</text:p>
          </table:table-cell>
          <table:table-cell table:style-name="ce3" table:formula="of:=[.E121]/[.$E121]" office:value-type="float" office:value="1" calcext:value-type="float">
            <text:p>1</text:p>
          </table:table-cell>
          <table:table-cell table:style-name="ce3" table:formula="of:=[.F121]/[.$E121]" office:value-type="float" office:value="0.0120135691035551" calcext:value-type="float">
            <text:p>0,0120135691</text:p>
          </table:table-cell>
          <table:table-cell table:style-name="ce3" table:formula="of:=[.G121]/[.$E121]" office:value-type="float" office:value="0.27851093391451" calcext:value-type="float">
            <text:p>0,2785109339</text:p>
          </table:table-cell>
          <table:table-cell table:style-name="ce3" table:formula="of:=[.H121]/[.$E121]" office:value-type="float" office:value="0.0238363934522444" calcext:value-type="float">
            <text:p>0,0238363935</text:p>
          </table:table-cell>
          <table:table-cell table:style-name="ce3" table:formula="of:=[.I121]/[.$E121]" office:value-type="float" office:value="0.382102758162223" calcext:value-type="float">
            <text:p>0,3821027582</text:p>
          </table:table-cell>
          <table:table-cell table:style-name="ce3" table:formula="of:=[.J121]/[.$E121]" office:value-type="float" office:value="0.0628523723402313" calcext:value-type="float">
            <text:p>0,0628523723</text:p>
          </table:table-cell>
          <table:table-cell table:style-name="ce3" table:formula="of:=[.K121]/[.$E121]" office:value-type="float" office:value="0.0614736031672641" calcext:value-type="float">
            <text:p>0,0614736032</text:p>
          </table:table-cell>
          <table:table-cell table:style-name="ce3" table:formula="of:=[.L121]/[.$E121]" office:value-type="float" office:value="0.0203921277756481" calcext:value-type="float">
            <text:p>0,0203921278</text:p>
          </table:table-cell>
          <table:table-cell table:style-name="ce3" table:formula="of:=[.M121]/[.$E121]" office:value-type="float" office:value="0.244539593458345" calcext:value-type="float">
            <text:p>0,2445395935</text:p>
          </table:table-cell>
          <table:table-cell table:style-name="ce3" table:formula="of:=[.N121]/[.$E121]" office:value-type="float" office:value="0.075260116461746" calcext:value-type="float">
            <text:p>0,0752601165</text:p>
          </table:table-cell>
          <table:table-cell table:style-name="ce3" table:formula="of:=[.O121]/[.$E121]" office:value-type="float" office:value="0.28991437397479" calcext:value-type="float">
            <text:p>0,289914374</text:p>
          </table:table-cell>
          <table:table-cell table:style-name="ce3" table:formula="of:=[.P121]/[.$E121]" office:value-type="float" office:value="0.0266649036351953" calcext:value-type="float">
            <text:p>0,0266649036</text:p>
          </table:table-cell>
          <table:table-cell table:style-name="ce3" table:formula="of:=[.Q121]/[.$E121]" office:value-type="float" office:value="0.0131960710508615" calcext:value-type="float">
            <text:p>0,0131960711</text:p>
          </table:table-cell>
          <table:table-cell table:style-name="ce3" table:formula="of:=[.R121]/[.$E121]" office:value-type="float" office:value="0.0987355390405181" calcext:value-type="float">
            <text:p>0,098735539</text:p>
          </table:table-cell>
          <table:table-cell table:style-name="ce3" table:formula="of:=[.S121]/[.$E121]" office:value-type="float" office:value="0.350785115115788" calcext:value-type="float">
            <text:p>0,3507851151</text:p>
          </table:table-cell>
          <table:table-cell table:style-name="ce3" table:formula="of:=[.T121]/[.$E121]" office:value-type="float" office:value="0.207246498372257" calcext:value-type="float">
            <text:p>0,2072464984</text:p>
          </table:table-cell>
          <table:table-cell table:style-name="ce3" table:formula="of:=[.U121]/[.$E121]" office:value-type="float" office:value="0.27514804958578" calcext:value-type="float">
            <text:p>0,2751480496</text:p>
          </table:table-cell>
          <table:table-cell table:style-name="ce3" table:formula="of:=[.V121]/[.$E121]" office:value-type="float" office:value="0.267432141195945" calcext:value-type="float">
            <text:p>0,2674321412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122]/[.$E122]" office:value-type="float" office:value="0.0691189681606329" calcext:value-type="float">
            <text:p>0,0691189682</text:p>
          </table:table-cell>
          <table:table-cell table:style-name="ce3" table:formula="of:=[.C122]/[.$E122]" office:value-type="float" office:value="0.0225037112878018" calcext:value-type="float">
            <text:p>0,0225037113</text:p>
          </table:table-cell>
          <table:table-cell table:style-name="ce3" table:formula="of:=[.D122]/[.$E122]" office:value-type="float" office:value="0.0324030652710044" calcext:value-type="float">
            <text:p>0,0324030653</text:p>
          </table:table-cell>
          <table:table-cell table:style-name="ce3" table:formula="of:=[.E122]/[.$E122]" office:value-type="float" office:value="1" calcext:value-type="float">
            <text:p>1</text:p>
          </table:table-cell>
          <table:table-cell table:style-name="ce3" table:formula="of:=[.F122]/[.$E122]" office:value-type="float" office:value="0.00914796292036748" calcext:value-type="float">
            <text:p>0,0091479629</text:p>
          </table:table-cell>
          <table:table-cell table:style-name="ce3" table:formula="of:=[.G122]/[.$E122]" office:value-type="float" office:value="0.274257005903193" calcext:value-type="float">
            <text:p>0,2742570059</text:p>
          </table:table-cell>
          <table:table-cell table:style-name="ce3" table:formula="of:=[.H122]/[.$E122]" office:value-type="float" office:value="0.0246268958605931" calcext:value-type="float">
            <text:p>0,0246268959</text:p>
          </table:table-cell>
          <table:table-cell table:style-name="ce3" table:formula="of:=[.I122]/[.$E122]" office:value-type="float" office:value="0.384563970871177" calcext:value-type="float">
            <text:p>0,3845639709</text:p>
          </table:table-cell>
          <table:table-cell table:style-name="ce3" table:formula="of:=[.J122]/[.$E122]" office:value-type="float" office:value="0.0604454518401113" calcext:value-type="float">
            <text:p>0,0604454518</text:p>
          </table:table-cell>
          <table:table-cell table:style-name="ce3" table:formula="of:=[.K122]/[.$E122]" office:value-type="float" office:value="0.0611572794082337" calcext:value-type="float">
            <text:p>0,0611572794</text:p>
          </table:table-cell>
          <table:table-cell table:style-name="ce3" table:formula="of:=[.L122]/[.$E122]" office:value-type="float" office:value="0.0191980140634766" calcext:value-type="float">
            <text:p>0,0191980141</text:p>
          </table:table-cell>
          <table:table-cell table:style-name="ce3" table:formula="of:=[.M122]/[.$E122]" office:value-type="float" office:value="0.246422088363292" calcext:value-type="float">
            <text:p>0,2464220884</text:p>
          </table:table-cell>
          <table:table-cell table:style-name="ce3" table:formula="of:=[.N122]/[.$E122]" office:value-type="float" office:value="0.0799088667906931" calcext:value-type="float">
            <text:p>0,0799088668</text:p>
          </table:table-cell>
          <table:table-cell table:style-name="ce3" table:formula="of:=[.O122]/[.$E122]" office:value-type="float" office:value="0.289323422120438" calcext:value-type="float">
            <text:p>0,2893234221</text:p>
          </table:table-cell>
          <table:table-cell table:style-name="ce3" table:formula="of:=[.P122]/[.$E122]" office:value-type="float" office:value="0.0249333017816434" calcext:value-type="float">
            <text:p>0,0249333018</text:p>
          </table:table-cell>
          <table:table-cell table:style-name="ce3" table:formula="of:=[.Q122]/[.$E122]" office:value-type="float" office:value="0.013764627456259" calcext:value-type="float">
            <text:p>0,0137646275</text:p>
          </table:table-cell>
          <table:table-cell table:style-name="ce3" table:formula="of:=[.R122]/[.$E122]" office:value-type="float" office:value="0.0964917259702392" calcext:value-type="float">
            <text:p>0,096491726</text:p>
          </table:table-cell>
          <table:table-cell table:style-name="ce3" table:formula="of:=[.S122]/[.$E122]" office:value-type="float" office:value="0.360207307306523" calcext:value-type="float">
            <text:p>0,3602073073</text:p>
          </table:table-cell>
          <table:table-cell table:style-name="ce3" table:formula="of:=[.T122]/[.$E122]" office:value-type="float" office:value="0.203380868990482" calcext:value-type="float">
            <text:p>0,203380869</text:p>
          </table:table-cell>
          <table:table-cell table:style-name="ce3" table:formula="of:=[.U122]/[.$E122]" office:value-type="float" office:value="0.274551665531905" calcext:value-type="float">
            <text:p>0,2745516655</text:p>
          </table:table-cell>
          <table:table-cell table:style-name="ce3" table:formula="of:=[.V122]/[.$E122]" office:value-type="float" office:value="0.263583646710448" calcext:value-type="float">
            <text:p>0,2635836467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123]/[.$E123]" office:value-type="float" office:value="0.0697732218503082" calcext:value-type="float">
            <text:p>0,0697732219</text:p>
          </table:table-cell>
          <table:table-cell table:style-name="ce3" table:formula="of:=[.C123]/[.$E123]" office:value-type="float" office:value="0.022392525838114" calcext:value-type="float">
            <text:p>0,0223925258</text:p>
          </table:table-cell>
          <table:table-cell table:style-name="ce3" table:formula="of:=[.D123]/[.$E123]" office:value-type="float" office:value="0.0278958922012979" calcext:value-type="float">
            <text:p>0,0278958922</text:p>
          </table:table-cell>
          <table:table-cell table:style-name="ce3" table:formula="of:=[.E123]/[.$E123]" office:value-type="float" office:value="1" calcext:value-type="float">
            <text:p>1</text:p>
          </table:table-cell>
          <table:table-cell table:style-name="ce3" table:formula="of:=[.F123]/[.$E123]" office:value-type="float" office:value="0.0112231757094979" calcext:value-type="float">
            <text:p>0,0112231757</text:p>
          </table:table-cell>
          <table:table-cell table:style-name="ce3" table:formula="of:=[.G123]/[.$E123]" office:value-type="float" office:value="0.272964970377465" calcext:value-type="float">
            <text:p>0,2729649704</text:p>
          </table:table-cell>
          <table:table-cell table:style-name="ce3" table:formula="of:=[.H123]/[.$E123]" office:value-type="float" office:value="0.023443513785419" calcext:value-type="float">
            <text:p>0,0234435138</text:p>
          </table:table-cell>
          <table:table-cell table:style-name="ce3" table:formula="of:=[.I123]/[.$E123]" office:value-type="float" office:value="0.384573611106609" calcext:value-type="float">
            <text:p>0,3845736111</text:p>
          </table:table-cell>
          <table:table-cell table:style-name="ce3" table:formula="of:=[.J123]/[.$E123]" office:value-type="float" office:value="0.0609320934958246" calcext:value-type="float">
            <text:p>0,0609320935</text:p>
          </table:table-cell>
          <table:table-cell table:style-name="ce3" table:formula="of:=[.K123]/[.$E123]" office:value-type="float" office:value="0.0610751389862669" calcext:value-type="float">
            <text:p>0,061075139</text:p>
          </table:table-cell>
          <table:table-cell table:style-name="ce3" table:formula="of:=[.L123]/[.$E123]" office:value-type="float" office:value="0.0207740766786847" calcext:value-type="float">
            <text:p>0,0207740767</text:p>
          </table:table-cell>
          <table:table-cell table:style-name="ce3" table:formula="of:=[.M123]/[.$E123]" office:value-type="float" office:value="0.244132924158029" calcext:value-type="float">
            <text:p>0,2441329242</text:p>
          </table:table-cell>
          <table:table-cell table:style-name="ce3" table:formula="of:=[.N123]/[.$E123]" office:value-type="float" office:value="0.0787691411010498" calcext:value-type="float">
            <text:p>0,0787691411</text:p>
          </table:table-cell>
          <table:table-cell table:style-name="ce3" table:formula="of:=[.O123]/[.$E123]" office:value-type="float" office:value="0.289166097532111" calcext:value-type="float">
            <text:p>0,2891660975</text:p>
          </table:table-cell>
          <table:table-cell table:style-name="ce3" table:formula="of:=[.P123]/[.$E123]" office:value-type="float" office:value="0.0272229030353844" calcext:value-type="float">
            <text:p>0,027222903</text:p>
          </table:table-cell>
          <table:table-cell table:style-name="ce3" table:formula="of:=[.Q123]/[.$E123]" office:value-type="float" office:value="0.0145644387352235" calcext:value-type="float">
            <text:p>0,0145644387</text:p>
          </table:table-cell>
          <table:table-cell table:style-name="ce3" table:formula="of:=[.R123]/[.$E123]" office:value-type="float" office:value="0.100110295007438" calcext:value-type="float">
            <text:p>0,100110295</text:p>
          </table:table-cell>
          <table:table-cell table:style-name="ce3" table:formula="of:=[.S123]/[.$E123]" office:value-type="float" office:value="0.343239958222947" calcext:value-type="float">
            <text:p>0,3432399582</text:p>
          </table:table-cell>
          <table:table-cell table:style-name="ce3" table:formula="of:=[.T123]/[.$E123]" office:value-type="float" office:value="0.200989146126954" calcext:value-type="float">
            <text:p>0,2009891461</text:p>
          </table:table-cell>
          <table:table-cell table:style-name="ce3" table:formula="of:=[.U123]/[.$E123]" office:value-type="float" office:value="0.264779371191404" calcext:value-type="float">
            <text:p>0,2647793712</text:p>
          </table:table-cell>
          <table:table-cell table:style-name="ce3" table:formula="of:=[.V123]/[.$E123]" office:value-type="float" office:value="0.263183102779111" calcext:value-type="float">
            <text:p>0,2631831028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124]/[.$E124]" office:value-type="float" office:value="0.0660312472025068" calcext:value-type="float">
            <text:p>0,0660312472</text:p>
          </table:table-cell>
          <table:table-cell table:style-name="ce3" table:formula="of:=[.C124]/[.$E124]" office:value-type="float" office:value="0.0214543009787441" calcext:value-type="float">
            <text:p>0,021454301</text:p>
          </table:table-cell>
          <table:table-cell table:style-name="ce3" table:formula="of:=[.D124]/[.$E124]" office:value-type="float" office:value="0.0277042268615495" calcext:value-type="float">
            <text:p>0,0277042269</text:p>
          </table:table-cell>
          <table:table-cell table:style-name="ce3" table:formula="of:=[.E124]/[.$E124]" office:value-type="float" office:value="1" calcext:value-type="float">
            <text:p>1</text:p>
          </table:table-cell>
          <table:table-cell table:style-name="ce3" table:formula="of:=[.F124]/[.$E124]" office:value-type="float" office:value="0.0116881064613591" calcext:value-type="float">
            <text:p>0,0116881065</text:p>
          </table:table-cell>
          <table:table-cell table:style-name="ce3" table:formula="of:=[.G124]/[.$E124]" office:value-type="float" office:value="0.258727480990008" calcext:value-type="float">
            <text:p>0,258727481</text:p>
          </table:table-cell>
          <table:table-cell table:style-name="ce3" table:formula="of:=[.H124]/[.$E124]" office:value-type="float" office:value="0.0225273690323662" calcext:value-type="float">
            <text:p>0,022527369</text:p>
          </table:table-cell>
          <table:table-cell table:style-name="ce3" table:formula="of:=[.I124]/[.$E124]" office:value-type="float" office:value="0.377355720228564" calcext:value-type="float">
            <text:p>0,3773557202</text:p>
          </table:table-cell>
          <table:table-cell table:style-name="ce3" table:formula="of:=[.J124]/[.$E124]" office:value-type="float" office:value="0.0578602918874394" calcext:value-type="float">
            <text:p>0,0578602919</text:p>
          </table:table-cell>
          <table:table-cell table:style-name="ce3" table:formula="of:=[.K124]/[.$E124]" office:value-type="float" office:value="0.059052675524547" calcext:value-type="float">
            <text:p>0,0590526755</text:p>
          </table:table-cell>
          <table:table-cell table:style-name="ce3" table:formula="of:=[.L124]/[.$E124]" office:value-type="float" office:value="0.0197497296066849" calcext:value-type="float">
            <text:p>0,0197497296</text:p>
          </table:table-cell>
          <table:table-cell table:style-name="ce3" table:formula="of:=[.M124]/[.$E124]" office:value-type="float" office:value="0.232145202299539" calcext:value-type="float">
            <text:p>0,2321452023</text:p>
          </table:table-cell>
          <table:table-cell table:style-name="ce3" table:formula="of:=[.N124]/[.$E124]" office:value-type="float" office:value="0.0808886628188053" calcext:value-type="float">
            <text:p>0,0808886628</text:p>
          </table:table-cell>
          <table:table-cell table:style-name="ce3" table:formula="of:=[.O124]/[.$E124]" office:value-type="float" office:value="0.274663425201148" calcext:value-type="float">
            <text:p>0,2746634252</text:p>
          </table:table-cell>
          <table:table-cell table:style-name="ce3" table:formula="of:=[.P124]/[.$E124]" office:value-type="float" office:value="0.0257389946239041" calcext:value-type="float">
            <text:p>0,0257389946</text:p>
          </table:table-cell>
          <table:table-cell table:style-name="ce3" table:formula="of:=[.Q124]/[.$E124]" office:value-type="float" office:value="0.0143967224397522" calcext:value-type="float">
            <text:p>0,0143967224</text:p>
          </table:table-cell>
          <table:table-cell table:style-name="ce3" table:formula="of:=[.R124]/[.$E124]" office:value-type="float" office:value="0.0964635163315135" calcext:value-type="float">
            <text:p>0,0964635163</text:p>
          </table:table-cell>
          <table:table-cell table:style-name="ce3" table:formula="of:=[.S124]/[.$E124]" office:value-type="float" office:value="0.336266096255222" calcext:value-type="float">
            <text:p>0,3362660963</text:p>
          </table:table-cell>
          <table:table-cell table:style-name="ce3" table:formula="of:=[.T124]/[.$E124]" office:value-type="float" office:value="0.192883921965888" calcext:value-type="float">
            <text:p>0,192883922</text:p>
          </table:table-cell>
          <table:table-cell table:style-name="ce3" table:formula="of:=[.U124]/[.$E124]" office:value-type="float" office:value="0.261619339494037" calcext:value-type="float">
            <text:p>0,2616193395</text:p>
          </table:table-cell>
          <table:table-cell table:style-name="ce3" table:formula="of:=[.V124]/[.$E124]" office:value-type="float" office:value="0.258311266403755" calcext:value-type="float">
            <text:p>0,2583112664</text:p>
          </table:table-cell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127:.B159])-2*STDEV([.B127:.B159])" office:value-type="float" office:value="0.0655155605222655" calcext:value-type="float">
            <text:p>0,0655155605</text:p>
          </table:table-cell>
          <table:table-cell table:style-name="ce3" table:formula="of:=AVERAGE([.C127:.C159])-2*STDEV([.C127:.C159])" office:value-type="float" office:value="0.010884378006758" calcext:value-type="float">
            <text:p>0,010884378</text:p>
          </table:table-cell>
          <table:table-cell table:style-name="ce3" table:formula="of:=AVERAGE([.D127:.D159])-2*STDEV([.D127:.D159])" office:value-type="float" office:value="0.0235284409530424" calcext:value-type="float">
            <text:p>0,023528441</text:p>
          </table:table-cell>
          <table:table-cell table:style-name="ce3" table:formula="of:=AVERAGE([.E127:.E159])-2*STDEV([.E127:.E159])" office:value-type="float" office:value="1" calcext:value-type="float">
            <text:p>1</text:p>
          </table:table-cell>
          <table:table-cell table:style-name="ce3" table:formula="of:=AVERAGE([.F127:.F159])-2*STDEV([.F127:.F159])" office:value-type="float" office:value="0.00759758473364759" calcext:value-type="float">
            <text:p>0,0075975847</text:p>
          </table:table-cell>
          <table:table-cell table:style-name="ce3" table:formula="of:=AVERAGE([.G127:.G159])-2*STDEV([.G127:.G159])" office:value-type="float" office:value="0.25435196095349" calcext:value-type="float">
            <text:p>0,254351961</text:p>
          </table:table-cell>
          <table:table-cell table:style-name="ce3" table:formula="of:=AVERAGE([.H127:.H159])-2*STDEV([.H127:.H159])" office:value-type="float" office:value="0.0211302839629006" calcext:value-type="float">
            <text:p>0,021130284</text:p>
          </table:table-cell>
          <table:table-cell table:style-name="ce3" table:formula="of:=AVERAGE([.I127:.I159])-2*STDEV([.I127:.I159])" office:value-type="float" office:value="0.331250948752922" calcext:value-type="float">
            <text:p>0,3312509488</text:p>
          </table:table-cell>
          <table:table-cell table:style-name="ce3" table:formula="of:=AVERAGE([.J127:.J159])-2*STDEV([.J127:.J159])" office:value-type="float" office:value="0.0557141862988184" calcext:value-type="float">
            <text:p>0,0557141863</text:p>
          </table:table-cell>
          <table:table-cell table:style-name="ce3" table:formula="of:=AVERAGE([.K127:.K159])-2*STDEV([.K127:.K159])" office:value-type="float" office:value="0.0558366302414959" calcext:value-type="float">
            <text:p>0,0558366302</text:p>
          </table:table-cell>
          <table:table-cell table:style-name="ce3" table:formula="of:=AVERAGE([.L127:.L159])-2*STDEV([.L127:.L159])" office:value-type="float" office:value="0.0169731331842617" calcext:value-type="float">
            <text:p>0,0169731332</text:p>
          </table:table-cell>
          <table:table-cell table:style-name="ce3" table:formula="of:=AVERAGE([.M127:.M159])-2*STDEV([.M127:.M159])" office:value-type="float" office:value="0.225466671320391" calcext:value-type="float">
            <text:p>0,2254666713</text:p>
          </table:table-cell>
          <table:table-cell table:style-name="ce3" table:formula="of:=AVERAGE([.N127:.N159])-2*STDEV([.N127:.N159])" office:value-type="float" office:value="0.0725088915942563" calcext:value-type="float">
            <text:p>0,0725088916</text:p>
          </table:table-cell>
          <table:table-cell table:style-name="ce3" table:formula="of:=AVERAGE([.O127:.O159])-2*STDEV([.O127:.O159])" office:value-type="float" office:value="0.260398066412836" calcext:value-type="float">
            <text:p>0,2603980664</text:p>
          </table:table-cell>
          <table:table-cell table:style-name="ce3" table:formula="of:=AVERAGE([.P127:.P159])-2*STDEV([.P127:.P159])" office:value-type="float" office:value="0.0224242387117849" calcext:value-type="float">
            <text:p>0,0224242387</text:p>
          </table:table-cell>
          <table:table-cell table:style-name="ce3" table:formula="of:=AVERAGE([.Q127:.Q159])-2*STDEV([.Q127:.Q159])" office:value-type="float" office:value="0.0119138705051304" calcext:value-type="float">
            <text:p>0,0119138705</text:p>
          </table:table-cell>
          <table:table-cell table:style-name="ce3" table:formula="of:=AVERAGE([.R127:.R159])-2*STDEV([.R127:.R159])" office:value-type="float" office:value="0.0881815871403734" calcext:value-type="float">
            <text:p>0,0881815871</text:p>
          </table:table-cell>
          <table:table-cell table:style-name="ce3" table:formula="of:=AVERAGE([.S127:.S159])-2*STDEV([.S127:.S159])" office:value-type="float" office:value="0.328909241276687" calcext:value-type="float">
            <text:p>0,3289092413</text:p>
          </table:table-cell>
          <table:table-cell table:style-name="ce3" table:formula="of:=AVERAGE([.T127:.T159])-2*STDEV([.T127:.T159])" office:value-type="float" office:value="0.175539713451699" calcext:value-type="float">
            <text:p>0,1755397135</text:p>
          </table:table-cell>
          <table:table-cell table:style-name="ce3" table:formula="of:=AVERAGE([.U127:.U159])-2*STDEV([.U127:.U159])" office:value-type="float" office:value="0.250808370189058" calcext:value-type="float">
            <text:p>0,2508083702</text:p>
          </table:table-cell>
          <table:table-cell table:style-name="ce3" table:formula="of:=AVERAGE([.V127:.V159])-2*STDEV([.V127:.V159])" office:value-type="float" office:value="0.241669331610846" calcext:value-type="float">
            <text:p>0,241669331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formula="of:=AVERAGE([.B127:.B159])+2*STDEV([.B127:.B159])" office:value-type="float" office:value="0.073692908494941" calcext:value-type="float">
            <text:p>0,0736929085</text:p>
          </table:table-cell>
          <table:table-cell table:formula="of:=AVERAGE([.C127:.C159])+2*STDEV([.C127:.C159])" office:value-type="float" office:value="0.0368312789963202" calcext:value-type="float">
            <text:p>0,036831279</text:p>
          </table:table-cell>
          <table:table-cell table:formula="of:=AVERAGE([.D127:.D159])+2*STDEV([.D127:.D159])" office:value-type="float" office:value="0.0384335307715728" calcext:value-type="float">
            <text:p>0,0384335308</text:p>
          </table:table-cell>
          <table:table-cell table:formula="of:=AVERAGE([.E127:.E159])+2*STDEV([.E127:.E159])" office:value-type="float" office:value="1" calcext:value-type="float">
            <text:p>1</text:p>
          </table:table-cell>
          <table:table-cell table:formula="of:=AVERAGE([.F127:.F159])+2*STDEV([.F127:.F159])" office:value-type="float" office:value="0.0150853286897275" calcext:value-type="float">
            <text:p>0,0150853287</text:p>
          </table:table-cell>
          <table:table-cell table:formula="of:=AVERAGE([.G127:.G159])+2*STDEV([.G127:.G159])" office:value-type="float" office:value="0.283955282551228" calcext:value-type="float">
            <text:p>0,2839552826</text:p>
          </table:table-cell>
          <table:table-cell table:formula="of:=AVERAGE([.H127:.H159])+2*STDEV([.H127:.H159])" office:value-type="float" office:value="0.025043503615309" calcext:value-type="float">
            <text:p>0,0250435036</text:p>
          </table:table-cell>
          <table:table-cell table:formula="of:=AVERAGE([.I127:.I159])+2*STDEV([.I127:.I159])" office:value-type="float" office:value="0.427777468118873" calcext:value-type="float">
            <text:p>0,4277774681</text:p>
          </table:table-cell>
          <table:table-cell table:formula="of:=AVERAGE([.J127:.J159])+2*STDEV([.J127:.J159])" office:value-type="float" office:value="0.0669220497825665" calcext:value-type="float">
            <text:p>0,0669220498</text:p>
          </table:table-cell>
          <table:table-cell table:formula="of:=AVERAGE([.K127:.K159])+2*STDEV([.K127:.K159])" office:value-type="float" office:value="0.066070007261218" calcext:value-type="float">
            <text:p>0,0660700073</text:p>
          </table:table-cell>
          <table:table-cell table:formula="of:=AVERAGE([.L127:.L159])+2*STDEV([.L127:.L159])" office:value-type="float" office:value="0.0246734965713021" calcext:value-type="float">
            <text:p>0,0246734966</text:p>
          </table:table-cell>
          <table:table-cell table:formula="of:=AVERAGE([.M127:.M159])+2*STDEV([.M127:.M159])" office:value-type="float" office:value="0.255917601766981" calcext:value-type="float">
            <text:p>0,2559176018</text:p>
          </table:table-cell>
          <table:table-cell table:formula="of:=AVERAGE([.N127:.N159])+2*STDEV([.N127:.N159])" office:value-type="float" office:value="0.0885415371199326" calcext:value-type="float">
            <text:p>0,0885415371</text:p>
          </table:table-cell>
          <table:table-cell table:formula="of:=AVERAGE([.O127:.O159])+2*STDEV([.O127:.O159])" office:value-type="float" office:value="0.303500298214127" calcext:value-type="float">
            <text:p>0,3035002982</text:p>
          </table:table-cell>
          <table:table-cell table:formula="of:=AVERAGE([.P127:.P159])+2*STDEV([.P127:.P159])" office:value-type="float" office:value="0.0285234827145729" calcext:value-type="float">
            <text:p>0,0285234827</text:p>
          </table:table-cell>
          <table:table-cell table:formula="of:=AVERAGE([.Q127:.Q159])+2*STDEV([.Q127:.Q159])" office:value-type="float" office:value="0.0175288548654589" calcext:value-type="float">
            <text:p>0,0175288549</text:p>
          </table:table-cell>
          <table:table-cell table:formula="of:=AVERAGE([.R127:.R159])+2*STDEV([.R127:.R159])" office:value-type="float" office:value="0.102885705848743" calcext:value-type="float">
            <text:p>0,1028857058</text:p>
          </table:table-cell>
          <table:table-cell table:formula="of:=AVERAGE([.S127:.S159])+2*STDEV([.S127:.S159])" office:value-type="float" office:value="0.379224362987572" calcext:value-type="float">
            <text:p>0,379224363</text:p>
          </table:table-cell>
          <table:table-cell table:formula="of:=AVERAGE([.T127:.T159])+2*STDEV([.T127:.T159])" office:value-type="float" office:value="0.223211973376578" calcext:value-type="float">
            <text:p>0,2232119734</text:p>
          </table:table-cell>
          <table:table-cell table:formula="of:=AVERAGE([.U127:.U159])+2*STDEV([.U127:.U159])" office:value-type="float" office:value="0.294839670662834" calcext:value-type="float">
            <text:p>0,2948396707</text:p>
          </table:table-cell>
          <table:table-cell table:formula="of:=AVERAGE([.V127:.V159])+2*STDEV([.V127:.V159])" office:value-type="float" office:value="0.294695763961199" calcext:value-type="float">
            <text:p>0,294695764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formula="of:=IF(OR([.B127]&lt;[.B$161];[.B127]&gt;[.B$162]);na;[.B127])" office:value-type="float" office:value="0.0663808407650037" calcext:value-type="float">
            <text:p>0,0663808408</text:p>
          </table:table-cell>
          <table:table-cell table:formula="of:=IF(OR([.C127]&lt;[.C$161];[.C127]&gt;[.C$162]);na;[.C127])" office:value-type="string" office:string-value="" calcext:value-type="error">
            <text:p>#NOM ?</text:p>
          </table:table-cell>
          <table:table-cell table:formula="of:=IF(OR([.D127]&lt;[.D$161];[.D127]&gt;[.D$162]);na;[.D127])" office:value-type="string" office:string-value="" calcext:value-type="error">
            <text:p>#NOM ?</text:p>
          </table:table-cell>
          <table:table-cell table:formula="of:=IF(OR([.E127]&lt;[.E$161];[.E127]&gt;[.E$162]);na;[.E127])" office:value-type="float" office:value="1" calcext:value-type="float">
            <text:p>1</text:p>
          </table:table-cell>
          <table:table-cell table:formula="of:=IF(OR([.F127]&lt;[.F$161];[.F127]&gt;[.F$162]);na;[.F127])" office:value-type="float" office:value="0.0100162312386375" calcext:value-type="float">
            <text:p>0,0100162312</text:p>
          </table:table-cell>
          <table:table-cell table:formula="of:=IF(OR([.G127]&lt;[.G$161];[.G127]&gt;[.G$162]);na;[.G127])" office:value-type="string" office:string-value="" calcext:value-type="error">
            <text:p>#NOM ?</text:p>
          </table:table-cell>
          <table:table-cell table:formula="of:=IF(OR([.H127]&lt;[.H$161];[.H127]&gt;[.H$162]);na;[.H127])" office:value-type="float" office:value="0.0217951255628762" calcext:value-type="float">
            <text:p>0,0217951256</text:p>
          </table:table-cell>
          <table:table-cell table:formula="of:=IF(OR([.I127]&lt;[.I$161];[.I127]&gt;[.I$162]);na;[.I127])" office:value-type="string" office:string-value="" calcext:value-type="error">
            <text:p>#NOM ?</text:p>
          </table:table-cell>
          <table:table-cell table:formula="of:=IF(OR([.J127]&lt;[.J$161];[.J127]&gt;[.J$162]);na;[.J127])" office:value-type="float" office:value="0.0634330722338424" calcext:value-type="float">
            <text:p>0,0634330722</text:p>
          </table:table-cell>
          <table:table-cell table:formula="of:=IF(OR([.K127]&lt;[.K$161];[.K127]&gt;[.K$162]);na;[.K127])" office:value-type="float" office:value="0.0657077018202312" calcext:value-type="float">
            <text:p>0,0657077018</text:p>
          </table:table-cell>
          <table:table-cell table:formula="of:=IF(OR([.L127]&lt;[.L$161];[.L127]&gt;[.L$162]);na;[.L127])" office:value-type="float" office:value="0.0241617210387906" calcext:value-type="float">
            <text:p>0,024161721</text:p>
          </table:table-cell>
          <table:table-cell table:formula="of:=IF(OR([.M127]&lt;[.M$161];[.M127]&gt;[.M$162]);na;[.M127])" office:value-type="float" office:value="0.238041752434819" calcext:value-type="float">
            <text:p>0,2380417524</text:p>
          </table:table-cell>
          <table:table-cell table:formula="of:=IF(OR([.N127]&lt;[.N$161];[.N127]&gt;[.N$162]);na;[.N127])" office:value-type="float" office:value="0.0806285203747317" calcext:value-type="float">
            <text:p>0,0806285204</text:p>
          </table:table-cell>
          <table:table-cell table:formula="of:=IF(OR([.O127]&lt;[.O$161];[.O127]&gt;[.O$162]);na;[.O127])" office:value-type="string" office:string-value="" calcext:value-type="error">
            <text:p>#NOM ?</text:p>
          </table:table-cell>
          <table:table-cell table:formula="of:=IF(OR([.P127]&lt;[.P$161];[.P127]&gt;[.P$162]);na;[.P127])" office:value-type="string" office:string-value="" calcext:value-type="error">
            <text:p>#NOM ?</text:p>
          </table:table-cell>
          <table:table-cell table:formula="of:=IF(OR([.Q127]&lt;[.Q$161];[.Q127]&gt;[.Q$162]);na;[.Q127])" office:value-type="float" office:value="0.0169964224972629" calcext:value-type="float">
            <text:p>0,0169964225</text:p>
          </table:table-cell>
          <table:table-cell table:formula="of:=IF(OR([.R127]&lt;[.R$161];[.R127]&gt;[.R$162]);na;[.R127])" office:value-type="float" office:value="0.100485348747198" calcext:value-type="float">
            <text:p>0,1004853487</text:p>
          </table:table-cell>
          <table:table-cell table:formula="of:=IF(OR([.S127]&lt;[.S$161];[.S127]&gt;[.S$162]);na;[.S127])" office:value-type="string" office:string-value="" calcext:value-type="error">
            <text:p>#NOM ?</text:p>
          </table:table-cell>
          <table:table-cell table:formula="of:=IF(OR([.T127]&lt;[.T$161];[.T127]&gt;[.T$162]);na;[.T127])" office:value-type="string" office:string-value="" calcext:value-type="error">
            <text:p>#NOM ?</text:p>
          </table:table-cell>
          <table:table-cell table:formula="of:=IF(OR([.U127]&lt;[.U$161];[.U127]&gt;[.U$162]);na;[.U127])" office:value-type="float" office:value="0.267179559082532" calcext:value-type="float">
            <text:p>0,2671795591</text:p>
          </table:table-cell>
          <table:table-cell table:formula="of:=IF(OR([.V127]&lt;[.V$161];[.V127]&gt;[.V$162]);na;[.V127])" office:value-type="float" office:value="0.292881348217174" calcext:value-type="float">
            <text:p>0,2928813482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IF(OR([.B128]&lt;[.B$161];[.B128]&gt;[.B$162]);na;[.B128])" office:value-type="float" office:value="0.0675946183862632" calcext:value-type="float">
            <text:p>0,0675946184</text:p>
          </table:table-cell>
          <table:table-cell table:formula="of:=IF(OR([.C128]&lt;[.C$161];[.C128]&gt;[.C$162]);na;[.C128])" office:value-type="string" office:string-value="" calcext:value-type="error">
            <text:p>#NOM ?</text:p>
          </table:table-cell>
          <table:table-cell table:formula="of:=IF(OR([.D128]&lt;[.D$161];[.D128]&gt;[.D$162]);na;[.D128])" office:value-type="string" office:string-value="" calcext:value-type="error">
            <text:p>#NOM ?</text:p>
          </table:table-cell>
          <table:table-cell table:formula="of:=IF(OR([.E128]&lt;[.E$161];[.E128]&gt;[.E$162]);na;[.E128])" office:value-type="float" office:value="1" calcext:value-type="float">
            <text:p>1</text:p>
          </table:table-cell>
          <table:table-cell table:formula="of:=IF(OR([.F128]&lt;[.F$161];[.F128]&gt;[.F$162]);na;[.F128])" office:value-type="float" office:value="0.0143092022897477" calcext:value-type="float">
            <text:p>0,0143092023</text:p>
          </table:table-cell>
          <table:table-cell table:formula="of:=IF(OR([.G128]&lt;[.G$161];[.G128]&gt;[.G$162]);na;[.G128])" office:value-type="float" office:value="0.265198177344212" calcext:value-type="float">
            <text:p>0,2651981773</text:p>
          </table:table-cell>
          <table:table-cell table:formula="of:=IF(OR([.H128]&lt;[.H$161];[.H128]&gt;[.H$162]);na;[.H128])" office:value-type="float" office:value="0.0250360077890521" calcext:value-type="float">
            <text:p>0,0250360078</text:p>
          </table:table-cell>
          <table:table-cell table:formula="of:=IF(OR([.I128]&lt;[.I$161];[.I128]&gt;[.I$162]);na;[.I128])" office:value-type="float" office:value="0.42209855337176" calcext:value-type="float">
            <text:p>0,4220985534</text:p>
          </table:table-cell>
          <table:table-cell table:formula="of:=IF(OR([.J128]&lt;[.J$161];[.J128]&gt;[.J$162]);na;[.J128])" office:value-type="float" office:value="0.0645507658440337" calcext:value-type="float">
            <text:p>0,0645507658</text:p>
          </table:table-cell>
          <table:table-cell table:formula="of:=IF(OR([.K128]&lt;[.K$161];[.K128]&gt;[.K$162]);na;[.K128])" office:value-type="float" office:value="0.0658175991363434" calcext:value-type="float">
            <text:p>0,0658175991</text:p>
          </table:table-cell>
          <table:table-cell table:formula="of:=IF(OR([.L128]&lt;[.L$161];[.L128]&gt;[.L$162]);na;[.L128])" office:value-type="string" office:string-value="" calcext:value-type="error">
            <text:p>#NOM ?</text:p>
          </table:table-cell>
          <table:table-cell table:formula="of:=IF(OR([.M128]&lt;[.M$161];[.M128]&gt;[.M$162]);na;[.M128])" office:value-type="float" office:value="0.248850365617912" calcext:value-type="float">
            <text:p>0,2488503656</text:p>
          </table:table-cell>
          <table:table-cell table:formula="of:=IF(OR([.N128]&lt;[.N$161];[.N128]&gt;[.N$162]);na;[.N128])" office:value-type="float" office:value="0.0867406581105491" calcext:value-type="float">
            <text:p>0,0867406581</text:p>
          </table:table-cell>
          <table:table-cell table:formula="of:=IF(OR([.O128]&lt;[.O$161];[.O128]&gt;[.O$162]);na;[.O128])" office:value-type="float" office:value="0.276809797240291" calcext:value-type="float">
            <text:p>0,2768097972</text:p>
          </table:table-cell>
          <table:table-cell table:formula="of:=IF(OR([.P128]&lt;[.P$161];[.P128]&gt;[.P$162]);na;[.P128])" office:value-type="float" office:value="0.0261494373972776" calcext:value-type="float">
            <text:p>0,0261494374</text:p>
          </table:table-cell>
          <table:table-cell table:formula="of:=IF(OR([.Q128]&lt;[.Q$161];[.Q128]&gt;[.Q$162]);na;[.Q128])" office:value-type="string" office:string-value="" calcext:value-type="error">
            <text:p>#NOM ?</text:p>
          </table:table-cell>
          <table:table-cell table:formula="of:=IF(OR([.R128]&lt;[.R$161];[.R128]&gt;[.R$162]);na;[.R128])" office:value-type="float" office:value="0.0986387099053873" calcext:value-type="float">
            <text:p>0,0986387099</text:p>
          </table:table-cell>
          <table:table-cell table:formula="of:=IF(OR([.S128]&lt;[.S$161];[.S128]&gt;[.S$162]);na;[.S128])" office:value-type="string" office:string-value="" calcext:value-type="error">
            <text:p>#NOM ?</text:p>
          </table:table-cell>
          <table:table-cell table:formula="of:=IF(OR([.T128]&lt;[.T$161];[.T128]&gt;[.T$162]);na;[.T128])" office:value-type="string" office:string-value="" calcext:value-type="error">
            <text:p>#NOM ?</text:p>
          </table:table-cell>
          <table:table-cell table:formula="of:=IF(OR([.U128]&lt;[.U$161];[.U128]&gt;[.U$162]);na;[.U128])" office:value-type="float" office:value="0.286274893873141" calcext:value-type="float">
            <text:p>0,2862748939</text:p>
          </table:table-cell>
          <table:table-cell table:formula="of:=IF(OR([.V128]&lt;[.V$161];[.V128]&gt;[.V$162]);na;[.V128])" office:value-type="float" office:value="0.291135990057598" calcext:value-type="float">
            <text:p>0,2911359901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IF(OR([.B129]&lt;[.B$161];[.B129]&gt;[.B$162]);na;[.B129])" office:value-type="float" office:value="0.0716511241584456" calcext:value-type="float">
            <text:p>0,0716511242</text:p>
          </table:table-cell>
          <table:table-cell table:formula="of:=IF(OR([.C129]&lt;[.C$161];[.C129]&gt;[.C$162]);na;[.C129])" office:value-type="string" office:string-value="" calcext:value-type="error">
            <text:p>#NOM ?</text:p>
          </table:table-cell>
          <table:table-cell table:formula="of:=IF(OR([.D129]&lt;[.D$161];[.D129]&gt;[.D$162]);na;[.D129])" office:value-type="float" office:value="0.0323928440503376" calcext:value-type="float">
            <text:p>0,0323928441</text:p>
          </table:table-cell>
          <table:table-cell table:formula="of:=IF(OR([.E129]&lt;[.E$161];[.E129]&gt;[.E$162]);na;[.E129])" office:value-type="float" office:value="1" calcext:value-type="float">
            <text:p>1</text:p>
          </table:table-cell>
          <table:table-cell table:formula="of:=IF(OR([.F129]&lt;[.F$161];[.F129]&gt;[.F$162]);na;[.F129])" office:value-type="float" office:value="0.013577286999283" calcext:value-type="float">
            <text:p>0,013577287</text:p>
          </table:table-cell>
          <table:table-cell table:formula="of:=IF(OR([.G129]&lt;[.G$161];[.G129]&gt;[.G$162]);na;[.G129])" office:value-type="float" office:value="0.275361487197799" calcext:value-type="float">
            <text:p>0,2753614872</text:p>
          </table:table-cell>
          <table:table-cell table:formula="of:=IF(OR([.H129]&lt;[.H$161];[.H129]&gt;[.H$162]);na;[.H129])" office:value-type="float" office:value="0.0228851740010551" calcext:value-type="float">
            <text:p>0,022885174</text:p>
          </table:table-cell>
          <table:table-cell table:formula="of:=IF(OR([.I129]&lt;[.I$161];[.I129]&gt;[.I$162]);na;[.I129])" office:value-type="float" office:value="0.405692524991575" calcext:value-type="float">
            <text:p>0,405692525</text:p>
          </table:table-cell>
          <table:table-cell table:formula="of:=IF(OR([.J129]&lt;[.J$161];[.J129]&gt;[.J$162]);na;[.J129])" office:value-type="float" office:value="0.0663134628892715" calcext:value-type="float">
            <text:p>0,0663134629</text:p>
          </table:table-cell>
          <table:table-cell table:formula="of:=IF(OR([.K129]&lt;[.K$161];[.K129]&gt;[.K$162]);na;[.K129])" office:value-type="string" office:string-value="" calcext:value-type="error">
            <text:p>#NOM ?</text:p>
          </table:table-cell>
          <table:table-cell table:formula="of:=IF(OR([.L129]&lt;[.L$161];[.L129]&gt;[.L$162]);na;[.L129])" office:value-type="float" office:value="0.0224918974716116" calcext:value-type="float">
            <text:p>0,0224918975</text:p>
          </table:table-cell>
          <table:table-cell table:formula="of:=IF(OR([.M129]&lt;[.M$161];[.M129]&gt;[.M$162]);na;[.M129])" office:value-type="string" office:string-value="" calcext:value-type="error">
            <text:p>#NOM ?</text:p>
          </table:table-cell>
          <table:table-cell table:formula="of:=IF(OR([.N129]&lt;[.N$161];[.N129]&gt;[.N$162]);na;[.N129])" office:value-type="string" office:string-value="" calcext:value-type="error">
            <text:p>#NOM ?</text:p>
          </table:table-cell>
          <table:table-cell table:formula="of:=IF(OR([.O129]&lt;[.O$161];[.O129]&gt;[.O$162]);na;[.O129])" office:value-type="float" office:value="0.275910528749752" calcext:value-type="float">
            <text:p>0,2759105287</text:p>
          </table:table-cell>
          <table:table-cell table:formula="of:=IF(OR([.P129]&lt;[.P$161];[.P129]&gt;[.P$162]);na;[.P129])" office:value-type="float" office:value="0.0230779616936689" calcext:value-type="float">
            <text:p>0,0230779617</text:p>
          </table:table-cell>
          <table:table-cell table:formula="of:=IF(OR([.Q129]&lt;[.Q$161];[.Q129]&gt;[.Q$162]);na;[.Q129])" office:value-type="float" office:value="0.0175168689677739" calcext:value-type="float">
            <text:p>0,017516869</text:p>
          </table:table-cell>
          <table:table-cell table:formula="of:=IF(OR([.R129]&lt;[.R$161];[.R129]&gt;[.R$162]);na;[.R129])" office:value-type="float" office:value="0.0989815737080935" calcext:value-type="float">
            <text:p>0,0989815737</text:p>
          </table:table-cell>
          <table:table-cell table:formula="of:=IF(OR([.S129]&lt;[.S$161];[.S129]&gt;[.S$162]);na;[.S129])" office:value-type="float" office:value="0.366011307334538" calcext:value-type="float">
            <text:p>0,3660113073</text:p>
          </table:table-cell>
          <table:table-cell table:formula="of:=IF(OR([.T129]&lt;[.T$161];[.T129]&gt;[.T$162]);na;[.T129])" office:value-type="float" office:value="0.213719402592403" calcext:value-type="float">
            <text:p>0,2137194026</text:p>
          </table:table-cell>
          <table:table-cell table:formula="of:=IF(OR([.U129]&lt;[.U$161];[.U129]&gt;[.U$162]);na;[.U129])" office:value-type="float" office:value="0.278895758482254" calcext:value-type="float">
            <text:p>0,2788957585</text:p>
          </table:table-cell>
          <table:table-cell table:formula="of:=IF(OR([.V129]&lt;[.V$161];[.V129]&gt;[.V$162]);na;[.V129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130]&lt;[.B$161];[.B130]&gt;[.B$162]);na;[.B130])" office:value-type="float" office:value="0.0699024340717701" calcext:value-type="float">
            <text:p>0,0699024341</text:p>
          </table:table-cell>
          <table:table-cell table:formula="of:=IF(OR([.C130]&lt;[.C$161];[.C130]&gt;[.C$162]);na;[.C130])" office:value-type="float" office:value="0.0299638189513299" calcext:value-type="float">
            <text:p>0,029963819</text:p>
          </table:table-cell>
          <table:table-cell table:formula="of:=IF(OR([.D130]&lt;[.D$161];[.D130]&gt;[.D$162]);na;[.D130])" office:value-type="float" office:value="0.0354528617976382" calcext:value-type="float">
            <text:p>0,0354528618</text:p>
          </table:table-cell>
          <table:table-cell table:formula="of:=IF(OR([.E130]&lt;[.E$161];[.E130]&gt;[.E$162]);na;[.E130])" office:value-type="float" office:value="1" calcext:value-type="float">
            <text:p>1</text:p>
          </table:table-cell>
          <table:table-cell table:formula="of:=IF(OR([.F130]&lt;[.F$161];[.F130]&gt;[.F$162]);na;[.F130])" office:value-type="float" office:value="0.0148372574368251" calcext:value-type="float">
            <text:p>0,0148372574</text:p>
          </table:table-cell>
          <table:table-cell table:formula="of:=IF(OR([.G130]&lt;[.G$161];[.G130]&gt;[.G$162]);na;[.G130])" office:value-type="float" office:value="0.277395794287919" calcext:value-type="float">
            <text:p>0,2773957943</text:p>
          </table:table-cell>
          <table:table-cell table:formula="of:=IF(OR([.H130]&lt;[.H$161];[.H130]&gt;[.H$162]);na;[.H130])" office:value-type="float" office:value="0.0221427895332235" calcext:value-type="float">
            <text:p>0,0221427895</text:p>
          </table:table-cell>
          <table:table-cell table:formula="of:=IF(OR([.I130]&lt;[.I$161];[.I130]&gt;[.I$162]);na;[.I130])" office:value-type="float" office:value="0.393266425468752" calcext:value-type="float">
            <text:p>0,3932664255</text:p>
          </table:table-cell>
          <table:table-cell table:formula="of:=IF(OR([.J130]&lt;[.J$161];[.J130]&gt;[.J$162]);na;[.J130])" office:value-type="string" office:string-value="" calcext:value-type="error">
            <text:p>#NOM ?</text:p>
          </table:table-cell>
          <table:table-cell table:formula="of:=IF(OR([.K130]&lt;[.K$161];[.K130]&gt;[.K$162]);na;[.K130])" office:value-type="float" office:value="0.0627638049013625" calcext:value-type="float">
            <text:p>0,0627638049</text:p>
          </table:table-cell>
          <table:table-cell table:formula="of:=IF(OR([.L130]&lt;[.L$161];[.L130]&gt;[.L$162]);na;[.L130])" office:value-type="string" office:string-value="" calcext:value-type="error">
            <text:p>#NOM ?</text:p>
          </table:table-cell>
          <table:table-cell table:formula="of:=IF(OR([.M130]&lt;[.M$161];[.M130]&gt;[.M$162]);na;[.M130])" office:value-type="float" office:value="0.249567558475417" calcext:value-type="float">
            <text:p>0,2495675585</text:p>
          </table:table-cell>
          <table:table-cell table:formula="of:=IF(OR([.N130]&lt;[.N$161];[.N130]&gt;[.N$162]);na;[.N130])" office:value-type="float" office:value="0.0860098470258741" calcext:value-type="float">
            <text:p>0,086009847</text:p>
          </table:table-cell>
          <table:table-cell table:formula="of:=IF(OR([.O130]&lt;[.O$161];[.O130]&gt;[.O$162]);na;[.O130])" office:value-type="float" office:value="0.279804284770376" calcext:value-type="float">
            <text:p>0,2798042848</text:p>
          </table:table-cell>
          <table:table-cell table:formula="of:=IF(OR([.P130]&lt;[.P$161];[.P130]&gt;[.P$162]);na;[.P130])" office:value-type="float" office:value="0.0276183031594286" calcext:value-type="float">
            <text:p>0,0276183032</text:p>
          </table:table-cell>
          <table:table-cell table:formula="of:=IF(OR([.Q130]&lt;[.Q$161];[.Q130]&gt;[.Q$162]);na;[.Q130])" office:value-type="string" office:string-value="" calcext:value-type="error">
            <text:p>#NOM ?</text:p>
          </table:table-cell>
          <table:table-cell table:formula="of:=IF(OR([.R130]&lt;[.R$161];[.R130]&gt;[.R$162]);na;[.R130])" office:value-type="float" office:value="0.101963520389522" calcext:value-type="float">
            <text:p>0,1019635204</text:p>
          </table:table-cell>
          <table:table-cell table:formula="of:=IF(OR([.S130]&lt;[.S$161];[.S130]&gt;[.S$162]);na;[.S130])" office:value-type="string" office:string-value="" calcext:value-type="error">
            <text:p>#NOM ?</text:p>
          </table:table-cell>
          <table:table-cell table:formula="of:=IF(OR([.T130]&lt;[.T$161];[.T130]&gt;[.T$162]);na;[.T130])" office:value-type="string" office:string-value="" calcext:value-type="error">
            <text:p>#NOM ?</text:p>
          </table:table-cell>
          <table:table-cell table:formula="of:=IF(OR([.U130]&lt;[.U$161];[.U130]&gt;[.U$162]);na;[.U130])" office:value-type="float" office:value="0.289409435417647" calcext:value-type="float">
            <text:p>0,2894094354</text:p>
          </table:table-cell>
          <table:table-cell table:formula="of:=IF(OR([.V130]&lt;[.V$161];[.V130]&gt;[.V$162]);na;[.V130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131]&lt;[.B$161];[.B131]&gt;[.B$162]);na;[.B131])" office:value-type="float" office:value="0.0685368166009903" calcext:value-type="float">
            <text:p>0,0685368166</text:p>
          </table:table-cell>
          <table:table-cell table:formula="of:=IF(OR([.C131]&lt;[.C$161];[.C131]&gt;[.C$162]);na;[.C131])" office:value-type="float" office:value="0.0262511728048347" calcext:value-type="float">
            <text:p>0,0262511728</text:p>
          </table:table-cell>
          <table:table-cell table:formula="of:=IF(OR([.D131]&lt;[.D$161];[.D131]&gt;[.D$162]);na;[.D131])" office:value-type="float" office:value="0.0300282908419263" calcext:value-type="float">
            <text:p>0,0300282908</text:p>
          </table:table-cell>
          <table:table-cell table:formula="of:=IF(OR([.E131]&lt;[.E$161];[.E131]&gt;[.E$162]);na;[.E131])" office:value-type="float" office:value="1" calcext:value-type="float">
            <text:p>1</text:p>
          </table:table-cell>
          <table:table-cell table:formula="of:=IF(OR([.F131]&lt;[.F$161];[.F131]&gt;[.F$162]);na;[.F131])" office:value-type="float" office:value="0.0103209620434824" calcext:value-type="float">
            <text:p>0,010320962</text:p>
          </table:table-cell>
          <table:table-cell table:formula="of:=IF(OR([.G131]&lt;[.G$161];[.G131]&gt;[.G$162]);na;[.G131])" office:value-type="float" office:value="0.26817237414375" calcext:value-type="float">
            <text:p>0,2681723741</text:p>
          </table:table-cell>
          <table:table-cell table:formula="of:=IF(OR([.H131]&lt;[.H$161];[.H131]&gt;[.H$162]);na;[.H131])" office:value-type="float" office:value="0.0218211781443756" calcext:value-type="float">
            <text:p>0,0218211781</text:p>
          </table:table-cell>
          <table:table-cell table:formula="of:=IF(OR([.I131]&lt;[.I$161];[.I131]&gt;[.I$162]);na;[.I131])" office:value-type="float" office:value="0.364797102166905" calcext:value-type="float">
            <text:p>0,3647971022</text:p>
          </table:table-cell>
          <table:table-cell table:formula="of:=IF(OR([.J131]&lt;[.J$161];[.J131]&gt;[.J$162]);na;[.J131])" office:value-type="float" office:value="0.0641935115796501" calcext:value-type="float">
            <text:p>0,0641935116</text:p>
          </table:table-cell>
          <table:table-cell table:formula="of:=IF(OR([.K131]&lt;[.K$161];[.K131]&gt;[.K$162]);na;[.K131])" office:value-type="float" office:value="0.0634618619032387" calcext:value-type="float">
            <text:p>0,0634618619</text:p>
          </table:table-cell>
          <table:table-cell table:formula="of:=IF(OR([.L131]&lt;[.L$161];[.L131]&gt;[.L$162]);na;[.L131])" office:value-type="float" office:value="0.0206931552766218" calcext:value-type="float">
            <text:p>0,0206931553</text:p>
          </table:table-cell>
          <table:table-cell table:formula="of:=IF(OR([.M131]&lt;[.M$161];[.M131]&gt;[.M$162]);na;[.M131])" office:value-type="float" office:value="0.243045092171762" calcext:value-type="float">
            <text:p>0,2430450922</text:p>
          </table:table-cell>
          <table:table-cell table:formula="of:=IF(OR([.N131]&lt;[.N$161];[.N131]&gt;[.N$162]);na;[.N131])" office:value-type="float" office:value="0.0827100287093332" calcext:value-type="float">
            <text:p>0,0827100287</text:p>
          </table:table-cell>
          <table:table-cell table:formula="of:=IF(OR([.O131]&lt;[.O$161];[.O131]&gt;[.O$162]);na;[.O131])" office:value-type="float" office:value="0.274099532713687" calcext:value-type="float">
            <text:p>0,2740995327</text:p>
          </table:table-cell>
          <table:table-cell table:formula="of:=IF(OR([.P131]&lt;[.P$161];[.P131]&gt;[.P$162]);na;[.P131])" office:value-type="float" office:value="0.0258020802869491" calcext:value-type="float">
            <text:p>0,0258020803</text:p>
          </table:table-cell>
          <table:table-cell table:formula="of:=IF(OR([.Q131]&lt;[.Q$161];[.Q131]&gt;[.Q$162]);na;[.Q131])" office:value-type="float" office:value="0.0163595042600562" calcext:value-type="float">
            <text:p>0,0163595043</text:p>
          </table:table-cell>
          <table:table-cell table:formula="of:=IF(OR([.R131]&lt;[.R$161];[.R131]&gt;[.R$162]);na;[.R131])" office:value-type="float" office:value="0.0949294455039551" calcext:value-type="float">
            <text:p>0,0949294455</text:p>
          </table:table-cell>
          <table:table-cell table:formula="of:=IF(OR([.S131]&lt;[.S$161];[.S131]&gt;[.S$162]);na;[.S131])" office:value-type="float" office:value="0.362907576237083" calcext:value-type="float">
            <text:p>0,3629075762</text:p>
          </table:table-cell>
          <table:table-cell table:formula="of:=IF(OR([.T131]&lt;[.T$161];[.T131]&gt;[.T$162]);na;[.T131])" office:value-type="float" office:value="0.198067333208466" calcext:value-type="float">
            <text:p>0,1980673332</text:p>
          </table:table-cell>
          <table:table-cell table:formula="of:=IF(OR([.U131]&lt;[.U$161];[.U131]&gt;[.U$162]);na;[.U131])" office:value-type="float" office:value="0.264796735798179" calcext:value-type="float">
            <text:p>0,2647967358</text:p>
          </table:table-cell>
          <table:table-cell table:formula="of:=IF(OR([.V131]&lt;[.V$161];[.V131]&gt;[.V$162]);na;[.V131])" office:value-type="float" office:value="0.269763894996608" calcext:value-type="float">
            <text:p>0,269763895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132]&lt;[.B$161];[.B132]&gt;[.B$162]);na;[.B132])" office:value-type="float" office:value="0.068158274415093" calcext:value-type="float">
            <text:p>0,0681582744</text:p>
          </table:table-cell>
          <table:table-cell table:formula="of:=IF(OR([.C132]&lt;[.C$161];[.C132]&gt;[.C$162]);na;[.C132])" office:value-type="float" office:value="0.026276424943936" calcext:value-type="float">
            <text:p>0,0262764249</text:p>
          </table:table-cell>
          <table:table-cell table:formula="of:=IF(OR([.D132]&lt;[.D$161];[.D132]&gt;[.D$162]);na;[.D132])" office:value-type="float" office:value="0.0289928019246552" calcext:value-type="float">
            <text:p>0,0289928019</text:p>
          </table:table-cell>
          <table:table-cell table:formula="of:=IF(OR([.E132]&lt;[.E$161];[.E132]&gt;[.E$162]);na;[.E132])" office:value-type="float" office:value="1" calcext:value-type="float">
            <text:p>1</text:p>
          </table:table-cell>
          <table:table-cell table:formula="of:=IF(OR([.F132]&lt;[.F$161];[.F132]&gt;[.F$162]);na;[.F132])" office:value-type="string" office:string-value="" calcext:value-type="error">
            <text:p>#NOM ?</text:p>
          </table:table-cell>
          <table:table-cell table:formula="of:=IF(OR([.G132]&lt;[.G$161];[.G132]&gt;[.G$162]);na;[.G132])" office:value-type="float" office:value="0.257824139817144" calcext:value-type="float">
            <text:p>0,2578241398</text:p>
          </table:table-cell>
          <table:table-cell table:formula="of:=IF(OR([.H132]&lt;[.H$161];[.H132]&gt;[.H$162]);na;[.H132])" office:value-type="float" office:value="0.0214250033038599" calcext:value-type="float">
            <text:p>0,0214250033</text:p>
          </table:table-cell>
          <table:table-cell table:formula="of:=IF(OR([.I132]&lt;[.I$161];[.I132]&gt;[.I$162]);na;[.I132])" office:value-type="float" office:value="0.346310181282091" calcext:value-type="float">
            <text:p>0,3463101813</text:p>
          </table:table-cell>
          <table:table-cell table:formula="of:=IF(OR([.J132]&lt;[.J$161];[.J132]&gt;[.J$162]);na;[.J132])" office:value-type="float" office:value="0.0602965168372567" calcext:value-type="float">
            <text:p>0,0602965168</text:p>
          </table:table-cell>
          <table:table-cell table:formula="of:=IF(OR([.K132]&lt;[.K$161];[.K132]&gt;[.K$162]);na;[.K132])" office:value-type="float" office:value="0.0637928815188189" calcext:value-type="float">
            <text:p>0,0637928815</text:p>
          </table:table-cell>
          <table:table-cell table:formula="of:=IF(OR([.L132]&lt;[.L$161];[.L132]&gt;[.L$162]);na;[.L132])" office:value-type="float" office:value="0.0206103099794239" calcext:value-type="float">
            <text:p>0,02061031</text:p>
          </table:table-cell>
          <table:table-cell table:formula="of:=IF(OR([.M132]&lt;[.M$161];[.M132]&gt;[.M$162]);na;[.M132])" office:value-type="string" office:string-value="" calcext:value-type="error">
            <text:p>#NOM ?</text:p>
          </table:table-cell>
          <table:table-cell table:formula="of:=IF(OR([.N132]&lt;[.N$161];[.N132]&gt;[.N$162]);na;[.N132])" office:value-type="float" office:value="0.0756500836966579" calcext:value-type="float">
            <text:p>0,0756500837</text:p>
          </table:table-cell>
          <table:table-cell table:formula="of:=IF(OR([.O132]&lt;[.O$161];[.O132]&gt;[.O$162]);na;[.O132])" office:value-type="string" office:string-value="" calcext:value-type="error">
            <text:p>#NOM ?</text:p>
          </table:table-cell>
          <table:table-cell table:formula="of:=IF(OR([.P132]&lt;[.P$161];[.P132]&gt;[.P$162]);na;[.P132])" office:value-type="string" office:string-value="" calcext:value-type="error">
            <text:p>#NOM ?</text:p>
          </table:table-cell>
          <table:table-cell table:formula="of:=IF(OR([.Q132]&lt;[.Q$161];[.Q132]&gt;[.Q$162]);na;[.Q132])" office:value-type="float" office:value="0.0151275715192557" calcext:value-type="float">
            <text:p>0,0151275715</text:p>
          </table:table-cell>
          <table:table-cell table:formula="of:=IF(OR([.R132]&lt;[.R$161];[.R132]&gt;[.R$162]);na;[.R132])" office:value-type="string" office:string-value="" calcext:value-type="error">
            <text:p>#NOM ?</text:p>
          </table:table-cell>
          <table:table-cell table:formula="of:=IF(OR([.S132]&lt;[.S$161];[.S132]&gt;[.S$162]);na;[.S132])" office:value-type="float" office:value="0.338609538204962" calcext:value-type="float">
            <text:p>0,3386095382</text:p>
          </table:table-cell>
          <table:table-cell table:formula="of:=IF(OR([.T132]&lt;[.T$161];[.T132]&gt;[.T$162]);na;[.T132])" office:value-type="float" office:value="0.194572462008012" calcext:value-type="float">
            <text:p>0,194572462</text:p>
          </table:table-cell>
          <table:table-cell table:formula="of:=IF(OR([.U132]&lt;[.U$161];[.U132]&gt;[.U$162]);na;[.U132])" office:value-type="string" office:string-value="" calcext:value-type="error">
            <text:p>#NOM ?</text:p>
          </table:table-cell>
          <table:table-cell table:formula="of:=IF(OR([.V132]&lt;[.V$161];[.V132]&gt;[.V$162]);na;[.V132])" office:value-type="float" office:value="0.249599904615415" calcext:value-type="float">
            <text:p>0,2495999046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133]&lt;[.B$161];[.B133]&gt;[.B$162]);na;[.B133])" office:value-type="float" office:value="0.0676469747461417" calcext:value-type="float">
            <text:p>0,0676469747</text:p>
          </table:table-cell>
          <table:table-cell table:formula="of:=IF(OR([.C133]&lt;[.C$161];[.C133]&gt;[.C$162]);na;[.C133])" office:value-type="float" office:value="0.0233441598888985" calcext:value-type="float">
            <text:p>0,0233441599</text:p>
          </table:table-cell>
          <table:table-cell table:formula="of:=IF(OR([.D133]&lt;[.D$161];[.D133]&gt;[.D$162]);na;[.D133])" office:value-type="float" office:value="0.029515682992315" calcext:value-type="float">
            <text:p>0,029515683</text:p>
          </table:table-cell>
          <table:table-cell table:formula="of:=IF(OR([.E133]&lt;[.E$161];[.E133]&gt;[.E$162]);na;[.E133])" office:value-type="float" office:value="1" calcext:value-type="float">
            <text:p>1</text:p>
          </table:table-cell>
          <table:table-cell table:formula="of:=IF(OR([.F133]&lt;[.F$161];[.F133]&gt;[.F$162]);na;[.F133])" office:value-type="float" office:value="0.00968282306926726" calcext:value-type="float">
            <text:p>0,0096828231</text:p>
          </table:table-cell>
          <table:table-cell table:formula="of:=IF(OR([.G133]&lt;[.G$161];[.G133]&gt;[.G$162]);na;[.G133])" office:value-type="float" office:value="0.256445075226124" calcext:value-type="float">
            <text:p>0,2564450752</text:p>
          </table:table-cell>
          <table:table-cell table:formula="of:=IF(OR([.H133]&lt;[.H$161];[.H133]&gt;[.H$162]);na;[.H133])" office:value-type="float" office:value="0.0242795635368623" calcext:value-type="float">
            <text:p>0,0242795635</text:p>
          </table:table-cell>
          <table:table-cell table:formula="of:=IF(OR([.I133]&lt;[.I$161];[.I133]&gt;[.I$162]);na;[.I133])" office:value-type="float" office:value="0.357144338976982" calcext:value-type="float">
            <text:p>0,357144339</text:p>
          </table:table-cell>
          <table:table-cell table:formula="of:=IF(OR([.J133]&lt;[.J$161];[.J133]&gt;[.J$162]);na;[.J133])" office:value-type="float" office:value="0.0592168209827465" calcext:value-type="float">
            <text:p>0,059216821</text:p>
          </table:table-cell>
          <table:table-cell table:formula="of:=IF(OR([.K133]&lt;[.K$161];[.K133]&gt;[.K$162]);na;[.K133])" office:value-type="float" office:value="0.059564913133655" calcext:value-type="float">
            <text:p>0,0595649131</text:p>
          </table:table-cell>
          <table:table-cell table:formula="of:=IF(OR([.L133]&lt;[.L$161];[.L133]&gt;[.L$162]);na;[.L133])" office:value-type="float" office:value="0.0199062498582385" calcext:value-type="float">
            <text:p>0,0199062499</text:p>
          </table:table-cell>
          <table:table-cell table:formula="of:=IF(OR([.M133]&lt;[.M$161];[.M133]&gt;[.M$162]);na;[.M133])" office:value-type="float" office:value="0.228346378828349" calcext:value-type="float">
            <text:p>0,2283463788</text:p>
          </table:table-cell>
          <table:table-cell table:formula="of:=IF(OR([.N133]&lt;[.N$161];[.N133]&gt;[.N$162]);na;[.N133])" office:value-type="float" office:value="0.0775250696074293" calcext:value-type="float">
            <text:p>0,0775250696</text:p>
          </table:table-cell>
          <table:table-cell table:formula="of:=IF(OR([.O133]&lt;[.O$161];[.O133]&gt;[.O$162]);na;[.O133])" office:value-type="float" office:value="0.268961767476059" calcext:value-type="float">
            <text:p>0,2689617675</text:p>
          </table:table-cell>
          <table:table-cell table:formula="of:=IF(OR([.P133]&lt;[.P$161];[.P133]&gt;[.P$162]);na;[.P133])" office:value-type="float" office:value="0.0234749304645765" calcext:value-type="float">
            <text:p>0,0234749305</text:p>
          </table:table-cell>
          <table:table-cell table:formula="of:=IF(OR([.Q133]&lt;[.Q$161];[.Q133]&gt;[.Q$162]);na;[.Q133])" office:value-type="float" office:value="0.015125159201875" calcext:value-type="float">
            <text:p>0,0151251592</text:p>
          </table:table-cell>
          <table:table-cell table:formula="of:=IF(OR([.R133]&lt;[.R$161];[.R133]&gt;[.R$162]);na;[.R133])" office:value-type="float" office:value="0.0896775564033415" calcext:value-type="float">
            <text:p>0,0896775564</text:p>
          </table:table-cell>
          <table:table-cell table:formula="of:=IF(OR([.S133]&lt;[.S$161];[.S133]&gt;[.S$162]);na;[.S133])" office:value-type="float" office:value="0.348856468720338" calcext:value-type="float">
            <text:p>0,3488564687</text:p>
          </table:table-cell>
          <table:table-cell table:formula="of:=IF(OR([.T133]&lt;[.T$161];[.T133]&gt;[.T$162]);na;[.T133])" office:value-type="float" office:value="0.190189621015031" calcext:value-type="float">
            <text:p>0,190189621</text:p>
          </table:table-cell>
          <table:table-cell table:formula="of:=IF(OR([.U133]&lt;[.U$161];[.U133]&gt;[.U$162]);na;[.U133])" office:value-type="float" office:value="0.270086978474123" calcext:value-type="float">
            <text:p>0,2700869785</text:p>
          </table:table-cell>
          <table:table-cell table:formula="of:=IF(OR([.V133]&lt;[.V$161];[.V133]&gt;[.V$162]);na;[.V133])" office:value-type="float" office:value="0.263441721058865" calcext:value-type="float">
            <text:p>0,2634417211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134]&lt;[.B$161];[.B134]&gt;[.B$162]);na;[.B134])" office:value-type="float" office:value="0.0665061412588472" calcext:value-type="float">
            <text:p>0,0665061413</text:p>
          </table:table-cell>
          <table:table-cell table:formula="of:=IF(OR([.C134]&lt;[.C$161];[.C134]&gt;[.C$162]);na;[.C134])" office:value-type="float" office:value="0.0225739328660652" calcext:value-type="float">
            <text:p>0,0225739329</text:p>
          </table:table-cell>
          <table:table-cell table:formula="of:=IF(OR([.D134]&lt;[.D$161];[.D134]&gt;[.D$162]);na;[.D134])" office:value-type="float" office:value="0.0335053706294422" calcext:value-type="float">
            <text:p>0,0335053706</text:p>
          </table:table-cell>
          <table:table-cell table:formula="of:=IF(OR([.E134]&lt;[.E$161];[.E134]&gt;[.E$162]);na;[.E134])" office:value-type="float" office:value="1" calcext:value-type="float">
            <text:p>1</text:p>
          </table:table-cell>
          <table:table-cell table:formula="of:=IF(OR([.F134]&lt;[.F$161];[.F134]&gt;[.F$162]);na;[.F134])" office:value-type="float" office:value="0.0115380403052255" calcext:value-type="float">
            <text:p>0,0115380403</text:p>
          </table:table-cell>
          <table:table-cell table:formula="of:=IF(OR([.G134]&lt;[.G$161];[.G134]&gt;[.G$162]);na;[.G134])" office:value-type="float" office:value="0.258433559267014" calcext:value-type="float">
            <text:p>0,2584335593</text:p>
          </table:table-cell>
          <table:table-cell table:formula="of:=IF(OR([.H134]&lt;[.H$161];[.H134]&gt;[.H$162]);na;[.H134])" office:value-type="float" office:value="0.0226565028951661" calcext:value-type="float">
            <text:p>0,0226565029</text:p>
          </table:table-cell>
          <table:table-cell table:formula="of:=IF(OR([.I134]&lt;[.I$161];[.I134]&gt;[.I$162]);na;[.I134])" office:value-type="float" office:value="0.406149905468368" calcext:value-type="float">
            <text:p>0,4061499055</text:p>
          </table:table-cell>
          <table:table-cell table:formula="of:=IF(OR([.J134]&lt;[.J$161];[.J134]&gt;[.J$162]);na;[.J134])" office:value-type="float" office:value="0.0606901975170121" calcext:value-type="float">
            <text:p>0,0606901975</text:p>
          </table:table-cell>
          <table:table-cell table:formula="of:=IF(OR([.K134]&lt;[.K$161];[.K134]&gt;[.K$162]);na;[.K134])" office:value-type="float" office:value="0.0592066796475421" calcext:value-type="float">
            <text:p>0,0592066796</text:p>
          </table:table-cell>
          <table:table-cell table:formula="of:=IF(OR([.L134]&lt;[.L$161];[.L134]&gt;[.L$162]);na;[.L134])" office:value-type="float" office:value="0.0196399219121134" calcext:value-type="float">
            <text:p>0,0196399219</text:p>
          </table:table-cell>
          <table:table-cell table:formula="of:=IF(OR([.M134]&lt;[.M$161];[.M134]&gt;[.M$162]);na;[.M134])" office:value-type="float" office:value="0.235360374576888" calcext:value-type="float">
            <text:p>0,2353603746</text:p>
          </table:table-cell>
          <table:table-cell table:formula="of:=IF(OR([.N134]&lt;[.N$161];[.N134]&gt;[.N$162]);na;[.N134])" office:value-type="float" office:value="0.0767938861136499" calcext:value-type="float">
            <text:p>0,0767938861</text:p>
          </table:table-cell>
          <table:table-cell table:formula="of:=IF(OR([.O134]&lt;[.O$161];[.O134]&gt;[.O$162]);na;[.O134])" office:value-type="float" office:value="0.271010565438607" calcext:value-type="float">
            <text:p>0,2710105654</text:p>
          </table:table-cell>
          <table:table-cell table:formula="of:=IF(OR([.P134]&lt;[.P$161];[.P134]&gt;[.P$162]);na;[.P134])" office:value-type="float" office:value="0.0246198804091385" calcext:value-type="float">
            <text:p>0,0246198804</text:p>
          </table:table-cell>
          <table:table-cell table:formula="of:=IF(OR([.Q134]&lt;[.Q$161];[.Q134]&gt;[.Q$162]);na;[.Q134])" office:value-type="float" office:value="0.0139815517291351" calcext:value-type="float">
            <text:p>0,0139815517</text:p>
          </table:table-cell>
          <table:table-cell table:formula="of:=IF(OR([.R134]&lt;[.R$161];[.R134]&gt;[.R$162]);na;[.R134])" office:value-type="float" office:value="0.0893600991337254" calcext:value-type="float">
            <text:p>0,0893600991</text:p>
          </table:table-cell>
          <table:table-cell table:formula="of:=IF(OR([.S134]&lt;[.S$161];[.S134]&gt;[.S$162]);na;[.S134])" office:value-type="float" office:value="0.357921958238425" calcext:value-type="float">
            <text:p>0,3579219582</text:p>
          </table:table-cell>
          <table:table-cell table:formula="of:=IF(OR([.T134]&lt;[.T$161];[.T134]&gt;[.T$162]);na;[.T134])" office:value-type="float" office:value="0.192323731561286" calcext:value-type="float">
            <text:p>0,1923237316</text:p>
          </table:table-cell>
          <table:table-cell table:formula="of:=IF(OR([.U134]&lt;[.U$161];[.U134]&gt;[.U$162]);na;[.U134])" office:value-type="float" office:value="0.259054334878531" calcext:value-type="float">
            <text:p>0,2590543349</text:p>
          </table:table-cell>
          <table:table-cell table:formula="of:=IF(OR([.V134]&lt;[.V$161];[.V134]&gt;[.V$162]);na;[.V134])" office:value-type="float" office:value="0.260788999219868" calcext:value-type="float">
            <text:p>0,2607889992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135]&lt;[.B$161];[.B135]&gt;[.B$162]);na;[.B135])" office:value-type="float" office:value="0.0696958141220005" calcext:value-type="float">
            <text:p>0,0696958141</text:p>
          </table:table-cell>
          <table:table-cell table:formula="of:=IF(OR([.C135]&lt;[.C$161];[.C135]&gt;[.C$162]);na;[.C135])" office:value-type="float" office:value="0.0231746164904881" calcext:value-type="float">
            <text:p>0,0231746165</text:p>
          </table:table-cell>
          <table:table-cell table:formula="of:=IF(OR([.D135]&lt;[.D$161];[.D135]&gt;[.D$162]);na;[.D135])" office:value-type="float" office:value="0.0289127092763117" calcext:value-type="float">
            <text:p>0,0289127093</text:p>
          </table:table-cell>
          <table:table-cell table:formula="of:=IF(OR([.E135]&lt;[.E$161];[.E135]&gt;[.E$162]);na;[.E135])" office:value-type="float" office:value="1" calcext:value-type="float">
            <text:p>1</text:p>
          </table:table-cell>
          <table:table-cell table:formula="of:=IF(OR([.F135]&lt;[.F$161];[.F135]&gt;[.F$162]);na;[.F135])" office:value-type="float" office:value="0.0100040748036727" calcext:value-type="float">
            <text:p>0,0100040748</text:p>
          </table:table-cell>
          <table:table-cell table:formula="of:=IF(OR([.G135]&lt;[.G$161];[.G135]&gt;[.G$162]);na;[.G135])" office:value-type="float" office:value="0.265145201015923" calcext:value-type="float">
            <text:p>0,265145201</text:p>
          </table:table-cell>
          <table:table-cell table:formula="of:=IF(OR([.H135]&lt;[.H$161];[.H135]&gt;[.H$162]);na;[.H135])" office:value-type="float" office:value="0.0228854524707544" calcext:value-type="float">
            <text:p>0,0228854525</text:p>
          </table:table-cell>
          <table:table-cell table:formula="of:=IF(OR([.I135]&lt;[.I$161];[.I135]&gt;[.I$162]);na;[.I135])" office:value-type="float" office:value="0.354902704684697" calcext:value-type="float">
            <text:p>0,3549027047</text:p>
          </table:table-cell>
          <table:table-cell table:formula="of:=IF(OR([.J135]&lt;[.J$161];[.J135]&gt;[.J$162]);na;[.J135])" office:value-type="float" office:value="0.0607833605837149" calcext:value-type="float">
            <text:p>0,0607833606</text:p>
          </table:table-cell>
          <table:table-cell table:formula="of:=IF(OR([.K135]&lt;[.K$161];[.K135]&gt;[.K$162]);na;[.K135])" office:value-type="float" office:value="0.0587471590822893" calcext:value-type="float">
            <text:p>0,0587471591</text:p>
          </table:table-cell>
          <table:table-cell table:formula="of:=IF(OR([.L135]&lt;[.L$161];[.L135]&gt;[.L$162]);na;[.L135])" office:value-type="float" office:value="0.0195226141267618" calcext:value-type="float">
            <text:p>0,0195226141</text:p>
          </table:table-cell>
          <table:table-cell table:formula="of:=IF(OR([.M135]&lt;[.M$161];[.M135]&gt;[.M$162]);na;[.M135])" office:value-type="float" office:value="0.235309767602153" calcext:value-type="float">
            <text:p>0,2353097676</text:p>
          </table:table-cell>
          <table:table-cell table:formula="of:=IF(OR([.N135]&lt;[.N$161];[.N135]&gt;[.N$162]);na;[.N135])" office:value-type="float" office:value="0.0807362781128027" calcext:value-type="float">
            <text:p>0,0807362781</text:p>
          </table:table-cell>
          <table:table-cell table:formula="of:=IF(OR([.O135]&lt;[.O$161];[.O135]&gt;[.O$162]);na;[.O135])" office:value-type="float" office:value="0.269310621640458" calcext:value-type="float">
            <text:p>0,2693106216</text:p>
          </table:table-cell>
          <table:table-cell table:formula="of:=IF(OR([.P135]&lt;[.P$161];[.P135]&gt;[.P$162]);na;[.P135])" office:value-type="float" office:value="0.025160195533227" calcext:value-type="float">
            <text:p>0,0251601955</text:p>
          </table:table-cell>
          <table:table-cell table:formula="of:=IF(OR([.Q135]&lt;[.Q$161];[.Q135]&gt;[.Q$162]);na;[.Q135])" office:value-type="float" office:value="0.0157467105237932" calcext:value-type="float">
            <text:p>0,0157467105</text:p>
          </table:table-cell>
          <table:table-cell table:formula="of:=IF(OR([.R135]&lt;[.R$161];[.R135]&gt;[.R$162]);na;[.R135])" office:value-type="float" office:value="0.0931637624618523" calcext:value-type="float">
            <text:p>0,0931637625</text:p>
          </table:table-cell>
          <table:table-cell table:formula="of:=IF(OR([.S135]&lt;[.S$161];[.S135]&gt;[.S$162]);na;[.S135])" office:value-type="float" office:value="0.344774453565026" calcext:value-type="float">
            <text:p>0,3447744536</text:p>
          </table:table-cell>
          <table:table-cell table:formula="of:=IF(OR([.T135]&lt;[.T$161];[.T135]&gt;[.T$162]);na;[.T135])" office:value-type="float" office:value="0.197639047882327" calcext:value-type="float">
            <text:p>0,1976390479</text:p>
          </table:table-cell>
          <table:table-cell table:formula="of:=IF(OR([.U135]&lt;[.U$161];[.U135]&gt;[.U$162]);na;[.U135])" office:value-type="float" office:value="0.266147980824916" calcext:value-type="float">
            <text:p>0,2661479808</text:p>
          </table:table-cell>
          <table:table-cell table:formula="of:=IF(OR([.V135]&lt;[.V$161];[.V135]&gt;[.V$162]);na;[.V135])" office:value-type="float" office:value="0.258486926468716" calcext:value-type="float">
            <text:p>0,2584869265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136]&lt;[.B$161];[.B136]&gt;[.B$162]);na;[.B136])" office:value-type="float" office:value="0.0682638312278884" calcext:value-type="float">
            <text:p>0,0682638312</text:p>
          </table:table-cell>
          <table:table-cell table:formula="of:=IF(OR([.C136]&lt;[.C$161];[.C136]&gt;[.C$162]);na;[.C136])" office:value-type="float" office:value="0.0193782385447419" calcext:value-type="float">
            <text:p>0,0193782385</text:p>
          </table:table-cell>
          <table:table-cell table:formula="of:=IF(OR([.D136]&lt;[.D$161];[.D136]&gt;[.D$162]);na;[.D136])" office:value-type="float" office:value="0.0349351397636282" calcext:value-type="float">
            <text:p>0,0349351398</text:p>
          </table:table-cell>
          <table:table-cell table:formula="of:=IF(OR([.E136]&lt;[.E$161];[.E136]&gt;[.E$162]);na;[.E136])" office:value-type="float" office:value="1" calcext:value-type="float">
            <text:p>1</text:p>
          </table:table-cell>
          <table:table-cell table:formula="of:=IF(OR([.F136]&lt;[.F$161];[.F136]&gt;[.F$162]);na;[.F136])" office:value-type="float" office:value="0.00870894567756739" calcext:value-type="float">
            <text:p>0,0087089457</text:p>
          </table:table-cell>
          <table:table-cell table:formula="of:=IF(OR([.G136]&lt;[.G$161];[.G136]&gt;[.G$162]);na;[.G136])" office:value-type="float" office:value="0.262990318948071" calcext:value-type="float">
            <text:p>0,2629903189</text:p>
          </table:table-cell>
          <table:table-cell table:formula="of:=IF(OR([.H136]&lt;[.H$161];[.H136]&gt;[.H$162]);na;[.H136])" office:value-type="float" office:value="0.0221769543198545" calcext:value-type="float">
            <text:p>0,0221769543</text:p>
          </table:table-cell>
          <table:table-cell table:formula="of:=IF(OR([.I136]&lt;[.I$161];[.I136]&gt;[.I$162]);na;[.I136])" office:value-type="float" office:value="0.359114178616261" calcext:value-type="float">
            <text:p>0,3591141786</text:p>
          </table:table-cell>
          <table:table-cell table:formula="of:=IF(OR([.J136]&lt;[.J$161];[.J136]&gt;[.J$162]);na;[.J136])" office:value-type="float" office:value="0.0584246937044412" calcext:value-type="float">
            <text:p>0,0584246937</text:p>
          </table:table-cell>
          <table:table-cell table:formula="of:=IF(OR([.K136]&lt;[.K$161];[.K136]&gt;[.K$162]);na;[.K136])" office:value-type="float" office:value="0.0586539092336028" calcext:value-type="float">
            <text:p>0,0586539092</text:p>
          </table:table-cell>
          <table:table-cell table:formula="of:=IF(OR([.L136]&lt;[.L$161];[.L136]&gt;[.L$162]);na;[.L136])" office:value-type="float" office:value="0.0201846810493547" calcext:value-type="float">
            <text:p>0,020184681</text:p>
          </table:table-cell>
          <table:table-cell table:formula="of:=IF(OR([.M136]&lt;[.M$161];[.M136]&gt;[.M$162]);na;[.M136])" office:value-type="float" office:value="0.228705098069883" calcext:value-type="float">
            <text:p>0,2287050981</text:p>
          </table:table-cell>
          <table:table-cell table:formula="of:=IF(OR([.N136]&lt;[.N$161];[.N136]&gt;[.N$162]);na;[.N136])" office:value-type="float" office:value="0.0784981484074601" calcext:value-type="float">
            <text:p>0,0784981484</text:p>
          </table:table-cell>
          <table:table-cell table:formula="of:=IF(OR([.O136]&lt;[.O$161];[.O136]&gt;[.O$162]);na;[.O136])" office:value-type="float" office:value="0.269948934405258" calcext:value-type="float">
            <text:p>0,2699489344</text:p>
          </table:table-cell>
          <table:table-cell table:formula="of:=IF(OR([.P136]&lt;[.P$161];[.P136]&gt;[.P$162]);na;[.P136])" office:value-type="float" office:value="0.0244585619895839" calcext:value-type="float">
            <text:p>0,024458562</text:p>
          </table:table-cell>
          <table:table-cell table:formula="of:=IF(OR([.Q136]&lt;[.Q$161];[.Q136]&gt;[.Q$162]);na;[.Q136])" office:value-type="float" office:value="0.0156583351839589" calcext:value-type="float">
            <text:p>0,0156583352</text:p>
          </table:table-cell>
          <table:table-cell table:formula="of:=IF(OR([.R136]&lt;[.R$161];[.R136]&gt;[.R$162]);na;[.R136])" office:value-type="float" office:value="0.0910558947062747" calcext:value-type="float">
            <text:p>0,0910558947</text:p>
          </table:table-cell>
          <table:table-cell table:formula="of:=IF(OR([.S136]&lt;[.S$161];[.S136]&gt;[.S$162]);na;[.S136])" office:value-type="float" office:value="0.345347609623949" calcext:value-type="float">
            <text:p>0,3453476096</text:p>
          </table:table-cell>
          <table:table-cell table:formula="of:=IF(OR([.T136]&lt;[.T$161];[.T136]&gt;[.T$162]);na;[.T136])" office:value-type="float" office:value="0.190374980059073" calcext:value-type="float">
            <text:p>0,1903749801</text:p>
          </table:table-cell>
          <table:table-cell table:formula="of:=IF(OR([.U136]&lt;[.U$161];[.U136]&gt;[.U$162]);na;[.U136])" office:value-type="float" office:value="0.254348134825144" calcext:value-type="float">
            <text:p>0,2543481348</text:p>
          </table:table-cell>
          <table:table-cell table:formula="of:=IF(OR([.V136]&lt;[.V$161];[.V136]&gt;[.V$162]);na;[.V136])" office:value-type="float" office:value="0.243818999169544" calcext:value-type="float">
            <text:p>0,243818999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137]&lt;[.B$161];[.B137]&gt;[.B$162]);na;[.B137])" office:value-type="float" office:value="0.071481364678061" calcext:value-type="float">
            <text:p>0,0714813647</text:p>
          </table:table-cell>
          <table:table-cell table:formula="of:=IF(OR([.C137]&lt;[.C$161];[.C137]&gt;[.C$162]);na;[.C137])" office:value-type="float" office:value="0.020629072478317" calcext:value-type="float">
            <text:p>0,0206290725</text:p>
          </table:table-cell>
          <table:table-cell table:formula="of:=IF(OR([.D137]&lt;[.D$161];[.D137]&gt;[.D$162]);na;[.D137])" office:value-type="float" office:value="0.028347731477932" calcext:value-type="float">
            <text:p>0,0283477315</text:p>
          </table:table-cell>
          <table:table-cell table:formula="of:=IF(OR([.E137]&lt;[.E$161];[.E137]&gt;[.E$162]);na;[.E137])" office:value-type="float" office:value="1" calcext:value-type="float">
            <text:p>1</text:p>
          </table:table-cell>
          <table:table-cell table:formula="of:=IF(OR([.F137]&lt;[.F$161];[.F137]&gt;[.F$162]);na;[.F137])" office:value-type="float" office:value="0.0110244275593542" calcext:value-type="float">
            <text:p>0,0110244276</text:p>
          </table:table-cell>
          <table:table-cell table:formula="of:=IF(OR([.G137]&lt;[.G$161];[.G137]&gt;[.G$162]);na;[.G137])" office:value-type="float" office:value="0.27396186274683" calcext:value-type="float">
            <text:p>0,2739618627</text:p>
          </table:table-cell>
          <table:table-cell table:formula="of:=IF(OR([.H137]&lt;[.H$161];[.H137]&gt;[.H$162]);na;[.H137])" office:value-type="float" office:value="0.0226651919735854" calcext:value-type="float">
            <text:p>0,022665192</text:p>
          </table:table-cell>
          <table:table-cell table:formula="of:=IF(OR([.I137]&lt;[.I$161];[.I137]&gt;[.I$162]);na;[.I137])" office:value-type="float" office:value="0.365205298348851" calcext:value-type="float">
            <text:p>0,3652052983</text:p>
          </table:table-cell>
          <table:table-cell table:formula="of:=IF(OR([.J137]&lt;[.J$161];[.J137]&gt;[.J$162]);na;[.J137])" office:value-type="float" office:value="0.0625182921301268" calcext:value-type="float">
            <text:p>0,0625182921</text:p>
          </table:table-cell>
          <table:table-cell table:formula="of:=IF(OR([.K137]&lt;[.K$161];[.K137]&gt;[.K$162]);na;[.K137])" office:value-type="float" office:value="0.0571421745537664" calcext:value-type="float">
            <text:p>0,0571421746</text:p>
          </table:table-cell>
          <table:table-cell table:formula="of:=IF(OR([.L137]&lt;[.L$161];[.L137]&gt;[.L$162]);na;[.L137])" office:value-type="float" office:value="0.0210346526131802" calcext:value-type="float">
            <text:p>0,0210346526</text:p>
          </table:table-cell>
          <table:table-cell table:formula="of:=IF(OR([.M137]&lt;[.M$161];[.M137]&gt;[.M$162]);na;[.M137])" office:value-type="float" office:value="0.242304113205143" calcext:value-type="float">
            <text:p>0,2423041132</text:p>
          </table:table-cell>
          <table:table-cell table:formula="of:=IF(OR([.N137]&lt;[.N$161];[.N137]&gt;[.N$162]);na;[.N137])" office:value-type="float" office:value="0.0790774044728075" calcext:value-type="float">
            <text:p>0,0790774045</text:p>
          </table:table-cell>
          <table:table-cell table:formula="of:=IF(OR([.O137]&lt;[.O$161];[.O137]&gt;[.O$162]);na;[.O137])" office:value-type="float" office:value="0.282577979636171" calcext:value-type="float">
            <text:p>0,2825779796</text:p>
          </table:table-cell>
          <table:table-cell table:formula="of:=IF(OR([.P137]&lt;[.P$161];[.P137]&gt;[.P$162]);na;[.P137])" office:value-type="float" office:value="0.0241648559498926" calcext:value-type="float">
            <text:p>0,0241648559</text:p>
          </table:table-cell>
          <table:table-cell table:formula="of:=IF(OR([.Q137]&lt;[.Q$161];[.Q137]&gt;[.Q$162]);na;[.Q137])" office:value-type="float" office:value="0.0154010057539312" calcext:value-type="float">
            <text:p>0,0154010058</text:p>
          </table:table-cell>
          <table:table-cell table:formula="of:=IF(OR([.R137]&lt;[.R$161];[.R137]&gt;[.R$162]);na;[.R137])" office:value-type="float" office:value="0.0978073315786836" calcext:value-type="float">
            <text:p>0,0978073316</text:p>
          </table:table-cell>
          <table:table-cell table:formula="of:=IF(OR([.S137]&lt;[.S$161];[.S137]&gt;[.S$162]);na;[.S137])" office:value-type="float" office:value="0.34875025682648" calcext:value-type="float">
            <text:p>0,3487502568</text:p>
          </table:table-cell>
          <table:table-cell table:formula="of:=IF(OR([.T137]&lt;[.T$161];[.T137]&gt;[.T$162]);na;[.T137])" office:value-type="float" office:value="0.193866856165282" calcext:value-type="float">
            <text:p>0,1938668562</text:p>
          </table:table-cell>
          <table:table-cell table:formula="of:=IF(OR([.U137]&lt;[.U$161];[.U137]&gt;[.U$162]);na;[.U137])" office:value-type="float" office:value="0.267519465226724" calcext:value-type="float">
            <text:p>0,2675194652</text:p>
          </table:table-cell>
          <table:table-cell table:formula="of:=IF(OR([.V137]&lt;[.V$161];[.V137]&gt;[.V$162]);na;[.V137])" office:value-type="float" office:value="0.263040375919904" calcext:value-type="float">
            <text:p>0,2630403759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138]&lt;[.B$161];[.B138]&gt;[.B$162]);na;[.B138])" office:value-type="float" office:value="0.0716541197081699" calcext:value-type="float">
            <text:p>0,0716541197</text:p>
          </table:table-cell>
          <table:table-cell table:formula="of:=IF(OR([.C138]&lt;[.C$161];[.C138]&gt;[.C$162]);na;[.C138])" office:value-type="float" office:value="0.0231673746809585" calcext:value-type="float">
            <text:p>0,0231673747</text:p>
          </table:table-cell>
          <table:table-cell table:formula="of:=IF(OR([.D138]&lt;[.D$161];[.D138]&gt;[.D$162]);na;[.D138])" office:value-type="float" office:value="0.0260648863648456" calcext:value-type="float">
            <text:p>0,0260648864</text:p>
          </table:table-cell>
          <table:table-cell table:formula="of:=IF(OR([.E138]&lt;[.E$161];[.E138]&gt;[.E$162]);na;[.E138])" office:value-type="float" office:value="1" calcext:value-type="float">
            <text:p>1</text:p>
          </table:table-cell>
          <table:table-cell table:formula="of:=IF(OR([.F138]&lt;[.F$161];[.F138]&gt;[.F$162]);na;[.F138])" office:value-type="float" office:value="0.0115839925126884" calcext:value-type="float">
            <text:p>0,0115839925</text:p>
          </table:table-cell>
          <table:table-cell table:formula="of:=IF(OR([.G138]&lt;[.G$161];[.G138]&gt;[.G$162]);na;[.G138])" office:value-type="float" office:value="0.271146354497942" calcext:value-type="float">
            <text:p>0,2711463545</text:p>
          </table:table-cell>
          <table:table-cell table:formula="of:=IF(OR([.H138]&lt;[.H$161];[.H138]&gt;[.H$162]);na;[.H138])" office:value-type="float" office:value="0.0221348491217277" calcext:value-type="float">
            <text:p>0,0221348491</text:p>
          </table:table-cell>
          <table:table-cell table:formula="of:=IF(OR([.I138]&lt;[.I$161];[.I138]&gt;[.I$162]);na;[.I138])" office:value-type="float" office:value="0.385716684480356" calcext:value-type="float">
            <text:p>0,3857166845</text:p>
          </table:table-cell>
          <table:table-cell table:formula="of:=IF(OR([.J138]&lt;[.J$161];[.J138]&gt;[.J$162]);na;[.J138])" office:value-type="float" office:value="0.0624831632308361" calcext:value-type="float">
            <text:p>0,0624831632</text:p>
          </table:table-cell>
          <table:table-cell table:formula="of:=IF(OR([.K138]&lt;[.K$161];[.K138]&gt;[.K$162]);na;[.K138])" office:value-type="float" office:value="0.0596498263092683" calcext:value-type="float">
            <text:p>0,0596498263</text:p>
          </table:table-cell>
          <table:table-cell table:formula="of:=IF(OR([.L138]&lt;[.L$161];[.L138]&gt;[.L$162]);na;[.L138])" office:value-type="float" office:value="0.0217567702872996" calcext:value-type="float">
            <text:p>0,0217567703</text:p>
          </table:table-cell>
          <table:table-cell table:formula="of:=IF(OR([.M138]&lt;[.M$161];[.M138]&gt;[.M$162]);na;[.M138])" office:value-type="float" office:value="0.245224544677896" calcext:value-type="float">
            <text:p>0,2452245447</text:p>
          </table:table-cell>
          <table:table-cell table:formula="of:=IF(OR([.N138]&lt;[.N$161];[.N138]&gt;[.N$162]);na;[.N138])" office:value-type="float" office:value="0.0795230934097973" calcext:value-type="float">
            <text:p>0,0795230934</text:p>
          </table:table-cell>
          <table:table-cell table:formula="of:=IF(OR([.O138]&lt;[.O$161];[.O138]&gt;[.O$162]);na;[.O138])" office:value-type="float" office:value="0.290130832149782" calcext:value-type="float">
            <text:p>0,2901308321</text:p>
          </table:table-cell>
          <table:table-cell table:formula="of:=IF(OR([.P138]&lt;[.P$161];[.P138]&gt;[.P$162]);na;[.P138])" office:value-type="float" office:value="0.0246276433906015" calcext:value-type="float">
            <text:p>0,0246276434</text:p>
          </table:table-cell>
          <table:table-cell table:formula="of:=IF(OR([.Q138]&lt;[.Q$161];[.Q138]&gt;[.Q$162]);na;[.Q138])" office:value-type="float" office:value="0.0152104916945464" calcext:value-type="float">
            <text:p>0,0152104917</text:p>
          </table:table-cell>
          <table:table-cell table:formula="of:=IF(OR([.R138]&lt;[.R$161];[.R138]&gt;[.R$162]);na;[.R138])" office:value-type="float" office:value="0.0935048436588498" calcext:value-type="float">
            <text:p>0,0935048437</text:p>
          </table:table-cell>
          <table:table-cell table:formula="of:=IF(OR([.S138]&lt;[.S$161];[.S138]&gt;[.S$162]);na;[.S138])" office:value-type="float" office:value="0.34797339910326" calcext:value-type="float">
            <text:p>0,3479733991</text:p>
          </table:table-cell>
          <table:table-cell table:formula="of:=IF(OR([.T138]&lt;[.T$161];[.T138]&gt;[.T$162]);na;[.T138])" office:value-type="float" office:value="0.19786007537222" calcext:value-type="float">
            <text:p>0,1978600754</text:p>
          </table:table-cell>
          <table:table-cell table:formula="of:=IF(OR([.U138]&lt;[.U$161];[.U138]&gt;[.U$162]);na;[.U138])" office:value-type="float" office:value="0.280966953698849" calcext:value-type="float">
            <text:p>0,2809669537</text:p>
          </table:table-cell>
          <table:table-cell table:formula="of:=IF(OR([.V138]&lt;[.V$161];[.V138]&gt;[.V$162]);na;[.V138])" office:value-type="float" office:value="0.267952382779195" calcext:value-type="float">
            <text:p>0,2679523828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139]&lt;[.B$161];[.B139]&gt;[.B$162]);na;[.B139])" office:value-type="float" office:value="0.0721051160208098" calcext:value-type="float">
            <text:p>0,072105116</text:p>
          </table:table-cell>
          <table:table-cell table:formula="of:=IF(OR([.C139]&lt;[.C$161];[.C139]&gt;[.C$162]);na;[.C139])" office:value-type="float" office:value="0.0211983790240423" calcext:value-type="float">
            <text:p>0,021198379</text:p>
          </table:table-cell>
          <table:table-cell table:formula="of:=IF(OR([.D139]&lt;[.D$161];[.D139]&gt;[.D$162]);na;[.D139])" office:value-type="float" office:value="0.03057950522103" calcext:value-type="float">
            <text:p>0,0305795052</text:p>
          </table:table-cell>
          <table:table-cell table:formula="of:=IF(OR([.E139]&lt;[.E$161];[.E139]&gt;[.E$162]);na;[.E139])" office:value-type="float" office:value="1" calcext:value-type="float">
            <text:p>1</text:p>
          </table:table-cell>
          <table:table-cell table:formula="of:=IF(OR([.F139]&lt;[.F$161];[.F139]&gt;[.F$162]);na;[.F139])" office:value-type="float" office:value="0.00808822443784873" calcext:value-type="float">
            <text:p>0,0080882244</text:p>
          </table:table-cell>
          <table:table-cell table:formula="of:=IF(OR([.G139]&lt;[.G$161];[.G139]&gt;[.G$162]);na;[.G139])" office:value-type="float" office:value="0.279422250027628" calcext:value-type="float">
            <text:p>0,27942225</text:p>
          </table:table-cell>
          <table:table-cell table:formula="of:=IF(OR([.H139]&lt;[.H$161];[.H139]&gt;[.H$162]);na;[.H139])" office:value-type="float" office:value="0.0236451868028313" calcext:value-type="float">
            <text:p>0,0236451868</text:p>
          </table:table-cell>
          <table:table-cell table:formula="of:=IF(OR([.I139]&lt;[.I$161];[.I139]&gt;[.I$162]);na;[.I139])" office:value-type="float" office:value="0.384391560935028" calcext:value-type="float">
            <text:p>0,3843915609</text:p>
          </table:table-cell>
          <table:table-cell table:formula="of:=IF(OR([.J139]&lt;[.J$161];[.J139]&gt;[.J$162]);na;[.J139])" office:value-type="float" office:value="0.0623541324197726" calcext:value-type="float">
            <text:p>0,0623541324</text:p>
          </table:table-cell>
          <table:table-cell table:formula="of:=IF(OR([.K139]&lt;[.K$161];[.K139]&gt;[.K$162]);na;[.K139])" office:value-type="float" office:value="0.0608432426969808" calcext:value-type="float">
            <text:p>0,0608432427</text:p>
          </table:table-cell>
          <table:table-cell table:formula="of:=IF(OR([.L139]&lt;[.L$161];[.L139]&gt;[.L$162]);na;[.L139])" office:value-type="float" office:value="0.0225105309890699" calcext:value-type="float">
            <text:p>0,022510531</text:p>
          </table:table-cell>
          <table:table-cell table:formula="of:=IF(OR([.M139]&lt;[.M$161];[.M139]&gt;[.M$162]);na;[.M139])" office:value-type="float" office:value="0.243733404240605" calcext:value-type="float">
            <text:p>0,2437334042</text:p>
          </table:table-cell>
          <table:table-cell table:formula="of:=IF(OR([.N139]&lt;[.N$161];[.N139]&gt;[.N$162]);na;[.N139])" office:value-type="float" office:value="0.084367094868756" calcext:value-type="float">
            <text:p>0,0843670949</text:p>
          </table:table-cell>
          <table:table-cell table:formula="of:=IF(OR([.O139]&lt;[.O$161];[.O139]&gt;[.O$162]);na;[.O139])" office:value-type="float" office:value="0.297202631287913" calcext:value-type="float">
            <text:p>0,2972026313</text:p>
          </table:table-cell>
          <table:table-cell table:formula="of:=IF(OR([.P139]&lt;[.P$161];[.P139]&gt;[.P$162]);na;[.P139])" office:value-type="float" office:value="0.025330686151764" calcext:value-type="float">
            <text:p>0,0253306862</text:p>
          </table:table-cell>
          <table:table-cell table:formula="of:=IF(OR([.Q139]&lt;[.Q$161];[.Q139]&gt;[.Q$162]);na;[.Q139])" office:value-type="float" office:value="0.0153564745885012" calcext:value-type="float">
            <text:p>0,0153564746</text:p>
          </table:table-cell>
          <table:table-cell table:formula="of:=IF(OR([.R139]&lt;[.R$161];[.R139]&gt;[.R$162]);na;[.R139])" office:value-type="float" office:value="0.0966794018411887" calcext:value-type="float">
            <text:p>0,0966794018</text:p>
          </table:table-cell>
          <table:table-cell table:formula="of:=IF(OR([.S139]&lt;[.S$161];[.S139]&gt;[.S$162]);na;[.S139])" office:value-type="float" office:value="0.349459910028118" calcext:value-type="float">
            <text:p>0,34945991</text:p>
          </table:table-cell>
          <table:table-cell table:formula="of:=IF(OR([.T139]&lt;[.T$161];[.T139]&gt;[.T$162]);na;[.T139])" office:value-type="float" office:value="0.201046937634201" calcext:value-type="float">
            <text:p>0,2010469376</text:p>
          </table:table-cell>
          <table:table-cell table:formula="of:=IF(OR([.U139]&lt;[.U$161];[.U139]&gt;[.U$162]);na;[.U139])" office:value-type="float" office:value="0.279685959744661" calcext:value-type="float">
            <text:p>0,2796859597</text:p>
          </table:table-cell>
          <table:table-cell table:formula="of:=IF(OR([.V139]&lt;[.V$161];[.V139]&gt;[.V$162]);na;[.V139])" office:value-type="float" office:value="0.279874096814334" calcext:value-type="float">
            <text:p>0,2798740968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140]&lt;[.B$161];[.B140]&gt;[.B$162]);na;[.B140])" office:value-type="float" office:value="0.0717804782100609" calcext:value-type="float">
            <text:p>0,0717804782</text:p>
          </table:table-cell>
          <table:table-cell table:formula="of:=IF(OR([.C140]&lt;[.C$161];[.C140]&gt;[.C$162]);na;[.C140])" office:value-type="float" office:value="0.0211382875700516" calcext:value-type="float">
            <text:p>0,0211382876</text:p>
          </table:table-cell>
          <table:table-cell table:formula="of:=IF(OR([.D140]&lt;[.D$161];[.D140]&gt;[.D$162]);na;[.D140])" office:value-type="float" office:value="0.0302924526025883" calcext:value-type="float">
            <text:p>0,0302924526</text:p>
          </table:table-cell>
          <table:table-cell table:formula="of:=IF(OR([.E140]&lt;[.E$161];[.E140]&gt;[.E$162]);na;[.E140])" office:value-type="float" office:value="1" calcext:value-type="float">
            <text:p>1</text:p>
          </table:table-cell>
          <table:table-cell table:formula="of:=IF(OR([.F140]&lt;[.F$161];[.F140]&gt;[.F$162]);na;[.F140])" office:value-type="float" office:value="0.0117814771311863" calcext:value-type="float">
            <text:p>0,0117814771</text:p>
          </table:table-cell>
          <table:table-cell table:formula="of:=IF(OR([.G140]&lt;[.G$161];[.G140]&gt;[.G$162]);na;[.G140])" office:value-type="float" office:value="0.269591804141276" calcext:value-type="float">
            <text:p>0,2695918041</text:p>
          </table:table-cell>
          <table:table-cell table:formula="of:=IF(OR([.H140]&lt;[.H$161];[.H140]&gt;[.H$162]);na;[.H140])" office:value-type="float" office:value="0.0234234841371923" calcext:value-type="float">
            <text:p>0,0234234841</text:p>
          </table:table-cell>
          <table:table-cell table:formula="of:=IF(OR([.I140]&lt;[.I$161];[.I140]&gt;[.I$162]);na;[.I140])" office:value-type="float" office:value="0.378909844078581" calcext:value-type="float">
            <text:p>0,3789098441</text:p>
          </table:table-cell>
          <table:table-cell table:formula="of:=IF(OR([.J140]&lt;[.J$161];[.J140]&gt;[.J$162]);na;[.J140])" office:value-type="float" office:value="0.061051028519896" calcext:value-type="float">
            <text:p>0,0610510285</text:p>
          </table:table-cell>
          <table:table-cell table:formula="of:=IF(OR([.K140]&lt;[.K$161];[.K140]&gt;[.K$162]);na;[.K140])" office:value-type="float" office:value="0.0603509064361824" calcext:value-type="float">
            <text:p>0,0603509064</text:p>
          </table:table-cell>
          <table:table-cell table:formula="of:=IF(OR([.L140]&lt;[.L$161];[.L140]&gt;[.L$162]);na;[.L140])" office:value-type="float" office:value="0.0212493652065603" calcext:value-type="float">
            <text:p>0,0212493652</text:p>
          </table:table-cell>
          <table:table-cell table:formula="of:=IF(OR([.M140]&lt;[.M$161];[.M140]&gt;[.M$162]);na;[.M140])" office:value-type="float" office:value="0.245750358245815" calcext:value-type="float">
            <text:p>0,2457503582</text:p>
          </table:table-cell>
          <table:table-cell table:formula="of:=IF(OR([.N140]&lt;[.N$161];[.N140]&gt;[.N$162]);na;[.N140])" office:value-type="float" office:value="0.0854312637588425" calcext:value-type="float">
            <text:p>0,0854312638</text:p>
          </table:table-cell>
          <table:table-cell table:formula="of:=IF(OR([.O140]&lt;[.O$161];[.O140]&gt;[.O$162]);na;[.O140])" office:value-type="float" office:value="0.299343433668746" calcext:value-type="float">
            <text:p>0,2993434337</text:p>
          </table:table-cell>
          <table:table-cell table:formula="of:=IF(OR([.P140]&lt;[.P$161];[.P140]&gt;[.P$162]);na;[.P140])" office:value-type="float" office:value="0.0265219839410968" calcext:value-type="float">
            <text:p>0,0265219839</text:p>
          </table:table-cell>
          <table:table-cell table:formula="of:=IF(OR([.Q140]&lt;[.Q$161];[.Q140]&gt;[.Q$162]);na;[.Q140])" office:value-type="float" office:value="0.0144519163035691" calcext:value-type="float">
            <text:p>0,0144519163</text:p>
          </table:table-cell>
          <table:table-cell table:formula="of:=IF(OR([.R140]&lt;[.R$161];[.R140]&gt;[.R$162]);na;[.R140])" office:value-type="float" office:value="0.0943218013438979" calcext:value-type="float">
            <text:p>0,0943218013</text:p>
          </table:table-cell>
          <table:table-cell table:formula="of:=IF(OR([.S140]&lt;[.S$161];[.S140]&gt;[.S$162]);na;[.S140])" office:value-type="float" office:value="0.351845322347461" calcext:value-type="float">
            <text:p>0,3518453223</text:p>
          </table:table-cell>
          <table:table-cell table:formula="of:=IF(OR([.T140]&lt;[.T$161];[.T140]&gt;[.T$162]);na;[.T140])" office:value-type="float" office:value="0.199728357257262" calcext:value-type="float">
            <text:p>0,1997283573</text:p>
          </table:table-cell>
          <table:table-cell table:formula="of:=IF(OR([.U140]&lt;[.U$161];[.U140]&gt;[.U$162]);na;[.U140])" office:value-type="float" office:value="0.292302724542415" calcext:value-type="float">
            <text:p>0,2923027245</text:p>
          </table:table-cell>
          <table:table-cell table:formula="of:=IF(OR([.V140]&lt;[.V$161];[.V140]&gt;[.V$162]);na;[.V140])" office:value-type="float" office:value="0.278366977302558" calcext:value-type="float">
            <text:p>0,278366977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141]&lt;[.B$161];[.B141]&gt;[.B$162]);na;[.B141])" office:value-type="float" office:value="0.0719314678069868" calcext:value-type="float">
            <text:p>0,0719314678</text:p>
          </table:table-cell>
          <table:table-cell table:formula="of:=IF(OR([.C141]&lt;[.C$161];[.C141]&gt;[.C$162]);na;[.C141])" office:value-type="float" office:value="0.0223367605805991" calcext:value-type="float">
            <text:p>0,0223367606</text:p>
          </table:table-cell>
          <table:table-cell table:formula="of:=IF(OR([.D141]&lt;[.D$161];[.D141]&gt;[.D$162]);na;[.D141])" office:value-type="float" office:value="0.0300013335406078" calcext:value-type="float">
            <text:p>0,0300013335</text:p>
          </table:table-cell>
          <table:table-cell table:formula="of:=IF(OR([.E141]&lt;[.E$161];[.E141]&gt;[.E$162]);na;[.E141])" office:value-type="float" office:value="1" calcext:value-type="float">
            <text:p>1</text:p>
          </table:table-cell>
          <table:table-cell table:formula="of:=IF(OR([.F141]&lt;[.F$161];[.F141]&gt;[.F$162]);na;[.F141])" office:value-type="float" office:value="0.012599257964684" calcext:value-type="float">
            <text:p>0,012599258</text:p>
          </table:table-cell>
          <table:table-cell table:formula="of:=IF(OR([.G141]&lt;[.G$161];[.G141]&gt;[.G$162]);na;[.G141])" office:value-type="float" office:value="0.271816568243507" calcext:value-type="float">
            <text:p>0,2718165682</text:p>
          </table:table-cell>
          <table:table-cell table:formula="of:=IF(OR([.H141]&lt;[.H$161];[.H141]&gt;[.H$162]);na;[.H141])" office:value-type="float" office:value="0.0243723253305865" calcext:value-type="float">
            <text:p>0,0243723253</text:p>
          </table:table-cell>
          <table:table-cell table:formula="of:=IF(OR([.I141]&lt;[.I$161];[.I141]&gt;[.I$162]);na;[.I141])" office:value-type="float" office:value="0.367869639889029" calcext:value-type="float">
            <text:p>0,3678696399</text:p>
          </table:table-cell>
          <table:table-cell table:formula="of:=IF(OR([.J141]&lt;[.J$161];[.J141]&gt;[.J$162]);na;[.J141])" office:value-type="float" office:value="0.064368295470972" calcext:value-type="float">
            <text:p>0,0643682955</text:p>
          </table:table-cell>
          <table:table-cell table:formula="of:=IF(OR([.K141]&lt;[.K$161];[.K141]&gt;[.K$162]);na;[.K141])" office:value-type="float" office:value="0.0604861511237991" calcext:value-type="float">
            <text:p>0,0604861511</text:p>
          </table:table-cell>
          <table:table-cell table:formula="of:=IF(OR([.L141]&lt;[.L$161];[.L141]&gt;[.L$162]);na;[.L141])" office:value-type="float" office:value="0.0216540631138852" calcext:value-type="float">
            <text:p>0,0216540631</text:p>
          </table:table-cell>
          <table:table-cell table:formula="of:=IF(OR([.M141]&lt;[.M$161];[.M141]&gt;[.M$162]);na;[.M141])" office:value-type="float" office:value="0.247976559022205" calcext:value-type="float">
            <text:p>0,247976559</text:p>
          </table:table-cell>
          <table:table-cell table:formula="of:=IF(OR([.N141]&lt;[.N$161];[.N141]&gt;[.N$162]);na;[.N141])" office:value-type="float" office:value="0.0844322588379029" calcext:value-type="float">
            <text:p>0,0844322588</text:p>
          </table:table-cell>
          <table:table-cell table:formula="of:=IF(OR([.O141]&lt;[.O$161];[.O141]&gt;[.O$162]);na;[.O141])" office:value-type="float" office:value="0.303395771214384" calcext:value-type="float">
            <text:p>0,3033957712</text:p>
          </table:table-cell>
          <table:table-cell table:formula="of:=IF(OR([.P141]&lt;[.P$161];[.P141]&gt;[.P$162]);na;[.P141])" office:value-type="float" office:value="0.0270349564552657" calcext:value-type="float">
            <text:p>0,0270349565</text:p>
          </table:table-cell>
          <table:table-cell table:formula="of:=IF(OR([.Q141]&lt;[.Q$161];[.Q141]&gt;[.Q$162]);na;[.Q141])" office:value-type="float" office:value="0.0144510012531119" calcext:value-type="float">
            <text:p>0,0144510013</text:p>
          </table:table-cell>
          <table:table-cell table:formula="of:=IF(OR([.R141]&lt;[.R$161];[.R141]&gt;[.R$162]);na;[.R141])" office:value-type="float" office:value="0.0971119653281424" calcext:value-type="float">
            <text:p>0,0971119653</text:p>
          </table:table-cell>
          <table:table-cell table:formula="of:=IF(OR([.S141]&lt;[.S$161];[.S141]&gt;[.S$162]);na;[.S141])" office:value-type="float" office:value="0.363506766789418" calcext:value-type="float">
            <text:p>0,3635067668</text:p>
          </table:table-cell>
          <table:table-cell table:formula="of:=IF(OR([.T141]&lt;[.T$161];[.T141]&gt;[.T$162]);na;[.T141])" office:value-type="float" office:value="0.197171218932927" calcext:value-type="float">
            <text:p>0,1971712189</text:p>
          </table:table-cell>
          <table:table-cell table:formula="of:=IF(OR([.U141]&lt;[.U$161];[.U141]&gt;[.U$162]);na;[.U141])" office:value-type="float" office:value="0.28952745436018" calcext:value-type="float">
            <text:p>0,2895274544</text:p>
          </table:table-cell>
          <table:table-cell table:formula="of:=IF(OR([.V141]&lt;[.V$161];[.V141]&gt;[.V$162]);na;[.V141])" office:value-type="float" office:value="0.283227969089014" calcext:value-type="float">
            <text:p>0,2832279691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142]&lt;[.B$161];[.B142]&gt;[.B$162]);na;[.B142])" office:value-type="float" office:value="0.0677375545841827" calcext:value-type="float">
            <text:p>0,0677375546</text:p>
          </table:table-cell>
          <table:table-cell table:formula="of:=IF(OR([.C142]&lt;[.C$161];[.C142]&gt;[.C$162]);na;[.C142])" office:value-type="float" office:value="0.0203801436127713" calcext:value-type="float">
            <text:p>0,0203801436</text:p>
          </table:table-cell>
          <table:table-cell table:formula="of:=IF(OR([.D142]&lt;[.D$161];[.D142]&gt;[.D$162]);na;[.D142])" office:value-type="float" office:value="0.0279053558218562" calcext:value-type="float">
            <text:p>0,0279053558</text:p>
          </table:table-cell>
          <table:table-cell table:formula="of:=IF(OR([.E142]&lt;[.E$161];[.E142]&gt;[.E$162]);na;[.E142])" office:value-type="float" office:value="1" calcext:value-type="float">
            <text:p>1</text:p>
          </table:table-cell>
          <table:table-cell table:formula="of:=IF(OR([.F142]&lt;[.F$161];[.F142]&gt;[.F$162]);na;[.F142])" office:value-type="float" office:value="0.0117166424646244" calcext:value-type="float">
            <text:p>0,0117166425</text:p>
          </table:table-cell>
          <table:table-cell table:formula="of:=IF(OR([.G142]&lt;[.G$161];[.G142]&gt;[.G$162]);na;[.G142])" office:value-type="float" office:value="0.256184349954866" calcext:value-type="float">
            <text:p>0,25618435</text:p>
          </table:table-cell>
          <table:table-cell table:formula="of:=IF(OR([.H142]&lt;[.H$161];[.H142]&gt;[.H$162]);na;[.H142])" office:value-type="float" office:value="0.0220733547733067" calcext:value-type="float">
            <text:p>0,0220733548</text:p>
          </table:table-cell>
          <table:table-cell table:formula="of:=IF(OR([.I142]&lt;[.I$161];[.I142]&gt;[.I$162]);na;[.I142])" office:value-type="float" office:value="0.350887851488074" calcext:value-type="float">
            <text:p>0,3508878515</text:p>
          </table:table-cell>
          <table:table-cell table:formula="of:=IF(OR([.J142]&lt;[.J$161];[.J142]&gt;[.J$162]);na;[.J142])" office:value-type="string" office:string-value="" calcext:value-type="error">
            <text:p>#NOM ?</text:p>
          </table:table-cell>
          <table:table-cell table:formula="of:=IF(OR([.K142]&lt;[.K$161];[.K142]&gt;[.K$162]);na;[.K142])" office:value-type="float" office:value="0.0575157523083269" calcext:value-type="float">
            <text:p>0,0575157523</text:p>
          </table:table-cell>
          <table:table-cell table:formula="of:=IF(OR([.L142]&lt;[.L$161];[.L142]&gt;[.L$162]);na;[.L142])" office:value-type="float" office:value="0.0193915006771882" calcext:value-type="float">
            <text:p>0,0193915007</text:p>
          </table:table-cell>
          <table:table-cell table:formula="of:=IF(OR([.M142]&lt;[.M$161];[.M142]&gt;[.M$162]);na;[.M142])" office:value-type="float" office:value="0.226341223248474" calcext:value-type="float">
            <text:p>0,2263412232</text:p>
          </table:table-cell>
          <table:table-cell table:formula="of:=IF(OR([.N142]&lt;[.N$161];[.N142]&gt;[.N$162]);na;[.N142])" office:value-type="float" office:value="0.0748897764205216" calcext:value-type="float">
            <text:p>0,0748897764</text:p>
          </table:table-cell>
          <table:table-cell table:formula="of:=IF(OR([.O142]&lt;[.O$161];[.O142]&gt;[.O$162]);na;[.O142])" office:value-type="float" office:value="0.271495930576547" calcext:value-type="float">
            <text:p>0,2714959306</text:p>
          </table:table-cell>
          <table:table-cell table:formula="of:=IF(OR([.P142]&lt;[.P$161];[.P142]&gt;[.P$162]);na;[.P142])" office:value-type="float" office:value="0.0237024478002306" calcext:value-type="float">
            <text:p>0,0237024478</text:p>
          </table:table-cell>
          <table:table-cell table:formula="of:=IF(OR([.Q142]&lt;[.Q$161];[.Q142]&gt;[.Q$162]);na;[.Q142])" office:value-type="float" office:value="0.0144840336868732" calcext:value-type="float">
            <text:p>0,0144840337</text:p>
          </table:table-cell>
          <table:table-cell table:formula="of:=IF(OR([.R142]&lt;[.R$161];[.R142]&gt;[.R$162]);na;[.R142])" office:value-type="float" office:value="0.0894307546372026" calcext:value-type="float">
            <text:p>0,0894307546</text:p>
          </table:table-cell>
          <table:table-cell table:formula="of:=IF(OR([.S142]&lt;[.S$161];[.S142]&gt;[.S$162]);na;[.S142])" office:value-type="float" office:value="0.334673924070505" calcext:value-type="float">
            <text:p>0,3346739241</text:p>
          </table:table-cell>
          <table:table-cell table:formula="of:=IF(OR([.T142]&lt;[.T$161];[.T142]&gt;[.T$162]);na;[.T142])" office:value-type="float" office:value="0.182338198671985" calcext:value-type="float">
            <text:p>0,1823381987</text:p>
          </table:table-cell>
          <table:table-cell table:formula="of:=IF(OR([.U142]&lt;[.U$161];[.U142]&gt;[.U$162]);na;[.U142])" office:value-type="float" office:value="0.259831576741455" calcext:value-type="float">
            <text:p>0,2598315767</text:p>
          </table:table-cell>
          <table:table-cell table:formula="of:=IF(OR([.V142]&lt;[.V$161];[.V142]&gt;[.V$162]);na;[.V142])" office:value-type="float" office:value="0.249295598387781" calcext:value-type="float">
            <text:p>0,2492955984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143]&lt;[.B$161];[.B143]&gt;[.B$162]);na;[.B143])" office:value-type="float" office:value="0.0694951891021362" calcext:value-type="float">
            <text:p>0,0694951891</text:p>
          </table:table-cell>
          <table:table-cell table:formula="of:=IF(OR([.C143]&lt;[.C$161];[.C143]&gt;[.C$162]);na;[.C143])" office:value-type="float" office:value="0.0191671336396169" calcext:value-type="float">
            <text:p>0,0191671336</text:p>
          </table:table-cell>
          <table:table-cell table:formula="of:=IF(OR([.D143]&lt;[.D$161];[.D143]&gt;[.D$162]);na;[.D143])" office:value-type="float" office:value="0.0302315291023075" calcext:value-type="float">
            <text:p>0,0302315291</text:p>
          </table:table-cell>
          <table:table-cell table:formula="of:=IF(OR([.E143]&lt;[.E$161];[.E143]&gt;[.E$162]);na;[.E143])" office:value-type="float" office:value="1" calcext:value-type="float">
            <text:p>1</text:p>
          </table:table-cell>
          <table:table-cell table:formula="of:=IF(OR([.F143]&lt;[.F$161];[.F143]&gt;[.F$162]);na;[.F143])" office:value-type="float" office:value="0.0127019082268432" calcext:value-type="float">
            <text:p>0,0127019082</text:p>
          </table:table-cell>
          <table:table-cell table:formula="of:=IF(OR([.G143]&lt;[.G$161];[.G143]&gt;[.G$162]);na;[.G143])" office:value-type="float" office:value="0.263464038348313" calcext:value-type="float">
            <text:p>0,2634640383</text:p>
          </table:table-cell>
          <table:table-cell table:formula="of:=IF(OR([.H143]&lt;[.H$161];[.H143]&gt;[.H$162]);na;[.H143])" office:value-type="float" office:value="0.022101155331995" calcext:value-type="float">
            <text:p>0,0221011553</text:p>
          </table:table-cell>
          <table:table-cell table:formula="of:=IF(OR([.I143]&lt;[.I$161];[.I143]&gt;[.I$162]);na;[.I143])" office:value-type="float" office:value="0.359160905443324" calcext:value-type="float">
            <text:p>0,3591609054</text:p>
          </table:table-cell>
          <table:table-cell table:formula="of:=IF(OR([.J143]&lt;[.J$161];[.J143]&gt;[.J$162]);na;[.J143])" office:value-type="float" office:value="0.0588081075195104" calcext:value-type="float">
            <text:p>0,0588081075</text:p>
          </table:table-cell>
          <table:table-cell table:formula="of:=IF(OR([.K143]&lt;[.K$161];[.K143]&gt;[.K$162]);na;[.K143])" office:value-type="float" office:value="0.0608912813184516" calcext:value-type="float">
            <text:p>0,0608912813</text:p>
          </table:table-cell>
          <table:table-cell table:formula="of:=IF(OR([.L143]&lt;[.L$161];[.L143]&gt;[.L$162]);na;[.L143])" office:value-type="float" office:value="0.0198884285616251" calcext:value-type="float">
            <text:p>0,0198884286</text:p>
          </table:table-cell>
          <table:table-cell table:formula="of:=IF(OR([.M143]&lt;[.M$161];[.M143]&gt;[.M$162]);na;[.M143])" office:value-type="float" office:value="0.235835991833237" calcext:value-type="float">
            <text:p>0,2358359918</text:p>
          </table:table-cell>
          <table:table-cell table:formula="of:=IF(OR([.N143]&lt;[.N$161];[.N143]&gt;[.N$162]);na;[.N143])" office:value-type="float" office:value="0.0797481525051922" calcext:value-type="float">
            <text:p>0,0797481525</text:p>
          </table:table-cell>
          <table:table-cell table:formula="of:=IF(OR([.O143]&lt;[.O$161];[.O143]&gt;[.O$162]);na;[.O143])" office:value-type="float" office:value="0.28475315826663" calcext:value-type="float">
            <text:p>0,2847531583</text:p>
          </table:table-cell>
          <table:table-cell table:formula="of:=IF(OR([.P143]&lt;[.P$161];[.P143]&gt;[.P$162]);na;[.P143])" office:value-type="float" office:value="0.025452707913281" calcext:value-type="float">
            <text:p>0,0254527079</text:p>
          </table:table-cell>
          <table:table-cell table:formula="of:=IF(OR([.Q143]&lt;[.Q$161];[.Q143]&gt;[.Q$162]);na;[.Q143])" office:value-type="float" office:value="0.0141719358432479" calcext:value-type="float">
            <text:p>0,0141719358</text:p>
          </table:table-cell>
          <table:table-cell table:formula="of:=IF(OR([.R143]&lt;[.R$161];[.R143]&gt;[.R$162]);na;[.R143])" office:value-type="float" office:value="0.092638702835493" calcext:value-type="float">
            <text:p>0,0926387028</text:p>
          </table:table-cell>
          <table:table-cell table:formula="of:=IF(OR([.S143]&lt;[.S$161];[.S143]&gt;[.S$162]);na;[.S143])" office:value-type="float" office:value="0.339730155542101" calcext:value-type="float">
            <text:p>0,3397301555</text:p>
          </table:table-cell>
          <table:table-cell table:formula="of:=IF(OR([.T143]&lt;[.T$161];[.T143]&gt;[.T$162]);na;[.T143])" office:value-type="float" office:value="0.190579997515764" calcext:value-type="float">
            <text:p>0,1905799975</text:p>
          </table:table-cell>
          <table:table-cell table:formula="of:=IF(OR([.U143]&lt;[.U$161];[.U143]&gt;[.U$162]);na;[.U143])" office:value-type="float" office:value="0.273191727656034" calcext:value-type="float">
            <text:p>0,2731917277</text:p>
          </table:table-cell>
          <table:table-cell table:formula="of:=IF(OR([.V143]&lt;[.V$161];[.V143]&gt;[.V$162]);na;[.V143])" office:value-type="float" office:value="0.261045854689676" calcext:value-type="float">
            <text:p>0,2610458547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144]&lt;[.B$161];[.B144]&gt;[.B$162]);na;[.B144])" office:value-type="float" office:value="0.0728394663854921" calcext:value-type="float">
            <text:p>0,0728394664</text:p>
          </table:table-cell>
          <table:table-cell table:formula="of:=IF(OR([.C144]&lt;[.C$161];[.C144]&gt;[.C$162]);na;[.C144])" office:value-type="float" office:value="0.0192572424842567" calcext:value-type="float">
            <text:p>0,0192572425</text:p>
          </table:table-cell>
          <table:table-cell table:formula="of:=IF(OR([.D144]&lt;[.D$161];[.D144]&gt;[.D$162]);na;[.D144])" office:value-type="float" office:value="0.0297444859957404" calcext:value-type="float">
            <text:p>0,029744486</text:p>
          </table:table-cell>
          <table:table-cell table:formula="of:=IF(OR([.E144]&lt;[.E$161];[.E144]&gt;[.E$162]);na;[.E144])" office:value-type="float" office:value="1" calcext:value-type="float">
            <text:p>1</text:p>
          </table:table-cell>
          <table:table-cell table:formula="of:=IF(OR([.F144]&lt;[.F$161];[.F144]&gt;[.F$162]);na;[.F144])" office:value-type="float" office:value="0.0103642574140359" calcext:value-type="float">
            <text:p>0,0103642574</text:p>
          </table:table-cell>
          <table:table-cell table:formula="of:=IF(OR([.G144]&lt;[.G$161];[.G144]&gt;[.G$162]);na;[.G144])" office:value-type="float" office:value="0.270520536496783" calcext:value-type="float">
            <text:p>0,2705205365</text:p>
          </table:table-cell>
          <table:table-cell table:formula="of:=IF(OR([.H144]&lt;[.H$161];[.H144]&gt;[.H$162]);na;[.H144])" office:value-type="float" office:value="0.0231941929236501" calcext:value-type="float">
            <text:p>0,0231941929</text:p>
          </table:table-cell>
          <table:table-cell table:formula="of:=IF(OR([.I144]&lt;[.I$161];[.I144]&gt;[.I$162]);na;[.I144])" office:value-type="float" office:value="0.372933822369069" calcext:value-type="float">
            <text:p>0,3729338224</text:p>
          </table:table-cell>
          <table:table-cell table:formula="of:=IF(OR([.J144]&lt;[.J$161];[.J144]&gt;[.J$162]);na;[.J144])" office:value-type="float" office:value="0.0602882410515015" calcext:value-type="float">
            <text:p>0,0602882411</text:p>
          </table:table-cell>
          <table:table-cell table:formula="of:=IF(OR([.K144]&lt;[.K$161];[.K144]&gt;[.K$162]);na;[.K144])" office:value-type="float" office:value="0.0593377150232709" calcext:value-type="float">
            <text:p>0,059337715</text:p>
          </table:table-cell>
          <table:table-cell table:formula="of:=IF(OR([.L144]&lt;[.L$161];[.L144]&gt;[.L$162]);na;[.L144])" office:value-type="float" office:value="0.0202504195204583" calcext:value-type="float">
            <text:p>0,0202504195</text:p>
          </table:table-cell>
          <table:table-cell table:formula="of:=IF(OR([.M144]&lt;[.M$161];[.M144]&gt;[.M$162]);na;[.M144])" office:value-type="float" office:value="0.243498071983885" calcext:value-type="float">
            <text:p>0,243498072</text:p>
          </table:table-cell>
          <table:table-cell table:formula="of:=IF(OR([.N144]&lt;[.N$161];[.N144]&gt;[.N$162]);na;[.N144])" office:value-type="float" office:value="0.0814699436649534" calcext:value-type="float">
            <text:p>0,0814699437</text:p>
          </table:table-cell>
          <table:table-cell table:formula="of:=IF(OR([.O144]&lt;[.O$161];[.O144]&gt;[.O$162]);na;[.O144])" office:value-type="float" office:value="0.292077892861105" calcext:value-type="float">
            <text:p>0,2920778929</text:p>
          </table:table-cell>
          <table:table-cell table:formula="of:=IF(OR([.P144]&lt;[.P$161];[.P144]&gt;[.P$162]);na;[.P144])" office:value-type="float" office:value="0.0259914680282223" calcext:value-type="float">
            <text:p>0,025991468</text:p>
          </table:table-cell>
          <table:table-cell table:formula="of:=IF(OR([.Q144]&lt;[.Q$161];[.Q144]&gt;[.Q$162]);na;[.Q144])" office:value-type="float" office:value="0.0139400696067366" calcext:value-type="float">
            <text:p>0,0139400696</text:p>
          </table:table-cell>
          <table:table-cell table:formula="of:=IF(OR([.R144]&lt;[.R$161];[.R144]&gt;[.R$162]);na;[.R144])" office:value-type="float" office:value="0.0971467506538876" calcext:value-type="float">
            <text:p>0,0971467507</text:p>
          </table:table-cell>
          <table:table-cell table:formula="of:=IF(OR([.S144]&lt;[.S$161];[.S144]&gt;[.S$162]);na;[.S144])" office:value-type="float" office:value="0.366341680077976" calcext:value-type="float">
            <text:p>0,3663416801</text:p>
          </table:table-cell>
          <table:table-cell table:formula="of:=IF(OR([.T144]&lt;[.T$161];[.T144]&gt;[.T$162]);na;[.T144])" office:value-type="float" office:value="0.198191195326258" calcext:value-type="float">
            <text:p>0,1981911953</text:p>
          </table:table-cell>
          <table:table-cell table:formula="of:=IF(OR([.U144]&lt;[.U$161];[.U144]&gt;[.U$162]);na;[.U144])" office:value-type="float" office:value="0.280719417126493" calcext:value-type="float">
            <text:p>0,2807194171</text:p>
          </table:table-cell>
          <table:table-cell table:formula="of:=IF(OR([.V144]&lt;[.V$161];[.V144]&gt;[.V$162]);na;[.V144])" office:value-type="float" office:value="0.279992871367174" calcext:value-type="float">
            <text:p>0,2799928714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145]&lt;[.B$161];[.B145]&gt;[.B$162]);na;[.B145])" office:value-type="float" office:value="0.0672709451611064" calcext:value-type="float">
            <text:p>0,0672709452</text:p>
          </table:table-cell>
          <table:table-cell table:formula="of:=IF(OR([.C145]&lt;[.C$161];[.C145]&gt;[.C$162]);na;[.C145])" office:value-type="float" office:value="0.0205395689925619" calcext:value-type="float">
            <text:p>0,020539569</text:p>
          </table:table-cell>
          <table:table-cell table:formula="of:=IF(OR([.D145]&lt;[.D$161];[.D145]&gt;[.D$162]);na;[.D145])" office:value-type="float" office:value="0.0291693794202992" calcext:value-type="float">
            <text:p>0,0291693794</text:p>
          </table:table-cell>
          <table:table-cell table:formula="of:=IF(OR([.E145]&lt;[.E$161];[.E145]&gt;[.E$162]);na;[.E145])" office:value-type="float" office:value="1" calcext:value-type="float">
            <text:p>1</text:p>
          </table:table-cell>
          <table:table-cell table:formula="of:=IF(OR([.F145]&lt;[.F$161];[.F145]&gt;[.F$162]);na;[.F145])" office:value-type="float" office:value="0.0106484581787538" calcext:value-type="float">
            <text:p>0,0106484582</text:p>
          </table:table-cell>
          <table:table-cell table:formula="of:=IF(OR([.G145]&lt;[.G$161];[.G145]&gt;[.G$162]);na;[.G145])" office:value-type="float" office:value="0.27692525538033" calcext:value-type="float">
            <text:p>0,2769252554</text:p>
          </table:table-cell>
          <table:table-cell table:formula="of:=IF(OR([.H145]&lt;[.H$161];[.H145]&gt;[.H$162]);na;[.H145])" office:value-type="float" office:value="0.0232504253805781" calcext:value-type="float">
            <text:p>0,0232504254</text:p>
          </table:table-cell>
          <table:table-cell table:formula="of:=IF(OR([.I145]&lt;[.I$161];[.I145]&gt;[.I$162]);na;[.I145])" office:value-type="float" office:value="0.373480363254185" calcext:value-type="float">
            <text:p>0,3734803633</text:p>
          </table:table-cell>
          <table:table-cell table:formula="of:=IF(OR([.J145]&lt;[.J$161];[.J145]&gt;[.J$162]);na;[.J145])" office:value-type="float" office:value="0.0602028729667506" calcext:value-type="float">
            <text:p>0,060202873</text:p>
          </table:table-cell>
          <table:table-cell table:formula="of:=IF(OR([.K145]&lt;[.K$161];[.K145]&gt;[.K$162]);na;[.K145])" office:value-type="float" office:value="0.0587419538982642" calcext:value-type="float">
            <text:p>0,0587419539</text:p>
          </table:table-cell>
          <table:table-cell table:formula="of:=IF(OR([.L145]&lt;[.L$161];[.L145]&gt;[.L$162]);na;[.L145])" office:value-type="float" office:value="0.0200231716795335" calcext:value-type="float">
            <text:p>0,0200231717</text:p>
          </table:table-cell>
          <table:table-cell table:formula="of:=IF(OR([.M145]&lt;[.M$161];[.M145]&gt;[.M$162]);na;[.M145])" office:value-type="float" office:value="0.250427104418503" calcext:value-type="float">
            <text:p>0,2504271044</text:p>
          </table:table-cell>
          <table:table-cell table:formula="of:=IF(OR([.N145]&lt;[.N$161];[.N145]&gt;[.N$162]);na;[.N145])" office:value-type="float" office:value="0.0824415366146361" calcext:value-type="float">
            <text:p>0,0824415366</text:p>
          </table:table-cell>
          <table:table-cell table:formula="of:=IF(OR([.O145]&lt;[.O$161];[.O145]&gt;[.O$162]);na;[.O145])" office:value-type="float" office:value="0.28616757997569" calcext:value-type="float">
            <text:p>0,28616758</text:p>
          </table:table-cell>
          <table:table-cell table:formula="of:=IF(OR([.P145]&lt;[.P$161];[.P145]&gt;[.P$162]);na;[.P145])" office:value-type="float" office:value="0.0243583447688216" calcext:value-type="float">
            <text:p>0,0243583448</text:p>
          </table:table-cell>
          <table:table-cell table:formula="of:=IF(OR([.Q145]&lt;[.Q$161];[.Q145]&gt;[.Q$162]);na;[.Q145])" office:value-type="float" office:value="0.0143573263769334" calcext:value-type="float">
            <text:p>0,0143573264</text:p>
          </table:table-cell>
          <table:table-cell table:formula="of:=IF(OR([.R145]&lt;[.R$161];[.R145]&gt;[.R$162]);na;[.R145])" office:value-type="float" office:value="0.0981438461405702" calcext:value-type="float">
            <text:p>0,0981438461</text:p>
          </table:table-cell>
          <table:table-cell table:formula="of:=IF(OR([.S145]&lt;[.S$161];[.S145]&gt;[.S$162]);na;[.S145])" office:value-type="float" office:value="0.357339749447035" calcext:value-type="float">
            <text:p>0,3573397494</text:p>
          </table:table-cell>
          <table:table-cell table:formula="of:=IF(OR([.T145]&lt;[.T$161];[.T145]&gt;[.T$162]);na;[.T145])" office:value-type="float" office:value="0.198914253891871" calcext:value-type="float">
            <text:p>0,1989142539</text:p>
          </table:table-cell>
          <table:table-cell table:formula="of:=IF(OR([.U145]&lt;[.U$161];[.U145]&gt;[.U$162]);na;[.U145])" office:value-type="float" office:value="0.281475663718349" calcext:value-type="float">
            <text:p>0,2814756637</text:p>
          </table:table-cell>
          <table:table-cell table:formula="of:=IF(OR([.V145]&lt;[.V$161];[.V145]&gt;[.V$162]);na;[.V145])" office:value-type="float" office:value="0.26831949711678" calcext:value-type="float">
            <text:p>0,268319497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146]&lt;[.B$161];[.B146]&gt;[.B$162]);na;[.B146])" office:value-type="float" office:value="0.0704640031905447" calcext:value-type="float">
            <text:p>0,0704640032</text:p>
          </table:table-cell>
          <table:table-cell table:formula="of:=IF(OR([.C146]&lt;[.C$161];[.C146]&gt;[.C$162]);na;[.C146])" office:value-type="float" office:value="0.0211167563526909" calcext:value-type="float">
            <text:p>0,0211167564</text:p>
          </table:table-cell>
          <table:table-cell table:formula="of:=IF(OR([.D146]&lt;[.D$161];[.D146]&gt;[.D$162]);na;[.D146])" office:value-type="float" office:value="0.0305779816252994" calcext:value-type="float">
            <text:p>0,0305779816</text:p>
          </table:table-cell>
          <table:table-cell table:formula="of:=IF(OR([.E146]&lt;[.E$161];[.E146]&gt;[.E$162]);na;[.E146])" office:value-type="float" office:value="1" calcext:value-type="float">
            <text:p>1</text:p>
          </table:table-cell>
          <table:table-cell table:formula="of:=IF(OR([.F146]&lt;[.F$161];[.F146]&gt;[.F$162]);na;[.F146])" office:value-type="float" office:value="0.0128428433995758" calcext:value-type="float">
            <text:p>0,0128428434</text:p>
          </table:table-cell>
          <table:table-cell table:formula="of:=IF(OR([.G146]&lt;[.G$161];[.G146]&gt;[.G$162]);na;[.G146])" office:value-type="float" office:value="0.270813142378278" calcext:value-type="float">
            <text:p>0,2708131424</text:p>
          </table:table-cell>
          <table:table-cell table:formula="of:=IF(OR([.H146]&lt;[.H$161];[.H146]&gt;[.H$162]);na;[.H146])" office:value-type="float" office:value="0.0230454723775841" calcext:value-type="float">
            <text:p>0,0230454724</text:p>
          </table:table-cell>
          <table:table-cell table:formula="of:=IF(OR([.I146]&lt;[.I$161];[.I146]&gt;[.I$162]);na;[.I146])" office:value-type="float" office:value="0.367175455383668" calcext:value-type="float">
            <text:p>0,3671754554</text:p>
          </table:table-cell>
          <table:table-cell table:formula="of:=IF(OR([.J146]&lt;[.J$161];[.J146]&gt;[.J$162]);na;[.J146])" office:value-type="float" office:value="0.0606493368812769" calcext:value-type="float">
            <text:p>0,0606493369</text:p>
          </table:table-cell>
          <table:table-cell table:formula="of:=IF(OR([.K146]&lt;[.K$161];[.K146]&gt;[.K$162]);na;[.K146])" office:value-type="float" office:value="0.0607060229130504" calcext:value-type="float">
            <text:p>0,0607060229</text:p>
          </table:table-cell>
          <table:table-cell table:formula="of:=IF(OR([.L146]&lt;[.L$161];[.L146]&gt;[.L$162]);na;[.L146])" office:value-type="float" office:value="0.01927623427837" calcext:value-type="float">
            <text:p>0,0192762343</text:p>
          </table:table-cell>
          <table:table-cell table:formula="of:=IF(OR([.M146]&lt;[.M$161];[.M146]&gt;[.M$162]);na;[.M146])" office:value-type="float" office:value="0.234665627100213" calcext:value-type="float">
            <text:p>0,2346656271</text:p>
          </table:table-cell>
          <table:table-cell table:formula="of:=IF(OR([.N146]&lt;[.N$161];[.N146]&gt;[.N$162]);na;[.N146])" office:value-type="float" office:value="0.0764400454399424" calcext:value-type="float">
            <text:p>0,0764400454</text:p>
          </table:table-cell>
          <table:table-cell table:formula="of:=IF(OR([.O146]&lt;[.O$161];[.O146]&gt;[.O$162]);na;[.O146])" office:value-type="float" office:value="0.281672095617482" calcext:value-type="float">
            <text:p>0,2816720956</text:p>
          </table:table-cell>
          <table:table-cell table:formula="of:=IF(OR([.P146]&lt;[.P$161];[.P146]&gt;[.P$162]);na;[.P146])" office:value-type="float" office:value="0.0253854141155517" calcext:value-type="float">
            <text:p>0,0253854141</text:p>
          </table:table-cell>
          <table:table-cell table:formula="of:=IF(OR([.Q146]&lt;[.Q$161];[.Q146]&gt;[.Q$162]);na;[.Q146])" office:value-type="float" office:value="0.0124747369688499" calcext:value-type="float">
            <text:p>0,012474737</text:p>
          </table:table-cell>
          <table:table-cell table:formula="of:=IF(OR([.R146]&lt;[.R$161];[.R146]&gt;[.R$162]);na;[.R146])" office:value-type="float" office:value="0.0938589251985679" calcext:value-type="float">
            <text:p>0,0938589252</text:p>
          </table:table-cell>
          <table:table-cell table:formula="of:=IF(OR([.S146]&lt;[.S$161];[.S146]&gt;[.S$162]);na;[.S146])" office:value-type="float" office:value="0.347561070379841" calcext:value-type="float">
            <text:p>0,3475610704</text:p>
          </table:table-cell>
          <table:table-cell table:formula="of:=IF(OR([.T146]&lt;[.T$161];[.T146]&gt;[.T$162]);na;[.T146])" office:value-type="float" office:value="0.180282021877865" calcext:value-type="float">
            <text:p>0,1802820219</text:p>
          </table:table-cell>
          <table:table-cell table:formula="of:=IF(OR([.U146]&lt;[.U$161];[.U146]&gt;[.U$162]);na;[.U146])" office:value-type="float" office:value="0.26418672265978" calcext:value-type="float">
            <text:p>0,2641867227</text:p>
          </table:table-cell>
          <table:table-cell table:formula="of:=IF(OR([.V146]&lt;[.V$161];[.V146]&gt;[.V$162]);na;[.V146])" office:value-type="float" office:value="0.256633389560421" calcext:value-type="float">
            <text:p>0,2566333896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147]&lt;[.B$161];[.B147]&gt;[.B$162]);na;[.B147])" office:value-type="float" office:value="0.071176908502006" calcext:value-type="float">
            <text:p>0,0711769085</text:p>
          </table:table-cell>
          <table:table-cell table:formula="of:=IF(OR([.C147]&lt;[.C$161];[.C147]&gt;[.C$162]);na;[.C147])" office:value-type="float" office:value="0.0201420863164957" calcext:value-type="float">
            <text:p>0,0201420863</text:p>
          </table:table-cell>
          <table:table-cell table:formula="of:=IF(OR([.D147]&lt;[.D$161];[.D147]&gt;[.D$162]);na;[.D147])" office:value-type="float" office:value="0.0261789431283579" calcext:value-type="float">
            <text:p>0,0261789431</text:p>
          </table:table-cell>
          <table:table-cell table:formula="of:=IF(OR([.E147]&lt;[.E$161];[.E147]&gt;[.E$162]);na;[.E147])" office:value-type="float" office:value="1" calcext:value-type="float">
            <text:p>1</text:p>
          </table:table-cell>
          <table:table-cell table:formula="of:=IF(OR([.F147]&lt;[.F$161];[.F147]&gt;[.F$162]);na;[.F147])" office:value-type="float" office:value="0.0135342794293328" calcext:value-type="float">
            <text:p>0,0135342794</text:p>
          </table:table-cell>
          <table:table-cell table:formula="of:=IF(OR([.G147]&lt;[.G$161];[.G147]&gt;[.G$162]);na;[.G147])" office:value-type="float" office:value="0.271821814229304" calcext:value-type="float">
            <text:p>0,2718218142</text:p>
          </table:table-cell>
          <table:table-cell table:formula="of:=IF(OR([.H147]&lt;[.H$161];[.H147]&gt;[.H$162]);na;[.H147])" office:value-type="float" office:value="0.0226689867417854" calcext:value-type="float">
            <text:p>0,0226689867</text:p>
          </table:table-cell>
          <table:table-cell table:formula="of:=IF(OR([.I147]&lt;[.I$161];[.I147]&gt;[.I$162]);na;[.I147])" office:value-type="float" office:value="0.370534934603818" calcext:value-type="float">
            <text:p>0,3705349346</text:p>
          </table:table-cell>
          <table:table-cell table:formula="of:=IF(OR([.J147]&lt;[.J$161];[.J147]&gt;[.J$162]);na;[.J147])" office:value-type="float" office:value="0.0623753263314949" calcext:value-type="float">
            <text:p>0,0623753263</text:p>
          </table:table-cell>
          <table:table-cell table:formula="of:=IF(OR([.K147]&lt;[.K$161];[.K147]&gt;[.K$162]);na;[.K147])" office:value-type="float" office:value="0.0599412356362967" calcext:value-type="float">
            <text:p>0,0599412356</text:p>
          </table:table-cell>
          <table:table-cell table:formula="of:=IF(OR([.L147]&lt;[.L$161];[.L147]&gt;[.L$162]);na;[.L147])" office:value-type="float" office:value="0.0201853176604264" calcext:value-type="float">
            <text:p>0,0201853177</text:p>
          </table:table-cell>
          <table:table-cell table:formula="of:=IF(OR([.M147]&lt;[.M$161];[.M147]&gt;[.M$162]);na;[.M147])" office:value-type="float" office:value="0.24198402193067" calcext:value-type="float">
            <text:p>0,2419840219</text:p>
          </table:table-cell>
          <table:table-cell table:formula="of:=IF(OR([.N147]&lt;[.N$161];[.N147]&gt;[.N$162]);na;[.N147])" office:value-type="float" office:value="0.0808454504044012" calcext:value-type="float">
            <text:p>0,0808454504</text:p>
          </table:table-cell>
          <table:table-cell table:formula="of:=IF(OR([.O147]&lt;[.O$161];[.O147]&gt;[.O$162]);na;[.O147])" office:value-type="float" office:value="0.286546174585106" calcext:value-type="float">
            <text:p>0,2865461746</text:p>
          </table:table-cell>
          <table:table-cell table:formula="of:=IF(OR([.P147]&lt;[.P$161];[.P147]&gt;[.P$162]);na;[.P147])" office:value-type="float" office:value="0.0254920649572274" calcext:value-type="float">
            <text:p>0,025492065</text:p>
          </table:table-cell>
          <table:table-cell table:formula="of:=IF(OR([.Q147]&lt;[.Q$161];[.Q147]&gt;[.Q$162]);na;[.Q147])" office:value-type="float" office:value="0.0136991028686992" calcext:value-type="float">
            <text:p>0,0136991029</text:p>
          </table:table-cell>
          <table:table-cell table:formula="of:=IF(OR([.R147]&lt;[.R$161];[.R147]&gt;[.R$162]);na;[.R147])" office:value-type="float" office:value="0.0978538632617602" calcext:value-type="float">
            <text:p>0,0978538633</text:p>
          </table:table-cell>
          <table:table-cell table:formula="of:=IF(OR([.S147]&lt;[.S$161];[.S147]&gt;[.S$162]);na;[.S147])" office:value-type="float" office:value="0.353839617976993" calcext:value-type="float">
            <text:p>0,353839618</text:p>
          </table:table-cell>
          <table:table-cell table:formula="of:=IF(OR([.T147]&lt;[.T$161];[.T147]&gt;[.T$162]);na;[.T147])" office:value-type="float" office:value="0.195319464079293" calcext:value-type="float">
            <text:p>0,1953194641</text:p>
          </table:table-cell>
          <table:table-cell table:formula="of:=IF(OR([.U147]&lt;[.U$161];[.U147]&gt;[.U$162]);na;[.U147])" office:value-type="float" office:value="0.270930412079825" calcext:value-type="float">
            <text:p>0,2709304121</text:p>
          </table:table-cell>
          <table:table-cell table:formula="of:=IF(OR([.V147]&lt;[.V$161];[.V147]&gt;[.V$162]);na;[.V147])" office:value-type="float" office:value="0.272469864054342" calcext:value-type="float">
            <text:p>0,2724698641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148]&lt;[.B$161];[.B148]&gt;[.B$162]);na;[.B148])" office:value-type="float" office:value="0.0666219130924779" calcext:value-type="float">
            <text:p>0,0666219131</text:p>
          </table:table-cell>
          <table:table-cell table:formula="of:=IF(OR([.C148]&lt;[.C$161];[.C148]&gt;[.C$162]);na;[.C148])" office:value-type="float" office:value="0.0207252577380732" calcext:value-type="float">
            <text:p>0,0207252577</text:p>
          </table:table-cell>
          <table:table-cell table:formula="of:=IF(OR([.D148]&lt;[.D$161];[.D148]&gt;[.D$162]);na;[.D148])" office:value-type="float" office:value="0.0299475837321353" calcext:value-type="float">
            <text:p>0,0299475837</text:p>
          </table:table-cell>
          <table:table-cell table:formula="of:=IF(OR([.E148]&lt;[.E$161];[.E148]&gt;[.E$162]);na;[.E148])" office:value-type="float" office:value="1" calcext:value-type="float">
            <text:p>1</text:p>
          </table:table-cell>
          <table:table-cell table:formula="of:=IF(OR([.F148]&lt;[.F$161];[.F148]&gt;[.F$162]);na;[.F148])" office:value-type="float" office:value="0.0109385328378738" calcext:value-type="float">
            <text:p>0,0109385328</text:p>
          </table:table-cell>
          <table:table-cell table:formula="of:=IF(OR([.G148]&lt;[.G$161];[.G148]&gt;[.G$162]);na;[.G148])" office:value-type="float" office:value="0.278978140485843" calcext:value-type="float">
            <text:p>0,2789781405</text:p>
          </table:table-cell>
          <table:table-cell table:formula="of:=IF(OR([.H148]&lt;[.H$161];[.H148]&gt;[.H$162]);na;[.H148])" office:value-type="float" office:value="0.0231758780824462" calcext:value-type="float">
            <text:p>0,0231758781</text:p>
          </table:table-cell>
          <table:table-cell table:formula="of:=IF(OR([.I148]&lt;[.I$161];[.I148]&gt;[.I$162]);na;[.I148])" office:value-type="float" office:value="0.377748368952665" calcext:value-type="float">
            <text:p>0,377748369</text:p>
          </table:table-cell>
          <table:table-cell table:formula="of:=IF(OR([.J148]&lt;[.J$161];[.J148]&gt;[.J$162]);na;[.J148])" office:value-type="float" office:value="0.0629876569362459" calcext:value-type="float">
            <text:p>0,0629876569</text:p>
          </table:table-cell>
          <table:table-cell table:formula="of:=IF(OR([.K148]&lt;[.K$161];[.K148]&gt;[.K$162]);na;[.K148])" office:value-type="float" office:value="0.0591116265061948" calcext:value-type="float">
            <text:p>0,0591116265</text:p>
          </table:table-cell>
          <table:table-cell table:formula="of:=IF(OR([.L148]&lt;[.L$161];[.L148]&gt;[.L$162]);na;[.L148])" office:value-type="float" office:value="0.0200462700870154" calcext:value-type="float">
            <text:p>0,0200462701</text:p>
          </table:table-cell>
          <table:table-cell table:formula="of:=IF(OR([.M148]&lt;[.M$161];[.M148]&gt;[.M$162]);na;[.M148])" office:value-type="float" office:value="0.242731765866515" calcext:value-type="float">
            <text:p>0,2427317659</text:p>
          </table:table-cell>
          <table:table-cell table:formula="of:=IF(OR([.N148]&lt;[.N$161];[.N148]&gt;[.N$162]);na;[.N148])" office:value-type="float" office:value="0.0788888922713587" calcext:value-type="float">
            <text:p>0,0788888923</text:p>
          </table:table-cell>
          <table:table-cell table:formula="of:=IF(OR([.O148]&lt;[.O$161];[.O148]&gt;[.O$162]);na;[.O148])" office:value-type="float" office:value="0.286475819790828" calcext:value-type="float">
            <text:p>0,2864758198</text:p>
          </table:table-cell>
          <table:table-cell table:formula="of:=IF(OR([.P148]&lt;[.P$161];[.P148]&gt;[.P$162]);na;[.P148])" office:value-type="float" office:value="0.0259664541344272" calcext:value-type="float">
            <text:p>0,0259664541</text:p>
          </table:table-cell>
          <table:table-cell table:formula="of:=IF(OR([.Q148]&lt;[.Q$161];[.Q148]&gt;[.Q$162]);na;[.Q148])" office:value-type="float" office:value="0.013301741998759" calcext:value-type="float">
            <text:p>0,013301742</text:p>
          </table:table-cell>
          <table:table-cell table:formula="of:=IF(OR([.R148]&lt;[.R$161];[.R148]&gt;[.R$162]);na;[.R148])" office:value-type="float" office:value="0.0970519221590132" calcext:value-type="float">
            <text:p>0,0970519222</text:p>
          </table:table-cell>
          <table:table-cell table:formula="of:=IF(OR([.S148]&lt;[.S$161];[.S148]&gt;[.S$162]);na;[.S148])" office:value-type="float" office:value="0.361186526773782" calcext:value-type="float">
            <text:p>0,3611865268</text:p>
          </table:table-cell>
          <table:table-cell table:formula="of:=IF(OR([.T148]&lt;[.T$161];[.T148]&gt;[.T$162]);na;[.T148])" office:value-type="float" office:value="0.201656078194956" calcext:value-type="float">
            <text:p>0,2016560782</text:p>
          </table:table-cell>
          <table:table-cell table:formula="of:=IF(OR([.U148]&lt;[.U$161];[.U148]&gt;[.U$162]);na;[.U148])" office:value-type="float" office:value="0.284220712031115" calcext:value-type="float">
            <text:p>0,284220712</text:p>
          </table:table-cell>
          <table:table-cell table:formula="of:=IF(OR([.V148]&lt;[.V$161];[.V148]&gt;[.V$162]);na;[.V148])" office:value-type="float" office:value="0.269738462421851" calcext:value-type="float">
            <text:p>0,2697384624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149]&lt;[.B$161];[.B149]&gt;[.B$162]);na;[.B149])" office:value-type="float" office:value="0.0668064369655281" calcext:value-type="float">
            <text:p>0,066806437</text:p>
          </table:table-cell>
          <table:table-cell table:formula="of:=IF(OR([.C149]&lt;[.C$161];[.C149]&gt;[.C$162]);na;[.C149])" office:value-type="float" office:value="0.0186659117993985" calcext:value-type="float">
            <text:p>0,0186659118</text:p>
          </table:table-cell>
          <table:table-cell table:formula="of:=IF(OR([.D149]&lt;[.D$161];[.D149]&gt;[.D$162]);na;[.D149])" office:value-type="float" office:value="0.0307360190143538" calcext:value-type="float">
            <text:p>0,030736019</text:p>
          </table:table-cell>
          <table:table-cell table:formula="of:=IF(OR([.E149]&lt;[.E$161];[.E149]&gt;[.E$162]);na;[.E149])" office:value-type="float" office:value="1" calcext:value-type="float">
            <text:p>1</text:p>
          </table:table-cell>
          <table:table-cell table:formula="of:=IF(OR([.F149]&lt;[.F$161];[.F149]&gt;[.F$162]);na;[.F149])" office:value-type="float" office:value="0.0100462596178385" calcext:value-type="float">
            <text:p>0,0100462596</text:p>
          </table:table-cell>
          <table:table-cell table:formula="of:=IF(OR([.G149]&lt;[.G$161];[.G149]&gt;[.G$162]);na;[.G149])" office:value-type="float" office:value="0.27159674788364" calcext:value-type="float">
            <text:p>0,2715967479</text:p>
          </table:table-cell>
          <table:table-cell table:formula="of:=IF(OR([.H149]&lt;[.H$161];[.H149]&gt;[.H$162]);na;[.H149])" office:value-type="float" office:value="0.0229471216826" calcext:value-type="float">
            <text:p>0,0229471217</text:p>
          </table:table-cell>
          <table:table-cell table:formula="of:=IF(OR([.I149]&lt;[.I$161];[.I149]&gt;[.I$162]);na;[.I149])" office:value-type="float" office:value="0.361328497482493" calcext:value-type="float">
            <text:p>0,3613284975</text:p>
          </table:table-cell>
          <table:table-cell table:formula="of:=IF(OR([.J149]&lt;[.J$161];[.J149]&gt;[.J$162]);na;[.J149])" office:value-type="float" office:value="0.0583708696498664" calcext:value-type="float">
            <text:p>0,0583708696</text:p>
          </table:table-cell>
          <table:table-cell table:formula="of:=IF(OR([.K149]&lt;[.K$161];[.K149]&gt;[.K$162]);na;[.K149])" office:value-type="float" office:value="0.0598249671464118" calcext:value-type="float">
            <text:p>0,0598249671</text:p>
          </table:table-cell>
          <table:table-cell table:formula="of:=IF(OR([.L149]&lt;[.L$161];[.L149]&gt;[.L$162]);na;[.L149])" office:value-type="float" office:value="0.0196673181864576" calcext:value-type="float">
            <text:p>0,0196673182</text:p>
          </table:table-cell>
          <table:table-cell table:formula="of:=IF(OR([.M149]&lt;[.M$161];[.M149]&gt;[.M$162]);na;[.M149])" office:value-type="float" office:value="0.234195012657544" calcext:value-type="float">
            <text:p>0,2341950127</text:p>
          </table:table-cell>
          <table:table-cell table:formula="of:=IF(OR([.N149]&lt;[.N$161];[.N149]&gt;[.N$162]);na;[.N149])" office:value-type="float" office:value="0.0804198888514724" calcext:value-type="float">
            <text:p>0,0804198889</text:p>
          </table:table-cell>
          <table:table-cell table:formula="of:=IF(OR([.O149]&lt;[.O$161];[.O149]&gt;[.O$162]);na;[.O149])" office:value-type="float" office:value="0.276824977271683" calcext:value-type="float">
            <text:p>0,2768249773</text:p>
          </table:table-cell>
          <table:table-cell table:formula="of:=IF(OR([.P149]&lt;[.P$161];[.P149]&gt;[.P$162]);na;[.P149])" office:value-type="float" office:value="0.0246180930306071" calcext:value-type="float">
            <text:p>0,024618093</text:p>
          </table:table-cell>
          <table:table-cell table:formula="of:=IF(OR([.Q149]&lt;[.Q$161];[.Q149]&gt;[.Q$162]);na;[.Q149])" office:value-type="float" office:value="0.0132915145232432" calcext:value-type="float">
            <text:p>0,0132915145</text:p>
          </table:table-cell>
          <table:table-cell table:formula="of:=IF(OR([.R149]&lt;[.R$161];[.R149]&gt;[.R$162]);na;[.R149])" office:value-type="float" office:value="0.0912927808155657" calcext:value-type="float">
            <text:p>0,0912927808</text:p>
          </table:table-cell>
          <table:table-cell table:formula="of:=IF(OR([.S149]&lt;[.S$161];[.S149]&gt;[.S$162]);na;[.S149])" office:value-type="float" office:value="0.341573641452332" calcext:value-type="float">
            <text:p>0,3415736415</text:p>
          </table:table-cell>
          <table:table-cell table:formula="of:=IF(OR([.T149]&lt;[.T$161];[.T149]&gt;[.T$162]);na;[.T149])" office:value-type="float" office:value="0.188371827176728" calcext:value-type="float">
            <text:p>0,1883718272</text:p>
          </table:table-cell>
          <table:table-cell table:formula="of:=IF(OR([.U149]&lt;[.U$161];[.U149]&gt;[.U$162]);na;[.U149])" office:value-type="float" office:value="0.266678420158906" calcext:value-type="float">
            <text:p>0,2666784202</text:p>
          </table:table-cell>
          <table:table-cell table:formula="of:=IF(OR([.V149]&lt;[.V$161];[.V149]&gt;[.V$162]);na;[.V149])" office:value-type="float" office:value="0.254599947278207" calcext:value-type="float">
            <text:p>0,2545999473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150]&lt;[.B$161];[.B150]&gt;[.B$162]);na;[.B150])" office:value-type="float" office:value="0.0717270884209503" calcext:value-type="float">
            <text:p>0,0717270884</text:p>
          </table:table-cell>
          <table:table-cell table:formula="of:=IF(OR([.C150]&lt;[.C$161];[.C150]&gt;[.C$162]);na;[.C150])" office:value-type="float" office:value="0.0202182126522825" calcext:value-type="float">
            <text:p>0,0202182127</text:p>
          </table:table-cell>
          <table:table-cell table:formula="of:=IF(OR([.D150]&lt;[.D$161];[.D150]&gt;[.D$162]);na;[.D150])" office:value-type="float" office:value="0.030278639663018" calcext:value-type="float">
            <text:p>0,0302786397</text:p>
          </table:table-cell>
          <table:table-cell table:formula="of:=IF(OR([.E150]&lt;[.E$161];[.E150]&gt;[.E$162]);na;[.E150])" office:value-type="float" office:value="1" calcext:value-type="float">
            <text:p>1</text:p>
          </table:table-cell>
          <table:table-cell table:formula="of:=IF(OR([.F150]&lt;[.F$161];[.F150]&gt;[.F$162]);na;[.F150])" office:value-type="float" office:value="0.00854609420115223" calcext:value-type="float">
            <text:p>0,0085460942</text:p>
          </table:table-cell>
          <table:table-cell table:formula="of:=IF(OR([.G150]&lt;[.G$161];[.G150]&gt;[.G$162]);na;[.G150])" office:value-type="float" office:value="0.266021351581034" calcext:value-type="float">
            <text:p>0,2660213516</text:p>
          </table:table-cell>
          <table:table-cell table:formula="of:=IF(OR([.H150]&lt;[.H$161];[.H150]&gt;[.H$162]);na;[.H150])" office:value-type="float" office:value="0.0226659120019111" calcext:value-type="float">
            <text:p>0,022665912</text:p>
          </table:table-cell>
          <table:table-cell table:formula="of:=IF(OR([.I150]&lt;[.I$161];[.I150]&gt;[.I$162]);na;[.I150])" office:value-type="float" office:value="0.373470418645382" calcext:value-type="float">
            <text:p>0,3734704186</text:p>
          </table:table-cell>
          <table:table-cell table:formula="of:=IF(OR([.J150]&lt;[.J$161];[.J150]&gt;[.J$162]);na;[.J150])" office:value-type="float" office:value="0.0599308087083593" calcext:value-type="float">
            <text:p>0,0599308087</text:p>
          </table:table-cell>
          <table:table-cell table:formula="of:=IF(OR([.K150]&lt;[.K$161];[.K150]&gt;[.K$162]);na;[.K150])" office:value-type="float" office:value="0.056850309902648" calcext:value-type="float">
            <text:p>0,0568503099</text:p>
          </table:table-cell>
          <table:table-cell table:formula="of:=IF(OR([.L150]&lt;[.L$161];[.L150]&gt;[.L$162]);na;[.L150])" office:value-type="float" office:value="0.019965523230861" calcext:value-type="float">
            <text:p>0,0199655232</text:p>
          </table:table-cell>
          <table:table-cell table:formula="of:=IF(OR([.M150]&lt;[.M$161];[.M150]&gt;[.M$162]);na;[.M150])" office:value-type="float" office:value="0.23741992793204" calcext:value-type="float">
            <text:p>0,2374199279</text:p>
          </table:table-cell>
          <table:table-cell table:formula="of:=IF(OR([.N150]&lt;[.N$161];[.N150]&gt;[.N$162]);na;[.N150])" office:value-type="float" office:value="0.0816247377078848" calcext:value-type="float">
            <text:p>0,0816247377</text:p>
          </table:table-cell>
          <table:table-cell table:formula="of:=IF(OR([.O150]&lt;[.O$161];[.O150]&gt;[.O$162]);na;[.O150])" office:value-type="float" office:value="0.279887783788147" calcext:value-type="float">
            <text:p>0,2798877838</text:p>
          </table:table-cell>
          <table:table-cell table:formula="of:=IF(OR([.P150]&lt;[.P$161];[.P150]&gt;[.P$162]);na;[.P150])" office:value-type="float" office:value="0.0254553580773968" calcext:value-type="float">
            <text:p>0,0254553581</text:p>
          </table:table-cell>
          <table:table-cell table:formula="of:=IF(OR([.Q150]&lt;[.Q$161];[.Q150]&gt;[.Q$162]);na;[.Q150])" office:value-type="float" office:value="0.0126849752015543" calcext:value-type="float">
            <text:p>0,0126849752</text:p>
          </table:table-cell>
          <table:table-cell table:formula="of:=IF(OR([.R150]&lt;[.R$161];[.R150]&gt;[.R$162]);na;[.R150])" office:value-type="float" office:value="0.0945507783643216" calcext:value-type="float">
            <text:p>0,0945507784</text:p>
          </table:table-cell>
          <table:table-cell table:formula="of:=IF(OR([.S150]&lt;[.S$161];[.S150]&gt;[.S$162]);na;[.S150])" office:value-type="float" office:value="0.342697844788972" calcext:value-type="float">
            <text:p>0,3426978448</text:p>
          </table:table-cell>
          <table:table-cell table:formula="of:=IF(OR([.T150]&lt;[.T$161];[.T150]&gt;[.T$162]);na;[.T150])" office:value-type="float" office:value="0.188178432358752" calcext:value-type="float">
            <text:p>0,1881784324</text:p>
          </table:table-cell>
          <table:table-cell table:formula="of:=IF(OR([.U150]&lt;[.U$161];[.U150]&gt;[.U$162]);na;[.U150])" office:value-type="float" office:value="0.264787523437666" calcext:value-type="float">
            <text:p>0,2647875234</text:p>
          </table:table-cell>
          <table:table-cell table:formula="of:=IF(OR([.V150]&lt;[.V$161];[.V150]&gt;[.V$162]);na;[.V150])" office:value-type="float" office:value="0.260985853495597" calcext:value-type="float">
            <text:p>0,2609858535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151]&lt;[.B$161];[.B151]&gt;[.B$162]);na;[.B151])" office:value-type="float" office:value="0.0704964083883697" calcext:value-type="float">
            <text:p>0,0704964084</text:p>
          </table:table-cell>
          <table:table-cell table:formula="of:=IF(OR([.C151]&lt;[.C$161];[.C151]&gt;[.C$162]);na;[.C151])" office:value-type="float" office:value="0.0302815737867307" calcext:value-type="float">
            <text:p>0,0302815738</text:p>
          </table:table-cell>
          <table:table-cell table:formula="of:=IF(OR([.D151]&lt;[.D$161];[.D151]&gt;[.D$162]);na;[.D151])" office:value-type="float" office:value="0.0290359129399934" calcext:value-type="float">
            <text:p>0,0290359129</text:p>
          </table:table-cell>
          <table:table-cell table:formula="of:=IF(OR([.E151]&lt;[.E$161];[.E151]&gt;[.E$162]);na;[.E151])" office:value-type="float" office:value="1" calcext:value-type="float">
            <text:p>1</text:p>
          </table:table-cell>
          <table:table-cell table:formula="of:=IF(OR([.F151]&lt;[.F$161];[.F151]&gt;[.F$162]);na;[.F151])" office:value-type="float" office:value="0.011356181620703" calcext:value-type="float">
            <text:p>0,0113561816</text:p>
          </table:table-cell>
          <table:table-cell table:formula="of:=IF(OR([.G151]&lt;[.G$161];[.G151]&gt;[.G$162]);na;[.G151])" office:value-type="float" office:value="0.272674732191954" calcext:value-type="float">
            <text:p>0,2726747322</text:p>
          </table:table-cell>
          <table:table-cell table:formula="of:=IF(OR([.H151]&lt;[.H$161];[.H151]&gt;[.H$162]);na;[.H151])" office:value-type="float" office:value="0.0223515126104678" calcext:value-type="float">
            <text:p>0,0223515126</text:p>
          </table:table-cell>
          <table:table-cell table:formula="of:=IF(OR([.I151]&lt;[.I$161];[.I151]&gt;[.I$162]);na;[.I151])" office:value-type="float" office:value="0.377917290770352" calcext:value-type="float">
            <text:p>0,3779172908</text:p>
          </table:table-cell>
          <table:table-cell table:formula="of:=IF(OR([.J151]&lt;[.J$161];[.J151]&gt;[.J$162]);na;[.J151])" office:value-type="float" office:value="0.0586780847315529" calcext:value-type="float">
            <text:p>0,0586780847</text:p>
          </table:table-cell>
          <table:table-cell table:formula="of:=IF(OR([.K151]&lt;[.K$161];[.K151]&gt;[.K$162]);na;[.K151])" office:value-type="float" office:value="0.061553761744061" calcext:value-type="float">
            <text:p>0,0615537617</text:p>
          </table:table-cell>
          <table:table-cell table:formula="of:=IF(OR([.L151]&lt;[.L$161];[.L151]&gt;[.L$162]);na;[.L151])" office:value-type="float" office:value="0.0199011105417486" calcext:value-type="float">
            <text:p>0,0199011105</text:p>
          </table:table-cell>
          <table:table-cell table:formula="of:=IF(OR([.M151]&lt;[.M$161];[.M151]&gt;[.M$162]);na;[.M151])" office:value-type="float" office:value="0.240531655015362" calcext:value-type="float">
            <text:p>0,240531655</text:p>
          </table:table-cell>
          <table:table-cell table:formula="of:=IF(OR([.N151]&lt;[.N$161];[.N151]&gt;[.N$162]);na;[.N151])" office:value-type="float" office:value="0.0759917957028589" calcext:value-type="float">
            <text:p>0,0759917957</text:p>
          </table:table-cell>
          <table:table-cell table:formula="of:=IF(OR([.O151]&lt;[.O$161];[.O151]&gt;[.O$162]);na;[.O151])" office:value-type="float" office:value="0.280381268822712" calcext:value-type="float">
            <text:p>0,2803812688</text:p>
          </table:table-cell>
          <table:table-cell table:formula="of:=IF(OR([.P151]&lt;[.P$161];[.P151]&gt;[.P$162]);na;[.P151])" office:value-type="float" office:value="0.025939854832812" calcext:value-type="float">
            <text:p>0,0259398548</text:p>
          </table:table-cell>
          <table:table-cell table:formula="of:=IF(OR([.Q151]&lt;[.Q$161];[.Q151]&gt;[.Q$162]);na;[.Q151])" office:value-type="float" office:value="0.0139863846958413" calcext:value-type="float">
            <text:p>0,0139863847</text:p>
          </table:table-cell>
          <table:table-cell table:formula="of:=IF(OR([.R151]&lt;[.R$161];[.R151]&gt;[.R$162]);na;[.R151])" office:value-type="float" office:value="0.0944255390155643" calcext:value-type="float">
            <text:p>0,094425539</text:p>
          </table:table-cell>
          <table:table-cell table:formula="of:=IF(OR([.S151]&lt;[.S$161];[.S151]&gt;[.S$162]);na;[.S151])" office:value-type="float" office:value="0.344134723264335" calcext:value-type="float">
            <text:p>0,3441347233</text:p>
          </table:table-cell>
          <table:table-cell table:formula="of:=IF(OR([.T151]&lt;[.T$161];[.T151]&gt;[.T$162]);na;[.T151])" office:value-type="float" office:value="0.197874293401267" calcext:value-type="float">
            <text:p>0,1978742934</text:p>
          </table:table-cell>
          <table:table-cell table:formula="of:=IF(OR([.U151]&lt;[.U$161];[.U151]&gt;[.U$162]);na;[.U151])" office:value-type="float" office:value="0.273656233640981" calcext:value-type="float">
            <text:p>0,2736562336</text:p>
          </table:table-cell>
          <table:table-cell table:formula="of:=IF(OR([.V151]&lt;[.V$161];[.V151]&gt;[.V$162]);na;[.V151])" office:value-type="float" office:value="0.26986326043649" calcext:value-type="float">
            <text:p>0,2698632604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152]&lt;[.B$161];[.B152]&gt;[.B$162]);na;[.B152])" office:value-type="float" office:value="0.072051860605325" calcext:value-type="float">
            <text:p>0,0720518606</text:p>
          </table:table-cell>
          <table:table-cell table:formula="of:=IF(OR([.C152]&lt;[.C$161];[.C152]&gt;[.C$162]);na;[.C152])" office:value-type="float" office:value="0.0212272670619942" calcext:value-type="float">
            <text:p>0,0212272671</text:p>
          </table:table-cell>
          <table:table-cell table:formula="of:=IF(OR([.D152]&lt;[.D$161];[.D152]&gt;[.D$162]);na;[.D152])" office:value-type="float" office:value="0.0343782638825629" calcext:value-type="float">
            <text:p>0,0343782639</text:p>
          </table:table-cell>
          <table:table-cell table:formula="of:=IF(OR([.E152]&lt;[.E$161];[.E152]&gt;[.E$162]);na;[.E152])" office:value-type="float" office:value="1" calcext:value-type="float">
            <text:p>1</text:p>
          </table:table-cell>
          <table:table-cell table:formula="of:=IF(OR([.F152]&lt;[.F$161];[.F152]&gt;[.F$162]);na;[.F152])" office:value-type="float" office:value="0.0090912673342059" calcext:value-type="float">
            <text:p>0,0090912673</text:p>
          </table:table-cell>
          <table:table-cell table:formula="of:=IF(OR([.G152]&lt;[.G$161];[.G152]&gt;[.G$162]);na;[.G152])" office:value-type="float" office:value="0.269855912284621" calcext:value-type="float">
            <text:p>0,2698559123</text:p>
          </table:table-cell>
          <table:table-cell table:formula="of:=IF(OR([.H152]&lt;[.H$161];[.H152]&gt;[.H$162]);na;[.H152])" office:value-type="float" office:value="0.0237443472934989" calcext:value-type="float">
            <text:p>0,0237443473</text:p>
          </table:table-cell>
          <table:table-cell table:formula="of:=IF(OR([.I152]&lt;[.I$161];[.I152]&gt;[.I$162]);na;[.I152])" office:value-type="float" office:value="0.388920142032283" calcext:value-type="float">
            <text:p>0,388920142</text:p>
          </table:table-cell>
          <table:table-cell table:formula="of:=IF(OR([.J152]&lt;[.J$161];[.J152]&gt;[.J$162]);na;[.J152])" office:value-type="float" office:value="0.0604596314298209" calcext:value-type="float">
            <text:p>0,0604596314</text:p>
          </table:table-cell>
          <table:table-cell table:formula="of:=IF(OR([.K152]&lt;[.K$161];[.K152]&gt;[.K$162]);na;[.K152])" office:value-type="float" office:value="0.0615505267803958" calcext:value-type="float">
            <text:p>0,0615505268</text:p>
          </table:table-cell>
          <table:table-cell table:formula="of:=IF(OR([.L152]&lt;[.L$161];[.L152]&gt;[.L$162]);na;[.L152])" office:value-type="float" office:value="0.0199777766569443" calcext:value-type="float">
            <text:p>0,0199777767</text:p>
          </table:table-cell>
          <table:table-cell table:formula="of:=IF(OR([.M152]&lt;[.M$161];[.M152]&gt;[.M$162]);na;[.M152])" office:value-type="float" office:value="0.245070004070907" calcext:value-type="float">
            <text:p>0,2450700041</text:p>
          </table:table-cell>
          <table:table-cell table:formula="of:=IF(OR([.N152]&lt;[.N$161];[.N152]&gt;[.N$162]);na;[.N152])" office:value-type="float" office:value="0.0832622685290266" calcext:value-type="float">
            <text:p>0,0832622685</text:p>
          </table:table-cell>
          <table:table-cell table:formula="of:=IF(OR([.O152]&lt;[.O$161];[.O152]&gt;[.O$162]);na;[.O152])" office:value-type="float" office:value="0.287765683719882" calcext:value-type="float">
            <text:p>0,2877656837</text:p>
          </table:table-cell>
          <table:table-cell table:formula="of:=IF(OR([.P152]&lt;[.P$161];[.P152]&gt;[.P$162]);na;[.P152])" office:value-type="float" office:value="0.0252039283083269" calcext:value-type="float">
            <text:p>0,0252039283</text:p>
          </table:table-cell>
          <table:table-cell table:formula="of:=IF(OR([.Q152]&lt;[.Q$161];[.Q152]&gt;[.Q$162]);na;[.Q152])" office:value-type="float" office:value="0.0134409815181158" calcext:value-type="float">
            <text:p>0,0134409815</text:p>
          </table:table-cell>
          <table:table-cell table:formula="of:=IF(OR([.R152]&lt;[.R$161];[.R152]&gt;[.R$162]);na;[.R152])" office:value-type="float" office:value="0.0997670273542927" calcext:value-type="float">
            <text:p>0,0997670274</text:p>
          </table:table-cell>
          <table:table-cell table:formula="of:=IF(OR([.S152]&lt;[.S$161];[.S152]&gt;[.S$162]);na;[.S152])" office:value-type="float" office:value="0.36254250901811" calcext:value-type="float">
            <text:p>0,362542509</text:p>
          </table:table-cell>
          <table:table-cell table:formula="of:=IF(OR([.T152]&lt;[.T$161];[.T152]&gt;[.T$162]);na;[.T152])" office:value-type="float" office:value="0.195591487459414" calcext:value-type="float">
            <text:p>0,1955914875</text:p>
          </table:table-cell>
          <table:table-cell table:formula="of:=IF(OR([.U152]&lt;[.U$161];[.U152]&gt;[.U$162]);na;[.U152])" office:value-type="float" office:value="0.280107073385579" calcext:value-type="float">
            <text:p>0,2801070734</text:p>
          </table:table-cell>
          <table:table-cell table:formula="of:=IF(OR([.V152]&lt;[.V$161];[.V152]&gt;[.V$162]);na;[.V152])" office:value-type="float" office:value="0.267215625419597" calcext:value-type="float">
            <text:p>0,2672156254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153]&lt;[.B$161];[.B153]&gt;[.B$162]);na;[.B153])" office:value-type="float" office:value="0.069624571920037" calcext:value-type="float">
            <text:p>0,0696245719</text:p>
          </table:table-cell>
          <table:table-cell table:formula="of:=IF(OR([.C153]&lt;[.C$161];[.C153]&gt;[.C$162]);na;[.C153])" office:value-type="float" office:value="0.0215979952845015" calcext:value-type="float">
            <text:p>0,0215979953</text:p>
          </table:table-cell>
          <table:table-cell table:formula="of:=IF(OR([.D153]&lt;[.D$161];[.D153]&gt;[.D$162]);na;[.D153])" office:value-type="float" office:value="0.0302144782668985" calcext:value-type="float">
            <text:p>0,0302144783</text:p>
          </table:table-cell>
          <table:table-cell table:formula="of:=IF(OR([.E153]&lt;[.E$161];[.E153]&gt;[.E$162]);na;[.E153])" office:value-type="float" office:value="1" calcext:value-type="float">
            <text:p>1</text:p>
          </table:table-cell>
          <table:table-cell table:formula="of:=IF(OR([.F153]&lt;[.F$161];[.F153]&gt;[.F$162]);na;[.F153])" office:value-type="float" office:value="0.0145050585217585" calcext:value-type="float">
            <text:p>0,0145050585</text:p>
          </table:table-cell>
          <table:table-cell table:formula="of:=IF(OR([.G153]&lt;[.G$161];[.G153]&gt;[.G$162]);na;[.G153])" office:value-type="float" office:value="0.274998756931429" calcext:value-type="float">
            <text:p>0,2749987569</text:p>
          </table:table-cell>
          <table:table-cell table:formula="of:=IF(OR([.H153]&lt;[.H$161];[.H153]&gt;[.H$162]);na;[.H153])" office:value-type="string" office:string-value="" calcext:value-type="error">
            <text:p>#NOM ?</text:p>
          </table:table-cell>
          <table:table-cell table:formula="of:=IF(OR([.I153]&lt;[.I$161];[.I153]&gt;[.I$162]);na;[.I153])" office:value-type="float" office:value="0.382370620775144" calcext:value-type="float">
            <text:p>0,3823706208</text:p>
          </table:table-cell>
          <table:table-cell table:formula="of:=IF(OR([.J153]&lt;[.J$161];[.J153]&gt;[.J$162]);na;[.J153])" office:value-type="float" office:value="0.0622739272056771" calcext:value-type="float">
            <text:p>0,0622739272</text:p>
          </table:table-cell>
          <table:table-cell table:formula="of:=IF(OR([.K153]&lt;[.K$161];[.K153]&gt;[.K$162]);na;[.K153])" office:value-type="float" office:value="0.0634391718405488" calcext:value-type="float">
            <text:p>0,0634391718</text:p>
          </table:table-cell>
          <table:table-cell table:formula="of:=IF(OR([.L153]&lt;[.L$161];[.L153]&gt;[.L$162]);na;[.L153])" office:value-type="float" office:value="0.0185803454386954" calcext:value-type="float">
            <text:p>0,0185803454</text:p>
          </table:table-cell>
          <table:table-cell table:formula="of:=IF(OR([.M153]&lt;[.M$161];[.M153]&gt;[.M$162]);na;[.M153])" office:value-type="float" office:value="0.241393946971093" calcext:value-type="float">
            <text:p>0,241393947</text:p>
          </table:table-cell>
          <table:table-cell table:formula="of:=IF(OR([.N153]&lt;[.N$161];[.N153]&gt;[.N$162]);na;[.N153])" office:value-type="float" office:value="0.0791744987944111" calcext:value-type="float">
            <text:p>0,0791744988</text:p>
          </table:table-cell>
          <table:table-cell table:formula="of:=IF(OR([.O153]&lt;[.O$161];[.O153]&gt;[.O$162]);na;[.O153])" office:value-type="float" office:value="0.289372176367183" calcext:value-type="float">
            <text:p>0,2893721764</text:p>
          </table:table-cell>
          <table:table-cell table:formula="of:=IF(OR([.P153]&lt;[.P$161];[.P153]&gt;[.P$162]);na;[.P153])" office:value-type="float" office:value="0.0273855338466257" calcext:value-type="float">
            <text:p>0,0273855338</text:p>
          </table:table-cell>
          <table:table-cell table:formula="of:=IF(OR([.Q153]&lt;[.Q$161];[.Q153]&gt;[.Q$162]);na;[.Q153])" office:value-type="float" office:value="0.0142131562376112" calcext:value-type="float">
            <text:p>0,0142131562</text:p>
          </table:table-cell>
          <table:table-cell table:formula="of:=IF(OR([.R153]&lt;[.R$161];[.R153]&gt;[.R$162]);na;[.R153])" office:value-type="float" office:value="0.0977643249755701" calcext:value-type="float">
            <text:p>0,097764325</text:p>
          </table:table-cell>
          <table:table-cell table:formula="of:=IF(OR([.S153]&lt;[.S$161];[.S153]&gt;[.S$162]);na;[.S153])" office:value-type="float" office:value="0.366579705295327" calcext:value-type="float">
            <text:p>0,3665797053</text:p>
          </table:table-cell>
          <table:table-cell table:formula="of:=IF(OR([.T153]&lt;[.T$161];[.T153]&gt;[.T$162]);na;[.T153])" office:value-type="float" office:value="0.198573627980258" calcext:value-type="float">
            <text:p>0,198573628</text:p>
          </table:table-cell>
          <table:table-cell table:formula="of:=IF(OR([.U153]&lt;[.U$161];[.U153]&gt;[.U$162]);na;[.U153])" office:value-type="float" office:value="0.285941352581832" calcext:value-type="float">
            <text:p>0,2859413526</text:p>
          </table:table-cell>
          <table:table-cell table:formula="of:=IF(OR([.V153]&lt;[.V$161];[.V153]&gt;[.V$162]);na;[.V153])" office:value-type="float" office:value="0.263633756690545" calcext:value-type="float">
            <text:p>0,2636337567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154]&lt;[.B$161];[.B154]&gt;[.B$162]);na;[.B154])" office:value-type="float" office:value="0.0720121178622976" calcext:value-type="float">
            <text:p>0,0720121179</text:p>
          </table:table-cell>
          <table:table-cell table:formula="of:=IF(OR([.C154]&lt;[.C$161];[.C154]&gt;[.C$162]);na;[.C154])" office:value-type="float" office:value="0.022074836897604" calcext:value-type="float">
            <text:p>0,0220748369</text:p>
          </table:table-cell>
          <table:table-cell table:formula="of:=IF(OR([.D154]&lt;[.D$161];[.D154]&gt;[.D$162]);na;[.D154])" office:value-type="float" office:value="0.030828544624145" calcext:value-type="float">
            <text:p>0,0308285446</text:p>
          </table:table-cell>
          <table:table-cell table:formula="of:=IF(OR([.E154]&lt;[.E$161];[.E154]&gt;[.E$162]);na;[.E154])" office:value-type="float" office:value="1" calcext:value-type="float">
            <text:p>1</text:p>
          </table:table-cell>
          <table:table-cell table:formula="of:=IF(OR([.F154]&lt;[.F$161];[.F154]&gt;[.F$162]);na;[.F154])" office:value-type="float" office:value="0.00931752729971362" calcext:value-type="float">
            <text:p>0,0093175273</text:p>
          </table:table-cell>
          <table:table-cell table:formula="of:=IF(OR([.G154]&lt;[.G$161];[.G154]&gt;[.G$162]);na;[.G154])" office:value-type="float" office:value="0.277299076854217" calcext:value-type="float">
            <text:p>0,2772990769</text:p>
          </table:table-cell>
          <table:table-cell table:formula="of:=IF(OR([.H154]&lt;[.H$161];[.H154]&gt;[.H$162]);na;[.H154])" office:value-type="float" office:value="0.0245549930037437" calcext:value-type="float">
            <text:p>0,024554993</text:p>
          </table:table-cell>
          <table:table-cell table:formula="of:=IF(OR([.I154]&lt;[.I$161];[.I154]&gt;[.I$162]);na;[.I154])" office:value-type="float" office:value="0.394145090837924" calcext:value-type="float">
            <text:p>0,3941450908</text:p>
          </table:table-cell>
          <table:table-cell table:formula="of:=IF(OR([.J154]&lt;[.J$161];[.J154]&gt;[.J$162]);na;[.J154])" office:value-type="float" office:value="0.0621485196483244" calcext:value-type="float">
            <text:p>0,0621485196</text:p>
          </table:table-cell>
          <table:table-cell table:formula="of:=IF(OR([.K154]&lt;[.K$161];[.K154]&gt;[.K$162]);na;[.K154])" office:value-type="float" office:value="0.0619867994003581" calcext:value-type="float">
            <text:p>0,0619867994</text:p>
          </table:table-cell>
          <table:table-cell table:formula="of:=IF(OR([.L154]&lt;[.L$161];[.L154]&gt;[.L$162]);na;[.L154])" office:value-type="float" office:value="0.0208117547385663" calcext:value-type="float">
            <text:p>0,0208117547</text:p>
          </table:table-cell>
          <table:table-cell table:formula="of:=IF(OR([.M154]&lt;[.M$161];[.M154]&gt;[.M$162]);na;[.M154])" office:value-type="float" office:value="0.249249591887452" calcext:value-type="float">
            <text:p>0,2492495919</text:p>
          </table:table-cell>
          <table:table-cell table:formula="of:=IF(OR([.N154]&lt;[.N$161];[.N154]&gt;[.N$162]);na;[.N154])" office:value-type="float" office:value="0.079314584595116" calcext:value-type="float">
            <text:p>0,0793145846</text:p>
          </table:table-cell>
          <table:table-cell table:formula="of:=IF(OR([.O154]&lt;[.O$161];[.O154]&gt;[.O$162]);na;[.O154])" office:value-type="float" office:value="0.292608851055663" calcext:value-type="float">
            <text:p>0,2926088511</text:p>
          </table:table-cell>
          <table:table-cell table:formula="of:=IF(OR([.P154]&lt;[.P$161];[.P154]&gt;[.P$162]);na;[.P154])" office:value-type="float" office:value="0.0255478460682785" calcext:value-type="float">
            <text:p>0,0255478461</text:p>
          </table:table-cell>
          <table:table-cell table:formula="of:=IF(OR([.Q154]&lt;[.Q$161];[.Q154]&gt;[.Q$162]);na;[.Q154])" office:value-type="float" office:value="0.014248162371278" calcext:value-type="float">
            <text:p>0,0142481624</text:p>
          </table:table-cell>
          <table:table-cell table:formula="of:=IF(OR([.R154]&lt;[.R$161];[.R154]&gt;[.R$162]);na;[.R154])" office:value-type="float" office:value="0.097203550114416" calcext:value-type="float">
            <text:p>0,0972035501</text:p>
          </table:table-cell>
          <table:table-cell table:formula="of:=IF(OR([.S154]&lt;[.S$161];[.S154]&gt;[.S$162]);na;[.S154])" office:value-type="float" office:value="0.362755077761658" calcext:value-type="float">
            <text:p>0,3627550778</text:p>
          </table:table-cell>
          <table:table-cell table:formula="of:=IF(OR([.T154]&lt;[.T$161];[.T154]&gt;[.T$162]);na;[.T154])" office:value-type="float" office:value="0.205755408336192" calcext:value-type="float">
            <text:p>0,2057554083</text:p>
          </table:table-cell>
          <table:table-cell table:formula="of:=IF(OR([.U154]&lt;[.U$161];[.U154]&gt;[.U$162]);na;[.U154])" office:value-type="float" office:value="0.285139604554578" calcext:value-type="float">
            <text:p>0,2851396046</text:p>
          </table:table-cell>
          <table:table-cell table:formula="of:=IF(OR([.V154]&lt;[.V$161];[.V154]&gt;[.V$162]);na;[.V154])" office:value-type="float" office:value="0.268171264278119" calcext:value-type="float">
            <text:p>0,2681712643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155]&lt;[.B$161];[.B155]&gt;[.B$162]);na;[.B155])" office:value-type="float" office:value="0.0691387481881089" calcext:value-type="float">
            <text:p>0,0691387482</text:p>
          </table:table-cell>
          <table:table-cell table:formula="of:=IF(OR([.C155]&lt;[.C$161];[.C155]&gt;[.C$162]);na;[.C155])" office:value-type="float" office:value="0.0206019328100278" calcext:value-type="float">
            <text:p>0,0206019328</text:p>
          </table:table-cell>
          <table:table-cell table:formula="of:=IF(OR([.D155]&lt;[.D$161];[.D155]&gt;[.D$162]);na;[.D155])" office:value-type="float" office:value="0.0303701779876881" calcext:value-type="float">
            <text:p>0,030370178</text:p>
          </table:table-cell>
          <table:table-cell table:formula="of:=IF(OR([.E155]&lt;[.E$161];[.E155]&gt;[.E$162]);na;[.E155])" office:value-type="float" office:value="1" calcext:value-type="float">
            <text:p>1</text:p>
          </table:table-cell>
          <table:table-cell table:formula="of:=IF(OR([.F155]&lt;[.F$161];[.F155]&gt;[.F$162]);na;[.F155])" office:value-type="float" office:value="0.0113549689474409" calcext:value-type="float">
            <text:p>0,0113549689</text:p>
          </table:table-cell>
          <table:table-cell table:formula="of:=IF(OR([.G155]&lt;[.G$161];[.G155]&gt;[.G$162]);na;[.G155])" office:value-type="float" office:value="0.271440546974292" calcext:value-type="float">
            <text:p>0,271440547</text:p>
          </table:table-cell>
          <table:table-cell table:formula="of:=IF(OR([.H155]&lt;[.H$161];[.H155]&gt;[.H$162]);na;[.H155])" office:value-type="float" office:value="0.022930368791366" calcext:value-type="float">
            <text:p>0,0229303688</text:p>
          </table:table-cell>
          <table:table-cell table:formula="of:=IF(OR([.I155]&lt;[.I$161];[.I155]&gt;[.I$162]);na;[.I155])" office:value-type="float" office:value="0.375794122939511" calcext:value-type="float">
            <text:p>0,3757941229</text:p>
          </table:table-cell>
          <table:table-cell table:formula="of:=IF(OR([.J155]&lt;[.J$161];[.J155]&gt;[.J$162]);na;[.J155])" office:value-type="float" office:value="0.0580350718232047" calcext:value-type="float">
            <text:p>0,0580350718</text:p>
          </table:table-cell>
          <table:table-cell table:formula="of:=IF(OR([.K155]&lt;[.K$161];[.K155]&gt;[.K$162]);na;[.K155])" office:value-type="float" office:value="0.0625401070115925" calcext:value-type="float">
            <text:p>0,062540107</text:p>
          </table:table-cell>
          <table:table-cell table:formula="of:=IF(OR([.L155]&lt;[.L$161];[.L155]&gt;[.L$162]);na;[.L155])" office:value-type="float" office:value="0.0201711163711528" calcext:value-type="float">
            <text:p>0,0201711164</text:p>
          </table:table-cell>
          <table:table-cell table:formula="of:=IF(OR([.M155]&lt;[.M$161];[.M155]&gt;[.M$162]);na;[.M155])" office:value-type="float" office:value="0.236381977741332" calcext:value-type="float">
            <text:p>0,2363819777</text:p>
          </table:table-cell>
          <table:table-cell table:formula="of:=IF(OR([.N155]&lt;[.N$161];[.N155]&gt;[.N$162]);na;[.N155])" office:value-type="float" office:value="0.0756238519200521" calcext:value-type="float">
            <text:p>0,0756238519</text:p>
          </table:table-cell>
          <table:table-cell table:formula="of:=IF(OR([.O155]&lt;[.O$161];[.O155]&gt;[.O$162]);na;[.O155])" office:value-type="float" office:value="0.290258431700044" calcext:value-type="float">
            <text:p>0,2902584317</text:p>
          </table:table-cell>
          <table:table-cell table:formula="of:=IF(OR([.P155]&lt;[.P$161];[.P155]&gt;[.P$162]);na;[.P155])" office:value-type="float" office:value="0.025116775257209" calcext:value-type="float">
            <text:p>0,0251167753</text:p>
          </table:table-cell>
          <table:table-cell table:formula="of:=IF(OR([.Q155]&lt;[.Q$161];[.Q155]&gt;[.Q$162]);na;[.Q155])" office:value-type="float" office:value="0.0142074866980974" calcext:value-type="float">
            <text:p>0,0142074867</text:p>
          </table:table-cell>
          <table:table-cell table:formula="of:=IF(OR([.R155]&lt;[.R$161];[.R155]&gt;[.R$162]);na;[.R155])" office:value-type="float" office:value="0.0958234716999983" calcext:value-type="float">
            <text:p>0,0958234717</text:p>
          </table:table-cell>
          <table:table-cell table:formula="of:=IF(OR([.S155]&lt;[.S$161];[.S155]&gt;[.S$162]);na;[.S155])" office:value-type="float" office:value="0.344785328005244" calcext:value-type="float">
            <text:p>0,344785328</text:p>
          </table:table-cell>
          <table:table-cell table:formula="of:=IF(OR([.T155]&lt;[.T$161];[.T155]&gt;[.T$162]);na;[.T155])" office:value-type="float" office:value="0.19782866836802" calcext:value-type="float">
            <text:p>0,1978286684</text:p>
          </table:table-cell>
          <table:table-cell table:formula="of:=IF(OR([.U155]&lt;[.U$161];[.U155]&gt;[.U$162]);na;[.U155])" office:value-type="float" office:value="0.261277505775313" calcext:value-type="float">
            <text:p>0,2612775058</text:p>
          </table:table-cell>
          <table:table-cell table:formula="of:=IF(OR([.V155]&lt;[.V$161];[.V155]&gt;[.V$162]);na;[.V155])" office:value-type="float" office:value="0.258752448427509" calcext:value-type="float">
            <text:p>0,2587524484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156]&lt;[.B$161];[.B156]&gt;[.B$162]);na;[.B156])" office:value-type="float" office:value="0.0712636730253643" calcext:value-type="float">
            <text:p>0,071263673</text:p>
          </table:table-cell>
          <table:table-cell table:formula="of:=IF(OR([.C156]&lt;[.C$161];[.C156]&gt;[.C$162]);na;[.C156])" office:value-type="float" office:value="0.0198092182746184" calcext:value-type="float">
            <text:p>0,0198092183</text:p>
          </table:table-cell>
          <table:table-cell table:formula="of:=IF(OR([.D156]&lt;[.D$161];[.D156]&gt;[.D$162]);na;[.D156])" office:value-type="float" office:value="0.030689456216858" calcext:value-type="float">
            <text:p>0,0306894562</text:p>
          </table:table-cell>
          <table:table-cell table:formula="of:=IF(OR([.E156]&lt;[.E$161];[.E156]&gt;[.E$162]);na;[.E156])" office:value-type="float" office:value="1" calcext:value-type="float">
            <text:p>1</text:p>
          </table:table-cell>
          <table:table-cell table:formula="of:=IF(OR([.F156]&lt;[.F$161];[.F156]&gt;[.F$162]);na;[.F156])" office:value-type="float" office:value="0.0120135691035551" calcext:value-type="float">
            <text:p>0,0120135691</text:p>
          </table:table-cell>
          <table:table-cell table:formula="of:=IF(OR([.G156]&lt;[.G$161];[.G156]&gt;[.G$162]);na;[.G156])" office:value-type="float" office:value="0.27851093391451" calcext:value-type="float">
            <text:p>0,2785109339</text:p>
          </table:table-cell>
          <table:table-cell table:formula="of:=IF(OR([.H156]&lt;[.H$161];[.H156]&gt;[.H$162]);na;[.H156])" office:value-type="float" office:value="0.0238363934522444" calcext:value-type="float">
            <text:p>0,0238363935</text:p>
          </table:table-cell>
          <table:table-cell table:formula="of:=IF(OR([.I156]&lt;[.I$161];[.I156]&gt;[.I$162]);na;[.I156])" office:value-type="float" office:value="0.382102758162223" calcext:value-type="float">
            <text:p>0,3821027582</text:p>
          </table:table-cell>
          <table:table-cell table:formula="of:=IF(OR([.J156]&lt;[.J$161];[.J156]&gt;[.J$162]);na;[.J156])" office:value-type="float" office:value="0.0628523723402313" calcext:value-type="float">
            <text:p>0,0628523723</text:p>
          </table:table-cell>
          <table:table-cell table:formula="of:=IF(OR([.K156]&lt;[.K$161];[.K156]&gt;[.K$162]);na;[.K156])" office:value-type="float" office:value="0.0614736031672641" calcext:value-type="float">
            <text:p>0,0614736032</text:p>
          </table:table-cell>
          <table:table-cell table:formula="of:=IF(OR([.L156]&lt;[.L$161];[.L156]&gt;[.L$162]);na;[.L156])" office:value-type="float" office:value="0.0203921277756481" calcext:value-type="float">
            <text:p>0,0203921278</text:p>
          </table:table-cell>
          <table:table-cell table:formula="of:=IF(OR([.M156]&lt;[.M$161];[.M156]&gt;[.M$162]);na;[.M156])" office:value-type="float" office:value="0.244539593458345" calcext:value-type="float">
            <text:p>0,2445395935</text:p>
          </table:table-cell>
          <table:table-cell table:formula="of:=IF(OR([.N156]&lt;[.N$161];[.N156]&gt;[.N$162]);na;[.N156])" office:value-type="float" office:value="0.075260116461746" calcext:value-type="float">
            <text:p>0,0752601165</text:p>
          </table:table-cell>
          <table:table-cell table:formula="of:=IF(OR([.O156]&lt;[.O$161];[.O156]&gt;[.O$162]);na;[.O156])" office:value-type="float" office:value="0.28991437397479" calcext:value-type="float">
            <text:p>0,289914374</text:p>
          </table:table-cell>
          <table:table-cell table:formula="of:=IF(OR([.P156]&lt;[.P$161];[.P156]&gt;[.P$162]);na;[.P156])" office:value-type="float" office:value="0.0266649036351953" calcext:value-type="float">
            <text:p>0,0266649036</text:p>
          </table:table-cell>
          <table:table-cell table:formula="of:=IF(OR([.Q156]&lt;[.Q$161];[.Q156]&gt;[.Q$162]);na;[.Q156])" office:value-type="float" office:value="0.0131960710508615" calcext:value-type="float">
            <text:p>0,0131960711</text:p>
          </table:table-cell>
          <table:table-cell table:formula="of:=IF(OR([.R156]&lt;[.R$161];[.R156]&gt;[.R$162]);na;[.R156])" office:value-type="float" office:value="0.0987355390405181" calcext:value-type="float">
            <text:p>0,098735539</text:p>
          </table:table-cell>
          <table:table-cell table:formula="of:=IF(OR([.S156]&lt;[.S$161];[.S156]&gt;[.S$162]);na;[.S156])" office:value-type="float" office:value="0.350785115115788" calcext:value-type="float">
            <text:p>0,3507851151</text:p>
          </table:table-cell>
          <table:table-cell table:formula="of:=IF(OR([.T156]&lt;[.T$161];[.T156]&gt;[.T$162]);na;[.T156])" office:value-type="float" office:value="0.207246498372257" calcext:value-type="float">
            <text:p>0,2072464984</text:p>
          </table:table-cell>
          <table:table-cell table:formula="of:=IF(OR([.U156]&lt;[.U$161];[.U156]&gt;[.U$162]);na;[.U156])" office:value-type="float" office:value="0.27514804958578" calcext:value-type="float">
            <text:p>0,2751480496</text:p>
          </table:table-cell>
          <table:table-cell table:formula="of:=IF(OR([.V156]&lt;[.V$161];[.V156]&gt;[.V$162]);na;[.V156])" office:value-type="float" office:value="0.267432141195945" calcext:value-type="float">
            <text:p>0,2674321412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157]&lt;[.B$161];[.B157]&gt;[.B$162]);na;[.B157])" office:value-type="float" office:value="0.0691189681606329" calcext:value-type="float">
            <text:p>0,0691189682</text:p>
          </table:table-cell>
          <table:table-cell table:formula="of:=IF(OR([.C157]&lt;[.C$161];[.C157]&gt;[.C$162]);na;[.C157])" office:value-type="float" office:value="0.0225037112878018" calcext:value-type="float">
            <text:p>0,0225037113</text:p>
          </table:table-cell>
          <table:table-cell table:formula="of:=IF(OR([.D157]&lt;[.D$161];[.D157]&gt;[.D$162]);na;[.D157])" office:value-type="float" office:value="0.0324030652710044" calcext:value-type="float">
            <text:p>0,0324030653</text:p>
          </table:table-cell>
          <table:table-cell table:formula="of:=IF(OR([.E157]&lt;[.E$161];[.E157]&gt;[.E$162]);na;[.E157])" office:value-type="float" office:value="1" calcext:value-type="float">
            <text:p>1</text:p>
          </table:table-cell>
          <table:table-cell table:formula="of:=IF(OR([.F157]&lt;[.F$161];[.F157]&gt;[.F$162]);na;[.F157])" office:value-type="float" office:value="0.00914796292036748" calcext:value-type="float">
            <text:p>0,0091479629</text:p>
          </table:table-cell>
          <table:table-cell table:formula="of:=IF(OR([.G157]&lt;[.G$161];[.G157]&gt;[.G$162]);na;[.G157])" office:value-type="float" office:value="0.274257005903193" calcext:value-type="float">
            <text:p>0,2742570059</text:p>
          </table:table-cell>
          <table:table-cell table:formula="of:=IF(OR([.H157]&lt;[.H$161];[.H157]&gt;[.H$162]);na;[.H157])" office:value-type="float" office:value="0.0246268958605931" calcext:value-type="float">
            <text:p>0,0246268959</text:p>
          </table:table-cell>
          <table:table-cell table:formula="of:=IF(OR([.I157]&lt;[.I$161];[.I157]&gt;[.I$162]);na;[.I157])" office:value-type="float" office:value="0.384563970871177" calcext:value-type="float">
            <text:p>0,3845639709</text:p>
          </table:table-cell>
          <table:table-cell table:formula="of:=IF(OR([.J157]&lt;[.J$161];[.J157]&gt;[.J$162]);na;[.J157])" office:value-type="float" office:value="0.0604454518401113" calcext:value-type="float">
            <text:p>0,0604454518</text:p>
          </table:table-cell>
          <table:table-cell table:formula="of:=IF(OR([.K157]&lt;[.K$161];[.K157]&gt;[.K$162]);na;[.K157])" office:value-type="float" office:value="0.0611572794082337" calcext:value-type="float">
            <text:p>0,0611572794</text:p>
          </table:table-cell>
          <table:table-cell table:formula="of:=IF(OR([.L157]&lt;[.L$161];[.L157]&gt;[.L$162]);na;[.L157])" office:value-type="float" office:value="0.0191980140634766" calcext:value-type="float">
            <text:p>0,0191980141</text:p>
          </table:table-cell>
          <table:table-cell table:formula="of:=IF(OR([.M157]&lt;[.M$161];[.M157]&gt;[.M$162]);na;[.M157])" office:value-type="float" office:value="0.246422088363292" calcext:value-type="float">
            <text:p>0,2464220884</text:p>
          </table:table-cell>
          <table:table-cell table:formula="of:=IF(OR([.N157]&lt;[.N$161];[.N157]&gt;[.N$162]);na;[.N157])" office:value-type="float" office:value="0.0799088667906931" calcext:value-type="float">
            <text:p>0,0799088668</text:p>
          </table:table-cell>
          <table:table-cell table:formula="of:=IF(OR([.O157]&lt;[.O$161];[.O157]&gt;[.O$162]);na;[.O157])" office:value-type="float" office:value="0.289323422120438" calcext:value-type="float">
            <text:p>0,2893234221</text:p>
          </table:table-cell>
          <table:table-cell table:formula="of:=IF(OR([.P157]&lt;[.P$161];[.P157]&gt;[.P$162]);na;[.P157])" office:value-type="float" office:value="0.0249333017816434" calcext:value-type="float">
            <text:p>0,0249333018</text:p>
          </table:table-cell>
          <table:table-cell table:formula="of:=IF(OR([.Q157]&lt;[.Q$161];[.Q157]&gt;[.Q$162]);na;[.Q157])" office:value-type="float" office:value="0.013764627456259" calcext:value-type="float">
            <text:p>0,0137646275</text:p>
          </table:table-cell>
          <table:table-cell table:formula="of:=IF(OR([.R157]&lt;[.R$161];[.R157]&gt;[.R$162]);na;[.R157])" office:value-type="float" office:value="0.0964917259702392" calcext:value-type="float">
            <text:p>0,096491726</text:p>
          </table:table-cell>
          <table:table-cell table:formula="of:=IF(OR([.S157]&lt;[.S$161];[.S157]&gt;[.S$162]);na;[.S157])" office:value-type="float" office:value="0.360207307306523" calcext:value-type="float">
            <text:p>0,3602073073</text:p>
          </table:table-cell>
          <table:table-cell table:formula="of:=IF(OR([.T157]&lt;[.T$161];[.T157]&gt;[.T$162]);na;[.T157])" office:value-type="float" office:value="0.203380868990482" calcext:value-type="float">
            <text:p>0,203380869</text:p>
          </table:table-cell>
          <table:table-cell table:formula="of:=IF(OR([.U157]&lt;[.U$161];[.U157]&gt;[.U$162]);na;[.U157])" office:value-type="float" office:value="0.274551665531905" calcext:value-type="float">
            <text:p>0,2745516655</text:p>
          </table:table-cell>
          <table:table-cell table:formula="of:=IF(OR([.V157]&lt;[.V$161];[.V157]&gt;[.V$162]);na;[.V157])" office:value-type="float" office:value="0.263583646710448" calcext:value-type="float">
            <text:p>0,2635836467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158]&lt;[.B$161];[.B158]&gt;[.B$162]);na;[.B158])" office:value-type="float" office:value="0.0697732218503082" calcext:value-type="float">
            <text:p>0,0697732219</text:p>
          </table:table-cell>
          <table:table-cell table:formula="of:=IF(OR([.C158]&lt;[.C$161];[.C158]&gt;[.C$162]);na;[.C158])" office:value-type="float" office:value="0.022392525838114" calcext:value-type="float">
            <text:p>0,0223925258</text:p>
          </table:table-cell>
          <table:table-cell table:formula="of:=IF(OR([.D158]&lt;[.D$161];[.D158]&gt;[.D$162]);na;[.D158])" office:value-type="float" office:value="0.0278958922012979" calcext:value-type="float">
            <text:p>0,0278958922</text:p>
          </table:table-cell>
          <table:table-cell table:formula="of:=IF(OR([.E158]&lt;[.E$161];[.E158]&gt;[.E$162]);na;[.E158])" office:value-type="float" office:value="1" calcext:value-type="float">
            <text:p>1</text:p>
          </table:table-cell>
          <table:table-cell table:formula="of:=IF(OR([.F158]&lt;[.F$161];[.F158]&gt;[.F$162]);na;[.F158])" office:value-type="float" office:value="0.0112231757094979" calcext:value-type="float">
            <text:p>0,0112231757</text:p>
          </table:table-cell>
          <table:table-cell table:formula="of:=IF(OR([.G158]&lt;[.G$161];[.G158]&gt;[.G$162]);na;[.G158])" office:value-type="float" office:value="0.272964970377465" calcext:value-type="float">
            <text:p>0,2729649704</text:p>
          </table:table-cell>
          <table:table-cell table:formula="of:=IF(OR([.H158]&lt;[.H$161];[.H158]&gt;[.H$162]);na;[.H158])" office:value-type="float" office:value="0.023443513785419" calcext:value-type="float">
            <text:p>0,0234435138</text:p>
          </table:table-cell>
          <table:table-cell table:formula="of:=IF(OR([.I158]&lt;[.I$161];[.I158]&gt;[.I$162]);na;[.I158])" office:value-type="float" office:value="0.384573611106609" calcext:value-type="float">
            <text:p>0,3845736111</text:p>
          </table:table-cell>
          <table:table-cell table:formula="of:=IF(OR([.J158]&lt;[.J$161];[.J158]&gt;[.J$162]);na;[.J158])" office:value-type="float" office:value="0.0609320934958246" calcext:value-type="float">
            <text:p>0,0609320935</text:p>
          </table:table-cell>
          <table:table-cell table:formula="of:=IF(OR([.K158]&lt;[.K$161];[.K158]&gt;[.K$162]);na;[.K158])" office:value-type="float" office:value="0.0610751389862669" calcext:value-type="float">
            <text:p>0,061075139</text:p>
          </table:table-cell>
          <table:table-cell table:formula="of:=IF(OR([.L158]&lt;[.L$161];[.L158]&gt;[.L$162]);na;[.L158])" office:value-type="float" office:value="0.0207740766786847" calcext:value-type="float">
            <text:p>0,0207740767</text:p>
          </table:table-cell>
          <table:table-cell table:formula="of:=IF(OR([.M158]&lt;[.M$161];[.M158]&gt;[.M$162]);na;[.M158])" office:value-type="float" office:value="0.244132924158029" calcext:value-type="float">
            <text:p>0,2441329242</text:p>
          </table:table-cell>
          <table:table-cell table:formula="of:=IF(OR([.N158]&lt;[.N$161];[.N158]&gt;[.N$162]);na;[.N158])" office:value-type="float" office:value="0.0787691411010498" calcext:value-type="float">
            <text:p>0,0787691411</text:p>
          </table:table-cell>
          <table:table-cell table:formula="of:=IF(OR([.O158]&lt;[.O$161];[.O158]&gt;[.O$162]);na;[.O158])" office:value-type="float" office:value="0.289166097532111" calcext:value-type="float">
            <text:p>0,2891660975</text:p>
          </table:table-cell>
          <table:table-cell table:formula="of:=IF(OR([.P158]&lt;[.P$161];[.P158]&gt;[.P$162]);na;[.P158])" office:value-type="float" office:value="0.0272229030353844" calcext:value-type="float">
            <text:p>0,027222903</text:p>
          </table:table-cell>
          <table:table-cell table:formula="of:=IF(OR([.Q158]&lt;[.Q$161];[.Q158]&gt;[.Q$162]);na;[.Q158])" office:value-type="float" office:value="0.0145644387352235" calcext:value-type="float">
            <text:p>0,0145644387</text:p>
          </table:table-cell>
          <table:table-cell table:formula="of:=IF(OR([.R158]&lt;[.R$161];[.R158]&gt;[.R$162]);na;[.R158])" office:value-type="float" office:value="0.100110295007438" calcext:value-type="float">
            <text:p>0,100110295</text:p>
          </table:table-cell>
          <table:table-cell table:formula="of:=IF(OR([.S158]&lt;[.S$161];[.S158]&gt;[.S$162]);na;[.S158])" office:value-type="float" office:value="0.343239958222947" calcext:value-type="float">
            <text:p>0,3432399582</text:p>
          </table:table-cell>
          <table:table-cell table:formula="of:=IF(OR([.T158]&lt;[.T$161];[.T158]&gt;[.T$162]);na;[.T158])" office:value-type="float" office:value="0.200989146126954" calcext:value-type="float">
            <text:p>0,2009891461</text:p>
          </table:table-cell>
          <table:table-cell table:formula="of:=IF(OR([.U158]&lt;[.U$161];[.U158]&gt;[.U$162]);na;[.U158])" office:value-type="float" office:value="0.264779371191404" calcext:value-type="float">
            <text:p>0,2647793712</text:p>
          </table:table-cell>
          <table:table-cell table:formula="of:=IF(OR([.V158]&lt;[.V$161];[.V158]&gt;[.V$162]);na;[.V158])" office:value-type="float" office:value="0.263183102779111" calcext:value-type="float">
            <text:p>0,2631831028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159]&lt;[.B$161];[.B159]&gt;[.B$162]);na;[.B159])" office:value-type="float" office:value="0.0660312472025068" calcext:value-type="float">
            <text:p>0,0660312472</text:p>
          </table:table-cell>
          <table:table-cell table:formula="of:=IF(OR([.C159]&lt;[.C$161];[.C159]&gt;[.C$162]);na;[.C159])" office:value-type="float" office:value="0.0214543009787441" calcext:value-type="float">
            <text:p>0,021454301</text:p>
          </table:table-cell>
          <table:table-cell table:formula="of:=IF(OR([.D159]&lt;[.D$161];[.D159]&gt;[.D$162]);na;[.D159])" office:value-type="float" office:value="0.0277042268615495" calcext:value-type="float">
            <text:p>0,0277042269</text:p>
          </table:table-cell>
          <table:table-cell table:formula="of:=IF(OR([.E159]&lt;[.E$161];[.E159]&gt;[.E$162]);na;[.E159])" office:value-type="float" office:value="1" calcext:value-type="float">
            <text:p>1</text:p>
          </table:table-cell>
          <table:table-cell table:formula="of:=IF(OR([.F159]&lt;[.F$161];[.F159]&gt;[.F$162]);na;[.F159])" office:value-type="float" office:value="0.0116881064613591" calcext:value-type="float">
            <text:p>0,0116881065</text:p>
          </table:table-cell>
          <table:table-cell table:formula="of:=IF(OR([.G159]&lt;[.G$161];[.G159]&gt;[.G$162]);na;[.G159])" office:value-type="float" office:value="0.258727480990008" calcext:value-type="float">
            <text:p>0,258727481</text:p>
          </table:table-cell>
          <table:table-cell table:formula="of:=IF(OR([.H159]&lt;[.H$161];[.H159]&gt;[.H$162]);na;[.H159])" office:value-type="float" office:value="0.0225273690323662" calcext:value-type="float">
            <text:p>0,022527369</text:p>
          </table:table-cell>
          <table:table-cell table:formula="of:=IF(OR([.I159]&lt;[.I$161];[.I159]&gt;[.I$162]);na;[.I159])" office:value-type="float" office:value="0.377355720228564" calcext:value-type="float">
            <text:p>0,3773557202</text:p>
          </table:table-cell>
          <table:table-cell table:formula="of:=IF(OR([.J159]&lt;[.J$161];[.J159]&gt;[.J$162]);na;[.J159])" office:value-type="float" office:value="0.0578602918874394" calcext:value-type="float">
            <text:p>0,0578602919</text:p>
          </table:table-cell>
          <table:table-cell table:formula="of:=IF(OR([.K159]&lt;[.K$161];[.K159]&gt;[.K$162]);na;[.K159])" office:value-type="float" office:value="0.059052675524547" calcext:value-type="float">
            <text:p>0,0590526755</text:p>
          </table:table-cell>
          <table:table-cell table:formula="of:=IF(OR([.L159]&lt;[.L$161];[.L159]&gt;[.L$162]);na;[.L159])" office:value-type="float" office:value="0.0197497296066849" calcext:value-type="float">
            <text:p>0,0197497296</text:p>
          </table:table-cell>
          <table:table-cell table:formula="of:=IF(OR([.M159]&lt;[.M$161];[.M159]&gt;[.M$162]);na;[.M159])" office:value-type="float" office:value="0.232145202299539" calcext:value-type="float">
            <text:p>0,2321452023</text:p>
          </table:table-cell>
          <table:table-cell table:formula="of:=IF(OR([.N159]&lt;[.N$161];[.N159]&gt;[.N$162]);na;[.N159])" office:value-type="float" office:value="0.0808886628188053" calcext:value-type="float">
            <text:p>0,0808886628</text:p>
          </table:table-cell>
          <table:table-cell table:formula="of:=IF(OR([.O159]&lt;[.O$161];[.O159]&gt;[.O$162]);na;[.O159])" office:value-type="float" office:value="0.274663425201148" calcext:value-type="float">
            <text:p>0,2746634252</text:p>
          </table:table-cell>
          <table:table-cell table:formula="of:=IF(OR([.P159]&lt;[.P$161];[.P159]&gt;[.P$162]);na;[.P159])" office:value-type="float" office:value="0.0257389946239041" calcext:value-type="float">
            <text:p>0,0257389946</text:p>
          </table:table-cell>
          <table:table-cell table:formula="of:=IF(OR([.Q159]&lt;[.Q$161];[.Q159]&gt;[.Q$162]);na;[.Q159])" office:value-type="float" office:value="0.0143967224397522" calcext:value-type="float">
            <text:p>0,0143967224</text:p>
          </table:table-cell>
          <table:table-cell table:formula="of:=IF(OR([.R159]&lt;[.R$161];[.R159]&gt;[.R$162]);na;[.R159])" office:value-type="float" office:value="0.0964635163315135" calcext:value-type="float">
            <text:p>0,0964635163</text:p>
          </table:table-cell>
          <table:table-cell table:formula="of:=IF(OR([.S159]&lt;[.S$161];[.S159]&gt;[.S$162]);na;[.S159])" office:value-type="float" office:value="0.336266096255222" calcext:value-type="float">
            <text:p>0,3362660963</text:p>
          </table:table-cell>
          <table:table-cell table:formula="of:=IF(OR([.T159]&lt;[.T$161];[.T159]&gt;[.T$162]);na;[.T159])" office:value-type="float" office:value="0.192883921965888" calcext:value-type="float">
            <text:p>0,192883922</text:p>
          </table:table-cell>
          <table:table-cell table:formula="of:=IF(OR([.U159]&lt;[.U$161];[.U159]&gt;[.U$162]);na;[.U159])" office:value-type="float" office:value="0.261619339494037" calcext:value-type="float">
            <text:p>0,2616193395</text:p>
          </table:table-cell>
          <table:table-cell table:formula="of:=IF(OR([.V159]&lt;[.V$161];[.V159]&gt;[.V$162]);na;[.V159])" office:value-type="float" office:value="0.258311266403755" calcext:value-type="float">
            <text:p>0,258311266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0.0663808407650037" calcext:value-type="float">
            <text:p>0,06638084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00162312386375" calcext:value-type="float">
            <text:p>0,0100162312</text:p>
          </table:table-cell>
          <table:table-cell office:value-type="string" calcext:value-type="string">
            <text:p>NA</text:p>
          </table:table-cell>
          <table:table-cell office:value-type="float" office:value="0.0217951255628762" calcext:value-type="float">
            <text:p>0,0217951256</text:p>
          </table:table-cell>
          <table:table-cell office:value-type="string" calcext:value-type="string">
            <text:p>NA</text:p>
          </table:table-cell>
          <table:table-cell office:value-type="float" office:value="0.0634330722338424" calcext:value-type="float">
            <text:p>0,0634330722</text:p>
          </table:table-cell>
          <table:table-cell office:value-type="float" office:value="0.0657077018202312" calcext:value-type="float">
            <text:p>0,0657077018</text:p>
          </table:table-cell>
          <table:table-cell office:value-type="float" office:value="0.0241617210387906" calcext:value-type="float">
            <text:p>0,024161721</text:p>
          </table:table-cell>
          <table:table-cell office:value-type="float" office:value="0.238041752434819" calcext:value-type="float">
            <text:p>0,2380417524</text:p>
          </table:table-cell>
          <table:table-cell office:value-type="float" office:value="0.0806285203747317" calcext:value-type="float">
            <text:p>0,08062852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69964224972629" calcext:value-type="float">
            <text:p>0,0169964225</text:p>
          </table:table-cell>
          <table:table-cell office:value-type="float" office:value="0.100485348747198" calcext:value-type="float">
            <text:p>0,10048534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67179559082532" calcext:value-type="float">
            <text:p>0,2671795591</text:p>
          </table:table-cell>
          <table:table-cell office:value-type="float" office:value="0.292881348217175" calcext:value-type="float">
            <text:p>0,2928813482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0.0675946183862632" calcext:value-type="float">
            <text:p>0,06759461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43092022897477" calcext:value-type="float">
            <text:p>0,0143092023</text:p>
          </table:table-cell>
          <table:table-cell office:value-type="float" office:value="0.265198177344212" calcext:value-type="float">
            <text:p>0,2651981773</text:p>
          </table:table-cell>
          <table:table-cell office:value-type="float" office:value="0.0250360077890521" calcext:value-type="float">
            <text:p>0,0250360078</text:p>
          </table:table-cell>
          <table:table-cell office:value-type="float" office:value="0.42209855337176" calcext:value-type="float">
            <text:p>0,4220985534</text:p>
          </table:table-cell>
          <table:table-cell office:value-type="float" office:value="0.0645507658440337" calcext:value-type="float">
            <text:p>0,0645507658</text:p>
          </table:table-cell>
          <table:table-cell office:value-type="float" office:value="0.0658175991363434" calcext:value-type="float">
            <text:p>0,0658175991</text:p>
          </table:table-cell>
          <table:table-cell office:value-type="string" calcext:value-type="string">
            <text:p>NA</text:p>
          </table:table-cell>
          <table:table-cell office:value-type="float" office:value="0.248850365617912" calcext:value-type="float">
            <text:p>0,2488503656</text:p>
          </table:table-cell>
          <table:table-cell office:value-type="float" office:value="0.0867406581105492" calcext:value-type="float">
            <text:p>0,0867406581</text:p>
          </table:table-cell>
          <table:table-cell office:value-type="float" office:value="0.276809797240291" calcext:value-type="float">
            <text:p>0,2768097972</text:p>
          </table:table-cell>
          <table:table-cell office:value-type="float" office:value="0.0261494373972776" calcext:value-type="float">
            <text:p>0,0261494374</text:p>
          </table:table-cell>
          <table:table-cell office:value-type="string" calcext:value-type="string">
            <text:p>NA</text:p>
          </table:table-cell>
          <table:table-cell office:value-type="float" office:value="0.0986387099053873" calcext:value-type="float">
            <text:p>0,0986387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86274893873141" calcext:value-type="float">
            <text:p>0,2862748939</text:p>
          </table:table-cell>
          <table:table-cell office:value-type="float" office:value="0.291135990057598" calcext:value-type="float">
            <text:p>0,2911359901</text:p>
          </table:table-cell>
          <table:table-cell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0.0716511241584456" calcext:value-type="float">
            <text:p>0,0716511242</text:p>
          </table:table-cell>
          <table:table-cell office:value-type="string" calcext:value-type="string">
            <text:p>NA</text:p>
          </table:table-cell>
          <table:table-cell office:value-type="float" office:value="0.0323928440503376" calcext:value-type="float">
            <text:p>0,0323928441</text:p>
          </table:table-cell>
          <table:table-cell office:value-type="float" office:value="1" calcext:value-type="float">
            <text:p>1</text:p>
          </table:table-cell>
          <table:table-cell office:value-type="float" office:value="0.013577286999283" calcext:value-type="float">
            <text:p>0,013577287</text:p>
          </table:table-cell>
          <table:table-cell office:value-type="float" office:value="0.275361487197799" calcext:value-type="float">
            <text:p>0,2753614872</text:p>
          </table:table-cell>
          <table:table-cell office:value-type="float" office:value="0.0228851740010551" calcext:value-type="float">
            <text:p>0,022885174</text:p>
          </table:table-cell>
          <table:table-cell office:value-type="float" office:value="0.405692524991575" calcext:value-type="float">
            <text:p>0,405692525</text:p>
          </table:table-cell>
          <table:table-cell office:value-type="float" office:value="0.0663134628892715" calcext:value-type="float">
            <text:p>0,0663134629</text:p>
          </table:table-cell>
          <table:table-cell office:value-type="string" calcext:value-type="string">
            <text:p>NA</text:p>
          </table:table-cell>
          <table:table-cell office:value-type="float" office:value="0.0224918974716116" calcext:value-type="float">
            <text:p>0,02249189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75910528749752" calcext:value-type="float">
            <text:p>0,2759105287</text:p>
          </table:table-cell>
          <table:table-cell office:value-type="float" office:value="0.0230779616936689" calcext:value-type="float">
            <text:p>0,0230779617</text:p>
          </table:table-cell>
          <table:table-cell office:value-type="float" office:value="0.0175168689677739" calcext:value-type="float">
            <text:p>0,017516869</text:p>
          </table:table-cell>
          <table:table-cell office:value-type="float" office:value="0.0989815737080935" calcext:value-type="float">
            <text:p>0,0989815737</text:p>
          </table:table-cell>
          <table:table-cell office:value-type="float" office:value="0.366011307334539" calcext:value-type="float">
            <text:p>0,3660113073</text:p>
          </table:table-cell>
          <table:table-cell office:value-type="float" office:value="0.213719402592403" calcext:value-type="float">
            <text:p>0,2137194026</text:p>
          </table:table-cell>
          <table:table-cell office:value-type="float" office:value="0.278895758482254" calcext:value-type="float">
            <text:p>0,2788957585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office:value-type="float" office:value="0.0699024340717701" calcext:value-type="float">
            <text:p>0,0699024341</text:p>
          </table:table-cell>
          <table:table-cell office:value-type="float" office:value="0.0299638189513299" calcext:value-type="float">
            <text:p>0,029963819</text:p>
          </table:table-cell>
          <table:table-cell office:value-type="float" office:value="0.0354528617976382" calcext:value-type="float">
            <text:p>0,0354528618</text:p>
          </table:table-cell>
          <table:table-cell office:value-type="float" office:value="1" calcext:value-type="float">
            <text:p>1</text:p>
          </table:table-cell>
          <table:table-cell office:value-type="float" office:value="0.0148372574368251" calcext:value-type="float">
            <text:p>0,0148372574</text:p>
          </table:table-cell>
          <table:table-cell office:value-type="float" office:value="0.277395794287919" calcext:value-type="float">
            <text:p>0,2773957943</text:p>
          </table:table-cell>
          <table:table-cell office:value-type="float" office:value="0.0221427895332235" calcext:value-type="float">
            <text:p>0,0221427895</text:p>
          </table:table-cell>
          <table:table-cell office:value-type="float" office:value="0.393266425468752" calcext:value-type="float">
            <text:p>0,3932664255</text:p>
          </table:table-cell>
          <table:table-cell office:value-type="string" calcext:value-type="string">
            <text:p>NA</text:p>
          </table:table-cell>
          <table:table-cell office:value-type="float" office:value="0.0627638049013624" calcext:value-type="float">
            <text:p>0,0627638049</text:p>
          </table:table-cell>
          <table:table-cell office:value-type="string" calcext:value-type="string">
            <text:p>NA</text:p>
          </table:table-cell>
          <table:table-cell office:value-type="float" office:value="0.249567558475417" calcext:value-type="float">
            <text:p>0,2495675585</text:p>
          </table:table-cell>
          <table:table-cell office:value-type="float" office:value="0.0860098470258741" calcext:value-type="float">
            <text:p>0,086009847</text:p>
          </table:table-cell>
          <table:table-cell office:value-type="float" office:value="0.279804284770376" calcext:value-type="float">
            <text:p>0,2798042848</text:p>
          </table:table-cell>
          <table:table-cell office:value-type="float" office:value="0.0276183031594286" calcext:value-type="float">
            <text:p>0,0276183032</text:p>
          </table:table-cell>
          <table:table-cell office:value-type="string" calcext:value-type="string">
            <text:p>NA</text:p>
          </table:table-cell>
          <table:table-cell office:value-type="float" office:value="0.101963520389522" calcext:value-type="float">
            <text:p>0,10196352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89409435417647" calcext:value-type="float">
            <text:p>0,2894094354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office:value-type="float" office:value="0.0685368166009903" calcext:value-type="float">
            <text:p>0,0685368166</text:p>
          </table:table-cell>
          <table:table-cell office:value-type="float" office:value="0.0262511728048347" calcext:value-type="float">
            <text:p>0,0262511728</text:p>
          </table:table-cell>
          <table:table-cell office:value-type="float" office:value="0.0300282908419263" calcext:value-type="float">
            <text:p>0,0300282908</text:p>
          </table:table-cell>
          <table:table-cell office:value-type="float" office:value="1" calcext:value-type="float">
            <text:p>1</text:p>
          </table:table-cell>
          <table:table-cell office:value-type="float" office:value="0.0103209620434824" calcext:value-type="float">
            <text:p>0,010320962</text:p>
          </table:table-cell>
          <table:table-cell office:value-type="float" office:value="0.26817237414375" calcext:value-type="float">
            <text:p>0,2681723741</text:p>
          </table:table-cell>
          <table:table-cell office:value-type="float" office:value="0.0218211781443756" calcext:value-type="float">
            <text:p>0,0218211781</text:p>
          </table:table-cell>
          <table:table-cell office:value-type="float" office:value="0.364797102166905" calcext:value-type="float">
            <text:p>0,3647971022</text:p>
          </table:table-cell>
          <table:table-cell office:value-type="float" office:value="0.0641935115796501" calcext:value-type="float">
            <text:p>0,0641935116</text:p>
          </table:table-cell>
          <table:table-cell office:value-type="float" office:value="0.0634618619032387" calcext:value-type="float">
            <text:p>0,0634618619</text:p>
          </table:table-cell>
          <table:table-cell office:value-type="float" office:value="0.0206931552766218" calcext:value-type="float">
            <text:p>0,0206931553</text:p>
          </table:table-cell>
          <table:table-cell office:value-type="float" office:value="0.243045092171762" calcext:value-type="float">
            <text:p>0,2430450922</text:p>
          </table:table-cell>
          <table:table-cell office:value-type="float" office:value="0.0827100287093332" calcext:value-type="float">
            <text:p>0,0827100287</text:p>
          </table:table-cell>
          <table:table-cell office:value-type="float" office:value="0.274099532713687" calcext:value-type="float">
            <text:p>0,2740995327</text:p>
          </table:table-cell>
          <table:table-cell office:value-type="float" office:value="0.0258020802869491" calcext:value-type="float">
            <text:p>0,0258020803</text:p>
          </table:table-cell>
          <table:table-cell office:value-type="float" office:value="0.0163595042600562" calcext:value-type="float">
            <text:p>0,0163595043</text:p>
          </table:table-cell>
          <table:table-cell office:value-type="float" office:value="0.0949294455039551" calcext:value-type="float">
            <text:p>0,0949294455</text:p>
          </table:table-cell>
          <table:table-cell office:value-type="float" office:value="0.362907576237083" calcext:value-type="float">
            <text:p>0,3629075762</text:p>
          </table:table-cell>
          <table:table-cell office:value-type="float" office:value="0.198067333208466" calcext:value-type="float">
            <text:p>0,1980673332</text:p>
          </table:table-cell>
          <table:table-cell office:value-type="float" office:value="0.264796735798179" calcext:value-type="float">
            <text:p>0,2647967358</text:p>
          </table:table-cell>
          <table:table-cell office:value-type="float" office:value="0.269763894996608" calcext:value-type="float">
            <text:p>0,269763895</text:p>
          </table:table-cell>
          <table:table-cell table:number-columns-repeated="1002"/>
        </table:table-row>
        <table:table-row table:style-name="ro1">
          <table:table-cell table:style-name="Default" office:value-type="float" office:value="37.1" calcext:value-type="float">
            <text:p>37,1</text:p>
          </table:table-cell>
          <table:table-cell office:value-type="float" office:value="0.068158274415093" calcext:value-type="float">
            <text:p>0,0681582744</text:p>
          </table:table-cell>
          <table:table-cell office:value-type="float" office:value="0.026276424943936" calcext:value-type="float">
            <text:p>0,0262764249</text:p>
          </table:table-cell>
          <table:table-cell office:value-type="float" office:value="0.0289928019246552" calcext:value-type="float">
            <text:p>0,0289928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257824139817144" calcext:value-type="float">
            <text:p>0,2578241398</text:p>
          </table:table-cell>
          <table:table-cell office:value-type="float" office:value="0.0214250033038599" calcext:value-type="float">
            <text:p>0,0214250033</text:p>
          </table:table-cell>
          <table:table-cell office:value-type="float" office:value="0.346310181282091" calcext:value-type="float">
            <text:p>0,3463101813</text:p>
          </table:table-cell>
          <table:table-cell office:value-type="float" office:value="0.0602965168372566" calcext:value-type="float">
            <text:p>0,0602965168</text:p>
          </table:table-cell>
          <table:table-cell office:value-type="float" office:value="0.0637928815188189" calcext:value-type="float">
            <text:p>0,0637928815</text:p>
          </table:table-cell>
          <table:table-cell office:value-type="float" office:value="0.0206103099794239" calcext:value-type="float">
            <text:p>0,02061031</text:p>
          </table:table-cell>
          <table:table-cell office:value-type="string" calcext:value-type="string">
            <text:p>NA</text:p>
          </table:table-cell>
          <table:table-cell office:value-type="float" office:value="0.0756500836966579" calcext:value-type="float">
            <text:p>0,07565008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51275715192557" calcext:value-type="float">
            <text:p>0,0151275715</text:p>
          </table:table-cell>
          <table:table-cell office:value-type="string" calcext:value-type="string">
            <text:p>NA</text:p>
          </table:table-cell>
          <table:table-cell office:value-type="float" office:value="0.338609538204962" calcext:value-type="float">
            <text:p>0,3386095382</text:p>
          </table:table-cell>
          <table:table-cell office:value-type="float" office:value="0.194572462008012" calcext:value-type="float">
            <text:p>0,194572462</text:p>
          </table:table-cell>
          <table:table-cell office:value-type="string" calcext:value-type="string">
            <text:p>NA</text:p>
          </table:table-cell>
          <table:table-cell office:value-type="float" office:value="0.249599904615415" calcext:value-type="float">
            <text:p>0,2495999046</text:p>
          </table:table-cell>
          <table:table-cell table:number-columns-repeated="1002"/>
        </table:table-row>
        <table:table-row table:style-name="ro1">
          <table:table-cell table:style-name="Default" office:value-type="float" office:value="38.9" calcext:value-type="float">
            <text:p>38,9</text:p>
          </table:table-cell>
          <table:table-cell office:value-type="float" office:value="0.0676469747461417" calcext:value-type="float">
            <text:p>0,0676469747</text:p>
          </table:table-cell>
          <table:table-cell office:value-type="float" office:value="0.0233441598888985" calcext:value-type="float">
            <text:p>0,0233441599</text:p>
          </table:table-cell>
          <table:table-cell office:value-type="float" office:value="0.029515682992315" calcext:value-type="float">
            <text:p>0,029515683</text:p>
          </table:table-cell>
          <table:table-cell office:value-type="float" office:value="1" calcext:value-type="float">
            <text:p>1</text:p>
          </table:table-cell>
          <table:table-cell office:value-type="float" office:value="0.00968282306926726" calcext:value-type="float">
            <text:p>0,0096828231</text:p>
          </table:table-cell>
          <table:table-cell office:value-type="float" office:value="0.256445075226124" calcext:value-type="float">
            <text:p>0,2564450752</text:p>
          </table:table-cell>
          <table:table-cell office:value-type="float" office:value="0.0242795635368624" calcext:value-type="float">
            <text:p>0,0242795635</text:p>
          </table:table-cell>
          <table:table-cell office:value-type="float" office:value="0.357144338976982" calcext:value-type="float">
            <text:p>0,357144339</text:p>
          </table:table-cell>
          <table:table-cell office:value-type="float" office:value="0.0592168209827465" calcext:value-type="float">
            <text:p>0,059216821</text:p>
          </table:table-cell>
          <table:table-cell office:value-type="float" office:value="0.059564913133655" calcext:value-type="float">
            <text:p>0,0595649131</text:p>
          </table:table-cell>
          <table:table-cell office:value-type="float" office:value="0.0199062498582385" calcext:value-type="float">
            <text:p>0,0199062499</text:p>
          </table:table-cell>
          <table:table-cell office:value-type="float" office:value="0.228346378828349" calcext:value-type="float">
            <text:p>0,2283463788</text:p>
          </table:table-cell>
          <table:table-cell office:value-type="float" office:value="0.0775250696074293" calcext:value-type="float">
            <text:p>0,0775250696</text:p>
          </table:table-cell>
          <table:table-cell office:value-type="float" office:value="0.268961767476059" calcext:value-type="float">
            <text:p>0,2689617675</text:p>
          </table:table-cell>
          <table:table-cell office:value-type="float" office:value="0.0234749304645765" calcext:value-type="float">
            <text:p>0,0234749305</text:p>
          </table:table-cell>
          <table:table-cell office:value-type="float" office:value="0.015125159201875" calcext:value-type="float">
            <text:p>0,0151251592</text:p>
          </table:table-cell>
          <table:table-cell office:value-type="float" office:value="0.0896775564033414" calcext:value-type="float">
            <text:p>0,0896775564</text:p>
          </table:table-cell>
          <table:table-cell office:value-type="float" office:value="0.348856468720338" calcext:value-type="float">
            <text:p>0,3488564687</text:p>
          </table:table-cell>
          <table:table-cell office:value-type="float" office:value="0.190189621015031" calcext:value-type="float">
            <text:p>0,190189621</text:p>
          </table:table-cell>
          <table:table-cell office:value-type="float" office:value="0.270086978474123" calcext:value-type="float">
            <text:p>0,2700869785</text:p>
          </table:table-cell>
          <table:table-cell office:value-type="float" office:value="0.263441721058865" calcext:value-type="float">
            <text:p>0,2634417211</text:p>
          </table:table-cell>
          <table:table-cell table:number-columns-repeated="1002"/>
        </table:table-row>
        <table:table-row table:style-name="ro1">
          <table:table-cell table:style-name="Default" office:value-type="float" office:value="40.7" calcext:value-type="float">
            <text:p>40,7</text:p>
          </table:table-cell>
          <table:table-cell office:value-type="float" office:value="0.0665061412588472" calcext:value-type="float">
            <text:p>0,0665061413</text:p>
          </table:table-cell>
          <table:table-cell office:value-type="float" office:value="0.0225739328660652" calcext:value-type="float">
            <text:p>0,0225739329</text:p>
          </table:table-cell>
          <table:table-cell office:value-type="float" office:value="0.0335053706294422" calcext:value-type="float">
            <text:p>0,0335053706</text:p>
          </table:table-cell>
          <table:table-cell office:value-type="float" office:value="1" calcext:value-type="float">
            <text:p>1</text:p>
          </table:table-cell>
          <table:table-cell office:value-type="float" office:value="0.0115380403052255" calcext:value-type="float">
            <text:p>0,0115380403</text:p>
          </table:table-cell>
          <table:table-cell office:value-type="float" office:value="0.258433559267014" calcext:value-type="float">
            <text:p>0,2584335593</text:p>
          </table:table-cell>
          <table:table-cell office:value-type="float" office:value="0.0226565028951661" calcext:value-type="float">
            <text:p>0,0226565029</text:p>
          </table:table-cell>
          <table:table-cell office:value-type="float" office:value="0.406149905468368" calcext:value-type="float">
            <text:p>0,4061499055</text:p>
          </table:table-cell>
          <table:table-cell office:value-type="float" office:value="0.0606901975170121" calcext:value-type="float">
            <text:p>0,0606901975</text:p>
          </table:table-cell>
          <table:table-cell office:value-type="float" office:value="0.0592066796475421" calcext:value-type="float">
            <text:p>0,0592066796</text:p>
          </table:table-cell>
          <table:table-cell office:value-type="float" office:value="0.0196399219121134" calcext:value-type="float">
            <text:p>0,0196399219</text:p>
          </table:table-cell>
          <table:table-cell office:value-type="float" office:value="0.235360374576888" calcext:value-type="float">
            <text:p>0,2353603746</text:p>
          </table:table-cell>
          <table:table-cell office:value-type="float" office:value="0.0767938861136498" calcext:value-type="float">
            <text:p>0,0767938861</text:p>
          </table:table-cell>
          <table:table-cell office:value-type="float" office:value="0.271010565438607" calcext:value-type="float">
            <text:p>0,2710105654</text:p>
          </table:table-cell>
          <table:table-cell office:value-type="float" office:value="0.0246198804091385" calcext:value-type="float">
            <text:p>0,0246198804</text:p>
          </table:table-cell>
          <table:table-cell office:value-type="float" office:value="0.0139815517291351" calcext:value-type="float">
            <text:p>0,0139815517</text:p>
          </table:table-cell>
          <table:table-cell office:value-type="float" office:value="0.0893600991337254" calcext:value-type="float">
            <text:p>0,0893600991</text:p>
          </table:table-cell>
          <table:table-cell office:value-type="float" office:value="0.357921958238425" calcext:value-type="float">
            <text:p>0,3579219582</text:p>
          </table:table-cell>
          <table:table-cell office:value-type="float" office:value="0.192323731561286" calcext:value-type="float">
            <text:p>0,1923237316</text:p>
          </table:table-cell>
          <table:table-cell office:value-type="float" office:value="0.259054334878531" calcext:value-type="float">
            <text:p>0,2590543349</text:p>
          </table:table-cell>
          <table:table-cell office:value-type="float" office:value="0.260788999219868" calcext:value-type="float">
            <text:p>0,2607889992</text:p>
          </table:table-cell>
          <table:table-cell table:number-columns-repeated="1002"/>
        </table:table-row>
        <table:table-row table:style-name="ro1">
          <table:table-cell table:style-name="Default" office:value-type="float" office:value="42.4" calcext:value-type="float">
            <text:p>42,4</text:p>
          </table:table-cell>
          <table:table-cell office:value-type="float" office:value="0.0696958141220005" calcext:value-type="float">
            <text:p>0,0696958141</text:p>
          </table:table-cell>
          <table:table-cell office:value-type="float" office:value="0.0231746164904881" calcext:value-type="float">
            <text:p>0,0231746165</text:p>
          </table:table-cell>
          <table:table-cell office:value-type="float" office:value="0.0289127092763117" calcext:value-type="float">
            <text:p>0,0289127093</text:p>
          </table:table-cell>
          <table:table-cell office:value-type="float" office:value="1" calcext:value-type="float">
            <text:p>1</text:p>
          </table:table-cell>
          <table:table-cell office:value-type="float" office:value="0.0100040748036727" calcext:value-type="float">
            <text:p>0,0100040748</text:p>
          </table:table-cell>
          <table:table-cell office:value-type="float" office:value="0.265145201015923" calcext:value-type="float">
            <text:p>0,265145201</text:p>
          </table:table-cell>
          <table:table-cell office:value-type="float" office:value="0.0228854524707544" calcext:value-type="float">
            <text:p>0,0228854525</text:p>
          </table:table-cell>
          <table:table-cell office:value-type="float" office:value="0.354902704684697" calcext:value-type="float">
            <text:p>0,3549027047</text:p>
          </table:table-cell>
          <table:table-cell office:value-type="float" office:value="0.0607833605837149" calcext:value-type="float">
            <text:p>0,0607833606</text:p>
          </table:table-cell>
          <table:table-cell office:value-type="float" office:value="0.0587471590822893" calcext:value-type="float">
            <text:p>0,0587471591</text:p>
          </table:table-cell>
          <table:table-cell office:value-type="float" office:value="0.0195226141267618" calcext:value-type="float">
            <text:p>0,0195226141</text:p>
          </table:table-cell>
          <table:table-cell office:value-type="float" office:value="0.235309767602153" calcext:value-type="float">
            <text:p>0,2353097676</text:p>
          </table:table-cell>
          <table:table-cell office:value-type="float" office:value="0.0807362781128027" calcext:value-type="float">
            <text:p>0,0807362781</text:p>
          </table:table-cell>
          <table:table-cell office:value-type="float" office:value="0.269310621640458" calcext:value-type="float">
            <text:p>0,2693106216</text:p>
          </table:table-cell>
          <table:table-cell office:value-type="float" office:value="0.025160195533227" calcext:value-type="float">
            <text:p>0,0251601955</text:p>
          </table:table-cell>
          <table:table-cell office:value-type="float" office:value="0.0157467105237932" calcext:value-type="float">
            <text:p>0,0157467105</text:p>
          </table:table-cell>
          <table:table-cell office:value-type="float" office:value="0.0931637624618523" calcext:value-type="float">
            <text:p>0,0931637625</text:p>
          </table:table-cell>
          <table:table-cell office:value-type="float" office:value="0.344774453565026" calcext:value-type="float">
            <text:p>0,3447744536</text:p>
          </table:table-cell>
          <table:table-cell office:value-type="float" office:value="0.197639047882327" calcext:value-type="float">
            <text:p>0,1976390479</text:p>
          </table:table-cell>
          <table:table-cell office:value-type="float" office:value="0.266147980824916" calcext:value-type="float">
            <text:p>0,2661479808</text:p>
          </table:table-cell>
          <table:table-cell office:value-type="float" office:value="0.258486926468716" calcext:value-type="float">
            <text:p>0,2584869265</text:p>
          </table:table-cell>
          <table:table-cell table:number-columns-repeated="1002"/>
        </table:table-row>
        <table:table-row table:style-name="ro1">
          <table:table-cell table:style-name="Default" office:value-type="float" office:value="44.2" calcext:value-type="float">
            <text:p>44,2</text:p>
          </table:table-cell>
          <table:table-cell office:value-type="float" office:value="0.0682638312278884" calcext:value-type="float">
            <text:p>0,0682638312</text:p>
          </table:table-cell>
          <table:table-cell office:value-type="float" office:value="0.0193782385447419" calcext:value-type="float">
            <text:p>0,0193782385</text:p>
          </table:table-cell>
          <table:table-cell office:value-type="float" office:value="0.0349351397636282" calcext:value-type="float">
            <text:p>0,0349351398</text:p>
          </table:table-cell>
          <table:table-cell office:value-type="float" office:value="1" calcext:value-type="float">
            <text:p>1</text:p>
          </table:table-cell>
          <table:table-cell office:value-type="float" office:value="0.00870894567756739" calcext:value-type="float">
            <text:p>0,0087089457</text:p>
          </table:table-cell>
          <table:table-cell office:value-type="float" office:value="0.262990318948071" calcext:value-type="float">
            <text:p>0,2629903189</text:p>
          </table:table-cell>
          <table:table-cell office:value-type="float" office:value="0.0221769543198545" calcext:value-type="float">
            <text:p>0,0221769543</text:p>
          </table:table-cell>
          <table:table-cell office:value-type="float" office:value="0.359114178616261" calcext:value-type="float">
            <text:p>0,3591141786</text:p>
          </table:table-cell>
          <table:table-cell office:value-type="float" office:value="0.0584246937044412" calcext:value-type="float">
            <text:p>0,0584246937</text:p>
          </table:table-cell>
          <table:table-cell office:value-type="float" office:value="0.0586539092336028" calcext:value-type="float">
            <text:p>0,0586539092</text:p>
          </table:table-cell>
          <table:table-cell office:value-type="float" office:value="0.0201846810493547" calcext:value-type="float">
            <text:p>0,020184681</text:p>
          </table:table-cell>
          <table:table-cell office:value-type="float" office:value="0.228705098069883" calcext:value-type="float">
            <text:p>0,2287050981</text:p>
          </table:table-cell>
          <table:table-cell office:value-type="float" office:value="0.0784981484074601" calcext:value-type="float">
            <text:p>0,0784981484</text:p>
          </table:table-cell>
          <table:table-cell office:value-type="float" office:value="0.269948934405258" calcext:value-type="float">
            <text:p>0,2699489344</text:p>
          </table:table-cell>
          <table:table-cell office:value-type="float" office:value="0.0244585619895839" calcext:value-type="float">
            <text:p>0,024458562</text:p>
          </table:table-cell>
          <table:table-cell office:value-type="float" office:value="0.0156583351839589" calcext:value-type="float">
            <text:p>0,0156583352</text:p>
          </table:table-cell>
          <table:table-cell office:value-type="float" office:value="0.0910558947062747" calcext:value-type="float">
            <text:p>0,0910558947</text:p>
          </table:table-cell>
          <table:table-cell office:value-type="float" office:value="0.345347609623949" calcext:value-type="float">
            <text:p>0,3453476096</text:p>
          </table:table-cell>
          <table:table-cell office:value-type="float" office:value="0.190374980059073" calcext:value-type="float">
            <text:p>0,1903749801</text:p>
          </table:table-cell>
          <table:table-cell office:value-type="float" office:value="0.254348134825144" calcext:value-type="float">
            <text:p>0,2543481348</text:p>
          </table:table-cell>
          <table:table-cell office:value-type="float" office:value="0.243818999169544" calcext:value-type="float">
            <text:p>0,2438189992</text:p>
          </table:table-cell>
          <table:table-cell table:number-columns-repeated="1002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office:value-type="float" office:value="0.071481364678061" calcext:value-type="float">
            <text:p>0,0714813647</text:p>
          </table:table-cell>
          <table:table-cell office:value-type="float" office:value="0.020629072478317" calcext:value-type="float">
            <text:p>0,0206290725</text:p>
          </table:table-cell>
          <table:table-cell office:value-type="float" office:value="0.028347731477932" calcext:value-type="float">
            <text:p>0,0283477315</text:p>
          </table:table-cell>
          <table:table-cell office:value-type="float" office:value="1" calcext:value-type="float">
            <text:p>1</text:p>
          </table:table-cell>
          <table:table-cell office:value-type="float" office:value="0.0110244275593542" calcext:value-type="float">
            <text:p>0,0110244276</text:p>
          </table:table-cell>
          <table:table-cell office:value-type="float" office:value="0.27396186274683" calcext:value-type="float">
            <text:p>0,2739618627</text:p>
          </table:table-cell>
          <table:table-cell office:value-type="float" office:value="0.0226651919735854" calcext:value-type="float">
            <text:p>0,022665192</text:p>
          </table:table-cell>
          <table:table-cell office:value-type="float" office:value="0.365205298348851" calcext:value-type="float">
            <text:p>0,3652052983</text:p>
          </table:table-cell>
          <table:table-cell office:value-type="float" office:value="0.0625182921301268" calcext:value-type="float">
            <text:p>0,0625182921</text:p>
          </table:table-cell>
          <table:table-cell office:value-type="float" office:value="0.0571421745537664" calcext:value-type="float">
            <text:p>0,0571421746</text:p>
          </table:table-cell>
          <table:table-cell office:value-type="float" office:value="0.0210346526131802" calcext:value-type="float">
            <text:p>0,0210346526</text:p>
          </table:table-cell>
          <table:table-cell office:value-type="float" office:value="0.242304113205143" calcext:value-type="float">
            <text:p>0,2423041132</text:p>
          </table:table-cell>
          <table:table-cell office:value-type="float" office:value="0.0790774044728075" calcext:value-type="float">
            <text:p>0,0790774045</text:p>
          </table:table-cell>
          <table:table-cell office:value-type="float" office:value="0.282577979636171" calcext:value-type="float">
            <text:p>0,2825779796</text:p>
          </table:table-cell>
          <table:table-cell office:value-type="float" office:value="0.0241648559498926" calcext:value-type="float">
            <text:p>0,0241648559</text:p>
          </table:table-cell>
          <table:table-cell office:value-type="float" office:value="0.0154010057539312" calcext:value-type="float">
            <text:p>0,0154010058</text:p>
          </table:table-cell>
          <table:table-cell office:value-type="float" office:value="0.0978073315786836" calcext:value-type="float">
            <text:p>0,0978073316</text:p>
          </table:table-cell>
          <table:table-cell office:value-type="float" office:value="0.34875025682648" calcext:value-type="float">
            <text:p>0,3487502568</text:p>
          </table:table-cell>
          <table:table-cell office:value-type="float" office:value="0.193866856165282" calcext:value-type="float">
            <text:p>0,1938668562</text:p>
          </table:table-cell>
          <table:table-cell office:value-type="float" office:value="0.267519465226724" calcext:value-type="float">
            <text:p>0,2675194652</text:p>
          </table:table-cell>
          <table:table-cell office:value-type="float" office:value="0.263040375919904" calcext:value-type="float">
            <text:p>0,2630403759</text:p>
          </table:table-cell>
          <table:table-cell table:number-columns-repeated="1002"/>
        </table:table-row>
        <table:table-row table:style-name="ro1">
          <table:table-cell table:style-name="Default" office:value-type="float" office:value="47.7" calcext:value-type="float">
            <text:p>47,7</text:p>
          </table:table-cell>
          <table:table-cell office:value-type="float" office:value="0.0716541197081699" calcext:value-type="float">
            <text:p>0,0716541197</text:p>
          </table:table-cell>
          <table:table-cell office:value-type="float" office:value="0.0231673746809585" calcext:value-type="float">
            <text:p>0,0231673747</text:p>
          </table:table-cell>
          <table:table-cell office:value-type="float" office:value="0.0260648863648456" calcext:value-type="float">
            <text:p>0,0260648864</text:p>
          </table:table-cell>
          <table:table-cell office:value-type="float" office:value="1" calcext:value-type="float">
            <text:p>1</text:p>
          </table:table-cell>
          <table:table-cell office:value-type="float" office:value="0.0115839925126884" calcext:value-type="float">
            <text:p>0,0115839925</text:p>
          </table:table-cell>
          <table:table-cell office:value-type="float" office:value="0.271146354497942" calcext:value-type="float">
            <text:p>0,2711463545</text:p>
          </table:table-cell>
          <table:table-cell office:value-type="float" office:value="0.0221348491217277" calcext:value-type="float">
            <text:p>0,0221348491</text:p>
          </table:table-cell>
          <table:table-cell office:value-type="float" office:value="0.385716684480356" calcext:value-type="float">
            <text:p>0,3857166845</text:p>
          </table:table-cell>
          <table:table-cell office:value-type="float" office:value="0.0624831632308361" calcext:value-type="float">
            <text:p>0,0624831632</text:p>
          </table:table-cell>
          <table:table-cell office:value-type="float" office:value="0.0596498263092683" calcext:value-type="float">
            <text:p>0,0596498263</text:p>
          </table:table-cell>
          <table:table-cell office:value-type="float" office:value="0.0217567702872997" calcext:value-type="float">
            <text:p>0,0217567703</text:p>
          </table:table-cell>
          <table:table-cell office:value-type="float" office:value="0.245224544677896" calcext:value-type="float">
            <text:p>0,2452245447</text:p>
          </table:table-cell>
          <table:table-cell office:value-type="float" office:value="0.0795230934097973" calcext:value-type="float">
            <text:p>0,0795230934</text:p>
          </table:table-cell>
          <table:table-cell office:value-type="float" office:value="0.290130832149782" calcext:value-type="float">
            <text:p>0,2901308321</text:p>
          </table:table-cell>
          <table:table-cell office:value-type="float" office:value="0.0246276433906015" calcext:value-type="float">
            <text:p>0,0246276434</text:p>
          </table:table-cell>
          <table:table-cell office:value-type="float" office:value="0.0152104916945464" calcext:value-type="float">
            <text:p>0,0152104917</text:p>
          </table:table-cell>
          <table:table-cell office:value-type="float" office:value="0.0935048436588498" calcext:value-type="float">
            <text:p>0,0935048437</text:p>
          </table:table-cell>
          <table:table-cell office:value-type="float" office:value="0.34797339910326" calcext:value-type="float">
            <text:p>0,3479733991</text:p>
          </table:table-cell>
          <table:table-cell office:value-type="float" office:value="0.19786007537222" calcext:value-type="float">
            <text:p>0,1978600754</text:p>
          </table:table-cell>
          <table:table-cell office:value-type="float" office:value="0.280966953698849" calcext:value-type="float">
            <text:p>0,2809669537</text:p>
          </table:table-cell>
          <table:table-cell office:value-type="float" office:value="0.267952382779195" calcext:value-type="float">
            <text:p>0,2679523828</text:p>
          </table:table-cell>
          <table:table-cell table:number-columns-repeated="1002"/>
        </table:table-row>
        <table:table-row table:style-name="ro1">
          <table:table-cell table:style-name="Default" office:value-type="float" office:value="49.5" calcext:value-type="float">
            <text:p>49,5</text:p>
          </table:table-cell>
          <table:table-cell office:value-type="float" office:value="0.0721051160208099" calcext:value-type="float">
            <text:p>0,072105116</text:p>
          </table:table-cell>
          <table:table-cell office:value-type="float" office:value="0.0211983790240423" calcext:value-type="float">
            <text:p>0,021198379</text:p>
          </table:table-cell>
          <table:table-cell office:value-type="float" office:value="0.03057950522103" calcext:value-type="float">
            <text:p>0,0305795052</text:p>
          </table:table-cell>
          <table:table-cell office:value-type="float" office:value="1" calcext:value-type="float">
            <text:p>1</text:p>
          </table:table-cell>
          <table:table-cell office:value-type="float" office:value="0.00808822443784873" calcext:value-type="float">
            <text:p>0,0080882244</text:p>
          </table:table-cell>
          <table:table-cell office:value-type="float" office:value="0.279422250027628" calcext:value-type="float">
            <text:p>0,27942225</text:p>
          </table:table-cell>
          <table:table-cell office:value-type="float" office:value="0.0236451868028313" calcext:value-type="float">
            <text:p>0,0236451868</text:p>
          </table:table-cell>
          <table:table-cell office:value-type="float" office:value="0.384391560935028" calcext:value-type="float">
            <text:p>0,3843915609</text:p>
          </table:table-cell>
          <table:table-cell office:value-type="float" office:value="0.0623541324197726" calcext:value-type="float">
            <text:p>0,0623541324</text:p>
          </table:table-cell>
          <table:table-cell office:value-type="float" office:value="0.0608432426969808" calcext:value-type="float">
            <text:p>0,0608432427</text:p>
          </table:table-cell>
          <table:table-cell office:value-type="float" office:value="0.0225105309890699" calcext:value-type="float">
            <text:p>0,022510531</text:p>
          </table:table-cell>
          <table:table-cell office:value-type="float" office:value="0.243733404240605" calcext:value-type="float">
            <text:p>0,2437334042</text:p>
          </table:table-cell>
          <table:table-cell office:value-type="float" office:value="0.084367094868756" calcext:value-type="float">
            <text:p>0,0843670949</text:p>
          </table:table-cell>
          <table:table-cell office:value-type="float" office:value="0.297202631287913" calcext:value-type="float">
            <text:p>0,2972026313</text:p>
          </table:table-cell>
          <table:table-cell office:value-type="float" office:value="0.025330686151764" calcext:value-type="float">
            <text:p>0,0253306862</text:p>
          </table:table-cell>
          <table:table-cell office:value-type="float" office:value="0.0153564745885012" calcext:value-type="float">
            <text:p>0,0153564746</text:p>
          </table:table-cell>
          <table:table-cell office:value-type="float" office:value="0.0966794018411887" calcext:value-type="float">
            <text:p>0,0966794018</text:p>
          </table:table-cell>
          <table:table-cell office:value-type="float" office:value="0.349459910028118" calcext:value-type="float">
            <text:p>0,34945991</text:p>
          </table:table-cell>
          <table:table-cell office:value-type="float" office:value="0.201046937634201" calcext:value-type="float">
            <text:p>0,2010469376</text:p>
          </table:table-cell>
          <table:table-cell office:value-type="float" office:value="0.279685959744661" calcext:value-type="float">
            <text:p>0,2796859597</text:p>
          </table:table-cell>
          <table:table-cell office:value-type="float" office:value="0.279874096814334" calcext:value-type="float">
            <text:p>0,2798740968</text:p>
          </table:table-cell>
          <table:table-cell table:number-columns-repeated="1002"/>
        </table:table-row>
        <table:table-row table:style-name="ro1">
          <table:table-cell table:style-name="Default" office:value-type="float" office:value="51.3" calcext:value-type="float">
            <text:p>51,3</text:p>
          </table:table-cell>
          <table:table-cell office:value-type="float" office:value="0.0717804782100609" calcext:value-type="float">
            <text:p>0,0717804782</text:p>
          </table:table-cell>
          <table:table-cell office:value-type="float" office:value="0.0211382875700516" calcext:value-type="float">
            <text:p>0,0211382876</text:p>
          </table:table-cell>
          <table:table-cell office:value-type="float" office:value="0.0302924526025883" calcext:value-type="float">
            <text:p>0,0302924526</text:p>
          </table:table-cell>
          <table:table-cell office:value-type="float" office:value="1" calcext:value-type="float">
            <text:p>1</text:p>
          </table:table-cell>
          <table:table-cell office:value-type="float" office:value="0.0117814771311863" calcext:value-type="float">
            <text:p>0,0117814771</text:p>
          </table:table-cell>
          <table:table-cell office:value-type="float" office:value="0.269591804141276" calcext:value-type="float">
            <text:p>0,2695918041</text:p>
          </table:table-cell>
          <table:table-cell office:value-type="float" office:value="0.0234234841371923" calcext:value-type="float">
            <text:p>0,0234234841</text:p>
          </table:table-cell>
          <table:table-cell office:value-type="float" office:value="0.378909844078581" calcext:value-type="float">
            <text:p>0,3789098441</text:p>
          </table:table-cell>
          <table:table-cell office:value-type="float" office:value="0.061051028519896" calcext:value-type="float">
            <text:p>0,0610510285</text:p>
          </table:table-cell>
          <table:table-cell office:value-type="float" office:value="0.0603509064361824" calcext:value-type="float">
            <text:p>0,0603509064</text:p>
          </table:table-cell>
          <table:table-cell office:value-type="float" office:value="0.0212493652065603" calcext:value-type="float">
            <text:p>0,0212493652</text:p>
          </table:table-cell>
          <table:table-cell office:value-type="float" office:value="0.245750358245815" calcext:value-type="float">
            <text:p>0,2457503582</text:p>
          </table:table-cell>
          <table:table-cell office:value-type="float" office:value="0.0854312637588425" calcext:value-type="float">
            <text:p>0,0854312638</text:p>
          </table:table-cell>
          <table:table-cell office:value-type="float" office:value="0.299343433668746" calcext:value-type="float">
            <text:p>0,2993434337</text:p>
          </table:table-cell>
          <table:table-cell office:value-type="float" office:value="0.0265219839410968" calcext:value-type="float">
            <text:p>0,0265219839</text:p>
          </table:table-cell>
          <table:table-cell office:value-type="float" office:value="0.0144519163035691" calcext:value-type="float">
            <text:p>0,0144519163</text:p>
          </table:table-cell>
          <table:table-cell office:value-type="float" office:value="0.0943218013438979" calcext:value-type="float">
            <text:p>0,0943218013</text:p>
          </table:table-cell>
          <table:table-cell office:value-type="float" office:value="0.351845322347461" calcext:value-type="float">
            <text:p>0,3518453223</text:p>
          </table:table-cell>
          <table:table-cell office:value-type="float" office:value="0.199728357257262" calcext:value-type="float">
            <text:p>0,1997283573</text:p>
          </table:table-cell>
          <table:table-cell office:value-type="float" office:value="0.292302724542415" calcext:value-type="float">
            <text:p>0,2923027245</text:p>
          </table:table-cell>
          <table:table-cell office:value-type="float" office:value="0.278366977302558" calcext:value-type="float">
            <text:p>0,2783669773</text:p>
          </table:table-cell>
          <table:table-cell table:number-columns-repeated="1002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float" office:value="0.0719314678069868" calcext:value-type="float">
            <text:p>0,0719314678</text:p>
          </table:table-cell>
          <table:table-cell office:value-type="float" office:value="0.0223367605805991" calcext:value-type="float">
            <text:p>0,0223367606</text:p>
          </table:table-cell>
          <table:table-cell office:value-type="float" office:value="0.0300013335406078" calcext:value-type="float">
            <text:p>0,0300013335</text:p>
          </table:table-cell>
          <table:table-cell office:value-type="float" office:value="1" calcext:value-type="float">
            <text:p>1</text:p>
          </table:table-cell>
          <table:table-cell office:value-type="float" office:value="0.012599257964684" calcext:value-type="float">
            <text:p>0,012599258</text:p>
          </table:table-cell>
          <table:table-cell office:value-type="float" office:value="0.271816568243507" calcext:value-type="float">
            <text:p>0,2718165682</text:p>
          </table:table-cell>
          <table:table-cell office:value-type="float" office:value="0.0243723253305865" calcext:value-type="float">
            <text:p>0,0243723253</text:p>
          </table:table-cell>
          <table:table-cell office:value-type="float" office:value="0.367869639889029" calcext:value-type="float">
            <text:p>0,3678696399</text:p>
          </table:table-cell>
          <table:table-cell office:value-type="float" office:value="0.064368295470972" calcext:value-type="float">
            <text:p>0,0643682955</text:p>
          </table:table-cell>
          <table:table-cell office:value-type="float" office:value="0.0604861511237991" calcext:value-type="float">
            <text:p>0,0604861511</text:p>
          </table:table-cell>
          <table:table-cell office:value-type="float" office:value="0.0216540631138852" calcext:value-type="float">
            <text:p>0,0216540631</text:p>
          </table:table-cell>
          <table:table-cell office:value-type="float" office:value="0.247976559022205" calcext:value-type="float">
            <text:p>0,247976559</text:p>
          </table:table-cell>
          <table:table-cell office:value-type="float" office:value="0.0844322588379029" calcext:value-type="float">
            <text:p>0,0844322588</text:p>
          </table:table-cell>
          <table:table-cell office:value-type="float" office:value="0.303395771214384" calcext:value-type="float">
            <text:p>0,3033957712</text:p>
          </table:table-cell>
          <table:table-cell office:value-type="float" office:value="0.0270349564552657" calcext:value-type="float">
            <text:p>0,0270349565</text:p>
          </table:table-cell>
          <table:table-cell office:value-type="float" office:value="0.0144510012531119" calcext:value-type="float">
            <text:p>0,0144510013</text:p>
          </table:table-cell>
          <table:table-cell office:value-type="float" office:value="0.0971119653281424" calcext:value-type="float">
            <text:p>0,0971119653</text:p>
          </table:table-cell>
          <table:table-cell office:value-type="float" office:value="0.363506766789418" calcext:value-type="float">
            <text:p>0,3635067668</text:p>
          </table:table-cell>
          <table:table-cell office:value-type="float" office:value="0.197171218932927" calcext:value-type="float">
            <text:p>0,1971712189</text:p>
          </table:table-cell>
          <table:table-cell office:value-type="float" office:value="0.28952745436018" calcext:value-type="float">
            <text:p>0,2895274544</text:p>
          </table:table-cell>
          <table:table-cell office:value-type="float" office:value="0.283227969089014" calcext:value-type="float">
            <text:p>0,2832279691</text:p>
          </table:table-cell>
          <table:table-cell table:number-columns-repeated="1002"/>
        </table:table-row>
        <table:table-row table:style-name="ro1">
          <table:table-cell table:style-name="Default" office:value-type="float" office:value="54.8" calcext:value-type="float">
            <text:p>54,8</text:p>
          </table:table-cell>
          <table:table-cell office:value-type="float" office:value="0.0677375545841827" calcext:value-type="float">
            <text:p>0,0677375546</text:p>
          </table:table-cell>
          <table:table-cell office:value-type="float" office:value="0.0203801436127713" calcext:value-type="float">
            <text:p>0,0203801436</text:p>
          </table:table-cell>
          <table:table-cell office:value-type="float" office:value="0.0279053558218562" calcext:value-type="float">
            <text:p>0,0279053558</text:p>
          </table:table-cell>
          <table:table-cell office:value-type="float" office:value="1" calcext:value-type="float">
            <text:p>1</text:p>
          </table:table-cell>
          <table:table-cell office:value-type="float" office:value="0.0117166424646244" calcext:value-type="float">
            <text:p>0,0117166425</text:p>
          </table:table-cell>
          <table:table-cell office:value-type="float" office:value="0.256184349954866" calcext:value-type="float">
            <text:p>0,25618435</text:p>
          </table:table-cell>
          <table:table-cell office:value-type="float" office:value="0.0220733547733067" calcext:value-type="float">
            <text:p>0,0220733548</text:p>
          </table:table-cell>
          <table:table-cell office:value-type="float" office:value="0.350887851488074" calcext:value-type="float">
            <text:p>0,3508878515</text:p>
          </table:table-cell>
          <table:table-cell office:value-type="string" calcext:value-type="string">
            <text:p>NA</text:p>
          </table:table-cell>
          <table:table-cell office:value-type="float" office:value="0.0575157523083269" calcext:value-type="float">
            <text:p>0,0575157523</text:p>
          </table:table-cell>
          <table:table-cell office:value-type="float" office:value="0.0193915006771882" calcext:value-type="float">
            <text:p>0,0193915007</text:p>
          </table:table-cell>
          <table:table-cell office:value-type="float" office:value="0.226341223248474" calcext:value-type="float">
            <text:p>0,2263412232</text:p>
          </table:table-cell>
          <table:table-cell office:value-type="float" office:value="0.0748897764205217" calcext:value-type="float">
            <text:p>0,0748897764</text:p>
          </table:table-cell>
          <table:table-cell office:value-type="float" office:value="0.271495930576547" calcext:value-type="float">
            <text:p>0,2714959306</text:p>
          </table:table-cell>
          <table:table-cell office:value-type="float" office:value="0.0237024478002306" calcext:value-type="float">
            <text:p>0,0237024478</text:p>
          </table:table-cell>
          <table:table-cell office:value-type="float" office:value="0.0144840336868732" calcext:value-type="float">
            <text:p>0,0144840337</text:p>
          </table:table-cell>
          <table:table-cell office:value-type="float" office:value="0.0894307546372026" calcext:value-type="float">
            <text:p>0,0894307546</text:p>
          </table:table-cell>
          <table:table-cell office:value-type="float" office:value="0.334673924070505" calcext:value-type="float">
            <text:p>0,3346739241</text:p>
          </table:table-cell>
          <table:table-cell office:value-type="float" office:value="0.182338198671985" calcext:value-type="float">
            <text:p>0,1823381987</text:p>
          </table:table-cell>
          <table:table-cell office:value-type="float" office:value="0.259831576741455" calcext:value-type="float">
            <text:p>0,2598315767</text:p>
          </table:table-cell>
          <table:table-cell office:value-type="float" office:value="0.249295598387781" calcext:value-type="float">
            <text:p>0,2492955984</text:p>
          </table:table-cell>
          <table:table-cell table:number-columns-repeated="1002"/>
        </table:table-row>
        <table:table-row table:style-name="ro1">
          <table:table-cell table:style-name="Default" office:value-type="float" office:value="56.6" calcext:value-type="float">
            <text:p>56,6</text:p>
          </table:table-cell>
          <table:table-cell office:value-type="float" office:value="0.0694951891021362" calcext:value-type="float">
            <text:p>0,0694951891</text:p>
          </table:table-cell>
          <table:table-cell office:value-type="float" office:value="0.0191671336396169" calcext:value-type="float">
            <text:p>0,0191671336</text:p>
          </table:table-cell>
          <table:table-cell office:value-type="float" office:value="0.0302315291023075" calcext:value-type="float">
            <text:p>0,0302315291</text:p>
          </table:table-cell>
          <table:table-cell office:value-type="float" office:value="1" calcext:value-type="float">
            <text:p>1</text:p>
          </table:table-cell>
          <table:table-cell office:value-type="float" office:value="0.0127019082268432" calcext:value-type="float">
            <text:p>0,0127019082</text:p>
          </table:table-cell>
          <table:table-cell office:value-type="float" office:value="0.263464038348313" calcext:value-type="float">
            <text:p>0,2634640383</text:p>
          </table:table-cell>
          <table:table-cell office:value-type="float" office:value="0.022101155331995" calcext:value-type="float">
            <text:p>0,0221011553</text:p>
          </table:table-cell>
          <table:table-cell office:value-type="float" office:value="0.359160905443324" calcext:value-type="float">
            <text:p>0,3591609054</text:p>
          </table:table-cell>
          <table:table-cell office:value-type="float" office:value="0.0588081075195104" calcext:value-type="float">
            <text:p>0,0588081075</text:p>
          </table:table-cell>
          <table:table-cell office:value-type="float" office:value="0.0608912813184516" calcext:value-type="float">
            <text:p>0,0608912813</text:p>
          </table:table-cell>
          <table:table-cell office:value-type="float" office:value="0.0198884285616251" calcext:value-type="float">
            <text:p>0,0198884286</text:p>
          </table:table-cell>
          <table:table-cell office:value-type="float" office:value="0.235835991833237" calcext:value-type="float">
            <text:p>0,2358359918</text:p>
          </table:table-cell>
          <table:table-cell office:value-type="float" office:value="0.0797481525051923" calcext:value-type="float">
            <text:p>0,0797481525</text:p>
          </table:table-cell>
          <table:table-cell office:value-type="float" office:value="0.28475315826663" calcext:value-type="float">
            <text:p>0,2847531583</text:p>
          </table:table-cell>
          <table:table-cell office:value-type="float" office:value="0.025452707913281" calcext:value-type="float">
            <text:p>0,0254527079</text:p>
          </table:table-cell>
          <table:table-cell office:value-type="float" office:value="0.0141719358432479" calcext:value-type="float">
            <text:p>0,0141719358</text:p>
          </table:table-cell>
          <table:table-cell office:value-type="float" office:value="0.092638702835493" calcext:value-type="float">
            <text:p>0,0926387028</text:p>
          </table:table-cell>
          <table:table-cell office:value-type="float" office:value="0.339730155542101" calcext:value-type="float">
            <text:p>0,3397301555</text:p>
          </table:table-cell>
          <table:table-cell office:value-type="float" office:value="0.190579997515764" calcext:value-type="float">
            <text:p>0,1905799975</text:p>
          </table:table-cell>
          <table:table-cell office:value-type="float" office:value="0.273191727656034" calcext:value-type="float">
            <text:p>0,2731917277</text:p>
          </table:table-cell>
          <table:table-cell office:value-type="float" office:value="0.261045854689676" calcext:value-type="float">
            <text:p>0,2610458547</text:p>
          </table:table-cell>
          <table:table-cell table:number-columns-repeated="1002"/>
        </table:table-row>
        <table:table-row table:style-name="ro1">
          <table:table-cell table:style-name="Default" office:value-type="float" office:value="58.3" calcext:value-type="float">
            <text:p>58,3</text:p>
          </table:table-cell>
          <table:table-cell office:value-type="float" office:value="0.0728394663854921" calcext:value-type="float">
            <text:p>0,0728394664</text:p>
          </table:table-cell>
          <table:table-cell office:value-type="float" office:value="0.0192572424842567" calcext:value-type="float">
            <text:p>0,0192572425</text:p>
          </table:table-cell>
          <table:table-cell office:value-type="float" office:value="0.0297444859957404" calcext:value-type="float">
            <text:p>0,029744486</text:p>
          </table:table-cell>
          <table:table-cell office:value-type="float" office:value="1" calcext:value-type="float">
            <text:p>1</text:p>
          </table:table-cell>
          <table:table-cell office:value-type="float" office:value="0.0103642574140359" calcext:value-type="float">
            <text:p>0,0103642574</text:p>
          </table:table-cell>
          <table:table-cell office:value-type="float" office:value="0.270520536496783" calcext:value-type="float">
            <text:p>0,2705205365</text:p>
          </table:table-cell>
          <table:table-cell office:value-type="float" office:value="0.0231941929236501" calcext:value-type="float">
            <text:p>0,0231941929</text:p>
          </table:table-cell>
          <table:table-cell office:value-type="float" office:value="0.372933822369069" calcext:value-type="float">
            <text:p>0,3729338224</text:p>
          </table:table-cell>
          <table:table-cell office:value-type="float" office:value="0.0602882410515015" calcext:value-type="float">
            <text:p>0,0602882411</text:p>
          </table:table-cell>
          <table:table-cell office:value-type="float" office:value="0.0593377150232709" calcext:value-type="float">
            <text:p>0,059337715</text:p>
          </table:table-cell>
          <table:table-cell office:value-type="float" office:value="0.0202504195204583" calcext:value-type="float">
            <text:p>0,0202504195</text:p>
          </table:table-cell>
          <table:table-cell office:value-type="float" office:value="0.243498071983885" calcext:value-type="float">
            <text:p>0,243498072</text:p>
          </table:table-cell>
          <table:table-cell office:value-type="float" office:value="0.0814699436649534" calcext:value-type="float">
            <text:p>0,0814699437</text:p>
          </table:table-cell>
          <table:table-cell office:value-type="float" office:value="0.292077892861105" calcext:value-type="float">
            <text:p>0,2920778929</text:p>
          </table:table-cell>
          <table:table-cell office:value-type="float" office:value="0.0259914680282223" calcext:value-type="float">
            <text:p>0,025991468</text:p>
          </table:table-cell>
          <table:table-cell office:value-type="float" office:value="0.0139400696067366" calcext:value-type="float">
            <text:p>0,0139400696</text:p>
          </table:table-cell>
          <table:table-cell office:value-type="float" office:value="0.0971467506538876" calcext:value-type="float">
            <text:p>0,0971467507</text:p>
          </table:table-cell>
          <table:table-cell office:value-type="float" office:value="0.366341680077976" calcext:value-type="float">
            <text:p>0,3663416801</text:p>
          </table:table-cell>
          <table:table-cell office:value-type="float" office:value="0.198191195326258" calcext:value-type="float">
            <text:p>0,1981911953</text:p>
          </table:table-cell>
          <table:table-cell office:value-type="float" office:value="0.280719417126494" calcext:value-type="float">
            <text:p>0,2807194171</text:p>
          </table:table-cell>
          <table:table-cell office:value-type="float" office:value="0.279992871367174" calcext:value-type="float">
            <text:p>0,2799928714</text:p>
          </table:table-cell>
          <table:table-cell table:number-columns-repeated="1002"/>
        </table:table-row>
        <table:table-row table:style-name="ro1">
          <table:table-cell table:style-name="Default" office:value-type="float" office:value="60.1" calcext:value-type="float">
            <text:p>60,1</text:p>
          </table:table-cell>
          <table:table-cell office:value-type="float" office:value="0.0672709451611064" calcext:value-type="float">
            <text:p>0,0672709452</text:p>
          </table:table-cell>
          <table:table-cell office:value-type="float" office:value="0.0205395689925619" calcext:value-type="float">
            <text:p>0,020539569</text:p>
          </table:table-cell>
          <table:table-cell office:value-type="float" office:value="0.0291693794202992" calcext:value-type="float">
            <text:p>0,0291693794</text:p>
          </table:table-cell>
          <table:table-cell office:value-type="float" office:value="1" calcext:value-type="float">
            <text:p>1</text:p>
          </table:table-cell>
          <table:table-cell office:value-type="float" office:value="0.0106484581787538" calcext:value-type="float">
            <text:p>0,0106484582</text:p>
          </table:table-cell>
          <table:table-cell office:value-type="float" office:value="0.27692525538033" calcext:value-type="float">
            <text:p>0,2769252554</text:p>
          </table:table-cell>
          <table:table-cell office:value-type="float" office:value="0.0232504253805781" calcext:value-type="float">
            <text:p>0,0232504254</text:p>
          </table:table-cell>
          <table:table-cell office:value-type="float" office:value="0.373480363254185" calcext:value-type="float">
            <text:p>0,3734803633</text:p>
          </table:table-cell>
          <table:table-cell office:value-type="float" office:value="0.0602028729667506" calcext:value-type="float">
            <text:p>0,060202873</text:p>
          </table:table-cell>
          <table:table-cell office:value-type="float" office:value="0.0587419538982642" calcext:value-type="float">
            <text:p>0,0587419539</text:p>
          </table:table-cell>
          <table:table-cell office:value-type="float" office:value="0.0200231716795335" calcext:value-type="float">
            <text:p>0,0200231717</text:p>
          </table:table-cell>
          <table:table-cell office:value-type="float" office:value="0.250427104418503" calcext:value-type="float">
            <text:p>0,2504271044</text:p>
          </table:table-cell>
          <table:table-cell office:value-type="float" office:value="0.0824415366146361" calcext:value-type="float">
            <text:p>0,0824415366</text:p>
          </table:table-cell>
          <table:table-cell office:value-type="float" office:value="0.28616757997569" calcext:value-type="float">
            <text:p>0,28616758</text:p>
          </table:table-cell>
          <table:table-cell office:value-type="float" office:value="0.0243583447688216" calcext:value-type="float">
            <text:p>0,0243583448</text:p>
          </table:table-cell>
          <table:table-cell office:value-type="float" office:value="0.0143573263769334" calcext:value-type="float">
            <text:p>0,0143573264</text:p>
          </table:table-cell>
          <table:table-cell office:value-type="float" office:value="0.0981438461405702" calcext:value-type="float">
            <text:p>0,0981438461</text:p>
          </table:table-cell>
          <table:table-cell office:value-type="float" office:value="0.357339749447035" calcext:value-type="float">
            <text:p>0,3573397494</text:p>
          </table:table-cell>
          <table:table-cell office:value-type="float" office:value="0.198914253891871" calcext:value-type="float">
            <text:p>0,1989142539</text:p>
          </table:table-cell>
          <table:table-cell office:value-type="float" office:value="0.281475663718349" calcext:value-type="float">
            <text:p>0,2814756637</text:p>
          </table:table-cell>
          <table:table-cell office:value-type="float" office:value="0.26831949711678" calcext:value-type="float">
            <text:p>0,2683194971</text:p>
          </table:table-cell>
          <table:table-cell table:number-columns-repeated="1002"/>
        </table:table-row>
        <table:table-row table:style-name="ro1">
          <table:table-cell table:style-name="Default" office:value-type="float" office:value="61.9" calcext:value-type="float">
            <text:p>61,9</text:p>
          </table:table-cell>
          <table:table-cell office:value-type="float" office:value="0.0704640031905447" calcext:value-type="float">
            <text:p>0,0704640032</text:p>
          </table:table-cell>
          <table:table-cell office:value-type="float" office:value="0.0211167563526909" calcext:value-type="float">
            <text:p>0,0211167564</text:p>
          </table:table-cell>
          <table:table-cell office:value-type="float" office:value="0.0305779816252994" calcext:value-type="float">
            <text:p>0,0305779816</text:p>
          </table:table-cell>
          <table:table-cell office:value-type="float" office:value="1" calcext:value-type="float">
            <text:p>1</text:p>
          </table:table-cell>
          <table:table-cell office:value-type="float" office:value="0.0128428433995758" calcext:value-type="float">
            <text:p>0,0128428434</text:p>
          </table:table-cell>
          <table:table-cell office:value-type="float" office:value="0.270813142378278" calcext:value-type="float">
            <text:p>0,2708131424</text:p>
          </table:table-cell>
          <table:table-cell office:value-type="float" office:value="0.0230454723775841" calcext:value-type="float">
            <text:p>0,0230454724</text:p>
          </table:table-cell>
          <table:table-cell office:value-type="float" office:value="0.367175455383668" calcext:value-type="float">
            <text:p>0,3671754554</text:p>
          </table:table-cell>
          <table:table-cell office:value-type="float" office:value="0.0606493368812769" calcext:value-type="float">
            <text:p>0,0606493369</text:p>
          </table:table-cell>
          <table:table-cell office:value-type="float" office:value="0.0607060229130504" calcext:value-type="float">
            <text:p>0,0607060229</text:p>
          </table:table-cell>
          <table:table-cell office:value-type="float" office:value="0.01927623427837" calcext:value-type="float">
            <text:p>0,0192762343</text:p>
          </table:table-cell>
          <table:table-cell office:value-type="float" office:value="0.234665627100213" calcext:value-type="float">
            <text:p>0,2346656271</text:p>
          </table:table-cell>
          <table:table-cell office:value-type="float" office:value="0.0764400454399424" calcext:value-type="float">
            <text:p>0,0764400454</text:p>
          </table:table-cell>
          <table:table-cell office:value-type="float" office:value="0.281672095617482" calcext:value-type="float">
            <text:p>0,2816720956</text:p>
          </table:table-cell>
          <table:table-cell office:value-type="float" office:value="0.0253854141155517" calcext:value-type="float">
            <text:p>0,0253854141</text:p>
          </table:table-cell>
          <table:table-cell office:value-type="float" office:value="0.0124747369688499" calcext:value-type="float">
            <text:p>0,012474737</text:p>
          </table:table-cell>
          <table:table-cell office:value-type="float" office:value="0.0938589251985679" calcext:value-type="float">
            <text:p>0,0938589252</text:p>
          </table:table-cell>
          <table:table-cell office:value-type="float" office:value="0.347561070379841" calcext:value-type="float">
            <text:p>0,3475610704</text:p>
          </table:table-cell>
          <table:table-cell office:value-type="float" office:value="0.180282021877865" calcext:value-type="float">
            <text:p>0,1802820219</text:p>
          </table:table-cell>
          <table:table-cell office:value-type="float" office:value="0.26418672265978" calcext:value-type="float">
            <text:p>0,2641867227</text:p>
          </table:table-cell>
          <table:table-cell office:value-type="float" office:value="0.256633389560421" calcext:value-type="float">
            <text:p>0,2566333896</text:p>
          </table:table-cell>
          <table:table-cell table:number-columns-repeated="1002"/>
        </table:table-row>
        <table:table-row table:style-name="ro1">
          <table:table-cell table:style-name="Default" office:value-type="float" office:value="63.6" calcext:value-type="float">
            <text:p>63,6</text:p>
          </table:table-cell>
          <table:table-cell office:value-type="float" office:value="0.071176908502006" calcext:value-type="float">
            <text:p>0,0711769085</text:p>
          </table:table-cell>
          <table:table-cell office:value-type="float" office:value="0.0201420863164957" calcext:value-type="float">
            <text:p>0,0201420863</text:p>
          </table:table-cell>
          <table:table-cell office:value-type="float" office:value="0.0261789431283579" calcext:value-type="float">
            <text:p>0,0261789431</text:p>
          </table:table-cell>
          <table:table-cell office:value-type="float" office:value="1" calcext:value-type="float">
            <text:p>1</text:p>
          </table:table-cell>
          <table:table-cell office:value-type="float" office:value="0.0135342794293328" calcext:value-type="float">
            <text:p>0,0135342794</text:p>
          </table:table-cell>
          <table:table-cell office:value-type="float" office:value="0.271821814229304" calcext:value-type="float">
            <text:p>0,2718218142</text:p>
          </table:table-cell>
          <table:table-cell office:value-type="float" office:value="0.0226689867417854" calcext:value-type="float">
            <text:p>0,0226689867</text:p>
          </table:table-cell>
          <table:table-cell office:value-type="float" office:value="0.370534934603818" calcext:value-type="float">
            <text:p>0,3705349346</text:p>
          </table:table-cell>
          <table:table-cell office:value-type="float" office:value="0.0623753263314949" calcext:value-type="float">
            <text:p>0,0623753263</text:p>
          </table:table-cell>
          <table:table-cell office:value-type="float" office:value="0.0599412356362966" calcext:value-type="float">
            <text:p>0,0599412356</text:p>
          </table:table-cell>
          <table:table-cell office:value-type="float" office:value="0.0201853176604264" calcext:value-type="float">
            <text:p>0,0201853177</text:p>
          </table:table-cell>
          <table:table-cell office:value-type="float" office:value="0.24198402193067" calcext:value-type="float">
            <text:p>0,2419840219</text:p>
          </table:table-cell>
          <table:table-cell office:value-type="float" office:value="0.0808454504044012" calcext:value-type="float">
            <text:p>0,0808454504</text:p>
          </table:table-cell>
          <table:table-cell office:value-type="float" office:value="0.286546174585106" calcext:value-type="float">
            <text:p>0,2865461746</text:p>
          </table:table-cell>
          <table:table-cell office:value-type="float" office:value="0.0254920649572275" calcext:value-type="float">
            <text:p>0,025492065</text:p>
          </table:table-cell>
          <table:table-cell office:value-type="float" office:value="0.0136991028686992" calcext:value-type="float">
            <text:p>0,0136991029</text:p>
          </table:table-cell>
          <table:table-cell office:value-type="float" office:value="0.0978538632617602" calcext:value-type="float">
            <text:p>0,0978538633</text:p>
          </table:table-cell>
          <table:table-cell office:value-type="float" office:value="0.353839617976993" calcext:value-type="float">
            <text:p>0,353839618</text:p>
          </table:table-cell>
          <table:table-cell office:value-type="float" office:value="0.195319464079293" calcext:value-type="float">
            <text:p>0,1953194641</text:p>
          </table:table-cell>
          <table:table-cell office:value-type="float" office:value="0.270930412079825" calcext:value-type="float">
            <text:p>0,2709304121</text:p>
          </table:table-cell>
          <table:table-cell office:value-type="float" office:value="0.272469864054342" calcext:value-type="float">
            <text:p>0,2724698641</text:p>
          </table:table-cell>
          <table:table-cell table:number-columns-repeated="1002"/>
        </table:table-row>
        <table:table-row table:style-name="ro1">
          <table:table-cell table:style-name="Default" office:value-type="float" office:value="65.4" calcext:value-type="float">
            <text:p>65,4</text:p>
          </table:table-cell>
          <table:table-cell office:value-type="float" office:value="0.0666219130924779" calcext:value-type="float">
            <text:p>0,0666219131</text:p>
          </table:table-cell>
          <table:table-cell office:value-type="float" office:value="0.0207252577380732" calcext:value-type="float">
            <text:p>0,0207252577</text:p>
          </table:table-cell>
          <table:table-cell office:value-type="float" office:value="0.0299475837321353" calcext:value-type="float">
            <text:p>0,0299475837</text:p>
          </table:table-cell>
          <table:table-cell office:value-type="float" office:value="1" calcext:value-type="float">
            <text:p>1</text:p>
          </table:table-cell>
          <table:table-cell office:value-type="float" office:value="0.0109385328378738" calcext:value-type="float">
            <text:p>0,0109385328</text:p>
          </table:table-cell>
          <table:table-cell office:value-type="float" office:value="0.278978140485843" calcext:value-type="float">
            <text:p>0,2789781405</text:p>
          </table:table-cell>
          <table:table-cell office:value-type="float" office:value="0.0231758780824462" calcext:value-type="float">
            <text:p>0,0231758781</text:p>
          </table:table-cell>
          <table:table-cell office:value-type="float" office:value="0.377748368952665" calcext:value-type="float">
            <text:p>0,377748369</text:p>
          </table:table-cell>
          <table:table-cell office:value-type="float" office:value="0.0629876569362459" calcext:value-type="float">
            <text:p>0,0629876569</text:p>
          </table:table-cell>
          <table:table-cell office:value-type="float" office:value="0.0591116265061948" calcext:value-type="float">
            <text:p>0,0591116265</text:p>
          </table:table-cell>
          <table:table-cell office:value-type="float" office:value="0.0200462700870154" calcext:value-type="float">
            <text:p>0,0200462701</text:p>
          </table:table-cell>
          <table:table-cell office:value-type="float" office:value="0.242731765866515" calcext:value-type="float">
            <text:p>0,2427317659</text:p>
          </table:table-cell>
          <table:table-cell office:value-type="float" office:value="0.0788888922713587" calcext:value-type="float">
            <text:p>0,0788888923</text:p>
          </table:table-cell>
          <table:table-cell office:value-type="float" office:value="0.286475819790828" calcext:value-type="float">
            <text:p>0,2864758198</text:p>
          </table:table-cell>
          <table:table-cell office:value-type="float" office:value="0.0259664541344272" calcext:value-type="float">
            <text:p>0,0259664541</text:p>
          </table:table-cell>
          <table:table-cell office:value-type="float" office:value="0.013301741998759" calcext:value-type="float">
            <text:p>0,013301742</text:p>
          </table:table-cell>
          <table:table-cell office:value-type="float" office:value="0.0970519221590132" calcext:value-type="float">
            <text:p>0,0970519222</text:p>
          </table:table-cell>
          <table:table-cell office:value-type="float" office:value="0.361186526773782" calcext:value-type="float">
            <text:p>0,3611865268</text:p>
          </table:table-cell>
          <table:table-cell office:value-type="float" office:value="0.201656078194956" calcext:value-type="float">
            <text:p>0,2016560782</text:p>
          </table:table-cell>
          <table:table-cell office:value-type="float" office:value="0.284220712031115" calcext:value-type="float">
            <text:p>0,284220712</text:p>
          </table:table-cell>
          <table:table-cell office:value-type="float" office:value="0.269738462421851" calcext:value-type="float">
            <text:p>0,2697384624</text:p>
          </table:table-cell>
          <table:table-cell table:number-columns-repeated="1002"/>
        </table:table-row>
        <table:table-row table:style-name="ro1">
          <table:table-cell table:style-name="Default" office:value-type="float" office:value="67.2" calcext:value-type="float">
            <text:p>67,2</text:p>
          </table:table-cell>
          <table:table-cell office:value-type="float" office:value="0.0668064369655281" calcext:value-type="float">
            <text:p>0,066806437</text:p>
          </table:table-cell>
          <table:table-cell office:value-type="float" office:value="0.0186659117993985" calcext:value-type="float">
            <text:p>0,0186659118</text:p>
          </table:table-cell>
          <table:table-cell office:value-type="float" office:value="0.0307360190143538" calcext:value-type="float">
            <text:p>0,030736019</text:p>
          </table:table-cell>
          <table:table-cell office:value-type="float" office:value="1" calcext:value-type="float">
            <text:p>1</text:p>
          </table:table-cell>
          <table:table-cell office:value-type="float" office:value="0.0100462596178385" calcext:value-type="float">
            <text:p>0,0100462596</text:p>
          </table:table-cell>
          <table:table-cell office:value-type="float" office:value="0.27159674788364" calcext:value-type="float">
            <text:p>0,2715967479</text:p>
          </table:table-cell>
          <table:table-cell office:value-type="float" office:value="0.0229471216826" calcext:value-type="float">
            <text:p>0,0229471217</text:p>
          </table:table-cell>
          <table:table-cell office:value-type="float" office:value="0.361328497482493" calcext:value-type="float">
            <text:p>0,3613284975</text:p>
          </table:table-cell>
          <table:table-cell office:value-type="float" office:value="0.0583708696498664" calcext:value-type="float">
            <text:p>0,0583708696</text:p>
          </table:table-cell>
          <table:table-cell office:value-type="float" office:value="0.0598249671464118" calcext:value-type="float">
            <text:p>0,0598249671</text:p>
          </table:table-cell>
          <table:table-cell office:value-type="float" office:value="0.0196673181864576" calcext:value-type="float">
            <text:p>0,0196673182</text:p>
          </table:table-cell>
          <table:table-cell office:value-type="float" office:value="0.234195012657544" calcext:value-type="float">
            <text:p>0,2341950127</text:p>
          </table:table-cell>
          <table:table-cell office:value-type="float" office:value="0.0804198888514724" calcext:value-type="float">
            <text:p>0,0804198889</text:p>
          </table:table-cell>
          <table:table-cell office:value-type="float" office:value="0.276824977271683" calcext:value-type="float">
            <text:p>0,2768249773</text:p>
          </table:table-cell>
          <table:table-cell office:value-type="float" office:value="0.0246180930306071" calcext:value-type="float">
            <text:p>0,024618093</text:p>
          </table:table-cell>
          <table:table-cell office:value-type="float" office:value="0.0132915145232432" calcext:value-type="float">
            <text:p>0,0132915145</text:p>
          </table:table-cell>
          <table:table-cell office:value-type="float" office:value="0.0912927808155657" calcext:value-type="float">
            <text:p>0,0912927808</text:p>
          </table:table-cell>
          <table:table-cell office:value-type="float" office:value="0.341573641452332" calcext:value-type="float">
            <text:p>0,3415736415</text:p>
          </table:table-cell>
          <table:table-cell office:value-type="float" office:value="0.188371827176728" calcext:value-type="float">
            <text:p>0,1883718272</text:p>
          </table:table-cell>
          <table:table-cell office:value-type="float" office:value="0.266678420158906" calcext:value-type="float">
            <text:p>0,2666784202</text:p>
          </table:table-cell>
          <table:table-cell office:value-type="float" office:value="0.254599947278207" calcext:value-type="float">
            <text:p>0,2545999473</text:p>
          </table:table-cell>
          <table:table-cell table:number-columns-repeated="1002"/>
        </table:table-row>
        <table:table-row table:style-name="ro1">
          <table:table-cell table:style-name="Default" office:value-type="float" office:value="68.9" calcext:value-type="float">
            <text:p>68,9</text:p>
          </table:table-cell>
          <table:table-cell office:value-type="float" office:value="0.0717270884209503" calcext:value-type="float">
            <text:p>0,0717270884</text:p>
          </table:table-cell>
          <table:table-cell office:value-type="float" office:value="0.0202182126522825" calcext:value-type="float">
            <text:p>0,0202182127</text:p>
          </table:table-cell>
          <table:table-cell office:value-type="float" office:value="0.030278639663018" calcext:value-type="float">
            <text:p>0,0302786397</text:p>
          </table:table-cell>
          <table:table-cell office:value-type="float" office:value="1" calcext:value-type="float">
            <text:p>1</text:p>
          </table:table-cell>
          <table:table-cell office:value-type="float" office:value="0.00854609420115223" calcext:value-type="float">
            <text:p>0,0085460942</text:p>
          </table:table-cell>
          <table:table-cell office:value-type="float" office:value="0.266021351581034" calcext:value-type="float">
            <text:p>0,2660213516</text:p>
          </table:table-cell>
          <table:table-cell office:value-type="float" office:value="0.0226659120019111" calcext:value-type="float">
            <text:p>0,022665912</text:p>
          </table:table-cell>
          <table:table-cell office:value-type="float" office:value="0.373470418645382" calcext:value-type="float">
            <text:p>0,3734704186</text:p>
          </table:table-cell>
          <table:table-cell office:value-type="float" office:value="0.0599308087083593" calcext:value-type="float">
            <text:p>0,0599308087</text:p>
          </table:table-cell>
          <table:table-cell office:value-type="float" office:value="0.056850309902648" calcext:value-type="float">
            <text:p>0,0568503099</text:p>
          </table:table-cell>
          <table:table-cell office:value-type="float" office:value="0.019965523230861" calcext:value-type="float">
            <text:p>0,0199655232</text:p>
          </table:table-cell>
          <table:table-cell office:value-type="float" office:value="0.23741992793204" calcext:value-type="float">
            <text:p>0,2374199279</text:p>
          </table:table-cell>
          <table:table-cell office:value-type="float" office:value="0.0816247377078848" calcext:value-type="float">
            <text:p>0,0816247377</text:p>
          </table:table-cell>
          <table:table-cell office:value-type="float" office:value="0.279887783788147" calcext:value-type="float">
            <text:p>0,2798877838</text:p>
          </table:table-cell>
          <table:table-cell office:value-type="float" office:value="0.0254553580773968" calcext:value-type="float">
            <text:p>0,0254553581</text:p>
          </table:table-cell>
          <table:table-cell office:value-type="float" office:value="0.0126849752015543" calcext:value-type="float">
            <text:p>0,0126849752</text:p>
          </table:table-cell>
          <table:table-cell office:value-type="float" office:value="0.0945507783643216" calcext:value-type="float">
            <text:p>0,0945507784</text:p>
          </table:table-cell>
          <table:table-cell office:value-type="float" office:value="0.342697844788972" calcext:value-type="float">
            <text:p>0,3426978448</text:p>
          </table:table-cell>
          <table:table-cell office:value-type="float" office:value="0.188178432358752" calcext:value-type="float">
            <text:p>0,1881784324</text:p>
          </table:table-cell>
          <table:table-cell office:value-type="float" office:value="0.264787523437666" calcext:value-type="float">
            <text:p>0,2647875234</text:p>
          </table:table-cell>
          <table:table-cell office:value-type="float" office:value="0.260985853495597" calcext:value-type="float">
            <text:p>0,2609858535</text:p>
          </table:table-cell>
          <table:table-cell table:number-columns-repeated="1002"/>
        </table:table-row>
        <table:table-row table:style-name="ro1">
          <table:table-cell table:style-name="Default" office:value-type="float" office:value="70.7" calcext:value-type="float">
            <text:p>70,7</text:p>
          </table:table-cell>
          <table:table-cell office:value-type="float" office:value="0.0704964083883697" calcext:value-type="float">
            <text:p>0,0704964084</text:p>
          </table:table-cell>
          <table:table-cell office:value-type="float" office:value="0.0302815737867307" calcext:value-type="float">
            <text:p>0,0302815738</text:p>
          </table:table-cell>
          <table:table-cell office:value-type="float" office:value="0.0290359129399934" calcext:value-type="float">
            <text:p>0,0290359129</text:p>
          </table:table-cell>
          <table:table-cell office:value-type="float" office:value="1" calcext:value-type="float">
            <text:p>1</text:p>
          </table:table-cell>
          <table:table-cell office:value-type="float" office:value="0.011356181620703" calcext:value-type="float">
            <text:p>0,0113561816</text:p>
          </table:table-cell>
          <table:table-cell office:value-type="float" office:value="0.272674732191954" calcext:value-type="float">
            <text:p>0,2726747322</text:p>
          </table:table-cell>
          <table:table-cell office:value-type="float" office:value="0.0223515126104678" calcext:value-type="float">
            <text:p>0,0223515126</text:p>
          </table:table-cell>
          <table:table-cell office:value-type="float" office:value="0.377917290770352" calcext:value-type="float">
            <text:p>0,3779172908</text:p>
          </table:table-cell>
          <table:table-cell office:value-type="float" office:value="0.0586780847315529" calcext:value-type="float">
            <text:p>0,0586780847</text:p>
          </table:table-cell>
          <table:table-cell office:value-type="float" office:value="0.061553761744061" calcext:value-type="float">
            <text:p>0,0615537617</text:p>
          </table:table-cell>
          <table:table-cell office:value-type="float" office:value="0.0199011105417486" calcext:value-type="float">
            <text:p>0,0199011105</text:p>
          </table:table-cell>
          <table:table-cell office:value-type="float" office:value="0.240531655015362" calcext:value-type="float">
            <text:p>0,240531655</text:p>
          </table:table-cell>
          <table:table-cell office:value-type="float" office:value="0.0759917957028589" calcext:value-type="float">
            <text:p>0,0759917957</text:p>
          </table:table-cell>
          <table:table-cell office:value-type="float" office:value="0.280381268822712" calcext:value-type="float">
            <text:p>0,2803812688</text:p>
          </table:table-cell>
          <table:table-cell office:value-type="float" office:value="0.025939854832812" calcext:value-type="float">
            <text:p>0,0259398548</text:p>
          </table:table-cell>
          <table:table-cell office:value-type="float" office:value="0.0139863846958413" calcext:value-type="float">
            <text:p>0,0139863847</text:p>
          </table:table-cell>
          <table:table-cell office:value-type="float" office:value="0.0944255390155643" calcext:value-type="float">
            <text:p>0,094425539</text:p>
          </table:table-cell>
          <table:table-cell office:value-type="float" office:value="0.344134723264335" calcext:value-type="float">
            <text:p>0,3441347233</text:p>
          </table:table-cell>
          <table:table-cell office:value-type="float" office:value="0.197874293401267" calcext:value-type="float">
            <text:p>0,1978742934</text:p>
          </table:table-cell>
          <table:table-cell office:value-type="float" office:value="0.273656233640981" calcext:value-type="float">
            <text:p>0,2736562336</text:p>
          </table:table-cell>
          <table:table-cell office:value-type="float" office:value="0.26986326043649" calcext:value-type="float">
            <text:p>0,2698632604</text:p>
          </table:table-cell>
          <table:table-cell table:number-columns-repeated="1002"/>
        </table:table-row>
        <table:table-row table:style-name="ro1">
          <table:table-cell table:style-name="Default" office:value-type="float" office:value="72.5" calcext:value-type="float">
            <text:p>72,5</text:p>
          </table:table-cell>
          <table:table-cell office:value-type="float" office:value="0.072051860605325" calcext:value-type="float">
            <text:p>0,0720518606</text:p>
          </table:table-cell>
          <table:table-cell office:value-type="float" office:value="0.0212272670619942" calcext:value-type="float">
            <text:p>0,0212272671</text:p>
          </table:table-cell>
          <table:table-cell office:value-type="float" office:value="0.0343782638825629" calcext:value-type="float">
            <text:p>0,0343782639</text:p>
          </table:table-cell>
          <table:table-cell office:value-type="float" office:value="1" calcext:value-type="float">
            <text:p>1</text:p>
          </table:table-cell>
          <table:table-cell office:value-type="float" office:value="0.0090912673342059" calcext:value-type="float">
            <text:p>0,0090912673</text:p>
          </table:table-cell>
          <table:table-cell office:value-type="float" office:value="0.269855912284621" calcext:value-type="float">
            <text:p>0,2698559123</text:p>
          </table:table-cell>
          <table:table-cell office:value-type="float" office:value="0.0237443472934989" calcext:value-type="float">
            <text:p>0,0237443473</text:p>
          </table:table-cell>
          <table:table-cell office:value-type="float" office:value="0.388920142032283" calcext:value-type="float">
            <text:p>0,388920142</text:p>
          </table:table-cell>
          <table:table-cell office:value-type="float" office:value="0.0604596314298209" calcext:value-type="float">
            <text:p>0,0604596314</text:p>
          </table:table-cell>
          <table:table-cell office:value-type="float" office:value="0.0615505267803958" calcext:value-type="float">
            <text:p>0,0615505268</text:p>
          </table:table-cell>
          <table:table-cell office:value-type="float" office:value="0.0199777766569443" calcext:value-type="float">
            <text:p>0,0199777767</text:p>
          </table:table-cell>
          <table:table-cell office:value-type="float" office:value="0.245070004070907" calcext:value-type="float">
            <text:p>0,2450700041</text:p>
          </table:table-cell>
          <table:table-cell office:value-type="float" office:value="0.0832622685290266" calcext:value-type="float">
            <text:p>0,0832622685</text:p>
          </table:table-cell>
          <table:table-cell office:value-type="float" office:value="0.287765683719882" calcext:value-type="float">
            <text:p>0,2877656837</text:p>
          </table:table-cell>
          <table:table-cell office:value-type="float" office:value="0.0252039283083269" calcext:value-type="float">
            <text:p>0,0252039283</text:p>
          </table:table-cell>
          <table:table-cell office:value-type="float" office:value="0.0134409815181158" calcext:value-type="float">
            <text:p>0,0134409815</text:p>
          </table:table-cell>
          <table:table-cell office:value-type="float" office:value="0.0997670273542927" calcext:value-type="float">
            <text:p>0,0997670274</text:p>
          </table:table-cell>
          <table:table-cell office:value-type="float" office:value="0.36254250901811" calcext:value-type="float">
            <text:p>0,362542509</text:p>
          </table:table-cell>
          <table:table-cell office:value-type="float" office:value="0.195591487459414" calcext:value-type="float">
            <text:p>0,1955914875</text:p>
          </table:table-cell>
          <table:table-cell office:value-type="float" office:value="0.280107073385579" calcext:value-type="float">
            <text:p>0,2801070734</text:p>
          </table:table-cell>
          <table:table-cell office:value-type="float" office:value="0.267215625419597" calcext:value-type="float">
            <text:p>0,2672156254</text:p>
          </table:table-cell>
          <table:table-cell table:number-columns-repeated="1002"/>
        </table:table-row>
        <table:table-row table:style-name="ro1">
          <table:table-cell table:style-name="Default" office:value-type="float" office:value="74.2" calcext:value-type="float">
            <text:p>74,2</text:p>
          </table:table-cell>
          <table:table-cell office:value-type="float" office:value="0.069624571920037" calcext:value-type="float">
            <text:p>0,0696245719</text:p>
          </table:table-cell>
          <table:table-cell office:value-type="float" office:value="0.0215979952845015" calcext:value-type="float">
            <text:p>0,0215979953</text:p>
          </table:table-cell>
          <table:table-cell office:value-type="float" office:value="0.0302144782668985" calcext:value-type="float">
            <text:p>0,0302144783</text:p>
          </table:table-cell>
          <table:table-cell office:value-type="float" office:value="1" calcext:value-type="float">
            <text:p>1</text:p>
          </table:table-cell>
          <table:table-cell office:value-type="float" office:value="0.0145050585217585" calcext:value-type="float">
            <text:p>0,0145050585</text:p>
          </table:table-cell>
          <table:table-cell office:value-type="float" office:value="0.274998756931429" calcext:value-type="float">
            <text:p>0,2749987569</text:p>
          </table:table-cell>
          <table:table-cell office:value-type="string" calcext:value-type="string">
            <text:p>NA</text:p>
          </table:table-cell>
          <table:table-cell office:value-type="float" office:value="0.382370620775144" calcext:value-type="float">
            <text:p>0,3823706208</text:p>
          </table:table-cell>
          <table:table-cell office:value-type="float" office:value="0.0622739272056771" calcext:value-type="float">
            <text:p>0,0622739272</text:p>
          </table:table-cell>
          <table:table-cell office:value-type="float" office:value="0.0634391718405488" calcext:value-type="float">
            <text:p>0,0634391718</text:p>
          </table:table-cell>
          <table:table-cell office:value-type="float" office:value="0.0185803454386954" calcext:value-type="float">
            <text:p>0,0185803454</text:p>
          </table:table-cell>
          <table:table-cell office:value-type="float" office:value="0.241393946971093" calcext:value-type="float">
            <text:p>0,241393947</text:p>
          </table:table-cell>
          <table:table-cell office:value-type="float" office:value="0.0791744987944111" calcext:value-type="float">
            <text:p>0,0791744988</text:p>
          </table:table-cell>
          <table:table-cell office:value-type="float" office:value="0.289372176367183" calcext:value-type="float">
            <text:p>0,2893721764</text:p>
          </table:table-cell>
          <table:table-cell office:value-type="float" office:value="0.0273855338466257" calcext:value-type="float">
            <text:p>0,0273855338</text:p>
          </table:table-cell>
          <table:table-cell office:value-type="float" office:value="0.0142131562376112" calcext:value-type="float">
            <text:p>0,0142131562</text:p>
          </table:table-cell>
          <table:table-cell office:value-type="float" office:value="0.0977643249755701" calcext:value-type="float">
            <text:p>0,097764325</text:p>
          </table:table-cell>
          <table:table-cell office:value-type="float" office:value="0.366579705295327" calcext:value-type="float">
            <text:p>0,3665797053</text:p>
          </table:table-cell>
          <table:table-cell office:value-type="float" office:value="0.198573627980258" calcext:value-type="float">
            <text:p>0,198573628</text:p>
          </table:table-cell>
          <table:table-cell office:value-type="float" office:value="0.285941352581832" calcext:value-type="float">
            <text:p>0,2859413526</text:p>
          </table:table-cell>
          <table:table-cell office:value-type="float" office:value="0.263633756690545" calcext:value-type="float">
            <text:p>0,2636337567</text:p>
          </table:table-cell>
          <table:table-cell table:number-columns-repeated="1002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office:value-type="float" office:value="0.0720121178622976" calcext:value-type="float">
            <text:p>0,0720121179</text:p>
          </table:table-cell>
          <table:table-cell office:value-type="float" office:value="0.022074836897604" calcext:value-type="float">
            <text:p>0,0220748369</text:p>
          </table:table-cell>
          <table:table-cell office:value-type="float" office:value="0.030828544624145" calcext:value-type="float">
            <text:p>0,0308285446</text:p>
          </table:table-cell>
          <table:table-cell office:value-type="float" office:value="1" calcext:value-type="float">
            <text:p>1</text:p>
          </table:table-cell>
          <table:table-cell office:value-type="float" office:value="0.00931752729971362" calcext:value-type="float">
            <text:p>0,0093175273</text:p>
          </table:table-cell>
          <table:table-cell office:value-type="float" office:value="0.277299076854217" calcext:value-type="float">
            <text:p>0,2772990769</text:p>
          </table:table-cell>
          <table:table-cell office:value-type="float" office:value="0.0245549930037437" calcext:value-type="float">
            <text:p>0,024554993</text:p>
          </table:table-cell>
          <table:table-cell office:value-type="float" office:value="0.394145090837924" calcext:value-type="float">
            <text:p>0,3941450908</text:p>
          </table:table-cell>
          <table:table-cell office:value-type="float" office:value="0.0621485196483244" calcext:value-type="float">
            <text:p>0,0621485196</text:p>
          </table:table-cell>
          <table:table-cell office:value-type="float" office:value="0.0619867994003581" calcext:value-type="float">
            <text:p>0,0619867994</text:p>
          </table:table-cell>
          <table:table-cell office:value-type="float" office:value="0.0208117547385663" calcext:value-type="float">
            <text:p>0,0208117547</text:p>
          </table:table-cell>
          <table:table-cell office:value-type="float" office:value="0.249249591887452" calcext:value-type="float">
            <text:p>0,2492495919</text:p>
          </table:table-cell>
          <table:table-cell office:value-type="float" office:value="0.079314584595116" calcext:value-type="float">
            <text:p>0,0793145846</text:p>
          </table:table-cell>
          <table:table-cell office:value-type="float" office:value="0.292608851055663" calcext:value-type="float">
            <text:p>0,2926088511</text:p>
          </table:table-cell>
          <table:table-cell office:value-type="float" office:value="0.0255478460682785" calcext:value-type="float">
            <text:p>0,0255478461</text:p>
          </table:table-cell>
          <table:table-cell office:value-type="float" office:value="0.014248162371278" calcext:value-type="float">
            <text:p>0,0142481624</text:p>
          </table:table-cell>
          <table:table-cell office:value-type="float" office:value="0.097203550114416" calcext:value-type="float">
            <text:p>0,0972035501</text:p>
          </table:table-cell>
          <table:table-cell office:value-type="float" office:value="0.362755077761658" calcext:value-type="float">
            <text:p>0,3627550778</text:p>
          </table:table-cell>
          <table:table-cell office:value-type="float" office:value="0.205755408336192" calcext:value-type="float">
            <text:p>0,2057554083</text:p>
          </table:table-cell>
          <table:table-cell office:value-type="float" office:value="0.285139604554578" calcext:value-type="float">
            <text:p>0,2851396046</text:p>
          </table:table-cell>
          <table:table-cell office:value-type="float" office:value="0.268171264278119" calcext:value-type="float">
            <text:p>0,2681712643</text:p>
          </table:table-cell>
          <table:table-cell table:number-columns-repeated="1002"/>
        </table:table-row>
        <table:table-row table:style-name="ro1">
          <table:table-cell table:style-name="Default" office:value-type="float" office:value="77.8" calcext:value-type="float">
            <text:p>77,8</text:p>
          </table:table-cell>
          <table:table-cell office:value-type="float" office:value="0.0691387481881089" calcext:value-type="float">
            <text:p>0,0691387482</text:p>
          </table:table-cell>
          <table:table-cell office:value-type="float" office:value="0.0206019328100278" calcext:value-type="float">
            <text:p>0,0206019328</text:p>
          </table:table-cell>
          <table:table-cell office:value-type="float" office:value="0.0303701779876881" calcext:value-type="float">
            <text:p>0,030370178</text:p>
          </table:table-cell>
          <table:table-cell office:value-type="float" office:value="1" calcext:value-type="float">
            <text:p>1</text:p>
          </table:table-cell>
          <table:table-cell office:value-type="float" office:value="0.0113549689474409" calcext:value-type="float">
            <text:p>0,0113549689</text:p>
          </table:table-cell>
          <table:table-cell office:value-type="float" office:value="0.271440546974292" calcext:value-type="float">
            <text:p>0,271440547</text:p>
          </table:table-cell>
          <table:table-cell office:value-type="float" office:value="0.022930368791366" calcext:value-type="float">
            <text:p>0,0229303688</text:p>
          </table:table-cell>
          <table:table-cell office:value-type="float" office:value="0.375794122939511" calcext:value-type="float">
            <text:p>0,3757941229</text:p>
          </table:table-cell>
          <table:table-cell office:value-type="float" office:value="0.0580350718232047" calcext:value-type="float">
            <text:p>0,0580350718</text:p>
          </table:table-cell>
          <table:table-cell office:value-type="float" office:value="0.0625401070115925" calcext:value-type="float">
            <text:p>0,062540107</text:p>
          </table:table-cell>
          <table:table-cell office:value-type="float" office:value="0.0201711163711528" calcext:value-type="float">
            <text:p>0,0201711164</text:p>
          </table:table-cell>
          <table:table-cell office:value-type="float" office:value="0.236381977741332" calcext:value-type="float">
            <text:p>0,2363819777</text:p>
          </table:table-cell>
          <table:table-cell office:value-type="float" office:value="0.0756238519200521" calcext:value-type="float">
            <text:p>0,0756238519</text:p>
          </table:table-cell>
          <table:table-cell office:value-type="float" office:value="0.290258431700045" calcext:value-type="float">
            <text:p>0,2902584317</text:p>
          </table:table-cell>
          <table:table-cell office:value-type="float" office:value="0.025116775257209" calcext:value-type="float">
            <text:p>0,0251167753</text:p>
          </table:table-cell>
          <table:table-cell office:value-type="float" office:value="0.0142074866980974" calcext:value-type="float">
            <text:p>0,0142074867</text:p>
          </table:table-cell>
          <table:table-cell office:value-type="float" office:value="0.0958234716999983" calcext:value-type="float">
            <text:p>0,0958234717</text:p>
          </table:table-cell>
          <table:table-cell office:value-type="float" office:value="0.344785328005244" calcext:value-type="float">
            <text:p>0,344785328</text:p>
          </table:table-cell>
          <table:table-cell office:value-type="float" office:value="0.19782866836802" calcext:value-type="float">
            <text:p>0,1978286684</text:p>
          </table:table-cell>
          <table:table-cell office:value-type="float" office:value="0.261277505775313" calcext:value-type="float">
            <text:p>0,2612775058</text:p>
          </table:table-cell>
          <table:table-cell office:value-type="float" office:value="0.258752448427509" calcext:value-type="float">
            <text:p>0,2587524484</text:p>
          </table:table-cell>
          <table:table-cell table:number-columns-repeated="1002"/>
        </table:table-row>
        <table:table-row table:style-name="ro1">
          <table:table-cell table:style-name="Default" office:value-type="float" office:value="79.5" calcext:value-type="float">
            <text:p>79,5</text:p>
          </table:table-cell>
          <table:table-cell office:value-type="float" office:value="0.0712636730253643" calcext:value-type="float">
            <text:p>0,071263673</text:p>
          </table:table-cell>
          <table:table-cell office:value-type="float" office:value="0.0198092182746184" calcext:value-type="float">
            <text:p>0,0198092183</text:p>
          </table:table-cell>
          <table:table-cell office:value-type="float" office:value="0.030689456216858" calcext:value-type="float">
            <text:p>0,0306894562</text:p>
          </table:table-cell>
          <table:table-cell office:value-type="float" office:value="1" calcext:value-type="float">
            <text:p>1</text:p>
          </table:table-cell>
          <table:table-cell office:value-type="float" office:value="0.0120135691035551" calcext:value-type="float">
            <text:p>0,0120135691</text:p>
          </table:table-cell>
          <table:table-cell office:value-type="float" office:value="0.27851093391451" calcext:value-type="float">
            <text:p>0,2785109339</text:p>
          </table:table-cell>
          <table:table-cell office:value-type="float" office:value="0.0238363934522444" calcext:value-type="float">
            <text:p>0,0238363935</text:p>
          </table:table-cell>
          <table:table-cell office:value-type="float" office:value="0.382102758162223" calcext:value-type="float">
            <text:p>0,3821027582</text:p>
          </table:table-cell>
          <table:table-cell office:value-type="float" office:value="0.0628523723402313" calcext:value-type="float">
            <text:p>0,0628523723</text:p>
          </table:table-cell>
          <table:table-cell office:value-type="float" office:value="0.0614736031672641" calcext:value-type="float">
            <text:p>0,0614736032</text:p>
          </table:table-cell>
          <table:table-cell office:value-type="float" office:value="0.0203921277756481" calcext:value-type="float">
            <text:p>0,0203921278</text:p>
          </table:table-cell>
          <table:table-cell office:value-type="float" office:value="0.244539593458345" calcext:value-type="float">
            <text:p>0,2445395935</text:p>
          </table:table-cell>
          <table:table-cell office:value-type="float" office:value="0.075260116461746" calcext:value-type="float">
            <text:p>0,0752601165</text:p>
          </table:table-cell>
          <table:table-cell office:value-type="float" office:value="0.28991437397479" calcext:value-type="float">
            <text:p>0,289914374</text:p>
          </table:table-cell>
          <table:table-cell office:value-type="float" office:value="0.0266649036351953" calcext:value-type="float">
            <text:p>0,0266649036</text:p>
          </table:table-cell>
          <table:table-cell office:value-type="float" office:value="0.0131960710508615" calcext:value-type="float">
            <text:p>0,0131960711</text:p>
          </table:table-cell>
          <table:table-cell office:value-type="float" office:value="0.0987355390405181" calcext:value-type="float">
            <text:p>0,098735539</text:p>
          </table:table-cell>
          <table:table-cell office:value-type="float" office:value="0.350785115115788" calcext:value-type="float">
            <text:p>0,3507851151</text:p>
          </table:table-cell>
          <table:table-cell office:value-type="float" office:value="0.207246498372258" calcext:value-type="float">
            <text:p>0,2072464984</text:p>
          </table:table-cell>
          <table:table-cell office:value-type="float" office:value="0.27514804958578" calcext:value-type="float">
            <text:p>0,2751480496</text:p>
          </table:table-cell>
          <table:table-cell office:value-type="float" office:value="0.267432141195945" calcext:value-type="float">
            <text:p>0,2674321412</text:p>
          </table:table-cell>
          <table:table-cell table:number-columns-repeated="1002"/>
        </table:table-row>
        <table:table-row table:style-name="ro1">
          <table:table-cell table:style-name="Default" office:value-type="float" office:value="81.3" calcext:value-type="float">
            <text:p>81,3</text:p>
          </table:table-cell>
          <table:table-cell office:value-type="float" office:value="0.0691189681606329" calcext:value-type="float">
            <text:p>0,0691189682</text:p>
          </table:table-cell>
          <table:table-cell office:value-type="float" office:value="0.0225037112878018" calcext:value-type="float">
            <text:p>0,0225037113</text:p>
          </table:table-cell>
          <table:table-cell office:value-type="float" office:value="0.0324030652710044" calcext:value-type="float">
            <text:p>0,0324030653</text:p>
          </table:table-cell>
          <table:table-cell office:value-type="float" office:value="1" calcext:value-type="float">
            <text:p>1</text:p>
          </table:table-cell>
          <table:table-cell office:value-type="float" office:value="0.00914796292036748" calcext:value-type="float">
            <text:p>0,0091479629</text:p>
          </table:table-cell>
          <table:table-cell office:value-type="float" office:value="0.274257005903193" calcext:value-type="float">
            <text:p>0,2742570059</text:p>
          </table:table-cell>
          <table:table-cell office:value-type="float" office:value="0.0246268958605931" calcext:value-type="float">
            <text:p>0,0246268959</text:p>
          </table:table-cell>
          <table:table-cell office:value-type="float" office:value="0.384563970871177" calcext:value-type="float">
            <text:p>0,3845639709</text:p>
          </table:table-cell>
          <table:table-cell office:value-type="float" office:value="0.0604454518401113" calcext:value-type="float">
            <text:p>0,0604454518</text:p>
          </table:table-cell>
          <table:table-cell office:value-type="float" office:value="0.0611572794082337" calcext:value-type="float">
            <text:p>0,0611572794</text:p>
          </table:table-cell>
          <table:table-cell office:value-type="float" office:value="0.0191980140634766" calcext:value-type="float">
            <text:p>0,0191980141</text:p>
          </table:table-cell>
          <table:table-cell office:value-type="float" office:value="0.246422088363292" calcext:value-type="float">
            <text:p>0,2464220884</text:p>
          </table:table-cell>
          <table:table-cell office:value-type="float" office:value="0.0799088667906931" calcext:value-type="float">
            <text:p>0,0799088668</text:p>
          </table:table-cell>
          <table:table-cell office:value-type="float" office:value="0.289323422120438" calcext:value-type="float">
            <text:p>0,2893234221</text:p>
          </table:table-cell>
          <table:table-cell office:value-type="float" office:value="0.0249333017816434" calcext:value-type="float">
            <text:p>0,0249333018</text:p>
          </table:table-cell>
          <table:table-cell office:value-type="float" office:value="0.013764627456259" calcext:value-type="float">
            <text:p>0,0137646275</text:p>
          </table:table-cell>
          <table:table-cell office:value-type="float" office:value="0.0964917259702392" calcext:value-type="float">
            <text:p>0,096491726</text:p>
          </table:table-cell>
          <table:table-cell office:value-type="float" office:value="0.360207307306523" calcext:value-type="float">
            <text:p>0,3602073073</text:p>
          </table:table-cell>
          <table:table-cell office:value-type="float" office:value="0.203380868990482" calcext:value-type="float">
            <text:p>0,203380869</text:p>
          </table:table-cell>
          <table:table-cell office:value-type="float" office:value="0.274551665531905" calcext:value-type="float">
            <text:p>0,2745516655</text:p>
          </table:table-cell>
          <table:table-cell office:value-type="float" office:value="0.263583646710448" calcext:value-type="float">
            <text:p>0,2635836467</text:p>
          </table:table-cell>
          <table:table-cell table:number-columns-repeated="1002"/>
        </table:table-row>
        <table:table-row table:style-name="ro1">
          <table:table-cell table:style-name="Default" office:value-type="float" office:value="83.1" calcext:value-type="float">
            <text:p>83,1</text:p>
          </table:table-cell>
          <table:table-cell office:value-type="float" office:value="0.0697732218503082" calcext:value-type="float">
            <text:p>0,0697732219</text:p>
          </table:table-cell>
          <table:table-cell office:value-type="float" office:value="0.022392525838114" calcext:value-type="float">
            <text:p>0,0223925258</text:p>
          </table:table-cell>
          <table:table-cell office:value-type="float" office:value="0.0278958922012979" calcext:value-type="float">
            <text:p>0,0278958922</text:p>
          </table:table-cell>
          <table:table-cell office:value-type="float" office:value="1" calcext:value-type="float">
            <text:p>1</text:p>
          </table:table-cell>
          <table:table-cell office:value-type="float" office:value="0.0112231757094979" calcext:value-type="float">
            <text:p>0,0112231757</text:p>
          </table:table-cell>
          <table:table-cell office:value-type="float" office:value="0.272964970377465" calcext:value-type="float">
            <text:p>0,2729649704</text:p>
          </table:table-cell>
          <table:table-cell office:value-type="float" office:value="0.0234435137854191" calcext:value-type="float">
            <text:p>0,0234435138</text:p>
          </table:table-cell>
          <table:table-cell office:value-type="float" office:value="0.384573611106609" calcext:value-type="float">
            <text:p>0,3845736111</text:p>
          </table:table-cell>
          <table:table-cell office:value-type="float" office:value="0.0609320934958246" calcext:value-type="float">
            <text:p>0,0609320935</text:p>
          </table:table-cell>
          <table:table-cell office:value-type="float" office:value="0.0610751389862669" calcext:value-type="float">
            <text:p>0,061075139</text:p>
          </table:table-cell>
          <table:table-cell office:value-type="float" office:value="0.0207740766786847" calcext:value-type="float">
            <text:p>0,0207740767</text:p>
          </table:table-cell>
          <table:table-cell office:value-type="float" office:value="0.244132924158029" calcext:value-type="float">
            <text:p>0,2441329242</text:p>
          </table:table-cell>
          <table:table-cell office:value-type="float" office:value="0.0787691411010498" calcext:value-type="float">
            <text:p>0,0787691411</text:p>
          </table:table-cell>
          <table:table-cell office:value-type="float" office:value="0.289166097532111" calcext:value-type="float">
            <text:p>0,2891660975</text:p>
          </table:table-cell>
          <table:table-cell office:value-type="float" office:value="0.0272229030353844" calcext:value-type="float">
            <text:p>0,027222903</text:p>
          </table:table-cell>
          <table:table-cell office:value-type="float" office:value="0.0145644387352235" calcext:value-type="float">
            <text:p>0,0145644387</text:p>
          </table:table-cell>
          <table:table-cell office:value-type="float" office:value="0.100110295007438" calcext:value-type="float">
            <text:p>0,100110295</text:p>
          </table:table-cell>
          <table:table-cell office:value-type="float" office:value="0.343239958222947" calcext:value-type="float">
            <text:p>0,3432399582</text:p>
          </table:table-cell>
          <table:table-cell office:value-type="float" office:value="0.200989146126954" calcext:value-type="float">
            <text:p>0,2009891461</text:p>
          </table:table-cell>
          <table:table-cell office:value-type="float" office:value="0.264779371191404" calcext:value-type="float">
            <text:p>0,2647793712</text:p>
          </table:table-cell>
          <table:table-cell office:value-type="float" office:value="0.263183102779111" calcext:value-type="float">
            <text:p>0,2631831028</text:p>
          </table:table-cell>
          <table:table-cell table:number-columns-repeated="1002"/>
        </table:table-row>
        <table:table-row table:style-name="ro1">
          <table:table-cell table:style-name="Default" office:value-type="float" office:value="84.8" calcext:value-type="float">
            <text:p>84,8</text:p>
          </table:table-cell>
          <table:table-cell office:value-type="float" office:value="0.0660312472025068" calcext:value-type="float">
            <text:p>0,0660312472</text:p>
          </table:table-cell>
          <table:table-cell office:value-type="float" office:value="0.0214543009787441" calcext:value-type="float">
            <text:p>0,021454301</text:p>
          </table:table-cell>
          <table:table-cell office:value-type="float" office:value="0.0277042268615495" calcext:value-type="float">
            <text:p>0,0277042269</text:p>
          </table:table-cell>
          <table:table-cell office:value-type="float" office:value="1" calcext:value-type="float">
            <text:p>1</text:p>
          </table:table-cell>
          <table:table-cell office:value-type="float" office:value="0.0116881064613591" calcext:value-type="float">
            <text:p>0,0116881065</text:p>
          </table:table-cell>
          <table:table-cell office:value-type="float" office:value="0.258727480990008" calcext:value-type="float">
            <text:p>0,258727481</text:p>
          </table:table-cell>
          <table:table-cell office:value-type="float" office:value="0.0225273690323662" calcext:value-type="float">
            <text:p>0,022527369</text:p>
          </table:table-cell>
          <table:table-cell office:value-type="float" office:value="0.377355720228564" calcext:value-type="float">
            <text:p>0,3773557202</text:p>
          </table:table-cell>
          <table:table-cell office:value-type="float" office:value="0.0578602918874394" calcext:value-type="float">
            <text:p>0,0578602919</text:p>
          </table:table-cell>
          <table:table-cell office:value-type="float" office:value="0.059052675524547" calcext:value-type="float">
            <text:p>0,0590526755</text:p>
          </table:table-cell>
          <table:table-cell office:value-type="float" office:value="0.0197497296066849" calcext:value-type="float">
            <text:p>0,0197497296</text:p>
          </table:table-cell>
          <table:table-cell office:value-type="float" office:value="0.232145202299539" calcext:value-type="float">
            <text:p>0,2321452023</text:p>
          </table:table-cell>
          <table:table-cell office:value-type="float" office:value="0.0808886628188053" calcext:value-type="float">
            <text:p>0,0808886628</text:p>
          </table:table-cell>
          <table:table-cell office:value-type="float" office:value="0.274663425201148" calcext:value-type="float">
            <text:p>0,2746634252</text:p>
          </table:table-cell>
          <table:table-cell office:value-type="float" office:value="0.0257389946239041" calcext:value-type="float">
            <text:p>0,0257389946</text:p>
          </table:table-cell>
          <table:table-cell office:value-type="float" office:value="0.0143967224397522" calcext:value-type="float">
            <text:p>0,0143967224</text:p>
          </table:table-cell>
          <table:table-cell office:value-type="float" office:value="0.0964635163315136" calcext:value-type="float">
            <text:p>0,0964635163</text:p>
          </table:table-cell>
          <table:table-cell office:value-type="float" office:value="0.336266096255222" calcext:value-type="float">
            <text:p>0,3362660963</text:p>
          </table:table-cell>
          <table:table-cell office:value-type="float" office:value="0.192883921965888" calcext:value-type="float">
            <text:p>0,192883922</text:p>
          </table:table-cell>
          <table:table-cell office:value-type="float" office:value="0.261619339494037" calcext:value-type="float">
            <text:p>0,2616193395</text:p>
          </table:table-cell>
          <table:table-cell office:value-type="float" office:value="0.258311266403755" calcext:value-type="float">
            <text:p>0,2583112664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table:formula="of:=[.B166]-[.B202]" office:value-type="float" office:value="0" calcext:value-type="float">
            <text:p>0</text:p>
          </table:table-cell>
          <table:table-cell table:formula="of:=[.C166]-[.C202]" office:value-type="string" office:string-value="" calcext:value-type="error">
            <text:p>#NOM ?</text:p>
          </table:table-cell>
          <table:table-cell table:formula="of:=[.D166]-[.D202]" office:value-type="string" office:string-value="" calcext:value-type="error">
            <text:p>#NOM ?</text:p>
          </table:table-cell>
          <table:table-cell table:formula="of:=[.E166]-[.E202]" office:value-type="float" office:value="0" calcext:value-type="float">
            <text:p>0</text:p>
          </table:table-cell>
          <table:table-cell table:formula="of:=[.F166]-[.F202]" office:value-type="float" office:value="0" calcext:value-type="float">
            <text:p>0</text:p>
          </table:table-cell>
          <table:table-cell table:formula="of:=[.G166]-[.G202]" office:value-type="string" office:string-value="" calcext:value-type="error">
            <text:p>#NOM ?</text:p>
          </table:table-cell>
          <table:table-cell table:formula="of:=[.H166]-[.H202]" office:value-type="float" office:value="0" calcext:value-type="float">
            <text:p>0</text:p>
          </table:table-cell>
          <table:table-cell table:formula="of:=[.I166]-[.I202]" office:value-type="string" office:string-value="" calcext:value-type="error">
            <text:p>#NOM ?</text:p>
          </table:table-cell>
          <table:table-cell table:formula="of:=[.J166]-[.J202]" office:value-type="float" office:value="0" calcext:value-type="float">
            <text:p>0</text:p>
          </table:table-cell>
          <table:table-cell table:formula="of:=[.K166]-[.K202]" office:value-type="float" office:value="0" calcext:value-type="float">
            <text:p>0</text:p>
          </table:table-cell>
          <table:table-cell table:formula="of:=[.L166]-[.L202]" office:value-type="float" office:value="0" calcext:value-type="float">
            <text:p>0</text:p>
          </table:table-cell>
          <table:table-cell table:formula="of:=[.M166]-[.M202]" office:value-type="float" office:value="0" calcext:value-type="float">
            <text:p>0</text:p>
          </table:table-cell>
          <table:table-cell table:formula="of:=[.N166]-[.N202]" office:value-type="float" office:value="0" calcext:value-type="float">
            <text:p>0</text:p>
          </table:table-cell>
          <table:table-cell table:formula="of:=[.O166]-[.O202]" office:value-type="string" office:string-value="" calcext:value-type="error">
            <text:p>#NOM ?</text:p>
          </table:table-cell>
          <table:table-cell table:formula="of:=[.P166]-[.P202]" office:value-type="string" office:string-value="" calcext:value-type="error">
            <text:p>#NOM ?</text:p>
          </table:table-cell>
          <table:table-cell table:formula="of:=[.Q166]-[.Q202]" office:value-type="float" office:value="0" calcext:value-type="float">
            <text:p>0</text:p>
          </table:table-cell>
          <table:table-cell table:formula="of:=[.R166]-[.R202]" office:value-type="float" office:value="3.7470027081099E-016" calcext:value-type="float">
            <text:p>3,7470027081099E-016</text:p>
          </table:table-cell>
          <table:table-cell table:formula="of:=[.S166]-[.S202]" office:value-type="string" office:string-value="" calcext:value-type="error">
            <text:p>#NOM ?</text:p>
          </table:table-cell>
          <table:table-cell table:formula="of:=[.T166]-[.T202]" office:value-type="string" office:string-value="" calcext:value-type="error">
            <text:p>#NOM ?</text:p>
          </table:table-cell>
          <table:table-cell table:formula="of:=[.U166]-[.U202]" office:value-type="float" office:value="0" calcext:value-type="float">
            <text:p>0</text:p>
          </table:table-cell>
          <table:table-cell table:formula="of:=[.V166]-[.V20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table:formula="of:=[.B167]-[.B203]" office:value-type="float" office:value="0" calcext:value-type="float">
            <text:p>0</text:p>
          </table:table-cell>
          <table:table-cell table:formula="of:=[.C167]-[.C203]" office:value-type="string" office:string-value="" calcext:value-type="error">
            <text:p>#NOM ?</text:p>
          </table:table-cell>
          <table:table-cell table:formula="of:=[.D167]-[.D203]" office:value-type="string" office:string-value="" calcext:value-type="error">
            <text:p>#NOM ?</text:p>
          </table:table-cell>
          <table:table-cell table:formula="of:=[.E167]-[.E203]" office:value-type="float" office:value="0" calcext:value-type="float">
            <text:p>0</text:p>
          </table:table-cell>
          <table:table-cell table:formula="of:=[.F167]-[.F203]" office:value-type="float" office:value="0" calcext:value-type="float">
            <text:p>0</text:p>
          </table:table-cell>
          <table:table-cell table:formula="of:=[.G167]-[.G203]" office:value-type="float" office:value="0" calcext:value-type="float">
            <text:p>0</text:p>
          </table:table-cell>
          <table:table-cell table:formula="of:=[.H167]-[.H203]" office:value-type="float" office:value="0" calcext:value-type="float">
            <text:p>0</text:p>
          </table:table-cell>
          <table:table-cell table:formula="of:=[.I167]-[.I203]" office:value-type="float" office:value="0" calcext:value-type="float">
            <text:p>0</text:p>
          </table:table-cell>
          <table:table-cell table:formula="of:=[.J167]-[.J203]" office:value-type="float" office:value="0" calcext:value-type="float">
            <text:p>0</text:p>
          </table:table-cell>
          <table:table-cell table:formula="of:=[.K167]-[.K203]" office:value-type="float" office:value="0" calcext:value-type="float">
            <text:p>0</text:p>
          </table:table-cell>
          <table:table-cell table:formula="of:=[.L167]-[.L203]" office:value-type="string" office:string-value="" calcext:value-type="error">
            <text:p>#NOM ?</text:p>
          </table:table-cell>
          <table:table-cell table:formula="of:=[.M167]-[.M203]" office:value-type="float" office:value="0" calcext:value-type="float">
            <text:p>0</text:p>
          </table:table-cell>
          <table:table-cell table:formula="of:=[.N167]-[.N203]" office:value-type="float" office:value="0" calcext:value-type="float">
            <text:p>0</text:p>
          </table:table-cell>
          <table:table-cell table:formula="of:=[.O167]-[.O203]" office:value-type="float" office:value="0" calcext:value-type="float">
            <text:p>0</text:p>
          </table:table-cell>
          <table:table-cell table:formula="of:=[.P167]-[.P203]" office:value-type="float" office:value="0" calcext:value-type="float">
            <text:p>0</text:p>
          </table:table-cell>
          <table:table-cell table:formula="of:=[.Q167]-[.Q203]" office:value-type="string" office:string-value="" calcext:value-type="error">
            <text:p>#NOM ?</text:p>
          </table:table-cell>
          <table:table-cell table:formula="of:=[.R167]-[.R203]" office:value-type="float" office:value="0" calcext:value-type="float">
            <text:p>0</text:p>
          </table:table-cell>
          <table:table-cell table:formula="of:=[.S167]-[.S203]" office:value-type="string" office:string-value="" calcext:value-type="error">
            <text:p>#NOM ?</text:p>
          </table:table-cell>
          <table:table-cell table:formula="of:=[.T167]-[.T203]" office:value-type="string" office:string-value="" calcext:value-type="error">
            <text:p>#NOM ?</text:p>
          </table:table-cell>
          <table:table-cell table:formula="of:=[.U167]-[.U203]" office:value-type="float" office:value="0" calcext:value-type="float">
            <text:p>0</text:p>
          </table:table-cell>
          <table:table-cell table:formula="of:=[.V167]-[.V20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table:formula="of:=[.B168]-[.B204]" office:value-type="float" office:value="0" calcext:value-type="float">
            <text:p>0</text:p>
          </table:table-cell>
          <table:table-cell table:formula="of:=[.C168]-[.C204]" office:value-type="string" office:string-value="" calcext:value-type="error">
            <text:p>#NOM ?</text:p>
          </table:table-cell>
          <table:table-cell table:formula="of:=[.D168]-[.D204]" office:value-type="float" office:value="0" calcext:value-type="float">
            <text:p>0</text:p>
          </table:table-cell>
          <table:table-cell table:formula="of:=[.E168]-[.E204]" office:value-type="float" office:value="0" calcext:value-type="float">
            <text:p>0</text:p>
          </table:table-cell>
          <table:table-cell table:formula="of:=[.F168]-[.F204]" office:value-type="float" office:value="0" calcext:value-type="float">
            <text:p>0</text:p>
          </table:table-cell>
          <table:table-cell table:formula="of:=[.G168]-[.G204]" office:value-type="float" office:value="0" calcext:value-type="float">
            <text:p>0</text:p>
          </table:table-cell>
          <table:table-cell table:formula="of:=[.H168]-[.H204]" office:value-type="float" office:value="0" calcext:value-type="float">
            <text:p>0</text:p>
          </table:table-cell>
          <table:table-cell table:formula="of:=[.I168]-[.I204]" office:value-type="float" office:value="0" calcext:value-type="float">
            <text:p>0</text:p>
          </table:table-cell>
          <table:table-cell table:formula="of:=[.J168]-[.J204]" office:value-type="float" office:value="0" calcext:value-type="float">
            <text:p>0</text:p>
          </table:table-cell>
          <table:table-cell table:formula="of:=[.K168]-[.K204]" office:value-type="string" office:string-value="" calcext:value-type="error">
            <text:p>#NOM ?</text:p>
          </table:table-cell>
          <table:table-cell table:formula="of:=[.L168]-[.L204]" office:value-type="float" office:value="0" calcext:value-type="float">
            <text:p>0</text:p>
          </table:table-cell>
          <table:table-cell table:formula="of:=[.M168]-[.M204]" office:value-type="string" office:string-value="" calcext:value-type="error">
            <text:p>#NOM ?</text:p>
          </table:table-cell>
          <table:table-cell table:formula="of:=[.N168]-[.N204]" office:value-type="string" office:string-value="" calcext:value-type="error">
            <text:p>#NOM ?</text:p>
          </table:table-cell>
          <table:table-cell table:formula="of:=[.O168]-[.O204]" office:value-type="float" office:value="0" calcext:value-type="float">
            <text:p>0</text:p>
          </table:table-cell>
          <table:table-cell table:formula="of:=[.P168]-[.P204]" office:value-type="float" office:value="0" calcext:value-type="float">
            <text:p>0</text:p>
          </table:table-cell>
          <table:table-cell table:formula="of:=[.Q168]-[.Q204]" office:value-type="float" office:value="0" calcext:value-type="float">
            <text:p>0</text:p>
          </table:table-cell>
          <table:table-cell table:formula="of:=[.R168]-[.R204]" office:value-type="float" office:value="0" calcext:value-type="float">
            <text:p>0</text:p>
          </table:table-cell>
          <table:table-cell table:formula="of:=[.S168]-[.S204]" office:value-type="float" office:value="0" calcext:value-type="float">
            <text:p>0</text:p>
          </table:table-cell>
          <table:table-cell table:formula="of:=[.T168]-[.T204]" office:value-type="float" office:value="0" calcext:value-type="float">
            <text:p>0</text:p>
          </table:table-cell>
          <table:table-cell table:formula="of:=[.U168]-[.U204]" office:value-type="float" office:value="0" calcext:value-type="float">
            <text:p>0</text:p>
          </table:table-cell>
          <table:table-cell table:formula="of:=[.V168]-[.V204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table:formula="of:=[.B169]-[.B205]" office:value-type="float" office:value="0" calcext:value-type="float">
            <text:p>0</text:p>
          </table:table-cell>
          <table:table-cell table:formula="of:=[.C169]-[.C205]" office:value-type="float" office:value="0" calcext:value-type="float">
            <text:p>0</text:p>
          </table:table-cell>
          <table:table-cell table:formula="of:=[.D169]-[.D205]" office:value-type="float" office:value="0" calcext:value-type="float">
            <text:p>0</text:p>
          </table:table-cell>
          <table:table-cell table:formula="of:=[.E169]-[.E205]" office:value-type="float" office:value="0" calcext:value-type="float">
            <text:p>0</text:p>
          </table:table-cell>
          <table:table-cell table:formula="of:=[.F169]-[.F205]" office:value-type="float" office:value="0" calcext:value-type="float">
            <text:p>0</text:p>
          </table:table-cell>
          <table:table-cell table:formula="of:=[.G169]-[.G205]" office:value-type="float" office:value="0" calcext:value-type="float">
            <text:p>0</text:p>
          </table:table-cell>
          <table:table-cell table:formula="of:=[.H169]-[.H205]" office:value-type="float" office:value="0" calcext:value-type="float">
            <text:p>0</text:p>
          </table:table-cell>
          <table:table-cell table:formula="of:=[.I169]-[.I205]" office:value-type="float" office:value="0" calcext:value-type="float">
            <text:p>0</text:p>
          </table:table-cell>
          <table:table-cell table:formula="of:=[.J169]-[.J205]" office:value-type="string" office:string-value="" calcext:value-type="error">
            <text:p>#NOM ?</text:p>
          </table:table-cell>
          <table:table-cell table:formula="of:=[.K169]-[.K205]" office:value-type="float" office:value="0" calcext:value-type="float">
            <text:p>0</text:p>
          </table:table-cell>
          <table:table-cell table:formula="of:=[.L169]-[.L205]" office:value-type="string" office:string-value="" calcext:value-type="error">
            <text:p>#NOM ?</text:p>
          </table:table-cell>
          <table:table-cell table:formula="of:=[.M169]-[.M205]" office:value-type="float" office:value="0" calcext:value-type="float">
            <text:p>0</text:p>
          </table:table-cell>
          <table:table-cell table:formula="of:=[.N169]-[.N205]" office:value-type="float" office:value="0" calcext:value-type="float">
            <text:p>0</text:p>
          </table:table-cell>
          <table:table-cell table:formula="of:=[.O169]-[.O205]" office:value-type="float" office:value="0" calcext:value-type="float">
            <text:p>0</text:p>
          </table:table-cell>
          <table:table-cell table:formula="of:=[.P169]-[.P205]" office:value-type="float" office:value="0" calcext:value-type="float">
            <text:p>0</text:p>
          </table:table-cell>
          <table:table-cell table:formula="of:=[.Q169]-[.Q205]" office:value-type="string" office:string-value="" calcext:value-type="error">
            <text:p>#NOM ?</text:p>
          </table:table-cell>
          <table:table-cell table:formula="of:=[.R169]-[.R205]" office:value-type="float" office:value="0" calcext:value-type="float">
            <text:p>0</text:p>
          </table:table-cell>
          <table:table-cell table:formula="of:=[.S169]-[.S205]" office:value-type="string" office:string-value="" calcext:value-type="error">
            <text:p>#NOM ?</text:p>
          </table:table-cell>
          <table:table-cell table:formula="of:=[.T169]-[.T205]" office:value-type="string" office:string-value="" calcext:value-type="error">
            <text:p>#NOM ?</text:p>
          </table:table-cell>
          <table:table-cell table:formula="of:=[.U169]-[.U205]" office:value-type="float" office:value="0" calcext:value-type="float">
            <text:p>0</text:p>
          </table:table-cell>
          <table:table-cell table:formula="of:=[.V169]-[.V205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table:formula="of:=[.B170]-[.B206]" office:value-type="float" office:value="0" calcext:value-type="float">
            <text:p>0</text:p>
          </table:table-cell>
          <table:table-cell table:formula="of:=[.C170]-[.C206]" office:value-type="float" office:value="0" calcext:value-type="float">
            <text:p>0</text:p>
          </table:table-cell>
          <table:table-cell table:formula="of:=[.D170]-[.D206]" office:value-type="float" office:value="0" calcext:value-type="float">
            <text:p>0</text:p>
          </table:table-cell>
          <table:table-cell table:formula="of:=[.E170]-[.E206]" office:value-type="float" office:value="0" calcext:value-type="float">
            <text:p>0</text:p>
          </table:table-cell>
          <table:table-cell table:formula="of:=[.F170]-[.F206]" office:value-type="float" office:value="0" calcext:value-type="float">
            <text:p>0</text:p>
          </table:table-cell>
          <table:table-cell table:formula="of:=[.G170]-[.G206]" office:value-type="float" office:value="0" calcext:value-type="float">
            <text:p>0</text:p>
          </table:table-cell>
          <table:table-cell table:formula="of:=[.H170]-[.H206]" office:value-type="float" office:value="0" calcext:value-type="float">
            <text:p>0</text:p>
          </table:table-cell>
          <table:table-cell table:formula="of:=[.I170]-[.I206]" office:value-type="float" office:value="0" calcext:value-type="float">
            <text:p>0</text:p>
          </table:table-cell>
          <table:table-cell table:formula="of:=[.J170]-[.J206]" office:value-type="float" office:value="0" calcext:value-type="float">
            <text:p>0</text:p>
          </table:table-cell>
          <table:table-cell table:formula="of:=[.K170]-[.K206]" office:value-type="float" office:value="0" calcext:value-type="float">
            <text:p>0</text:p>
          </table:table-cell>
          <table:table-cell table:formula="of:=[.L170]-[.L206]" office:value-type="float" office:value="0" calcext:value-type="float">
            <text:p>0</text:p>
          </table:table-cell>
          <table:table-cell table:formula="of:=[.M170]-[.M206]" office:value-type="float" office:value="0" calcext:value-type="float">
            <text:p>0</text:p>
          </table:table-cell>
          <table:table-cell table:formula="of:=[.N170]-[.N206]" office:value-type="float" office:value="0" calcext:value-type="float">
            <text:p>0</text:p>
          </table:table-cell>
          <table:table-cell table:formula="of:=[.O170]-[.O206]" office:value-type="float" office:value="0" calcext:value-type="float">
            <text:p>0</text:p>
          </table:table-cell>
          <table:table-cell table:formula="of:=[.P170]-[.P206]" office:value-type="float" office:value="0" calcext:value-type="float">
            <text:p>0</text:p>
          </table:table-cell>
          <table:table-cell table:formula="of:=[.Q170]-[.Q206]" office:value-type="float" office:value="0" calcext:value-type="float">
            <text:p>0</text:p>
          </table:table-cell>
          <table:table-cell table:formula="of:=[.R170]-[.R206]" office:value-type="float" office:value="0" calcext:value-type="float">
            <text:p>0</text:p>
          </table:table-cell>
          <table:table-cell table:formula="of:=[.S170]-[.S206]" office:value-type="float" office:value="0" calcext:value-type="float">
            <text:p>0</text:p>
          </table:table-cell>
          <table:table-cell table:formula="of:=[.T170]-[.T206]" office:value-type="float" office:value="0" calcext:value-type="float">
            <text:p>0</text:p>
          </table:table-cell>
          <table:table-cell table:formula="of:=[.U170]-[.U206]" office:value-type="float" office:value="0" calcext:value-type="float">
            <text:p>0</text:p>
          </table:table-cell>
          <table:table-cell table:formula="of:=[.V170]-[.V20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7.1" calcext:value-type="float">
            <text:p>37,1</text:p>
          </table:table-cell>
          <table:table-cell table:formula="of:=[.B171]-[.B207]" office:value-type="float" office:value="0" calcext:value-type="float">
            <text:p>0</text:p>
          </table:table-cell>
          <table:table-cell table:formula="of:=[.C171]-[.C207]" office:value-type="float" office:value="0" calcext:value-type="float">
            <text:p>0</text:p>
          </table:table-cell>
          <table:table-cell table:formula="of:=[.D171]-[.D207]" office:value-type="float" office:value="0" calcext:value-type="float">
            <text:p>0</text:p>
          </table:table-cell>
          <table:table-cell table:formula="of:=[.E171]-[.E207]" office:value-type="float" office:value="0" calcext:value-type="float">
            <text:p>0</text:p>
          </table:table-cell>
          <table:table-cell table:formula="of:=[.F171]-[.F207]" office:value-type="string" office:string-value="" calcext:value-type="error">
            <text:p>#NOM ?</text:p>
          </table:table-cell>
          <table:table-cell table:formula="of:=[.G171]-[.G207]" office:value-type="float" office:value="0" calcext:value-type="float">
            <text:p>0</text:p>
          </table:table-cell>
          <table:table-cell table:formula="of:=[.H171]-[.H207]" office:value-type="float" office:value="0" calcext:value-type="float">
            <text:p>0</text:p>
          </table:table-cell>
          <table:table-cell table:formula="of:=[.I171]-[.I207]" office:value-type="float" office:value="0" calcext:value-type="float">
            <text:p>0</text:p>
          </table:table-cell>
          <table:table-cell table:formula="of:=[.J171]-[.J207]" office:value-type="float" office:value="0" calcext:value-type="float">
            <text:p>0</text:p>
          </table:table-cell>
          <table:table-cell table:formula="of:=[.K171]-[.K207]" office:value-type="float" office:value="0" calcext:value-type="float">
            <text:p>0</text:p>
          </table:table-cell>
          <table:table-cell table:formula="of:=[.L171]-[.L207]" office:value-type="float" office:value="0" calcext:value-type="float">
            <text:p>0</text:p>
          </table:table-cell>
          <table:table-cell table:formula="of:=[.M171]-[.M207]" office:value-type="string" office:string-value="" calcext:value-type="error">
            <text:p>#NOM ?</text:p>
          </table:table-cell>
          <table:table-cell table:formula="of:=[.N171]-[.N207]" office:value-type="float" office:value="0" calcext:value-type="float">
            <text:p>0</text:p>
          </table:table-cell>
          <table:table-cell table:formula="of:=[.O171]-[.O207]" office:value-type="string" office:string-value="" calcext:value-type="error">
            <text:p>#NOM ?</text:p>
          </table:table-cell>
          <table:table-cell table:formula="of:=[.P171]-[.P207]" office:value-type="string" office:string-value="" calcext:value-type="error">
            <text:p>#NOM ?</text:p>
          </table:table-cell>
          <table:table-cell table:formula="of:=[.Q171]-[.Q207]" office:value-type="float" office:value="0" calcext:value-type="float">
            <text:p>0</text:p>
          </table:table-cell>
          <table:table-cell table:formula="of:=[.R171]-[.R207]" office:value-type="string" office:string-value="" calcext:value-type="error">
            <text:p>#NOM ?</text:p>
          </table:table-cell>
          <table:table-cell table:formula="of:=[.S171]-[.S207]" office:value-type="float" office:value="0" calcext:value-type="float">
            <text:p>0</text:p>
          </table:table-cell>
          <table:table-cell table:formula="of:=[.T171]-[.T207]" office:value-type="float" office:value="0" calcext:value-type="float">
            <text:p>0</text:p>
          </table:table-cell>
          <table:table-cell table:formula="of:=[.U171]-[.U207]" office:value-type="string" office:string-value="" calcext:value-type="error">
            <text:p>#NOM ?</text:p>
          </table:table-cell>
          <table:table-cell table:formula="of:=[.V171]-[.V20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8.9" calcext:value-type="float">
            <text:p>38,9</text:p>
          </table:table-cell>
          <table:table-cell table:formula="of:=[.B172]-[.B208]" office:value-type="float" office:value="0" calcext:value-type="float">
            <text:p>0</text:p>
          </table:table-cell>
          <table:table-cell table:formula="of:=[.C172]-[.C208]" office:value-type="float" office:value="0" calcext:value-type="float">
            <text:p>0</text:p>
          </table:table-cell>
          <table:table-cell table:formula="of:=[.D172]-[.D208]" office:value-type="float" office:value="0" calcext:value-type="float">
            <text:p>0</text:p>
          </table:table-cell>
          <table:table-cell table:formula="of:=[.E172]-[.E208]" office:value-type="float" office:value="0" calcext:value-type="float">
            <text:p>0</text:p>
          </table:table-cell>
          <table:table-cell table:formula="of:=[.F172]-[.F208]" office:value-type="float" office:value="0" calcext:value-type="float">
            <text:p>0</text:p>
          </table:table-cell>
          <table:table-cell table:formula="of:=[.G172]-[.G208]" office:value-type="float" office:value="0" calcext:value-type="float">
            <text:p>0</text:p>
          </table:table-cell>
          <table:table-cell table:formula="of:=[.H172]-[.H208]" office:value-type="float" office:value="0" calcext:value-type="float">
            <text:p>0</text:p>
          </table:table-cell>
          <table:table-cell table:formula="of:=[.I172]-[.I208]" office:value-type="float" office:value="0" calcext:value-type="float">
            <text:p>0</text:p>
          </table:table-cell>
          <table:table-cell table:formula="of:=[.J172]-[.J208]" office:value-type="float" office:value="0" calcext:value-type="float">
            <text:p>0</text:p>
          </table:table-cell>
          <table:table-cell table:formula="of:=[.K172]-[.K208]" office:value-type="float" office:value="0" calcext:value-type="float">
            <text:p>0</text:p>
          </table:table-cell>
          <table:table-cell table:formula="of:=[.L172]-[.L208]" office:value-type="float" office:value="0" calcext:value-type="float">
            <text:p>0</text:p>
          </table:table-cell>
          <table:table-cell table:formula="of:=[.M172]-[.M208]" office:value-type="float" office:value="0" calcext:value-type="float">
            <text:p>0</text:p>
          </table:table-cell>
          <table:table-cell table:formula="of:=[.N172]-[.N208]" office:value-type="float" office:value="0" calcext:value-type="float">
            <text:p>0</text:p>
          </table:table-cell>
          <table:table-cell table:formula="of:=[.O172]-[.O208]" office:value-type="float" office:value="0" calcext:value-type="float">
            <text:p>0</text:p>
          </table:table-cell>
          <table:table-cell table:formula="of:=[.P172]-[.P208]" office:value-type="float" office:value="0" calcext:value-type="float">
            <text:p>0</text:p>
          </table:table-cell>
          <table:table-cell table:formula="of:=[.Q172]-[.Q208]" office:value-type="float" office:value="0" calcext:value-type="float">
            <text:p>0</text:p>
          </table:table-cell>
          <table:table-cell table:formula="of:=[.R172]-[.R208]" office:value-type="float" office:value="0" calcext:value-type="float">
            <text:p>0</text:p>
          </table:table-cell>
          <table:table-cell table:formula="of:=[.S172]-[.S208]" office:value-type="float" office:value="0" calcext:value-type="float">
            <text:p>0</text:p>
          </table:table-cell>
          <table:table-cell table:formula="of:=[.T172]-[.T208]" office:value-type="float" office:value="0" calcext:value-type="float">
            <text:p>0</text:p>
          </table:table-cell>
          <table:table-cell table:formula="of:=[.U172]-[.U208]" office:value-type="float" office:value="0" calcext:value-type="float">
            <text:p>0</text:p>
          </table:table-cell>
          <table:table-cell table:formula="of:=[.V172]-[.V20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0.7" calcext:value-type="float">
            <text:p>40,7</text:p>
          </table:table-cell>
          <table:table-cell table:formula="of:=[.B173]-[.B209]" office:value-type="float" office:value="0" calcext:value-type="float">
            <text:p>0</text:p>
          </table:table-cell>
          <table:table-cell table:formula="of:=[.C173]-[.C209]" office:value-type="float" office:value="0" calcext:value-type="float">
            <text:p>0</text:p>
          </table:table-cell>
          <table:table-cell table:formula="of:=[.D173]-[.D209]" office:value-type="float" office:value="0" calcext:value-type="float">
            <text:p>0</text:p>
          </table:table-cell>
          <table:table-cell table:formula="of:=[.E173]-[.E209]" office:value-type="float" office:value="0" calcext:value-type="float">
            <text:p>0</text:p>
          </table:table-cell>
          <table:table-cell table:formula="of:=[.F173]-[.F209]" office:value-type="float" office:value="0" calcext:value-type="float">
            <text:p>0</text:p>
          </table:table-cell>
          <table:table-cell table:formula="of:=[.G173]-[.G209]" office:value-type="float" office:value="0" calcext:value-type="float">
            <text:p>0</text:p>
          </table:table-cell>
          <table:table-cell table:formula="of:=[.H173]-[.H209]" office:value-type="float" office:value="0" calcext:value-type="float">
            <text:p>0</text:p>
          </table:table-cell>
          <table:table-cell table:formula="of:=[.I173]-[.I209]" office:value-type="float" office:value="0" calcext:value-type="float">
            <text:p>0</text:p>
          </table:table-cell>
          <table:table-cell table:formula="of:=[.J173]-[.J209]" office:value-type="float" office:value="0" calcext:value-type="float">
            <text:p>0</text:p>
          </table:table-cell>
          <table:table-cell table:formula="of:=[.K173]-[.K209]" office:value-type="float" office:value="0" calcext:value-type="float">
            <text:p>0</text:p>
          </table:table-cell>
          <table:table-cell table:formula="of:=[.L173]-[.L209]" office:value-type="float" office:value="0" calcext:value-type="float">
            <text:p>0</text:p>
          </table:table-cell>
          <table:table-cell table:formula="of:=[.M173]-[.M209]" office:value-type="float" office:value="0" calcext:value-type="float">
            <text:p>0</text:p>
          </table:table-cell>
          <table:table-cell table:formula="of:=[.N173]-[.N209]" office:value-type="float" office:value="0" calcext:value-type="float">
            <text:p>0</text:p>
          </table:table-cell>
          <table:table-cell table:formula="of:=[.O173]-[.O209]" office:value-type="float" office:value="0" calcext:value-type="float">
            <text:p>0</text:p>
          </table:table-cell>
          <table:table-cell table:formula="of:=[.P173]-[.P209]" office:value-type="float" office:value="0" calcext:value-type="float">
            <text:p>0</text:p>
          </table:table-cell>
          <table:table-cell table:formula="of:=[.Q173]-[.Q209]" office:value-type="float" office:value="0" calcext:value-type="float">
            <text:p>0</text:p>
          </table:table-cell>
          <table:table-cell table:formula="of:=[.R173]-[.R209]" office:value-type="float" office:value="0" calcext:value-type="float">
            <text:p>0</text:p>
          </table:table-cell>
          <table:table-cell table:formula="of:=[.S173]-[.S209]" office:value-type="float" office:value="0" calcext:value-type="float">
            <text:p>0</text:p>
          </table:table-cell>
          <table:table-cell table:formula="of:=[.T173]-[.T209]" office:value-type="float" office:value="0" calcext:value-type="float">
            <text:p>0</text:p>
          </table:table-cell>
          <table:table-cell table:formula="of:=[.U173]-[.U209]" office:value-type="float" office:value="0" calcext:value-type="float">
            <text:p>0</text:p>
          </table:table-cell>
          <table:table-cell table:formula="of:=[.V173]-[.V20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2.4" calcext:value-type="float">
            <text:p>42,4</text:p>
          </table:table-cell>
          <table:table-cell table:formula="of:=[.B174]-[.B210]" office:value-type="float" office:value="0" calcext:value-type="float">
            <text:p>0</text:p>
          </table:table-cell>
          <table:table-cell table:formula="of:=[.C174]-[.C210]" office:value-type="float" office:value="0" calcext:value-type="float">
            <text:p>0</text:p>
          </table:table-cell>
          <table:table-cell table:formula="of:=[.D174]-[.D210]" office:value-type="float" office:value="0" calcext:value-type="float">
            <text:p>0</text:p>
          </table:table-cell>
          <table:table-cell table:formula="of:=[.E174]-[.E210]" office:value-type="float" office:value="0" calcext:value-type="float">
            <text:p>0</text:p>
          </table:table-cell>
          <table:table-cell table:formula="of:=[.F174]-[.F210]" office:value-type="float" office:value="0" calcext:value-type="float">
            <text:p>0</text:p>
          </table:table-cell>
          <table:table-cell table:formula="of:=[.G174]-[.G210]" office:value-type="float" office:value="0" calcext:value-type="float">
            <text:p>0</text:p>
          </table:table-cell>
          <table:table-cell table:formula="of:=[.H174]-[.H210]" office:value-type="float" office:value="0" calcext:value-type="float">
            <text:p>0</text:p>
          </table:table-cell>
          <table:table-cell table:formula="of:=[.I174]-[.I210]" office:value-type="float" office:value="0" calcext:value-type="float">
            <text:p>0</text:p>
          </table:table-cell>
          <table:table-cell table:formula="of:=[.J174]-[.J210]" office:value-type="float" office:value="0" calcext:value-type="float">
            <text:p>0</text:p>
          </table:table-cell>
          <table:table-cell table:formula="of:=[.K174]-[.K210]" office:value-type="float" office:value="0" calcext:value-type="float">
            <text:p>0</text:p>
          </table:table-cell>
          <table:table-cell table:formula="of:=[.L174]-[.L210]" office:value-type="float" office:value="0" calcext:value-type="float">
            <text:p>0</text:p>
          </table:table-cell>
          <table:table-cell table:formula="of:=[.M174]-[.M210]" office:value-type="float" office:value="0" calcext:value-type="float">
            <text:p>0</text:p>
          </table:table-cell>
          <table:table-cell table:formula="of:=[.N174]-[.N210]" office:value-type="float" office:value="0" calcext:value-type="float">
            <text:p>0</text:p>
          </table:table-cell>
          <table:table-cell table:formula="of:=[.O174]-[.O210]" office:value-type="float" office:value="0" calcext:value-type="float">
            <text:p>0</text:p>
          </table:table-cell>
          <table:table-cell table:formula="of:=[.P174]-[.P210]" office:value-type="float" office:value="0" calcext:value-type="float">
            <text:p>0</text:p>
          </table:table-cell>
          <table:table-cell table:formula="of:=[.Q174]-[.Q210]" office:value-type="float" office:value="0" calcext:value-type="float">
            <text:p>0</text:p>
          </table:table-cell>
          <table:table-cell table:formula="of:=[.R174]-[.R210]" office:value-type="float" office:value="0" calcext:value-type="float">
            <text:p>0</text:p>
          </table:table-cell>
          <table:table-cell table:formula="of:=[.S174]-[.S210]" office:value-type="float" office:value="0" calcext:value-type="float">
            <text:p>0</text:p>
          </table:table-cell>
          <table:table-cell table:formula="of:=[.T174]-[.T210]" office:value-type="float" office:value="0" calcext:value-type="float">
            <text:p>0</text:p>
          </table:table-cell>
          <table:table-cell table:formula="of:=[.U174]-[.U210]" office:value-type="float" office:value="0" calcext:value-type="float">
            <text:p>0</text:p>
          </table:table-cell>
          <table:table-cell table:formula="of:=[.V174]-[.V21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4.2" calcext:value-type="float">
            <text:p>44,2</text:p>
          </table:table-cell>
          <table:table-cell table:formula="of:=[.B175]-[.B211]" office:value-type="float" office:value="0" calcext:value-type="float">
            <text:p>0</text:p>
          </table:table-cell>
          <table:table-cell table:formula="of:=[.C175]-[.C211]" office:value-type="float" office:value="0" calcext:value-type="float">
            <text:p>0</text:p>
          </table:table-cell>
          <table:table-cell table:formula="of:=[.D175]-[.D211]" office:value-type="float" office:value="0" calcext:value-type="float">
            <text:p>0</text:p>
          </table:table-cell>
          <table:table-cell table:formula="of:=[.E175]-[.E211]" office:value-type="float" office:value="0" calcext:value-type="float">
            <text:p>0</text:p>
          </table:table-cell>
          <table:table-cell table:formula="of:=[.F175]-[.F211]" office:value-type="float" office:value="0" calcext:value-type="float">
            <text:p>0</text:p>
          </table:table-cell>
          <table:table-cell table:formula="of:=[.G175]-[.G211]" office:value-type="float" office:value="0" calcext:value-type="float">
            <text:p>0</text:p>
          </table:table-cell>
          <table:table-cell table:formula="of:=[.H175]-[.H211]" office:value-type="float" office:value="0" calcext:value-type="float">
            <text:p>0</text:p>
          </table:table-cell>
          <table:table-cell table:formula="of:=[.I175]-[.I211]" office:value-type="float" office:value="0" calcext:value-type="float">
            <text:p>0</text:p>
          </table:table-cell>
          <table:table-cell table:formula="of:=[.J175]-[.J211]" office:value-type="float" office:value="0" calcext:value-type="float">
            <text:p>0</text:p>
          </table:table-cell>
          <table:table-cell table:formula="of:=[.K175]-[.K211]" office:value-type="float" office:value="0" calcext:value-type="float">
            <text:p>0</text:p>
          </table:table-cell>
          <table:table-cell table:formula="of:=[.L175]-[.L211]" office:value-type="float" office:value="0" calcext:value-type="float">
            <text:p>0</text:p>
          </table:table-cell>
          <table:table-cell table:formula="of:=[.M175]-[.M211]" office:value-type="float" office:value="0" calcext:value-type="float">
            <text:p>0</text:p>
          </table:table-cell>
          <table:table-cell table:formula="of:=[.N175]-[.N211]" office:value-type="float" office:value="0" calcext:value-type="float">
            <text:p>0</text:p>
          </table:table-cell>
          <table:table-cell table:formula="of:=[.O175]-[.O211]" office:value-type="float" office:value="0" calcext:value-type="float">
            <text:p>0</text:p>
          </table:table-cell>
          <table:table-cell table:formula="of:=[.P175]-[.P211]" office:value-type="float" office:value="0" calcext:value-type="float">
            <text:p>0</text:p>
          </table:table-cell>
          <table:table-cell table:formula="of:=[.Q175]-[.Q211]" office:value-type="float" office:value="0" calcext:value-type="float">
            <text:p>0</text:p>
          </table:table-cell>
          <table:table-cell table:formula="of:=[.R175]-[.R211]" office:value-type="float" office:value="0" calcext:value-type="float">
            <text:p>0</text:p>
          </table:table-cell>
          <table:table-cell table:formula="of:=[.S175]-[.S211]" office:value-type="float" office:value="0" calcext:value-type="float">
            <text:p>0</text:p>
          </table:table-cell>
          <table:table-cell table:formula="of:=[.T175]-[.T211]" office:value-type="float" office:value="0" calcext:value-type="float">
            <text:p>0</text:p>
          </table:table-cell>
          <table:table-cell table:formula="of:=[.U175]-[.U211]" office:value-type="float" office:value="0" calcext:value-type="float">
            <text:p>0</text:p>
          </table:table-cell>
          <table:table-cell table:formula="of:=[.V175]-[.V21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formula="of:=[.B176]-[.B212]" office:value-type="float" office:value="0" calcext:value-type="float">
            <text:p>0</text:p>
          </table:table-cell>
          <table:table-cell table:formula="of:=[.C176]-[.C212]" office:value-type="float" office:value="0" calcext:value-type="float">
            <text:p>0</text:p>
          </table:table-cell>
          <table:table-cell table:formula="of:=[.D176]-[.D212]" office:value-type="float" office:value="0" calcext:value-type="float">
            <text:p>0</text:p>
          </table:table-cell>
          <table:table-cell table:formula="of:=[.E176]-[.E212]" office:value-type="float" office:value="0" calcext:value-type="float">
            <text:p>0</text:p>
          </table:table-cell>
          <table:table-cell table:formula="of:=[.F176]-[.F212]" office:value-type="float" office:value="-4.5102810375397E-017" calcext:value-type="float">
            <text:p>-4,5102810375397E-017</text:p>
          </table:table-cell>
          <table:table-cell table:formula="of:=[.G176]-[.G212]" office:value-type="float" office:value="0" calcext:value-type="float">
            <text:p>0</text:p>
          </table:table-cell>
          <table:table-cell table:formula="of:=[.H176]-[.H212]" office:value-type="float" office:value="0" calcext:value-type="float">
            <text:p>0</text:p>
          </table:table-cell>
          <table:table-cell table:formula="of:=[.I176]-[.I212]" office:value-type="float" office:value="0" calcext:value-type="float">
            <text:p>0</text:p>
          </table:table-cell>
          <table:table-cell table:formula="of:=[.J176]-[.J212]" office:value-type="float" office:value="0" calcext:value-type="float">
            <text:p>0</text:p>
          </table:table-cell>
          <table:table-cell table:formula="of:=[.K176]-[.K212]" office:value-type="float" office:value="0" calcext:value-type="float">
            <text:p>0</text:p>
          </table:table-cell>
          <table:table-cell table:formula="of:=[.L176]-[.L212]" office:value-type="float" office:value="0" calcext:value-type="float">
            <text:p>0</text:p>
          </table:table-cell>
          <table:table-cell table:formula="of:=[.M176]-[.M212]" office:value-type="float" office:value="0" calcext:value-type="float">
            <text:p>0</text:p>
          </table:table-cell>
          <table:table-cell table:formula="of:=[.N176]-[.N212]" office:value-type="float" office:value="0" calcext:value-type="float">
            <text:p>0</text:p>
          </table:table-cell>
          <table:table-cell table:formula="of:=[.O176]-[.O212]" office:value-type="float" office:value="0" calcext:value-type="float">
            <text:p>0</text:p>
          </table:table-cell>
          <table:table-cell table:formula="of:=[.P176]-[.P212]" office:value-type="float" office:value="0" calcext:value-type="float">
            <text:p>0</text:p>
          </table:table-cell>
          <table:table-cell table:formula="of:=[.Q176]-[.Q212]" office:value-type="float" office:value="0" calcext:value-type="float">
            <text:p>0</text:p>
          </table:table-cell>
          <table:table-cell table:formula="of:=[.R176]-[.R212]" office:value-type="float" office:value="0" calcext:value-type="float">
            <text:p>0</text:p>
          </table:table-cell>
          <table:table-cell table:formula="of:=[.S176]-[.S212]" office:value-type="float" office:value="0" calcext:value-type="float">
            <text:p>0</text:p>
          </table:table-cell>
          <table:table-cell table:formula="of:=[.T176]-[.T212]" office:value-type="float" office:value="0" calcext:value-type="float">
            <text:p>0</text:p>
          </table:table-cell>
          <table:table-cell table:formula="of:=[.U176]-[.U212]" office:value-type="float" office:value="0" calcext:value-type="float">
            <text:p>0</text:p>
          </table:table-cell>
          <table:table-cell table:formula="of:=[.V176]-[.V21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7.7" calcext:value-type="float">
            <text:p>47,7</text:p>
          </table:table-cell>
          <table:table-cell table:formula="of:=[.B177]-[.B213]" office:value-type="float" office:value="0" calcext:value-type="float">
            <text:p>0</text:p>
          </table:table-cell>
          <table:table-cell table:formula="of:=[.C177]-[.C213]" office:value-type="float" office:value="0" calcext:value-type="float">
            <text:p>0</text:p>
          </table:table-cell>
          <table:table-cell table:formula="of:=[.D177]-[.D213]" office:value-type="float" office:value="0" calcext:value-type="float">
            <text:p>0</text:p>
          </table:table-cell>
          <table:table-cell table:formula="of:=[.E177]-[.E213]" office:value-type="float" office:value="0" calcext:value-type="float">
            <text:p>0</text:p>
          </table:table-cell>
          <table:table-cell table:formula="of:=[.F177]-[.F213]" office:value-type="float" office:value="4.68375338513738E-017" calcext:value-type="float">
            <text:p>4,68375338513738E-017</text:p>
          </table:table-cell>
          <table:table-cell table:formula="of:=[.G177]-[.G213]" office:value-type="float" office:value="0" calcext:value-type="float">
            <text:p>0</text:p>
          </table:table-cell>
          <table:table-cell table:formula="of:=[.H177]-[.H213]" office:value-type="float" office:value="0" calcext:value-type="float">
            <text:p>0</text:p>
          </table:table-cell>
          <table:table-cell table:formula="of:=[.I177]-[.I213]" office:value-type="float" office:value="0" calcext:value-type="float">
            <text:p>0</text:p>
          </table:table-cell>
          <table:table-cell table:formula="of:=[.J177]-[.J213]" office:value-type="float" office:value="0" calcext:value-type="float">
            <text:p>0</text:p>
          </table:table-cell>
          <table:table-cell table:formula="of:=[.K177]-[.K213]" office:value-type="float" office:value="0" calcext:value-type="float">
            <text:p>0</text:p>
          </table:table-cell>
          <table:table-cell table:formula="of:=[.L177]-[.L213]" office:value-type="float" office:value="0" calcext:value-type="float">
            <text:p>0</text:p>
          </table:table-cell>
          <table:table-cell table:formula="of:=[.M177]-[.M213]" office:value-type="float" office:value="0" calcext:value-type="float">
            <text:p>0</text:p>
          </table:table-cell>
          <table:table-cell table:formula="of:=[.N177]-[.N213]" office:value-type="float" office:value="0" calcext:value-type="float">
            <text:p>0</text:p>
          </table:table-cell>
          <table:table-cell table:formula="of:=[.O177]-[.O213]" office:value-type="float" office:value="0" calcext:value-type="float">
            <text:p>0</text:p>
          </table:table-cell>
          <table:table-cell table:formula="of:=[.P177]-[.P213]" office:value-type="float" office:value="0" calcext:value-type="float">
            <text:p>0</text:p>
          </table:table-cell>
          <table:table-cell table:formula="of:=[.Q177]-[.Q213]" office:value-type="float" office:value="0" calcext:value-type="float">
            <text:p>0</text:p>
          </table:table-cell>
          <table:table-cell table:formula="of:=[.R177]-[.R213]" office:value-type="float" office:value="0" calcext:value-type="float">
            <text:p>0</text:p>
          </table:table-cell>
          <table:table-cell table:formula="of:=[.S177]-[.S213]" office:value-type="float" office:value="0" calcext:value-type="float">
            <text:p>0</text:p>
          </table:table-cell>
          <table:table-cell table:formula="of:=[.T177]-[.T213]" office:value-type="float" office:value="0" calcext:value-type="float">
            <text:p>0</text:p>
          </table:table-cell>
          <table:table-cell table:formula="of:=[.U177]-[.U213]" office:value-type="float" office:value="0" calcext:value-type="float">
            <text:p>0</text:p>
          </table:table-cell>
          <table:table-cell table:formula="of:=[.V177]-[.V21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9.5" calcext:value-type="float">
            <text:p>49,5</text:p>
          </table:table-cell>
          <table:table-cell table:formula="of:=[.B178]-[.B214]" office:value-type="float" office:value="0" calcext:value-type="float">
            <text:p>0</text:p>
          </table:table-cell>
          <table:table-cell table:formula="of:=[.C178]-[.C214]" office:value-type="float" office:value="0" calcext:value-type="float">
            <text:p>0</text:p>
          </table:table-cell>
          <table:table-cell table:formula="of:=[.D178]-[.D214]" office:value-type="float" office:value="0" calcext:value-type="float">
            <text:p>0</text:p>
          </table:table-cell>
          <table:table-cell table:formula="of:=[.E178]-[.E214]" office:value-type="float" office:value="0" calcext:value-type="float">
            <text:p>0</text:p>
          </table:table-cell>
          <table:table-cell table:formula="of:=[.F178]-[.F214]" office:value-type="float" office:value="0" calcext:value-type="float">
            <text:p>0</text:p>
          </table:table-cell>
          <table:table-cell table:formula="of:=[.G178]-[.G214]" office:value-type="float" office:value="0" calcext:value-type="float">
            <text:p>0</text:p>
          </table:table-cell>
          <table:table-cell table:formula="of:=[.H178]-[.H214]" office:value-type="float" office:value="0" calcext:value-type="float">
            <text:p>0</text:p>
          </table:table-cell>
          <table:table-cell table:formula="of:=[.I178]-[.I214]" office:value-type="float" office:value="0" calcext:value-type="float">
            <text:p>0</text:p>
          </table:table-cell>
          <table:table-cell table:formula="of:=[.J178]-[.J214]" office:value-type="float" office:value="0" calcext:value-type="float">
            <text:p>0</text:p>
          </table:table-cell>
          <table:table-cell table:formula="of:=[.K178]-[.K214]" office:value-type="float" office:value="0" calcext:value-type="float">
            <text:p>0</text:p>
          </table:table-cell>
          <table:table-cell table:formula="of:=[.L178]-[.L214]" office:value-type="float" office:value="0" calcext:value-type="float">
            <text:p>0</text:p>
          </table:table-cell>
          <table:table-cell table:formula="of:=[.M178]-[.M214]" office:value-type="float" office:value="0" calcext:value-type="float">
            <text:p>0</text:p>
          </table:table-cell>
          <table:table-cell table:formula="of:=[.N178]-[.N214]" office:value-type="float" office:value="0" calcext:value-type="float">
            <text:p>0</text:p>
          </table:table-cell>
          <table:table-cell table:formula="of:=[.O178]-[.O214]" office:value-type="float" office:value="0" calcext:value-type="float">
            <text:p>0</text:p>
          </table:table-cell>
          <table:table-cell table:formula="of:=[.P178]-[.P214]" office:value-type="float" office:value="0" calcext:value-type="float">
            <text:p>0</text:p>
          </table:table-cell>
          <table:table-cell table:formula="of:=[.Q178]-[.Q214]" office:value-type="float" office:value="0" calcext:value-type="float">
            <text:p>0</text:p>
          </table:table-cell>
          <table:table-cell table:formula="of:=[.R178]-[.R214]" office:value-type="float" office:value="0" calcext:value-type="float">
            <text:p>0</text:p>
          </table:table-cell>
          <table:table-cell table:formula="of:=[.S178]-[.S214]" office:value-type="float" office:value="0" calcext:value-type="float">
            <text:p>0</text:p>
          </table:table-cell>
          <table:table-cell table:formula="of:=[.T178]-[.T214]" office:value-type="float" office:value="0" calcext:value-type="float">
            <text:p>0</text:p>
          </table:table-cell>
          <table:table-cell table:formula="of:=[.U178]-[.U214]" office:value-type="float" office:value="0" calcext:value-type="float">
            <text:p>0</text:p>
          </table:table-cell>
          <table:table-cell table:formula="of:=[.V178]-[.V21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1.3" calcext:value-type="float">
            <text:p>51,3</text:p>
          </table:table-cell>
          <table:table-cell table:formula="of:=[.B179]-[.B215]" office:value-type="float" office:value="0" calcext:value-type="float">
            <text:p>0</text:p>
          </table:table-cell>
          <table:table-cell table:formula="of:=[.C179]-[.C215]" office:value-type="float" office:value="0" calcext:value-type="float">
            <text:p>0</text:p>
          </table:table-cell>
          <table:table-cell table:formula="of:=[.D179]-[.D215]" office:value-type="float" office:value="0" calcext:value-type="float">
            <text:p>0</text:p>
          </table:table-cell>
          <table:table-cell table:formula="of:=[.E179]-[.E215]" office:value-type="float" office:value="0" calcext:value-type="float">
            <text:p>0</text:p>
          </table:table-cell>
          <table:table-cell table:formula="of:=[.F179]-[.F215]" office:value-type="float" office:value="0" calcext:value-type="float">
            <text:p>0</text:p>
          </table:table-cell>
          <table:table-cell table:formula="of:=[.G179]-[.G215]" office:value-type="float" office:value="0" calcext:value-type="float">
            <text:p>0</text:p>
          </table:table-cell>
          <table:table-cell table:formula="of:=[.H179]-[.H215]" office:value-type="float" office:value="0" calcext:value-type="float">
            <text:p>0</text:p>
          </table:table-cell>
          <table:table-cell table:formula="of:=[.I179]-[.I215]" office:value-type="float" office:value="0" calcext:value-type="float">
            <text:p>0</text:p>
          </table:table-cell>
          <table:table-cell table:formula="of:=[.J179]-[.J215]" office:value-type="float" office:value="0" calcext:value-type="float">
            <text:p>0</text:p>
          </table:table-cell>
          <table:table-cell table:formula="of:=[.K179]-[.K215]" office:value-type="float" office:value="0" calcext:value-type="float">
            <text:p>0</text:p>
          </table:table-cell>
          <table:table-cell table:formula="of:=[.L179]-[.L215]" office:value-type="float" office:value="0" calcext:value-type="float">
            <text:p>0</text:p>
          </table:table-cell>
          <table:table-cell table:formula="of:=[.M179]-[.M215]" office:value-type="float" office:value="0" calcext:value-type="float">
            <text:p>0</text:p>
          </table:table-cell>
          <table:table-cell table:formula="of:=[.N179]-[.N215]" office:value-type="float" office:value="0" calcext:value-type="float">
            <text:p>0</text:p>
          </table:table-cell>
          <table:table-cell table:formula="of:=[.O179]-[.O215]" office:value-type="float" office:value="0" calcext:value-type="float">
            <text:p>0</text:p>
          </table:table-cell>
          <table:table-cell table:formula="of:=[.P179]-[.P215]" office:value-type="float" office:value="0" calcext:value-type="float">
            <text:p>0</text:p>
          </table:table-cell>
          <table:table-cell table:formula="of:=[.Q179]-[.Q215]" office:value-type="float" office:value="0" calcext:value-type="float">
            <text:p>0</text:p>
          </table:table-cell>
          <table:table-cell table:formula="of:=[.R179]-[.R215]" office:value-type="float" office:value="0" calcext:value-type="float">
            <text:p>0</text:p>
          </table:table-cell>
          <table:table-cell table:formula="of:=[.S179]-[.S215]" office:value-type="float" office:value="0" calcext:value-type="float">
            <text:p>0</text:p>
          </table:table-cell>
          <table:table-cell table:formula="of:=[.T179]-[.T215]" office:value-type="float" office:value="0" calcext:value-type="float">
            <text:p>0</text:p>
          </table:table-cell>
          <table:table-cell table:formula="of:=[.U179]-[.U215]" office:value-type="float" office:value="0" calcext:value-type="float">
            <text:p>0</text:p>
          </table:table-cell>
          <table:table-cell table:formula="of:=[.V179]-[.V21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formula="of:=[.B180]-[.B216]" office:value-type="float" office:value="0" calcext:value-type="float">
            <text:p>0</text:p>
          </table:table-cell>
          <table:table-cell table:formula="of:=[.C180]-[.C216]" office:value-type="float" office:value="0" calcext:value-type="float">
            <text:p>0</text:p>
          </table:table-cell>
          <table:table-cell table:formula="of:=[.D180]-[.D216]" office:value-type="float" office:value="0" calcext:value-type="float">
            <text:p>0</text:p>
          </table:table-cell>
          <table:table-cell table:formula="of:=[.E180]-[.E216]" office:value-type="float" office:value="0" calcext:value-type="float">
            <text:p>0</text:p>
          </table:table-cell>
          <table:table-cell table:formula="of:=[.F180]-[.F216]" office:value-type="float" office:value="0" calcext:value-type="float">
            <text:p>0</text:p>
          </table:table-cell>
          <table:table-cell table:formula="of:=[.G180]-[.G216]" office:value-type="float" office:value="0" calcext:value-type="float">
            <text:p>0</text:p>
          </table:table-cell>
          <table:table-cell table:formula="of:=[.H180]-[.H216]" office:value-type="float" office:value="0" calcext:value-type="float">
            <text:p>0</text:p>
          </table:table-cell>
          <table:table-cell table:formula="of:=[.I180]-[.I216]" office:value-type="float" office:value="0" calcext:value-type="float">
            <text:p>0</text:p>
          </table:table-cell>
          <table:table-cell table:formula="of:=[.J180]-[.J216]" office:value-type="float" office:value="0" calcext:value-type="float">
            <text:p>0</text:p>
          </table:table-cell>
          <table:table-cell table:formula="of:=[.K180]-[.K216]" office:value-type="float" office:value="0" calcext:value-type="float">
            <text:p>0</text:p>
          </table:table-cell>
          <table:table-cell table:formula="of:=[.L180]-[.L216]" office:value-type="float" office:value="0" calcext:value-type="float">
            <text:p>0</text:p>
          </table:table-cell>
          <table:table-cell table:formula="of:=[.M180]-[.M216]" office:value-type="float" office:value="0" calcext:value-type="float">
            <text:p>0</text:p>
          </table:table-cell>
          <table:table-cell table:formula="of:=[.N180]-[.N216]" office:value-type="float" office:value="0" calcext:value-type="float">
            <text:p>0</text:p>
          </table:table-cell>
          <table:table-cell table:formula="of:=[.O180]-[.O216]" office:value-type="float" office:value="0" calcext:value-type="float">
            <text:p>0</text:p>
          </table:table-cell>
          <table:table-cell table:formula="of:=[.P180]-[.P216]" office:value-type="float" office:value="0" calcext:value-type="float">
            <text:p>0</text:p>
          </table:table-cell>
          <table:table-cell table:formula="of:=[.Q180]-[.Q216]" office:value-type="float" office:value="0" calcext:value-type="float">
            <text:p>0</text:p>
          </table:table-cell>
          <table:table-cell table:formula="of:=[.R180]-[.R216]" office:value-type="float" office:value="0" calcext:value-type="float">
            <text:p>0</text:p>
          </table:table-cell>
          <table:table-cell table:formula="of:=[.S180]-[.S216]" office:value-type="float" office:value="0" calcext:value-type="float">
            <text:p>0</text:p>
          </table:table-cell>
          <table:table-cell table:formula="of:=[.T180]-[.T216]" office:value-type="float" office:value="0" calcext:value-type="float">
            <text:p>0</text:p>
          </table:table-cell>
          <table:table-cell table:formula="of:=[.U180]-[.U216]" office:value-type="float" office:value="0" calcext:value-type="float">
            <text:p>0</text:p>
          </table:table-cell>
          <table:table-cell table:formula="of:=[.V180]-[.V21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4.8" calcext:value-type="float">
            <text:p>54,8</text:p>
          </table:table-cell>
          <table:table-cell table:formula="of:=[.B181]-[.B217]" office:value-type="float" office:value="0" calcext:value-type="float">
            <text:p>0</text:p>
          </table:table-cell>
          <table:table-cell table:formula="of:=[.C181]-[.C217]" office:value-type="float" office:value="0" calcext:value-type="float">
            <text:p>0</text:p>
          </table:table-cell>
          <table:table-cell table:formula="of:=[.D181]-[.D217]" office:value-type="float" office:value="0" calcext:value-type="float">
            <text:p>0</text:p>
          </table:table-cell>
          <table:table-cell table:formula="of:=[.E181]-[.E217]" office:value-type="float" office:value="0" calcext:value-type="float">
            <text:p>0</text:p>
          </table:table-cell>
          <table:table-cell table:formula="of:=[.F181]-[.F217]" office:value-type="float" office:value="0" calcext:value-type="float">
            <text:p>0</text:p>
          </table:table-cell>
          <table:table-cell table:formula="of:=[.G181]-[.G217]" office:value-type="float" office:value="0" calcext:value-type="float">
            <text:p>0</text:p>
          </table:table-cell>
          <table:table-cell table:formula="of:=[.H181]-[.H217]" office:value-type="float" office:value="0" calcext:value-type="float">
            <text:p>0</text:p>
          </table:table-cell>
          <table:table-cell table:formula="of:=[.I181]-[.I217]" office:value-type="float" office:value="0" calcext:value-type="float">
            <text:p>0</text:p>
          </table:table-cell>
          <table:table-cell table:formula="of:=[.J181]-[.J217]" office:value-type="string" office:string-value="" calcext:value-type="error">
            <text:p>#NOM ?</text:p>
          </table:table-cell>
          <table:table-cell table:formula="of:=[.K181]-[.K217]" office:value-type="float" office:value="0" calcext:value-type="float">
            <text:p>0</text:p>
          </table:table-cell>
          <table:table-cell table:formula="of:=[.L181]-[.L217]" office:value-type="float" office:value="0" calcext:value-type="float">
            <text:p>0</text:p>
          </table:table-cell>
          <table:table-cell table:formula="of:=[.M181]-[.M217]" office:value-type="float" office:value="0" calcext:value-type="float">
            <text:p>0</text:p>
          </table:table-cell>
          <table:table-cell table:formula="of:=[.N181]-[.N217]" office:value-type="float" office:value="0" calcext:value-type="float">
            <text:p>0</text:p>
          </table:table-cell>
          <table:table-cell table:formula="of:=[.O181]-[.O217]" office:value-type="float" office:value="0" calcext:value-type="float">
            <text:p>0</text:p>
          </table:table-cell>
          <table:table-cell table:formula="of:=[.P181]-[.P217]" office:value-type="float" office:value="0" calcext:value-type="float">
            <text:p>0</text:p>
          </table:table-cell>
          <table:table-cell table:formula="of:=[.Q181]-[.Q217]" office:value-type="float" office:value="0" calcext:value-type="float">
            <text:p>0</text:p>
          </table:table-cell>
          <table:table-cell table:formula="of:=[.R181]-[.R217]" office:value-type="float" office:value="0" calcext:value-type="float">
            <text:p>0</text:p>
          </table:table-cell>
          <table:table-cell table:formula="of:=[.S181]-[.S217]" office:value-type="float" office:value="0" calcext:value-type="float">
            <text:p>0</text:p>
          </table:table-cell>
          <table:table-cell table:formula="of:=[.T181]-[.T217]" office:value-type="float" office:value="0" calcext:value-type="float">
            <text:p>0</text:p>
          </table:table-cell>
          <table:table-cell table:formula="of:=[.U181]-[.U217]" office:value-type="float" office:value="0" calcext:value-type="float">
            <text:p>0</text:p>
          </table:table-cell>
          <table:table-cell table:formula="of:=[.V181]-[.V21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6.6" calcext:value-type="float">
            <text:p>56,6</text:p>
          </table:table-cell>
          <table:table-cell table:formula="of:=[.B182]-[.B218]" office:value-type="float" office:value="0" calcext:value-type="float">
            <text:p>0</text:p>
          </table:table-cell>
          <table:table-cell table:formula="of:=[.C182]-[.C218]" office:value-type="float" office:value="0" calcext:value-type="float">
            <text:p>0</text:p>
          </table:table-cell>
          <table:table-cell table:formula="of:=[.D182]-[.D218]" office:value-type="float" office:value="0" calcext:value-type="float">
            <text:p>0</text:p>
          </table:table-cell>
          <table:table-cell table:formula="of:=[.E182]-[.E218]" office:value-type="float" office:value="0" calcext:value-type="float">
            <text:p>0</text:p>
          </table:table-cell>
          <table:table-cell table:formula="of:=[.F182]-[.F218]" office:value-type="float" office:value="0" calcext:value-type="float">
            <text:p>0</text:p>
          </table:table-cell>
          <table:table-cell table:formula="of:=[.G182]-[.G218]" office:value-type="float" office:value="0" calcext:value-type="float">
            <text:p>0</text:p>
          </table:table-cell>
          <table:table-cell table:formula="of:=[.H182]-[.H218]" office:value-type="float" office:value="0" calcext:value-type="float">
            <text:p>0</text:p>
          </table:table-cell>
          <table:table-cell table:formula="of:=[.I182]-[.I218]" office:value-type="float" office:value="0" calcext:value-type="float">
            <text:p>0</text:p>
          </table:table-cell>
          <table:table-cell table:formula="of:=[.J182]-[.J218]" office:value-type="float" office:value="0" calcext:value-type="float">
            <text:p>0</text:p>
          </table:table-cell>
          <table:table-cell table:formula="of:=[.K182]-[.K218]" office:value-type="float" office:value="0" calcext:value-type="float">
            <text:p>0</text:p>
          </table:table-cell>
          <table:table-cell table:formula="of:=[.L182]-[.L218]" office:value-type="float" office:value="0" calcext:value-type="float">
            <text:p>0</text:p>
          </table:table-cell>
          <table:table-cell table:formula="of:=[.M182]-[.M218]" office:value-type="float" office:value="0" calcext:value-type="float">
            <text:p>0</text:p>
          </table:table-cell>
          <table:table-cell table:formula="of:=[.N182]-[.N218]" office:value-type="float" office:value="0" calcext:value-type="float">
            <text:p>0</text:p>
          </table:table-cell>
          <table:table-cell table:formula="of:=[.O182]-[.O218]" office:value-type="float" office:value="0" calcext:value-type="float">
            <text:p>0</text:p>
          </table:table-cell>
          <table:table-cell table:formula="of:=[.P182]-[.P218]" office:value-type="float" office:value="0" calcext:value-type="float">
            <text:p>0</text:p>
          </table:table-cell>
          <table:table-cell table:formula="of:=[.Q182]-[.Q218]" office:value-type="float" office:value="0" calcext:value-type="float">
            <text:p>0</text:p>
          </table:table-cell>
          <table:table-cell table:formula="of:=[.R182]-[.R218]" office:value-type="float" office:value="0" calcext:value-type="float">
            <text:p>0</text:p>
          </table:table-cell>
          <table:table-cell table:formula="of:=[.S182]-[.S218]" office:value-type="float" office:value="0" calcext:value-type="float">
            <text:p>0</text:p>
          </table:table-cell>
          <table:table-cell table:formula="of:=[.T182]-[.T218]" office:value-type="float" office:value="0" calcext:value-type="float">
            <text:p>0</text:p>
          </table:table-cell>
          <table:table-cell table:formula="of:=[.U182]-[.U218]" office:value-type="float" office:value="0" calcext:value-type="float">
            <text:p>0</text:p>
          </table:table-cell>
          <table:table-cell table:formula="of:=[.V182]-[.V21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8.3" calcext:value-type="float">
            <text:p>58,3</text:p>
          </table:table-cell>
          <table:table-cell table:formula="of:=[.B183]-[.B219]" office:value-type="float" office:value="0" calcext:value-type="float">
            <text:p>0</text:p>
          </table:table-cell>
          <table:table-cell table:formula="of:=[.C183]-[.C219]" office:value-type="float" office:value="0" calcext:value-type="float">
            <text:p>0</text:p>
          </table:table-cell>
          <table:table-cell table:formula="of:=[.D183]-[.D219]" office:value-type="float" office:value="0" calcext:value-type="float">
            <text:p>0</text:p>
          </table:table-cell>
          <table:table-cell table:formula="of:=[.E183]-[.E219]" office:value-type="float" office:value="0" calcext:value-type="float">
            <text:p>0</text:p>
          </table:table-cell>
          <table:table-cell table:formula="of:=[.F183]-[.F219]" office:value-type="float" office:value="-3.98986399474666E-017" calcext:value-type="float">
            <text:p>-3,98986399474666E-017</text:p>
          </table:table-cell>
          <table:table-cell table:formula="of:=[.G183]-[.G219]" office:value-type="float" office:value="0" calcext:value-type="float">
            <text:p>0</text:p>
          </table:table-cell>
          <table:table-cell table:formula="of:=[.H183]-[.H219]" office:value-type="float" office:value="0" calcext:value-type="float">
            <text:p>0</text:p>
          </table:table-cell>
          <table:table-cell table:formula="of:=[.I183]-[.I219]" office:value-type="float" office:value="0" calcext:value-type="float">
            <text:p>0</text:p>
          </table:table-cell>
          <table:table-cell table:formula="of:=[.J183]-[.J219]" office:value-type="float" office:value="0" calcext:value-type="float">
            <text:p>0</text:p>
          </table:table-cell>
          <table:table-cell table:formula="of:=[.K183]-[.K219]" office:value-type="float" office:value="0" calcext:value-type="float">
            <text:p>0</text:p>
          </table:table-cell>
          <table:table-cell table:formula="of:=[.L183]-[.L219]" office:value-type="float" office:value="0" calcext:value-type="float">
            <text:p>0</text:p>
          </table:table-cell>
          <table:table-cell table:formula="of:=[.M183]-[.M219]" office:value-type="float" office:value="0" calcext:value-type="float">
            <text:p>0</text:p>
          </table:table-cell>
          <table:table-cell table:formula="of:=[.N183]-[.N219]" office:value-type="float" office:value="0" calcext:value-type="float">
            <text:p>0</text:p>
          </table:table-cell>
          <table:table-cell table:formula="of:=[.O183]-[.O219]" office:value-type="float" office:value="0" calcext:value-type="float">
            <text:p>0</text:p>
          </table:table-cell>
          <table:table-cell table:formula="of:=[.P183]-[.P219]" office:value-type="float" office:value="0" calcext:value-type="float">
            <text:p>0</text:p>
          </table:table-cell>
          <table:table-cell table:formula="of:=[.Q183]-[.Q219]" office:value-type="float" office:value="0" calcext:value-type="float">
            <text:p>0</text:p>
          </table:table-cell>
          <table:table-cell table:formula="of:=[.R183]-[.R219]" office:value-type="float" office:value="0" calcext:value-type="float">
            <text:p>0</text:p>
          </table:table-cell>
          <table:table-cell table:formula="of:=[.S183]-[.S219]" office:value-type="float" office:value="0" calcext:value-type="float">
            <text:p>0</text:p>
          </table:table-cell>
          <table:table-cell table:formula="of:=[.T183]-[.T219]" office:value-type="float" office:value="0" calcext:value-type="float">
            <text:p>0</text:p>
          </table:table-cell>
          <table:table-cell table:formula="of:=[.U183]-[.U219]" office:value-type="float" office:value="0" calcext:value-type="float">
            <text:p>0</text:p>
          </table:table-cell>
          <table:table-cell table:formula="of:=[.V183]-[.V21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0.1" calcext:value-type="float">
            <text:p>60,1</text:p>
          </table:table-cell>
          <table:table-cell table:formula="of:=[.B184]-[.B220]" office:value-type="float" office:value="0" calcext:value-type="float">
            <text:p>0</text:p>
          </table:table-cell>
          <table:table-cell table:formula="of:=[.C184]-[.C220]" office:value-type="float" office:value="0" calcext:value-type="float">
            <text:p>0</text:p>
          </table:table-cell>
          <table:table-cell table:formula="of:=[.D184]-[.D220]" office:value-type="float" office:value="0" calcext:value-type="float">
            <text:p>0</text:p>
          </table:table-cell>
          <table:table-cell table:formula="of:=[.E184]-[.E220]" office:value-type="float" office:value="0" calcext:value-type="float">
            <text:p>0</text:p>
          </table:table-cell>
          <table:table-cell table:formula="of:=[.F184]-[.F220]" office:value-type="float" office:value="0" calcext:value-type="float">
            <text:p>0</text:p>
          </table:table-cell>
          <table:table-cell table:formula="of:=[.G184]-[.G220]" office:value-type="float" office:value="0" calcext:value-type="float">
            <text:p>0</text:p>
          </table:table-cell>
          <table:table-cell table:formula="of:=[.H184]-[.H220]" office:value-type="float" office:value="0" calcext:value-type="float">
            <text:p>0</text:p>
          </table:table-cell>
          <table:table-cell table:formula="of:=[.I184]-[.I220]" office:value-type="float" office:value="0" calcext:value-type="float">
            <text:p>0</text:p>
          </table:table-cell>
          <table:table-cell table:formula="of:=[.J184]-[.J220]" office:value-type="float" office:value="0" calcext:value-type="float">
            <text:p>0</text:p>
          </table:table-cell>
          <table:table-cell table:formula="of:=[.K184]-[.K220]" office:value-type="float" office:value="0" calcext:value-type="float">
            <text:p>0</text:p>
          </table:table-cell>
          <table:table-cell table:formula="of:=[.L184]-[.L220]" office:value-type="float" office:value="0" calcext:value-type="float">
            <text:p>0</text:p>
          </table:table-cell>
          <table:table-cell table:formula="of:=[.M184]-[.M220]" office:value-type="float" office:value="0" calcext:value-type="float">
            <text:p>0</text:p>
          </table:table-cell>
          <table:table-cell table:formula="of:=[.N184]-[.N220]" office:value-type="float" office:value="0" calcext:value-type="float">
            <text:p>0</text:p>
          </table:table-cell>
          <table:table-cell table:formula="of:=[.O184]-[.O220]" office:value-type="float" office:value="0" calcext:value-type="float">
            <text:p>0</text:p>
          </table:table-cell>
          <table:table-cell table:formula="of:=[.P184]-[.P220]" office:value-type="float" office:value="0" calcext:value-type="float">
            <text:p>0</text:p>
          </table:table-cell>
          <table:table-cell table:formula="of:=[.Q184]-[.Q220]" office:value-type="float" office:value="0" calcext:value-type="float">
            <text:p>0</text:p>
          </table:table-cell>
          <table:table-cell table:formula="of:=[.R184]-[.R220]" office:value-type="float" office:value="0" calcext:value-type="float">
            <text:p>0</text:p>
          </table:table-cell>
          <table:table-cell table:formula="of:=[.S184]-[.S220]" office:value-type="float" office:value="0" calcext:value-type="float">
            <text:p>0</text:p>
          </table:table-cell>
          <table:table-cell table:formula="of:=[.T184]-[.T220]" office:value-type="float" office:value="0" calcext:value-type="float">
            <text:p>0</text:p>
          </table:table-cell>
          <table:table-cell table:formula="of:=[.U184]-[.U220]" office:value-type="float" office:value="0" calcext:value-type="float">
            <text:p>0</text:p>
          </table:table-cell>
          <table:table-cell table:formula="of:=[.V184]-[.V22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1.9" calcext:value-type="float">
            <text:p>61,9</text:p>
          </table:table-cell>
          <table:table-cell table:formula="of:=[.B185]-[.B221]" office:value-type="float" office:value="0" calcext:value-type="float">
            <text:p>0</text:p>
          </table:table-cell>
          <table:table-cell table:formula="of:=[.C185]-[.C221]" office:value-type="float" office:value="0" calcext:value-type="float">
            <text:p>0</text:p>
          </table:table-cell>
          <table:table-cell table:formula="of:=[.D185]-[.D221]" office:value-type="float" office:value="0" calcext:value-type="float">
            <text:p>0</text:p>
          </table:table-cell>
          <table:table-cell table:formula="of:=[.E185]-[.E221]" office:value-type="float" office:value="0" calcext:value-type="float">
            <text:p>0</text:p>
          </table:table-cell>
          <table:table-cell table:formula="of:=[.F185]-[.F221]" office:value-type="float" office:value="0" calcext:value-type="float">
            <text:p>0</text:p>
          </table:table-cell>
          <table:table-cell table:formula="of:=[.G185]-[.G221]" office:value-type="float" office:value="0" calcext:value-type="float">
            <text:p>0</text:p>
          </table:table-cell>
          <table:table-cell table:formula="of:=[.H185]-[.H221]" office:value-type="float" office:value="0" calcext:value-type="float">
            <text:p>0</text:p>
          </table:table-cell>
          <table:table-cell table:formula="of:=[.I185]-[.I221]" office:value-type="float" office:value="0" calcext:value-type="float">
            <text:p>0</text:p>
          </table:table-cell>
          <table:table-cell table:formula="of:=[.J185]-[.J221]" office:value-type="float" office:value="0" calcext:value-type="float">
            <text:p>0</text:p>
          </table:table-cell>
          <table:table-cell table:formula="of:=[.K185]-[.K221]" office:value-type="float" office:value="0" calcext:value-type="float">
            <text:p>0</text:p>
          </table:table-cell>
          <table:table-cell table:formula="of:=[.L185]-[.L221]" office:value-type="float" office:value="0" calcext:value-type="float">
            <text:p>0</text:p>
          </table:table-cell>
          <table:table-cell table:formula="of:=[.M185]-[.M221]" office:value-type="float" office:value="0" calcext:value-type="float">
            <text:p>0</text:p>
          </table:table-cell>
          <table:table-cell table:formula="of:=[.N185]-[.N221]" office:value-type="float" office:value="0" calcext:value-type="float">
            <text:p>0</text:p>
          </table:table-cell>
          <table:table-cell table:formula="of:=[.O185]-[.O221]" office:value-type="float" office:value="0" calcext:value-type="float">
            <text:p>0</text:p>
          </table:table-cell>
          <table:table-cell table:formula="of:=[.P185]-[.P221]" office:value-type="float" office:value="0" calcext:value-type="float">
            <text:p>0</text:p>
          </table:table-cell>
          <table:table-cell table:formula="of:=[.Q185]-[.Q221]" office:value-type="float" office:value="0" calcext:value-type="float">
            <text:p>0</text:p>
          </table:table-cell>
          <table:table-cell table:formula="of:=[.R185]-[.R221]" office:value-type="float" office:value="0" calcext:value-type="float">
            <text:p>0</text:p>
          </table:table-cell>
          <table:table-cell table:formula="of:=[.S185]-[.S221]" office:value-type="float" office:value="0" calcext:value-type="float">
            <text:p>0</text:p>
          </table:table-cell>
          <table:table-cell table:formula="of:=[.T185]-[.T221]" office:value-type="float" office:value="0" calcext:value-type="float">
            <text:p>0</text:p>
          </table:table-cell>
          <table:table-cell table:formula="of:=[.U185]-[.U221]" office:value-type="float" office:value="0" calcext:value-type="float">
            <text:p>0</text:p>
          </table:table-cell>
          <table:table-cell table:formula="of:=[.V185]-[.V22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3.6" calcext:value-type="float">
            <text:p>63,6</text:p>
          </table:table-cell>
          <table:table-cell table:formula="of:=[.B186]-[.B222]" office:value-type="float" office:value="0" calcext:value-type="float">
            <text:p>0</text:p>
          </table:table-cell>
          <table:table-cell table:formula="of:=[.C186]-[.C222]" office:value-type="float" office:value="0" calcext:value-type="float">
            <text:p>0</text:p>
          </table:table-cell>
          <table:table-cell table:formula="of:=[.D186]-[.D222]" office:value-type="float" office:value="0" calcext:value-type="float">
            <text:p>0</text:p>
          </table:table-cell>
          <table:table-cell table:formula="of:=[.E186]-[.E222]" office:value-type="float" office:value="0" calcext:value-type="float">
            <text:p>0</text:p>
          </table:table-cell>
          <table:table-cell table:formula="of:=[.F186]-[.F222]" office:value-type="float" office:value="0" calcext:value-type="float">
            <text:p>0</text:p>
          </table:table-cell>
          <table:table-cell table:formula="of:=[.G186]-[.G222]" office:value-type="float" office:value="0" calcext:value-type="float">
            <text:p>0</text:p>
          </table:table-cell>
          <table:table-cell table:formula="of:=[.H186]-[.H222]" office:value-type="float" office:value="0" calcext:value-type="float">
            <text:p>0</text:p>
          </table:table-cell>
          <table:table-cell table:formula="of:=[.I186]-[.I222]" office:value-type="float" office:value="0" calcext:value-type="float">
            <text:p>0</text:p>
          </table:table-cell>
          <table:table-cell table:formula="of:=[.J186]-[.J222]" office:value-type="float" office:value="0" calcext:value-type="float">
            <text:p>0</text:p>
          </table:table-cell>
          <table:table-cell table:formula="of:=[.K186]-[.K222]" office:value-type="float" office:value="0" calcext:value-type="float">
            <text:p>0</text:p>
          </table:table-cell>
          <table:table-cell table:formula="of:=[.L186]-[.L222]" office:value-type="float" office:value="0" calcext:value-type="float">
            <text:p>0</text:p>
          </table:table-cell>
          <table:table-cell table:formula="of:=[.M186]-[.M222]" office:value-type="float" office:value="0" calcext:value-type="float">
            <text:p>0</text:p>
          </table:table-cell>
          <table:table-cell table:formula="of:=[.N186]-[.N222]" office:value-type="float" office:value="0" calcext:value-type="float">
            <text:p>0</text:p>
          </table:table-cell>
          <table:table-cell table:formula="of:=[.O186]-[.O222]" office:value-type="float" office:value="0" calcext:value-type="float">
            <text:p>0</text:p>
          </table:table-cell>
          <table:table-cell table:formula="of:=[.P186]-[.P222]" office:value-type="float" office:value="0" calcext:value-type="float">
            <text:p>0</text:p>
          </table:table-cell>
          <table:table-cell table:formula="of:=[.Q186]-[.Q222]" office:value-type="float" office:value="0" calcext:value-type="float">
            <text:p>0</text:p>
          </table:table-cell>
          <table:table-cell table:formula="of:=[.R186]-[.R222]" office:value-type="float" office:value="0" calcext:value-type="float">
            <text:p>0</text:p>
          </table:table-cell>
          <table:table-cell table:formula="of:=[.S186]-[.S222]" office:value-type="float" office:value="0" calcext:value-type="float">
            <text:p>0</text:p>
          </table:table-cell>
          <table:table-cell table:formula="of:=[.T186]-[.T222]" office:value-type="float" office:value="0" calcext:value-type="float">
            <text:p>0</text:p>
          </table:table-cell>
          <table:table-cell table:formula="of:=[.U186]-[.U222]" office:value-type="float" office:value="0" calcext:value-type="float">
            <text:p>0</text:p>
          </table:table-cell>
          <table:table-cell table:formula="of:=[.V186]-[.V22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5.4" calcext:value-type="float">
            <text:p>65,4</text:p>
          </table:table-cell>
          <table:table-cell table:formula="of:=[.B187]-[.B223]" office:value-type="float" office:value="0" calcext:value-type="float">
            <text:p>0</text:p>
          </table:table-cell>
          <table:table-cell table:formula="of:=[.C187]-[.C223]" office:value-type="float" office:value="0" calcext:value-type="float">
            <text:p>0</text:p>
          </table:table-cell>
          <table:table-cell table:formula="of:=[.D187]-[.D223]" office:value-type="float" office:value="0" calcext:value-type="float">
            <text:p>0</text:p>
          </table:table-cell>
          <table:table-cell table:formula="of:=[.E187]-[.E223]" office:value-type="float" office:value="0" calcext:value-type="float">
            <text:p>0</text:p>
          </table:table-cell>
          <table:table-cell table:formula="of:=[.F187]-[.F223]" office:value-type="float" office:value="0" calcext:value-type="float">
            <text:p>0</text:p>
          </table:table-cell>
          <table:table-cell table:formula="of:=[.G187]-[.G223]" office:value-type="float" office:value="0" calcext:value-type="float">
            <text:p>0</text:p>
          </table:table-cell>
          <table:table-cell table:formula="of:=[.H187]-[.H223]" office:value-type="float" office:value="0" calcext:value-type="float">
            <text:p>0</text:p>
          </table:table-cell>
          <table:table-cell table:formula="of:=[.I187]-[.I223]" office:value-type="float" office:value="0" calcext:value-type="float">
            <text:p>0</text:p>
          </table:table-cell>
          <table:table-cell table:formula="of:=[.J187]-[.J223]" office:value-type="float" office:value="0" calcext:value-type="float">
            <text:p>0</text:p>
          </table:table-cell>
          <table:table-cell table:formula="of:=[.K187]-[.K223]" office:value-type="float" office:value="0" calcext:value-type="float">
            <text:p>0</text:p>
          </table:table-cell>
          <table:table-cell table:formula="of:=[.L187]-[.L223]" office:value-type="float" office:value="0" calcext:value-type="float">
            <text:p>0</text:p>
          </table:table-cell>
          <table:table-cell table:formula="of:=[.M187]-[.M223]" office:value-type="float" office:value="0" calcext:value-type="float">
            <text:p>0</text:p>
          </table:table-cell>
          <table:table-cell table:formula="of:=[.N187]-[.N223]" office:value-type="float" office:value="0" calcext:value-type="float">
            <text:p>0</text:p>
          </table:table-cell>
          <table:table-cell table:formula="of:=[.O187]-[.O223]" office:value-type="float" office:value="0" calcext:value-type="float">
            <text:p>0</text:p>
          </table:table-cell>
          <table:table-cell table:formula="of:=[.P187]-[.P223]" office:value-type="float" office:value="0" calcext:value-type="float">
            <text:p>0</text:p>
          </table:table-cell>
          <table:table-cell table:formula="of:=[.Q187]-[.Q223]" office:value-type="float" office:value="0" calcext:value-type="float">
            <text:p>0</text:p>
          </table:table-cell>
          <table:table-cell table:formula="of:=[.R187]-[.R223]" office:value-type="float" office:value="0" calcext:value-type="float">
            <text:p>0</text:p>
          </table:table-cell>
          <table:table-cell table:formula="of:=[.S187]-[.S223]" office:value-type="float" office:value="0" calcext:value-type="float">
            <text:p>0</text:p>
          </table:table-cell>
          <table:table-cell table:formula="of:=[.T187]-[.T223]" office:value-type="float" office:value="0" calcext:value-type="float">
            <text:p>0</text:p>
          </table:table-cell>
          <table:table-cell table:formula="of:=[.U187]-[.U223]" office:value-type="float" office:value="0" calcext:value-type="float">
            <text:p>0</text:p>
          </table:table-cell>
          <table:table-cell table:formula="of:=[.V187]-[.V22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7.2" calcext:value-type="float">
            <text:p>67,2</text:p>
          </table:table-cell>
          <table:table-cell table:formula="of:=[.B188]-[.B224]" office:value-type="float" office:value="0" calcext:value-type="float">
            <text:p>0</text:p>
          </table:table-cell>
          <table:table-cell table:formula="of:=[.C188]-[.C224]" office:value-type="float" office:value="0" calcext:value-type="float">
            <text:p>0</text:p>
          </table:table-cell>
          <table:table-cell table:formula="of:=[.D188]-[.D224]" office:value-type="float" office:value="0" calcext:value-type="float">
            <text:p>0</text:p>
          </table:table-cell>
          <table:table-cell table:formula="of:=[.E188]-[.E224]" office:value-type="float" office:value="0" calcext:value-type="float">
            <text:p>0</text:p>
          </table:table-cell>
          <table:table-cell table:formula="of:=[.F188]-[.F224]" office:value-type="float" office:value="0" calcext:value-type="float">
            <text:p>0</text:p>
          </table:table-cell>
          <table:table-cell table:formula="of:=[.G188]-[.G224]" office:value-type="float" office:value="0" calcext:value-type="float">
            <text:p>0</text:p>
          </table:table-cell>
          <table:table-cell table:formula="of:=[.H188]-[.H224]" office:value-type="float" office:value="0" calcext:value-type="float">
            <text:p>0</text:p>
          </table:table-cell>
          <table:table-cell table:formula="of:=[.I188]-[.I224]" office:value-type="float" office:value="0" calcext:value-type="float">
            <text:p>0</text:p>
          </table:table-cell>
          <table:table-cell table:formula="of:=[.J188]-[.J224]" office:value-type="float" office:value="0" calcext:value-type="float">
            <text:p>0</text:p>
          </table:table-cell>
          <table:table-cell table:formula="of:=[.K188]-[.K224]" office:value-type="float" office:value="0" calcext:value-type="float">
            <text:p>0</text:p>
          </table:table-cell>
          <table:table-cell table:formula="of:=[.L188]-[.L224]" office:value-type="float" office:value="0" calcext:value-type="float">
            <text:p>0</text:p>
          </table:table-cell>
          <table:table-cell table:formula="of:=[.M188]-[.M224]" office:value-type="float" office:value="0" calcext:value-type="float">
            <text:p>0</text:p>
          </table:table-cell>
          <table:table-cell table:formula="of:=[.N188]-[.N224]" office:value-type="float" office:value="0" calcext:value-type="float">
            <text:p>0</text:p>
          </table:table-cell>
          <table:table-cell table:formula="of:=[.O188]-[.O224]" office:value-type="float" office:value="0" calcext:value-type="float">
            <text:p>0</text:p>
          </table:table-cell>
          <table:table-cell table:formula="of:=[.P188]-[.P224]" office:value-type="float" office:value="0" calcext:value-type="float">
            <text:p>0</text:p>
          </table:table-cell>
          <table:table-cell table:formula="of:=[.Q188]-[.Q224]" office:value-type="float" office:value="0" calcext:value-type="float">
            <text:p>0</text:p>
          </table:table-cell>
          <table:table-cell table:formula="of:=[.R188]-[.R224]" office:value-type="float" office:value="0" calcext:value-type="float">
            <text:p>0</text:p>
          </table:table-cell>
          <table:table-cell table:formula="of:=[.S188]-[.S224]" office:value-type="float" office:value="0" calcext:value-type="float">
            <text:p>0</text:p>
          </table:table-cell>
          <table:table-cell table:formula="of:=[.T188]-[.T224]" office:value-type="float" office:value="0" calcext:value-type="float">
            <text:p>0</text:p>
          </table:table-cell>
          <table:table-cell table:formula="of:=[.U188]-[.U224]" office:value-type="float" office:value="0" calcext:value-type="float">
            <text:p>0</text:p>
          </table:table-cell>
          <table:table-cell table:formula="of:=[.V188]-[.V22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8.9" calcext:value-type="float">
            <text:p>68,9</text:p>
          </table:table-cell>
          <table:table-cell table:formula="of:=[.B189]-[.B225]" office:value-type="float" office:value="0" calcext:value-type="float">
            <text:p>0</text:p>
          </table:table-cell>
          <table:table-cell table:formula="of:=[.C189]-[.C225]" office:value-type="float" office:value="0" calcext:value-type="float">
            <text:p>0</text:p>
          </table:table-cell>
          <table:table-cell table:formula="of:=[.D189]-[.D225]" office:value-type="float" office:value="0" calcext:value-type="float">
            <text:p>0</text:p>
          </table:table-cell>
          <table:table-cell table:formula="of:=[.E189]-[.E225]" office:value-type="float" office:value="0" calcext:value-type="float">
            <text:p>0</text:p>
          </table:table-cell>
          <table:table-cell table:formula="of:=[.F189]-[.F225]" office:value-type="float" office:value="0" calcext:value-type="float">
            <text:p>0</text:p>
          </table:table-cell>
          <table:table-cell table:formula="of:=[.G189]-[.G225]" office:value-type="float" office:value="0" calcext:value-type="float">
            <text:p>0</text:p>
          </table:table-cell>
          <table:table-cell table:formula="of:=[.H189]-[.H225]" office:value-type="float" office:value="0" calcext:value-type="float">
            <text:p>0</text:p>
          </table:table-cell>
          <table:table-cell table:formula="of:=[.I189]-[.I225]" office:value-type="float" office:value="0" calcext:value-type="float">
            <text:p>0</text:p>
          </table:table-cell>
          <table:table-cell table:formula="of:=[.J189]-[.J225]" office:value-type="float" office:value="0" calcext:value-type="float">
            <text:p>0</text:p>
          </table:table-cell>
          <table:table-cell table:formula="of:=[.K189]-[.K225]" office:value-type="float" office:value="0" calcext:value-type="float">
            <text:p>0</text:p>
          </table:table-cell>
          <table:table-cell table:formula="of:=[.L189]-[.L225]" office:value-type="float" office:value="0" calcext:value-type="float">
            <text:p>0</text:p>
          </table:table-cell>
          <table:table-cell table:formula="of:=[.M189]-[.M225]" office:value-type="float" office:value="0" calcext:value-type="float">
            <text:p>0</text:p>
          </table:table-cell>
          <table:table-cell table:formula="of:=[.N189]-[.N225]" office:value-type="float" office:value="0" calcext:value-type="float">
            <text:p>0</text:p>
          </table:table-cell>
          <table:table-cell table:formula="of:=[.O189]-[.O225]" office:value-type="float" office:value="0" calcext:value-type="float">
            <text:p>0</text:p>
          </table:table-cell>
          <table:table-cell table:formula="of:=[.P189]-[.P225]" office:value-type="float" office:value="0" calcext:value-type="float">
            <text:p>0</text:p>
          </table:table-cell>
          <table:table-cell table:formula="of:=[.Q189]-[.Q225]" office:value-type="float" office:value="-4.85722573273506E-017" calcext:value-type="float">
            <text:p>-4,85722573273506E-017</text:p>
          </table:table-cell>
          <table:table-cell table:formula="of:=[.R189]-[.R225]" office:value-type="float" office:value="0" calcext:value-type="float">
            <text:p>0</text:p>
          </table:table-cell>
          <table:table-cell table:formula="of:=[.S189]-[.S225]" office:value-type="float" office:value="0" calcext:value-type="float">
            <text:p>0</text:p>
          </table:table-cell>
          <table:table-cell table:formula="of:=[.T189]-[.T225]" office:value-type="float" office:value="0" calcext:value-type="float">
            <text:p>0</text:p>
          </table:table-cell>
          <table:table-cell table:formula="of:=[.U189]-[.U225]" office:value-type="float" office:value="0" calcext:value-type="float">
            <text:p>0</text:p>
          </table:table-cell>
          <table:table-cell table:formula="of:=[.V189]-[.V22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0.7" calcext:value-type="float">
            <text:p>70,7</text:p>
          </table:table-cell>
          <table:table-cell table:formula="of:=[.B190]-[.B226]" office:value-type="float" office:value="0" calcext:value-type="float">
            <text:p>0</text:p>
          </table:table-cell>
          <table:table-cell table:formula="of:=[.C190]-[.C226]" office:value-type="float" office:value="0" calcext:value-type="float">
            <text:p>0</text:p>
          </table:table-cell>
          <table:table-cell table:formula="of:=[.D190]-[.D226]" office:value-type="float" office:value="0" calcext:value-type="float">
            <text:p>0</text:p>
          </table:table-cell>
          <table:table-cell table:formula="of:=[.E190]-[.E226]" office:value-type="float" office:value="0" calcext:value-type="float">
            <text:p>0</text:p>
          </table:table-cell>
          <table:table-cell table:formula="of:=[.F190]-[.F226]" office:value-type="float" office:value="0" calcext:value-type="float">
            <text:p>0</text:p>
          </table:table-cell>
          <table:table-cell table:formula="of:=[.G190]-[.G226]" office:value-type="float" office:value="0" calcext:value-type="float">
            <text:p>0</text:p>
          </table:table-cell>
          <table:table-cell table:formula="of:=[.H190]-[.H226]" office:value-type="float" office:value="0" calcext:value-type="float">
            <text:p>0</text:p>
          </table:table-cell>
          <table:table-cell table:formula="of:=[.I190]-[.I226]" office:value-type="float" office:value="0" calcext:value-type="float">
            <text:p>0</text:p>
          </table:table-cell>
          <table:table-cell table:formula="of:=[.J190]-[.J226]" office:value-type="float" office:value="0" calcext:value-type="float">
            <text:p>0</text:p>
          </table:table-cell>
          <table:table-cell table:formula="of:=[.K190]-[.K226]" office:value-type="float" office:value="0" calcext:value-type="float">
            <text:p>0</text:p>
          </table:table-cell>
          <table:table-cell table:formula="of:=[.L190]-[.L226]" office:value-type="float" office:value="0" calcext:value-type="float">
            <text:p>0</text:p>
          </table:table-cell>
          <table:table-cell table:formula="of:=[.M190]-[.M226]" office:value-type="float" office:value="0" calcext:value-type="float">
            <text:p>0</text:p>
          </table:table-cell>
          <table:table-cell table:formula="of:=[.N190]-[.N226]" office:value-type="float" office:value="0" calcext:value-type="float">
            <text:p>0</text:p>
          </table:table-cell>
          <table:table-cell table:formula="of:=[.O190]-[.O226]" office:value-type="float" office:value="0" calcext:value-type="float">
            <text:p>0</text:p>
          </table:table-cell>
          <table:table-cell table:formula="of:=[.P190]-[.P226]" office:value-type="float" office:value="0" calcext:value-type="float">
            <text:p>0</text:p>
          </table:table-cell>
          <table:table-cell table:formula="of:=[.Q190]-[.Q226]" office:value-type="float" office:value="0" calcext:value-type="float">
            <text:p>0</text:p>
          </table:table-cell>
          <table:table-cell table:formula="of:=[.R190]-[.R226]" office:value-type="float" office:value="0" calcext:value-type="float">
            <text:p>0</text:p>
          </table:table-cell>
          <table:table-cell table:formula="of:=[.S190]-[.S226]" office:value-type="float" office:value="0" calcext:value-type="float">
            <text:p>0</text:p>
          </table:table-cell>
          <table:table-cell table:formula="of:=[.T190]-[.T226]" office:value-type="float" office:value="0" calcext:value-type="float">
            <text:p>0</text:p>
          </table:table-cell>
          <table:table-cell table:formula="of:=[.U190]-[.U226]" office:value-type="float" office:value="0" calcext:value-type="float">
            <text:p>0</text:p>
          </table:table-cell>
          <table:table-cell table:formula="of:=[.V190]-[.V22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2.5" calcext:value-type="float">
            <text:p>72,5</text:p>
          </table:table-cell>
          <table:table-cell table:formula="of:=[.B191]-[.B227]" office:value-type="float" office:value="0" calcext:value-type="float">
            <text:p>0</text:p>
          </table:table-cell>
          <table:table-cell table:formula="of:=[.C191]-[.C227]" office:value-type="float" office:value="0" calcext:value-type="float">
            <text:p>0</text:p>
          </table:table-cell>
          <table:table-cell table:formula="of:=[.D191]-[.D227]" office:value-type="float" office:value="0" calcext:value-type="float">
            <text:p>0</text:p>
          </table:table-cell>
          <table:table-cell table:formula="of:=[.E191]-[.E227]" office:value-type="float" office:value="0" calcext:value-type="float">
            <text:p>0</text:p>
          </table:table-cell>
          <table:table-cell table:formula="of:=[.F191]-[.F227]" office:value-type="float" office:value="0" calcext:value-type="float">
            <text:p>0</text:p>
          </table:table-cell>
          <table:table-cell table:formula="of:=[.G191]-[.G227]" office:value-type="float" office:value="0" calcext:value-type="float">
            <text:p>0</text:p>
          </table:table-cell>
          <table:table-cell table:formula="of:=[.H191]-[.H227]" office:value-type="float" office:value="0" calcext:value-type="float">
            <text:p>0</text:p>
          </table:table-cell>
          <table:table-cell table:formula="of:=[.I191]-[.I227]" office:value-type="float" office:value="0" calcext:value-type="float">
            <text:p>0</text:p>
          </table:table-cell>
          <table:table-cell table:formula="of:=[.J191]-[.J227]" office:value-type="float" office:value="0" calcext:value-type="float">
            <text:p>0</text:p>
          </table:table-cell>
          <table:table-cell table:formula="of:=[.K191]-[.K227]" office:value-type="float" office:value="0" calcext:value-type="float">
            <text:p>0</text:p>
          </table:table-cell>
          <table:table-cell table:formula="of:=[.L191]-[.L227]" office:value-type="float" office:value="0" calcext:value-type="float">
            <text:p>0</text:p>
          </table:table-cell>
          <table:table-cell table:formula="of:=[.M191]-[.M227]" office:value-type="float" office:value="0" calcext:value-type="float">
            <text:p>0</text:p>
          </table:table-cell>
          <table:table-cell table:formula="of:=[.N191]-[.N227]" office:value-type="float" office:value="0" calcext:value-type="float">
            <text:p>0</text:p>
          </table:table-cell>
          <table:table-cell table:formula="of:=[.O191]-[.O227]" office:value-type="float" office:value="0" calcext:value-type="float">
            <text:p>0</text:p>
          </table:table-cell>
          <table:table-cell table:formula="of:=[.P191]-[.P227]" office:value-type="float" office:value="0" calcext:value-type="float">
            <text:p>0</text:p>
          </table:table-cell>
          <table:table-cell table:formula="of:=[.Q191]-[.Q227]" office:value-type="float" office:value="0" calcext:value-type="float">
            <text:p>0</text:p>
          </table:table-cell>
          <table:table-cell table:formula="of:=[.R191]-[.R227]" office:value-type="float" office:value="0" calcext:value-type="float">
            <text:p>0</text:p>
          </table:table-cell>
          <table:table-cell table:formula="of:=[.S191]-[.S227]" office:value-type="float" office:value="0" calcext:value-type="float">
            <text:p>0</text:p>
          </table:table-cell>
          <table:table-cell table:formula="of:=[.T191]-[.T227]" office:value-type="float" office:value="0" calcext:value-type="float">
            <text:p>0</text:p>
          </table:table-cell>
          <table:table-cell table:formula="of:=[.U191]-[.U227]" office:value-type="float" office:value="0" calcext:value-type="float">
            <text:p>0</text:p>
          </table:table-cell>
          <table:table-cell table:formula="of:=[.V191]-[.V22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4.2" calcext:value-type="float">
            <text:p>74,2</text:p>
          </table:table-cell>
          <table:table-cell table:formula="of:=[.B192]-[.B228]" office:value-type="float" office:value="0" calcext:value-type="float">
            <text:p>0</text:p>
          </table:table-cell>
          <table:table-cell table:formula="of:=[.C192]-[.C228]" office:value-type="float" office:value="0" calcext:value-type="float">
            <text:p>0</text:p>
          </table:table-cell>
          <table:table-cell table:formula="of:=[.D192]-[.D228]" office:value-type="float" office:value="0" calcext:value-type="float">
            <text:p>0</text:p>
          </table:table-cell>
          <table:table-cell table:formula="of:=[.E192]-[.E228]" office:value-type="float" office:value="0" calcext:value-type="float">
            <text:p>0</text:p>
          </table:table-cell>
          <table:table-cell table:formula="of:=[.F192]-[.F228]" office:value-type="float" office:value="0" calcext:value-type="float">
            <text:p>0</text:p>
          </table:table-cell>
          <table:table-cell table:formula="of:=[.G192]-[.G228]" office:value-type="float" office:value="0" calcext:value-type="float">
            <text:p>0</text:p>
          </table:table-cell>
          <table:table-cell table:formula="of:=[.H192]-[.H228]" office:value-type="string" office:string-value="" calcext:value-type="error">
            <text:p>#NOM ?</text:p>
          </table:table-cell>
          <table:table-cell table:formula="of:=[.I192]-[.I228]" office:value-type="float" office:value="0" calcext:value-type="float">
            <text:p>0</text:p>
          </table:table-cell>
          <table:table-cell table:formula="of:=[.J192]-[.J228]" office:value-type="float" office:value="0" calcext:value-type="float">
            <text:p>0</text:p>
          </table:table-cell>
          <table:table-cell table:formula="of:=[.K192]-[.K228]" office:value-type="float" office:value="0" calcext:value-type="float">
            <text:p>0</text:p>
          </table:table-cell>
          <table:table-cell table:formula="of:=[.L192]-[.L228]" office:value-type="float" office:value="0" calcext:value-type="float">
            <text:p>0</text:p>
          </table:table-cell>
          <table:table-cell table:formula="of:=[.M192]-[.M228]" office:value-type="float" office:value="0" calcext:value-type="float">
            <text:p>0</text:p>
          </table:table-cell>
          <table:table-cell table:formula="of:=[.N192]-[.N228]" office:value-type="float" office:value="0" calcext:value-type="float">
            <text:p>0</text:p>
          </table:table-cell>
          <table:table-cell table:formula="of:=[.O192]-[.O228]" office:value-type="float" office:value="0" calcext:value-type="float">
            <text:p>0</text:p>
          </table:table-cell>
          <table:table-cell table:formula="of:=[.P192]-[.P228]" office:value-type="float" office:value="0" calcext:value-type="float">
            <text:p>0</text:p>
          </table:table-cell>
          <table:table-cell table:formula="of:=[.Q192]-[.Q228]" office:value-type="float" office:value="0" calcext:value-type="float">
            <text:p>0</text:p>
          </table:table-cell>
          <table:table-cell table:formula="of:=[.R192]-[.R228]" office:value-type="float" office:value="0" calcext:value-type="float">
            <text:p>0</text:p>
          </table:table-cell>
          <table:table-cell table:formula="of:=[.S192]-[.S228]" office:value-type="float" office:value="0" calcext:value-type="float">
            <text:p>0</text:p>
          </table:table-cell>
          <table:table-cell table:formula="of:=[.T192]-[.T228]" office:value-type="float" office:value="0" calcext:value-type="float">
            <text:p>0</text:p>
          </table:table-cell>
          <table:table-cell table:formula="of:=[.U192]-[.U228]" office:value-type="float" office:value="0" calcext:value-type="float">
            <text:p>0</text:p>
          </table:table-cell>
          <table:table-cell table:formula="of:=[.V192]-[.V22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formula="of:=[.B193]-[.B229]" office:value-type="float" office:value="0" calcext:value-type="float">
            <text:p>0</text:p>
          </table:table-cell>
          <table:table-cell table:formula="of:=[.C193]-[.C229]" office:value-type="float" office:value="0" calcext:value-type="float">
            <text:p>0</text:p>
          </table:table-cell>
          <table:table-cell table:formula="of:=[.D193]-[.D229]" office:value-type="float" office:value="0" calcext:value-type="float">
            <text:p>0</text:p>
          </table:table-cell>
          <table:table-cell table:formula="of:=[.E193]-[.E229]" office:value-type="float" office:value="0" calcext:value-type="float">
            <text:p>0</text:p>
          </table:table-cell>
          <table:table-cell table:formula="of:=[.F193]-[.F229]" office:value-type="float" office:value="0" calcext:value-type="float">
            <text:p>0</text:p>
          </table:table-cell>
          <table:table-cell table:formula="of:=[.G193]-[.G229]" office:value-type="float" office:value="0" calcext:value-type="float">
            <text:p>0</text:p>
          </table:table-cell>
          <table:table-cell table:formula="of:=[.H193]-[.H229]" office:value-type="float" office:value="0" calcext:value-type="float">
            <text:p>0</text:p>
          </table:table-cell>
          <table:table-cell table:formula="of:=[.I193]-[.I229]" office:value-type="float" office:value="0" calcext:value-type="float">
            <text:p>0</text:p>
          </table:table-cell>
          <table:table-cell table:formula="of:=[.J193]-[.J229]" office:value-type="float" office:value="0" calcext:value-type="float">
            <text:p>0</text:p>
          </table:table-cell>
          <table:table-cell table:formula="of:=[.K193]-[.K229]" office:value-type="float" office:value="0" calcext:value-type="float">
            <text:p>0</text:p>
          </table:table-cell>
          <table:table-cell table:formula="of:=[.L193]-[.L229]" office:value-type="float" office:value="0" calcext:value-type="float">
            <text:p>0</text:p>
          </table:table-cell>
          <table:table-cell table:formula="of:=[.M193]-[.M229]" office:value-type="float" office:value="0" calcext:value-type="float">
            <text:p>0</text:p>
          </table:table-cell>
          <table:table-cell table:formula="of:=[.N193]-[.N229]" office:value-type="float" office:value="0" calcext:value-type="float">
            <text:p>0</text:p>
          </table:table-cell>
          <table:table-cell table:formula="of:=[.O193]-[.O229]" office:value-type="float" office:value="0" calcext:value-type="float">
            <text:p>0</text:p>
          </table:table-cell>
          <table:table-cell table:formula="of:=[.P193]-[.P229]" office:value-type="float" office:value="0" calcext:value-type="float">
            <text:p>0</text:p>
          </table:table-cell>
          <table:table-cell table:formula="of:=[.Q193]-[.Q229]" office:value-type="float" office:value="0" calcext:value-type="float">
            <text:p>0</text:p>
          </table:table-cell>
          <table:table-cell table:formula="of:=[.R193]-[.R229]" office:value-type="float" office:value="0" calcext:value-type="float">
            <text:p>0</text:p>
          </table:table-cell>
          <table:table-cell table:formula="of:=[.S193]-[.S229]" office:value-type="float" office:value="0" calcext:value-type="float">
            <text:p>0</text:p>
          </table:table-cell>
          <table:table-cell table:formula="of:=[.T193]-[.T229]" office:value-type="float" office:value="0" calcext:value-type="float">
            <text:p>0</text:p>
          </table:table-cell>
          <table:table-cell table:formula="of:=[.U193]-[.U229]" office:value-type="float" office:value="0" calcext:value-type="float">
            <text:p>0</text:p>
          </table:table-cell>
          <table:table-cell table:formula="of:=[.V193]-[.V22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7.8" calcext:value-type="float">
            <text:p>77,8</text:p>
          </table:table-cell>
          <table:table-cell table:formula="of:=[.B194]-[.B230]" office:value-type="float" office:value="0" calcext:value-type="float">
            <text:p>0</text:p>
          </table:table-cell>
          <table:table-cell table:formula="of:=[.C194]-[.C230]" office:value-type="float" office:value="0" calcext:value-type="float">
            <text:p>0</text:p>
          </table:table-cell>
          <table:table-cell table:formula="of:=[.D194]-[.D230]" office:value-type="float" office:value="0" calcext:value-type="float">
            <text:p>0</text:p>
          </table:table-cell>
          <table:table-cell table:formula="of:=[.E194]-[.E230]" office:value-type="float" office:value="0" calcext:value-type="float">
            <text:p>0</text:p>
          </table:table-cell>
          <table:table-cell table:formula="of:=[.F194]-[.F230]" office:value-type="float" office:value="0" calcext:value-type="float">
            <text:p>0</text:p>
          </table:table-cell>
          <table:table-cell table:formula="of:=[.G194]-[.G230]" office:value-type="float" office:value="0" calcext:value-type="float">
            <text:p>0</text:p>
          </table:table-cell>
          <table:table-cell table:formula="of:=[.H194]-[.H230]" office:value-type="float" office:value="0" calcext:value-type="float">
            <text:p>0</text:p>
          </table:table-cell>
          <table:table-cell table:formula="of:=[.I194]-[.I230]" office:value-type="float" office:value="0" calcext:value-type="float">
            <text:p>0</text:p>
          </table:table-cell>
          <table:table-cell table:formula="of:=[.J194]-[.J230]" office:value-type="float" office:value="0" calcext:value-type="float">
            <text:p>0</text:p>
          </table:table-cell>
          <table:table-cell table:formula="of:=[.K194]-[.K230]" office:value-type="float" office:value="0" calcext:value-type="float">
            <text:p>0</text:p>
          </table:table-cell>
          <table:table-cell table:formula="of:=[.L194]-[.L230]" office:value-type="float" office:value="0" calcext:value-type="float">
            <text:p>0</text:p>
          </table:table-cell>
          <table:table-cell table:formula="of:=[.M194]-[.M230]" office:value-type="float" office:value="0" calcext:value-type="float">
            <text:p>0</text:p>
          </table:table-cell>
          <table:table-cell table:formula="of:=[.N194]-[.N230]" office:value-type="float" office:value="0" calcext:value-type="float">
            <text:p>0</text:p>
          </table:table-cell>
          <table:table-cell table:formula="of:=[.O194]-[.O230]" office:value-type="float" office:value="0" calcext:value-type="float">
            <text:p>0</text:p>
          </table:table-cell>
          <table:table-cell table:formula="of:=[.P194]-[.P230]" office:value-type="float" office:value="0" calcext:value-type="float">
            <text:p>0</text:p>
          </table:table-cell>
          <table:table-cell table:formula="of:=[.Q194]-[.Q230]" office:value-type="float" office:value="0" calcext:value-type="float">
            <text:p>0</text:p>
          </table:table-cell>
          <table:table-cell table:formula="of:=[.R194]-[.R230]" office:value-type="float" office:value="0" calcext:value-type="float">
            <text:p>0</text:p>
          </table:table-cell>
          <table:table-cell table:formula="of:=[.S194]-[.S230]" office:value-type="float" office:value="0" calcext:value-type="float">
            <text:p>0</text:p>
          </table:table-cell>
          <table:table-cell table:formula="of:=[.T194]-[.T230]" office:value-type="float" office:value="0" calcext:value-type="float">
            <text:p>0</text:p>
          </table:table-cell>
          <table:table-cell table:formula="of:=[.U194]-[.U230]" office:value-type="float" office:value="0" calcext:value-type="float">
            <text:p>0</text:p>
          </table:table-cell>
          <table:table-cell table:formula="of:=[.V194]-[.V23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9.5" calcext:value-type="float">
            <text:p>79,5</text:p>
          </table:table-cell>
          <table:table-cell table:formula="of:=[.B195]-[.B231]" office:value-type="float" office:value="0" calcext:value-type="float">
            <text:p>0</text:p>
          </table:table-cell>
          <table:table-cell table:formula="of:=[.C195]-[.C231]" office:value-type="float" office:value="0" calcext:value-type="float">
            <text:p>0</text:p>
          </table:table-cell>
          <table:table-cell table:formula="of:=[.D195]-[.D231]" office:value-type="float" office:value="0" calcext:value-type="float">
            <text:p>0</text:p>
          </table:table-cell>
          <table:table-cell table:formula="of:=[.E195]-[.E231]" office:value-type="float" office:value="0" calcext:value-type="float">
            <text:p>0</text:p>
          </table:table-cell>
          <table:table-cell table:formula="of:=[.F195]-[.F231]" office:value-type="float" office:value="0" calcext:value-type="float">
            <text:p>0</text:p>
          </table:table-cell>
          <table:table-cell table:formula="of:=[.G195]-[.G231]" office:value-type="float" office:value="0" calcext:value-type="float">
            <text:p>0</text:p>
          </table:table-cell>
          <table:table-cell table:formula="of:=[.H195]-[.H231]" office:value-type="float" office:value="0" calcext:value-type="float">
            <text:p>0</text:p>
          </table:table-cell>
          <table:table-cell table:formula="of:=[.I195]-[.I231]" office:value-type="float" office:value="0" calcext:value-type="float">
            <text:p>0</text:p>
          </table:table-cell>
          <table:table-cell table:formula="of:=[.J195]-[.J231]" office:value-type="float" office:value="0" calcext:value-type="float">
            <text:p>0</text:p>
          </table:table-cell>
          <table:table-cell table:formula="of:=[.K195]-[.K231]" office:value-type="float" office:value="0" calcext:value-type="float">
            <text:p>0</text:p>
          </table:table-cell>
          <table:table-cell table:formula="of:=[.L195]-[.L231]" office:value-type="float" office:value="0" calcext:value-type="float">
            <text:p>0</text:p>
          </table:table-cell>
          <table:table-cell table:formula="of:=[.M195]-[.M231]" office:value-type="float" office:value="0" calcext:value-type="float">
            <text:p>0</text:p>
          </table:table-cell>
          <table:table-cell table:formula="of:=[.N195]-[.N231]" office:value-type="float" office:value="0" calcext:value-type="float">
            <text:p>0</text:p>
          </table:table-cell>
          <table:table-cell table:formula="of:=[.O195]-[.O231]" office:value-type="float" office:value="0" calcext:value-type="float">
            <text:p>0</text:p>
          </table:table-cell>
          <table:table-cell table:formula="of:=[.P195]-[.P231]" office:value-type="float" office:value="0" calcext:value-type="float">
            <text:p>0</text:p>
          </table:table-cell>
          <table:table-cell table:formula="of:=[.Q195]-[.Q231]" office:value-type="float" office:value="0" calcext:value-type="float">
            <text:p>0</text:p>
          </table:table-cell>
          <table:table-cell table:formula="of:=[.R195]-[.R231]" office:value-type="float" office:value="0" calcext:value-type="float">
            <text:p>0</text:p>
          </table:table-cell>
          <table:table-cell table:formula="of:=[.S195]-[.S231]" office:value-type="float" office:value="0" calcext:value-type="float">
            <text:p>0</text:p>
          </table:table-cell>
          <table:table-cell table:formula="of:=[.T195]-[.T231]" office:value-type="float" office:value="0" calcext:value-type="float">
            <text:p>0</text:p>
          </table:table-cell>
          <table:table-cell table:formula="of:=[.U195]-[.U231]" office:value-type="float" office:value="0" calcext:value-type="float">
            <text:p>0</text:p>
          </table:table-cell>
          <table:table-cell table:formula="of:=[.V195]-[.V23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81.3" calcext:value-type="float">
            <text:p>81,3</text:p>
          </table:table-cell>
          <table:table-cell table:formula="of:=[.B196]-[.B232]" office:value-type="float" office:value="0" calcext:value-type="float">
            <text:p>0</text:p>
          </table:table-cell>
          <table:table-cell table:formula="of:=[.C196]-[.C232]" office:value-type="float" office:value="0" calcext:value-type="float">
            <text:p>0</text:p>
          </table:table-cell>
          <table:table-cell table:formula="of:=[.D196]-[.D232]" office:value-type="float" office:value="0" calcext:value-type="float">
            <text:p>0</text:p>
          </table:table-cell>
          <table:table-cell table:formula="of:=[.E196]-[.E232]" office:value-type="float" office:value="0" calcext:value-type="float">
            <text:p>0</text:p>
          </table:table-cell>
          <table:table-cell table:formula="of:=[.F196]-[.F232]" office:value-type="float" office:value="0" calcext:value-type="float">
            <text:p>0</text:p>
          </table:table-cell>
          <table:table-cell table:formula="of:=[.G196]-[.G232]" office:value-type="float" office:value="0" calcext:value-type="float">
            <text:p>0</text:p>
          </table:table-cell>
          <table:table-cell table:formula="of:=[.H196]-[.H232]" office:value-type="float" office:value="0" calcext:value-type="float">
            <text:p>0</text:p>
          </table:table-cell>
          <table:table-cell table:formula="of:=[.I196]-[.I232]" office:value-type="float" office:value="0" calcext:value-type="float">
            <text:p>0</text:p>
          </table:table-cell>
          <table:table-cell table:formula="of:=[.J196]-[.J232]" office:value-type="float" office:value="0" calcext:value-type="float">
            <text:p>0</text:p>
          </table:table-cell>
          <table:table-cell table:formula="of:=[.K196]-[.K232]" office:value-type="float" office:value="0" calcext:value-type="float">
            <text:p>0</text:p>
          </table:table-cell>
          <table:table-cell table:formula="of:=[.L196]-[.L232]" office:value-type="float" office:value="0" calcext:value-type="float">
            <text:p>0</text:p>
          </table:table-cell>
          <table:table-cell table:formula="of:=[.M196]-[.M232]" office:value-type="float" office:value="0" calcext:value-type="float">
            <text:p>0</text:p>
          </table:table-cell>
          <table:table-cell table:formula="of:=[.N196]-[.N232]" office:value-type="float" office:value="0" calcext:value-type="float">
            <text:p>0</text:p>
          </table:table-cell>
          <table:table-cell table:formula="of:=[.O196]-[.O232]" office:value-type="float" office:value="0" calcext:value-type="float">
            <text:p>0</text:p>
          </table:table-cell>
          <table:table-cell table:formula="of:=[.P196]-[.P232]" office:value-type="float" office:value="0" calcext:value-type="float">
            <text:p>0</text:p>
          </table:table-cell>
          <table:table-cell table:formula="of:=[.Q196]-[.Q232]" office:value-type="float" office:value="0" calcext:value-type="float">
            <text:p>0</text:p>
          </table:table-cell>
          <table:table-cell table:formula="of:=[.R196]-[.R232]" office:value-type="float" office:value="0" calcext:value-type="float">
            <text:p>0</text:p>
          </table:table-cell>
          <table:table-cell table:formula="of:=[.S196]-[.S232]" office:value-type="float" office:value="0" calcext:value-type="float">
            <text:p>0</text:p>
          </table:table-cell>
          <table:table-cell table:formula="of:=[.T196]-[.T232]" office:value-type="float" office:value="0" calcext:value-type="float">
            <text:p>0</text:p>
          </table:table-cell>
          <table:table-cell table:formula="of:=[.U196]-[.U232]" office:value-type="float" office:value="0" calcext:value-type="float">
            <text:p>0</text:p>
          </table:table-cell>
          <table:table-cell table:formula="of:=[.V196]-[.V23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83.1" calcext:value-type="float">
            <text:p>83,1</text:p>
          </table:table-cell>
          <table:table-cell table:formula="of:=[.B197]-[.B233]" office:value-type="float" office:value="0" calcext:value-type="float">
            <text:p>0</text:p>
          </table:table-cell>
          <table:table-cell table:formula="of:=[.C197]-[.C233]" office:value-type="float" office:value="0" calcext:value-type="float">
            <text:p>0</text:p>
          </table:table-cell>
          <table:table-cell table:formula="of:=[.D197]-[.D233]" office:value-type="float" office:value="0" calcext:value-type="float">
            <text:p>0</text:p>
          </table:table-cell>
          <table:table-cell table:formula="of:=[.E197]-[.E233]" office:value-type="float" office:value="0" calcext:value-type="float">
            <text:p>0</text:p>
          </table:table-cell>
          <table:table-cell table:formula="of:=[.F197]-[.F233]" office:value-type="float" office:value="0" calcext:value-type="float">
            <text:p>0</text:p>
          </table:table-cell>
          <table:table-cell table:formula="of:=[.G197]-[.G233]" office:value-type="float" office:value="0" calcext:value-type="float">
            <text:p>0</text:p>
          </table:table-cell>
          <table:table-cell table:formula="of:=[.H197]-[.H233]" office:value-type="float" office:value="0" calcext:value-type="float">
            <text:p>0</text:p>
          </table:table-cell>
          <table:table-cell table:formula="of:=[.I197]-[.I233]" office:value-type="float" office:value="0" calcext:value-type="float">
            <text:p>0</text:p>
          </table:table-cell>
          <table:table-cell table:formula="of:=[.J197]-[.J233]" office:value-type="float" office:value="0" calcext:value-type="float">
            <text:p>0</text:p>
          </table:table-cell>
          <table:table-cell table:formula="of:=[.K197]-[.K233]" office:value-type="float" office:value="0" calcext:value-type="float">
            <text:p>0</text:p>
          </table:table-cell>
          <table:table-cell table:formula="of:=[.L197]-[.L233]" office:value-type="float" office:value="0" calcext:value-type="float">
            <text:p>0</text:p>
          </table:table-cell>
          <table:table-cell table:formula="of:=[.M197]-[.M233]" office:value-type="float" office:value="0" calcext:value-type="float">
            <text:p>0</text:p>
          </table:table-cell>
          <table:table-cell table:formula="of:=[.N197]-[.N233]" office:value-type="float" office:value="0" calcext:value-type="float">
            <text:p>0</text:p>
          </table:table-cell>
          <table:table-cell table:formula="of:=[.O197]-[.O233]" office:value-type="float" office:value="0" calcext:value-type="float">
            <text:p>0</text:p>
          </table:table-cell>
          <table:table-cell table:formula="of:=[.P197]-[.P233]" office:value-type="float" office:value="0" calcext:value-type="float">
            <text:p>0</text:p>
          </table:table-cell>
          <table:table-cell table:formula="of:=[.Q197]-[.Q233]" office:value-type="float" office:value="0" calcext:value-type="float">
            <text:p>0</text:p>
          </table:table-cell>
          <table:table-cell table:formula="of:=[.R197]-[.R233]" office:value-type="float" office:value="0" calcext:value-type="float">
            <text:p>0</text:p>
          </table:table-cell>
          <table:table-cell table:formula="of:=[.S197]-[.S233]" office:value-type="float" office:value="0" calcext:value-type="float">
            <text:p>0</text:p>
          </table:table-cell>
          <table:table-cell table:formula="of:=[.T197]-[.T233]" office:value-type="float" office:value="0" calcext:value-type="float">
            <text:p>0</text:p>
          </table:table-cell>
          <table:table-cell table:formula="of:=[.U197]-[.U233]" office:value-type="float" office:value="0" calcext:value-type="float">
            <text:p>0</text:p>
          </table:table-cell>
          <table:table-cell table:formula="of:=[.V197]-[.V23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84.8" calcext:value-type="float">
            <text:p>84,8</text:p>
          </table:table-cell>
          <table:table-cell table:formula="of:=[.B198]-[.B234]" office:value-type="float" office:value="0" calcext:value-type="float">
            <text:p>0</text:p>
          </table:table-cell>
          <table:table-cell table:formula="of:=[.C198]-[.C234]" office:value-type="float" office:value="0" calcext:value-type="float">
            <text:p>0</text:p>
          </table:table-cell>
          <table:table-cell table:formula="of:=[.D198]-[.D234]" office:value-type="float" office:value="0" calcext:value-type="float">
            <text:p>0</text:p>
          </table:table-cell>
          <table:table-cell table:formula="of:=[.E198]-[.E234]" office:value-type="float" office:value="0" calcext:value-type="float">
            <text:p>0</text:p>
          </table:table-cell>
          <table:table-cell table:formula="of:=[.F198]-[.F234]" office:value-type="float" office:value="4.33680868994202E-017" calcext:value-type="float">
            <text:p>4,33680868994202E-017</text:p>
          </table:table-cell>
          <table:table-cell table:formula="of:=[.G198]-[.G234]" office:value-type="float" office:value="0" calcext:value-type="float">
            <text:p>0</text:p>
          </table:table-cell>
          <table:table-cell table:formula="of:=[.H198]-[.H234]" office:value-type="float" office:value="0" calcext:value-type="float">
            <text:p>0</text:p>
          </table:table-cell>
          <table:table-cell table:formula="of:=[.I198]-[.I234]" office:value-type="float" office:value="0" calcext:value-type="float">
            <text:p>0</text:p>
          </table:table-cell>
          <table:table-cell table:formula="of:=[.J198]-[.J234]" office:value-type="float" office:value="0" calcext:value-type="float">
            <text:p>0</text:p>
          </table:table-cell>
          <table:table-cell table:formula="of:=[.K198]-[.K234]" office:value-type="float" office:value="0" calcext:value-type="float">
            <text:p>0</text:p>
          </table:table-cell>
          <table:table-cell table:formula="of:=[.L198]-[.L234]" office:value-type="float" office:value="0" calcext:value-type="float">
            <text:p>0</text:p>
          </table:table-cell>
          <table:table-cell table:formula="of:=[.M198]-[.M234]" office:value-type="float" office:value="0" calcext:value-type="float">
            <text:p>0</text:p>
          </table:table-cell>
          <table:table-cell table:formula="of:=[.N198]-[.N234]" office:value-type="float" office:value="0" calcext:value-type="float">
            <text:p>0</text:p>
          </table:table-cell>
          <table:table-cell table:formula="of:=[.O198]-[.O234]" office:value-type="float" office:value="0" calcext:value-type="float">
            <text:p>0</text:p>
          </table:table-cell>
          <table:table-cell table:formula="of:=[.P198]-[.P234]" office:value-type="float" office:value="0" calcext:value-type="float">
            <text:p>0</text:p>
          </table:table-cell>
          <table:table-cell table:formula="of:=[.Q198]-[.Q234]" office:value-type="float" office:value="0" calcext:value-type="float">
            <text:p>0</text:p>
          </table:table-cell>
          <table:table-cell table:formula="of:=[.R198]-[.R234]" office:value-type="float" office:value="0" calcext:value-type="float">
            <text:p>0</text:p>
          </table:table-cell>
          <table:table-cell table:formula="of:=[.S198]-[.S234]" office:value-type="float" office:value="0" calcext:value-type="float">
            <text:p>0</text:p>
          </table:table-cell>
          <table:table-cell table:formula="of:=[.T198]-[.T234]" office:value-type="float" office:value="0" calcext:value-type="float">
            <text:p>0</text:p>
          </table:table-cell>
          <table:table-cell table:formula="of:=[.U198]-[.U234]" office:value-type="float" office:value="0" calcext:value-type="float">
            <text:p>0</text:p>
          </table:table-cell>
          <table:table-cell table:formula="of:=[.V198]-[.V23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nclusion Très bonne similarité entre les deux types de traitement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3:21:22.09926768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594" meta:object-count="0"/>
  </office:meta>
</office:document-meta>
</file>